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军队的JSU Bakhmut Directio Rusian炮击了Minkivka，Minkivka，Orikhovo-Vasylivka，Markovo，G ...</text:span>
</text:h>
      <text:p text:style-name="P4">
作者: liveuamap (Language: en)</text:p>
      <text:p text:style-name="P4">
时间: 2023-05-06T-101:27:00</text:p>
      <text:p text:style-name="P4">
地点: Novhorods'ke, Donetsk Oblast (Latitude:48.33514 Longtitude:37.84189)</text:p>
      <text:p text:style-name="P4">
视频: []</text:p>
      <text:p text:style-name="P4">
图片: []</text:p>
      <text:p text:style-name="P4">
标签: ["Russia"]</text:p>
      <text:p text:style-name="P4">
Id: 22560813</text:p>
      <!--METADATA-->
      <text:p text:style-name="P4">
在巴赫穆特，俄罗斯军队炮击了Vasukivka，Minkivka，Orikhovo -Vasylivka，Markove，Markove，Hryhorivka，Bakhmut，Bakhmut，Ivanivske，Chasivske，Chasivske，Chasivske，Kosivske，Kosivske，Kosivske，Kosivske，Chasivske，Chasivske，Chasivske，Chasivske，Chasivske。一般武装部队的工作人员在早上的报告中说</text:p>
      <text:p text:style-name="P4">
新闻集链接：(https://liveuamap.com/en/2023/6-may-at-bakhmut-direction-russian-army-shelled-vasukivka)</text:p>
      <text:p text:style-name="P4">
News Source: <text:a xlink:type="simple" xlink:href="https://t.me/lumsrc/4701" text:style-name="Internet_20_link" text:visited-style-name="Visited_20_Internet_20_Link">
https://t.me/lumsrc/4701</text:a>
</text:p>
      <!--NEWS-->
      <text:h text:style-name="P10" text:outline-level="1">
<text:span text:style-name="T4">
JSC Avdiivka Directio Rusian军队炮击了Orlovka，Lastochkine，Avdiivka，Tonic，Karlik ...</text:span>
</text:h>
      <text:p text:style-name="P4">
作者: liveuamap (Language: en)</text:p>
      <text:p text:style-name="P4">
时间: 2023-05-06T-104:27:00</text:p>
      <text:p text:style-name="P4">
地点: Donetsk (Latitude:48.09528 Longtitude:37.59144)</text:p>
      <text:p text:style-name="P4">
视频: []</text:p>
      <text:p text:style-name="P4">
图片: []</text:p>
      <text:p text:style-name="P4">
标签: ["Russia"]</text:p>
      <text:p text:style-name="P4">
Id: 22560807</text:p>
      <!--METADATA-->
      <text:p text:style-name="P4">
在Avdiyivka方向，俄罗斯军队炮击了Orlivka，Lastochkyne，Avdiyivka，Tonenke，Karlivka，Netaylove，Netaylove和Donetsk地区的Pervomayske，乌克兰武装部队的武装部队在上午的报告中说</text:p>
      <text:p text:style-name="P4">
新闻集链接：<text:a xlink:type="simple" xlink:href="https://liveuamap.com/en/2023/6-may-at-avdiyivka-direction-russian-army-shelled-orlivka" text:style-name="Internet_20_link" text:visited-style-name="Visited_20_Internet_20_Link">
https://liveuamap.com/en/2023/6-may-at-avdiyivka-direction-russian-army-army-shelled-orlivka</text:a>
</text:p>
      <text:p text:style-name="P4">
News Source: <text:a xlink:type="simple" xlink:href="https://t.me/lumsrc/4702" text:style-name="Internet_20_link" text:visited-style-name="Visited_20_Internet_20_Link">
https://t.me/lumsrc/4702</text:a>
</text:p>
      <!--NEWS-->
      <text:h text:style-name="P10" text:outline-level="1">
<text:span text:style-name="T4">
JSC Marinka Direcion Rusian军队炮击了Kurakhove，St. George，Victory，Elizabeth，Ka ...</text:span>
</text:h>
      <text:p text:style-name="P4">
作者: liveuamap (Language: en)</text:p>
      <text:p text:style-name="P4">
时间: 2023-05-06T-106:27:00</text:p>
      <text:p text:style-name="P4">
地点: Donetsk (Latitude:47.87515 Longtitude:37.34094)</text:p>
      <text:p text:style-name="P4">
视频: []</text:p>
      <text:p text:style-name="P4">
图片: []</text:p>
      <text:p text:style-name="P4">
标签: ["Russia"]</text:p>
      <text:p text:style-name="P4">
Id: 22560793</text:p>
      <!--METADATA-->
      <text:p text:style-name="P4">
在玛丽卡(Maryinka)的方向，俄罗斯军队炮击了库拉克霍夫(Kurakhove)，霍希耶夫卡(Heorhiyivka)，波比亚(Pobyeda)，Yelyzavetivka，donetsk地区的Katerynivka和Novomykhaylivka，乌克兰武装部队</text:p>
      <text:p text:style-name="P4">
新闻集链接：<text:a xlink:type="simple" xlink:href="https://liveuamap.com/en/2023/6-may-at-maryinka-direction-russian-army-shelled-kurakhove" text:style-name="Internet_20_link" text:visited-style-name="Visited_20_Internet_20_Link">
https://liveuamap.com/en/2023/6-may-at-maryinka-direction-russian-army-army-shelled-kurakhove</text:a>
</text:p>
      <text:p text:style-name="P4">
News Source: <text:a xlink:type="simple" xlink:href="https://t.me/lumsrc/4703" text:style-name="Internet_20_link" text:visited-style-name="Visited_20_Internet_20_Link">
https://t.me/lumsrc/4703</text:a>
</text:p>
      <!--NEWS-->
      <text:h text:style-name="P10" text:outline-level="1">
<text:span text:style-name="T4">
在沙克塔尔（Shakhtarske）的指示，俄罗斯军队炮击了沙克塔尔（Shakhtarske），prechystivka和donet的Vuhledar ...</text:span>
</text:h>
      <text:p text:style-name="P4">
作者: liveuamap (Language: en)</text:p>
      <text:p text:style-name="P4">
时间: 2023-05-06T-108:27:00</text:p>
      <text:p text:style-name="P4">
地点: Zaporizhzhia (Latitude:47.7785 Longtitude:37.07748)</text:p>
      <text:p text:style-name="P4">
视频: []</text:p>
      <text:p text:style-name="P4">
图片: []</text:p>
      <text:p text:style-name="P4">
标签: ["Russia"]</text:p>
      <text:p text:style-name="P4">
Id: 22560788</text:p>
      <!--METADATA-->
      <text:p text:style-name="P4">
在沙克塔克(Shakhtarske)指示俄罗斯军队在乌克兰武装部队的武装部队总参谋长中炮击Shakhtarske，Prechystivka和Vuhledar</text:p>
      <text:p text:style-name="P4">
新闻集链接：<text:a xlink:type="simple" xlink:href="https://liveuamap.com/en/2023/6-may-at-shakhtarske-direction-russian-army-shelled-shakhtarske" text:style-name="Internet_20_link" text:visited-style-name="Visited_20_Internet_20_Link">
https://liveuamap.com/en/2023/6-may-at-shakhtarske-direction-direction-russian-army-shelled-shakhtarske</text:a>
</text:p>
      <text:p text:style-name="P4">
News Source: <text:a xlink:type="simple" xlink:href="https://t.me/lumsrc/4704" text:style-name="Internet_20_link" text:visited-style-name="Visited_20_Internet_20_Link">
https://t.me/lumsrc/4704</text:a>
</text:p>
      <!--NEWS-->
      <text:h text:style-name="P10" text:outline-level="1">
<text:span text:style-name="T4">
在Zaporizhzhia和Kherson的指示，俄罗斯军队炮击了Burlatske，Vremivka，Novosilka，Z ...</text:span>
</text:h>
      <text:p text:style-name="P4">
作者: liveuamap (Language: en)</text:p>
      <text:p text:style-name="P4">
时间: 2023-05-06T-110:27:00</text:p>
      <text:p text:style-name="P4">
地点: Kherson (Latitude:46.62315 Longtitude:32.59429)</text:p>
      <text:p text:style-name="P4">
视频: []</text:p>
      <text:p text:style-name="P4">
图片: []</text:p>
      <text:p text:style-name="P4">
标签: ["Russia"]</text:p>
      <text:p text:style-name="P4">
Id: 22560783</text:p>
      <!--METADATA-->
      <text:p text:style-name="P4">
在Zaporizhzhia和Kherson的指示，俄罗斯军队炮击了Burlatske，Vremivka，Novosilka，Novosilka，Zelene Pole，Donetsk地区的Novopil； Olhivske，Malynivka，Huliaipole，Zaliznychne，Huliaipilske，Bilohirya，Mala Tokmachka，Mali Scherbaky，Kamyanske和Stepnohiirskachia地区； Nikopol ofDnipropetrovsk地区； Zolota Balka，Dudchany，Vesele，Dniprovske，Kizomys Ofkherson和Kherson City，乌克兰武装部队早晨武装部队报告</text:p>
      <text:p text:style-name="P4">
新闻集链接：<text:a xlink:type="simple" xlink:href="https://liveuamap.com/en/2023/6-may-at-zaporizhzhia-and-kherson-directions-russian-army" text:style-name="Internet_20_link" text:visited-style-name="Visited_20_Internet_20_Link">
https://liveuamap.com/en/2023/6-may-zaporizhia-kherson-directions-russian-army</text:a>
</text:p>
      <text:p text:style-name="P4">
News Source: <text:a xlink:type="simple" xlink:href="https://t.me/lumsrc/4705" text:style-name="Internet_20_link" text:visited-style-name="Visited_20_Internet_20_Link">
https://t.me/lumsrc/4705</text:a>
</text:p>
      <!--NEWS-->
      <text:h text:style-name="P10" text:outline-level="1">
<text:span text:style-name="T4">
俄罗斯部队在巴赫穆特，阿夫迪夫卡和玛丽卡的指示进行进攻行动。 UKR ...</text:span>
</text:h>
      <text:p text:style-name="P4">
作者: liveuamap (Language: en)</text:p>
      <text:p text:style-name="P4">
时间: 2023-05-06T-113:27:00</text:p>
      <text:p text:style-name="P4">
地点: Marinka, Donetsk Oblast (Latitude:47.94291 Longtitude:37.49376)</text:p>
      <text:p text:style-name="P4">
视频: []</text:p>
      <text:p text:style-name="P4">
图片: []</text:p>
      <text:p text:style-name="P4">
标签: ["Russia"]</text:p>
      <text:p text:style-name="P4">
Id: 22560762</text:p>
      <!--METADATA-->
      <text:p text:style-name="P4">
俄罗斯部队在巴赫穆特，阿夫迪夫卡和玛丽卡达德郡进行进攻行动。 乌克兰军方击退了大约50次俄罗斯袭击。 俄罗斯福克斯(Russianforces)试图在Bakhmut，Hryhorivka，Ivanivske和New York，Avdiyivka，Maryinka附近前进 - 乌克兰武装部队的总参谋</text:p>
      <text:p text:style-name="P4">
新闻集链接：<text:a xlink:type="simple" xlink:href="https://liveuamap.com/en/2023/6-may-russian-forces-conducting-offensive-actions-at-bakhmut" text:style-name="Internet_20_link" text:visited-style-name="Visited_20_Internet_20_Link">
https://liveuamap.com/en/2023/6-may-russian-forces-conducting-conductive-contermistion-actions-actions-at-bakhmut</text:a>
</text:p>
      <text:p text:style-name="P4">
News Source: <text:a xlink:type="simple" xlink:href="https://t.me/lumsrc/4706" text:style-name="Internet_20_link" text:visited-style-name="Visited_20_Internet_20_Link">
https://t.me/lumsrc/4706</text:a>
</text:p>
      <!--NEWS-->
      <text:h text:style-name="P10" text:outline-level="1">
<text:span text:style-name="T4">
基辅（21:24）。 红色警报：空中威胁。 警笛声。 立即掩盖！</text:span>
</text:h>
      <text:p text:style-name="P4">
作者: liveuamap (Language: en)</text:p>
      <text:p text:style-name="P4">
时间: 2023-05-06T-43:25:00</text:p>
      <text:p text:style-name="P4">
地点: Kyiv (Latitude:50.44343 Longtitude:30.53022)</text:p>
      <text:p text:style-name="P4">
视频: []</text:p>
      <text:p text:style-name="P4">
图片: []</text:p>
      <text:p text:style-name="P4">
标签: ["Europe", "Central and Eastern Europe"]</text:p>
      <text:p text:style-name="P4">
Id: 22560964</text:p>
      <!--METADATA-->
      <text:p text:style-name="P4">
基辅(21:24). Red Alert: aerial threat. Sirens sounding. Take cover now!</text:p>
      <text:p text:style-name="P4">
News Collection Link: <text:a xlink:type="simple" xlink:href="https://liveuamap.com/en/2023/06-may-kyiv2124-red-alert-aerial-threat-sireng" text:style-name="Internet_20_link" text:visited-style-name="Visited_20_Internet_20_Link">
https://liveuamap.com/en/2023/06-may-kyiv2124-red-alert-aerial-threat-sireng</text:a>
</text:p>
      <text:p text:style-name="P4">
News Source: <text:a xlink:type="simple" xlink:href="https://t.me/KyivCityOfficial/6621" text:style-name="Internet_20_link" text:visited-style-name="Visited_20_Internet_20_Link">
https://t.me/KyivCityOfficial/6621</text:a>
</text:p>
      <!--NEWS-->
      <text:h text:style-name="P10" text:outline-level="1">
<text:span text:style-name="T4">
在Sivershchyna和Slobozhanschyna的指示俄罗斯军队炮击了Baranivka的Stara Huta，...</text:span>
</text:h>
      <text:p text:style-name="P4">
作者: liveuamap (Language: en)</text:p>
      <text:p text:style-name="P4">
时间: 2023-05-06T-94:27:00</text:p>
      <text:p text:style-name="P4">
地点: Chernihiv (Latitude:52.30465 Longtitude:33.11236)</text:p>
      <text:p text:style-name="P4">
视频: []</text:p>
      <text:p text:style-name="P4">
图片: []</text:p>
      <text:p text:style-name="P4">
标签: ["Russia"]</text:p>
      <text:p text:style-name="P4">
Id: 22560817</text:p>
      <!--METADATA-->
      <text:p text:style-name="P4">
在Sivershchyna和Slbozhanschyna的指示上，俄罗斯军队炮击了Starahuta，Baranivka，Tovstodubove，Bachivsk，Khodyne，Khodyne，Sumy地区的Volfyne，Raniv，Kozacha Lopan，Heptivka，Heptivka，Heptivka，Hlyboke，Hlyboke，Hlyboke，lukytanti，Neskutne，Neskuchuctne，Kharkectyne，Stytasyaa，Styarytsyaaa，STARYTSESSYTSESSYTSESSYAAA，STARYTSYATSYAAA。 俄罗斯航空在Ivanivka，Leonivka，Chernihiv地区的Buchky和Sumy地区的Znob -Trubchevskiy进行了术语</text:p>
      <text:p text:style-name="P4">
新闻集链接：(https://liveuamap.com/en/2023/6-may-at-sivershchyna-and-slobozhanschyna-directions-russian)</text:p>
      <text:p text:style-name="P4">
News Source: <text:a xlink:type="simple" xlink:href="https://t.me/lumsrc/4698" text:style-name="Internet_20_link" text:visited-style-name="Visited_20_Internet_20_Link">
https://t.me/lumsrc/4698</text:a>
</text:p>
      <!--NEWS-->
      <text:h text:style-name="P10" text:outline-level="1">
<text:span text:style-name="T4">
在Kupiansk的指示，俄罗斯军队炮击了Bolohivka，Krasne Pershe，Fyholivka，Novomlynsk，D ...</text:span>
</text:h>
      <text:p text:style-name="P4">
作者: liveuamap (Language: en)</text:p>
      <text:p text:style-name="P4">
时间: 2023-05-06T-97:27:00</text:p>
      <text:p text:style-name="P4">
地点: Svatove (Latitude:49.46757 Longtitude:37.91159)</text:p>
      <text:p text:style-name="P4">
视频: []</text:p>
      <text:p text:style-name="P4">
图片: []</text:p>
      <text:p text:style-name="P4">
标签: ["Russia"]</text:p>
      <text:p text:style-name="P4">
Id: 22560815</text:p>
      <!--METADATA-->
      <text:p text:style-name="P4">
在Kupiansk方向，俄罗斯军队炮击了Bolohivka，Krasne Pershe，Fyholivka，Novomlynsk，Dvorichna，Dvorichna，Lyman Pershyy，Pischane，Pischane和Stelmakhivka ofkharkiv地区，乌克兰武装部队的武装部队在莫布恩雷波特(Morningreport)的武装部队中说</text:p>
      <text:p text:style-name="P4">
新闻集链接：<text:a xlink:type="simple" xlink:href="https://liveuamap.com/en/2023/6-may-at-kupiansk-direction-russian-army-shelled-bolohivka" text:style-name="Internet_20_link" text:visited-style-name="Visited_20_Internet_20_Link">
https://liveuamap.com/en/2023/6-may-at-kupiansk-direction-russian-army-shelled-bolohivka</text:a>
</text:p>
      <text:p text:style-name="P4">
News Source: <text:a xlink:type="simple" xlink:href="https://t.me/lumsrc/4699" text:style-name="Internet_20_link" text:visited-style-name="Visited_20_Internet_20_Link">
https://t.me/lumsrc/4699</text:a>
</text:p>
      <!--NEWS-->
      <text:h text:style-name="P10" text:outline-level="1">
<text:span text:style-name="T4">
在莱曼（Lyman）的指示，俄罗斯军队炮击了卢汉斯克地区和尼夫斯克（Nevske）的马克·耶夫卡（Makiyivka），Yampolivka，B ...</text:span>
</text:h>
      <text:p text:style-name="P4">
作者: liveuamap (Language: en)</text:p>
      <text:p text:style-name="P4">
时间: 2023-05-06T-99:27:00</text:p>
      <text:p text:style-name="P4">
地点: Bakhmut (Latitude:48.80596 Longtitude:38.24598)</text:p>
      <text:p text:style-name="P4">
视频: []</text:p>
      <text:p text:style-name="P4">
图片: []</text:p>
      <text:p text:style-name="P4">
标签: ["Russia"]</text:p>
      <text:p text:style-name="P4">
Id: 22560814</text:p>
      <!--METADATA-->
      <text:p text:style-name="P4">
俄罗斯在莱曼指示俄罗斯军队炮击了卢汉斯克地区的马基伊夫卡和尼莫利维卡，比洛霍利夫卡，维尔卡诺卡米斯克和顿涅茨克雷奇的斯皮恩 - 乌克兰武装部队的总参谋长</text:p>
      <text:p text:style-name="P4">
新闻集链接：<text:a xlink:type="simple" xlink:href="https://liveuamap.com/en/2023/6-may-at-lyman-direction-russian-army-shelled-makiyivka-of" text:style-name="Internet_20_link" text:visited-style-name="Visited_20_Internet_20_Link">
https://liveuamap.com/en/2023/6-may-at-yman-direction-russian-army-army-shelled-makiyivka-of-makiyivka-r</text:a>
</text:p>
      <text:p text:style-name="P4">
News Source: <text:a xlink:type="simple" xlink:href="https://t.me/lumsrc/4700" text:style-name="Internet_20_link" text:visited-style-name="Visited_20_Internet_20_Link">
https://t.me/lumsrc/4700</text:a>
</text:p>
      <!--NEWS-->
      <text:h text:style-name="P10" text:outline-level="1">
<text:span text:style-name="T4">
基辅，基夫·oblast（00:12）。 红色警报：空中威胁。 警笛声。 立即掩盖！</text:span>
</text:h>
      <text:p text:style-name="P4">
作者: liveuamap (Language: en)</text:p>
      <text:p text:style-name="P4">
时间: 2023-05-06T18:13:00</text:p>
      <text:p text:style-name="P4">
地点: Kyiv (Latitude:50.44365 Longtitude:30.53049)</text:p>
      <text:p text:style-name="P4">
视频: []</text:p>
      <text:p text:style-name="P4">
图片: []</text:p>
      <text:p text:style-name="P4">
标签: ["Europe", "Central and Eastern Europe"]</text:p>
      <text:p text:style-name="P4">
Id: 22560994</text:p>
      <!--METADATA-->
      <text:p text:style-name="P4">
基辅基辅地区(00:12). Red Alert: aerial threat. Sirens sounding. Takecover now!</text:p>
      <text:p text:style-name="P4">
News Collection Link: <text:a xlink:type="simple" xlink:href="https://liveuamap.com/en/2023/06-may-kyiv-kyiv-oblast0012-red-alert-aerial-g" text:style-name="Internet_20_link" text:visited-style-name="Visited_20_Internet_20_Link">
https://liveuamap.com/en/2023/06-may-kyiv-kyiv-oblast0012-red-alert-aerial-g</text:a>
</text:p>
      <text:p text:style-name="P4">
News Source: <text:a xlink:type="simple" xlink:href="https://t.me/air_alert_ua/44616" text:style-name="Internet_20_link" text:visited-style-name="Visited_20_Internet_20_Link">
https://t.me/air_alert_ua/44616</text:a>
</text:p>
      <!--NEWS-->
      <text:h text:style-name="P10" text:outline-level="1">
<text:span text:style-name="T4">
Kharkiv，Kharkivska Oblast（00:57）。 红色警报：空中威胁。 警笛声。 立即掩盖！</text:span>
</text:h>
      <text:p text:style-name="P4">
作者: liveuamap (Language: en)</text:p>
      <text:p text:style-name="P4">
时间: 2023-05-06T18:58:00</text:p>
      <text:p text:style-name="P4">
地点: Kharkiv (Latitude:49.9812 Longtitude:36.25199)</text:p>
      <text:p text:style-name="P4">
视频: []</text:p>
      <text:p text:style-name="P4">
图片: []</text:p>
      <text:p text:style-name="P4">
标签: ["Europe", "Central and Eastern Europe"]</text:p>
      <text:p text:style-name="P4">
Id: 22560995</text:p>
      <!--METADATA-->
      <text:p text:style-name="P4">
哈尔基夫(Kharkiv)，哈尔基夫地区(00:57). Red Alert: aerial threat. Sirens sounding.Take cover now!</text:p>
      <text:p text:style-name="P4">
News Collection Link: <text:a xlink:type="simple" xlink:href="https://liveuamap.com/en/2023/06-may-kharkiv-kharkivska-oblast0057-red-alerg" text:style-name="Internet_20_link" text:visited-style-name="Visited_20_Internet_20_Link">
https://liveuamap.com/en/2023/06-may-kharkiv-kharkivska-oblast0057-red-alerg</text:a>
</text:p>
      <text:p text:style-name="P4">
News Source: <text:a xlink:type="simple" xlink:href="https://t.me/suspilnekharkiv/24576" text:style-name="Internet_20_link" text:visited-style-name="Visited_20_Internet_20_Link">
https://t.me/suspilnekharkiv/24576</text:a>
</text:p>
      <!--NEWS-->
      <text:h text:style-name="P10" text:outline-level="1">
<text:span text:style-name="T4">
Zaporizka Oblast（01:18）。 红色警报：空中威胁。 警笛声。 立即掩盖！</text:span>
</text:h>
      <text:p text:style-name="P4">
作者: liveuamap (Language: en)</text:p>
      <text:p text:style-name="P4">
时间: 2023-05-06T19:19:00</text:p>
      <text:p text:style-name="P4">
地点: Zaporizka Oblast (Latitude:47.612041 Longtitude:35.764741)</text:p>
      <text:p text:style-name="P4">
视频: []</text:p>
      <text:p text:style-name="P4">
图片: []</text:p>
      <text:p text:style-name="P4">
标签: ["Europe", "Central and Eastern Europe"]</text:p>
      <text:p text:style-name="P4">
Id: 22560997</text:p>
      <!--METADATA-->
      <text:p text:style-name="P4">
Zaporizhzhia地区(01:18). Red Alert: aerial threat. Sirens sounding. Take covernow!</text:p>
      <text:p text:style-name="P4">
News Collection Link: <text:a xlink:type="simple" xlink:href="https://liveuamap.com/en/2023/06-may-zaporizka-oblast0118-red-alert-aerial-g" text:style-name="Internet_20_link" text:visited-style-name="Visited_20_Internet_20_Link">
https://liveuamap.com/en/2023/06-may-zaporizka-oblast0118-red-alert-aerial-g</text:a>
</text:p>
      <text:p text:style-name="P4">
News Source: <text:a xlink:type="simple" xlink:href="https://t.me/air_alert_ua/44627" text:style-name="Internet_20_link" text:visited-style-name="Visited_20_Internet_20_Link">
https://t.me/air_alert_ua/44627</text:a>
</text:p>
      <!--NEWS-->
      <text:h text:style-name="P10" text:outline-level="1">
<text:span text:style-name="T4">
Zaporizka Oblast（03:06）。 红色警报：空中威胁。 警笛声。 立即掩盖！</text:span>
</text:h>
      <text:p text:style-name="P4">
作者: liveuamap (Language: en)</text:p>
      <text:p text:style-name="P4">
时间: 2023-05-06T21:06:00</text:p>
      <text:p text:style-name="P4">
地点: Zaporizka Oblast (Latitude:47.612501 Longtitude:35.765801)</text:p>
      <text:p text:style-name="P4">
视频: []</text:p>
      <text:p text:style-name="P4">
图片: []</text:p>
      <text:p text:style-name="P4">
标签: ["Europe", "Central and Eastern Europe"]</text:p>
      <text:p text:style-name="P4">
Id: 22560998</text:p>
      <!--METADATA-->
      <text:p text:style-name="P4">
Zaporizhzhia地区(03:06). Red Alert: aerial threat. Sirens sounding. Take covernow!</text:p>
      <text:p text:style-name="P4">
News Collection Link: <text:a xlink:type="simple" xlink:href="https://liveuamap.com/en/2023/07-may-zaporizka-oblast0306-red-alert-aerial-g" text:style-name="Internet_20_link" text:visited-style-name="Visited_20_Internet_20_Link">
https://liveuamap.com/en/2023/07-may-zaporizka-oblast0306-red-alert-aerial-g</text:a>
</text:p>
      <text:p text:style-name="P4">
News Source: <text:a xlink:type="simple" xlink:href="https://t.me/air_alert_ua/44632" text:style-name="Internet_20_link" text:visited-style-name="Visited_20_Internet_20_Link">
https://t.me/air_alert_ua/44632</text:a>
</text:p>
      <!--NEWS-->
      <text:h text:style-name="P10" text:outline-level="1">
<text:span text:style-name="T4">
Donetsk Oblast（03:07）。 红色警报：空中威胁。 警笛声。 立即掩盖！</text:span>
</text:h>
      <text:p text:style-name="P4">
作者: liveuamap (Language: en)</text:p>
      <text:p text:style-name="P4">
时间: 2023-05-06T21:16:00</text:p>
      <text:p text:style-name="P4">
地点: Donetsk Oblast (Latitude:48.72856 Longtitude:37.57925)</text:p>
      <text:p text:style-name="P4">
视频: []</text:p>
      <text:p text:style-name="P4">
图片: []</text:p>
      <text:p text:style-name="P4">
标签: ["Europe", "Central and Eastern Europe"]</text:p>
      <text:p text:style-name="P4">
Id: 22560999</text:p>
      <!--METADATA-->
      <text:p text:style-name="P4">
Donetsk Oblast(03:07). Red Alert: aerial threat. Sirens sounding. Take covernow!</text:p>
      <text:p text:style-name="P4">
News Collection Link: <text:a xlink:type="simple" xlink:href="https://liveuamap.com/en/2023/07-may-donetsk-oblast0307-red-alert-aerial-thg" text:style-name="Internet_20_link" text:visited-style-name="Visited_20_Internet_20_Link">
https://liveuamap.com/en/2023/07-may-donetsk-oblast0307-red-alert-aerial-thg</text:a>
</text:p>
      <text:p text:style-name="P4">
News Source: <text:a xlink:type="simple" xlink:href="https://t.me/air_alert_ua/44633" text:style-name="Internet_20_link" text:visited-style-name="Visited_20_Internet_20_Link">
https://t.me/air_alert_ua/44633</text:a>
</text:p>
      <!--NEWS-->
      <text:h text:style-name="P10" text:outline-level="1">
<text:span text:style-name="T4">
Kazachya湾的Sevastopol和Cape Fiolent的塞瓦斯托波尔附近报道了多次爆炸</text:span>
</text:h>
      <text:p text:style-name="P4">
作者: liveuamap (Language: en)</text:p>
      <text:p text:style-name="P4">
时间: 2023-05-06T21:20:09</text:p>
      <text:p text:style-name="P4">
地点: Sevastopol (Latitude:44.57651 Longtitude:33.39088)</text:p>
      <text:p text:style-name="P4">
视频: []</text:p>
      <text:p text:style-name="P4">
图片: []</text:p>
      <text:p text:style-name="P4">
标签: ["Europe", "Central and Eastern Europe"]</text:p>
      <text:p text:style-name="P4">
Id: 22561000</text:p>
      <!--METADATA-->
      <text:p text:style-name="P4">
Kazachya湾的Sevastopol和Cape Fiolent的塞瓦斯托波尔附近报道了多次爆炸</text:p>
      <text:p text:style-name="P4">
新闻集链接：<text:a xlink:type="simple" xlink:href="https://liveuamap.com/en/2023/7-may-multiple-explosions-reported-near-sevastopol-at-kazachya" text:style-name="Internet_20_link" text:visited-style-name="Visited_20_Internet_20_Link">
https://liveuamap.com/en/2023/7-may-may-may-multiple-explosions-reported-near-sevastopol-at-kazachya</text:a>
</text:p>
      <text:p text:style-name="P4">
News Source: <text:a xlink:type="simple" xlink:href="https://t.me/chp_sevastopol/14989" text:style-name="Internet_20_link" text:visited-style-name="Visited_20_Internet_20_Link">
https://t.me/chp_sevastopol/14989</text:a>
</text:p>
      <!--NEWS-->
      <text:h text:style-name="P10" text:outline-level="1">
<text:span text:style-name="T4">
据报道，无人机被击倒Cape Fiolent</text:span>
</text:h>
      <text:p text:style-name="P4">
作者: liveuamap (Language: en)</text:p>
      <text:p text:style-name="P4">
时间: 2023-05-06T21:28:25</text:p>
      <text:p text:style-name="P4">
地点: Sevastopol, (Latitude:44.51961 Longtitude:33.4941)</text:p>
      <text:p text:style-name="P4">
视频: []</text:p>
      <text:p text:style-name="P4">
图片: ["<text:a xlink:type="simple" xlink:href="https://liveuamap.com/pics/2023/05/07/22561001_0.jpg" text:style-name="Internet_20_link" text:visited-style-name="Visited_20_Internet_20_Link">
22561001_0.jpg</text:a>
", "<text:a xlink:type="simple" xlink:href="https://liveuamap.com/pics/2023/05/07/22561001_1.jpg" text:style-name="Internet_20_link" text:visited-style-name="Visited_20_Internet_20_Link">
22561001_1.jpg</text:a>
", "<text:a xlink:type="simple" xlink:href="https://liveuamap.com/pics/2023/05/07/22561001_2.jpg" text:style-name="Internet_20_link" text:visited-style-name="Visited_20_Internet_20_Link">
22561001_2.jpg</text:a>
", "<text:a xlink:type="simple" xlink:href="https://liveuamap.com/pics/2023/05/07/22561001_3.jpg" text:style-name="Internet_20_link" text:visited-style-name="Visited_20_Internet_20_Link">
22561001_3.jpg</text:a>
", "<text:a xlink:type="simple" xlink:href="https://liveuamap.com/pics/2023/05/07/22561001_4.jpg" text:style-name="Internet_20_link" text:visited-style-name="Visited_20_Internet_20_Link">
22561001_4.jpg</text:a>
"]</text:p>
      <text:p text:style-name="P4">
标签: []</text:p>
      <text:p text:style-name="P4">
Id: 22561001</text:p>
      <!--METADATA-->
      <text:p text:style-name="P4">
据报道，无人机被击倒Cape Fiolent</text:p>
      <text:p text:style-name="P4">
<draw:frame draw:style-name="fr1" draw:name="Image2" text:anchor-type="as-char" svg:width="6.9236in" svg:height="9.231467in" draw:z-index="0">
<draw:image xlink:href="../Images/liveuamap/2023-05-06T21-28-25/22561001_0.jpg" xlink:type="simple" xlink:show="embed" xlink:actuate="onLoad" draw:mime-type="image/jpeg"/>
</draw:frame>
<draw:frame draw:style-name="fr1" draw:name="Image3" text:anchor-type="as-char" svg:width="6.9236in" svg:height="6.863018in" draw:z-index="0">
<draw:image xlink:href="../Images/liveuamap/2023-05-06T21-28-25/22561001_1.jpg" xlink:type="simple" xlink:show="embed" xlink:actuate="onLoad" draw:mime-type="image/jpeg"/>
</draw:frame>
<draw:frame draw:style-name="fr1" draw:name="Image4" text:anchor-type="as-char" svg:width="6.9236in" svg:height="9.231467in" draw:z-index="0">
<draw:image xlink:href="../Images/liveuamap/2023-05-06T21-28-25/22561001_2.jpg" xlink:type="simple" xlink:show="embed" xlink:actuate="onLoad" draw:mime-type="image/jpeg"/>
</draw:frame>
<draw:frame draw:style-name="fr1" draw:name="Image5" text:anchor-type="as-char" svg:width="6.9236in" svg:height="9.231467in" draw:z-index="0">
<draw:image xlink:href="../Images/liveuamap/2023-05-06T21-28-25/22561001_3.jpg" xlink:type="simple" xlink:show="embed" xlink:actuate="onLoad" draw:mime-type="image/jpeg"/>
</draw:frame>
<draw:frame draw:style-name="fr1" draw:name="Image6" text:anchor-type="as-char" svg:width="6.9236in" svg:height="9.231467in" draw:z-index="0">
<draw:image xlink:href="../Images/liveuamap/2023-05-06T21-28-25/22561001_4.jpg" xlink:type="simple" xlink:show="embed" xlink:actuate="onLoad" draw:mime-type="image/jpeg"/>
</draw:frame>
新闻收集链接：<text:a xlink:type="simple" xlink:href="https://liveuamap.com/en/2023/7-may-drone-was-reportedly-shot-down-over-cape-fiolent-" text:style-name="Internet_20_link" text:visited-style-name="Visited_20_Internet_20_Link">
https://liveuamap.com/en/2023/7-may-drone-was-reporthise-shot-down-down-cape-fiolent-</text:a>
</text:p>
      <text:p text:style-name="P4">
News Source: <text:a xlink:type="simple" xlink:href="https://t.me/bazabazon/17455" text:style-name="Internet_20_link" text:visited-style-name="Visited_20_Internet_20_Link">
https://t.me/bazabazon/17455</text:a>
</text:p>
      <!--NEWS-->
      <text:h text:style-name="P10" text:outline-level="1">
<text:span text:style-name="T4">
Zaporizka Oblast（03:51）。 红色警报：空中威胁。 警笛声。 立即掩盖！</text:span>
</text:h>
      <text:p text:style-name="P4">
作者: liveuamap (Language: en)</text:p>
      <text:p text:style-name="P4">
时间: 2023-05-06T21:56:00</text:p>
      <text:p text:style-name="P4">
地点: Zaporizka Oblast (Latitude:47.611161 Longtitude:35.765961)</text:p>
      <text:p text:style-name="P4">
视频: []</text:p>
      <text:p text:style-name="P4">
图片: []</text:p>
      <text:p text:style-name="P4">
标签: ["Europe", "Central and Eastern Europe"]</text:p>
      <text:p text:style-name="P4">
Id: 22561002</text:p>
      <!--METADATA-->
      <text:p text:style-name="P4">
Zaporizhzhia地区(03:51). Red Alert: aerial threat. Sirens sounding. Take covernow!</text:p>
      <text:p text:style-name="P4">
News Collection Link: <text:a xlink:type="simple" xlink:href="https://liveuamap.com/en/2023/07-may-zaporizka-oblast0351-red-alert-aerial-g" text:style-name="Internet_20_link" text:visited-style-name="Visited_20_Internet_20_Link">
https://liveuamap.com/en/2023/07-may-zaporizka-oblast0351-red-alert-aerial-g</text:a>
</text:p>
      <text:p text:style-name="P4">
News Source: <text:a xlink:type="simple" xlink:href="https://t.me/air_alert_ua/44636" text:style-name="Internet_20_link" text:visited-style-name="Visited_20_Internet_20_Link">
https://t.me/air_alert_ua/44636</text:a>
</text:p>
      <!--NEWS-->
      <text:h text:style-name="P10" text:outline-level="1">
<text:span text:style-name="T4">
空军指挥官确认乌克兰首次击败了俄罗斯火箭“匕首”</text:span>
</text:h>
      <text:p text:style-name="P4">
作者: ['АРМІЯINFORM']</text:p>
      <text:p text:style-name="P4">
时间: 2023-05-06T66:00:00-04:00</text:p>
      <text:p text:style-name="P4">
描述: Mikola Oleshchuk Pisdaferdiv的Gycolas指挥官，Pid Hour Hour Hour Nice Attacks 4受伤...与乌克兰2022年的战争，与乌克兰的最新新闻，今天与乌克兰的新闻，今天与乌克兰2022年的新闻，今天，乌克兰和俄罗斯和俄罗斯和俄罗斯之间的战争将会，与2022年的战争，乌克兰是否会在不久</text:p>
      <text:p text:style-name="P4">
图片: ['<text:a xlink:type="simple" xlink:href="https://armyinform.com.ua/wp-content/uploads/2023/05/1200_0_1653133488-4923-e1683355947810.webp" text:style-name="Internet_20_link" text:visited-style-name="Visited_20_Internet_20_Link">
1200_0_1653133488-4923-e1683355947810.webp</text:a>
']</text:p>
      <text:p text:style-name="P4">
标签: ['МИКОЛА ОЛЕЩУК', 'ПАТРІОТ', 'ПОВІТРЯНІ СИЛИ ЗБРОЙНИХ СИЛ УКРАЇНИ', 'РОСІЙСЬКИЙ КИНДЖАЛ']</text:p>
      <text:p text:style-name="P4">
类别: News</text:p>
      <!--METADATA-->
      <text:p text:style-name="P4">
<draw:frame draw:style-name="fr1" draw:name="Image7" text:anchor-type="as-char" svg:width="6.9236in" svg:height="5.140248in" draw:z-index="0">
<draw:image xlink:href="../ConvertedIMGs/AРМІЯINFORM/2023-05-06T66-00-00-04-00/1200_0_1653133488-4923-e1683355947810.png" xlink:type="simple" xlink:show="embed" xlink:actuate="onLoad" draw:mime-type="image/png"/>
</draw:frame>
空军指挥官Mykola Oleshchuk <text:a xlink:type="simple" xlink:href="https://t.me/MykolaOleshchuk/43" text:style-name="Internet_20_link" text:visited-style-name="Visited_20_Internet_20_Link">
确认，</text:a>
在夜间袭击中，乌克兰第四乌克兰首先击落了俄罗斯高超音速火箭火箭“匕首”。 在美国爱国者系统的帮助下做到了这一点。</text:p>
      <text:p text:style-name="P4">
“我祝贺乌克兰人民参加历史活动!是的，我们击倒了“ Dange” DAG!爱国者 - 力量。</text:p>
      <text:p text:style-name="P4">
它发生在5月4日在基辅地区天空的夜间袭击中。 X-47火箭从俄罗斯领土释放，”他在电报中写道。</text:p>
      <text:p text:style-name="P4">
此外，空军指挥官要求未经官方确认，不要急于发布重要信息。</text:p>
      <text:p text:style-name="P4">
“还有一个，您不必像他们在乌克兰所说的那样奔跑：在您的父亲在地狱之前，提前发布了敌人可以使用的信息!我们必然会通知您什么，何时，什么时候和何时被殴打!所有时间。 我的女儿在空中大声爆炸，用这句话使我们的邻居平静下来：冷静地，我们的防空作用!与您的邻居交谈，在艰难的时刻帮助一个人，相信我们的空军，相信防空。” Mykola Oleshchuk说。</text:p>
      <text:p text:style-name="P4">
News Source: <text:a xlink:type="simple" xlink:href="https://armyinform.com.ua/2023/05/06/komanduvach-povitryanyh-syl-pidtverdyv-shho-ukrayina-vpershe-zbyla-rosijsku-raketu-kyndzhal/" text:style-name="Internet_20_link" text:visited-style-name="Visited_20_Internet_20_Link">
https://armyinform.com.ua/2023/05/06/komanduvach-povitryanyh-syl-pidtverdyv-shho-ukrayina-vpershe-zbyla-rosijsku-raketu-kyndzhal/</text:a>
</text:p>
      <!--NEWS-->
      <text:h text:style-name="P10" text:outline-level="1">
<text:span text:style-name="T4">
国防军击倒了所有“沙哈达”  - 尤里·伊格纳特（Yuri Ignat）</text:span>
</text:h>
      <text:p text:style-name="P4">
作者: ['Ольга Мосьондз']</text:p>
      <text:p text:style-name="P4">
时间: 2023-05-06T67:00:00-04:00</text:p>
      <text:p text:style-name="P4">
描述: 关于ZS乌克兰Yuriyi Igdomiv的Vodrena部队的Tsnikov指挥官...与乌克兰2022年的战争，与乌克兰与乌克兰的最新新闻战争，今天与乌克兰2022年的新闻战争，今天，乌克兰和俄罗斯之间的战争将在战争中以及战争他们在2022年与乌克兰有一年</text:p>
      <text:p text:style-name="P4">
图片: ['<text:a xlink:type="simple" xlink:href="https://armyinform.com.ua/wp-content/uploads/2023/03/ignat.jpg" text:style-name="Internet_20_link" text:visited-style-name="Visited_20_Internet_20_Link">
ignat.jpg</text:a>
']</text:p>
      <text:p text:style-name="P4">
标签: ['ПОВІТРЯНІ СИЛИ ЗБРОЙНИХ СИЛ УКРАЇНИ', 'ППО', 'ШАХЕДИ', 'ЮРІЙ ІГНАТ']</text:p>
      <text:p text:style-name="P4">
类别: News</text:p>
      <!--METADATA-->
      <text:p text:style-name="P4">
<draw:frame draw:style-name="fr1" draw:name="Image8" text:anchor-type="as-char" svg:width="6.9236in" svg:height="4.869599in" draw:z-index="0">
<draw:image xlink:href="../Images/AРМІЯINFORM/2023-05-06T67-00-00-04-00/ignat.jpg" xlink:type="simple" xlink:show="embed" xlink:actuate="onLoad" draw:mime-type="image/jpeg"/>
</draw:frame>
关于这是乌克兰尤里·伊格纳特空军司令部发言人报道说Vifiri <text:a xlink:type="simple" xlink:href="https://www.youtube.com/watch" text:style-name="Internet_20_link" text:visited-style-name="Visited_20_Internet_20_Link">
电视马拉松</text:a>
“单一新闻”</text:p>
      <ul>
        <li>
今晚录制了八人。 他们从阿佐夫地区飞来飞去。 这八个均在顿涅茨克tadnipropetrovsk地区的领土上被枪杀。 东航空司令部效果很好。</li>
      </ul>
      <text:p text:style-name="P4">
他还报告说，俄罗斯人也于今晚在S-300系统上开火。</text:p>
      <ul>
        <li>
仍在使用C-300。 不幸的是，这些火箭飞到弹道后面。 他们需要使用我们必须出现的这种武器。 但是，在C-300面对的情况下，最好的接待是将它们摧毁，地面，从它们发射的地方。 原则上，可以获得它们。 他们还不远， - 尤里·伊格纳特(Yuri Ignat)说。</li>
      </ul>
      <text:p text:style-name="P4">
News Source: <text:a xlink:type="simple" xlink:href="https://armyinform.com.ua/2023/05/06/cziyeyi-nochi-syly-oborony-zbyly-vsi-shahedy-yurij-ignat/" text:style-name="Internet_20_link" text:visited-style-name="Visited_20_Internet_20_Link">
https://armyinform.com.ua/2023/05/06/cziyeyi-nochi-syly-oborony-zbyly-vsi-shahedy-yurij-ignat/</text:a>
</text:p>
      <!--NEWS-->
      <text:h text:style-name="P10" text:outline-level="1">
<text:span text:style-name="T4">
总统对乌克兰启示者的问候</text:span>
</text:h>
      <text:p text:style-name="P4">
作者: ['АРМІЯINFORM']</text:p>
      <text:p text:style-name="P4">
时间: 2023-05-06T68:00:00-04:00</text:p>
      <text:p text:style-name="P4">
描述: “ Shanovni Vonya-Pikhottsi！ 我把你从事圣徒的职业。 乌克兰...与乌克兰2022年的战争，与乌克兰的最新新闻，与乌克兰的新闻战争，与乌克兰2022年的新闻战争，今天将在乌克兰和俄罗斯之间发生战争，当2022年与乌克兰的战争将是他们说，在不久的将来与乌克兰发动了战争</text:p>
      <text:p text:style-name="P4">
图片: ['<text:a xlink:type="simple" xlink:href="https://armyinform.com.ua/wp-content/uploads/2023/04/2f56f141e9a058bb70e21de5c10859b6_1680550707_extra_large.png" text:style-name="Internet_20_link" text:visited-style-name="Visited_20_Internet_20_Link">
2f56f141e9a058bb70e21de5c10859b6_1680550707_extra_large.png</text:a>
']</text:p>
      <text:p text:style-name="P4">
标签: ['ВОЛОДИМИР ЗЕЛЕНСЬКИЙ', 'ДО ДНЯ ПІХОТИ']</text:p>
      <text:p text:style-name="P4">
类别: News</text:p>
      <!--METADATA-->
      <text:p text:style-name="P4">
<draw:frame draw:style-name="fr1" draw:name="Image9" text:anchor-type="as-char" svg:width="6.9236in" svg:height="3.871446in" draw:z-index="0">
<draw:image xlink:href="../Images/AРМІЯINFORM/2023-05-06T68-00-00-04-00/2f56f141e9a058bb70e21de5c10859b6_1680550707_extra_large.png" xlink:type="simple" xlink:show="embed" xlink:actuate="onLoad" draw:mime-type="image/png"/>
</draw:frame>
_ <text:span text:style-name="T4">
“亲爱的pychotin战士!</text:span>
 _</text:p>
      <text:p text:style-name="P4">
我祝贺您的职业假期 - 步兵。</text:p>
      <text:p text:style-name="P4">
乌克兰步兵是一位勇敢，果断和大胆的战士，他们会喜欢自己的祖国并以尊严的态度捍卫它。</text:p>
      <text:p text:style-name="P4">
用沉重的血腥战斗硬化，您正和谐而有力地摧毁了​​Terronment入侵者，将繁忙的包裹在愤怒和炮击下，反映了许多敌人的攻击，并自信地向前迈进，并迈出了我们的胜利。</text:p>
      <text:p text:style-name="P4">
如今，乌克兰步兵通过形成新单位，现代武器的武器以及外国和国内生产的军事装备，增加了人员培训，增强了战场上的管理水平和互动水平，从而继续积极提高其战斗性。 保持，步兵!</text:p>
      <text:p text:style-name="P4">
通过尊重著名的步兵战士，我们低下的记忆力低下，并记住任何在为乌克兰自由和独立斗争中丧生的人。</text:p>
      <text:p text:style-name="P4">
我代表乌克兰人民感谢步兵对军事职责，勇气，韧性和自我镇定的钦佩和无私的表现，您将在与俄罗斯侵略者的战斗中进行翻新。</text:p>
      <text:p text:style-name="P4">
我坚信，乌克兰步兵的高专业精神和技巧将成为任务的典范。</text:p>
      <text:p text:style-name="P4">
祝您在捍卫乌克兰的独立性和领土良心以及与俄罗斯入侵者战斗中的新胜利方面具有顽强的精神。</text:p>
      <text:p text:style-name="P4">
荣耀乌克兰步兵!</text:p>
      <text:p text:style-name="P4">
荣耀乌克兰!”。</text:p>
      <text:p text:style-name="P4">
资料来源：<text:a xlink:type="simple" xlink:href="https://www.president.gov.ua/news/vitannya-prezidenta-ukrayinskim-voyinam-pihotincyam-82729" text:style-name="Internet_20_link" text:visited-style-name="Visited_20_Internet_20_Link">
乌克兰总裁的官方网站</text:a>
</text:p>
      <text:p text:style-name="P4">
News Source: <text:a xlink:type="simple" xlink:href="https://armyinform.com.ua/2023/05/06/vitannya-prezydenta-ukrayinskym-voyinam-pihotynczyam-2/" text:style-name="Internet_20_link" text:visited-style-name="Visited_20_Internet_20_Link">
https://armyinform.com.ua/2023/05/06/vitannya-prezydenta-ukrayinskym-voyinam-pihotynczyam-2/</text:a>
</text:p>
      <!--NEWS-->
      <text:h text:style-name="P10" text:outline-level="1">
<text:span text:style-name="T4">
我们需要一个现代化的飞机，以加强我们的防空-Alexei Reznikov</text:span>
</text:h>
      <text:p text:style-name="P4">
作者: ['АРМІЯINFORM']</text:p>
      <text:p text:style-name="P4">
时间: 2023-05-06T69:00:00-04:00</text:p>
      <text:p text:style-name="P4">
描述: Dmitra Komarov“ Rik”的特殊比例的PID小时间隔。 幕后。 Ministra”是一样的...与乌克兰2022年的战争，与乌克兰的最新新闻，与乌克兰2022年的新闻战争，今天的最后一场战争，乌克兰和俄罗斯之间的战争以及俄罗斯之间的战争，以及2022年与乌克兰的战争将威尔不管您是否会在不久的将来与乌克兰的战争，与乌克兰的战争，今天的乌克兰新闻，乌克兰新闻，乌克兰媒体在俄罗斯的乌克兰新闻</text:p>
      <text:p text:style-name="P4">
图片: ['<text:a xlink:type="simple" xlink:href="https://armyinform.com.ua/wp-content/uploads/2023/02/reznikov-03.jpg" text:style-name="Internet_20_link" text:visited-style-name="Visited_20_Internet_20_Link">
reznikov-03.jpg</text:a>
']</text:p>
      <text:p text:style-name="P4">
标签: ['STOPRUSSIA', 'АГРЕСІЯ РФ', 'ВТОРГНЕННЯ РФ', 'МІНІСТР ОБОРОНИ УКРАЇНИ', 'ОЛЕКСІЙ РЕЗНІКОВ', 'ОФІЦІЙНО']</text:p>
      <text:p text:style-name="P4">
类别: News</text:p>
      <!--METADATA-->
      <text:p text:style-name="P4">
<draw:frame draw:style-name="fr1" draw:name="Image10" text:anchor-type="as-char" svg:width="6.9236in" svg:height="4.615733in" draw:z-index="0">
<draw:image xlink:href="../Images/AРМІЯINFORM/2023-05-06T69-00-00-04-00/reznikov-03.jpg" xlink:type="simple" xlink:show="embed" xlink:actuate="onLoad" draw:mime-type="image/jpeg"/>
</draw:frame>
乌克兰国防部Alexei Reznikov</text:p>
      <text:p text:style-name="P4">
在德米特里·科马罗夫(Dmitry Komarov)的采访中，一年。 配音。 这位部长说，俄罗斯宣传使用了这样的信息，即乌克兰航空完全下降或仅少数几架旧飞机。</text:p>
      <ul>
        <li>
现代战争的要素是一场信息战。 对于俄罗斯人来说，有一个重要的Oceinaratus说乌克兰人很快就会倒下，因为他们已经没有使用。 这不是真的。 我们的战术航空，陆军飞机和飞机以及扭伤创造了奇迹。 我们有很棒的飞行员。 Oleksiresnikov在接受采访时说，我们已经选择了讲英语的飞行员，他们正在准备即将开始的培训。</li>
      </ul>
      <text:p text:style-name="P4">
国防部长还指出，我们需要一个现代化的飞机，以加强我们的防空，因为飞机还可以击倒无人机或有翼火箭。</text:p>
      <text:p text:style-name="P4">
News Source: <text:a xlink:type="simple" xlink:href="https://armyinform.com.ua/2023/05/06/nam-potribna-suchasna-aviaplatforma-yaka-posylyt-nashu-ppo-oleksij-reznikov/" text:style-name="Internet_20_link" text:visited-style-name="Visited_20_Internet_20_Link">
https://armyinform.com.ua/2023/05/06/nam-potribna-suchasna-aviaplatforma-yaka-posylyt-nashu-ppo-oleksij-reznikov/</text:a>
</text:p>
      <!--NEWS-->
      <text:h text:style-name="P10" text:outline-level="1">
<text:span text:style-name="T4">
在我们在白俄罗斯进行谈判的那天，我们已经算出了约3000名俄罗斯人 - 乌克兰国防部长</text:span>
</text:h>
      <text:p text:style-name="P4">
作者: ['АРМІЯINFORM']</text:p>
      <text:p text:style-name="P4">
时间: 2023-05-06T70:00:00-04:00</text:p>
      <text:p text:style-name="P4">
描述: PID小时间隔与Dmitrom Komarovo，乌克兰Oleksiy Reznikov Rospoves的Ministra防御，...与2022年与乌克兰的战争，与乌克兰的最新新闻，今天与乌克兰的新闻战争，今天与乌克兰的最新新闻，今天与乌克兰的新闻战争，乌克兰和俄罗斯和俄罗斯和俄罗斯和俄罗斯之间的战争将会当他们在2022年与乌克兰的战争，战争与乌克兰战争时，他们是否会在不久的将来与乌克兰战争，他们说，今天与乌克兰的战争，今天的乌克兰新闻，乌克兰的新闻，乌克兰媒体在俄罗斯的乌克兰媒体</text:p>
      <text:p text:style-name="P4">
图片: ['<text:a xlink:type="simple" xlink:href="https://armyinform.com.ua/wp-content/uploads/2023/02/reznikov-10-1.jpg" text:style-name="Internet_20_link" text:visited-style-name="Visited_20_Internet_20_Link">
reznikov-10-1.jpg</text:a>
']</text:p>
      <text:p text:style-name="P4">
标签: ['МІНІСТР ОБОРОНИ УКРАЇНИ', 'ОЛЕКСІЙ РЕЗНІКОВ', 'ОФІЦІЙНО']</text:p>
      <text:p text:style-name="P4">
类别: News</text:p>
      <!--METADATA-->
      <text:p text:style-name="P4">
<draw:frame draw:style-name="fr1" draw:name="Image11" text:anchor-type="as-char" svg:width="6.9236in" svg:height="4.615733in" draw:z-index="0">
<draw:image xlink:href="../Images/AРМІЯINFORM/2023-05-06T70-00-00-04-00/reznikov-10-1.jpg" xlink:type="simple" xlink:show="embed" xlink:actuate="onLoad" draw:mime-type="image/jpeg"/>
</draw:frame>
纳扎尔·沃尔辛(Nazar Voloshin)的照片</text:p>
      <text:p text:style-name="P4">
在接受德米特里·科马罗夫(Dmitry Komarov)采访时，乌克兰国防部阿列克谢·雷兹尼科夫(Alexei Reznikov)报告说，俄罗斯的军事领导层在入侵乌克兰领土开始时掩盖了他的军队的真正损失。</text:p>
      <ul>
        <li>
我对俄罗斯人的愤世嫉俗感到惊讶。 在我们参加Ubilorus谈判的那天，我们甚至算出3,000名俄罗斯人被杀。 这些是Gostomel，其他城市。 我们这边建议他们的代表团夺走了被士兵杀害的尸体 - 亚历克西·雷兹尼科夫(Alexei Reznikov)说。  - 俄罗斯代表团负责人返回俄罗斯国防部副部长，他说他们没有确认此信息。 据他们说，他们杀死了数百人。</li>
      </ul>
      <text:p text:style-name="P4">
他们愤世嫉俗地隐藏了领导层的损失。 他们害怕将这些信息传达给俄罗斯最高领导。</text:p>
      <ul>
        <li>
他们不抛出自己的短语，与任何现实不符 - 总结了乌克兰国防部长。</li>
      </ul>
      <text:p text:style-name="P4">
News Source: <text:a xlink:type="simple" xlink:href="https://armyinform.com.ua/2023/05/06/u-toj-den-koly-my-buly-na-peremovynah-u-bilorusi-my-vzhe-todi-narahuvaly-vbytymy-des-3000-rosiyan-ministr-oborony-ukrayiny/" text:style-name="Internet_20_link" text:visited-style-name="Visited_20_Internet_20_Link">
https://armyinform.com.ua/2023/05/06/u-toj-den-koly-my-buly-na-peremovynah-u-bilorusi-my-vzhe-todi-narahuvaly-vbytymy-des-3000-rosiyan-ministr-oborony-ukrayiny/</text:a>
</text:p>
      <!--NEWS-->
      <text:h text:style-name="P10" text:outline-level="1">
<text:span text:style-name="T4">
开发将是独立的乌克兰无人机领域非常重要-Alexei Reznikov</text:span>
</text:h>
      <text:p text:style-name="P4">
作者: ['АРМІЯINFORM']</text:p>
      <text:p text:style-name="P4">
时间: 2023-05-06T71:00:00-04:00</text:p>
      <text:p text:style-name="P4">
描述: 关于TSE ROSPOVYV PD小时Interva'yu，Dmitrom Komarov，乌克兰的乌克兰战争，乌克兰2022年的战争，与乌克兰与乌克兰的最新新闻，与乌克兰2022年的新闻战争，乌克兰和俄罗斯与俄罗斯和俄罗斯之间的战争将会发生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2/07/bpla1.jpg" text:style-name="Internet_20_link" text:visited-style-name="Visited_20_Internet_20_Link">
bpla1.jpg</text:a>
']</text:p>
      <text:p text:style-name="P4">
标签: ['МІНІСТР ОБОРОНИ УКРАЇНИ', 'ОЛЕКСІЙ РЕЗНІКОВ', 'ОФІЦІЙНО']</text:p>
      <text:p text:style-name="P4">
类别: News</text:p>
      <!--METADATA-->
      <text:p text:style-name="P4">
<draw:frame draw:style-name="fr1" draw:name="Image12" text:anchor-type="as-char" svg:width="6.9236in" svg:height="3.711969in" draw:z-index="0">
<draw:image xlink:href="../Images/AРМІЯINFORM/2023-05-06T71-00-00-04-00/bpla1.jpg" xlink:type="simple" xlink:show="embed" xlink:actuate="onLoad" draw:mime-type="image/jpeg"/>
</draw:frame>
在接受乌克兰乌克兰国防部的德米特里·科马罗夫(Dmitry Komarov)的采访中，这被告知。 他指出，在战场上的情境意识(将用于无人机)非常重要。</text:p>
      <ul>
        <li>
我们使用了系统“眼”。 这是一个天生的项目，从Kharkiv地区解放的基辅地区的改进之时起。 目前，我们有成千上万的运营商，从小到大型无人机。 我们不断保持在线观察。所有单元，命令都会看到图片。 多亏了这些眼睛，我们在空中占主导地位，我们的男孩们向前迈进， -  Oleksiyreznikov说。</li>
      </ul>
      <text:p text:style-name="P4">
他强调说，俄罗斯人害怕报告该领土的损失。他们可以将其保密几天。 因此，当报道物流的指挥官认为他们距离前线50-60公里，乌克兰军队被乌克兰军队包围。 他们震惊了乌克兰军队已经可以在这里。 通过使用所有力量和手段，适当的胜任计划，态势身份给予了偏爱。</text:p>
      <ul>
        <li>
发展乌克兰无人机部门非常重要。 有必要独立于中国，其他国家。 您需要拥有自己的独立无人机行业。 这将是情境意识和优势。”乌克兰国防部长说。</li>
      </ul>
      <text:p text:style-name="P4">
News Source: <text:a xlink:type="simple" xlink:href="https://armyinform.com.ua/2023/05/06/duzhe-vazhlyvo-rozvyvaty-ukrayinskyj-sektor-bpla-yakyj-bude-nezalezhnym-oleksij-reznikov/" text:style-name="Internet_20_link" text:visited-style-name="Visited_20_Internet_20_Link">
https://armyinform.com.ua/2023/05/06/duzhe-vazhlyvo-rozvyvaty-ukrayinskyj-sektor-bpla-yakyj-bude-nezalezhnym-oleksij-reznikov/</text:a>
</text:p>
      <!--NEWS-->
      <text:h text:style-name="P10" text:outline-level="1">
<text:span text:style-name="T4">
“ Pychotin战士是乌克兰军队的基础，乌克兰军队是我们独立的魅力之一！” -Alexei Reznikov</text:span>
</text:h>
      <text:p text:style-name="P4">
作者: ['АРМІЯINFORM']</text:p>
      <text:p text:style-name="P4">
时间: 2023-05-06T72:00:00-04:00</text:p>
      <text:p text:style-name="P4">
描述: 捍卫乌克兰Oleksiy Reznikov Provita ukhotskiye Pikhotsiv的小型舞会与教授...与乌克兰2022年的战争，与乌克兰与乌克兰的最新新闻，今天与乌克兰的新闻战争，今天与乌克兰的新闻最新战争，今天与乌克兰的2022年作战，将在乌克兰和俄罗斯和俄罗斯和俄罗斯之间以及俄罗斯和俄罗斯之间发生一场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16e1dac5905aa3b1737c0746321d2c6d8b8de5ed.jpg" text:style-name="Internet_20_link" text:visited-style-name="Visited_20_Internet_20_Link">
16e1dac5905aa3b1737c0746321d2c6d8b8de5ed.jpg</text:a>
']</text:p>
      <text:p text:style-name="P4">
标签: []</text:p>
      <text:p text:style-name="P4">
类别: News</text:p>
      <!--METADATA-->
      <text:p text:style-name="P4">
<draw:frame draw:style-name="fr1" draw:name="Image13" text:anchor-type="as-char" svg:width="6.9236in" svg:height="6.9236in" draw:z-index="0">
<draw:image xlink:href="../Images/AРМІЯINFORM/2023-05-06T72-00-00-04-00/16e1dac5905aa3b1737c0746321d2c6d8b8de5ed.jpg" xlink:type="simple" xlink:show="embed" xlink:actuate="onLoad" draw:mime-type="image/jpeg"/>
</draw:frame>
乌克兰国防部Alexei Reznikov <text:a xlink:type="simple" xlink:href="https://www.mil.gov.ua/news/2023/05/06/vitannya-ministra-oboroni-ukraini-voinam-pihotinczyam/" text:style-name="Internet_20_link" text:visited-style-name="Visited_20_Internet_20_Link">
祝贺</text:a>
乌克兰步兵有一个专业假期：</text:p>
      <text:p text:style-name="P4">
“ Pychotin战士是乌克兰军队的基础，这是我们的尊重之一!</text:p>
      <text:p text:style-name="P4">
他们凭借他们的血液和泰坦尼克号的努力来束缚俄罗斯侵略者，与敌人进行激烈的战斗，咬住乌克兰土地的每一厘米，并争取胜利。 现在，乌克兰武装部队的机械化，步兵，山区和突击部队以及陆军部队的审判负担最大。 当他们是同一防御工事的防御工事时，他们是第一个热情地与敌人见面的人。</text:p>
      <text:p text:style-name="P4">
乌克兰步兵的职业假期，我们的战士现在在Okopakhna庆祝，在训练或战斗中庆祝这一点 - 重复的另一个机会：我们为在步兵中服役并每天获得胜利者并获得胜利者而感到自豪!</text:p>
      <text:p text:style-name="P4">
我们向所有为了我们的不易自动和未来而献出生命的步兵士兵致敬!永恒的记忆和永恒的荣耀!</text:p>
      <text:p text:style-name="P4">
荣耀乌克兰步兵!荣耀乌克兰!”。</text:p>
      <text:p text:style-name="P4">
还有Alexei Reznikov <text:a xlink:type="simple" xlink:href="https://twitter.com/oleksiireznikov" text:style-name="Internet_20_link" text:visited-style-name="Visited_20_Internet_20_Link">
祝贺</text:a>
乌克兰步兵在Twitter中。</text:p>
      <text:p text:style-name="P4">
News Source: <text:a xlink:type="simple" xlink:href="https://armyinform.com.ua/2023/05/06/u-czej-den-pihoty-ya-vitayu-nashyh-muzhnih-voyiniv-oleksij-reznikov/" text:style-name="Internet_20_link" text:visited-style-name="Visited_20_Internet_20_Link">
https://armyinform.com.ua/2023/05/06/u-czej-den-pihoty-ya-vitayu-nashyh-muzhnih-voyiniv-oleksij-reznikov/</text:a>
</text:p>
      <!--NEWS-->
      <text:h text:style-name="P10" text:outline-level="1">
<text:span text:style-name="T4">
“步兵是军队的基础”  - 瓦莱里·扎卢兹尼</text:span>
</text:h>
      <text:p text:style-name="P4">
作者: ['АРМІЯINFORM']</text:p>
      <text:p text:style-name="P4">
时间: 2023-05-06T73:00:00-04:00</text:p>
      <text:p text:style-name="P4">
描述: “ Pikhota是Viiska的基础。 公用事业，机械化，Motopykhotnis，Grisko-Sturmomi ...与乌克兰2022年的战争，与乌克兰的最新新闻战争，今天与乌克兰2022年的新闻战争，乌克兰和俄罗斯之间的战争将发生战争，与乌克兰的战争将在他们说，在2022年，他们是否在不久的将来与乌克兰进行战争</text:p>
      <text:p text:style-name="P4">
图片: []</text:p>
      <text:p text:style-name="P4">
标签: ['ВАЛЕРІЙ ЗАЛУЖНИЙ', 'ДО ДНЯ ПІХОТИ']</text:p>
      <text:p text:style-name="P4">
类别: News</text:p>
      <!--METADATA-->
      <text:p text:style-name="P4">
“步兵是军队的基础。</text:p>
      <text:p text:style-name="P4">
步枪，机械化，汽车步兵，山区和突击单位每天，专心战斗，表示俄罗斯入侵者。</text:p>
      <text:p text:style-name="P4">
亲爱的战斗兄弟姐妹!</text:p>
      <text:p text:style-name="P4">
您是稳定，勇气，兄弟情谊和顽强精神的一个例子。 您在战es和观察点中离开敌人。 你咬在前线。 您停止敌方设备。 您不是庄园，因为您看着敌人的眼睛。 在雨雪中，炮击塔维亚斯 - 您将捍卫乌克兰。</text:p>
      <text:p text:style-name="P4">
谢谢大家!</text:p>
      <text:p text:style-name="P4">
尊重和尊重你!”</text:p>
      <text:p text:style-name="P4">
<text:a xlink:type="simple" xlink:href="https://www.facebook.com/CinCAFU" text:style-name="Internet_20_link" text:visited-style-name="Visited_20_Internet_20_Link">
<text:span text:style-name="T4">
指挥官-in-乌克兰的主持人</text:span>
</text:a>
Valeryzluzhny将军</text:p>
      <text:p text:style-name="P4">
News Source: <text:a xlink:type="simple" xlink:href="https://armyinform.com.ua/2023/05/06/pihota-cze-osnova-vijska-valerij-zaluzhnyj/" text:style-name="Internet_20_link" text:visited-style-name="Visited_20_Internet_20_Link">
https://armyinform.com.ua/2023/05/06/pihota-cze-osnova-vijska-valerij-zaluzhnyj/</text:a>
</text:p>
      <!--NEWS-->
      <text:h text:style-name="P10" text:outline-level="1">
<text:span text:style-name="T4">
在黑海没有俄罗斯航空公司的载体</text:span>
</text:h>
      <text:p text:style-name="P4">
作者: ['АРМІЯINFORM']</text:p>
      <text:p text:style-name="P4">
时间: 2023-05-06T74:00:00-04:00</text:p>
      <text:p text:style-name="P4">
描述: Chorny Morce Rosia Trima Boyovikh船上Herbalon村，有一颗相当多的心...与乌克兰2022年的战争，与乌克兰的最新新闻，今天与乌克兰的新闻战争，今天与乌克兰2022年上次与乌克兰进行战争，乌克兰和俄罗斯之间将发生战争何时，何时，何时，何时，何时，何时，何时，何时，何时，何时，何时，何时与乌克兰在2022年与乌克兰进行战争，将在不久的将来与乌克兰发生战争，与乌克兰的战争，乌克兰的新闻今天，乌克兰新闻在乌克兰媒体的俄罗斯人</text:p>
      <text:p text:style-name="P4">
图片: ['<text:a xlink:type="simple" xlink:href="https://armyinform.com.ua/wp-content/uploads/2023/05/1200_0_1650545003-4288.webp" text:style-name="Internet_20_link" text:visited-style-name="Visited_20_Internet_20_Link">
1200_0_1650545003-4288.webp</text:a>
']</text:p>
      <text:p text:style-name="P4">
标签: ['КАЛІБРИ', 'ОК «ПІВДЕНЬ»', 'РАКЕТОНОСІЇ', 'ЧОРНЕ МОРЕ']</text:p>
      <text:p text:style-name="P4">
类别: News</text:p>
      <!--METADATA-->
      <text:p text:style-name="P4">
<draw:frame draw:style-name="fr1" draw:name="Image14" text:anchor-type="as-char" svg:width="6.9236in" svg:height="4.615733in" draw:z-index="0">
<draw:image xlink:href="../ConvertedIMGs/AРМІЯINFORM/2023-05-06T74-00-00-04-00/1200_0_1650545003-4288.png" xlink:type="simple" xlink:show="embed" xlink:actuate="onLoad" draw:mime-type="image/png"/>
</draw:frame>
截至5月6日，俄罗斯在黑海拥有6艘军舰，没有中型地毯载体。</text:p>
      <text:p text:style-name="P4">
在<text:a xlink:type="simple" xlink:href="https://www.facebook.com/OperationalCommandSouth/posts/pfbid0g4Gq7UbUeykhZRqz24yBgCouGUWBNekSqWs37rMbC5Cq6Rk9jMzvhKMJjs1rtGqkl" text:style-name="Internet_20_link" text:visited-style-name="Visited_20_Internet_20_Link">
Facebook</text:a>
手术命令“南”报告。</text:p>
      <text:p text:style-name="P4">
“黑海有6艘船，所有火箭架都在某些地方。 但是，火箭的危险可能会突然发生，包括麻醉和通过活动。”信息写道。</text:p>
      <text:p text:style-name="P4">
值得注意的是，敌方航空和无人机的吹动很可能像晚上下午一样。</text:p>
      <text:p text:style-name="P4">
“在陆地上，尤其是解放的循环，沿着沿海水域的黑海沿岸，也存在着矿山爆炸的威胁，”南方还可以。</text:p>
      <text:p text:style-name="P4">
News Source: <text:a xlink:type="simple" xlink:href="https://armyinform.com.ua/2023/05/06/u-chornomu-mori-nemaye-rosijskyh-nosiyiv-kalibriv/" text:style-name="Internet_20_link" text:visited-style-name="Visited_20_Internet_20_Link">
https://armyinform.com.ua/2023/05/06/u-chornomu-mori-nemaye-rosijskyh-nosiyiv-kalibriv/</text:a>
</text:p>
      <!--NEWS-->
      <text:h text:style-name="P10" text:outline-level="1">
<text:span text:style-name="T4">
“进攻，防守，暴风雨，保持位置，在战斗中获胜 - 这些是步兵的不变和光荣的任务”  - 谢尔盖·纳耶夫</text:span>
</text:h>
      <text:p text:style-name="P4">
作者: ['АРМІЯINFORM']</text:p>
      <text:p text:style-name="P4">
时间: 2023-05-06T75:00:00-04:00</text:p>
      <text:p text:style-name="P4">
描述: “ Attacuvati，Boronity，Stormwati是Utitrimuvati，重新包装在战斗中-TSER VIKHNI，...与乌克兰2022年的战争，与乌克兰的最新新闻，与乌克兰的新闻，与乌克兰的新闻战争，2022年的新闻战争，乌克兰和俄罗斯的最后一个将是乌克兰和俄罗斯的最后一个，以及何时何时在那里，成为一场战争，当2022年与乌克兰的战争将在不久的将来与乌克兰发生战争时</text:p>
      <text:p text:style-name="P4">
图片: []</text:p>
      <text:p text:style-name="P4">
标签: ['ДО ДНЯ ПІХОТИ', 'СЕРГІЙ НАЄВ']</text:p>
      <text:p text:style-name="P4">
类别: News</text:p>
      <!--METADATA-->
      <text:p text:style-name="P4">
“攻击，捍卫，袭击和保持职位，在战斗中获胜，这是不变和光荣的步兵任务。 那是从远古时代开始的，今天也是如此。</text:p>
      <text:p text:style-name="P4">
只有炮兵，航空，坦克和装甲技术技术才能加强步兵，以摧毁敌人的生命力并实现所需的目标。</text:p>
      <text:p text:style-name="P4">
步兵力量取决于火的力量。</text:p>
      <text:p text:style-name="P4">
步兵是一个标记，是我们领土所在的标记和敌对的地方。 在她的背后 - 生活和自由的乌克兰，前方 - 需要被摧毁的敌人。</text:p>
      <text:p text:style-name="P4">
我们为乌克兰提供一个，全战争。 我们一定会赢。 Inasha胜利也将是所有人。</text:p>
      <text:p text:style-name="P4">
荣耀乌克兰!</text:p>
      <text:p text:style-name="P4">
我们将一起赢!”  -  _ <text:a xlink:type="simple" xlink:href="https://www.facebook.com/serhiynaiev/posts/pfbid0L6eRwxmL6mKHdespWNyaHgYZ4VWsAfwLY5YULRRgMZ5vDvGLYLkUCpZEydm7uZrrl" text:style-name="Internet_20_link" text:visited-style-name="Visited_20_Internet_20_Link">
武装部队Sergiyev联合部队的指挥官。</text:a>
_</text:p>
      <text:p text:style-name="P4">
News Source: <text:a xlink:type="simple" xlink:href="https://armyinform.com.ua/2023/05/06/atakuvaty-boronyty-shturmuvaty-ta-utrymuvaty-pozycziyi-peremagaty-v-boyu-cze-vichni-nezminni-i-pochesni-zavdannya-pihoty/" text:style-name="Internet_20_link" text:visited-style-name="Visited_20_Internet_20_Link">
https://armyinform.com.ua/2023/05/06/atakuvaty-boronyty-shturmuvaty-ta-utrymuvaty-pozycziyi-peremagaty-v-boyu-cze-vichni-nezminni-i-pochesni-zavdannya-pihoty/</text:a>
</text:p>
      <!--NEWS-->
      <text:h text:style-name="P10" text:outline-level="1">
<text:span text:style-name="T4">
Yuri Ignat：Belling“ Dagger”实际上是</text:span>
</text:h>
      <text:p text:style-name="P4">
作者: ['Ольга Мосьондз']</text:p>
      <text:p text:style-name="P4">
时间: 2023-05-06T76:00:00-04:00</text:p>
      <text:p text:style-name="P4">
描述: Syogodn和乌克兰米库拉·米克罗拉·奥尔什丘克·奥里西奥的兹布罗伊萨尼部队的司令...与乌克兰2022年的战争，与乌克兰与乌克兰的最新新闻，今天与乌克兰的新闻，今天与乌克兰2022年的战争，今天，乌克兰和俄罗斯之间的战争将在乌克兰和俄罗斯之间发生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2/ignat-rakety-2.jpg" text:style-name="Internet_20_link" text:visited-style-name="Visited_20_Internet_20_Link">
ignat-rakety-2.jpg</text:a>
']</text:p>
      <text:p text:style-name="P4">
标签: ['ЗБИТТЯ КИНДЖАЛА', 'ЗРК PATRIOT', 'КИНДЖАТ', 'ПОВІТРЯНІ СИЛИ ЗБРОЙНИХ СИЛ УКРАЇНИ', 'ЮРІЙ ІГНАТ']</text:p>
      <text:p text:style-name="P4">
类别: News</text:p>
      <!--METADATA-->
      <text:p text:style-name="P4">
<draw:frame draw:style-name="fr1" draw:name="Image15" text:anchor-type="as-char" svg:width="6.9236in" svg:height="4.615733in" draw:z-index="0">
<draw:image xlink:href="../Images/AРМІЯINFORM/2023-05-06T76-00-00-04-00/ignat-rakety-2.jpg" xlink:type="simple" xlink:show="embed" xlink:actuate="onLoad" draw:mime-type="image/jpeg"/>
</draw:frame>
尤里(Yuri)关于俄罗斯导弹。 拼贴军</text:p>
      <text:p text:style-name="P4">
今天，乌克兰米科拉·奥尔什丘克(Mykola Oleshchuk)武装部队空军的指挥官已正式确认，乌克兰防空在历史上首次击落了俄罗斯的健身师从业者“匕首”。 这发生在5月4日在基辅地区天空的夜间袭击中。X-47女士从俄罗斯领土上释放了MIG-31K。</text:p>
      <text:p text:style-name="P4">
空军发言人尤里·伊格纳蒂(Yuri Ignati)(https://www.youtube.com/watch?v=j5TqaWCCdUg)关于火箭的特征，打开了俄罗斯火箭弹的细节。</text:p>
      <ul>
        <li>
5月4日，早上大约第二点，敌人的Mig-31k从Savaslaka机场上升了，实际上是从那里开始的。 照顾基辅地区的中心航空司令部伴随着这个目标。 实际上，这个目标是由爱国者部门确定的，该部门能够拆除弹道路线。</li>
      </ul>
      <text:p text:style-name="P4">
他补充说，今天<text:a xlink:type="simple" xlink:href="https://armyinform.com.ua/2023/05/06/komanduvach-povitryanyh-syl-pidtverdyv-shho-ukrayina-vpershe-zbyla-rosijsku-raketu-kyndzhal/" text:style-name="Internet_20_link" text:visited-style-name="Visited_20_Internet_20_Link">
报告</text:a>
在他的电报渠道中，中尉米科拉·奥尔什丘克(Mykola Oleshchuk)指挥官。</text:p>
      <text:p text:style-name="P4">
空军发言人还指出，乌克兰需要尽可能多的帕拉特里奥，因为俄罗斯是整个乌克兰的这种火箭的威胁，尤其是在东方方向。 但是转移它们的决定是由国际合作伙伴做出的。</text:p>
      <ul>
        <li>
东方方向是最重要的方向之一，因为攻击正在发生，但乌克兰的首都也是敌人的第一目标。 Yuri Ignat说，这是基辅最常见的攻击，我们管理，权力和许多基础设施站点的所有尸体都位于其中。</li>
      </ul>
      <text:p text:style-name="P4">
同时，他回忆说，乌克兰还期望Samp/T和其​​他人，这将在下次出现。</text:p>
      <ul>
        <li>
我们预计SAMP/T，我们还希望其他爱国者分区，我们将增强原型防御。 现在，最必要的是只能保护我们的天空免受弹道导弹的影响，也可以免受敌方航空的影响。 我们知道，俄罗斯使用航空公司存在严重威胁。 这就是为什么我们必须朝这个方向朝这个方向驱逐俄罗斯航空的原因。</li>
      </ul>
      <text:p text:style-name="P4">
他再次指出，击倒是个好消息。</text:p>
      <ul>
        <li>
当然，在帕雷布里克(Parebrik)后面，在那里燃烧，但这并不能肯定是第一天，因为它实际上是俄罗斯的一巴掌， - 尤里·伊格纳特(Yuri Ignat)说。 - 我们的空军感谢给我们这样武器的合作伙伴。它不认为爱国者可以这么快地在乌克兰。 它可能早些时候感到羞耻，但可以提供合作伙伴。 我们希望合作伙伴在工作中看到此武器。 尤里·伊格纳特(Yuri Ignat)说，我们已经显示了一些视频，向世界展示了一切成功。</li>
      </ul>
      <text:p text:style-name="P4">
News Source: <text:a xlink:type="simple" xlink:href="https://armyinform.com.ua/2023/05/06/yurij-ignat-zbyttya-kyndzhala-cze-faktychno-lyapas-rosiyi/" text:style-name="Internet_20_link" text:visited-style-name="Visited_20_Internet_20_Link">
https://armyinform.com.ua/2023/05/06/yurij-ignat-zbyttya-kyndzhala-cze-faktychno-lyapas-rosiyi/</text:a>
</text:p>
      <!--NEWS-->
      <text:h text:style-name="P10" text:outline-level="1">
<text:span text:style-name="T4">
武装部队陆军的指挥官祝贺步兵在职业假期</text:span>
</text:h>
      <text:p text:style-name="P4">
作者: ['АРМІЯINFORM']</text:p>
      <text:p text:style-name="P4">
时间: 2023-05-06T77:00:00-04:00</text:p>
      <text:p text:style-name="P4">
描述: 他的ZS乌克兰土地副指挥官Oleksandr上校...与乌克兰2022年的战争，与乌克兰与乌克兰的最新新闻，今天与乌克兰的新闻战争，乌克兰2022年最后一次，乌克兰与俄罗斯之间以及俄罗斯之间以及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foto-3-syrskyj.jpeg" text:style-name="Internet_20_link" text:visited-style-name="Visited_20_Internet_20_Link">
foto-3-syrskyj.jpeg</text:a>
']</text:p>
      <text:p text:style-name="P4">
标签: ['STOPRUSSIA', 'АГРЕСІЯ РФ', 'ГЕНЕРАЛ-ПОЛКОВНИК ОЛЕКСАНДР СИРСЬКИЙ', 'ДЕНЬ ПІХОТИ']</text:p>
      <text:p text:style-name="P4">
类别: News</text:p>
      <!--METADATA-->
      <text:p text:style-name="P4">
<draw:frame draw:style-name="fr1" draw:name="Image16" text:anchor-type="as-char" svg:width="6.9236in" svg:height="5.375754in" draw:z-index="0">
<draw:image xlink:href="../Images/AРМІЯINFORM/2023-05-06T77-00-00-04-00/foto-3-syrskyj.jpeg" xlink:type="simple" xlink:show="embed" xlink:actuate="onLoad" draw:mime-type="image/jpeg"/>
</draw:frame>
乌克兰武装部队的陆军指挥官，苏尔斯基总将军<text:a xlink:type="simple" xlink:href="https://t.me/osirskiy/61" text:style-name="Internet_20_link" text:visited-style-name="Visited_20_Internet_20_Link">
POST</text:a>
在电报中：</text:p>
      <text:p text:style-name="P4">
“亲爱的勇士，步兵!</text:p>
      <text:p text:style-name="P4">
今天，我们庆祝我们的职业假期!</text:p>
      <text:p text:style-name="P4">
这是一个钢铁和勇敢的人的假期。 步兵是关于耐力，勇气，勇气和英雄主义的。 关于角色 - 这是稳定的基础。</text:p>
      <text:p text:style-name="P4">
正如卡尔·克劳塞维茨(Karl Clausewitz)所写，“性格力量”的概念是关于信仰的坚定性。 后者是否是外国或自己的观点体系的结论，是否是源于原则，规范，即时印象以及思想的任何其他表现形式。</text:p>
      <text:p text:style-name="P4">
步兵 - 总是困难的地方!</text:p>
      <text:p text:style-name="P4">
近年来，您已经表明，即使在最困难的情况下，也有可能以自己的利益打破事件。 即使是敌人在数字上，也可以征服乌克兰土地。</text:p>
      <text:p text:style-name="P4">
由于步兵的明确纪律，成功的反官方行动已成为可能。</text:p>
      <text:p text:style-name="P4">
如今，假期不仅是陆军，而且是领土辩护，登陆部队，海军陆战队以及所有持有前线的人的捍卫者，那里发生了激烈的战斗。</text:p>
      <text:p text:style-name="P4">
永恒的荣誉对堕落的英雄，他们在与Pidlagressor的斗争中献出了生命。 向所有继续战斗和无所畏惧地摧毁敌人的人的荣耀。</text:p>
      <text:p text:style-name="P4">
我坚信，在不久的将来，乌克兰步兵将把乌克兰的标签提升到DeOocupovan Donetsk，Lugansk和Crimea。</text:p>
      <text:p text:style-name="P4">
快乐步兵，我们亲爱的捍卫者和乌克兰的捍卫者!</text:p>
      <text:p text:style-name="P4">
荣耀乌克兰!”。</text:p>
      <text:p text:style-name="P4">
News Source: <text:a xlink:type="simple" xlink:href="https://armyinform.com.ua/2023/05/06/komanduvach-suhoputnyh-vijsk-zsu-pryvitav-pihotyncziv-iz-profesijnym-svyatom/" text:style-name="Internet_20_link" text:visited-style-name="Visited_20_Internet_20_Link">
https://armyinform.com.ua/2023/05/06/komanduvach-suhoputnyh-vijsk-zsu-pryvitav-pihotyncziv-iz-profesijnym-svyatom/</text:a>
</text:p>
      <!--NEWS-->
      <text:h text:style-name="P10" text:outline-level="1">
<text:span text:style-name="T4">
国家麦克风 - 应首先加强Alexei Reznikov</text:span>
</text:h>
      <text:p text:style-name="P4">
作者: ['АРМІЯINFORM']</text:p>
      <text:p text:style-name="P4">
时间: 2023-05-06T78:00:00-04:00</text:p>
      <text:p text:style-name="P4">
描述: 乌克兰乌克兰的麦克雷特（Mainstr）防御乌克兰·奥利克斯（Oleksiy Reznikov），维多夫利奇（Viddovlychi）撰写pid小时间隔...与乌克兰2022年的战争，与乌克兰的最新新闻，《与乌克兰的新闻》（News News），与乌克兰的新闻战争，今天与乌克兰2022年的新闻战争，乌克兰和俄罗斯和俄罗斯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5/340982599_759271135785535_1815886209850072442_n.jpg" text:style-name="Internet_20_link" text:visited-style-name="Visited_20_Internet_20_Link">
340982599_759271135785535_1815886209850072442_n.jpg</text:a>
']</text:p>
      <text:p text:style-name="P4">
标签: ['МІНІСТР ОБОРОНИ УКРАЇНИ', 'ОЛЕКСІЙ РЕЗНІКОВ', 'ОФІЦІЙНО']</text:p>
      <text:p text:style-name="P4">
类别: News</text:p>
      <!--METADATA-->
      <text:p text:style-name="P4">
<draw:frame draw:style-name="fr1" draw:name="Image17" text:anchor-type="as-char" svg:width="6.9236in" svg:height="4.615733in" draw:z-index="0">
<draw:image xlink:href="../Images/AРМІЯINFORM/2023-05-06T78-00-00-04-00/340982599_759271135785535_1815886209850072442_n.jpg" xlink:type="simple" xlink:show="embed" xlink:actuate="onLoad" draw:mime-type="image/jpeg"/>
</draw:frame>
乌克兰Alexei Reznikov国防部长，在Dmitry Komarov的特别专题投影中回答了问题。 配音。 部长”关于击败侵略国之后乌克兰必要变化的部长说，国家麦克风是需要加强的。</text:p>
      <ul>
        <li>
如果您看未来，我们绝对需要建立一个独立的军事工业综合体。 此外，重要的是要从童年开始准备一个童年。  - 我相信我们不需要固定的服务，但是应该有一种更好的方法，也许是瑞士预备役式变体的类似物。</li>
      </ul>
      <text:p text:style-name="P4">
他还补充说，在乌克兰胜利之后，必须在俄罗斯杀手进行审判的诺恩伯格2举行。</text:p>
      <ul>
        <li>
必须有一个国际法院，俄罗斯罪犯，他们的军事政治领导人应在被告上并获得刑期。 对于历史，后代和他们特别是要了解责任必须到来 - 乌克兰国防部长强调，这一点很重要。 从象征性的是哈尔基夫或玛丽奥波尔。 他们应该坐在这里，他们杀害的人必须从天上看到这个法院。</li>
      </ul>
      <text:p text:style-name="P4">
News Source: <text:a xlink:type="simple" xlink:href="https://armyinform.com.ua/2023/05/06/pershochergovo-potribno-posylyty-naczionalnyj-vpk-oleksij-reznikov/" text:style-name="Internet_20_link" text:visited-style-name="Visited_20_Internet_20_Link">
https://armyinform.com.ua/2023/05/06/pershochergovo-potribno-posylyty-naczionalnyj-vpk-oleksij-reznikov/</text:a>
</text:p>
      <!--NEWS-->
      <text:h text:style-name="P10" text:outline-level="1">
<text:span text:style-name="T4">
武装部队总司令与美国总部联合委员会主席进行了电话交谈</text:span>
</text:h>
      <text:p text:style-name="P4">
作者: ['АРМІЯINFORM']</text:p>
      <text:p text:style-name="P4">
时间: 2023-05-06T79:00:00-04:00</text:p>
      <text:p text:style-name="P4">
描述: 关于Tsov Golovkomandavach ZS乌克兰，瓦莱伊·扎卢兹（Valeriy Zaluzhny Voydomiv）在Facebook上：...与乌克兰2022年的战争，与乌克兰的最新消息，今天与乌克兰的新闻，今天与乌克兰2022年的新闻战争，乌克兰和俄罗斯和俄罗斯之间的战争将会发生，何时以及何时，乌克兰和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345420612_1005897150571446_8017289562036678695_n.jpg" text:style-name="Internet_20_link" text:visited-style-name="Visited_20_Internet_20_Link">
345420612_1005897150571446_8017289562036678695_n.jpg</text:a>
']</text:p>
      <text:p text:style-name="P4">
标签: ['STOPRUSSIA', 'АГРЕСІЯ РФ', 'ВАЛЕРІЙ ЗАЛУЖНИЙ']</text:p>
      <text:p text:style-name="P4">
类别: News</text:p>
      <!--METADATA-->
      <text:p text:style-name="P4">
<draw:frame draw:style-name="fr1" draw:name="Image18" text:anchor-type="as-char" svg:width="6.9236in" svg:height="6.9236in" draw:z-index="0">
<draw:image xlink:href="../Images/AРМІЯINFORM/2023-05-06T79-00-00-04-00/345420612_1005897150571446_8017289562036678695_n.jpg" xlink:type="simple" xlink:show="embed" xlink:actuate="onLoad" draw:mime-type="image/jpeg"/>
</draw:frame>
关于它，乌克兰武装部队武装部队瓦莱里·扎卢兹尼(Valery Zaluzhny)的指挥官(https://www.facebook.com/CinCAFU/posts/pfbid0x3o3qVvHTeMg8h4hed65Vk6gjfycQAw4nVRYfZcbS8MPFKAYgkZJdK1kmNZxUABWl)在Facebook上：</text:p>
      <text:p text:style-name="P4">
“我支持与参谋长马克·米莉(Mark Millie)联合委员会主席的可持续对话。</text:p>
      <text:p text:style-name="P4">
在电话交谈中，他为乌克兰领土的占领而告知了我们军队未来步骤的情况和培训。</text:p>
      <text:p text:style-name="P4">
他感谢美国合作伙伴的下一个军事援助计划，该计划是前一天在五角大楼宣布的。</text:p>
      <text:p text:style-name="P4">
同意米莉将军继续积极互动。 我们的目标是乌克兰的赢家!”。</text:p>
      <text:p text:style-name="P4">
News Source: <text:a xlink:type="simple" xlink:href="https://armyinform.com.ua/2023/05/06/golovnokomanduvach-zsu-proviv-telefonnu-rozmovu-iz-golovoyu-obyednanogo-komitetu-nachalnykiv-shtabiv-ssha/" text:style-name="Internet_20_link" text:visited-style-name="Visited_20_Internet_20_Link">
https://armyinform.com.ua/2023/05/06/golovnokomanduvach-zsu-proviv-telefonnu-rozmovu-iz-golovoyu-obyednanogo-komitetu-nachalnykiv-shtabiv-ssha/</text:a>
</text:p>
      <!--NEWS-->
      <text:h text:style-name="P10" text:outline-level="1">
<text:span text:style-name="T4">
协调总部提出了一项慈善计划“比钢铁强的小心”</text:span>
</text:h>
      <text:p text:style-name="P4">
作者: ['Євген Проворний']</text:p>
      <text:p text:style-name="P4">
时间: 2023-05-06T80:00:00-04:00</text:p>
      <text:p text:style-name="P4">
描述: 在Pywan的协调总部，简报，P -P.与乌克兰2022年的战争，与乌克兰的战争，与乌克兰2022年的最新消息，将是乌克兰和俄罗斯的最后一场新闻，当时是与乌克兰在乌克兰在乌克兰的战争。将是，是否会在不久的将来与乌克兰进行战争，今天与乌克兰的战争，今天的乌克兰新闻</text:p>
      <text:p text:style-name="P4">
图片: ['<text:a xlink:type="simple" xlink:href="https://armyinform.com.ua/wp-content/uploads/2023/05/golovna-25.jpg" text:style-name="Internet_20_link" text:visited-style-name="Visited_20_Internet_20_Link">
golovna-25.jpg</text:a>
', '<text:a xlink:type="simple" xlink:href="https://armyinform.com.ua/wp-content/uploads/2023/05/podolyanchuk.jpg" text:style-name="Internet_20_link" text:visited-style-name="Visited_20_Internet_20_Link">
podolyanchuk.jpg</text:a>
', '<text:a xlink:type="simple" xlink:href="https://armyinform.com.ua/wp-content/uploads/2023/05/1-28-150x150.jpg" text:style-name="Internet_20_link" text:visited-style-name="Visited_20_Internet_20_Link">
1-28-150x150.jpg</text:a>
', '<text:a xlink:type="simple" xlink:href="https://armyinform.com.ua/wp-content/uploads/2023/05/2-28-150x150.jpg" text:style-name="Internet_20_link" text:visited-style-name="Visited_20_Internet_20_Link">
2-28-150x150.jpg</text:a>
', '<text:a xlink:type="simple" xlink:href="https://armyinform.com.ua/wp-content/uploads/2023/05/3-28-150x150.jpg" text:style-name="Internet_20_link" text:visited-style-name="Visited_20_Internet_20_Link">
3-28-150x150.jpg</text:a>
', '<text:a xlink:type="simple" xlink:href="https://armyinform.com.ua/wp-content/uploads/2023/05/4-27-150x150.jpg" text:style-name="Internet_20_link" text:visited-style-name="Visited_20_Internet_20_Link">
4-27-150x150.jpg</text:a>
', '<text:a xlink:type="simple" xlink:href="https://armyinform.com.ua/wp-content/uploads/2023/05/5-17-150x150.jpg" text:style-name="Internet_20_link" text:visited-style-name="Visited_20_Internet_20_Link">
5-17-150x150.jpg</text:a>
', '<text:a xlink:type="simple" xlink:href="https://armyinform.com.ua/wp-content/uploads/2023/05/czymbalyuk.jpg" text:style-name="Internet_20_link" text:visited-style-name="Visited_20_Internet_20_Link">
czymbalyuk.jpg</text:a>
', '<text:a xlink:type="simple" xlink:href="https://armyinform.com.ua/wp-content/uploads/2023/05/ohrimenko.jpg" text:style-name="Internet_20_link" text:visited-style-name="Visited_20_Internet_20_Link">
ohrimenko.jpg</text:a>
', '<text:a xlink:type="simple" xlink:href="https://armyinform.com.ua/wp-content/uploads/2023/05/dyakun-rudyuk.jpg" text:style-name="Internet_20_link" text:visited-style-name="Visited_20_Internet_20_Link">
dyakun-rudyuk.jpg</text:a>
', '<text:a xlink:type="simple" xlink:href="https://armyinform.com.ua/wp-content/uploads/2023/05/payevska.jpg" text:style-name="Internet_20_link" text:visited-style-name="Visited_20_Internet_20_Link">
payevska.jpg</text:a>
', '<text:a xlink:type="simple" xlink:href="https://armyinform.com.ua/wp-content/uploads/2023/05/kravczova.jpg" text:style-name="Internet_20_link" text:visited-style-name="Visited_20_Internet_20_Link">
kravczova.jpg</text:a>
']</text:p>
      <text:p text:style-name="P4">
标签: ['STOPRUSSIA', 'АГРЕСІЯ РФ', 'КООРДИНАЦІЙНИЙ ШТАБ З ПИТАНЬ ПОВОДЖЕННЯ З ВІЙСЬКОВОПОЛОНЕНИМИ']</text:p>
      <text:p text:style-name="P4">
类别: News</text:p>
      <!--METADATA-->
      <text:p text:style-name="P4">
<draw:frame draw:style-name="fr1" draw:name="Image19" text:anchor-type="as-char" svg:width="6.9236in" svg:height="4.615733in" draw:z-index="0">
<draw:image xlink:href="../Images/AРМІЯINFORM/2023-05-06T80-00-00-04-00/golovna-25.jpg" xlink:type="simple" xlink:show="embed" xlink:actuate="onLoad" draw:mime-type="image/jpeg"/>
</draw:frame>
在有关战俘管理的协调总部，有一份早餐，在此期间，媒体代表讲述了慈善计划“比钢铁强的小心”。</text:p>
      <text:p text:style-name="P4">
_俄罗斯坦克在一个慈善项目中扮演的角色是什么？ 他对他有感觉吗？ 但是，谁能帮助您今天的母亲的孩子 - 今天的妈妈被囚禁呢？ 在我们的材料中阅读此内容。</text:p>
      <text:h text:style-name="P12" text:outline-level="3">
<text:span text:style-name="T4">
<text:span text:style-name="T4">
 Zaya Reds的协调总部收据约500人每天找到</text:span>
</text:span>
</text:h>
      <ul>
        <li>
我们有一个众所周知的GUR MOU单元，它的性能非常复杂。 该单元拍摄了一个俄罗斯T-80BM坦克。 乌克兰基里尔·布达诺夫国防部智力部主要政府主管部门将其交给了我们，进行了一项井井有条的项目，交通工具帮助武装部队的总司令Valeryzluzhny的总司令。 我们与我们的美国合作伙伴一起看到了坦克的坦克。 这些作品在世界各地出售，并赢得了50万hryvnias。 赚取的资金决定分为两道(其中一些资金用于国防军的帮助。  -  ed。)戴安娜·波多利安丘克(Diana Podolianchuk)慈善基金会慈善基金会(Diana Podolianchuk)说。</li>
      </ul>
      <text:p text:style-name="P4">
<draw:frame draw:style-name="fr1" draw:name="Image20" text:anchor-type="as-char" svg:width="6.9236in" svg:height="5.833133in" draw:z-index="0">
<draw:image xlink:href="../Images/AРМІЯINFORM/2023-05-06T80-00-00-04-00/podolyanchuk.jpg" xlink:type="simple" xlink:show="embed" xlink:actuate="onLoad" draw:mime-type="image/jpeg"/>
</draw:frame>
根据她的说法，销毁坦克的项目是在乌克兰 - 司令部瓦莱里·扎卢兹尼(Valery Zaluzhny)和古尔·穆尔(Gur Mou)少校基里布达诺夫少校的武装部队的支持下与美利坚合众国共同实施的。</text:p>
      <ul>
        <li>
我们决定发展人道主义方向 - 即协助协调总部关于战俘的管理。</li>
      </ul>
      <text:p text:style-name="P4">
<text:a xlink:type="simple" xlink:href="https://armyinform.com.ua/wp-content/uploads/2023/05/1-28.jpg" text:style-name="Internet_20_link" text:visited-style-name="Visited_20_Internet_20_Link">
!(Images/AРМІЯINFORM/2023-05-06T80-00-00-04-00/1-28-150x150.jpg)</text:a>
</text:p>
      <text:p text:style-name="P4">
<text:a xlink:type="simple" xlink:href="https://armyinform.com.ua/wp-content/uploads/2023/05/2-28.jpg" text:style-name="Internet_20_link" text:visited-style-name="Visited_20_Internet_20_Link">
<draw:frame draw:style-name="fr1" draw:name="Image21" text:anchor-type="as-char" svg:width="6.9236in" svg:height="6.9236in" draw:z-index="0">
<draw:image xlink:href="../Images/AРМІЯINFORM/2023-05-06T80-00-00-04-00/2-28-150x150.jpg" xlink:type="simple" xlink:show="embed" xlink:actuate="onLoad" draw:mime-type="image/jpeg"/>
</draw:frame>
</text:a>
</text:p>
      <text:p text:style-name="P4">
<text:a xlink:type="simple" xlink:href="https://armyinform.com.ua/wp-content/uploads/2023/05/3-28.jpg" text:style-name="Internet_20_link" text:visited-style-name="Visited_20_Internet_20_Link">
<draw:frame draw:style-name="fr1" draw:name="Image22" text:anchor-type="as-char" svg:width="6.9236in" svg:height="6.9236in" draw:z-index="0">
<draw:image xlink:href="../Images/AРМІЯINFORM/2023-05-06T80-00-00-04-00/3-28-150x150.jpg" xlink:type="simple" xlink:show="embed" xlink:actuate="onLoad" draw:mime-type="image/jpeg"/>
</draw:frame>
</text:a>
照片：尤金作家，陆军</text:p>
      <text:p text:style-name="P4">
<text:a xlink:type="simple" xlink:href="https://armyinform.com.ua/wp-content/uploads/2023/05/4-27.jpg" text:style-name="Internet_20_link" text:visited-style-name="Visited_20_Internet_20_Link">
!(Images/AРМІЯINFORM/2023-05-06T80-00-00-04-00/4-27-150x150.jpg)</text:a>
</text:p>
      <text:p text:style-name="P4">
<text:a xlink:type="simple" xlink:href="https://armyinform.com.ua/wp-content/uploads/2023/05/5-17.jpg" text:style-name="Internet_20_link" text:visited-style-name="Visited_20_Internet_20_Link">
<draw:frame draw:style-name="fr1" draw:name="Image23" text:anchor-type="as-char" svg:width="6.9236in" svg:height="6.9236in" draw:z-index="0">
<draw:image xlink:href="../Images/AРМІЯINFORM/2023-05-06T80-00-00-04-00/5-17-150x150.jpg" xlink:type="simple" xlink:show="embed" xlink:actuate="onLoad" draw:mime-type="image/jpeg"/>
</draw:frame>
</text:a>
</text:p>
      <text:p text:style-name="P4">
她指出，从俄罗斯坦克制成的纪念品制成的纪念品的销售部分是为俄罗斯被囚禁的那些妇女的孩子购买的，或自2023年初以来被释放。</text:p>
      <text:p text:style-name="P4">
<draw:frame draw:style-name="fr1" draw:name="Image24" text:anchor-type="as-char" svg:width="6.9236in" svg:height="5.37156in" draw:z-index="0">
<draw:image xlink:href="../Images/AРМІЯINFORM/2023-05-06T80-00-00-04-00/czymbalyuk.jpg" xlink:type="simple" xlink:show="embed" xlink:actuate="onLoad" draw:mime-type="image/jpeg"/>
</draw:frame>
### <text:span text:style-name="T4">
通常从美国，加拿大，日本和欧洲国家订购此类纪念品</text:span>
</text:p>
      <ul>
        <li>
妇女是一个特别敏感的话题。 它们必须被遣返，也就是说，返回的情况下没有任何条件。 同时，重要的是要支持一直在等待并继续等待妈妈的小乌克兰人。 因此，这对于我们的小哥萨克人和哥萨克人来说，这是有害事件， - 协调总部Bogdan Okhrimenko的代表说。</li>
      </ul>
      <text:p text:style-name="P4">
<draw:frame draw:style-name="fr1" draw:name="Image25" text:anchor-type="as-char" svg:width="6.9236in" svg:height="5.429256in" draw:z-index="0">
<draw:image xlink:href="../Images/AРМІЯINFORM/2023-05-06T80-00-00-04-00/ohrimenko.jpg" xlink:type="simple" xlink:show="embed" xlink:actuate="onLoad" draw:mime-type="image/jpeg"/>
</draw:frame>
 - 加入该项目并订购纪念品(俄罗斯坦克桶的一部分。  -  ed。)我们基金的网站可能在销毁坦克部分的网站上。最常见的是美国，加拿大，日本和欧洲国家的纪念品。 人们将其视为支持我们国家的手势。 对他们而言，参与这一支持很重要。 我们的一项工作是与囚犯问题的协调总部合作，并助长了Toukraine慈善基金会的代表Marina Dyakun-Rudyuk。</text:p>
      <text:p text:style-name="P4">
<draw:frame draw:style-name="fr1" draw:name="Image26" text:anchor-type="as-char" svg:width="6.9236in" svg:height="5.660043in" draw:z-index="0">
<draw:image xlink:href="../Images/AРМІЯINFORM/2023-05-06T80-00-00-04-00/dyakun-rudyuk.jpg" xlink:type="simple" xlink:show="embed" xlink:actuate="onLoad" draw:mime-type="image/jpeg"/>
</draw:frame>
 - 我要感谢所有加入囚犯家属的帮助，所有帮助交流的人。 我们都在等我们的家人，兄弟，朋友。 谈论这件事对我来说非常痛苦，我尽力做我可以加速并帮助孩子的一切 - 慈善组织“乌克兰基金会“ Mriya” Mriya'Yulia Yulia Payevskaya)说，幸存下来。</text:p>
      <text:p text:style-name="P4">
<draw:frame draw:style-name="fr1" draw:name="Image27" text:anchor-type="as-char" svg:width="6.9236in" svg:height="5.411947in" draw:z-index="0">
<draw:image xlink:href="../Images/AРМІЯINFORM/2023-05-06T80-00-00-04-00/payevska.jpg" xlink:type="simple" xlink:show="embed" xlink:actuate="onLoad" draw:mime-type="image/jpeg"/>
</draw:frame>
 - 被捕的妇女是这场战争中最脆弱的类别。 多个月以来，有些甚至一年多，他们就不了解任何亲人，对孩子一无所知。 Natalia Kravtsova的代表Natalia Kravtsova说，俄罗斯忽略了纪念公约的所有规定，因此它不提供有关被俘虏的人的信息，因此不允许他们与家人交流。</text:p>
      <text:p text:style-name="P4">
<draw:frame draw:style-name="fr1" draw:name="Image28" text:anchor-type="as-char" svg:width="6.9236in" svg:height="5.927898in" draw:z-index="0">
<draw:image xlink:href="../Images/AРМІЯINFORM/2023-05-06T80-00-00-04-00/kravczova.jpg" xlink:type="simple" xlink:show="embed" xlink:actuate="onLoad" draw:mime-type="image/jpeg"/>
</draw:frame>
</text:p>
      <text:p text:style-name="P4">
News Source: <text:a xlink:type="simple" xlink:href="https://armyinform.com.ua/2023/05/06/u-koordynaczijnomu-shtabi-predstavyly-blagodijnu-inicziatyvu-malenki-serczya-micznishi-za-stal/" text:style-name="Internet_20_link" text:visited-style-name="Visited_20_Internet_20_Link">
https://armyinform.com.ua/2023/05/06/u-koordynaczijnomu-shtabi-predstavyly-blagodijnu-inicziatyvu-malenki-serczya-micznishi-za-stal/</text:a>
</text:p>
      <!--NEWS-->
      <text:h text:style-name="P10" text:outline-level="1">
<text:span text:style-name="T4">
45名阿佐夫斯塔尔的防守者和捍卫者被释放出敌对的囚禁</text:span>
</text:h>
      <text:p text:style-name="P4">
作者: ['АРМІЯINFORM']</text:p>
      <text:p text:style-name="P4">
时间: 2023-05-06T81:00:00-04:00</text:p>
      <text:p text:style-name="P4">
描述: 融合了雪茄的人。 塞雷达·欧普齐夫（Sereda Opertziv），雅基（Yaki）到达多姆（Dodom），42 Choloviki ...与乌克兰2022年的战争，与乌克兰的战争是今天的最新消息，今天与乌克兰2022年最后一次与乌克兰的战争，乌克兰和俄罗斯之间以及俄罗斯和俄罗斯之间的战争将是一场战争，与乌克兰的战争将在2022年，他们说，在不久的将来，是否会与乌克兰进行战争</text:p>
      <text:p text:style-name="P4">
图片: ['<text:a xlink:type="simple" xlink:href="https://armyinform.com.ua/wp-content/uploads/2023/05/345452227_1668263723597266_5750559912096392603_n.jpg" text:style-name="Internet_20_link" text:visited-style-name="Visited_20_Internet_20_Link">
345452227_1668263723597266_5750559912096392603_n.jpg</text:a>
', '<text:a xlink:type="simple" xlink:href="https://armyinform.com.ua/wp-content/uploads/2023/05/344737989_1005197027529437_4950673762597581785_n-150x150.jpg" text:style-name="Internet_20_link" text:visited-style-name="Visited_20_Internet_20_Link">
344737989_1005197027529437_4950673762597581785_n-150x150.jpg</text:a>
', '<text:a xlink:type="simple" xlink:href="https://armyinform.com.ua/wp-content/uploads/2023/05/344824722_821793276190849_5260441470892167694_n-150x150.jpg" text:style-name="Internet_20_link" text:visited-style-name="Visited_20_Internet_20_Link">
344824722_821793276190849_5260441470892167694_n-150x150.jpg</text:a>
', '<text:a xlink:type="simple" xlink:href="https://armyinform.com.ua/wp-content/uploads/2023/05/345447491_543723707707195_2156128192797922302_n-150x150.jpg" text:style-name="Internet_20_link" text:visited-style-name="Visited_20_Internet_20_Link">
345447491_543723707707195_2156128192797922302_n-150x150.jpg</text:a>
', '<text:a xlink:type="simple" xlink:href="https://armyinform.com.ua/wp-content/uploads/2023/05/345593420_223674820278136_1546737531487213610_n-150x150.jpg" text:style-name="Internet_20_link" text:visited-style-name="Visited_20_Internet_20_Link">
345593420_223674820278136_1546737531487213610_n-150x150.jpg</text:a>
']</text:p>
      <text:p text:style-name="P4">
标签: ['STOPRUSSIA', 'АГРЕСІЯ РФ', 'АЗОВСТАЛЬ', 'ОБМІН ВІЙСЬКОВОПОЛОНЕНИМИ']</text:p>
      <text:p text:style-name="P4">
类别: News</text:p>
      <!--METADATA-->
      <text:p text:style-name="P4">
<draw:frame draw:style-name="fr1" draw:name="Image29" text:anchor-type="as-char" svg:width="6.9236in" svg:height="5.1927in" draw:z-index="0">
<draw:image xlink:href="../Images/AРМІЯINFORM/2023-05-06T81-00-00-04-00/345452227_1668263723597266_5750559912096392603_n.jpg" xlink:type="simple" xlink:show="embed" xlink:actuate="onLoad" draw:mime-type="image/jpeg"/>
</draw:frame>
另一个囚犯交换。 在返回家园的后卫中，有42名男子和3名妇女。</text:p>
      <text:p text:style-name="P4">
关于它<text:a xlink:type="simple" xlink:href="https://www.facebook.com/MReintegration/posts/pfbid02w42Cs4mLvL41eppkFiQbKeQ7J8DugxmhaGRSxX9MoVE6oCQGE8uLxf7PPCdWCxicl" text:style-name="Internet_20_link" text:visited-style-name="Visited_20_Internet_20_Link">
报告</text:a>
乌克兰暂时占领领土的重新融入部。</text:p>
      <text:p text:style-name="P4">
他们所有人都是9年前创建的Azov部门的国民警卫队。</text:p>
      <text:p text:style-name="P4">
囚犯的交换是由总统办公室，乌克兰安全局，内政部，重返社会部和其他机构共同努力的。</text:p>
      <text:p text:style-name="P4">
国家信息局(笔尖)在重返社会部的情况下，传统上提供了基本背包的俘虏。</text:p>
      <text:p text:style-name="P4">
NIB还协助发布文件，银行帐户，从囚禁中解放的七牌。 它有助于从一项时间的财政援助中收集文件，速度更快。</text:p>
      <text:p text:style-name="P4">
重返社会部还将在国家付款和心理康复的支持下为妇女提供囚禁。</text:p>
      <text:p text:style-name="P4">
<text:a xlink:type="simple" xlink:href="https://armyinform.com.ua/wp-content/uploads/2023/05/344737989_1005197027529437_4950673762597581785_n.jpg" text:style-name="Internet_20_link" text:visited-style-name="Visited_20_Internet_20_Link">
!(Images/AРМІЯINFORM/2023-05-06T81-00-00-04-00/344737989_1005197027529437_4950673762597581785_n-150x150.jpg)</text:a>
</text:p>
      <text:p text:style-name="P4">
<text:a xlink:type="simple" xlink:href="https://armyinform.com.ua/wp-content/uploads/2023/05/344824722_821793276190849_5260441470892167694_n.jpg" text:style-name="Internet_20_link" text:visited-style-name="Visited_20_Internet_20_Link">
<draw:frame draw:style-name="fr1" draw:name="Image30" text:anchor-type="as-char" svg:width="6.9236in" svg:height="6.9236in" draw:z-index="0">
<draw:image xlink:href="../Images/AРМІЯINFORM/2023-05-06T81-00-00-04-00/344824722_821793276190849_5260441470892167694_n-150x150.jpg" xlink:type="simple" xlink:show="embed" xlink:actuate="onLoad" draw:mime-type="image/jpeg"/>
</draw:frame>
</text:a>
</text:p>
      <text:p text:style-name="P4">
<text:a xlink:type="simple" xlink:href="https://armyinform.com.ua/wp-content/uploads/2023/05/345447491_543723707707195_2156128192797922302_n.jpg" text:style-name="Internet_20_link" text:visited-style-name="Visited_20_Internet_20_Link">
<draw:frame draw:style-name="fr1" draw:name="Image31" text:anchor-type="as-char" svg:width="6.9236in" svg:height="6.9236in" draw:z-index="0">
<draw:image xlink:href="../Images/AРМІЯINFORM/2023-05-06T81-00-00-04-00/345447491_543723707707195_2156128192797922302_n-150x150.jpg" xlink:type="simple" xlink:show="embed" xlink:actuate="onLoad" draw:mime-type="image/jpeg"/>
</draw:frame>
</text:a>
</text:p>
      <text:p text:style-name="P4">
<text:a xlink:type="simple" xlink:href="https://armyinform.com.ua/wp-content/uploads/2023/05/345593420_223674820278136_1546737531487213610_n.jpg" text:style-name="Internet_20_link" text:visited-style-name="Visited_20_Internet_20_Link">
<draw:frame draw:style-name="fr1" draw:name="Image32" text:anchor-type="as-char" svg:width="6.9236in" svg:height="6.9236in" draw:z-index="0">
<draw:image xlink:href="../Images/AРМІЯINFORM/2023-05-06T81-00-00-04-00/345593420_223674820278136_1546737531487213610_n-150x150.jpg" xlink:type="simple" xlink:show="embed" xlink:actuate="onLoad" draw:mime-type="image/jpeg"/>
</draw:frame>
</text:a>
</text:p>
      <text:p text:style-name="P4">
News Source: <text:a xlink:type="simple" xlink:href="https://armyinform.com.ua/2023/05/06/z-vorozhogo-polonu-zvilnyly-shhe-45-zahysnykiv-i-zahysnycz-azovstali/" text:style-name="Internet_20_link" text:visited-style-name="Visited_20_Internet_20_Link">
https://armyinform.com.ua/2023/05/06/z-vorozhogo-polonu-zvilnyly-shhe-45-zahysnykiv-i-zahysnycz-azovstali/</text:a>
</text:p>
      <!--NEWS-->
      <text:h text:style-name="P10" text:outline-level="1">
<text:span text:style-name="T4">
乌克兰肯定会在北约 - 乌克兰国防部长</text:span>
</text:h>
      <text:p text:style-name="P4">
作者: ['АРМІЯINFORM']</text:p>
      <text:p text:style-name="P4">
时间: 2023-05-06T82:00:00-04:00</text:p>
      <text:p text:style-name="P4">
描述: Dmitra Komarov“ Rik”的特殊比例的PID小时间隔。 幕后。 Minigra” Oleksiy Reznikov ...与乌克兰2022年的战争，与乌克兰的最新新闻，今天与乌克兰2022年的新闻战争，乌克兰和俄罗斯之间的战争，乌克兰和俄罗斯之间的战争将在2022年在2022年与乌克兰进行战争，无论是否将是，无论是否会，无论是否会在不久的将来都与乌克兰的战争，这是与乌克兰的战争，今天的乌克兰新闻，乌克兰新闻，乌克兰媒体在俄罗斯的乌克兰新闻</text:p>
      <text:p text:style-name="P4">
图片: ['<text:a xlink:type="simple" xlink:href="https://armyinform.com.ua/wp-content/uploads/2023/02/reznikov-04-1.jpg" text:style-name="Internet_20_link" text:visited-style-name="Visited_20_Internet_20_Link">
reznikov-04-1.jpg</text:a>
']</text:p>
      <text:p text:style-name="P4">
标签: ['МІНІСТР ОБОРОНИ УКРАЇНИ', 'НАТО', 'ОЛЕКСІЙ РЕЗНІКОВ', 'ОФІЦІЙНО']</text:p>
      <text:p text:style-name="P4">
类别: News</text:p>
      <!--METADATA-->
      <text:p text:style-name="P4">
<draw:frame draw:style-name="fr1" draw:name="Image33" text:anchor-type="as-char" svg:width="6.9236in" svg:height="4.615733in" draw:z-index="0">
<draw:image xlink:href="../Images/AРМІЯINFORM/2023-05-06T82-00-00-04-00/reznikov-04-1.jpg" xlink:type="simple" xlink:show="embed" xlink:actuate="onLoad" draw:mime-type="image/jpeg"/>
</draw:frame>
乌克兰国防部Alexei Reznikov</text:p>
      <text:p text:style-name="P4">
在德米特里·科马罗夫(Dmitry Komarov)的采访中，一年。 配音。 部长” Alexei Reznikov强调，乌克兰将在北约。 首先，这不会因为我们的愿望而发生，而是基于联盟本身的主动性。</text:p>
      <ul>
        <li>
今天我们有各种现代武器。 而且我们知道如何破坏八月，其他欧洲国家只能在垃圾填埋场中使用它。在马德里的最后一次峰会上批准的北约战略假设在未来十年中，北约是对北约的战略威胁，” Alexei Reznikov说。  - 如果俄罗斯对北约是战略威胁，那么今天就有能够击败俄罗斯人以外的俄罗斯人的经验。 没有人。 仍然有必要有一个争论乌克兰进入联盟。</li>
      </ul>
      <text:p text:style-name="P4">
News Source: <text:a xlink:type="simple" xlink:href="https://armyinform.com.ua/2023/05/06/ukrayina-obovyazkovo-bude-v-nato-ministr-obrony-ukrayiny/" text:style-name="Internet_20_link" text:visited-style-name="Visited_20_Internet_20_Link">
https://armyinform.com.ua/2023/05/06/ukrayina-obovyazkovo-bude-v-nato-ministr-obrony-ukrayiny/</text:a>
</text:p>
      <!--NEWS-->
      <text:h text:style-name="P10" text:outline-level="1">
<text:span text:style-name="T4">
问候乌克兰艺术家的步兵日快乐</text:span>
</text:h>
      <text:p text:style-name="P4">
作者: ['АРМІЯINFORM']</text:p>
      <text:p text:style-name="P4">
时间: 2023-05-06T83:00:00-04:00</text:p>
      <text:p text:style-name="P4">
描述: “ Majama Pidnim乌克兰少尉在星空犯罪，Donetsk，Luhansku！”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ДЕНЬ ПІХОТИ', 'ПРИВІТАННЯ АРТИСТІВ']</text:p>
      <text:p text:style-name="P4">
类别: News</text:p>
      <!--METADATA-->
      <text:p text:style-name="P4">
“是步兵将在解放的克里米亚顿涅茨克·塔卢根斯克(Donetsk Talugansk)举起乌克兰国旗!”</text:p>
      <text:p text:style-name="P4">
Dmitry Komarov，Taras Topol，Andriy Tanchynets，Fagot，Tina Karol，Ivanleno，Ivanleno，Svyatoslav Vakarchuk，Olga Sumska，Dasha Astafyev，Svetlana Tarabarova，Oksana Bilozir bilozir and Minterneer vicholes。 视频<text:a xlink:type="simple" xlink:href="https://www.facebook.com/UALandForces/posts/pfbid0asQ9V8JNzuKcRNLrC2VUe5X4AaFUpWTpkTJv7nBjK2bvEPaMuvnu8PCJDR4fXNmDl" text:style-name="Internet_20_link" text:visited-style-name="Visited_20_Internet_20_Link">
公开</text:a>
乌克兰武装部队的土地部队的指挥。</text:p>
      <text:p text:style-name="P4">
News Source: <text:a xlink:type="simple" xlink:href="https://armyinform.com.ua/2023/05/06/vitannya-z-dnem-pihoty-vid-ukrayinskyh-artystiv/" text:style-name="Internet_20_link" text:visited-style-name="Visited_20_Internet_20_Link">
https://armyinform.com.ua/2023/05/06/vitannya-z-dnem-pihoty-vid-ukrayinskyh-artystiv/</text:a>
</text:p>
      <!--NEWS-->
      <text:h text:style-name="P10" text:outline-level="1">
<text:span text:style-name="T4">
安娜·马利亚（Anna Malyar）与北约妇女秘书长，和平与安全的特别代表举行了会议</text:span>
</text:h>
      <text:p text:style-name="P4">
作者: ['АРМІЯINFORM']</text:p>
      <text:p text:style-name="P4">
时间: 2023-05-06T84:00:00-04:00</text:p>
      <text:p text:style-name="P4">
描述: 关于Ministan of Ukraine的代祷者，Facebook上乌克兰Ganna Malledomila的防御：“ Mala ...与乌克兰2022年的战争，与乌克兰与乌克兰的最新新闻，新闻战争，与乌克兰2022年的新闻战争，今天将在今天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345419254_944450536707376_5222034483081925893_n.jpg" text:style-name="Internet_20_link" text:visited-style-name="Visited_20_Internet_20_Link">
345419254_944450536707376_5222034483081925893_n.jpg</text:a>
']</text:p>
      <text:p text:style-name="P4">
标签: ['STOPRUSSIA', 'АГРЕСІЯ РФ', 'ГАННА МАЛЯР']</text:p>
      <text:p text:style-name="P4">
类别: News</text:p>
      <!--METADATA-->
      <text:p text:style-name="P4">
<draw:frame draw:style-name="fr1" draw:name="Image34" text:anchor-type="as-char" svg:width="6.9236in" svg:height="6.998606in" draw:z-index="0">
<draw:image xlink:href="../Images/AРМІЯINFORM/2023-05-06T84-00-00-04-00/345419254_944450536707376_5222034483081925893_n.jpg" xlink:type="simple" xlink:show="embed" xlink:actuate="onLoad" draw:mime-type="image/jpeg"/>
</draw:frame>
乌克兰国防部副部长安娜·马里亚尔<text:a xlink:type="simple" xlink:href="https://www.facebook.com/ganna.maliar/posts/pfbid0ob1DWi97NGRX7zAQo5pqg54YHNvWscBo35ySky5HpNSQCMAiCCVgXjTL2v3MiVEYl" text:style-name="Internet_20_link" text:visited-style-name="Visited_20_Internet_20_Link">
报道</text:a>
在Facebook上：</text:p>
      <text:p text:style-name="P4">
“她与北约妇女，和平与安全艾琳·费林(Irene Fellin)的特别代表与一位特别代表进行了愉快而重要的会议。</text:p>
      <text:p text:style-name="P4">
会议有义务以干燥的官方语言写作。 诸如“当事方讨论重要问题”之类的标准短语，“会议通过了手机”等。</text:p>
      <text:p text:style-name="P4">
现在，我将开始拿起单词来传达会议的真实氛围，而不是提高协议。</text:p>
      <text:p text:style-name="P4">
会议是情感和坦率的。 艾琳·费林(Irene Fellin)非常意识到我们的战争，并为乌克兰和乌克兰人的命运而真诚地生病。</text:p>
      <text:p text:style-name="P4">
艾琳(Irene)在葡萄牙的一次国际活动中听到了我的讲话，涉及武装部队中伊科洛维克(Icholovik)的妇女问题，这是由一场全面战争引起的，现在想更详细地谈论它。</text:p>
      <text:p text:style-name="P4">
是的，有些事情只能以这种个人会议格式进行讨论。</text:p>
      <text:p text:style-name="P4">
艾琳·费林(Irene Fellin)感谢冷漠和主动地位。”</text:p>
      <text:p text:style-name="P4">
News Source: <text:a xlink:type="simple" xlink:href="https://armyinform.com.ua/2023/05/06/ganna-malyar-provela-zustrich-zi-speczialnym-predstavnykom-genseka-nato-z-pytan-zhinok-myru-ta-bezpeky/" text:style-name="Internet_20_link" text:visited-style-name="Visited_20_Internet_20_Link">
https://armyinform.com.ua/2023/05/06/ganna-malyar-provela-zustrich-zi-speczialnym-predstavnykom-genseka-nato-z-pytan-zhinok-myru-ta-bezpeky/</text:a>
</text:p>
      <!--NEWS-->
      <text:h text:style-name="P10" text:outline-level="1">
<text:span text:style-name="T4">
沃迪米尔·泽伦斯基（Volodymyr Zelensky）在步兵日庆祝活动中的讲话</text:span>
</text:h>
      <text:p text:style-name="P4">
作者: ['АРМІЯINFORM']</text:p>
      <text:p text:style-name="P4">
时间: 2023-05-06T85:00:00-04:00</text:p>
      <text:p text:style-name="P4">
描述: “ Syogodni乌克兰人，善良，voyn-pikhotsiv-theos of daes的力量……与乌克兰2022年的战争，今天与乌克兰最新消息的战争，与乌克兰2022的战争是今天的最后一场，将是今天的最后一场乌克兰与俄罗斯之间的战争，何时，何时，何时，何时，何时，何时，何时，何时，何时，何时，何时，何时，何时，何时，何时，何时与乌克兰在2022年进行战争乌克兰在不久的将来，与乌克兰的战争，今天的乌克兰新闻，乌克兰新闻，乌克兰媒体在俄罗斯的媒体</text:p>
      <text:p text:style-name="P4">
图片: []</text:p>
      <text:p text:style-name="P4">
标签: ['STOPRUSSIA', 'АГРЕСІЯ РФ', 'ВОЛОДИМИР ЗЕЛЕНСЬКИЙ', 'ДЕНЬ ПІХОТИ']</text:p>
      <text:p text:style-name="P4">
类别: News</text:p>
      <!--METADATA-->
      <text:p text:style-name="P4">
“如今，乌克兰庆祝步兵战士的勇气和力量 - 这给国家带来了最重要的结果，即我们的防御能力。</text:p>
      <text:p text:style-name="P4">
该州之所以站着，是因为您正在尊严地战斗 - 以及所有乌克兰部队和安全!谢谢你!</text:p>
      <text:p text:style-name="P4">
每当乌克兰与世界交谈时，我们的战士所取得的战斗成就是一个非常令人信服的论点。</text:p>
      <text:p text:style-name="P4">
摆脱对俄罗斯的多年幻想并不容易 - 国家已经使世界上有很多邪恶是无法克服的。</text:p>
      <text:p text:style-name="P4">
但是乌克兰人，乌克兰勇士，乌克兰步兵勇士证明了邪恶的结束。</text:p>
      <text:p text:style-name="P4">
我们每个士兵的稳定和勇气都破坏了世界的幻想 - 改变了历史。 在战斗中取得成功的每个人和每个人都促使世界与我们的力量一起 - 与乌克兰成为历史的一方面。”  -  <text:a xlink:type="simple" xlink:href="https://www.facebook.com/watch/" text:style-name="Internet_20_link" text:visited-style-name="Visited_20_Internet_20_Link">
说</text:a>
在他的讲话中。</text:p>
      <text:p text:style-name="P4">
News Source: <text:a xlink:type="simple" xlink:href="https://armyinform.com.ua/2023/05/06/vystup-volodymyra-zelenskogo-pid-chas-urochystostej-z-nagody-dnya-pihoty/" text:style-name="Internet_20_link" text:visited-style-name="Visited_20_Internet_20_Link">
https://armyinform.com.ua/2023/05/06/vystup-volodymyra-zelenskogo-pid-chas-urochystostej-z-nagody-dnya-pihoty/</text:a>
</text:p>
      <!--NEWS-->
      <text:h text:style-name="P10" text:outline-level="1">
<text:span text:style-name="T4">
国防军每天的航空在俄罗斯人的人员和设备集中的领域进行了5次节拍</text:span>
</text:h>
      <text:p text:style-name="P4">
作者: ['АРМІЯINFORM']</text:p>
      <text:p text:style-name="P4">
时间: 2023-05-06T86: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ВІАЦІЯ ЗСУ', 'АГРЕСІЯ РФ', 'ВТОРГНЕННЯ РФ', 'ГШ ЗСУ']</text:p>
      <text:p text:style-name="P4">
类别: News</text:p>
      <!--METADATA-->
      <text:p text:style-name="P4">
<draw:frame draw:style-name="fr1" draw:name="Image35" text:anchor-type="as-char" svg:width="6.9236in" svg:height="3.894525in" draw:z-index="0">
<draw:image xlink:href="../Images/AРМІЯINFORM/2023-05-06T86-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每天的国防军航空在敌人的个人工作人员和军事装备的集中领域进行了5杆，并对敌对的空袭导弹综合体造成了打击。</text:p>
      <text:p text:style-name="P4">
在这一天，我们的后卫摧毁了4次冲击Blashad-136/131和2台情报无人机。</text:p>
      <text:p text:style-name="P4">
导弹和​​炮兵部队在白天被办公室，敌人的武器和军事装备的3个区域以及射击位置击中。</text:p>
      <text:p text:style-name="P4">
支持武装部队!让我们一起赢!荣耀乌克兰!”  - 演讲说。</text:p>
      <text:p text:style-name="P4">
News Source: <text:a xlink:type="simple" xlink:href="https://armyinform.com.ua/2023/05/06/aviacziya-syl-oborony-za-dobu-zavdala-5-udariv-po-rajonah-zoseredzhennya-osobovogo-skladu-ta-tehniky-rosiyan/" text:style-name="Internet_20_link" text:visited-style-name="Visited_20_Internet_20_Link">
https://armyinform.com.ua/2023/05/06/aviacziya-syl-oborony-za-dobu-zavdala-5-udariv-po-rajonah-zoseredzhennya-osobovogo-skladu-ta-tehniky-rosiyan/</text:a>
</text:p>
      <!--NEWS-->
      <text:h text:style-name="P10" text:outline-level="1">
<text:span text:style-name="T4">
俄罗斯人的这个时代在乌克兰造成了6架火箭和25次航空罢工</text:span>
</text:h>
      <text:p text:style-name="P4">
作者: ['АРМІЯINFORM']</text:p>
      <text:p text:style-name="P4">
时间: 2023-05-06T87:00:00-04:00</text:p>
      <text:p text:style-name="P4">
描述: 关于ZS乌克兰人的总部。 “ Triva Chotirist Tridnsit Soma ...与乌克兰2022年的战争，与乌克兰的最新新闻战争，今天与乌克兰2022年的新闻战争，无论是乌克兰和俄罗斯之间的战争，以及何时与乌克兰的战争， 2022年，是否将是。</text:p>
      <text:p text:style-name="P4">
图片: ['<text:a xlink:type="simple" xlink:href="https://armyinform.com.ua/wp-content/uploads/2022/10/2022-10-31-raketnyj-udar-po-harkivshhyni.jpg" text:style-name="Internet_20_link" text:visited-style-name="Visited_20_Internet_20_Link">
2022-10-31-raketnyj-udar-po-harkivshhyni.jpg</text:a>
']</text:p>
      <text:p text:style-name="P4">
标签: ['STOPRUSSIA', 'АВІАУДАРИ РФ', 'АГРЕСІЯ РФ', 'ВТОРГНЕННЯ РФ', 'ГШ ЗСУ', 'РАКЕТНІ УДАРИ РФ']</text:p>
      <text:p text:style-name="P4">
类别: News</text:p>
      <!--METADATA-->
      <text:p text:style-name="P4">
<draw:frame draw:style-name="fr1" draw:name="Image36" text:anchor-type="as-char" svg:width="6.9236in" svg:height="3.893007in" draw:z-index="0">
<draw:image xlink:href="../Images/AРМІЯINFORM/2023-05-06T87-00-00-04-00/2022-10-31-raketnyj-udar-po-harkivshhyni.jpg" xlink:type="simple" xlink:show="embed" xlink:actuate="onLoad" draw:mime-type="image/jpeg"/>
</draw:frame>
说明性照片<text:span text:style-name="T4">
🔥俄罗斯完成的情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俄罗斯联邦的大规模武装侵略的四百三十七天正在进行中。</text:p>
      <text:p text:style-name="P4">
在这一天，敌人击中了6次火箭，其中包括当时的城市，康斯坦丁诺夫卡和赫尔森。 此外，俄罗斯联邦袭击了25次航空罢工，并造成了20多个喷气系统火火般的火灾。 私人住宅和其他基础设施已被摧毁和损坏。</text:p>
      <text:p text:style-name="P4">
乌克兰整个乌克兰的火箭和航空罢工的可能性很高。”</text:p>
      <text:p text:style-name="P4">
News Source: <text:a xlink:type="simple" xlink:href="https://armyinform.com.ua/2023/05/06/cziyeyi-doby-rosiyany-zavdaly-6-raketnyh-ta-25-aviaczijnyh-udariv-po-ukrayini/" text:style-name="Internet_20_link" text:visited-style-name="Visited_20_Internet_20_Link">
https://armyinform.com.ua/2023/05/06/cziyeyi-doby-rosiyany-zavdaly-6-raketnyh-ta-25-aviaczijnyh-udariv-po-ukrayini/</text:a>
</text:p>
      <!--NEWS-->
      <text:h text:style-name="P10" text:outline-level="1">
<text:span text:style-name="T4">
在国防军的那天，俄罗斯人击退了30多次袭击，巴赫穆特和马克卡的城市仍在进行激烈的战斗</text:span>
</text:h>
      <text:p text:style-name="P4">
作者: ['АРМІЯINFORM']</text:p>
      <text:p text:style-name="P4">
时间: 2023-05-06T88:00:00-04:00</text:p>
      <text:p text:style-name="P4">
描述: 关于ZS乌克兰人的总部。 “ Rosiyani是Zoserdhuvati的景象……与乌克兰2022年的战争，与乌克兰的战争是今天的最新消息，与乌克兰2022年的新闻战是今天的最后一场新闻，乌克兰和俄罗斯之间的战争是否会发生战争，什么时候2022年将与乌克兰发生战争，无论是否会发生，不久的将来，与乌克兰的战争是否会说，与乌克兰的战争今天，乌克兰的新闻，乌克兰的新闻，乌克兰媒体在俄罗斯的乌克兰新闻</text:p>
      <text:p text:style-name="P4">
图片: ['<text:a xlink:type="simple" xlink:href="https://armyinform.com.ua/wp-content/uploads/2023/05/345561938_169733466036684_5362462622211363921_n.jpg" text:style-name="Internet_20_link" text:visited-style-name="Visited_20_Internet_20_Link">
345561938_169733466036684_5362462622211363921_n.jpg</text:a>
']</text:p>
      <text:p text:style-name="P4">
标签: []</text:p>
      <text:p text:style-name="P4">
类别: News</text:p>
      <!--METADATA-->
      <text:p text:style-name="P4">
<draw:frame draw:style-name="fr1" draw:name="Image37" text:anchor-type="as-char" svg:width="6.9236in" svg:height="4.622945in" draw:z-index="0">
<draw:image xlink:href="../Images/AРМІЯINFORM/2023-05-06T88-00-00-04-00/345561938_169733466036684_5362462622211363921_n.jpg" xlink:type="simple" xlink:show="embed" xlink:actuate="onLoad" draw:mime-type="image/jpeg"/>
</draw:frame>
说明性照片<text:span text:style-name="T4">
🔥俄罗斯入侵的情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俄罗斯人继续将主要努力集中在领导进攻性巴赫穆特和马林斯基的方向上。 Bakhmutt Marinka有激烈的战斗。 在白天，敌人发动了30多次袭击。</text:p>
      <text:p text:style-name="P4">
<text:span text:style-name="T4">
在Volyn和Polissya方向</text:span>
未检测到形成进攻群体的迹象。 在白俄罗斯共和国的垃圾填埋场，准备了敌人领土辩护的单位。</text:p>
      <text:p text:style-name="P4">
<text:span text:style-name="T4">
在Siversky和Slobozhansky的指示中</text:span>
敌人在与乌克兰边境地区保留了军事发病率。 白天，敌人放弃了Zarichchy，Leonivka和Krasny Khutirchernihiv地区的定居点。 塞尼希夫地区莱昂尼夫卡(Leonivka)居住的铁城市进行了迫击炮和炮弹； Rivne，Boyars领导的Sumy地区的Volfini，以及Lammongings，Granules，Cossack Lopan，Sagittarius，Lukyanka，Neskachny，Neskachny，Old Taritsa，Vovchansky Farms，Okhrimivka，Black和House Naarkiv地区。</text:p>
      <text:p text:style-name="P4">
<text:span text:style-name="T4">
在kupyansk的方向</text:span>
敌人通过定居点Sinkivka的胜任领导了不成功的进攻行动。 炮弹和迫击炮是第一批红色，两年，西部，sindivka，沙子，樱桃，tasttelmakhivka，哈尔基夫地区。</text:p>
      <text:p text:style-name="P4">
<text:span text:style-name="T4">
朝利马方向</text:span>
敌人在我们的防守中寻找薄弱的地方。 他朝着Bigorivka的方向进行了进攻行动，并没有成功。 Makeevka和Nevsky Luhansk地区Tabulogovka和有争议的Donetsk地区是炮弹。</text:p>
      <text:p text:style-name="P4">
<text:span text:style-name="T4">
在Bakhmutsky </text:span>
 <text:span text:style-name="T4">
方向</text:span>
敌人继续进攻行动。 巴赫穆特的男孩继续。 在白天，敌人进行了Bogdanivka，Ivanovsky，Prevent和New York的进攻行动不成功。 开朗，Orikhovo-vasylivka，Markovo，Grigorivka，Bakhmut，Ivanivske，Yar，Konstantinovka，Oleksandr-Schultine，South，Toretsk，Toretsk，North，North and New York donetsk地区受伤。<text:span text:style-name="T4">
在Mariinsky方向</text:span>
防御部队反映了Marinka地区的众多攻击。 同时，敌对的炮击受到圣乔治和顿涅茨克地区胜利的影响。</text:p>
      <text:p text:style-name="P4">
<text:span text:style-name="T4">
在矿物方向</text:span>
，白天，进攻行动的敌人不是。 他向顿涅茨克地区的水，煤炭，前体和金田开火。</text:p>
      <text:p text:style-name="P4">
<text:span text:style-name="T4">
在Zaporizhzhya和Kherson的指示</text:span>
敌人继续防御。 他向战斗恢复线附近的定居点开火。 特别是，是Burlatske，自由领域，Donetsk地区的Novopol； Olgivske，Malynivka，Gulyaipole，Magic，White，Little Tokmachka，Novodanilovka，Mali Shcherbaki，Kamianske Zaporizhzhya地区； 霍森地区的安东尼夫卡和霍森市的金·巴尔卡(Golden Balka)。</text:p>
      <text:p text:style-name="P4">
News Source: <text:a xlink:type="simple" xlink:href="https://armyinform.com.ua/2023/05/06/protyagom-doby-syly-oborony-vidbyly-ponad-30-atak-rosiyan-vazhki-boyi-tryvayut-za-mista-bahmut-ta-maryinku/" text:style-name="Internet_20_link" text:visited-style-name="Visited_20_Internet_20_Link">
https://armyinform.com.ua/2023/05/06/protyagom-doby-syly-oborony-vidbyly-ponad-30-atak-rosiyan-vazhki-boyi-tryvayut-za-mista-bahmut-ta-maryinku/</text:a>
</text:p>
      <!--NEWS-->
      <text:h text:style-name="P10" text:outline-level="1">
<text:span text:style-name="T4">
在Energodar，俄罗斯人绑架汽车和能源企业的Rob Warehouses</text:span>
</text:h>
      <text:p text:style-name="P4">
作者: ['АРМІЯINFORM']</text:p>
      <text:p text:style-name="P4">
时间: 2023-05-06T89:00:00-04:00</text:p>
      <text:p text:style-name="P4">
描述: 关于ZS乌克兰人的总部。 “罗西斯克（Rosisk）不喝酒……与乌克兰2022的战争，与乌克兰的战争是今天的最新消息，今天与乌克兰的新闻战2022今天的最后一场战争，乌克兰和俄罗斯之间的战争将会发生战争2022年与乌克兰的战争，这将是，这将是不久的将来，与乌克兰与乌克兰的战争是否表示，今天与乌克兰的战争，今天的乌克兰新闻，乌克兰新闻，乌克兰媒体在俄罗斯的乌克兰新闻</text:p>
      <text:p text:style-name="P4">
图片: ['<text:a xlink:type="simple" xlink:href="https://armyinform.com.ua/wp-content/uploads/2023/05/47rs220805b511-2048x1400-1.jpg" text:style-name="Internet_20_link" text:visited-style-name="Visited_20_Internet_20_Link">
47rs220805b511-2048x1400-1.jpg</text:a>
']</text:p>
      <text:p text:style-name="P4">
标签: ['STOPRUSSIA', 'АГРЕСІЯ РФ', 'ВТОРГНЕННЯ РФ', 'ЕНЕРГОДАР', 'МАРОДЕРИ', 'РОСІЯНИ-ЗЛОДІЇ']</text:p>
      <text:p text:style-name="P4">
类别: News</text:p>
      <!--METADATA-->
      <text:p text:style-name="P4">
<draw:frame draw:style-name="fr1" draw:name="Image38" text:anchor-type="as-char" svg:width="6.9236in" svg:height="4.731127in" draw:z-index="0">
<draw:image xlink:href="../Images/AРМІЯINFORM/2023-05-06T89-00-00-04-00/47rs220805b511-2048x1400-1.jpg" xlink:type="simple" xlink:show="embed" xlink:actuate="onLoad" draw:mime-type="image/jpeg"/>
</draw:frame>
说明性照片<text:span text:style-name="T4">
🔥俄罗斯入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俄罗斯入侵者不会停止失去乌克兰公民和暂时占领领土的企业。 截至5月5日，在Energodar，企业“电蒙蒙塔兹-10”的努利族没有留下任何乘用车。 仓库被掠夺，画架设备被导出，”该消息将可用。</text:p>
      <text:p text:style-name="P4">
News Source: <text:a xlink:type="simple" xlink:href="https://armyinform.com.ua/2023/05/06/v-energodari-rosiyany-vykradayut-mashyny-ta-grabuyut-sklady-energetychnyh-pidpryyemstv/" text:style-name="Internet_20_link" text:visited-style-name="Visited_20_Internet_20_Link">
https://armyinform.com.ua/2023/05/06/v-energodari-rosiyany-vykradayut-mashyny-ta-grabuyut-sklady-energetychnyh-pidpryyemstv/</text:a>
</text:p>
      <!--NEWS-->
      <text:h text:style-name="P10" text:outline-level="1">
<text:span text:style-name="T4">
5更多敌人无人机被摧毁</text:span>
</text:h>
      <text:p text:style-name="P4">
作者: ['АРМІЯINFORM']</text:p>
      <text:p text:style-name="P4">
时间: 2023-05-06T90:00:00-04:00</text:p>
      <text:p text:style-name="P4">
描述: 关于ZSU真正的Child Demlyal综合性：“ Vorog代理BPL机器人...与乌克兰2022年的战争，与乌克兰的最新新闻战争，今天与乌克兰2022年的新闻战争，乌克兰和俄罗斯和俄罗斯和俄罗斯与俄罗斯与俄罗斯与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345599081_197301336454519_7125297270954891757_n.jpg" text:style-name="Internet_20_link" text:visited-style-name="Visited_20_Internet_20_Link">
345599081_197301336454519_7125297270954891757_n.jpg</text:a>
']</text:p>
      <text:p text:style-name="P4">
标签: ['STOPRUSSIA', 'АГРЕСІЯ РФ', 'БПЛА']</text:p>
      <text:p text:style-name="P4">
类别: News</text:p>
      <!--METADATA-->
      <text:p text:style-name="P4">
<draw:frame draw:style-name="fr1" draw:name="Image39" text:anchor-type="as-char" svg:width="6.9236in" svg:height="6.9236in" draw:z-index="0">
<draw:image xlink:href="../Images/AРМІЯINFORM/2023-05-06T90-00-00-04-00/345599081_197301336454519_7125297270954891757_n.jpg" xlink:type="simple" xlink:show="embed" xlink:actuate="onLoad" draw:mime-type="image/jpeg"/>
</draw:frame>
关于它<text:a xlink:type="simple" xlink:href="https://www.facebook.com/kpszsu/posts/pfbid0cwCizDc3aa7x2DvwuQ1F9CkNtXdbnz6PGeTztps2XH6dHmWnnrNX7gyWtPCiyQq5l" text:style-name="Internet_20_link" text:visited-style-name="Visited_20_Internet_20_Link">
报告</text:a>
武装部队司令部：</text:p>
      <text:p text:style-name="P4">
“敌人加强了整个前线不同类型的无人机工作。</text:p>
      <text:p text:style-name="P4">
在5月6日的那天，五架敌人的无人机被乌克兰武装部队的部队和防空摧毁：四个行动型级别和一辆柳叶刀型无人机。</text:p>
      <text:p text:style-name="P4">
News Source: <text:a xlink:type="simple" xlink:href="https://armyinform.com.ua/2023/05/06/znyshheno-shhe-5-vorozhyh-bpla/" text:style-name="Internet_20_link" text:visited-style-name="Visited_20_Internet_20_Link">
https://armyinform.com.ua/2023/05/06/znyshheno-shhe-5-vorozhyh-bpla/</text:a>
</text:p>
      <!--NEWS-->
      <text:h text:style-name="P10" text:outline-level="1">
<text:span text:style-name="T4">
我们必须从俄罗斯囚禁 - 乌克兰总统返回并将所有人民返回</text:span>
</text:h>
      <text:p text:style-name="P4">
作者: ['АРМІЯINFORM']</text:p>
      <text:p text:style-name="P4">
时间: 2023-05-06T91:00:00-04:00</text:p>
      <text:p text:style-name="P4">
描述: https://www.youtube.com/watch?v=o8vfbjjn0xi关于乌克兰Volodymyr的总统...与乌克兰2022年的战争，与乌克兰的最新新闻，今天与乌克兰2022年的战争，今天将在今天之间发生战争，和俄罗斯，当2022年与乌克兰的战争将在不久的将来与乌克兰战争，乌克兰与乌克兰的战争，今天的乌克兰新闻，乌克兰的新闻，乌克兰媒体在俄罗斯的乌克兰新闻</text:p>
      <text:p text:style-name="P4">
图片: []</text:p>
      <text:p text:style-name="P4">
标签: ['STOPRUSSIA', 'АГРЕСІЯ РФ', 'ВОЛОДИМИР ЗЕЛЕНСЬКИЙ']</text:p>
      <text:p text:style-name="P4">
类别: News</text:p>
      <!--METADATA-->
      <text:p text:style-name="P4">
乌克兰Volodymyr Zelenskyy总裁<text:a xlink:type="simple" xlink:href="https://www.president.gov.ua/news/mi-mayemo-povernuti-j-povernemo-vsih-nashih-lyudej-iz-rosijs-82745" text:style-name="Internet_20_link" text:visited-style-name="Visited_20_Internet_20_Link">
Said</text:a>
在他的视频地址：</text:p>
      <text:p text:style-name="P4">
“我希望健康，亲爱的乌克兰人!</text:p>
      <text:p text:style-name="P4">
今天对我们的士兵来说是重要的一天，今天是乌克兰步兵的日子。</text:p>
      <text:p text:style-name="P4">
这是一个捍卫者和后卫的职业假期，总是值得关注。</text:p>
      <text:p text:style-name="P4">
陆军最大的组成部分，那些对防御最重要的抵抗力。 表现特别重要的人。</text:p>
      <text:p text:style-name="P4">
他很荣幸今天祝贺我们的步兵，并获得州奖和荣誉荣誉荣誉荣誉，我们的船员以勇气和勇气。 第10个单独的农业旅，第14个独立的机械化，第56个单独的运动步兵……谢谢勇士队的表现!感谢所有必须在乌克兰步兵任职的人!</text:p>
      <text:p text:style-name="P4">
然而，今天，金星的命令移交给了我们的英雄瓦莱尔博夫上尉。 他死于战斗。 他是第93个独立机械化旅“冷纱”的汽车步兵营的汽车步兵公司的指挥官。</text:p>
      <text:p text:style-name="P4">
这个人字形，乌克兰的雪佛龙英雄，是他的女儿维多利亚(Victoria)交给我的。 我会构建它。 对我来说，这是一个非常荣幸的荣誉。</text:p>
      <text:p text:style-name="P4">
今天，我们的团队设法从俄罗斯囚禁中返回了45个我们的囚禁。 42名乌克兰捍卫者和三名捍卫者。 他们都为Azovstal辩护。 35名普通和中士，十个军官。</text:p>
      <text:p text:style-name="P4">
我们必须从俄罗斯囚禁中返回并返回所有人!我非常感谢交流团队。 Budanov，Yermak，Usov，Kid，Loubin。谢谢，伙计们!</text:p>
      <text:p text:style-name="P4">
今天，他会见了犹他州代表 - 最强大的国家之一。 我们已经讨论了我们的互动，这是一个很好的例子，说明了特定部分如何帮助保护自由和人民。 人道主义支持，援助，政治互动。 我们有足够的机会为乌克兰人和美国人的共同利益共同努力。</text:p>
      <text:p text:style-name="P4">
还有一个。 今天，乌克兰政府负责人和乌克兰的第一夫人代表了英国的国家，查尔西伊国王和卡米拉皇后的加冕典礼。</text:p>
      <text:p text:style-name="P4">
我代表整个乌克兰人民，祝贺他们的je下 - 乌克兰的真正朋友 - 这一历史活动开始了英国君主制的新时代。 我祝查尔斯三世国王(King Charles III)有多年的成功统治，以及聚集在一起的人们的人民 - 与我们共同的繁荣和胜利。感谢所有帮助保护生活和自由的人!</text:p>
      <text:p text:style-name="P4">
荣耀现在我们正在战斗的所有士兵!荣耀我们美丽的人!</text:p>
      <text:p text:style-name="P4">
荣耀乌克兰!”。</text:p>
      <text:p text:style-name="P4">
News Source: <text:a xlink:type="simple" xlink:href="https://armyinform.com.ua/2023/05/06/my-mayemo-povernuty-j-povernemo-vsih-nashyh-lyudej-iz-rosijskoyi-nevoli-prezydent-ukrayiny/" text:style-name="Internet_20_link" text:visited-style-name="Visited_20_Internet_20_Link">
https://armyinform.com.ua/2023/05/06/my-mayemo-povernuty-j-povernemo-vsih-nashyh-lyudej-iz-rosijskoyi-nevoli-prezydent-ukrayiny/</text:a>
</text:p>
      <!--NEWS-->
      <text:h text:style-name="P10" text:outline-level="1">
<text:span text:style-name="T4">
7北约维尔纽斯峰会对乌克兰国防部长的期望</text:span>
</text:h>
      <text:p text:style-name="P4">
作者: ['АРМІЯINFORM']</text:p>
      <text:p text:style-name="P4">
时间: 2023-05-06T92:00:00-04:00</text:p>
      <text:p text:style-name="P4">
描述: 关于乌克兰奥利克斯尼科夫的第七届Ochikuvan Ministra防御，我被Samit Nato的乡村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photo1683382388.jpeg" text:style-name="Internet_20_link" text:visited-style-name="Visited_20_Internet_20_Link">
photo1683382388.jpeg</text:a>
']</text:p>
      <text:p text:style-name="P4">
标签: ['STOPRUSSIA', 'АГРЕСІЯ РФ', 'ВІЛЬНЮСЬКИЙ САМІТ', 'ОЛЕКСІЙ РЕЗНІКОВ']</text:p>
      <text:p text:style-name="P4">
类别: News</text:p>
      <!--METADATA-->
      <text:p text:style-name="P4">
<draw:frame draw:style-name="fr1" draw:name="Image40" text:anchor-type="as-char" svg:width="6.9236in" svg:height="7.919757in" draw:z-index="0">
<draw:image xlink:href="../Images/AРМІЯINFORM/2023-05-06T92-00-00-04-00/photo1683382388.jpeg" xlink:type="simple" xlink:show="embed" xlink:actuate="onLoad" draw:mime-type="image/jpeg"/>
</draw:frame>
Vilnius峰会上乌克兰Alexei Reznikov国防部长的期望约7个期望<text:a xlink:type="simple" xlink:href="https://t.me/militarymediacenter/1874" text:style-name="Internet_20_link" text:visited-style-name="Visited_20_Internet_20_Link">
报告</text:a>
军事媒体中心：</text:p>
      <text:p text:style-name="P4">
1️⃣在2023年底对乌克兰提出了明确的会员资格算法；</text:p>
      <text:p text:style-name="P4">
2️⃣北约对乌克兰会员的承诺；</text:p>
      <text:p text:style-name="P4">
3️⃣保证乌克兰在加入联盟之前的保证；</text:p>
      <text:p text:style-name="P4">
4️⃣北约愿意支持乌克兰和平公式；</text:p>
      <text:p text:style-name="P4">
5️⃣提供乌克兰的防御需求，包括防空，坦克和敌对行动；</text:p>
      <text:p text:style-name="P4">
6️⃣根据第4条法规与乌克兰建立了危机咨询机制；</text:p>
      <text:p text:style-name="P4">
7️⃣将北约乌克兰委员会重新格式化为北约乌克兰从乌克兰过渡到国防系统，医疗和释放的北约标准。</text:p>
      <text:p text:style-name="P4">
News Source: <text:a xlink:type="simple" xlink:href="https://armyinform.com.ua/2023/05/06/7-ochikuvan-ministra-oborony-ukrayiny-vid-vilnyuskogo-samitu-nato/" text:style-name="Internet_20_link" text:visited-style-name="Visited_20_Internet_20_Link">
https://armyinform.com.ua/2023/05/06/7-ochikuvan-ministra-oborony-ukrayiny-vid-vilnyuskogo-samitu-nato/</text:a>
</text:p>
      <!--NEWS-->
      <text:h text:style-name="P10" text:outline-level="1">
<text:span text:style-name="T4">
乌克兰总统尊重荣誉名誉荣誉荣誉名誉荣誉名誉荣誉荣誉荣誉荣誉卓越</text:span>
</text:h>
      <text:p text:style-name="P4">
作者: ['АРМІЯINFORM']</text:p>
      <text:p text:style-name="P4">
时间: 2023-05-06T93:00:00-04:00</text:p>
      <text:p text:style-name="P4">
描述: 关于乌克兰总统第265/2023号总统的法令，“关于Vidnika的荣誉 - 知道...与乌克兰2022年的战争，与乌克兰的战争是今天的最新消息，这是与战争的最新消息，这是与与乌克兰的战争。乌克兰2022年是今天的最后一次，无论乌克兰和俄罗斯之间是否会发生战争，何时，何时，何时，何时，何时，何时，何时，何时，何时，何时，何时，何时与乌克兰战争在2022年将是，将在不久的将来与乌克兰发动战争，与乌克兰的战争，今天的乌克兰新闻，乌克兰新闻，乌克兰媒体在俄罗斯</text:p>
      <text:p text:style-name="P4">
图片: ['<text:a xlink:type="simple" xlink:href="https://armyinform.com.ua/wp-content/uploads/2023/05/zyro-image-1536x1022-1.jpg" text:style-name="Internet_20_link" text:visited-style-name="Visited_20_Internet_20_Link">
zyro-image-1536x1022-1.jpg</text:a>
']</text:p>
      <text:p text:style-name="P4">
标签: ['STOPRUSSIA', 'АГРЕСІЯ РФ', 'ВІДЗНАКА «ЗА\xa0МУЖНІСТЬ ТА\xa0ВІДВАГУ»']</text:p>
      <text:p text:style-name="P4">
类别: News</text:p>
      <!--METADATA-->
      <text:p text:style-name="P4">
<draw:frame draw:style-name="fr1" draw:name="Image41" text:anchor-type="as-char" svg:width="6.9236in" svg:height="4.604194in" draw:z-index="0">
<draw:image xlink:href="../Images/AРМІЯINFORM/2023-05-06T93-00-00-04-00/zyro-image-1536x1022-1.jpg" xlink:type="simple" xlink:show="embed" xlink:actuate="onLoad" draw:mime-type="image/jpeg"/>
</draw:frame>
说明性照片</text:p>
      <text:p text:style-name="P4">
关于这个<text:a xlink:type="simple" xlink:href="https://www.president.gov.ua/documents/2652023-46693" text:style-name="Internet_20_link" text:visited-style-name="Visited_20_Internet_20_Link">
被引用</text:a>
在乌克兰总统第265/2023号总统的法令中，“庆祝荣誉荣誉”的勇气”：</text:p>
      <text:p text:style-name="P4">
“为了纪念勇气和英雄主义的目的，在保护期间发现</text:p>
      <text:p text:style-name="P4">
1 \。 要注意荣誉区别“为勇气和英勇”，乌克兰武装部队的土地部队的这类军事部位：</text:p>
      <text:p text:style-name="P4">
10个单独的Edelweiss Mountain股票旅；</text:p>
      <text:p text:style-name="P4">
14个单独的机械大队以罗曼王子大帝的名字命名；</text:p>
      <text:p text:style-name="P4">
56独立的汽车步兵野马旅。</text:p>
      <text:p text:style-name="P4">
乌克兰V. Zelensky总裁</text:p>
      <text:p text:style-name="P4">
5月5日2023年</text:p>
      <text:p text:style-name="P4">
News Source: <text:a xlink:type="simple" xlink:href="https://armyinform.com.ua/2023/05/06/pochesnoyu-vidznakoyu-za-muzhnist-ta-vidvagu-prezydent-ukrayiny-vidznachyv-try-brygady-zsu/" text:style-name="Internet_20_link" text:visited-style-name="Visited_20_Internet_20_Link">
https://armyinform.com.ua/2023/05/06/pochesnoyu-vidznakoyu-za-muzhnist-ta-vidvagu-prezydent-ukrayiny-vidznachyv-try-brygady-zsu/</text:a>
</text:p>
      <!--NEWS-->
      <text:h text:style-name="P10" text:outline-level="1">
<text:span text:style-name="T4">
俄罗斯指挥官公开称他们的下属大炮肉</text:span>
</text:h>
      <text:p text:style-name="P4">
作者: ['АРМІЯINFORM']</text:p>
      <text:p text:style-name="P4">
时间: 2023-05-06T94:00:00-04:00</text:p>
      <text:p text:style-name="P4">
描述: 关于ZS乌克兰人的总部。 “达达鲁斯经常受到监督……与乌克兰2022年的战争，与乌克兰的最新新闻，今天与乌克兰的新闻战争，今天的最后一场新闻战争，今天将在乌克兰和俄罗斯之间发动战争，当2022年与乌克兰的战争将在2022年与乌克兰战争时是否会在不久的将来与乌克兰进行战争，这是与乌克兰的战争，今天的乌克兰新闻，乌克兰新闻，乌克兰媒体的战争</text:p>
      <text:p text:style-name="P4">
图片: ['<text:a xlink:type="simple" xlink:href="https://armyinform.com.ua/wp-content/uploads/2022/09/prymusova-mobilizacziya-tot.jpg" text:style-name="Internet_20_link" text:visited-style-name="Visited_20_Internet_20_Link">
prymusova-mobilizacziya-tot.jpg</text:a>
']</text:p>
      <text:p text:style-name="P4">
标签: ['STOPRUSSIA', 'АГРЕСІЯ РФ', 'ВІЙСЬКОВІ РФ', 'ВТОРГНЕННЯ РФ', 'ГШ ЗСУ']</text:p>
      <text:p text:style-name="P4">
类别: News</text:p>
      <!--METADATA-->
      <text:p text:style-name="P4">
<draw:frame draw:style-name="fr1" draw:name="Image42" text:anchor-type="as-char" svg:width="6.9236in" svg:height="4.032997in" draw:z-index="0">
<draw:image xlink:href="../Images/AРМІЯINFORM/2023-05-06T94-00-00-04-00/prymusova-mobilizacziya-tot.jpg" xlink:type="simple" xlink:show="embed" xlink:actuate="onLoad" draw:mime-type="image/jpeg"/>
</draw:frame>
说明性照片<text:span text:style-name="T4">
🔥俄罗斯完成的情况</text:span>
</text:p>
      <text:p text:style-name="P4">
关于它<text:a xlink:type="simple" xlink:href="https://www.facebook.com/GeneralStaff.ua/posts/pfbid02hRzhey1h6MSPRfcf5xgzjA5hqrTCsZtc2osw788NiHnJMKAQLtsRSZkPQWnriP42l" text:style-name="Internet_20_link" text:visited-style-name="Visited_20_Internet_20_Link">
报告</text:a>
乌克兰武装部队的总参谋部。</text:p>
      <text:p text:style-name="P4">
“越来越多地收到有关敌人人员道德和心理状态低水平的信息。</text:p>
      <text:p text:style-name="P4">
因此，在不幸的穆里诺·利德诺戈罗德地区不幸的俄罗斯占领军的一个部门中，指挥官被公开称为下属肉。</text:p>
      <text:p text:style-name="P4">
此外，军事人员还抱怨医疗服务不良，并提供个人防护设备和设备。</text:p>
      <text:p text:style-name="P4">
消息写道：“大约有50％的人员没有机会发行付款卡，担心如果他们去世，他们的资金将不会由家人获得。”</text:p>
      <text:p text:style-name="P4">
News Source: <text:a xlink:type="simple" xlink:href="https://armyinform.com.ua/2023/05/06/rosijski-komandyry-vidkryto-nazyvayut-svoyih-pidleglyh-garmatnym-myasom/" text:style-name="Internet_20_link" text:visited-style-name="Visited_20_Internet_20_Link">
https://armyinform.com.ua/2023/05/06/rosijski-komandyry-vidkryto-nazyvayut-svoyih-pidleglyh-garmatnym-myasom/</text:a>
</text:p>
      <!--NEWS-->
      <text:h text:style-name="P10" text:outline-level="1">
<text:span text:style-name="T4">
SBU打破了两个俄罗斯同事的逃脱，这帮助了霍森地区的敌人</text:span>
</text:h>
      <text:p text:style-name="P4">
作者: ['АРМІЯINFORM']</text:p>
      <text:p text:style-name="P4">
时间: 2023-05-06T95:00:00-04:00</text:p>
      <text:p text:style-name="P4">
描述: Bezpeki的服务绘制了大型柜台 - 鱼的结果绘制RF RF的刷牙...与乌克兰2022的战争，与乌克兰的最新新闻，今天与乌克兰2022年的新闻战争，今天与，乌克兰与俄罗斯之间以及2022年与乌克兰的战争是否会发生战争，乌克兰新闻在乌克兰媒体的俄罗斯人</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标签: ['КОЛАБОРАНТИ', 'СБУ']</text:p>
      <text:p text:style-name="P4">
类别: News</text:p>
      <!--METADATA-->
      <text:p text:style-name="P4">
<draw:frame draw:style-name="fr1" draw:name="Image43" text:anchor-type="as-char" svg:width="6.9236in" svg:height="3.555362in" draw:z-index="0">
<draw:image xlink:href="../Images/AРМІЯINFORM/2023-05-06T95-00-00-04-00/232191481_149444590648295_3523033550936501027_n.jpg" xlink:type="simple" xlink:show="embed" xlink:actuate="onLoad" draw:mime-type="image/jpeg"/>
</draw:frame>
说明性照片</text:p>
      <text:p text:style-name="P4">
安全服务<text:a xlink:type="simple" xlink:href="https://www.facebook.com/SecurSerUkraine/posts/pfbid0rcPtrxc4VButjTzTxuyQJRLw8bmRBnw9AcPhD8p6wZpUhvPmERb3zM1NqEkLmQm9l" text:style-name="Internet_20_link" text:visited-style-name="Visited_20_Internet_20_Link">
延迟</text:a>
由于大规模矛盾的措施，俄罗斯联邦的另外两个支持者以赫森地区的名字命名。</text:p>
      <text:p text:style-name="P4">
当地人是虐待者：父亲和儿子，在该地区临时职业期间支持。</text:p>
      <text:p text:style-name="P4">
右河畔赫尔森地区释放后，年轻人继续与逃到左海岸的俄罗斯军队保持联系。</text:p>
      <text:p text:style-name="P4">
根据调查，它“耗尽”了贝洛泽尔斯基地区领土的基地和siloboron的占领者。</text:p>
      <text:p text:style-name="P4">
大多数敌人对武装部队武装部队的战斗位置的位置感兴趣。</text:p>
      <text:p text:style-name="P4">
该人还向入侵者通报了俄罗斯对关键基础设施，社会机构和住宅建筑物的当地对象的俄罗斯空袭后果。</text:p>
      <text:p text:style-name="P4">
智能占用者被用来调整重复的火箭艺术作品打击，以对Bilozerki，Kizomis和巨大的定居点进行调整，包括使用托管航空。</text:p>
      <text:p text:style-name="P4">
为了进行交流，叛徒使用了匿名信使，并以文本和音频消息的形式以及AshelectRonic坐标进行了传输。</text:p>
      <text:p text:style-name="P4">
同时，在临时占领霍尔森的父亲的父亲同意被任命为“阿西里克和赫尔森地区的渔业部”的入侵者。</text:p>
      <text:p text:style-name="P4">
在执政的职位时，他遵循了高拉特(Gaulayter)对该地区克里姆林宫平衡的指示。</text:p>
      <text:p text:style-name="P4">
发现合作者定期参加了一位重要的“部长”总统的会议，并敦促人们支持入侵者。</text:p>
      <text:p text:style-name="P4">
此外，他迫使当地农民为侵略国的利益而工作。 如果拒绝 - 受到俄罗斯联邦惩罚性器官的镇压威胁。</text:p>
      <text:p text:style-name="P4">
了解对犯罪的惩罚的必然性，他们俩都逃到了霍森地区的暂时捕获的部分。</text:p>
      <text:p text:style-name="P4">
为此，与入侵者撤离有关。根据收集的证据，SBU的调查人员告诉敌方校正者根据第2部分的艺术规定。 111(在戒严状态下犯下的国家背叛)，父亲的父亲 - 根据艺术的第5部分。 111-1(合作)乌克兰的刑法。</text:p>
      <text:p text:style-name="P4">
目前，两名攻击者都被拘留。 正在进行调查，以确定犯罪的所有情况并起诉肇事者。</text:p>
      <text:p text:style-name="P4">
反之亦然的措施是由SBU的工作人员在检察官办公室保存领导层的。</text:p>
      <text:p text:style-name="P4">
News Source: <text:a xlink:type="simple" xlink:href="https://armyinform.com.ua/2023/05/06/sbu-zirvala-vtechu-dvoh-poplichnykiv-rf-yaki-dopomagaly-vorogu-na-hersonshhyni/" text:style-name="Internet_20_link" text:visited-style-name="Visited_20_Internet_20_Link">
https://armyinform.com.ua/2023/05/06/sbu-zirvala-vtechu-dvoh-poplichnykiv-rf-yaki-dopomagaly-vorogu-na-hersonshhyni/</text:a>
</text:p>
      <!--NEWS-->
      <text:h text:style-name="P10" text:outline-level="1">
<text:span text:style-name="T4">
乌克兰海军陆战队支持消防训练技能</text:span>
</text:h>
      <text:p text:style-name="P4">
作者: ['АРМІЯINFORM']</text:p>
      <text:p text:style-name="P4">
时间: 2023-05-06T96:00:00-04:00</text:p>
      <text:p text:style-name="P4">
描述: 关于VMS ZS乌克兰人的工作：“乌克兰莫斯基·普罗蒂（Ukrainian Morsky the）...与乌克兰2022年的战争，与乌克兰的最新新闻，今天与乌克兰2022年的《新闻战》，今天，乌克兰和俄罗斯之间的战争是否会发生战争，一场战争，一场战争，一场战争，一场战争，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44547283_788178359286444_6056673073977343410_n.jpg" text:style-name="Internet_20_link" text:visited-style-name="Visited_20_Internet_20_Link">
344547283_788178359286444_6056673073977343410_n.jpg</text:a>
', '<text:a xlink:type="simple" xlink:href="https://armyinform.com.ua/wp-content/uploads/2023/05/344000609_2317306275123458_3974039771555639074_n-150x150.jpg" text:style-name="Internet_20_link" text:visited-style-name="Visited_20_Internet_20_Link">
344000609_2317306275123458_3974039771555639074_n-150x150.jpg</text:a>
', '<text:a xlink:type="simple" xlink:href="https://armyinform.com.ua/wp-content/uploads/2023/05/344393261_249865827548559_1263438314601649190_n-150x150.jpg" text:style-name="Internet_20_link" text:visited-style-name="Visited_20_Internet_20_Link">
344393261_249865827548559_1263438314601649190_n-150x150.jpg</text:a>
', '<text:a xlink:type="simple" xlink:href="https://armyinform.com.ua/wp-content/uploads/2023/05/344698781_770859191351421_1765689977540530875_n-150x150.jpg" text:style-name="Internet_20_link" text:visited-style-name="Visited_20_Internet_20_Link">
344698781_770859191351421_1765689977540530875_n-150x150.jpg</text:a>
', '<text:a xlink:type="simple" xlink:href="https://armyinform.com.ua/wp-content/uploads/2023/05/345071461_768604664803084_30857586329907468_n-150x150.jpg" text:style-name="Internet_20_link" text:visited-style-name="Visited_20_Internet_20_Link">
345071461_768604664803084_30857586329907468_n-150x150.jpg</text:a>
', '<text:a xlink:type="simple" xlink:href="https://armyinform.com.ua/wp-content/uploads/2023/05/345447711_606546211405951_4108454640402040050_n-150x150.jpg" text:style-name="Internet_20_link" text:visited-style-name="Visited_20_Internet_20_Link">
345447711_606546211405951_4108454640402040050_n-150x150.jpg</text:a>
', '<text:a xlink:type="simple" xlink:href="https://armyinform.com.ua/wp-content/uploads/2023/05/345450980_232259032744126_1260553145642037009_n-150x150.jpg" text:style-name="Internet_20_link" text:visited-style-name="Visited_20_Internet_20_Link">
345450980_232259032744126_1260553145642037009_n-150x150.jpg</text:a>
', '<text:a xlink:type="simple" xlink:href="https://armyinform.com.ua/wp-content/uploads/2023/05/345450980_3211315939159023_9052386862747969743_n-150x150.jpg" text:style-name="Internet_20_link" text:visited-style-name="Visited_20_Internet_20_Link">
345450980_3211315939159023_9052386862747969743_n-150x150.jpg</text:a>
', '<text:a xlink:type="simple" xlink:href="https://armyinform.com.ua/wp-content/uploads/2023/05/345451575_758855142436287_903879792692173176_n-150x150.jpg" text:style-name="Internet_20_link" text:visited-style-name="Visited_20_Internet_20_Link">
345451575_758855142436287_903879792692173176_n-150x150.jpg</text:a>
', '<text:a xlink:type="simple" xlink:href="https://armyinform.com.ua/wp-content/uploads/2023/05/345456353_981856383250999_7663699566592861940_n-150x150.jpg" text:style-name="Internet_20_link" text:visited-style-name="Visited_20_Internet_20_Link">
345456353_981856383250999_7663699566592861940_n-150x150.jpg</text:a>
', '<text:a xlink:type="simple" xlink:href="https://armyinform.com.ua/wp-content/uploads/2023/05/345458104_895941781490846_1433059254335478437_n-150x150.jpg" text:style-name="Internet_20_link" text:visited-style-name="Visited_20_Internet_20_Link">
345458104_895941781490846_1433059254335478437_n-150x150.jpg</text:a>
', '<text:a xlink:type="simple" xlink:href="https://armyinform.com.ua/wp-content/uploads/2023/05/345461068_983524266160113_3132960177275386790_n-150x150.jpg" text:style-name="Internet_20_link" text:visited-style-name="Visited_20_Internet_20_Link">
345461068_983524266160113_3132960177275386790_n-150x150.jpg</text:a>
', '<text:a xlink:type="simple" xlink:href="https://armyinform.com.ua/wp-content/uploads/2023/05/345469663_771832520950558_2270270761723913755_n-150x150.jpg" text:style-name="Internet_20_link" text:visited-style-name="Visited_20_Internet_20_Link">
345469663_771832520950558_2270270761723913755_n-150x150.jpg</text:a>
', '<text:a xlink:type="simple" xlink:href="https://armyinform.com.ua/wp-content/uploads/2023/05/345573354_162155996814741_1906949450506445878_n-150x150.jpg" text:style-name="Internet_20_link" text:visited-style-name="Visited_20_Internet_20_Link">
345573354_162155996814741_1906949450506445878_n-150x150.jpg</text:a>
', '<text:a xlink:type="simple" xlink:href="https://armyinform.com.ua/wp-content/uploads/2023/05/345653926_249927864372149_3207295380449602624_n-150x150.jpg" text:style-name="Internet_20_link" text:visited-style-name="Visited_20_Internet_20_Link">
345653926_249927864372149_3207295380449602624_n-150x150.jpg</text:a>
']</text:p>
      <text:p text:style-name="P4">
标签: ['STOPRUSSIA', 'АГРЕСІЯ РФ']</text:p>
      <text:p text:style-name="P4">
类别: News</text:p>
      <!--METADATA-->
      <text:p text:style-name="P4">
<draw:frame draw:style-name="fr1" draw:name="Image44" text:anchor-type="as-char" svg:width="6.9236in" svg:height="4.615733in" draw:z-index="0">
<draw:image xlink:href="../Images/AРМІЯINFORM/2023-05-06T96-00-00-04-00/344547283_788178359286444_6056673073977343410_n.jpg" xlink:type="simple" xlink:show="embed" xlink:actuate="onLoad" draw:mime-type="image/jpeg"/>
</draw:frame>
关于这个<text:a xlink:type="simple" xlink:href="https://www.facebook.com/navy.mil.gov.ua/posts/pfbid0zNfo32f3qPSsxHv2isJdRE6JQCekTz3DBdaK1YCLTGWJJqz2r1uuUDqmmcTyvwJWl" text:style-name="Internet_20_link" text:visited-style-name="Visited_20_Internet_20_Link">
被引用</text:a>
在乌克兰武装部队海军的报告中：</text:p>
      <text:p text:style-name="P4">
“乌克兰海军陆战队继续提高他们的知识，并在适当的水平上维持技能，以使俄罗斯法西斯军队的有效抵抗。</text:p>
      <text:p text:style-name="P4">
尽管日常任务的时间表紧迫，但海军陆战队会非常关注各种消防训练练习的发展，因为每个军事人员不仅必须彻底了解自己的武器，而且还成功地使用了自己的武器，摧毁了俄罗斯占领者。”</text:p>
      <text:p text:style-name="P4">
<text:a xlink:type="simple" xlink:href="https://armyinform.com.ua/wp-content/uploads/2023/05/344000609_2317306275123458_3974039771555639074_n.jpg" text:style-name="Internet_20_link" text:visited-style-name="Visited_20_Internet_20_Link">
!(Images/AРМІЯINFORM/2023-05-06T96-00-00-04-00/344000609_2317306275123458_3974039771555639074_n-150x150.jpg)</text:a>
</text:p>
      <text:p text:style-name="P4">
<text:a xlink:type="simple" xlink:href="https://armyinform.com.ua/wp-content/uploads/2023/05/344393261_249865827548559_1263438314601649190_n.jpg" text:style-name="Internet_20_link" text:visited-style-name="Visited_20_Internet_20_Link">
<draw:frame draw:style-name="fr1" draw:name="Image45" text:anchor-type="as-char" svg:width="6.9236in" svg:height="6.9236in" draw:z-index="0">
<draw:image xlink:href="../Images/AРМІЯINFORM/2023-05-06T96-00-00-04-00/344393261_249865827548559_1263438314601649190_n-150x150.jpg" xlink:type="simple" xlink:show="embed" xlink:actuate="onLoad" draw:mime-type="image/jpeg"/>
</draw:frame>
</text:a>
</text:p>
      <text:p text:style-name="P4">
<text:a xlink:type="simple" xlink:href="https://armyinform.com.ua/wp-content/uploads/2023/05/344698781_770859191351421_1765689977540530875_n.jpg" text:style-name="Internet_20_link" text:visited-style-name="Visited_20_Internet_20_Link">
<draw:frame draw:style-name="fr1" draw:name="Image46" text:anchor-type="as-char" svg:width="6.9236in" svg:height="6.9236in" draw:z-index="0">
<draw:image xlink:href="../Images/AРМІЯINFORM/2023-05-06T96-00-00-04-00/344698781_770859191351421_1765689977540530875_n-150x150.jpg" xlink:type="simple" xlink:show="embed" xlink:actuate="onLoad" draw:mime-type="image/jpeg"/>
</draw:frame>
</text:a>
</text:p>
      <text:p text:style-name="P4">
<text:a xlink:type="simple" xlink:href="https://armyinform.com.ua/wp-content/uploads/2023/05/345071461_768604664803084_30857586329907468_n.jpg" text:style-name="Internet_20_link" text:visited-style-name="Visited_20_Internet_20_Link">
<draw:frame draw:style-name="fr1" draw:name="Image47" text:anchor-type="as-char" svg:width="6.9236in" svg:height="6.9236in" draw:z-index="0">
<draw:image xlink:href="../Images/AРМІЯINFORM/2023-05-06T96-00-00-04-00/345071461_768604664803084_30857586329907468_n-150x150.jpg" xlink:type="simple" xlink:show="embed" xlink:actuate="onLoad" draw:mime-type="image/jpeg"/>
</draw:frame>
</text:a>
</text:p>
      <text:p text:style-name="P4">
<text:a xlink:type="simple" xlink:href="https://armyinform.com.ua/wp-content/uploads/2023/05/345447711_606546211405951_4108454640402040050_n.jpg" text:style-name="Internet_20_link" text:visited-style-name="Visited_20_Internet_20_Link">
<draw:frame draw:style-name="fr1" draw:name="Image48" text:anchor-type="as-char" svg:width="6.9236in" svg:height="6.9236in" draw:z-index="0">
<draw:image xlink:href="../Images/AРМІЯINFORM/2023-05-06T96-00-00-04-00/345447711_606546211405951_4108454640402040050_n-150x150.jpg" xlink:type="simple" xlink:show="embed" xlink:actuate="onLoad" draw:mime-type="image/jpeg"/>
</draw:frame>
</text:a>
</text:p>
      <text:p text:style-name="P4">
<text:a xlink:type="simple" xlink:href="https://armyinform.com.ua/wp-content/uploads/2023/05/345450980_232259032744126_1260553145642037009_n.jpg" text:style-name="Internet_20_link" text:visited-style-name="Visited_20_Internet_20_Link">
<draw:frame draw:style-name="fr1" draw:name="Image49" text:anchor-type="as-char" svg:width="6.9236in" svg:height="6.9236in" draw:z-index="0">
<draw:image xlink:href="../Images/AРМІЯINFORM/2023-05-06T96-00-00-04-00/345450980_232259032744126_1260553145642037009_n-150x150.jpg" xlink:type="simple" xlink:show="embed" xlink:actuate="onLoad" draw:mime-type="image/jpeg"/>
</draw:frame>
</text:a>
</text:p>
      <text:p text:style-name="P4">
<text:a xlink:type="simple" xlink:href="https://armyinform.com.ua/wp-content/uploads/2023/05/345450980_3211315939159023_9052386862747969743_n.jpg" text:style-name="Internet_20_link" text:visited-style-name="Visited_20_Internet_20_Link">
<draw:frame draw:style-name="fr1" draw:name="Image50" text:anchor-type="as-char" svg:width="6.9236in" svg:height="6.9236in" draw:z-index="0">
<draw:image xlink:href="../Images/AРМІЯINFORM/2023-05-06T96-00-00-04-00/345450980_3211315939159023_9052386862747969743_n-150x150.jpg" xlink:type="simple" xlink:show="embed" xlink:actuate="onLoad" draw:mime-type="image/jpeg"/>
</draw:frame>
</text:a>
</text:p>
      <text:p text:style-name="P4">
<text:a xlink:type="simple" xlink:href="https://armyinform.com.ua/wp-content/uploads/2023/05/345451575_758855142436287_903879792692173176_n.jpg" text:style-name="Internet_20_link" text:visited-style-name="Visited_20_Internet_20_Link">
<draw:frame draw:style-name="fr1" draw:name="Image51" text:anchor-type="as-char" svg:width="6.9236in" svg:height="6.9236in" draw:z-index="0">
<draw:image xlink:href="../Images/AРМІЯINFORM/2023-05-06T96-00-00-04-00/345451575_758855142436287_903879792692173176_n-150x150.jpg" xlink:type="simple" xlink:show="embed" xlink:actuate="onLoad" draw:mime-type="image/jpeg"/>
</draw:frame>
</text:a>
</text:p>
      <text:p text:style-name="P4">
<text:a xlink:type="simple" xlink:href="https://armyinform.com.ua/wp-content/uploads/2023/05/345458104_895941781490846_1433059254335478437_n.jpg" text:style-name="Internet_20_link" text:visited-style-name="Visited_20_Internet_20_Link">
<draw:frame draw:style-name="fr1" draw:name="Image52" text:anchor-type="as-char" svg:width="6.9236in" svg:height="6.9236in" draw:z-index="0">
<draw:image xlink:href="../Images/AРМІЯINFORM/2023-05-06T96-00-00-04-00/345458104_895941781490846_1433059254335478437_n-150x150.jpg" xlink:type="simple" xlink:show="embed" xlink:actuate="onLoad" draw:mime-type="image/jpeg"/>
</draw:frame>
</text:a>
</text:p>
      <text:p text:style-name="P4">
<text:a xlink:type="simple" xlink:href="https://armyinform.com.ua/wp-content/uploads/2023/05/345461068_983524266160113_3132960177275386790_n.jpg" text:style-name="Internet_20_link" text:visited-style-name="Visited_20_Internet_20_Link">
<draw:frame draw:style-name="fr1" draw:name="Image53" text:anchor-type="as-char" svg:width="6.9236in" svg:height="6.9236in" draw:z-index="0">
<draw:image xlink:href="../Images/AРМІЯINFORM/2023-05-06T96-00-00-04-00/345461068_983524266160113_3132960177275386790_n-150x150.jpg" xlink:type="simple" xlink:show="embed" xlink:actuate="onLoad" draw:mime-type="image/jpeg"/>
</draw:frame>
</text:a>
</text:p>
      <text:p text:style-name="P4">
<text:a xlink:type="simple" xlink:href="https://armyinform.com.ua/wp-content/uploads/2023/05/345469663_771832520950558_2270270761723913755_n.jpg" text:style-name="Internet_20_link" text:visited-style-name="Visited_20_Internet_20_Link">
<draw:frame draw:style-name="fr1" draw:name="Image54" text:anchor-type="as-char" svg:width="6.9236in" svg:height="6.9236in" draw:z-index="0">
<draw:image xlink:href="../Images/AРМІЯINFORM/2023-05-06T96-00-00-04-00/345469663_771832520950558_2270270761723913755_n-150x150.jpg" xlink:type="simple" xlink:show="embed" xlink:actuate="onLoad" draw:mime-type="image/jpeg"/>
</draw:frame>
</text:a>
</text:p>
      <text:p text:style-name="P4">
<text:a xlink:type="simple" xlink:href="https://armyinform.com.ua/wp-content/uploads/2023/05/345573354_162155996814741_1906949450506445878_n.jpg" text:style-name="Internet_20_link" text:visited-style-name="Visited_20_Internet_20_Link">
<draw:frame draw:style-name="fr1" draw:name="Image55" text:anchor-type="as-char" svg:width="6.9236in" svg:height="6.9236in" draw:z-index="0">
<draw:image xlink:href="../Images/AРМІЯINFORM/2023-05-06T96-00-00-04-00/345573354_162155996814741_1906949450506445878_n-150x150.jpg" xlink:type="simple" xlink:show="embed" xlink:actuate="onLoad" draw:mime-type="image/jpeg"/>
</draw:frame>
</text:a>
</text:p>
      <text:p text:style-name="P4">
<text:a xlink:type="simple" xlink:href="https://armyinform.com.ua/wp-content/uploads/2023/05/345653926_249927864372149_3207295380449602624_n.jpg" text:style-name="Internet_20_link" text:visited-style-name="Visited_20_Internet_20_Link">
<draw:frame draw:style-name="fr1" draw:name="Image56" text:anchor-type="as-char" svg:width="6.9236in" svg:height="6.9236in" draw:z-index="0">
<draw:image xlink:href="../Images/AРМІЯINFORM/2023-05-06T96-00-00-04-00/345653926_249927864372149_3207295380449602624_n-150x150.jpg" xlink:type="simple" xlink:show="embed" xlink:actuate="onLoad" draw:mime-type="image/jpeg"/>
</draw:frame>
</text:a>
</text:p>
      <text:p text:style-name="P4">
News Source: <text:a xlink:type="simple" xlink:href="https://armyinform.com.ua/2023/05/06/ukrayinski-morpihy-pidtrymuyut-navychky-z-vognevoyi-pidgotovky/" text:style-name="Internet_20_link" text:visited-style-name="Visited_20_Internet_20_Link">
https://armyinform.com.ua/2023/05/06/ukrayinski-morpihy-pidtrymuyut-navychky-z-vognevoyi-pidgotovky/</text:a>
</text:p>
      <!--NEWS-->
      <text:h text:style-name="P10" text:outline-level="1">
<text:span text:style-name="T4">
武装侵略期间的俄罗斯军队在乌克兰杀死了480名儿童</text:span>
</text:h>
      <text:p text:style-name="P4">
作者: ['АРМІЯINFORM']</text:p>
      <text:p text:style-name="P4">
时间: 2023-05-06T97:00:00-04:00</text:p>
      <text:p text:style-name="P4">
描述: 受伤第6次伤害2023年的村庄比乌克兰Vnaslikok的NISZH 1444迪蒂尼（Ditini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47_big.jpg" text:style-name="Internet_20_link" text:visited-style-name="Visited_20_Internet_20_Link">
47_big.jpg</text:a>
']</text:p>
      <text:p text:style-name="P4">
标签: ['STOPRUSSIA', 'АГРЕСІЯ РФ', 'ВІЙНА', 'ВТОРГНЕННЯ РФ', 'ДІТИ ВІЙНИ', 'ЮВЕНАЛЬНІ ПРОКУРОРИ']</text:p>
      <text:p text:style-name="P4">
类别: News</text:p>
      <!--METADATA-->
      <text:p text:style-name="P4">
<draw:frame draw:style-name="fr1" draw:name="Image57" text:anchor-type="as-char" svg:width="6.9236in" svg:height="5.18693in" draw:z-index="0">
<draw:image xlink:href="../Images/AРМІЯINFORM/2023-05-06T97-00-00-04-00/47_big.jpg" xlink:type="simple" xlink:show="embed" xlink:actuate="onLoad" draw:mime-type="image/jpeg"/>
</draw:frame>
说明性照片</text:p>
      <text:p text:style-name="P4">
截至2023年5月6日上午，由于俄罗斯联邦的大规模武装侵略，乌克兰有1444多名儿童受伤。 通过<text:a xlink:type="simple" xlink:href="https://www.gp.gov.ua/ua/posts/yuvenalni-prokurori-480-ditei-zaginulo-v-ukrayini-vnaslidok-zbroinoyi-agresiyi-rf" text:style-name="Internet_20_link" text:visited-style-name="Visited_20_Internet_20_Link">
官方信息</text:a>
少年检察官被杀，有964多名受伤的严重程度受伤。</text:p>
      <text:p text:style-name="P4">
这些数字不是最终的。 工作继续安装在临时占领和解放的领土上采取行动的地方。</text:p>
      <text:p text:style-name="P4">
以下地区的儿童受到最大影响：</text:p>
      <ul>
        <li>
Donetsk地区-455， * Kharkiv -275， *基辅-128， * Kherson -96， * Zaporizhia -89， * Mykolaivskaya -89， * Chernihiv -70， * Dnipropetrovsk -67， * Lugansk -66。</li>
      </ul>
      <text:p text:style-name="P4">
5月5日，一名16岁的女孩在医院死亡，由于俄罗斯军队于4月29日遭受了艰难的时期，他于4月29日，顿涅茨克地区的克拉曼托克斯克(Kramatorsk)。</text:p>
      <text:p text:style-name="P4">
由于敌人村庄的炮击，2022年7月3日在2022年7月3日在Tatyanovkadonnets地区村的一名14岁女孩的死亡众所周知。</text:p>
      <text:p text:style-name="P4">
5月5日，一名12岁的年轻人在Sumy地区的Hlukhiv地区受伤。</text:p>
      <text:p text:style-name="P4">
News Source: <text:a xlink:type="simple" xlink:href="https://armyinform.com.ua/2023/05/06/rosijski-vijskovi-za-chas-zbrojnoyi-agresiyi-vbyly-v-ukrayini-480-ditej/" text:style-name="Internet_20_link" text:visited-style-name="Visited_20_Internet_20_Link">
https://armyinform.com.ua/2023/05/06/rosijski-vijskovi-za-chas-zbrojnoyi-agresiyi-vbyly-v-ukrayini-480-ditej/</text:a>
</text:p>
      <!--NEWS-->
      <text:h text:style-name="P10" text:outline-level="1">
<text:span text:style-name="T4">
四月在巴赫穆特（Bakhmut）通过步兵战士的眼睛。 我们保留线条！</text:span>
</text:h>
      <text:p text:style-name="P4">
作者: ['АРМІЯINFORM']</text:p>
      <text:p text:style-name="P4">
时间: 2023-05-06T98:00:00-04:00</text:p>
      <text:p text:style-name="P4">
描述: Bakhmuti Ochima Voyniv-Pikhotsiv的Kviten。 trimmo！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5/345233524_555920483117359_1604682296362987471_n.jpg" text:style-name="Internet_20_link" text:visited-style-name="Visited_20_Internet_20_Link">
345233524_555920483117359_1604682296362987471_n.jpg</text:a>
']</text:p>
      <text:p text:style-name="P4">
标签: ['БАХМУТ', 'ВІДЕО', 'ДЕНЬ ПІХОТИ']</text:p>
      <text:p text:style-name="P4">
类别: News</text:p>
      <!--METADATA-->
      <text:p text:style-name="P4">
<draw:frame draw:style-name="fr1" draw:name="Image58" text:anchor-type="as-char" svg:width="6.9236in" svg:height="4.615733in" draw:z-index="0">
<draw:image xlink:href="../Images/AРМІЯINFORM/2023-05-06T98-00-00-04-00/345233524_555920483117359_1604682296362987471_n.jpg" xlink:type="simple" xlink:show="embed" xlink:actuate="onLoad" draw:mime-type="image/jpeg"/>
</draw:frame>
四月在巴赫穆特(Bakhmut)通过步兵战士的眼睛。 我们保留线条!</text:p>
      <text:p text:style-name="P4">
News Source: <text:a xlink:type="simple" xlink:href="https://armyinform.com.ua/2023/05/06/kviten-v-bahmuti-ochyma-voyiniv-pihotyncziv-trymayemo-strij/" text:style-name="Internet_20_link" text:visited-style-name="Visited_20_Internet_20_Link">
https://armyinform.com.ua/2023/05/06/kviten-v-bahmuti-ochyma-voyiniv-pihotyncziv-trymayemo-strij/</text:a>
</text:p>
      <!--NEWS-->
      <text:h text:style-name="P10" text:outline-level="1">
<text:span text:style-name="T4">
短的。 战争。 第437天。视频</text:span>
</text:h>
      <text:p text:style-name="P4">
作者: ['АРМІЯINFORM']</text:p>
      <text:p text:style-name="P4">
时间: 2023-05-06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text:p>
      <text:p text:style-name="P4">
类别: News</text:p>
      <!--METADATA-->
      <text:p text:style-name="P4">
News Source: <text:a xlink:type="simple" xlink:href="https://armyinform.com.ua/2023/05/06/korotko-vijna-den-437-videodajdzhest/" text:style-name="Internet_20_link" text:visited-style-name="Visited_20_Internet_20_Link">
https://armyinform.com.ua/2023/05/06/korotko-vijna-den-437-videodajdzhest/</text:a>
</text:p>
      <!--NEWS-->
      <text:h text:style-name="P10" text:outline-level="1">
<text:span text:style-name="T4">
Prigogine和Kadyrov想责怪Bakhmut的俄罗斯军队 -  ISW</text:span>
</text:h>
      <text:p text:style-name="P4">
作者: Ukrinform (Person)</text:p>
      <text:p text:style-name="P4">
出版商: Укринформ (Organization)</text:p>
      <text:p text:style-name="P4">
出版时间: 2023-05-07T-154:02:00+03:00</text:p>
      <text:p text:style-name="P4">
修改时间: 2023-05-07T10:02:00+03:00</text:p>
      <text:p text:style-name="P4">
描述: Wagner Pec Yevhen Prigogin和Chechnya Ramzan Kadyrov的创始人打算创造条件，以指责俄罗斯国防部在巴赫穆特的失败。  - 乌克林。</text:p>
      <text:p text:style-name="P4">
图片: ["<text:a xlink:type="simple" xlink:href="https://static.ukrinform.com/photos/2022_11/thumb_files/630_360_1668570305-546.jpg" text:style-name="Internet_20_link" text:visited-style-name="Visited_20_Internet_20_Link">
630_360_16685...</text:a>
"]</text:p>
      <text:p text:style-name="P4">
标签: ['Бахмут', 'Кадиров', 'ПВК "Вагнера"', 'Пригожин', 'Війна з росією']</text:p>
      <text:p text:style-name="P4">
类型: Article</text:p>
      <!--METADATA-->
      <text:p text:style-name="P4">
<draw:frame draw:style-name="fr1" draw:name="Image59" text:anchor-type="as-char" svg:width="6.9236in" svg:height="3.956343in" draw:z-index="0">
<draw:image xlink:href="../Images/yкринформ/2023-05-07T-154-02-00-03-00/630_360_1668570305-546.jpg" xlink:type="simple" xlink:show="embed" xlink:actuate="onLoad" draw:mime-type="image/jpeg"/>
</draw:frame>
Wagner Pec Yevhen Prigogin和Chechnya Ramzan Kadyrov的领导人的创始人打算指责俄罗斯国防部巴赫穆特联合会。</text:p>
      <text:p text:style-name="P4">
这在[]中指出(https://www.understandingwar.org/backgrounder/russian-offensive-campaign-assessment-may-6-2023)战争研究所(ISW)，报道乌克林福姆。</text:p>
      <text:p text:style-name="P4">
分析人士回忆说，普里戈宁(Prigogine)和卡德罗夫(Kadyrov)宣布打算取代阿赫马塔(Akhmata)武装分子在巴赫穆特(Bakhmut)的“瓦格纳”(Wagner)。</text:p>
      <text:p text:style-name="P4">
该专家学院说：“普里戈宁和卡德罗夫可能旨在提出俄罗斯塔拉帕克俄罗斯军队的国防部，并在俄罗斯在巴赫穆特地区的失败中建立国防部的条件无效。”</text:p>
      <text:p text:style-name="P4">
ISW指出，在prigogine决定转移Bakhmutboy Kadyrov的责任时，故意不提到俄罗斯的VDV，这些VDV已经在Bakhmut附近的PEC“ Wagner”的半障碍和南部侧面运行。</text:p>
      <text:p text:style-name="P4">
同时，该决定反映了不信任<text:a xlink:type="simple" xlink:href="https://www.ukrinform.ua/tag-prigozin" text:style-name="Internet_20_link" text:visited-style-name="Visited_20_Internet_20_Link">
</text:a>
俄罗斯军事司令部，将其定位为俄罗斯军事部门的非挥发性。 此外，如果瓦格纳(Wagner)无法获得巴赫穆特(Bakhmut)，并避免对Soledar的情况重复，那么Prishozhin试图“保持脸庞”，而RFFV国防部负责该市的癫痫发作。</text:p>
      <text:p text:style-name="P4">
<text:span text:style-name="T4">
另请阅读：</text:span>
 <text:a xlink:type="simple" xlink:href="https://www.ukrinform.ua/rubric-ato/3705773-zaavi-prigozina-e-proavom-vnutrisnoi-vijni-aka-rozpocalasa-v-rosii-podolak.html" text:style-name="Internet_20_link" text:visited-style-name="Visited_20_Internet_20_Link">
<text:span text:style-name="T4">
铸造</text:span>
</text:a>
反过来，卡德罗夫(Kadyrov)基于Prigogine的“个人多型”，可能会因参加如此高的专业运营而获得积极的声誉效果。</text:p>
      <text:p text:style-name="P4">
ISW指出，“ akhmatov”上的“ Wagnets”的这种轮换可能是指控国防部无法支持其努力的条件。</text:p>
      <text:p text:style-name="P4">
同时，分析人士指出，卡德罗夫(Kadyrov)的假设是，他将能够迅速进入巴赫穆特(Bakhmut)并占领这座城市，这是“典型的夸张”，并且不能反映该地区的战术状况。</text:p>
      <text:p text:style-name="P4">
据报道，前几天，私人军事公司“瓦格纳” Yevgenprgozhin的负责人说，自5月10日以来，他将从兰德曼的顿涅茨克地区撤离。 他呼吁拒绝俄罗斯国防部给他们带来复杂数量的弹药。</text:p>
      <text:p text:style-name="P4">
News Source: <text:a xlink:type="simple" xlink:href="https://www.ukrinform.ua/rubric-ato/3705854-prigozin-i-kadirov-hocut-zvinuvatiti-armiu-rf-v-nevdacah-u-bahmuti-isw.html" text:style-name="Internet_20_link" text:visited-style-name="Visited_20_Internet_20_Link">
https://www.ukrinform.ua/rubric-ato/3705854-prigozin-i-kadirov-hocut-zvinuvatiti-armiu-rf-v-nevdacah-u-bahmuti-isw.html</text:a>
</text:p>
      <!--NEWS-->
      <text:h text:style-name="P10" text:outline-level="1">
<text:span text:style-name="T4">
在土耳其，三个月内记录了33万多个地震</text:span>
</text:h>
      <text:p text:style-name="P4">
作者: Ukrinform (Person)</text:p>
      <text:p text:style-name="P4">
出版商: Укринформ (Organization)</text:p>
      <text:p text:style-name="P4">
出版时间: 2023-05-07T-167:40:00+03:00</text:p>
      <text:p text:style-name="P4">
修改时间: 2023-05-07T08:40:00+03:00</text:p>
      <text:p text:style-name="P4">
描述: 2月6日发生毁灭性地震后，在土耳其和该地区记录了33,000多次地下冲击。  - 乌克林。</text:p>
      <text:p text:style-name="P4">
图片: ["<text:a xlink:type="simple" xlink:href="https://static.ukrinform.com/photos/2023_02/thumb_files/630_360_1675857416-430.jpg" text:style-name="Internet_20_link" text:visited-style-name="Visited_20_Internet_20_Link">
630_360_16758...</text:a>
", "<text:a xlink:type="simple" xlink:href="https://static.ukrinform.com/photos/2023_05/1683438131-598.jpeg" text:style-name="Internet_20_link" text:visited-style-name="Visited_20_Internet_20_Link">
1683438131-59...</text:a>
"]</text:p>
      <text:p text:style-name="P4">
标签: ['Землетрус', 'Туреччина']</text:p>
      <text:p text:style-name="P4">
类型: Article</text:p>
      <!--METADATA-->
      <text:p text:style-name="P4">
<draw:frame draw:style-name="fr1" draw:name="Image60" text:anchor-type="as-char" svg:width="6.9236in" svg:height="3.949857in" draw:z-index="0">
<draw:image xlink:href="../Images/yкринформ/2023-05-07T-167-40-00-03-00/630_360_1675857416-430.jpg" xlink:type="simple" xlink:show="embed" xlink:actuate="onLoad" draw:mime-type="image/jpeg"/>
</draw:frame>
2月6日发生毁灭性地震后，燃料和该地区记录了33,000多次地下冲击。</text:p>
      <text:p text:style-name="P4">
关于它报告了消除后果的局(afad)在 <text:a xlink:type="simple" xlink:href="https://twitter.com/depremdairesi/status/1654894547841826818" text:style-name="Internet_20_link" text:visited-style-name="Visited_20_Internet_20_Link">
</text:a>
，乌克林通讯员报告。</text:p>
      <text:p text:style-name="P4">
“在2月6日在Pazardzhik地区Kakhramanmarash省地震后(幅度7.7)和伊尔比斯坦地区(幅度7.6)33 077 <text:a xlink:type="simple" xlink:href="https://www.ukrinform.ua/tag-zemletrus" text:style-name="Internet_20_link" text:visited-style-name="Visited_20_Internet_20_Link">
</text:a>
它发生在5月6日之前的时期。”</text:p>
      <text:p text:style-name="P4">
根据已发表的地图，它是关于Samuurchyna和该地区的地震。</text:p>
      <text:p text:style-name="P4">
<draw:frame draw:style-name="fr1" draw:name="Image61" text:anchor-type="as-char" svg:width="6.9236in" svg:height="7.263369in" draw:z-index="0">
<draw:image xlink:href="../Images/yкринформ/2023-05-07T-167-40-00-03-00/1683438131-598.jpeg" xlink:type="simple" xlink:show="embed" xlink:actuate="onLoad" draw:mime-type="image/jpeg"/>
</draw:frame>
根据最新数据，2月6日在土耳其，有50783人在土耳其被杀。</text:p>
      <text:p text:style-name="P4">
<text:span text:style-name="T4">
另请阅读：</text:span>
 <text:a xlink:type="simple" xlink:href="https://www.ukrinform.ua/rubric-world/3705467-v-aponii-stavsa-potuznij-zemletrus-e-zagiblij-ponad-20-poranenih.html" text:style-name="Internet_20_link" text:visited-style-name="Visited_20_Internet_20_Link">
<text:span text:style-name="T4">
地震</text:span>
</text:a>
据报道，由于土耳其东南部的地震，2月6日，2.14千千栋建筑物被摧毁，严重受伤并受伤。</text:p>
      <text:p text:style-name="P4">
News Source: <text:a xlink:type="simple" xlink:href="https://www.ukrinform.ua/rubric-world/3705831-u-tureccini-za-tri-misaci-zafiksuvali-ponad-33-tisaci-zemletrusiv.html" text:style-name="Internet_20_link" text:visited-style-name="Visited_20_Internet_20_Link">
https://www.ukrinform.ua/rubric-world/3705831-u-tureccini-za-tri-misaci-zafiksuvali-ponad-33-tisaci-zemletrusiv.html</text:a>
</text:p>
      <!--NEWS-->
      <text:h text:style-name="P10" text:outline-level="1">
<text:span text:style-name="T4">
在敖德萨发生爆炸后，大火爆发了</text:span>
</text:h>
      <text:p text:style-name="P4">
作者: Ukrinform (Person)</text:p>
      <text:p text:style-name="P4">
出版商: Укринформ (Organization)</text:p>
      <text:p text:style-name="P4">
出版时间: 2023-05-07T-18:52:00+03:00</text:p>
      <text:p text:style-name="P4">
修改时间: 2023-05-07T23:52:00+03:00</text:p>
      <text:p text:style-name="P4">
描述: 在空气警报期间在敖德萨发生爆炸后，大火爆发了。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деса', 'Пожежа', 'Вибух', 'Повітряна тривога']</text:p>
      <text:p text:style-name="P4">
类型: Article</text:p>
      <!--METADATA-->
      <text:p text:style-name="P4">
<draw:frame draw:style-name="fr1" draw:name="Image62" text:anchor-type="as-char" svg:width="6.9236in" svg:height="3.948443in" draw:z-index="0">
<draw:image xlink:href="../Images/yкринформ/2023-05-07T-18-52-00-03-00/630_360_1538997483-946.jpg" xlink:type="simple" xlink:show="embed" xlink:actuate="onLoad" draw:mime-type="image/jpeg"/>
</draw:frame>
下午发生在空气焦虑期间的敖德萨，大火爆发了。</text:p>
      <text:p text:style-name="P4">
关于它报告<text:a xlink:type="simple" xlink:href="http://t.me/s/suspilnenews" text:style-name="Internet_20_link" text:visited-style-name="Visited_20_Internet_20_Link">
</text:a>
，报道乌克林福姆。</text:p>
      <text:p text:style-name="P4">
“在敖德萨爆炸后，他开始了<text:a xlink:type="simple" xlink:href="https://www.ukrinform.ua/tag-pozeza" text:style-name="Internet_20_link" text:visited-style-name="Visited_20_Internet_20_Link">
</text:a>
”， - 在消息中go。</text:p>
      <text:p text:style-name="P4">
<text:span text:style-name="T4">
另请阅读：</text:span>
 <text:a xlink:type="simple" xlink:href="https://www.ukrinform.ua/rubric-ato/3706072-u-kievi-ta-nizci-oblastej-povitrana-trivoga.html" text:style-name="Internet_20_link" text:visited-style-name="Visited_20_Internet_20_Link">
<text:span text:style-name="T4">
焦虑</text:span>
</text:a>
据报道，在空气警报中，在许多地区宣布，水听到了爆炸。</text:p>
      <text:p text:style-name="P4">
News Source: <text:a xlink:type="simple" xlink:href="https://www.ukrinform.ua/rubric-ato/3706073-pisla-vibuhu-v-odesi-spalahnula-pozeza.html" text:style-name="Internet_20_link" text:visited-style-name="Visited_20_Internet_20_Link">
https://www.ukrinform.ua/rubric-ato/3706073-pisla-vibuhu-v-odesi-spalahnula-pozeza.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5-07T-20:35:00+03:00</text:p>
      <text:p text:style-name="P4">
修改时间: 2023-05-07T23:35:00+03:00</text:p>
      <text:p text:style-name="P4">
描述: 在首都和乌克兰的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Київ', 'Війна з росією', 'Повітряна тривога']</text:p>
      <text:p text:style-name="P4">
类型: Article</text:p>
      <!--METADATA-->
      <text:p text:style-name="P4">
<draw:frame draw:style-name="fr1" draw:name="Image63" text:anchor-type="as-char" svg:width="6.9236in" svg:height="3.956343in" draw:z-index="0">
<draw:image xlink:href="../Images/yкринформ/2023-05-07T-20-35-00-03-00/630_360_1645871571-868.jpg" xlink:type="simple" xlink:show="embed" xlink:actuate="onLoad" draw:mime-type="image/jpeg"/>
</draw:frame>
首都已经宣布了空气警报。</text:p>
      <text:p text:style-name="P4">
关于它报告了<text:a xlink:type="simple" xlink:href="https://alerts.in.ua/" text:style-name="Internet_20_link" text:visited-style-name="Visited_20_Internet_20_Link">
</text:a>
在空气永久地图上。</text:p>
      <text:p text:style-name="P4">
据报道，在空气警报中，在许多地区宣布，水听到了爆炸。</text:p>
      <text:p text:style-name="P4">
<text:span text:style-name="T4">
另请阅读：</text:span>
 <text:a xlink:type="simple" xlink:href="https://www.ukrinform.ua/rubric-ato/3705786-povitrana-trivoga-na-kiivsini-sumsini-ta-poltavsini-zsu-poluut-na-bezpilotniki.html" text:style-name="Internet_20_link" text:visited-style-name="Visited_20_Internet_20_Link">
<text:span text:style-name="T4">
焦虑</text:span>
</text:a>
我们将提醒我们，联合协调出版社的负责人国防军中心国防军乌克兰纳塔利亚·汉尼克(Natalia Humeniuk乌克兰的火箭罢工。</text:p>
      <text:p text:style-name="P4">
News Source: <text:a xlink:type="simple" xlink:href="https://www.ukrinform.ua/rubric-ato/3706072-u-kievi-ta-nizci-oblastej-povitrana-trivoga.html" text:style-name="Internet_20_link" text:visited-style-name="Visited_20_Internet_20_Link">
https://www.ukrinform.ua/rubric-ato/3706072-u-kievi-ta-nizci-oblastej-povitrana-trivoga.html</text:a>
</text:p>
      <!--NEWS-->
      <text:h text:style-name="P10" text:outline-level="1">
<text:span text:style-name="T4">
At Sivershchyna and Slobozhanschyna directions Russian army shelled  Khrinivka, Karpovychi, T...</text:span>
</text:h>
      <text:p text:style-name="P4">
作者: liveuamap (Language: en)</text:p>
      <text:p text:style-name="P4">
时间: 2023-05-07T-21:23:00</text:p>
      <text:p text:style-name="P4">
地点: Chernihiv (Latitude:52.28585 Longtitude:33.02902)</text:p>
      <text:p text:style-name="P4">
视频: []</text:p>
      <text:p text:style-name="P4">
图片: []</text:p>
      <text:p text:style-name="P4">
标签: ["Russia"]</text:p>
      <text:p text:style-name="P4">
Id: 22561087</text:p>
      <!--METADATA-->
      <text:p text:style-name="P4">
在Sivershchyna和Slbozhanschyna指示俄罗斯军队炮击了Khrinivka，Karpovychi，Tymonovychi，Zaliznyyy Mist和Leonivka; Oyaro-Lezhachi; oyaro-Lezhachi and volfyne and volfyne和Alsolemischyne，kozacha的Sumy地区Sya，Vovchanski Khutory，Okhrymivka，Chorne和哈尔基夫地区的哈特尼。 俄罗斯派在Zarichchya，Leonivka和Hernihiv地区的Krasnyy Khutir进行了飞机，乌克兰武装部队的总参谋长在戏剧报告中说</text:p>
      <text:p text:style-name="P4">
新闻集链接：(https://liveuamap.com/en/2023/7-may-at-sivershchyna-and-slobozhanschyna-directions-russian)</text:p>
      <text:p text:style-name="P4">
News Source: <text:a xlink:type="simple" xlink:href="https://t.me/lumsrc/4708" text:style-name="Internet_20_link" text:visited-style-name="Visited_20_Internet_20_Link">
https://t.me/lumsrc/4708</text:a>
</text:p>
      <!--NEWS-->
      <text:h text:style-name="P10" text:outline-level="1">
<text:span text:style-name="T4">
在敖德萨，爆炸 - 媒体</text:span>
</text:h>
      <text:p text:style-name="P4">
作者: Ukrinform (Person)</text:p>
      <text:p text:style-name="P4">
出版商: Укринформ (Organization)</text:p>
      <text:p text:style-name="P4">
出版时间: 2023-05-07T-22:29:00+03:00</text:p>
      <text:p text:style-name="P4">
修改时间: 2023-05-07T23:29:00+03:00</text:p>
      <text:p text:style-name="P4">
描述: 在空气警报中，在许多地区宣布，敖德萨发生了爆炸。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Одеса', 'Вибух', 'Війна з росією']</text:p>
      <text:p text:style-name="P4">
类型: Article</text:p>
      <!--METADATA-->
      <text:p text:style-name="P4">
<draw:frame draw:style-name="fr1" draw:name="Image64" text:anchor-type="as-char" svg:width="6.9236in" svg:height="3.956343in" draw:z-index="0">
<draw:image xlink:href="../Images/yкринформ/2023-05-07T-22-29-00-03-00/630_360_1538997471-852.jpg" xlink:type="simple" xlink:show="embed" xlink:actuate="onLoad" draw:mime-type="image/jpeg"/>
</draw:frame>
在许多地区宣布的空气焦虑期间，敖德萨发生了爆炸。</text:p>
      <text:p text:style-name="P4">
关于它报告<text:a xlink:type="simple" xlink:href="https://t.me/s/suspilnenews" text:style-name="Internet_20_link" text:visited-style-name="Visited_20_Internet_20_Link">
</text:a>
，报道乌克林福姆。</text:p>
      <text:p text:style-name="P4">
“在敖德萨，他听起来<text:a xlink:type="simple" xlink:href="https://www.ukrinform.ua/tag-vibuh" text:style-name="Internet_20_link" text:visited-style-name="Visited_20_Internet_20_Link">
</text:a>
“， - 段落读取。</text:p>
      <text:p text:style-name="P4">
5月7日晚上，在乌克兰的许多地区宣布了空气警报。</text:p>
      <text:p text:style-name="P4">
News Source: <text:a xlink:type="simple" xlink:href="https://www.ukrinform.ua/rubric-ato/3706071-v-odesi-progrimiv-vibuh-zmi.html" text:style-name="Internet_20_link" text:visited-style-name="Visited_20_Internet_20_Link">
https://www.ukrinform.ua/rubric-ato/3706071-v-odesi-progrimiv-vibuh-zmi.html</text:a>
</text:p>
      <!--NEWS-->
      <text:h text:style-name="P10" text:outline-level="1">
<text:span text:style-name="T4">
敌人在切尼希夫和苏米地区的边界再发射了四次</text:span>
</text:h>
      <text:p text:style-name="P4">
作者: Ukrinform (Person)</text:p>
      <text:p text:style-name="P4">
出版商: Укринформ (Organization)</text:p>
      <text:p text:style-name="P4">
出版时间: 2023-05-07T-24:10:00+03:00</text:p>
      <text:p text:style-name="P4">
修改时间: 2023-05-07T23:10:00+03:00</text:p>
      <text:p text:style-name="P4">
描述: 5月7日，星期日，俄罗斯军队在切尼希夫和苏米地区的边界开火了四次。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Обстріл', 'Сумщина', 'Чернігівщина', 'Війна з росією']</text:p>
      <text:p text:style-name="P4">
类型: Article</text:p>
      <!--METADATA-->
      <text:p text:style-name="P4">
<draw:frame draw:style-name="fr1" draw:name="Image65" text:anchor-type="as-char" svg:width="6.9236in" svg:height="3.956343in" draw:z-index="0">
<draw:image xlink:href="../Images/yкринформ/2023-05-07T-24-10-00-03-00/630_360_1656480323-642.jpg" xlink:type="simple" xlink:show="embed" xlink:actuate="onLoad" draw:mime-type="image/jpeg"/>
</draw:frame>
5月7日，星期日，俄罗斯边境和苏米地区于5月7日星期日开除。</text:p>
      <text:p text:style-name="P4">
根据乌克林福姆的说法，北部运营司令部报告了<text:a xlink:type="simple" xlink:href="https://t.me/ok_pivnich1/2422" text:style-name="Internet_20_link" text:visited-style-name="Visited_20_Internet_20_Link">
</text:a>
。</text:p>
      <text:p text:style-name="P4">
消息写道：“截至5月7日，俄罗斯军队开火了4次边境和苏米地区。”</text:p>
      <text:p text:style-name="P4">
<text:span text:style-name="T4">
另请阅读：</text:span>
 <text:a xlink:type="simple" xlink:href="https://www.ukrinform.ua/rubric-ato/3706054-vazlivo-abi-svit-znav-pro-kozen-fakt-rosijskogo-teroru-zelenskij.html" text:style-name="Internet_20_link" text:visited-style-name="Visited_20_Internet_20_Link">
</text:a>
俄罗斯人从15:40到16:00在乌拉诺娃村开火，释放了五个炮弹，可能是从炮兵那里发射的。</text:p>
      <text:p text:style-name="P4">
没有关于当地群体损失或对平民基础设施损失的信息。</text:p>
      <text:p text:style-name="P4">
同样从15:45到15:55，Zarichya村区域有三击，可能来自炮兵。 没有关于当地民用基础设施损失的信息。</text:p>
      <text:p text:style-name="P4">
<text:span text:style-name="T4">
另请阅读：</text:span>
 <text:a xlink:type="simple" xlink:href="https://www.ukrinform.ua/rubric-ato/3706023-vorog-obstrilav-nikopol-z-vazkoi-artilerii-e-poranenij.html" text:style-name="Internet_20_link" text:visited-style-name="Visited_20_Internet_20_Link">
<text:span text:style-name="T4">
射击</text:span>
</text:a>
俄罗斯人还向蒂莫诺维奇(Timonovichi)开了枪，可能是从炮兵中开除的，有四次命中。</text:p>
      <text:p text:style-name="P4">
有关当地人口损失或民用基础设施损失的信息，由于三个定居点的炮击，没有提供信息。</text:p>
      <text:p text:style-name="P4">
老古塔(Old Guta)发射了侵略者，可能是从炮兵那里解雇的。 记录了20次命中。 炮击损坏了6个私人房屋和建筑物。 根据初步信息，受害者是当地人口之一。</text:p>
      <text:p text:style-name="P4">
正如乌克林福姆报道的那样，5月7日，俄罗斯军队向切尔尼希夫和苏米地区的边界开火了六次。</text:p>
      <text:p text:style-name="P4">
照片说明性</text:p>
      <text:p text:style-name="P4">
News Source: <text:a xlink:type="simple" xlink:href="https://www.ukrinform.ua/rubric-ato/3706063-vorog-se-cotiri-razi-obstrilav-prikordonna-cernigivsini-ta-sumsini.html" text:style-name="Internet_20_link" text:visited-style-name="Visited_20_Internet_20_Link">
https://www.ukrinform.ua/rubric-ato/3706063-vorog-se-cotiri-razi-obstrilav-prikordonna-cernigivsini-ta-sumsini.html</text:a>
</text:p>
      <!--NEWS-->
      <text:h text:style-name="P10" text:outline-level="1">
<text:span text:style-name="T4">
JSC Kupiansk Directio Rusian军队首先炮击Krasne，Mitrofanivka，Novomlinsk，两年...</text:span>
</text:h>
      <text:p text:style-name="P4">
作者: liveuamap (Language: en)</text:p>
      <text:p text:style-name="P4">
时间: 2023-05-07T-24:23:00</text:p>
      <text:p text:style-name="P4">
地点: Dvorichna (Latitude:49.8402 Longtitude:37.68105)</text:p>
      <text:p text:style-name="P4">
视频: []</text:p>
      <text:p text:style-name="P4">
图片: []</text:p>
      <text:p text:style-name="P4">
标签: ["Russia"]</text:p>
      <text:p text:style-name="P4">
Id: 22561080</text:p>
      <!--METADATA-->
      <text:p text:style-name="P4">
在Kupiansk的指示，俄罗斯军队炮击了Krasne Pershe，Mytrofanivka，Novomlynsk，Dvorichna，Dvorichna，Zapadne，Synkivka，Pischneve，Vyshneve和Stelmakhivkaof Kharmiv Kharmiv Kharmiv Kharmiv Kharmiv kharmiv kharmiv kharmiv gion，Themorning in themorning in themorning inthemorning ports of ucukraine porce of ucukraine ports of ukreorning</text:p>
      <text:p text:style-name="P4">
新闻集链接：<text:a xlink:type="simple" xlink:href="https://liveuamap.com/en/2023/7-may-at-kupiansk-direction-russian-army-shelled-krasne-pershe" text:style-name="Internet_20_link" text:visited-style-name="Visited_20_Internet_20_Link">
https://liveuamap.com/en/2023/7-may-kupiansk-direction-direction-arussian-arsy-shelled-krasne-pershe</text:a>
</text:p>
      <text:p text:style-name="P4">
News Source: <text:a xlink:type="simple" xlink:href="https://t.me/lumsrc/4709" text:style-name="Internet_20_link" text:visited-style-name="Visited_20_Internet_20_Link">
https://t.me/lumsrc/4709</text:a>
</text:p>
      <!--NEWS-->
      <text:h text:style-name="P10" text:outline-level="1">
<text:span text:style-name="T4">
在夏天，Mariupol正在等待饮用水问题 -  Andryushchenko</text:span>
</text:h>
      <text:p text:style-name="P4">
作者: Ukrinform (Person)</text:p>
      <text:p text:style-name="P4">
出版商: Укринформ (Organization)</text:p>
      <text:p text:style-name="P4">
出版时间: 2023-05-07T-27:48:00+03:00</text:p>
      <text:p text:style-name="P4">
修改时间: 2023-05-07T22:48:00+03:00</text:p>
      <text:p text:style-name="P4">
描述: Mariupol正在等待饮用水的新问题：俄罗斯人试图将两个水库结合起来，这将在Azov造成生态灾难。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Вода', 'Війна з росією']</text:p>
      <text:p text:style-name="P4">
类型: Article</text:p>
      <!--METADATA-->
      <text:p text:style-name="P4">
<draw:frame draw:style-name="fr1" draw:name="Image66" text:anchor-type="as-char" svg:width="6.9236in" svg:height="3.956343in" draw:z-index="0">
<draw:image xlink:href="../Images/yкринформ/2023-05-07T-27-48-00-03-00/630_360_1680546247-363.jpg" xlink:type="simple" xlink:show="embed" xlink:actuate="onLoad" draw:mime-type="image/jpeg"/>
</draw:frame>
Namariupol正在等待饮用水的新问题：俄罗斯人试图将矮人结合起来，这将在Azov造成生态灾难。</text:p>
      <text:p text:style-name="P4">
关于<text:a xlink:type="simple" xlink:href="https://t.me/andriyshTime/9452" text:style-name="Internet_20_link" text:visited-style-name="Visited_20_Internet_20_Link">
</text:a>
报道说，乌克利福姆据报道，彼得罗·安德里申科市的顾问报道。</text:p>
      <text:p text:style-name="P4">
“ Mariupol正在等待饮用水的新问题……事实是，在旧克里米亚的切割水库附带，这主要是通过Kalchik的流动填充的，这是俄罗斯人在城市内部封锁的储层。因此，变成沼泽而不是河流。因此，用水 - 水。苦难也很糟糕。即使在水位的热量中，水的水位也不足以容纳野马，而被盖住的卡尔奇克也不允许储层。要恢复。”  - 解释说。</text:p>
      <text:p text:style-name="P4">
<text:span text:style-name="T4">
另请阅读：</text:span>
 <text:a xlink:type="simple" xlink:href="https://www.ukrinform.ua/rubric-regions/3705546-rosiani-peretvorili-na-smittezvalise-ruini-dramteatru-v-mariupoli-radnik-mera.html" text:style-name="Internet_20_link" text:visited-style-name="Visited_20_Internet_20_Link">
<text:span text:style-name="T4">
 mariupol </text:span>
</text:a>
据他说，占领者“找到”了市议会项目的新车，并决定实施它。</text:p>
      <text:p text:style-name="P4">
“……毫无意义地实现。该项目提到了一个水库工厂，以及建造了两个水库的事实水的摄入量 - 旧的克里米亚和帕夫洛波尔斯基。陷入细节，俄罗斯人决定将这两个水库结合起来，” Andryushchenko说。</text:p>
      <text:p text:style-name="P4">
他强调，这可以解决这个问题 - 但有细微差别。</text:p>
      <text:p text:style-name="P4">
“ Pavlopol水库应通过Kalmius补充Siversky捐赠者的工作(为什么没有顿涅茨克的水). У підсумку, якщо зроблять, то просто вб’ють одночасно дваводосховища та всю флору/фауну навкруги. Остаточно", - додав радник мера.</text:p>
      <text:p text:style-name="P4">
<text:span text:style-name="T4">
Читайте також:</text:span>
 <text:a xlink:type="simple" xlink:href="https://www.ukrinform.ua/rubric-vidbudova/3705315-mer-mariupola-predstaviv-plan-vidrodzenna-mista.html" text:style-name="Internet_20_link" text:visited-style-name="Visited_20_Internet_20_Link">
 <text:span text:style-name="T4">
Маріупол</text:span>
 </text:a>
俄罗斯人将发明的目的是为了杀死亚齐夫的生态 - 您只能猜测，安德里申科补充说。</text:p>
      <text:p text:style-name="P4">
据报道，顿涅茨克地区的玛丽波尔<text:a xlink:type="simple" xlink:href="https://www.ukrinform.ua/rubric-ato/3702388-mariupol-zrujnovanij-na-ponad-90-zelenskij.html" text:style-name="Internet_20_link" text:visited-style-name="Visited_20_Internet_20_Link">
</text:a>
，该市被俄罗斯人摧毁了90％以上。</text:p>
      <text:p text:style-name="P4">
News Source: <text:a xlink:type="simple" xlink:href="https://www.ukrinform.ua/rubric-regions/3705888-vlitku-na-mariupol-cekae-problema-z-pitnou-vodou-andrusenko.html" text:style-name="Internet_20_link" text:visited-style-name="Visited_20_Internet_20_Link">
https://www.ukrinform.ua/rubric-regions/3705888-vlitku-na-mariupol-cekae-problema-z-pitnou-vodou-andrusenko.html</text:a>
</text:p>
      <!--NEWS-->
      <text:h text:style-name="P10" text:outline-level="1">
<text:span text:style-name="T4">
俄罗斯联邦没有放弃火箭中风的想法，在海上四个带有32个“机芯”的载体-Humeniuk</text:span>
</text:h>
      <text:p text:style-name="P4">
作者: Ukrinform (Person)</text:p>
      <text:p text:style-name="P4">
出版商: Укринформ (Organization)</text:p>
      <text:p text:style-name="P4">
出版时间: 2023-05-07T-29:26:00+03:00</text:p>
      <text:p text:style-name="P4">
修改时间: 2023-05-07T22:26:00+03:00</text:p>
      <text:p text:style-name="P4">
描述: 在黑海，有4个带有32个口径的俄罗斯火箭发射器继续值班 - 这可能表明敌人并没有放弃乌克兰火箭袭击的想法。  - 乌克林。</text:p>
      <text:p text:style-name="P4">
图片: ["<text:a xlink:type="simple" xlink:href="https://static.ukrinform.com/photos/2023_05/thumb_files/630_360_1683203408-838.jpg" text:style-name="Internet_20_link" text:visited-style-name="Visited_20_Internet_20_Link">
630_360_16832...</text:a>
"]</text:p>
      <text:p text:style-name="P4">
标签: ['Обстріл', 'Ракета', 'Війна з росією', 'Єдині новини', 'Наталія Гуменюк']</text:p>
      <text:p text:style-name="P4">
类型: Article</text:p>
      <!--METADATA-->
      <text:p text:style-name="P4">
<draw:frame draw:style-name="fr1" draw:name="Image67" text:anchor-type="as-char" svg:width="6.9236in" svg:height="3.956343in" draw:z-index="0">
<draw:image xlink:href="../Images/yкринформ/2023-05-07T-29-26-00-03-00/630_360_1683203408-838.jpg" xlink:type="simple" xlink:show="embed" xlink:actuate="onLoad" draw:mime-type="image/jpeg"/>
</draw:frame>
在铁匠中继续进行了四个带有32个口径的俄罗斯火箭发射器 - 它将证明敌人并没有放弃乌克兰火箭罢工的想法。</text:p>
      <text:p text:style-name="P4">
这是在[]中指出的(http://www.youtube.com/watch?v=T88RnpKNN_s)乌克林福德通讯员报道，乌克兰国防军联合协调出版社中心负责人纳塔利亚·汉尼克(Natalia Humeniuk)是《联合新闻》的负责人。</text:p>
      <text:p text:style-name="P4">
“黑海有16艘船。 其中，继续担任火箭发射器的职责。 总齐射可以达到32个口径。 它说的事实是，敌人没有放弃火箭袭击的想法，”古梅尼克说。</text:p>
      <text:p text:style-name="P4">
她指出，以前的攻击的特征是使用不太准确的X-22导弹的战略处置活动。 它是针对防空的，后来可以使用敌人使用<text:a xlink:type="simple" xlink:href="https://www.ukrinform.ua/tag-raketa" text:style-name="Internet_20_link" text:visited-style-name="Visited_20_Internet_20_Link">
</text:a>
“口径”。</text:p>
      <text:p text:style-name="P4">
<text:span text:style-name="T4">
另请阅读：</text:span>
 <text:a xlink:type="simple" xlink:href="https://www.ukrinform.ua/rubric-ato/3705932-zagarbniki-rozsiruut-taktiku-viprobovuuci-ukrainsku-ppo-gumenuk.html" text:style-name="Internet_20_link" text:visited-style-name="Visited_20_Internet_20_Link">
<text:span text:style-name="T4">
 humeniuk </text:span>
</text:a>
“所以我们现在不能放松。 我们都意识到，每个人都期望的重大事件的前夕，我们必须非常警惕，不要忽略空气焦虑的信号，考虑到敌人可能具有一种非常隐秘的隐蔽性，” Humeniuk强调。</text:p>
      <text:p text:style-name="P4">
同时，她补充说，当俄罗斯人在重大日期保持紧张状态时，反复测试了不同的策略，但没有罢工。 当人们没想到时，他们的抵抗力会更大，他们大规模解雇了乌克兰领土。</text:p>
      <text:p text:style-name="P4">
<text:span text:style-name="T4">
另请阅读：</text:span>
 <text:a xlink:type="simple" xlink:href="https://www.ukrinform.ua/rubric-ato/3704734-gumenuk-pripuskae-so-rf-posilit-ataki-na-mirne-naselenna.html" text:style-name="Internet_20_link" text:visited-style-name="Visited_20_Internet_20_Link">
<text:span text:style-name="T4">
 humeniuk </text:span>
</text:a>
“我们需要意识到并了解紧张局势将会产生。 追踪。 我们得出结论。 我们收听空气警报信号，” Humeniuk总结道。</text:p>
      <text:p text:style-name="P4">
乌克林福姆报道，俄罗斯军队在5月7日晚上<text:a xlink:type="simple" xlink:href="https://www.ukrinform.ua/rubric-ato/3705833-rosiani-vnoci-vipustili-po-mikolaivsini-pat-raket-h22.html" text:style-name="Internet_20_link" text:visited-style-name="Visited_20_Internet_20_Link">
</text:a>
Nikolaev地区的五火箭X-22 X-22的TU-22M3。</text:p>
      <text:p text:style-name="P4">
News Source: <text:a xlink:type="simple" xlink:href="https://www.ukrinform.ua/rubric-ato/3706065-vorog-ne-vidmovivsa-vid-idei-raketnogo-udaru-u-mori-cotiri-nosii-z-32-kalibrami-gumenuk.html" text:style-name="Internet_20_link" text:visited-style-name="Visited_20_Internet_20_Link">
https://www.ukrinform.ua/rubric-ato/3706065-vorog-ne-vidmovivsa-vid-idei-raketnogo-udaru-u-mori-cotiri-nosii-z-32-kalibrami-gumenuk.html</text:a>
</text:p>
      <!--NEWS-->
      <text:h text:style-name="P10" text:outline-level="1">
<text:span text:style-name="T4">
同步主义者玛丽娜·亚历克西亚（Marina Alexia）：我们知道我们正在等待胜利</text:span>
</text:h>
      <text:p text:style-name="P4">
作者: Ukrinform (Person)</text:p>
      <text:p text:style-name="P4">
出版商: Укринформ (Organization)</text:p>
      <text:p text:style-name="P4">
出版时间: 2023-05-07T-31:14:15+03:00</text:p>
      <text:p text:style-name="P4">
修改时间: 2023-05-07T22:14:15+03:00</text:p>
      <text:p text:style-name="P4">
描述: 乌克兰同步主义者玛丽娜·阿莱克西亚夫（Marina Aleksiaev）在世界艺术游泳比赛的舞台上分享了她对胜利的印象。  - 乌克林。</text:p>
      <text:p text:style-name="P4">
图片: ["<text:a xlink:type="simple" xlink:href="https://static.ukrinform.com/photos/2023_05/thumb_files/630_360_1683486742-614.jpg" text:style-name="Internet_20_link" text:visited-style-name="Visited_20_Internet_20_Link">
630_360_16834...</text:a>
"]</text:p>
      <text:p text:style-name="P4">
标签: ['синхронне плавання']</text:p>
      <text:p text:style-name="P4">
类型: Article</text:p>
      <!--METADATA-->
      <text:p text:style-name="P4">
<draw:frame draw:style-name="fr1" draw:name="Image68" text:anchor-type="as-char" svg:width="6.9236in" svg:height="3.956343in" draw:z-index="0">
<draw:image xlink:href="../Images/yкринформ/2023-05-07T-31-14-15-03-00/630_360_1683486742-614.jpg" xlink:type="simple" xlink:show="embed" xlink:actuate="onLoad" draw:mime-type="image/jpeg"/>
</draw:frame>
乌克兰同步主义者玛丽娜·阿莱克西亚夫(Marina Aleksiaev)分享了她对艺术游泳世界杯耶稣诞生的胜利的印象。</text:p>
      <text:p text:style-name="P4">
她在对乌克林福姆的评论中专门告诉这。</text:p>
      <text:p text:style-name="P4">
“我们努力向乌克兰表现出尽可能高的高度。 每个女孩都意识到我们正在等待胜利，朋友，家人和军队对我们生病。 我们的学员在与侵略者的联合斗争中为所有乌克兰增添了力量。”她说。</text:p>
      <text:p text:style-name="P4">
同步主义者还指出，新规则改变了艺术的方法。</text:p>
      <text:p text:style-name="P4">
“我们根据新规则参加了第二场比赛。 实际上，它们发生了变化，因为现在我们的困难是胜利的主要因素。 我们为每个元素提出个别要点。 现在有很多罚款，因为如果您在程序中记录了该项目，但是在演讲期间，您将零。 因此，您可能会失去很多分。” Alexia解释说。</text:p>
      <text:p text:style-name="P4">
<text:span text:style-name="T4">
另请阅读：</text:span>
 <text:a xlink:type="simple" xlink:href="https://www.ukrinform.ua/rubric-sports/3706058-zbirna-ukraini-z-artisticnogo-plavanna-stala-persou-v-akrobaticnij-programi-na-etapi-ks.html" text:style-name="Internet_20_link" text:visited-style-name="Visited_20_Internet_20_Link">
</text:a>
据报道，乌克兰国家游泳队赢得了3枚世界杯奖牌：2枚金牌(Alexi姐妹和杂技团体的二人组)和1-硅(Marta Fedin在个人计划中). Змагання проходять уфранцузькому Монпельє.</text:p>
      <text:p text:style-name="P4">
Фото: пресслужба федерації</text:p>
      <text:p text:style-name="P4">
News Source: <text:a xlink:type="simple" xlink:href="https://www.ukrinform.ua/rubric-sports/3706062-sinhronistka-marina-aleksiiva-rozumiemo-so-vid-nas-cekaut-peremog.html" text:style-name="Internet_20_link" text:visited-style-name="Visited_20_Internet_20_Link">
https://www.ukrinform.ua/rubric-sports/3706062-sinhronistka-marina-aleksiiva-rozumiemo-so-vid-nas-cekaut-peremog.html</text:a>
</text:p>
      <!--NEWS-->
      <text:h text:style-name="P10" text:outline-level="1">
<text:span text:style-name="T4">
中国正准备遇到太空一艘货船Tyanzhou-6</text:span>
</text:h>
      <text:p text:style-name="P4">
作者: Ukrinform (Person)</text:p>
      <text:p text:style-name="P4">
出版商: Укринформ (Organization)</text:p>
      <text:p text:style-name="P4">
出版时间: 2023-05-07T-33:05:00+03:00</text:p>
      <text:p text:style-name="P4">
修改时间: 2023-05-07T22:05:00+03:00</text:p>
      <text:p text:style-name="P4">
描述: 在中国南部的Wenchan的空间内，安装了一艘货船“ Tianzhou-6”和Changzhen-7 Y7发射器，这应该将其带到轨道上。  - 乌克林。</text:p>
      <text:p text:style-name="P4">
图片: ["<text:a xlink:type="simple" xlink:href="https://static.ukrinform.com/photos/2023_05/thumb_files/630_360_1683485055-370.jpg" text:style-name="Internet_20_link" text:visited-style-name="Visited_20_Internet_20_Link">
630_360_16834...</text:a>
"]</text:p>
      <text:p text:style-name="P4">
标签: ['Китай', 'Космос', 'Ракета']</text:p>
      <text:p text:style-name="P4">
类型: Article</text:p>
      <!--METADATA-->
      <text:p text:style-name="P4">
<draw:frame draw:style-name="fr1" draw:name="Image69" text:anchor-type="as-char" svg:width="6.9236in" svg:height="3.956343in" draw:z-index="0">
<draw:image xlink:href="../Images/yкринформ/2023-05-07T-33-05-00-03-00/630_360_1683485055-370.jpg" xlink:type="simple" xlink:show="embed" xlink:actuate="onLoad" draw:mime-type="image/jpeg"/>
</draw:frame>
Venchan在中国南部的徘徊，安装了一艘Tyanzhou-6货船和一个Gangozhen-7 Y7发射器，该发射器应发射到轨道上。</text:p>
      <text:p text:style-name="P4">
关于它报告<text:a xlink:type="simple" xlink:href="https://english.news.cn/20230507/21bf6c40e90d49f0adab26816e3c8f62/c.html" text:style-name="Internet_20_link" text:visited-style-name="Visited_20_Internet_20_Link">
</text:a>
，报道乌克林福姆。</text:p>
      <text:p text:style-name="P4">
“ Tyanzhou-6 Tyanzhou太空和Chanchezhen-7 Y7的组合”火箭发射器(长3月7日Y7或“ Great Hike-7 Y7”)消息说：“ Wenchan Cosport的阴道区是在海南省以垂直外星运输的。”</text:p>
      <text:p text:style-name="P4">
正如驾驶宇航员计划的办公室所通知<text:a xlink:type="simple" xlink:href="https://www.ukrinform.ua/tag-kitaj" text:style-name="Internet_20_link" text:visited-style-name="Visited_20_Internet_20_Link">
</text:a>
 (CMS)，启动Tyanzhou-6是在“未来几天的合适时间”建造的。</text:p>
      <text:p text:style-name="P4">
<text:span text:style-name="T4">
另请阅读：</text:span>
 <text:a xlink:type="simple" xlink:href="https://www.ukrinform.ua/rubric-technology/3674768-kitaj-uspisno-zapustiv-suputnik-distancijnogo-zonduvanna-zemli.html" text:style-name="Internet_20_link" text:visited-style-name="Visited_20_Internet_20_Link">
<text:span text:style-name="T4">
启动</text:span>
 <text:span text:style-name="T4">
卫星</text:span>
</text:a>
CMSA补充说，起始地面上的设施和设备是肥沃的，并且将根据该计划释放功能性检查和关节测试。</text:p>
      <text:p text:style-name="P4">
回想一下，去年11月<text:a xlink:type="simple" xlink:href="https://www.ukrinform.ua/rubric-technology/3612773-kitaj-zapustiv-vantaznij-kosmicnij-korabel-tanczou5.html" text:style-name="Internet_20_link" text:visited-style-name="Visited_20_Internet_20_Link">
</text:a>
将货物运送到天通空间站。</text:p>
      <text:p text:style-name="P4">
<text:span text:style-name="T5">
foto：xinhua</text:span>
</text:p>
      <text:p text:style-name="P4">
News Source: <text:a xlink:type="simple" xlink:href="https://www.ukrinform.ua/rubric-technology/3706061-kitaj-gotuetsa-zapustiti-v-kosmos-vantaznij-korabel-tanczou6.html" text:style-name="Internet_20_link" text:visited-style-name="Visited_20_Internet_20_Link">
https://www.ukrinform.ua/rubric-technology/3706061-kitaj-gotuetsa-zapustiti-v-kosmos-vantaznij-korabel-tanczou6.html</text:a>
</text:p>
      <!--NEWS-->
      <text:h text:style-name="P10" text:outline-level="1">
<text:span text:style-name="T4">
在Melitopol和Berdyansk，超市关闭 - 业主逃脱了</text:span>
</text:h>
      <text:p text:style-name="P4">
作者: Ukrinform (Person)</text:p>
      <text:p text:style-name="P4">
出版商: Укринформ (Organization)</text:p>
      <text:p text:style-name="P4">
出版时间: 2023-05-07T-36:43:00+03:00</text:p>
      <text:p text:style-name="P4">
修改时间: 2023-05-07T21:43:00+03:00</text:p>
      <text:p text:style-name="P4">
描述: 在临时捕获的Melitopol和Berdyansk Zaporizhhya地区，Miera杂货店关闭了。  - 乌克林。</text:p>
      <text:p text:style-name="P4">
图片: ["<text:a xlink:type="simple" xlink:href="https://static.ukrinform.com/photos/2019_03/thumb_files/630_360_1552330404-524.jpg" text:style-name="Internet_20_link" text:visited-style-name="Visited_20_Internet_20_Link">
630_360_15523...</text:a>
", "<text:a xlink:type="simple" xlink:href="https://static.ukrinform.com/photos/2023_05/1683472058-354.jpg" text:style-name="Internet_20_link" text:visited-style-name="Visited_20_Internet_20_Link">
1683472058-35...</text:a>
"]</text:p>
      <text:p text:style-name="P4">
标签: ['Мелітополь', 'Федоров', 'Війна з росією']</text:p>
      <text:p text:style-name="P4">
类型: Article</text:p>
      <!--METADATA-->
      <text:p text:style-name="P4">
<draw:frame draw:style-name="fr1" draw:name="Image70" text:anchor-type="as-char" svg:width="6.9236in" svg:height="3.956343in" draw:z-index="0">
<draw:image xlink:href="../Images/yкринформ/2023-05-07T-36-43-00-03-00/630_360_1552330404-524.jpg" xlink:type="simple" xlink:show="embed" xlink:actuate="onLoad" draw:mime-type="image/jpeg"/>
</draw:frame>
Melitopol和Berdyansk，Zaporizhzhya地区，生产商店“ Miera”。</text:p>
      <text:p text:style-name="P4">
关于<text:a xlink:type="simple" xlink:href="https://t.me/ivan_fedorov_melitopol/1897" text:style-name="Internet_20_link" text:visited-style-name="Visited_20_Internet_20_Link">
</text:a>
乌克林福姆报道说，梅利托波尔·伊万·费多罗夫(Melitopol Ivan Fedorov)的城市主席报道。</text:p>
      <text:p text:style-name="P4">
他写道：“在Melitopol和Berdyansk，敌人的杂货店“ Miera”突然关闭了。居民报告说，顿涅茨克的老板逃离了梅利托波尔。”</text:p>
      <text:p text:style-name="P4">
他补充说，在超市关闭的前夕，宣布了折扣。 商店的“第一个生日”对此进行了解释。</text:p>
      <text:p text:style-name="P4">
<draw:frame draw:style-name="fr1" draw:name="Image71" text:anchor-type="as-char" svg:width="6.9236in" svg:height="6.9236in" draw:z-index="0">
<draw:image xlink:href="../Images/yкринформ/2023-05-07T-36-43-00-03-00/1683472058-354.jpg" xlink:type="simple" xlink:show="embed" xlink:actuate="onLoad" draw:mime-type="image/jpeg"/>
</draw:frame>
<text:span text:style-name="T5">
foto：伊万·费多罗夫(Ivan Fedorov)，电报</text:span>
</text:p>
      <text:p text:style-name="P4">
费多罗夫回忆说，这些商店是在乌克兰超市网络的捕获场所开业的，商品的选择很差，有时质量很差，并且重建。</text:p>
      <text:p text:style-name="P4">
<text:span text:style-name="T4">
另请阅读：</text:span>
 <text:a xlink:type="simple" xlink:href="https://www.ukrinform.ua/rubric-regions/3705917-zagarbniki-evakuuut-naselenna-tot-sob-prikrivatisa-nim-gumenuk.html" text:style-name="Internet_20_link" text:visited-style-name="Visited_20_Internet_20_Link">
</text:a>
但是，由于所有者的变化，因此不排除商店可以关闭。 Fyodorovnatyknatny他将是俄罗斯，而不是Donetsk所有者。</text:p>
      <text:p text:style-name="P4">
据报道，敌人宣布撤离Zaporizhzhya地区暂时占领的领土的人口撤离，引起了恐慌。 Vergodari和Tokmaks在加油站没有燃料，患者已从医院出院。</text:p>
      <text:p text:style-name="P4">
照片：https：///ria-m.tv/</text:p>
      <text:p text:style-name="P4">
News Source: <text:a xlink:type="simple" xlink:href="https://www.ukrinform.ua/rubric-regions/3706003-u-melitopoli-ta-berdansku-zakrilis-supermarketi-vlasnik-vtik.html" text:style-name="Internet_20_link" text:visited-style-name="Visited_20_Internet_20_Link">
https://www.ukrinform.ua/rubric-regions/3706003-u-melitopoli-ta-berdansku-zakrilis-supermarketi-vlasnik-vtik.html</text:a>
</text:p>
      <!--NEWS-->
      <text:h text:style-name="P10" text:outline-level="1">
<text:span text:style-name="T4">
拉库瓦（Rakuva）的乌克兰科赫金（Kochergin）成为波兰的冠军</text:span>
</text:h>
      <text:p text:style-name="P4">
作者: Ukrinform (Person)</text:p>
      <text:p text:style-name="P4">
出版商: Укринформ (Organization)</text:p>
      <text:p text:style-name="P4">
出版时间: 2023-05-07T-38:32:55+03:00</text:p>
      <text:p text:style-name="P4">
修改时间: 2023-05-07T21:32:55+03:00</text:p>
      <text:p text:style-name="P4">
描述: 拉科夫由乌克兰足球运动员弗拉迪斯拉夫·科赫金（Vladislav Kochergin）组成，保证了提前在波兰联赛中获得冠军。  - 乌克林。</text:p>
      <text:p text:style-name="P4">
图片: ["<text:a xlink:type="simple" xlink:href="https://static.ukrinform.com/photos/2023_05/thumb_files/630_360_1683484292-284.jpg" text:style-name="Internet_20_link" text:visited-style-name="Visited_20_Internet_20_Link">
630_360_16834...</text:a>
"]</text:p>
      <text:p text:style-name="P4">
标签: ['Футбол']</text:p>
      <text:p text:style-name="P4">
类型: Article</text:p>
      <!--METADATA-->
      <text:p text:style-name="P4">
<draw:frame draw:style-name="fr1" draw:name="Image72" text:anchor-type="as-char" svg:width="6.9236in" svg:height="3.956343in" draw:z-index="0">
<draw:image xlink:href="../Images/yкринформ/2023-05-07T-38-32-55-03-00/630_360_1683484292-284.jpg" xlink:type="simple" xlink:show="embed" xlink:actuate="onLoad" draw:mime-type="image/jpeg"/>
</draw:frame>
拉科夫(Rakov)由乌克兰足球运动员弗拉迪斯拉夫·科赫金(Vladislav Kochergin)组成，后者是波兰联赛的冠军冠军。</text:p>
      <text:p text:style-name="P4">
“ rakuva”失去“皇冠”(0：1)，但是“ legia”让位于“追求” szczecin(1：2)报道说，在波兰锦标赛的第31轮中。</text:p>
      <text:p text:style-name="P4">
因此，车队之间的差距为3轮达尼伊什(Dawnysh)的差距为11分。 对于“ Rakuva”来说，这是俱乐部历史上冠军的第一个“黄金”。</text:p>
      <text:p text:style-name="P4">
<text:span text:style-name="T4">
另请阅读：</text:span>
 <text:a xlink:type="simple" xlink:href="https://www.ukrinform.ua/rubric-sports/3705716-apl-celsi-perervav-sestimatcevu-prograsnu-seriu-u-vsih-turnirah.html" text:style-name="Internet_20_link" text:visited-style-name="Visited_20_Internet_20_Link">
</text:a>
据报道，当前抽奖中的科赫金参加了30场塔维德(Tavidn)6个进球和2个助手的比赛。</text:p>
      <text:p text:style-name="P4">
照片：FC Rakow</text:p>
      <text:p text:style-name="P4">
News Source: <text:a xlink:type="simple" xlink:href="https://www.ukrinform.ua/rubric-sports/3706059-ukrainec-kocergin-u-skladi-rakuva-stav-cempionom-polsi.html" text:style-name="Internet_20_link" text:visited-style-name="Visited_20_Internet_20_Link">
https://www.ukrinform.ua/rubric-sports/3706059-ukrainec-kocergin-u-skladi-rakuva-stav-cempionom-polsi.html</text:a>
</text:p>
      <!--NEWS-->
      <text:h text:style-name="P10" text:outline-level="1">
<text:span text:style-name="T4">
乌克兰国家游泳队成为警察舞台上杂技计划的第一个</text:span>
</text:h>
      <text:p text:style-name="P4">
作者: Ukrinform (Person)</text:p>
      <text:p text:style-name="P4">
出版商: Укринформ (Organization)</text:p>
      <text:p text:style-name="P4">
出版时间: 2023-05-07T-40:23:00+03:00</text:p>
      <text:p text:style-name="P4">
修改时间: 2023-05-07T21:23:00+03:00</text:p>
      <text:p text:style-name="P4">
描述: 乌克兰国家队在法国蒙彼利埃的世界杯上赢得了金牌。  - 乌克林。</text:p>
      <text:p text:style-name="P4">
图片: ["<text:a xlink:type="simple" xlink:href="https://static.ukrinform.com/photos/2023_05/thumb_files/630_360_1683483735-318.jpg" text:style-name="Internet_20_link" text:visited-style-name="Visited_20_Internet_20_Link">
630_360_16834...</text:a>
", "<text:a xlink:type="simple" xlink:href="https://static.ukrinform.com/photos/2023_05/1683482334-308.jpg" text:style-name="Internet_20_link" text:visited-style-name="Visited_20_Internet_20_Link">
1683482334-30...</text:a>
"]</text:p>
      <text:p text:style-name="P4">
标签: ['синхронне плавання']</text:p>
      <text:p text:style-name="P4">
类型: Article</text:p>
      <!--METADATA-->
      <text:p text:style-name="P4">
<draw:frame draw:style-name="fr1" draw:name="Image73" text:anchor-type="as-char" svg:width="6.9236in" svg:height="3.956343in" draw:z-index="0">
<draw:image xlink:href="../Images/yкринформ/2023-05-07T-40-23-00-03-00/630_360_1683483735-318.jpg" xlink:type="simple" xlink:show="embed" xlink:actuate="onLoad" draw:mime-type="image/jpeg"/>
</draw:frame>
国家航行队在乌法兹·蒙彼利埃(Ufartzu Montpellier)的世界杯上赢得了金牌。</text:p>
      <text:p text:style-name="P4">
据报道，乌克兰人在杂技比赛中排名第一。</text:p>
      <text:p text:style-name="P4">
<draw:frame draw:style-name="fr1" draw:name="Image74" text:anchor-type="as-char" svg:width="6.9236in" svg:height="9.231467in" draw:z-index="0">
<draw:image xlink:href="../Images/yкринформ/2023-05-07T-40-23-00-03-00/1683482334-308.jpg" xlink:type="simple" xlink:show="embed" xlink:actuate="onLoad" draw:mime-type="image/jpeg"/>
</draw:frame>
乌克兰是由Marta Fedin，Marina和Vladislav Alexia，Veronica，Sofia Matsievskaya，Darius Moshinskaya，Angelina Ovchinnikova和Valeriatychenko介绍的。 他们得分260,2750分。</text:p>
      <text:p text:style-name="P4">
对于乌克兰来说，这是COP的第三个奖项。</text:p>
      <text:p text:style-name="P4">
<text:span text:style-name="T4">
另请阅读：</text:span>
 <text:a xlink:type="simple" xlink:href="https://www.ukrinform.ua/rubric-sports/3705727-sestri-aleksiivi-stali-persimi-na-etapi-kubka-svitu-z-artisticnogo-plavanna.html" text:style-name="Internet_20_link" text:visited-style-name="Visited_20_Internet_20_Link">
<text:span text:style-name="T4">
 Alexii </text:span>
</text:a>
据报道，早些时候，玛塔·费丁(Marta Fedin)赢得了亚历克索式授权的“黄金”的姐妹“银”。</text:p>
      <text:p text:style-name="P4">
照片：同步联邦新闻服务</text:p>
      <text:p text:style-name="P4">
News Source: <text:a xlink:type="simple" xlink:href="https://www.ukrinform.ua/rubric-sports/3706058-zbirna-ukraini-z-artisticnogo-plavanna-stala-persou-v-akrobaticnij-programi-na-etapi-ks.html" text:style-name="Internet_20_link" text:visited-style-name="Visited_20_Internet_20_Link">
https://www.ukrinform.ua/rubric-sports/3706058-zbirna-ukraini-z-artisticnogo-plavanna-stala-persou-v-akrobaticnij-programi-na-etapi-ks.html</text:a>
</text:p>
      <!--NEWS-->
      <text:h text:style-name="P10" text:outline-level="1">
<text:span text:style-name="T4">
在白俄罗斯殖民地死于卢卡申科的一名博客作者。</text:span>
</text:h>
      <text:p text:style-name="P4">
作者: Ukrinform (Person)</text:p>
      <text:p text:style-name="P4">
出版商: Укринформ (Organization)</text:p>
      <text:p text:style-name="P4">
出版时间: 2023-05-07T-42:22:00+03:00</text:p>
      <text:p text:style-name="P4">
修改时间: 2023-05-07T21:22:00+03:00</text:p>
      <text:p text:style-name="P4">
描述: 在白俄罗斯，一名政治犯博客米科拉·克里莫维奇（Mykola Klimovich）死于殖民地，他因漫画被判处亚历山大·卢卡申科（Alexander Lukashenko）判处亚历山大·卢卡申科（Alexander Lukashenko）。  - 乌克林。</text:p>
      <text:p text:style-name="P4">
图片: ["<text:a xlink:type="simple" xlink:href="https://static.ukrinform.com/photos/2023_05/thumb_files/630_360_1683483004-376.jpeg" text:style-name="Internet_20_link" text:visited-style-name="Visited_20_Internet_20_Link">
630_360_16834...</text:a>
"]</text:p>
      <text:p text:style-name="P4">
标签: ['білорусь', 'лукашенко', 'Репресії', 'Смерть', 'Карикатури']</text:p>
      <text:p text:style-name="P4">
类型: Article</text:p>
      <!--METADATA-->
      <text:p text:style-name="P4">
<draw:frame draw:style-name="fr1" draw:name="Image75" text:anchor-type="as-char" svg:width="6.9236in" svg:height="3.951347in" draw:z-index="0">
<draw:image xlink:href="../Images/yкринформ/2023-05-07T-42-22-00-03-00/630_360_1683483004-376.jpeg" xlink:type="simple" xlink:show="embed" xlink:actuate="onLoad" draw:mime-type="image/jpeg"/>
</draw:frame>
殖民地的Ubillorus去世了政治犯 - 博客Mykola Klimovich，后者谴责了亚历山大·卢卡申科(Alexander Lukashenko)的动画片。</text:p>
      <text:p text:style-name="P4">
正如乌克林福姆报道的那样，它报告了<text:a xlink:type="simple" xlink:href="https://www.radiosvoboda.org/a/news-koloniya-bilorus-bloger-smert/32400684.html" text:style-name="Internet_20_link" text:visited-style-name="Visited_20_Internet_20_Link">
</text:a>
参考Vyasna人权中心。</text:p>
      <text:p text:style-name="P4">
“一名来自平斯克·米科拉克林维奇(Pinsk Mykolaklimovich)的61岁的政治犯死于Vitebsk Colony#3。 消息是，他被判处一年的殖民地，以反应卢卡申科在“同学”中的卡通，这是消息写的。</text:p>
      <text:p text:style-name="P4">
值得注意的是，2月28日，克利莫维奇(Klimovich)因心脏问题而遭受了第二组残疾，他被判处一年的殖民地，上面有一篇有关图像的文章<text:a xlink:type="simple" xlink:href="https://www.ukrinform.ua/tag-lukasenko" text:style-name="Internet_20_link" text:visited-style-name="Visited_20_Internet_20_Link">
</text:a>
。</text:p>
      <text:p text:style-name="P4">
人权活动家指定该男子为讽刺图纸判刑，他将其放在社交网络上的个人页面上。</text:p>
      <text:p text:style-name="P4">
<text:span text:style-name="T4">
另请阅读：</text:span>
 <text:a xlink:type="simple" xlink:href="https://www.ukrinform.ua/rubric-world/3701674-pare-privitala-order-mks-na-arest-putina-ta-zaklikala-pokarati-takoz-lukasenka.html" text:style-name="Internet_20_link" text:visited-style-name="Visited_20_Internet_20_Link">
<text:span text:style-name="T4">
 lukashen </text:span>
</text:a>
根据自由无线电的说法，在白俄罗斯，包括Lukashenko在内的代表形象的句子已变得广泛。 联合国人权人权专员在致力于对乌布鲁鲁斯的政治镇压的报告中得出的结论是，镇压的规模是，它可以被视为危害人类的罪行。</text:p>
      <text:p text:style-name="P4">
<text:span text:style-name="T5">
foto：spring96.org</text:span>
</text:p>
      <text:p text:style-name="P4">
News Source: <text:a xlink:type="simple" xlink:href="https://www.ukrinform.ua/rubric-world/3706055-u-biloruskij-kolonii-pomer-bloger-zasudzenij-cerez-karikaturu-na-lukasenka.html" text:style-name="Internet_20_link" text:visited-style-name="Visited_20_Internet_20_Link">
https://www.ukrinform.ua/rubric-world/3706055-u-biloruskij-kolonii-pomer-bloger-zasudzenij-cerez-karikaturu-na-lukasenka.html</text:a>
</text:p>
      <!--NEWS-->
      <text:h text:style-name="P10" text:outline-level="1">
<text:span text:style-name="T4">
对于世界而言，重要的是要了解俄罗斯恐怖的每个事实 -  Zelensky</text:span>
</text:h>
      <text:p text:style-name="P4">
作者: Ukrinform (Person)</text:p>
      <text:p text:style-name="P4">
出版商: Укринформ (Organization)</text:p>
      <text:p text:style-name="P4">
出版时间: 2023-05-07T-44:03:00+03:00</text:p>
      <text:p text:style-name="P4">
修改时间: 2023-05-07T21:03:00+03:00</text:p>
      <text:p text:style-name="P4">
描述: Україна має постійно інформувати міжнародну спільноту про випадки російського терору проти українців. — Укрінформ.</text:p>
      <text:p text:style-name="P4">
图片: ["<text:a xlink:type="simple" xlink:href="https://static.ukrinform.com/photos/2023_03/thumb_files/630_360_1679682020-565.jpeg" text:style-name="Internet_20_link" text:visited-style-name="Visited_20_Internet_20_Link">
630_360_16796...</text:a>
"]</text:p>
      <text:p text:style-name="P4">
标签: ['Тероризм', 'Зеленський', 'Війна з росією']</text:p>
      <text:p text:style-name="P4">
类型: Article</text:p>
      <!--METADATA-->
      <text:p text:style-name="P4">
<draw:frame draw:style-name="fr1" draw:name="Image76" text:anchor-type="as-char" svg:width="6.9236in" svg:height="3.956343in" draw:z-index="0">
<draw:image xlink:href="../Images/yкринформ/2023-05-07T-44-03-00-03-00/630_360_1679682020-565.jpeg" xlink:type="simple" xlink:show="embed" xlink:actuate="onLoad" draw:mime-type="image/jpeg"/>
</draw:frame>
乌克兰不断向国际社会告知乌克兰人的俄罗斯风土病例。</text:p>
      <text:p text:style-name="P4">
根据乌克林福姆的说法，沃迪米尔·泽伦斯基总统在[]中说(https://t.me/V_Zelenskiy_official/6159)。</text:p>
      <text:p text:style-name="P4">
“对于世界而言，了解俄罗斯对我们人民的恐怖恐怖的每个事实非常重要。 为了使世界谈论恐怖分子在做什么以及我们如何热爱生活。”</text:p>
      <text:p text:style-name="P4">
<text:span text:style-name="T4">
另请阅读：</text:span>
 <text:a xlink:type="simple" xlink:href="https://www.ukrinform.ua/rubric-polytics/3706046-zelenskij-anonsuvav-provedenna-u-kievi-miznarodnih-zustricej-riznogo-rivna.html" text:style-name="Internet_20_link" text:visited-style-name="Visited_20_Internet_20_Link">
<text:span text:style-name="T4">
 Zelensky </text:span>
</text:a>
他感谢所有帮助乌克兰的人和所有人，传播了俄罗斯打击和炮击的真相，这并没有阻止阿尼纳的日子。</text:p>
      <text:p text:style-name="P4">
Zelensky回忆起对尼科波尔的永久恐怖恐怖，霍森和该地区的残酷单位，哈尔基夫和该地区的罢工，对切尔尼希夫和苏米地区的边界村庄的恐怖，顿涅茨克地区的地狱。</text:p>
      <text:p text:style-name="P4">
“只有昨天，只有俄罗斯对赫尔森地区的打击才达成了九个乌克兰人的同意 - 他们正在脱颖而出，返回人们的安全。 我对亲人的亲戚表示哀悼。”他说。</text:p>
      <text:p text:style-name="P4">
<text:span text:style-name="T4">
另请阅读：</text:span>
 <text:a xlink:type="simple" xlink:href="https://www.ukrinform.ua/rubric-ato/3706038-usi-hto-dopomagae-ukraini-povertati-bezpeku-e-zahisnikami-miru-zelenskij.html" text:style-name="Internet_20_link" text:visited-style-name="Visited_20_Internet_20_Link">
<text:span text:style-name="T4">
 Zelensky </text:span>
</text:a>
总统指出，安全是俄罗斯的主要目标，无论是在我国还是欧洲的世界各地，自由世界中的任何地方。 恐怖分子国家摧毁安全，承担死亡和混乱。</text:p>
      <text:p text:style-name="P4">
“而且，每个帮助乌克兰返回安全的人，为了安全起见，所有在欧洲加强合作伙伴关系的人，为了普通力量，所有批准据称恐怖分子的人都是和平的捍卫者，”国家负责人强调。”</text:p>
      <text:p text:style-name="P4">
正如乌克林福姆(Ukrinform)报道的那样，当天俄罗斯联邦的军队使用炮兵S-300，RSSV“毕业”，炮兵射击了11艘居住的顿涅茨克地区居民。</text:p>
      <text:p text:style-name="P4">
照片：作品</text:p>
      <text:p text:style-name="P4">
News Source: <text:a xlink:type="simple" xlink:href="https://www.ukrinform.ua/rubric-ato/3706054-vazlivo-abi-svit-znav-pro-kozen-fakt-rosijskogo-teroru-zelenskij.html" text:style-name="Internet_20_link" text:visited-style-name="Visited_20_Internet_20_Link">
https://www.ukrinform.ua/rubric-ato/3706054-vazlivo-abi-svit-znav-pro-kozen-fakt-rosijskogo-teroru-zelenskij.html</text:a>
</text:p>
      <!--NEWS-->
      <text:h text:style-name="P10" text:outline-level="1">
<text:span text:style-name="T4">
在赫尔森地区，拖拉机在敌对的迷你爆炸中爆炸，驾驶员受重伤</text:span>
</text:h>
      <text:p text:style-name="P4">
作者: Ukrinform (Person)</text:p>
      <text:p text:style-name="P4">
出版商: Укринформ (Organization)</text:p>
      <text:p text:style-name="P4">
出版时间: 2023-05-07T-47:57:00+03:00</text:p>
      <text:p text:style-name="P4">
修改时间: 2023-05-07T20:57:00+03:00</text:p>
      <text:p text:style-name="P4">
描述: 在高赫森地区，拖拉机在俄罗斯迷你爆炸中爆炸，驾驶员遭受了严重伤害。  - 乌克林。</text:p>
      <text:p text:style-name="P4">
图片: ["<text:a xlink:type="simple" xlink:href="https://static.ukrinform.com/photos/2020_04/thumb_files/630_360_1586340478-109.jpg" text:style-name="Internet_20_link" text:visited-style-name="Visited_20_Internet_20_Link">
630_360_15863...</text:a>
", "<text:a xlink:type="simple" xlink:href="https://static.ukrinform.com/photos/2023_05/1683482181-812.jpg" text:style-name="Internet_20_link" text:visited-style-name="Visited_20_Internet_20_Link">
1683482181-81...</text:a>
"]</text:p>
      <text:p text:style-name="P4">
标签: ['Херсонщина', 'Міна', 'Вибух', 'Війна з росією']</text:p>
      <text:p text:style-name="P4">
类型: Article</text:p>
      <!--METADATA-->
      <text:p text:style-name="P4">
<draw:frame draw:style-name="fr1" draw:name="Image77" text:anchor-type="as-char" svg:width="6.9236in" svg:height="3.956343in" draw:z-index="0">
<draw:image xlink:href="../Images/yкринформ/2023-05-07T-47-57-00-03-00/630_360_1586340478-109.jpg" xlink:type="simple" xlink:show="embed" xlink:actuate="onLoad" draw:mime-type="image/jpeg"/>
</draw:frame>
拖拉机在赫尔森地区爆炸到赫尔森地区，驾驶员遭受了严重伤害。</text:p>
      <text:p text:style-name="P4">
根据乌克林福姆的说法，科尔森地区政府报告了<text:a xlink:type="simple" xlink:href="https://www.facebook.com/khoda.gov.ua/posts/pfbid0KfkHYDxv7NrpSiFgdmssAG8vL9ZdA3fn5q75Vv51hPkus8a15szhTwSbqfiYPUYFl" text:style-name="Internet_20_link" text:visited-style-name="Visited_20_Internet_20_Link">
</text:a>
.</text:p>
      <text:p text:style-name="P4">
Трагедія сталася у полі поблизу села Ольгине. Під час обробки землі 54-річнийчоловік наїхав на протитанкову <text:a xlink:type="simple" xlink:href="https://www.ukrinform.ua/tag-mina" text:style-name="Internet_20_link" text:visited-style-name="Visited_20_Internet_20_Link">
 </text:a>
，由俄罗斯军队留下。</text:p>
      <text:p text:style-name="P4">
由于炸药的爆炸，拖拉机驾驶员遭受了严重伤害 - 烧伤了约20％的身体，手，腿和胸部的伤口脆弱。</text:p>
      <text:p text:style-name="P4">
<draw:frame draw:style-name="fr1" draw:name="Image78" text:anchor-type="as-char" svg:width="6.9236in" svg:height="9.231467in" draw:z-index="0">
<draw:image xlink:href="../Images/yкринформ/2023-05-07T-47-57-00-03-00/1683482181-812.jpg" xlink:type="simple" xlink:show="embed" xlink:actuate="onLoad" draw:mime-type="image/jpeg"/>
</draw:frame>
照片：Kherson</text:p>
      <text:p text:style-name="P4">
<text:span text:style-name="T4">
另请阅读：</text:span>
 <text:a xlink:type="simple" xlink:href="https://www.ukrinform.ua/rubric-regions/3705682-na-harkivsini-traktorist-pidirvavsa-na-mini.html" text:style-name="Internet_20_link" text:visited-style-name="Visited_20_Internet_20_Link">
<text:span text:style-name="T4">
拖拉机</text:span>
</text:a>
受害人被急救，并在Kryvyi Rih的医院被救护车住院。 他现在是医疗。</text:p>
      <text:p text:style-name="P4">
正如乌克林福姆(Ukrinform)报道的，5月6日(https://www.ukrinform.ua/rubric-ato/3705722-na-hersonsini-pid-cas-rozminuvanna-pirotehniki-potrapili-pid-obstril-sestero-zagiblih.html)在执行侵犯Pirotechnics的任务中，六名专家被杀。</text:p>
      <text:p text:style-name="P4">
<text:span text:style-name="T5">
第一张照片说明性</text:span>
</text:p>
      <text:p text:style-name="P4">
News Source: <text:a xlink:type="simple" xlink:href="https://www.ukrinform.ua/rubric-regions/3706051-na-hersonsini-traktor-pidirvavsa-na-vorozij-mini-vodij-tazko-travmovanij.html" text:style-name="Internet_20_link" text:visited-style-name="Visited_20_Internet_20_Link">
https://www.ukrinform.ua/rubric-regions/3706051-na-hersonsini-traktor-pidirvavsa-na-vorozij-mini-vodij-tazko-travmovanij.html</text:a>
</text:p>
      <!--NEWS-->
      <text:h text:style-name="P10" text:outline-level="1">
<text:span text:style-name="T4">
APL：阿森纳与Zinchenko赢得了纽卡斯尔</text:span>
</text:h>
      <text:p text:style-name="P4">
作者: Ukrinform (Person)</text:p>
      <text:p text:style-name="P4">
出版商: Укринформ (Organization)</text:p>
      <text:p text:style-name="P4">
出版时间: 2023-05-07T-49:52:09+03:00</text:p>
      <text:p text:style-name="P4">
修改时间: 2023-05-07T20:52:09+03:00</text:p>
      <text:p text:style-name="P4">
描述: “枪手”仍在APL中参加冠军。  - 乌克林。</text:p>
      <text:p text:style-name="P4">
图片: ["<text:a xlink:type="simple" xlink:href="https://static.ukrinform.com/photos/2023_05/thumb_files/630_360_1683481853-669.jpg" text:style-name="Internet_20_link" text:visited-style-name="Visited_20_Internet_20_Link">
630_360_16834...</text:a>
"]</text:p>
      <text:p text:style-name="P4">
标签: ['Арсенал', 'Футбол', 'Зінченко', 'АПЛ']</text:p>
      <text:p text:style-name="P4">
类型: Article</text:p>
      <!--METADATA-->
      <text:p text:style-name="P4">
<draw:frame draw:style-name="fr1" draw:name="Image79" text:anchor-type="as-char" svg:width="6.9236in" svg:height="3.956343in" draw:z-index="0">
<draw:image xlink:href="../Images/yкринформ/2023-05-07T-49-52-09-03-00/630_360_1683481853-669.jpg" xlink:type="simple" xlink:show="embed" xlink:actuate="onLoad" draw:mime-type="image/jpeg"/>
</draw:frame>
“枪手”仍在APL中参加冠军。</text:p>
      <text:p text:style-name="P4">
乌克林福姆报道，在外国领域的阿森纳在英超联赛第35轮中以2-0克服了纽卡斯尔。</text:p>
      <text:p text:style-name="P4">
Edegorn被视为佳能的一部分。 捍卫四十个司机的另一个目标是他自己的大门。</text:p>
      <text:p text:style-name="P4">
胜利“允许”艺术品的病房同时接近“人类城市”。 “当地人”有一场库存。</text:p>
      <text:p text:style-name="P4">
<text:span text:style-name="T4">
另请阅读：</text:span>
 <text:a xlink:type="simple" xlink:href="https://www.ukrinform.ua/rubric-sports/3706029-seltik-stav-peremozcem-cempionatu-sotlandii.html" text:style-name="Internet_20_link" text:visited-style-name="Visited_20_Internet_20_Link">
</text:a>
据报道，曼彻斯特城领导APL，在资产34场比赛后得到82分。</text:p>
      <text:p text:style-name="P4">
照片：Twitter.com/rasenal</text:p>
      <text:p text:style-name="P4">
News Source: <text:a xlink:type="simple" xlink:href="https://www.ukrinform.ua/rubric-sports/3706048-apl-arsenal-iz-zincenkom-peremig-nukasl.html" text:style-name="Internet_20_link" text:visited-style-name="Visited_20_Internet_20_Link">
https://www.ukrinform.ua/rubric-sports/3706048-apl-arsenal-iz-zincenkom-peremig-nukasl.html</text:a>
</text:p>
      <!--NEWS-->
      <text:h text:style-name="P10" text:outline-level="1">
<text:span text:style-name="T4">
Zelensky宣布在基辅举行不同级别的国际会议</text:span>
</text:h>
      <text:p text:style-name="P4">
作者: Ukrinform (Person)</text:p>
      <text:p text:style-name="P4">
出版商: Укринформ (Organization)</text:p>
      <text:p text:style-name="P4">
出版时间: 2023-05-07T-51:51:35+03:00</text:p>
      <text:p text:style-name="P4">
修改时间: 2023-05-07T20:51:35+03:00</text:p>
      <text:p text:style-name="P4">
描述: 在5月和6月，正在为新活动进行积极的准备，包括基辅不同级别的国际会议。  - 乌克林。</text:p>
      <text:p text:style-name="P4">
图片: ["<text:a xlink:type="simple" xlink:href="https://static.ukrinform.com/photos/2023_05/thumb_files/630_360_1683481022-455.jpeg" text:style-name="Internet_20_link" text:visited-style-name="Visited_20_Internet_20_Link">
630_360_16834...</text:a>
"]</text:p>
      <text:p text:style-name="P4">
标签: ['Київ', 'Зеленський', 'Дипломатія']</text:p>
      <text:p text:style-name="P4">
类型: Article</text:p>
      <!--METADATA-->
      <text:p text:style-name="P4">
<draw:frame draw:style-name="fr1" draw:name="Image80" text:anchor-type="as-char" svg:width="6.9236in" svg:height="3.956343in" draw:z-index="0">
<draw:image xlink:href="../Images/yкринформ/2023-05-07T-51-51-35-03-00/630_360_1683481022-455.jpeg" xlink:type="simple" xlink:show="embed" xlink:actuate="onLoad" draw:mime-type="image/jpeg"/>
</draw:frame>
五月和六月的新活动的长期准备，包括基辅不同级别的国际缩放。</text:p>
      <text:p text:style-name="P4">
根据乌克林福姆的说法，沃迪米尔·泽伦斯基总统在[]中说(https://t.me/V_Zelenskiy_official/6159)。</text:p>
      <text:p text:style-name="P4">
视频： <text:a xlink:type="simple" xlink:href="https://t.me/V_Zelenskiy_official/6159" text:style-name="Internet_20_link" text:visited-style-name="Visited_20_Internet_20_Link">
</text:a>
“本周结束 - 乌克兰非常富有成果。 如今，我们在5月和6月的新活动中积极活跃。 总统说：“我们必须在与我们的合作伙伴的谈判中为士兵和乌克兰的武器供应，并在为乌克兰的决定中供应这段时间。”</text:p>
      <text:p text:style-name="P4">
<text:span text:style-name="T4">
另请阅读：</text:span>
 <text:a xlink:type="simple" xlink:href="https://www.ukrinform.ua/rubric-ato/3706038-usi-hto-dopomagae-ukraini-povertati-bezpeku-e-zahisnikami-miru-zelenskij.html" text:style-name="Internet_20_link" text:visited-style-name="Visited_20_Internet_20_Link">
<text:span text:style-name="T4">
 Zelensky </text:span>
</text:a>
他指出，目前正在针对俄罗斯侵略者制定制裁。</text:p>
      <text:p text:style-name="P4">
“我们正在等待基辅不同级别的国际会议。 我们正在用武器与合作伙伴交谈，这将帮助我们为恢复和平而做出更多的努力，”国家元首说。</text:p>
      <text:p text:style-name="P4">
Zelensky强调，本周从美国到新西兰，维也纳和比利时再到克罗地亚的乌克兰和乌克兰人都授予不同的合作伙伴。 还有北欧国家 - 挪威，丹麦，瑞典，芬兰，冰岛。</text:p>
      <text:p text:style-name="P4">
<text:span text:style-name="T4">
另请阅读：</text:span>
 <text:a xlink:type="simple" xlink:href="https://www.ukrinform.ua/rubric-ato/3705969-bilse-peremog-ukraini-na-poli-bou-prizvedut-do-zbilsenna-dopomogi-zelenskij.html" text:style-name="Internet_20_link" text:visited-style-name="Visited_20_Internet_20_Link">
<text:span text:style-name="T4">
 Zelensky </text:span>
</text:a>
总统感谢每个合伙人支持乌克兰的决定。</text:p>
      <text:p text:style-name="P4">
此外，Zelensky报道说，乌克兰方面正在详细研究，新的国际合作伙伴是帮助乌克兰的新步骤。</text:p>
      <text:p text:style-name="P4">
“我们期望他们在不久的将来 - 我们的权力，保护天空，正义免受恐怖分子以及为所有乌克兰土地恢复和平所需要的。 我不会说那些可以在公开场合讨论的决定。”泽伦斯基强调。</text:p>
      <text:p text:style-name="P4">
<text:span text:style-name="T4">
另请阅读：</text:span>
 <text:a xlink:type="simple" xlink:href="https://www.ukrinform.ua/rubric-economy/3705750-zelenskij-zustrivsa-z-delegacieu-amerikanskogo-statu-uta.html" text:style-name="Internet_20_link" text:visited-style-name="Visited_20_Internet_20_Link">
<text:span text:style-name="T4">
 Zelensky </text:span>
</text:a>
正如乌克兰福克斯(Ukrinform)所报道的那样，乌克兰沃迪米尔·泽伦斯基(Ukraine Volodymyr Zelensky)总统表示，战场上对俄罗斯人的胜利将赢得乌克兰国防军，世界将帮助乌克兰。</text:p>
      <text:p text:style-name="P4">
照片：作品</text:p>
      <text:p text:style-name="P4">
News Source: <text:a xlink:type="simple" xlink:href="https://www.ukrinform.ua/rubric-polytics/3706046-zelenskij-anonsuvav-provedenna-u-kievi-miznarodnih-zustricej-riznogo-rivna.html" text:style-name="Internet_20_link" text:visited-style-name="Visited_20_Internet_20_Link">
https://www.ukrinform.ua/rubric-polytics/3706046-zelenskij-anonsuvav-provedenna-u-kievi-miznarodnih-zustricej-riznogo-rivna.html</text:a>
</text:p>
      <!--NEWS-->
      <text:h text:style-name="P10" text:outline-level="1">
<text:span text:style-name="T4">
乌克兰人在学术划船世界杯上赢得了三枚奖牌</text:span>
</text:h>
      <text:p text:style-name="P4">
作者: Ukrinform (Person)</text:p>
      <text:p text:style-name="P4">
出版商: Укринформ (Organization)</text:p>
      <text:p text:style-name="P4">
出版时间: 2023-05-07T-53:43:34+03:00</text:p>
      <text:p text:style-name="P4">
修改时间: 2023-05-07T20:43:34+03:00</text:p>
      <text:p text:style-name="P4">
描述: 乌克兰四人在世界杯上获得了3枚奖牌。  - 乌克林。</text:p>
      <text:p text:style-name="P4">
图片: ["<text:a xlink:type="simple" xlink:href="https://static.ukrinform.com/photos/2023_05/thumb_files/630_360_1683481334-376.jpg" text:style-name="Internet_20_link" text:visited-style-name="Visited_20_Internet_20_Link">
630_360_16834...</text:a>
"]</text:p>
      <text:p text:style-name="P4">
标签: ['академічне веслування']</text:p>
      <text:p text:style-name="P4">
类型: Article</text:p>
      <!--METADATA-->
      <text:p text:style-name="P4">
<draw:frame draw:style-name="fr1" draw:name="Image81" text:anchor-type="as-char" svg:width="6.9236in" svg:height="3.956343in" draw:z-index="0">
<draw:image xlink:href="../Images/yкринформ/2023-05-07T-53-43-34-03-00/630_360_1683481334-376.jpg" xlink:type="simple" xlink:show="embed" xlink:actuate="onLoad" draw:mime-type="image/jpeg"/>
</draw:frame>
乌克兰四人在学术上赢得了世界杯的3枚奖牌。</text:p>
      <text:p text:style-name="P4">
在克罗地亚的萨格勒布(Zagreb(https://www.facebook.com/olympicua/photos/pcb.6192257637520381/6192252797520865/?type=3&amp;theater)，报道乌克林福姆。</text:p>
      <text:p text:style-name="P4">
一对四人的四人包括Kateryna Dudchenko，Anastasia Firi，Natalia Dovidko和Darina Verkhoglya赢得了金牌。</text:p>
      <text:p text:style-name="P4">
成对的男子四人包括Dmitry Guli，Alexander Nadorko，Ivanadobodko和Mykola Kalashnik赢得了Silver。</text:p>
      <text:p text:style-name="P4">
<text:span text:style-name="T4">
另请阅读：</text:span>
 <text:a xlink:type="simple" xlink:href="https://www.ukrinform.ua/rubric-sports/3535371-prigodi-vesluvalnikiv-v-nimeccini-z-mrieu-pro-mir.html" text:style-name="Internet_20_link" text:visited-style-name="Visited_20_Internet_20_Link">
</text:a>
四重奏组由Alexei Selivanov，Sergey Grin，Mykola Mazur和Maximaboklazhenko组成，成为无茬的四人中的第三个。</text:p>
      <text:p text:style-name="P4">
照片：乌克兰的NOC</text:p>
      <text:p text:style-name="P4">
News Source: <text:a xlink:type="simple" xlink:href="https://www.ukrinform.ua/rubric-sports/3706044-ukrainci-zdobuli-tri-medali-na-kubku-svitu-z-akademicnogo-vesluvanna.html" text:style-name="Internet_20_link" text:visited-style-name="Visited_20_Internet_20_Link">
https://www.ukrinform.ua/rubric-sports/3706044-ukrainci-zdobuli-tri-medali-na-kubku-svitu-z-akademicnogo-vesluvanna.html</text:a>
</text:p>
      <!--NEWS-->
      <text:h text:style-name="P10" text:outline-level="1">
<text:span text:style-name="T4">
拜登敦促国会对武器流通施加其他限制</text:span>
</text:h>
      <text:p text:style-name="P4">
作者: Ukrinform (Person)</text:p>
      <text:p text:style-name="P4">
出版商: Укринформ (Organization)</text:p>
      <text:p text:style-name="P4">
出版时间: 2023-05-07T-55:42:00+03:00</text:p>
      <text:p text:style-name="P4">
修改时间: 2023-05-07T20:42:00+03:00</text:p>
      <text:p text:style-name="P4">
描述: 在德克萨斯州购物中心发生枪击事件和大规模谋杀之后，美国总统乔·拜登（Joe Biden）呼吁国会立即对进攻性武器的流通施加立法限制，并加强对其销售的控制权。  - 乌克林。</text:p>
      <text:p text:style-name="P4">
图片: ["<text:a xlink:type="simple" xlink:href="https://static.ukrinform.com/photos/2023_02/thumb_files/630_360_1677001506-454.jpg" text:style-name="Internet_20_link" text:visited-style-name="Visited_20_Internet_20_Link">
630_360_16770...</text:a>
"]</text:p>
      <text:p text:style-name="P4">
标签: ['Байден', 'США', 'Зброя']</text:p>
      <text:p text:style-name="P4">
类型: Article</text:p>
      <!--METADATA-->
      <text:p text:style-name="P4">
<draw:frame draw:style-name="fr1" draw:name="Image82" text:anchor-type="as-char" svg:width="6.9236in" svg:height="3.956343in" draw:z-index="0">
<draw:image xlink:href="../Images/yкринформ/2023-05-07T-55-42-00-03-00/630_360_1677001506-454.jpg" xlink:type="simple" xlink:show="embed" xlink:actuate="onLoad" draw:mime-type="image/jpeg"/>
</draw:frame>
德克萨斯州德克萨斯州总统中心乔·拜登(Joe Biden)的枪击事件和大规模谋杀案呼吁国会立即对进攻性武器的流通施加限制，并加强对其销售的控制权。</text:p>
      <text:p text:style-name="P4">
这在[]中指出(https://www.whitehouse.gov/briefing-room/statements-releases/2023/05/07/statement-from-president-joe-biden-on-the-shooting-in-allen-texas/)据报道，白宫是周日广泛的。</text:p>
      <text:p text:style-name="P4">
“我要求国会向我发送一项有关禁止袭击和高容量商店的法案； 引入传记数据的一般验证(武器买家 -  ed。); 安全存储要求；终止武器制造商的免疫力。 我会立即签署。”白宫格拉瓦说。</text:p>
      <text:p text:style-name="P4">
<text:span text:style-name="T4">
另请阅读：</text:span>
 <text:a xlink:type="simple" xlink:href="https://www.ukrinform.ua/rubric-technology/3705164-bajden-zustrivsa-z-kerivnikami-microsoft-i-google-govorili-pro-bezpecnist-stucnogo-intelektu.html" text:style-name="Internet_20_link" text:visited-style-name="Visited_20_Internet_20_Link">
<text:span text:style-name="T4">
 biden </text:span>
</text:a>
他强调，仅今年，美国社区就受到200次大规模枪击事件的影响，美国在美国的主要死亡原因是使用武器的暴力行为。</text:p>
      <text:p text:style-name="P4">
拜登回忆说，自担任总统职位以来，他就签署了针对安全社区的两项法律，并采取了两打执法行动来制止一波暴力。</text:p>
      <text:p text:style-name="P4">
“我们取得了一些进步。 各个州禁止攻击武器，扩大限制性立法等，但这还不够。 有必要采取更多行动并采取更快的速度来挽救生命。”美国总统强调。</text:p>
      <text:p text:style-name="P4">
<text:span text:style-name="T4">
另请阅读：</text:span>
 <text:a xlink:type="simple" xlink:href="https://www.ukrinform.ua/rubric-world/3705903-unaslidok-strilanini-v-torgovelnomu-centri-tehasa-zaginuli-devatero-ludej.html" text:style-name="Internet_20_link" text:visited-style-name="Visited_20_Internet_20_Link">
<text:span text:style-name="T4">
德克萨斯州</text:span>
</text:a>
正如乌克林福姆报道的，周六在得克萨斯州达拉斯郊区<text:a xlink:type="simple" xlink:href="https://www.ukrinform.ua/rubric-world/3705791-u-tehasi-stalasa-strilanina-v-torgovelnomu-centri-e-vbiti-ta-poraneni.html" text:style-name="Internet_20_link" text:visited-style-name="Visited_20_Internet_20_Link">
</text:a>
。</text:p>
      <text:p text:style-name="P4">
照片：PAP</text:p>
      <text:p text:style-name="P4">
News Source: <text:a xlink:type="simple" xlink:href="https://www.ukrinform.ua/rubric-world/3706042-bajden-zaklikav-kongres-zaprovaditi-dodatkovi-obmezenna-sodo-obigu-zbroi.html" text:style-name="Internet_20_link" text:visited-style-name="Visited_20_Internet_20_Link">
https://www.ukrinform.ua/rubric-world/3706042-bajden-zaklikav-kongres-zaprovaditi-dodatkovi-obmezenna-sodo-obigu-zbroi.html</text:a>
</text:p>
      <!--NEWS-->
      <text:h text:style-name="P10" text:outline-level="1">
<text:span text:style-name="T4">
圣乔治丝带的演示是刑事犯罪 - 柏林维特切</text:span>
</text:h>
      <text:p text:style-name="P4">
作者: Ukrinform (Person)</text:p>
      <text:p text:style-name="P4">
出版商: Укринформ (Organization)</text:p>
      <text:p text:style-name="P4">
出版时间: 2023-05-07T-57:39:51+03:00</text:p>
      <text:p text:style-name="P4">
修改时间: 2023-05-07T20:39:51+03:00</text:p>
      <text:p text:style-name="P4">
描述: 柏林的乌克兰激进分子希望俄罗斯人不允许使用圣乔治录像带这样的象征意义。  - 乌克林。</text:p>
      <text:p text:style-name="P4">
图片: ["<text:a xlink:type="simple" xlink:href="https://static.ukrinform.com/photos/2023_05/thumb_files/630_360_1683481045-895.jpg" text:style-name="Internet_20_link" text:visited-style-name="Visited_20_Internet_20_Link">
630_360_16834...</text:a>
"]</text:p>
      <text:p text:style-name="P4">
标签: ['Берлін', 'Німеччина', 'активісти']</text:p>
      <text:p text:style-name="P4">
类型: Article</text:p>
      <!--METADATA-->
      <text:p text:style-name="P4">
<draw:frame draw:style-name="fr1" draw:name="Image83" text:anchor-type="as-char" svg:width="6.9236in" svg:height="3.956343in" draw:z-index="0">
<draw:image xlink:href="../Images/yкринформ/2023-05-07T-57-39-51-03-00/630_360_1683481045-895.jpg" xlink:type="simple" xlink:show="embed" xlink:actuate="onLoad" draw:mime-type="image/jpeg"/>
</draw:frame>
柏林的乌克兰激进分子希望俄罗斯人不允许使用圣乔治录像带这样的象征主义。</text:p>
      <text:p text:style-name="P4">
乌克兰柏林乌克兰人维茨·柏林协会的一份声明中指出了这一点，该声明负责乌克林福姆。</text:p>
      <text:p text:style-name="P4">
它指出，5月6日，柏林法院暂停了5月5日在5月8日至9日使用俄罗斯和苏联作品以及圣乔治的录音带的禁令。 此前，他因禁止使用乌克兰人而被定罪<text:a xlink:type="simple" xlink:href="https://www.ukrinform.ua/tag-prapor" text:style-name="Internet_20_link" text:visited-style-name="Visited_20_Internet_20_Link">
</text:a>
和象征主义。</text:p>
      <text:p text:style-name="P4">
“我们认为，自2014年以来，圣乔治录像带的示威是当前立法的刑事犯罪，它已被用于决定和荣耀俄罗斯对乌克兰的袭击。 此外，他扭曲了第二次世界大战，并为俄罗斯宣传“乌克兰人为纳粹”。 因此，毫不奇怪的是，纳罗德旗和圣乔治的磁带的紧急应用来自俄罗斯宣传家埃琳娜·科尔巴斯尼科娃(Elena Kolbasnikova)和马库斯·贝齐特(Marcus Beziht)的右极端律师。”</text:p>
      <text:p text:style-name="P4">
<text:span text:style-name="T4">
另请阅读：</text:span>
 <text:a xlink:type="simple" xlink:href="https://www.ukrinform.ua/rubric-world/3705448-aktivisti-u-berlini-domoglisa-skasuvanna-zaboroni-na-ukrainski-prapori-8-ta-9-travna.html" text:style-name="Internet_20_link" text:visited-style-name="Visited_20_Internet_20_Link">
<text:span text:style-name="T4">
柏林</text:span>
</text:a>
与“乌克兰案”不同，柏林警方已经提出了柏林 - 布兰登堡行政法院的投诉。 Vitsche希望该市将尽快考虑使用俄罗斯侵略者的象征意义，并且不允许使用。</text:p>
      <text:p text:style-name="P4">
去年，柏林当局禁止使用乌克兰的作品和象征主义，包括歌曲和俄语的表现。 今年，为了“保存命令”，执法人员决定再次在纪念死者苏联人民的三个最伟大的地方再次申请。 维施(Vitsche)提起了紧急投诉，并取消了警察。</text:p>
      <text:p text:style-name="P4">
<text:span text:style-name="T5">
照片：Vitsche柏林</text:span>
</text:p>
      <text:p text:style-name="P4">
News Source: <text:a xlink:type="simple" xlink:href="https://www.ukrinform.ua/rubric-world/3706040-demonstracia-georgiivskoi-stricki-e-kriminalnim-zlocinom-vitsche-berlin.html" text:style-name="Internet_20_link" text:visited-style-name="Visited_20_Internet_20_Link">
https://www.ukrinform.ua/rubric-world/3706040-demonstracia-georgiivskoi-stricki-e-kriminalnim-zlocinom-vitsche-berlin.html</text:a>
</text:p>
      <!--NEWS-->
      <text:h text:style-name="P10" text:outline-level="1">
<text:span text:style-name="T4">
每个帮助乌克兰返回安全的人都是和平的捍卫者-Zelensky</text:span>
</text:h>
      <text:p text:style-name="P4">
作者: Ukrinform (Person)</text:p>
      <text:p text:style-name="P4">
出版商: Укринформ (Organization)</text:p>
      <text:p text:style-name="P4">
出版时间: 2023-05-07T-59:27:00+03:00</text:p>
      <text:p text:style-name="P4">
修改时间: 2023-05-07T20:27:00+03:00</text:p>
      <text:p text:style-name="P4">
描述: 所有帮助乌克兰返回安全的人，他们向俄罗斯施压的人 - 都是和平的捍卫者 - 乌克林福姆。</text:p>
      <text:p text:style-name="P4">
图片: ["<text:a xlink:type="simple" xlink:href="https://static.ukrinform.com/photos/2023_04/thumb_files/630_360_1682063024-559.jpeg" text:style-name="Internet_20_link" text:visited-style-name="Visited_20_Internet_20_Link">
630_360_16820...</text:a>
"]</text:p>
      <text:p text:style-name="P4">
标签: ['Звернення', 'Зеленський', 'Війна з росією']</text:p>
      <text:p text:style-name="P4">
类型: Article</text:p>
      <!--METADATA-->
      <text:p text:style-name="P4">
<draw:frame draw:style-name="fr1" draw:name="Image84" text:anchor-type="as-char" svg:width="6.9236in" svg:height="3.956343in" draw:z-index="0">
<draw:image xlink:href="../Images/yкринформ/2023-05-07T-59-27-00-03-00/630_360_1682063024-559.jpeg" xlink:type="simple" xlink:show="embed" xlink:actuate="onLoad" draw:mime-type="image/jpeg"/>
</draw:frame>
每个帮助乌克兰返回安全的人，他们向俄罗斯施加安全 - 都是米尔的捍卫者</text:p>
      <text:p text:style-name="P4">
根据乌克林福姆的说法，它以其传统<text:a xlink:type="simple" xlink:href="https://t.me/V_Zelenskiy_official/6159" text:style-name="Internet_20_link" text:visited-style-name="Visited_20_Internet_20_Link">
</text:a>
总统弗拉基米尔泽斯基说。</text:p>
      <text:p text:style-name="P4">
视频： <text:a xlink:type="simple" xlink:href="https://t.me/V_Zelenskiy_official/6159" text:style-name="Internet_20_link" text:visited-style-name="Visited_20_Internet_20_Link">
</text:a>
_ <text:span text:style-name="T4">
我希望健康，亲爱的乌克兰人!</text:span>
 _</text:p>
      <text:p text:style-name="P4">
本周结束 - 乌克兰非常富有成果。 如今，我们在5月和6月的新活动中积极活跃。 在与我们的伴侣的谈判中，我们必须在为士兵和乌克兰的决定中供应武器以及为乌克兰的决定中肥沃。</text:p>
      <text:p text:style-name="P4">
立法倡议对我们的社会很重要。 对侵略者的制裁正在进行中。 我们正在等待基辅的国际会议。 我们正在与合作伙伴谈论武器，这些武器将帮助您为恢复和平而做更多的事情。</text:p>
      <text:p text:style-name="P4">
本周，我们的各种合作伙伴在帮助乌克兰帮助乌克兰人方面很有名。 从美国到新西兰，来自荷兰和比利时克罗地亚。 北欧 - 挪威，丹麦，瑞典，芬兰，冰岛。 我感谢每个合作伙伴决定支持乌克兰的决定!</text:p>
      <text:p text:style-name="P4">
在乌克兰的帮助下，我们正在与其他合作伙伴进行详细介绍，我们正在不久恢复乌克兰土地的和平。 我一定会告知那些可以在公开场合发表的决定。</text:p>
      <text:p text:style-name="P4">
全世界都知道俄罗斯对我们人民的恐怖恐怖事实，这一点非常重要。 世界说出恐怖分子在做什么以及我们如何热爱生活。 我感谢所有帮助我们的人和所有人，传播有关俄罗斯打击和炮击的真相，这些侵略者的残酷行为不被邀请一天!</text:p>
      <text:p text:style-name="P4">
俄罗斯对尼科波尔的永久恐怖，霍森的残酷炮击，哈尔基夫和地区的爆炸，对外部和苏米地区边境地区的村庄的恐怖，对人民的捐赠者。 我对亲人的亲戚表示哀悼。荣耀我们所有正在战斗，战斗哨所和战斗行动的士兵荣耀!</text:p>
      <text:p text:style-name="P4">
我将庆祝第三独立的突击队，这是第24个单独的机械旅，确定了顿涅茨克地区恐怖分子的破坏!谢谢你，战士!</text:p>
      <text:p text:style-name="P4">
57单独的运动步兵旅，第93机械大队。 感谢所有人对位置的英勇保护，示范性的稳定!只是研究员</text:p>
      <text:p text:style-name="P4">
在塔夫里亚(Tavria)的方向上，还有一些值得注意的结果，也值得注意的是，今天要感谢。</text:p>
      <text:p text:style-name="P4">
第55座单独旅“ Zaporozhye”的第七十六位伞兵和炮兵 - 勇士，谢谢您的勇气和力量!</text:p>
      <text:p text:style-name="P4">
第128个单独的山区突击旅的士兵和第35个单独的米哈伊尔·奥斯特格拉德斯基(Mikhail Ostrogradsky-tonk)的海军陆战队的海军陆战队士兵!</text:p>
      <text:p text:style-name="P4">
谢谢每个战士，感谢所有人和所有人在战场上的成功!</text:p>
      <text:p text:style-name="P4">
_ <text:span text:style-name="T4">
荣耀，乌克兰英雄!</text:span>
 _</text:p>
      <text:p text:style-name="P4">
_ <text:span text:style-name="T4">
荣耀到乌克兰</text:span>
 _</text:p>
      <text:p text:style-name="P4">
照片：作品</text:p>
      <text:p text:style-name="P4">
News Source: <text:a xlink:type="simple" xlink:href="https://www.ukrinform.ua/rubric-ato/3706038-usi-hto-dopomagae-ukraini-povertati-bezpeku-e-zahisnikami-miru-zelenskij.html" text:style-name="Internet_20_link" text:visited-style-name="Visited_20_Internet_20_Link">
https://www.ukrinform.ua/rubric-ato/3706038-usi-hto-dopomagae-ukraini-povertati-bezpeku-e-zahisnikami-miru-zelenskij.html</text:a>
</text:p>
      <!--NEWS-->
      <text:h text:style-name="P10" text:outline-level="1">
<text:span text:style-name="T4">
斯洛伐克政府将由国家银行主席领导</text:span>
</text:h>
      <text:p text:style-name="P4">
作者: Ukrinform (Person)</text:p>
      <text:p text:style-name="P4">
出版商: Укринформ (Organization)</text:p>
      <text:p text:style-name="P4">
出版时间: 2023-05-07T-61:12:34+03:00</text:p>
      <text:p text:style-name="P4">
修改时间: 2023-05-07T20:12:34+03:00</text:p>
      <text:p text:style-name="P4">
描述: 在总理爱德华·海格（Edward Heger）在该国早期的议会大选前几个月辞职之后，国家银行卢多维特（Slovakia Ludovit）的副主席将领导技术官僚政府。  - 乌克林。</text:p>
      <text:p text:style-name="P4">
图片: ["<text:a xlink:type="simple" xlink:href="https://static.ukrinform.com/photos/2016_03/thumb_files/630_360_1457165302-7332.jpg" text:style-name="Internet_20_link" text:visited-style-name="Visited_20_Internet_20_Link">
630_360_14571...</text:a>
"]</text:p>
      <text:p text:style-name="P4">
标签: ['Нацбанк', "Прем'єр", 'Словаччина']</text:p>
      <text:p text:style-name="P4">
类型: Article</text:p>
      <!--METADATA-->
      <text:p text:style-name="P4">
<draw:frame draw:style-name="fr1" draw:name="Image85" text:anchor-type="as-char" svg:width="6.9236in" svg:height="3.958011in" draw:z-index="0">
<draw:image xlink:href="../Images/yкринформ/2023-05-07T-61-12-34-03-00/630_360_1457165302-7332.jpg" xlink:type="simple" xlink:show="embed" xlink:actuate="onLoad" draw:mime-type="image/jpeg"/>
</draw:frame>
在总理爱德华·海格(Edward Heger)在该国早期的议会大选前几年辞职之后，国家银行斯洛伐克卢多维特(Slovakia Ludovit)的副主席将领导技术官僚政府。</text:p>
      <text:p text:style-name="P4">
正如乌克林福姆报道的那样，它报告了<text:a xlink:type="simple" xlink:href="https://www.reuters.com/world/europe/slovakia-prime-minister-quits-2023-05-07/" text:style-name="Internet_20_link" text:visited-style-name="Visited_20_Internet_20_Link">
</text:a>
关于该国总统Zuzanicaputova的决定。</text:p>
      <text:p text:style-name="P4">
查普托娃还说，在5月15日之后，她将任命其余的技术官僚政府。</text:p>
      <text:p text:style-name="P4">
<text:span text:style-name="T4">
另请阅读：</text:span>
 <text:a xlink:type="simple" xlink:href="https://www.ukrinform.ua/rubric-society/3705396-ponad-114-tisac-ukrainciv-znajsli-timcasovij-prihistok-u-slovaccini.html" text:style-name="Internet_20_link" text:visited-style-name="Visited_20_Internet_20_Link">
<text:span text:style-name="T4">
 slovchin </text:span>
</text:a>
值得注意的是，自2018年以来，这位46岁的气味本身就一直担任斯洛伐克副主席。</text:p>
      <text:p text:style-name="P4">
总理爱德华·赫格(Edward Heger)在一月份表示托米尼多维尔(Fotumnedovir)后，该国早期的议会选举被任命为今年9月。 从那以后，他继续履行政府负责人的职责。</text:p>
      <text:p text:style-name="P4">
<text:span text:style-name="T4">
另请阅读：</text:span>
 <text:a xlink:type="simple" xlink:href="https://www.ukrinform.ua/rubric-vidbudova/3704293-slovaccina-peredast-ukraini-energoobladnanna-na-miljon-evro.html" text:style-name="Internet_20_link" text:visited-style-name="Visited_20_Internet_20_Link">
<text:span text:style-name="T4">
 slovchin </text:span>
</text:a>
正如乌克林福姆报道的那样，5月7日，斯洛伐克总理爱德华·赫格(Edward Heger)<text:a xlink:type="simple" xlink:href="https://www.ukrinform.ua/rubric-world/3705943-premer-slovaccini-podav-prohanna-pro-vidstavku.html" text:style-name="Internet_20_link" text:visited-style-name="Visited_20_Internet_20_Link">
</text:a>
。</text:p>
      <text:p text:style-name="P4">
本周，两名部长 - 农业和外交事务 - 在斯洛伐克辞职。</text:p>
      <text:p text:style-name="P4">
News Source: <text:a xlink:type="simple" xlink:href="https://www.ukrinform.ua/rubric-world/3706030-urad-slovaccini-do-viboriv-ocoluvatime-zastupnik-golovi-nacbanku.html" text:style-name="Internet_20_link" text:visited-style-name="Visited_20_Internet_20_Link">
https://www.ukrinform.ua/rubric-world/3706030-urad-slovaccini-do-viboriv-ocoluvatime-zastupnik-golovi-nacbanku.html</text:a>
</text:p>
      <!--NEWS-->
      <text:h text:style-name="P10" text:outline-level="1">
<text:span text:style-name="T4">
塞尔蒂克成为苏格兰冠军的冠军</text:span>
</text:h>
      <text:p text:style-name="P4">
作者: Ukrinform (Person)</text:p>
      <text:p text:style-name="P4">
出版商: Укринформ (Organization)</text:p>
      <text:p text:style-name="P4">
出版时间: 2023-05-07T-63:10:58+03:00</text:p>
      <text:p text:style-name="P4">
修改时间: 2023-05-07T20:10:58+03:00</text:p>
      <text:p text:style-name="P4">
描述: 苏格兰·塞尔蒂克（Scottish Seltik）成为该国53届冠军。  - 乌克林。</text:p>
      <text:p text:style-name="P4">
图片: ["<text:a xlink:type="simple" xlink:href="https://static.ukrinform.com/photos/2023_05/thumb_files/630_360_1683479351-419.jpg" text:style-name="Internet_20_link" text:visited-style-name="Visited_20_Internet_20_Link">
630_360_16834...</text:a>
"]</text:p>
      <text:p text:style-name="P4">
标签: ['Футбол', 'Шотландія']</text:p>
      <text:p text:style-name="P4">
类型: Article</text:p>
      <!--METADATA-->
      <text:p text:style-name="P4">
<draw:frame draw:style-name="fr1" draw:name="Image86" text:anchor-type="as-char" svg:width="6.9236in" svg:height="3.956343in" draw:z-index="0">
<draw:image xlink:href="../Images/yкринформ/2023-05-07T-63-10-58-03-00/630_360_1683479351-419.jpg" xlink:type="simple" xlink:show="embed" xlink:actuate="onLoad" draw:mime-type="image/jpeg"/>
</draw:frame>
苏格兰·塞尔蒂克(Scottish Seltik)成为该国53届冠军。</text:p>
      <text:p text:style-name="P4">
Seltik在出口中赢得了Harts(2：0)乌克林福姆报道，在苏格兰锦标赛的第34轮中。</text:p>
      <text:p text:style-name="P4">
得益于这一胜利，Angi Postecoglus的病房对于最近的追捕者 - 游骑兵而变得无法实现。</text:p>
      <text:p text:style-name="P4">
在冠军结束前的四轮比赛中，“ Seltyka” 95分，Rangers的资产得到82分。 在下一轮中，团队将在凯尔特克公园举行会议。</text:p>
      <text:p text:style-name="P4">
<text:span text:style-name="T4">
另请阅读：</text:span>
 <text:a xlink:type="simple" xlink:href="https://www.ukrinform.ua/rubric-sports/3705840-real-stav-volodarem-kubka-ispanii-z-futbolu-obigravsi-osasunu.html" text:style-name="Internet_20_link" text:visited-style-name="Visited_20_Internet_20_Link">
<text:span text:style-name="T4">
足球</text:span>
</text:a>
总的来说，这是第53届凯尔特人冠军。</text:p>
      <text:p text:style-name="P4">
照片：Twitter.com/adidasuk</text:p>
      <text:p text:style-name="P4">
News Source: <text:a xlink:type="simple" xlink:href="https://www.ukrinform.ua/rubric-sports/3706029-seltik-stav-peremozcem-cempionatu-sotlandii.html" text:style-name="Internet_20_link" text:visited-style-name="Visited_20_Internet_20_Link">
https://www.ukrinform.ua/rubric-sports/3706029-seltik-stav-peremozcem-cempionatu-sotlandii.html</text:a>
</text:p>
      <!--NEWS-->
      <text:h text:style-name="P10" text:outline-level="1">
<text:span text:style-name="T4">
敌人从重炮上开火，是一名受伤的</text:span>
</text:h>
      <text:p text:style-name="P4">
作者: Ukrinform (Person)</text:p>
      <text:p text:style-name="P4">
出版商: Укринформ (Organization)</text:p>
      <text:p text:style-name="P4">
出版时间: 2023-05-07T-66:38:00+03:00</text:p>
      <text:p text:style-name="P4">
修改时间: 2023-05-07T19:38:00+03:00</text:p>
      <text:p text:style-name="P4">
描述: 来自重型炮兵的俄罗斯军队向尼科波尔开火，一名43岁男子受伤。  - 乌克林。</text:p>
      <text:p text:style-name="P4">
图片: ["<text:a xlink:type="simple" xlink:href="https://static.ukrinform.com/photos/2023_05/thumb_files/630_360_1683477464-893.jpg" text:style-name="Internet_20_link" text:visited-style-name="Visited_20_Internet_20_Link">
630_360_16834...</text:a>
"]</text:p>
      <text:p text:style-name="P4">
标签: ['Дніпропетровщина', 'Обстріл', 'Війна з росією']</text:p>
      <text:p text:style-name="P4">
类型: Article</text:p>
      <!--METADATA-->
      <text:p text:style-name="P4">
<draw:frame draw:style-name="fr1" draw:name="Image87" text:anchor-type="as-char" svg:width="6.9236in" svg:height="3.956343in" draw:z-index="0">
<draw:image xlink:href="../Images/yкринформ/2023-05-07T-66-38-00-03-00/630_360_1683477464-893.jpg" xlink:type="simple" xlink:show="embed" xlink:actuate="onLoad" draw:mime-type="image/jpeg"/>
</draw:frame>
来自重型炮兵的俄罗斯军队向尼科波尔开了枪伤，受伤了一名43岁的男子。</text:p>
      <text:p text:style-name="P4">
关于<text:a xlink:type="simple" xlink:href="https://t.me/mykola_lukashuk/4446" text:style-name="Internet_20_link" text:visited-style-name="Visited_20_Internet_20_Link">
</text:a>
乌克林福姆报道，通知首席Properpetrovsk区域委员会Mykola Lukashuk。</text:p>
      <text:p text:style-name="P4">
他写道：“这位43岁的男子由于今天的炮击而受伤。下午，占领者击中了重型炮兵市。”</text:p>
      <text:p text:style-name="P4">
<text:span text:style-name="T4">
另请阅读：</text:span>
 <text:a xlink:type="simple" xlink:href="https://www.ukrinform.ua/rubric-ato/3706007-vorog-obstrilav-harkivsinu-e-poranena.html" text:style-name="Internet_20_link" text:visited-style-name="Visited_20_Internet_20_Link">
<text:span text:style-name="T4">
射击</text:span>
</text:a>
炮击损坏了加油站，运输企业，输电线路，乘用车和货车。</text:p>
      <text:p text:style-name="P4">
在该地区的其他地区，白天很平静。</text:p>
      <text:p text:style-name="P4">
正如乌克林福姆报道的<text:a xlink:type="simple" xlink:href="https://www.ukrinform.ua/rubric-ato/3705996-aviacia-rf-skinula-pat-kerovanih-aviabomb-po-hersonsini-e-rujnuvanna.html" text:style-name="Internet_20_link" text:visited-style-name="Visited_20_Internet_20_Link">
</text:a>
 .</text:p>
      <text:p text:style-name="P4">
News Source: <text:a xlink:type="simple" xlink:href="https://www.ukrinform.ua/rubric-ato/3706023-vorog-obstrilav-nikopol-z-vazkoi-artilerii-e-poranenij.html" text:style-name="Internet_20_link" text:visited-style-name="Visited_20_Internet_20_Link">
https://www.ukrinform.ua/rubric-ato/3706023-vorog-obstrilav-nikopol-z-vazkoi-artilerii-e-poranenij.html</text:a>
</text:p>
      <!--NEWS-->
      <text:h text:style-name="P10" text:outline-level="1">
<text:span text:style-name="T4">
俄罗斯人专注于四个方向，为巴赫穆特和马林卡而战</text:span>
</text:h>
      <text:p text:style-name="P4">
作者: Ukrinform (Person)</text:p>
      <text:p text:style-name="P4">
出版商: Укринформ (Organization)</text:p>
      <text:p text:style-name="P4">
出版时间: 2023-05-07T-68:19:00+03:00</text:p>
      <text:p text:style-name="P4">
修改时间: 2023-05-07T19:19:00+03:00</text:p>
      <text:p text:style-name="P4">
描述: 俄罗斯联邦的部队着重于Lyman，Bakhmut，Avdiiv和Mariinsky的主要努力，并为Bakhmut和Marinka进行了激烈的战斗。  - 乌克林。</text:p>
      <text:p text:style-name="P4">
图片: ["<text:a xlink:type="simple" xlink:href="https://static.ukrinform.com/photos/2023_05/thumb_files/630_360_1683476520-474.jpg" text:style-name="Internet_20_link" text:visited-style-name="Visited_20_Internet_20_Link">
630_360_16834...</text:a>
"]</text:p>
      <text:p text:style-name="P4">
标签: ['Бахмут', 'Генштаб', 'Обстріл', 'ЗСУ', 'Війна з росією']</text:p>
      <text:p text:style-name="P4">
类型: Article</text:p>
      <!--METADATA-->
      <text:p text:style-name="P4">
<draw:frame draw:style-name="fr1" draw:name="Image88" text:anchor-type="as-char" svg:width="6.9236in" svg:height="3.956343in" draw:z-index="0">
<draw:image xlink:href="../Images/yкринформ/2023-05-07T-68-19-00-03-00/630_360_1683476520-474.jpg" xlink:type="simple" xlink:show="embed" xlink:actuate="onLoad" draw:mime-type="image/jpeg"/>
</draw:frame>
俄罗斯联合会着重于利马，巴赫穆特，阿夫迪夫和玛丽斯基的主要努力，并进行了扎巴赫穆特和马林卡的激烈战斗。</text:p>
      <text:p text:style-name="P4">
根据乌克林福姆的说法，乌克兰武装部队的总参谋部报告了紫外线<text:a xlink:type="simple" xlink:href="https://www.facebook.com/GeneralStaff.ua/posts/pfbid0Epe4mKdvePrp1awKF4CYnYN6VAkq25ePTfLgcykeqUcwsXqPDp351yAiPb6unYCBl" text:style-name="Internet_20_link" text:visited-style-name="Visited_20_Internet_20_Link">
</text:a>
.</text:p>
      <text:p text:style-name="P4">
“Противник продовжує зосереджувати основні зусилля на Лиманському,Бахмутському, Авдіївському та Мар’їнському напрямках. Ведуться важкі бої заміста Бахмут та Мар’їнка. Загалом протягом доби ворог здійснив 39 атак”, -йдеться в повідомленні.</text:p>
      <text:p text:style-name="P4">
За інформацією Генштабу, росіяни протягом цієї доби завдали 8 ракетних ударів.Зокрема, дві ракети С-300 влучили по цивільному підприємству в Балаклії наХарківщині, внаслідок чого поранено п<code>
ять цивільних. Окрім того, п</code>
ятьросійських <text:a xlink:type="simple" xlink:href="https://www.ukrinform.ua/tag-raketa" text:style-name="Internet_20_link" text:visited-style-name="Visited_20_Internet_20_Link">
 </text:a>
X-22俄罗斯入侵者在尼古拉地区的民用物体和一个火箭X-22-pourson地区释放，毫无损失。</text:p>
      <text:p text:style-name="P4">
敌人还进行了22次航空罢工，并在乌克兰军队和尼克波尔多德迪帕普特罗夫斯克地区的位置进行了10多次反应性射击消防系统的炮击。 不幸的是，在维持和平人员中丧生和受伤，多层建筑，私人住宅和其他基础设施受到损害。</text:p>
      <text:p text:style-name="P4">
整个乌克兰的火箭和航空罢工的可能性很高。</text:p>
      <text:p text:style-name="P4">
<text:span text:style-name="T4">
另请阅读：</text:span>
 <text:a xlink:type="simple" xlink:href="https://www.ukrinform.ua/rubric-ato/3705989-u-rosii-zavitsa-velika-panika-koli-ukraina-rozpocne-kontrnastup-gavrilov.html" text:style-name="Internet_20_link" text:visited-style-name="Visited_20_Internet_20_Link">
<text:span text:style-name="T4">
俄罗斯</text:span>
 <text:span text:style-name="T4">
 </text:span>
 <text:span text:style-name="T4">
伟大</text:span>
 <text:span text:style-name="T4">
 </text:span>
 <text:span text:style-name="T4">
 panic </text:span>
 <text:span text:style-name="T4">
 </text:span>
 <text:span text:style-name="T4">
 </text:span>
<text:span text:style-name="T4">
 </text:span>
<text:span text:style-name="T4">
 ukraine </text:span>
 <text:span text:style-name="T4">
 </text:span>
 <text:span text:style-name="T4">
 </text:span>
 start <text:span text:style-name="T4">
 </text:span>
 <text:span text:style-name="T4">
 </text:span>
 <text:span text:style-name="T4">
反性</text:span>
 <text:span text:style-name="T4">
 </text:span>
 <text:span text:style-name="T4">
 </text:span>
 gavrilov **</text:a>
在Volyn和Polissya的方向中，没有重大变化。</text:p>
      <text:p text:style-name="P4">
在Siversky和Slobozhansky的指示中，敌人在Chernihiv地区的Zarichchy，Leonivka和Kostobobrav的胡说八道中被空中击中。 Sumy地区的中型建筑，算命机和Iskrykivshchyna，以及Vovchansk，Paltivka，Barrel，Small Wolf，Small Wolf，Nesterny和Stroiivkin Kharkiv地区。在利马方向上，敌人没有举动。 炮弹遭到了Makeevka，Nevskyluhansk地区和Bigorovka的苦难，以及有争议的Donetsk地区。</text:p>
      <text:p text:style-name="P4">
在巴赫穆特(Bakhmut)的方向上，敌人继续采取进攻行动。</text:p>
      <text:p text:style-name="P4">
巴赫穆特(Bakhmut)的战斗正在进行中，敌人用炎症的tape磷弹药向城市开火。 白天，敌人在Chrome，Ivanovo，Perimal和Stupok的方向上没有成功。 Zaliznyanske，Orikhovo-Vasylivka，Novomarkove，Markovo，Bakhmut，Ivanivske，Yar，Yar，Stupochka，Oleksandr-Schultine和Leonidivka，Donetsk地区因敌人的炮击而受伤。</text:p>
      <text:p text:style-name="P4">
<text:span text:style-name="T4">
另请阅读：</text:span>
 <text:a xlink:type="simple" xlink:href="https://www.ukrinform.ua/rubric-ato/3705969-bilse-peremog-ukraini-na-poli-bou-prizvedut-do-zbilsenna-dopomogi-zelenskij.html" text:style-name="Internet_20_link" text:visited-style-name="Visited_20_Internet_20_Link">
<text:span text:style-name="T4">
更多</text:span>
 <text:span text:style-name="T4">
获胜</text:span>
 <text:span text:style-name="T4">
乌克兰</text:span>
 <text:span text:style-name="T4">
 </text:span>
 fla <text:span text:style-name="T4">
 </text:span>
战斗<text:span text:style-name="T4">
将带领</text:span>
 <text:span text:style-name="T4">
 </text:span>
 <text:span text:style-name="T4">
增加</text:span>
 <text:span text:style-name="T4">
 </text:span>
 <text:span text:style-name="T4">
 </text:span>
 <text:span text:style-name="T4">
 </text:span>
 <text:span text:style-name="T4">
 </text:span>
 <text:span text:style-name="T4">
 </text:span>
 <text:span text:style-name="T4">
 Zelensky </text:span>
</text:a>
在Avdeevsky的方向上，敌人在Avdiivka和Pervomaisky地区进行了进攻行动，没有成功。 他在Berdychi，Avdiivka，Vodyane，Pervomaisk，Nevel，Nevel，Netaylovo，Karlovka和Postadonnets地区的定居点开火。</text:p>
      <text:p text:style-name="P4">
在海洋方向上，敌人继续攻击国防军的立场。 同时，圣乔治，克拉斯诺夫卡，马林卡和顿涅茨克地区的胜利遭到了敌对的炮击。</text:p>
      <text:p text:style-name="P4">
在白天矿物方向上，敌人没有进行进攻。</text:p>
      <text:p text:style-name="P4">
在Zaporizhhya和Kherson的指示中，俄罗斯军队继续行动。 侵略者在Zaporizhzhya地区的Uremivkadonetsk地区和Novodanilovka的定居点袭击了空袭。 针对此，进行了45多个定居点。 特别是 - 铁路，gulyaypil，白色，小型托克马克卡，卡米安斯基Zaporizhzhya地区； 金色的光束，Vesely，Antonivka，Zelenivka，Kherson地区的Kizomis和Kherson。</text:p>
      <text:p text:style-name="P4">
*!(https://www.ukrinform.ua/rubric-ato/3705894-rosia-ne-mae-zodnogo-potencialu-dla-masstabnogo-nastupu-budanov.html)</text:p>
      <text:p text:style-name="P4">
据总参谋部称，国防军航空公司每天引起了敌人的人员和军事装备的集中度的六节，这是对敌方防空导弹综合体的打击。 火箭和炮兵部队击中了两个管理点，敌人的武器和军事设备的两个区域以及三个弹药矿床。</text:p>
      <text:p text:style-name="P4">
正如乌克林福姆报道的<text:a xlink:type="simple" xlink:href="https://www.ukrinform.ua/rubric-ato/3705818-zsu-znisili-vze-193-430-rosijskih-zagarbnikiv.html" text:style-name="Internet_20_link" text:visited-style-name="Visited_20_Internet_20_Link">
</text:a>
从2022年2月24日到2023年7月7日，大约有194430名俄罗斯侵略者被清算了660人。</text:p>
      <text:p text:style-name="P4">
<text:span text:style-name="T5">
foto：电报/zelenskiy</text:span>
</text:p>
      <text:p text:style-name="P4">
News Source: <text:a xlink:type="simple" xlink:href="https://www.ukrinform.ua/rubric-ato/3706021-rosiani-zoseredilisa-na-cotiroh-napramkah-vedutsa-vazki-boi-za-bahmut-ta-marinku.html" text:style-name="Internet_20_link" text:visited-style-name="Visited_20_Internet_20_Link">
https://www.ukrinform.ua/rubric-ato/3706021-rosiani-zoseredilisa-na-cotiroh-napramkah-vedutsa-vazki-boi-za-bahmut-ta-marinku.html</text:a>
</text:p>
      <!--NEWS-->
      <text:h text:style-name="P10" text:outline-level="1">
<text:span text:style-name="T4">
克拉科夫的展览将展出乌克兰的绘画和军事奖杯</text:span>
</text:h>
      <text:p text:style-name="P4">
作者: Ukrinform (Person)</text:p>
      <text:p text:style-name="P4">
出版商: Укринформ (Organization)</text:p>
      <text:p text:style-name="P4">
出版时间: 2023-05-07T-70:11:05+03:00</text:p>
      <text:p text:style-name="P4">
修改时间: 2023-05-07T19:11:05+03:00</text:p>
      <text:p text:style-name="P4">
描述: 5月10日至11日，在克拉科夫，将在波托基宫举行慈善展览和称为“生命边界”的拍卖。  - 乌克林。</text:p>
      <text:p text:style-name="P4">
图片: ["<text:a xlink:type="simple" xlink:href="https://static.ukrinform.com/photos/2023_05/thumb_files/630_360_1683475414-946.jpg" text:style-name="Internet_20_link" text:visited-style-name="Visited_20_Internet_20_Link">
630_360_16834...</text:a>
"]</text:p>
      <text:p text:style-name="P4">
标签: ['Польща', 'Україна', 'Виставка', 'Картина', 'Краків']</text:p>
      <text:p text:style-name="P4">
类型: Article</text:p>
      <!--METADATA-->
      <text:p text:style-name="P4">
<draw:frame draw:style-name="fr1" draw:name="Image89" text:anchor-type="as-char" svg:width="6.9236in" svg:height="3.956343in" draw:z-index="0">
<draw:image xlink:href="../Images/yкринформ/2023-05-07T-70-11-05-03-00/630_360_1683475414-946.jpg" xlink:type="simple" xlink:show="embed" xlink:actuate="onLoad" draw:mime-type="image/jpeg"/>
</draw:frame>
在5月10日至11日的克拉科夫，将在波基宫举行慈善展览和拍卖，并在生命边界上拍卖。</text:p>
      <text:p text:style-name="P4">
该展览将以乌克兰的不同地区的乌克兰艺术家Yulia Angeluk Ivius奖杯为特色，乌克林福姆报告参考<text:a xlink:type="simple" xlink:href="https://www.facebook.com/events/907391523890030/" text:style-name="Internet_20_link" text:visited-style-name="Visited_20_Internet_20_Link">
</text:a>
.</text:p>
      <text:p text:style-name="P4">
“Ми хочемо показати українське сьогодення, а також зібрати кошти на підтримкувійськових, які перебувають на передовій”, - повідомляють організатори.</text:p>
      <text:p text:style-name="P4">
Як зазначається, виставка у нетиповий спосіб демонструє реальність в якійживуть українці, співставляючи картини і військові трофеї, мистецтво володінняпензлями і мистецтво володіння зброєю.</text:p>
      <text:p text:style-name="P4">
На виставці можна буде придбати не лише <text:a xlink:type="simple" xlink:href="https://www.ukrinform.ua/tag-kartina" text:style-name="Internet_20_link" text:visited-style-name="Visited_20_Internet_20_Link">
 </text:a>
，但几乎所有军事奖杯除了大型展览。 其中一些主题已接收来自Domia慈善基金会的组织者，该基金会已经在基辅进行了几次展览，尤其是在乌克兰国防部。 展览会上的物品中将是：袖子，衣服，头盔，雪佛兰，武器，急救箱，防弹背心，宣传文献。 奖杯将具有QR码。 在他们的帮助下，每个人都能以三种语言阅读该展览的故事(波兰语，英语Tukrain).</text:p>
      <text:p text:style-name="P4">
<text:span text:style-name="T4">
Читайте також:</text:span>
 <text:a xlink:type="simple" xlink:href="https://www.ukrinform.ua/rubric-diaspora/3703610-u-aponii-vidkrilasa-vistavka-prisvacena-ukraini.html" text:style-name="Internet_20_link" text:visited-style-name="Visited_20_Internet_20_Link">
 <text:span text:style-name="T4">
виставк</text:span>
 </text:a>
展览将持续两天。 在5月10日的第一天，计划的活动与城市当局，文凭，公司，组织，新闻界，文化人物和思想领袖的代表参与。 然后，客人将能够熟悉展览，听取包括牲畜在内的艺术家的表演，并参加慈善拍卖。</text:p>
      <text:p text:style-name="P4">
第二天，5月11日，该博览会将于所有人的10:00至8:00开放。 这一天将是任意多纳特的入口。 除了直接展览外，尤利亚·安吉鲁克(朱莉娅·安吉鲁克(Julia Angeluk))计划表演 - 画出“魅力”现场图片。</text:p>
      <text:p text:style-name="P4">
News Source: <text:a xlink:type="simple" xlink:href="https://www.ukrinform.ua/rubric-culture/3706020-na-vistavci-u-krakovi-predstavlat-kartini-i-vijskovi-trofei-z-ukraini.html" text:style-name="Internet_20_link" text:visited-style-name="Visited_20_Internet_20_Link">
https://www.ukrinform.ua/rubric-culture/3706020-na-vistavci-u-krakovi-predstavlat-kartini-i-vijskovi-trofei-z-ukraini.html</text:a>
</text:p>
      <!--NEWS-->
      <text:h text:style-name="P10" text:outline-level="1">
<text:span text:style-name="T4">
克拉科夫的展览将展出乌克兰的绘画和军事奖杯</text:span>
</text:h>
      <text:p text:style-name="P4">
作者: Ukrinform (Person)</text:p>
      <text:p text:style-name="P4">
出版商: Укринформ (Organization)</text:p>
      <text:p text:style-name="P4">
出版时间: 2023-05-07T-70:11:05+03:00</text:p>
      <text:p text:style-name="P4">
修改时间: 2023-05-07T19:11:05+03:00</text:p>
      <text:p text:style-name="P4">
描述: 5月10日至11日，在克拉科夫，将在波托基宫举行慈善展览和称为“生命边界”的拍卖。  - 乌克林。</text:p>
      <text:p text:style-name="P4">
图片: ["<text:a xlink:type="simple" xlink:href="https://static.ukrinform.com/photos/2023_05/thumb_files/630_360_1683475414-946.jpg" text:style-name="Internet_20_link" text:visited-style-name="Visited_20_Internet_20_Link">
630_360_16834...</text:a>
"]</text:p>
      <text:p text:style-name="P4">
标签: ['Польща', 'Україна', 'Виставка', 'Картина', 'Краків']</text:p>
      <text:p text:style-name="P4">
类型: Article</text:p>
      <!--METADATA-->
      <text:p text:style-name="P4">
<draw:frame draw:style-name="fr1" draw:name="Image90" text:anchor-type="as-char" svg:width="6.9236in" svg:height="3.956343in" draw:z-index="0">
<draw:image xlink:href="../Images/yкринформ/2023-05-07T-70-11-05-03-00/630_360_1683475414-946.jpg" xlink:type="simple" xlink:show="embed" xlink:actuate="onLoad" draw:mime-type="image/jpeg"/>
</draw:frame>
在5月10日至11日的克拉科夫，将在波基宫举行慈善展览和拍卖，并在生命边界上拍卖。</text:p>
      <text:p text:style-name="P4">
该展览将以乌克兰的不同地区的乌克兰艺术家Yulia Angeluk Ivius奖杯为特色，乌克林福姆报告参考<text:a xlink:type="simple" xlink:href="https://www.facebook.com/events/907391523890030/" text:style-name="Internet_20_link" text:visited-style-name="Visited_20_Internet_20_Link">
</text:a>
.</text:p>
      <text:p text:style-name="P4">
“Ми хочемо показати українське сьогодення, а також зібрати кошти на підтримкувійськових, які перебувають на передовій”, - повідомляють організатори.</text:p>
      <text:p text:style-name="P4">
Як зазначається, виставка у нетиповий спосіб демонструє реальність в якійживуть українці, співставляючи картини і військові трофеї, мистецтво володінняпензлями і мистецтво володіння зброєю.</text:p>
      <text:p text:style-name="P4">
На виставці можна буде придбати не лише <text:a xlink:type="simple" xlink:href="https://www.ukrinform.ua/tag-kartina" text:style-name="Internet_20_link" text:visited-style-name="Visited_20_Internet_20_Link">
 </text:a>
，但几乎所有军事奖杯除了大型展览。 其中一些主题已接收来自Domia慈善基金会的组织者，该基金会已经在基辅进行了几次展览，尤其是在乌克兰国防部。 展览会上的物品中将是：袖子，衣服，头盔，雪佛兰，武器，急救箱，防弹背心，宣传文献。 奖杯将具有QR码。 在他们的帮助下，每个人都能以三种语言阅读该展览的故事(波兰语，英语Tukrain).</text:p>
      <text:p text:style-name="P4">
<text:span text:style-name="T4">
Читайте також:</text:span>
 <text:a xlink:type="simple" xlink:href="https://www.ukrinform.ua/rubric-diaspora/3703610-u-aponii-vidkrilasa-vistavka-prisvacena-ukraini.html" text:style-name="Internet_20_link" text:visited-style-name="Visited_20_Internet_20_Link">
 <text:span text:style-name="T4">
виставк</text:span>
 </text:a>
展览将持续两天。 在5月10日的第一天，计划的活动与城市当局，文凭，公司，组织，新闻界，文化人物和思想领袖的代表参与。 然后，客人将能够熟悉展览，听取包括牲畜在内的艺术家的表演，并参加慈善拍卖。</text:p>
      <text:p text:style-name="P4">
第二天，5月11日，该博览会将于所有人的10:00至8:00开放。 这一天将是任意多纳特的入口。 除了直接展览外，尤利亚·安吉鲁克(朱莉娅·安吉鲁克(Julia Angeluk))计划表演 - 画出“魅力”现场图片。</text:p>
      <text:p text:style-name="P4">
News Source: <text:a xlink:type="simple" xlink:href="https://www.ukrinform.ua/rubric-culture/3706020-na-vistavci-u-krakovi-predstavlat-kartini-i-vijskovi-trofei-z-ukraini.html" text:style-name="Internet_20_link" text:visited-style-name="Visited_20_Internet_20_Link">
https://www.ukrinform.ua/rubric-culture/3706020-na-vistavci-u-krakovi-predstavlat-kartini-i-vijskovi-trofei-z-ukraini.html</text:a>
</text:p>
      <!--NEWS-->
      <text:h text:style-name="P10" text:outline-level="1">
<text:span text:style-name="T4">
Dnipro，Dnipropetrovska Oblast（06:04）。 红色警报：空中威胁。 警笛声。 掩护...</text:span>
</text:h>
      <text:p text:style-name="P4">
作者: liveuamap (Language: en)</text:p>
      <text:p text:style-name="P4">
时间: 2023-05-07T00:05:00</text:p>
      <text:p text:style-name="P4">
地点: Dnipro (Latitude:48.45930000 Longtitude:35.03865000)</text:p>
      <text:p text:style-name="P4">
视频: []</text:p>
      <text:p text:style-name="P4">
图片: []</text:p>
      <text:p text:style-name="P4">
标签: ["Europe", "Central and Eastern Europe"]</text:p>
      <text:p text:style-name="P4">
Id: 22561003</text:p>
      <!--METADATA-->
      <text:p text:style-name="P4">
dnipro，dnipropetrovsk区域(06:04). Red Alert: aerial threat. Sirenssounding. Take cover now!</text:p>
      <text:p text:style-name="P4">
News Collection Link: <text:a xlink:type="simple" xlink:href="https://liveuamap.com/en/2023/07-may-dnipro-dnipropetrovska-oblast0604-red-g" text:style-name="Internet_20_link" text:visited-style-name="Visited_20_Internet_20_Link">
https://liveuamap.com/en/2023/07-may-dnipro-dnipropetrovska-oblast0604-red-g</text:a>
</text:p>
      <text:p text:style-name="P4">
News Source: <text:a xlink:type="simple" xlink:href="https://t.me/suspilnednipro/15153" text:style-name="Internet_20_link" text:visited-style-name="Visited_20_Internet_20_Link">
https://t.me/suspilnednipro/15153</text:a>
</text:p>
      <!--NEWS-->
      <text:h text:style-name="P10" text:outline-level="1">
<text:span text:style-name="T4">
Zaporizka Oblast（06:07）。 红色警报：空中威胁。 警笛声。 立即掩盖！</text:span>
</text:h>
      <text:p text:style-name="P4">
作者: liveuamap (Language: en)</text:p>
      <text:p text:style-name="P4">
时间: 2023-05-07T00:07:00</text:p>
      <text:p text:style-name="P4">
地点: Zaporizka Oblast (Latitude:47.611881 Longtitude:35.766261)</text:p>
      <text:p text:style-name="P4">
视频: []</text:p>
      <text:p text:style-name="P4">
图片: []</text:p>
      <text:p text:style-name="P4">
标签: ["Europe", "Central and Eastern Europe"]</text:p>
      <text:p text:style-name="P4">
Id: 22561004</text:p>
      <!--METADATA-->
      <text:p text:style-name="P4">
Zaporizhzhia地区(06:07). Red Alert: aerial threat. Sirens sounding. Take covernow!</text:p>
      <text:p text:style-name="P4">
News Collection Link: <text:a xlink:type="simple" xlink:href="https://liveuamap.com/en/2023/07-may-zaporizka-oblast0607-red-alert-aerial-g" text:style-name="Internet_20_link" text:visited-style-name="Visited_20_Internet_20_Link">
https://liveuamap.com/en/2023/07-may-zaporizka-oblast0607-red-alert-aerial-g</text:a>
</text:p>
      <text:p text:style-name="P4">
News Source: <text:a xlink:type="simple" xlink:href="https://t.me/air_alert_ua/44640" text:style-name="Internet_20_link" text:visited-style-name="Visited_20_Internet_20_Link">
https://t.me/air_alert_ua/44640</text:a>
</text:p>
      <!--NEWS-->
      <text:h text:style-name="P10" text:outline-level="1">
<text:span text:style-name="T4">
Zaporizka Oblast（06:07）。 红色警报：空中威胁。 警笛声。 立即掩盖！</text:span>
</text:h>
      <text:p text:style-name="P4">
作者: liveuamap (Language: en)</text:p>
      <text:p text:style-name="P4">
时间: 2023-05-07T00:07:00</text:p>
      <text:p text:style-name="P4">
地点: Zaporizka Oblast (Latitude:47.611881 Longtitude:35.766261)</text:p>
      <text:p text:style-name="P4">
视频: []</text:p>
      <text:p text:style-name="P4">
图片: []</text:p>
      <text:p text:style-name="P4">
标签: ["Europe", "Central and Eastern Europe"]</text:p>
      <text:p text:style-name="P4">
Id: 22561004</text:p>
      <!--METADATA-->
      <text:p text:style-name="P4">
Zaporizhzhia地区(06:07). Red Alert: aerial threat. Sirens sounding. Take covernow!</text:p>
      <text:p text:style-name="P4">
News Collection Link: <text:a xlink:type="simple" xlink:href="https://liveuamap.com/en/2023/07-may-zaporizka-oblast0607-red-alert-aerial-g" text:style-name="Internet_20_link" text:visited-style-name="Visited_20_Internet_20_Link">
https://liveuamap.com/en/2023/07-may-zaporizka-oblast0607-red-alert-aerial-g</text:a>
</text:p>
      <text:p text:style-name="P4">
News Source: <text:a xlink:type="simple" xlink:href="https://t.me/air_alert_ua/44640" text:style-name="Internet_20_link" text:visited-style-name="Visited_20_Internet_20_Link">
https://t.me/air_alert_ua/44640</text:a>
</text:p>
      <!--NEWS-->
      <text:h text:style-name="P10" text:outline-level="1">
<text:span text:style-name="T4">
Dnipro，Dnipropetrovska Oblast（08:54）。 红色警报：空中威胁。 警笛声。 掩护...</text:span>
</text:h>
      <text:p text:style-name="P4">
作者: liveuamap (Language: en)</text:p>
      <text:p text:style-name="P4">
时间: 2023-05-07T02:55:00</text:p>
      <text:p text:style-name="P4">
地点: Dnipro (Latitude:48.45901 Longtitude:35.03885)</text:p>
      <text:p text:style-name="P4">
视频: []</text:p>
      <text:p text:style-name="P4">
图片: []</text:p>
      <text:p text:style-name="P4">
标签: ["Europe", "Central and Eastern Europe"]</text:p>
      <text:p text:style-name="P4">
Id: 22561006</text:p>
      <!--METADATA-->
      <text:p text:style-name="P4">
dnipro，dnipropetrovsk区域(08:54). Red Alert: aerial threat. Sirenssounding. Take cover now!</text:p>
      <text:p text:style-name="P4">
News Collection Link: <text:a xlink:type="simple" xlink:href="https://liveuamap.com/en/2023/07-may-dnipro-dnipropetrovska-oblast0854-red-g" text:style-name="Internet_20_link" text:visited-style-name="Visited_20_Internet_20_Link">
https://liveuamap.com/en/2023/07-may-dnipro-dnipropetrovska-oblast0854-red-g</text:a>
</text:p>
      <text:p text:style-name="P4">
News Source: <text:a xlink:type="simple" xlink:href="https://t.me/air_alert_ua/44643" text:style-name="Internet_20_link" text:visited-style-name="Visited_20_Internet_20_Link">
https://t.me/air_alert_ua/44643</text:a>
</text:p>
      <!--NEWS-->
      <text:h text:style-name="P10" text:outline-level="1">
<text:span text:style-name="T4">
Chernihivska Oblast（09:01）。 红色警报：空中威胁。 警笛声。 立即掩盖！</text:span>
</text:h>
      <text:p text:style-name="P4">
作者: liveuamap (Language: en)</text:p>
      <text:p text:style-name="P4">
时间: 2023-05-07T03:02:00</text:p>
      <text:p text:style-name="P4">
地点: Chernihivska Oblast (Latitude:51.33315 Longtitude:31.99907)</text:p>
      <text:p text:style-name="P4">
视频: []</text:p>
      <text:p text:style-name="P4">
图片: []</text:p>
      <text:p text:style-name="P4">
标签: ["Europe", "Central and Eastern Europe"]</text:p>
      <text:p text:style-name="P4">
Id: 22561007</text:p>
      <!--METADATA-->
      <text:p text:style-name="P4">
切尔尼希夫地区(09:01). Red Alert: aerial threat. Sirens sounding. Takecover now!</text:p>
      <text:p text:style-name="P4">
News Collection Link: <text:a xlink:type="simple" xlink:href="https://liveuamap.com/en/2023/07-may-chernihivska-oblast0901-red-alert-aerig" text:style-name="Internet_20_link" text:visited-style-name="Visited_20_Internet_20_Link">
https://liveuamap.com/en/2023/07-may-chernihivska-oblast0901-red-alert-aerig</text:a>
</text:p>
      <text:p text:style-name="P4">
News Source: <text:a xlink:type="simple" xlink:href="https://t.me/air_alert_ua/44644" text:style-name="Internet_20_link" text:visited-style-name="Visited_20_Internet_20_Link">
https://t.me/air_alert_ua/44644</text:a>
</text:p>
      <!--NEWS-->
      <text:h text:style-name="P10" text:outline-level="1">
<text:span text:style-name="T4">
Sumska Oblast（09:02）。 红色警报：空中威胁。 警笛声。 立即掩盖！</text:span>
</text:h>
      <text:p text:style-name="P4">
作者: liveuamap (Language: en)</text:p>
      <text:p text:style-name="P4">
时间: 2023-05-07T03:04:00</text:p>
      <text:p text:style-name="P4">
地点: Sumska Oblast (Latitude:51.00000000 Longtitude:34.00000000)</text:p>
      <text:p text:style-name="P4">
视频: []</text:p>
      <text:p text:style-name="P4">
图片: []</text:p>
      <text:p text:style-name="P4">
标签: ["Europe", "Central and Eastern Europe"]</text:p>
      <text:p text:style-name="P4">
Id: 22561008</text:p>
      <!--METADATA-->
      <text:p text:style-name="P4">
Sumy地区(09:02). Red Alert: aerial threat. Sirens sounding. Take covernow!</text:p>
      <text:p text:style-name="P4">
News Collection Link: <text:a xlink:type="simple" xlink:href="https://liveuamap.com/en/2023/07-may-sumska-oblast0902-red-alert-aerial-thrg" text:style-name="Internet_20_link" text:visited-style-name="Visited_20_Internet_20_Link">
https://liveuamap.com/en/2023/07-may-sumska-oblast0902-red-alert-aerial-thrg</text:a>
</text:p>
      <text:p text:style-name="P4">
News Source: <text:a xlink:type="simple" xlink:href="https://t.me/air_alert_ua/44645" text:style-name="Internet_20_link" text:visited-style-name="Visited_20_Internet_20_Link">
https://t.me/air_alert_ua/44645</text:a>
</text:p>
      <!--NEWS-->
      <text:h text:style-name="P10" text:outline-level="1">
<text:span text:style-name="T4">
5人因俄罗斯导弹罢工带有S-300导弹在巴拉克利亚镇...</text:span>
</text:h>
      <text:p text:style-name="P4">
作者: liveuamap (Language: en)</text:p>
      <text:p text:style-name="P4">
时间: 2023-05-07T03:09:00</text:p>
      <text:p text:style-name="P4">
地点: Kharkiv Oblast (Latitude:49.46271 Longtitude:36.86119)</text:p>
      <text:p text:style-name="P4">
视频: []</text:p>
      <text:p text:style-name="P4">
图片: []</text:p>
      <text:p text:style-name="P4">
标签: ["Europe", "Central and Eastern Europe"]</text:p>
      <text:p text:style-name="P4">
Id: 22561020</text:p>
      <!--METADATA-->
      <text:p text:style-name="P4">
5人因俄罗斯导弹罢工与S-300导弹Inbalakliya镇的袭击而受伤</text:p>
      <text:p text:style-name="P4">
新闻集链接：<text:a xlink:type="simple" xlink:href="https://liveuamap.com/en/2023/7-may-5-person-wounded-as-result-of-russian-missile-strike" text:style-name="Internet_20_link" text:visited-style-name="Visited_20_Internet_20_Link">
https://liveuamap.com/en/2023/7-may-5-person-wounded-as-result-of俄罗斯 - 俄罗斯 - 俄罗斯 - 鲁西斯 - 雷神 -  trike</text:a>
</text:p>
      <text:p text:style-name="P4">
News Source: <text:a xlink:type="simple" xlink:href="https://t.me/UkraineNow/32692" text:style-name="Internet_20_link" text:visited-style-name="Visited_20_Internet_20_Link">
https://t.me/UkraineNow/32692</text:a>
</text:p>
      <!--NEWS-->
      <text:h text:style-name="P10" text:outline-level="1">
<text:span text:style-name="T4">
Poltavska Oblast（09:12）。 红色警报：空中威胁。 警笛声。 立即掩盖！</text:span>
</text:h>
      <text:p text:style-name="P4">
作者: liveuamap (Language: en)</text:p>
      <text:p text:style-name="P4">
时间: 2023-05-07T03:13:00</text:p>
      <text:p text:style-name="P4">
地点: Poltavska Oblast (Latitude:49.47705000 Longtitude:33.81866000)</text:p>
      <text:p text:style-name="P4">
视频: []</text:p>
      <text:p text:style-name="P4">
图片: []</text:p>
      <text:p text:style-name="P4">
标签: ["Europe", "Central and Eastern Europe"]</text:p>
      <text:p text:style-name="P4">
Id: 22561009</text:p>
      <!--METADATA-->
      <text:p text:style-name="P4">
poltava(09:12). Red Alert: aerial threat. Sirens sounding. Take covernow!</text:p>
      <text:p text:style-name="P4">
News Collection Link: <text:a xlink:type="simple" xlink:href="https://liveuamap.com/en/2023/07-may-poltavska-oblast0912-red-alert-aerial-g" text:style-name="Internet_20_link" text:visited-style-name="Visited_20_Internet_20_Link">
https://liveuamap.com/en/2023/07-may-poltavska-oblast0912-red-alert-aerial-g</text:a>
</text:p>
      <text:p text:style-name="P4">
News Source: <text:a xlink:type="simple" xlink:href="https://t.me/air_alert_ua/44646" text:style-name="Internet_20_link" text:visited-style-name="Visited_20_Internet_20_Link">
https://t.me/air_alert_ua/44646</text:a>
</text:p>
      <!--NEWS-->
      <text:h text:style-name="P10" text:outline-level="1">
<text:span text:style-name="T4">
哈尔基夫，哈尔基夫斯卡oblast（09:13）。 红色警报：空中威胁。 警笛声。 立即掩盖！</text:span>
</text:h>
      <text:p text:style-name="P4">
作者: liveuamap (Language: en)</text:p>
      <text:p text:style-name="P4">
时间: 2023-05-07T03:14:00</text:p>
      <text:p text:style-name="P4">
地点: Kharkiv (Latitude:49.98062 Longtitude:36.25376)</text:p>
      <text:p text:style-name="P4">
视频: []</text:p>
      <text:p text:style-name="P4">
图片: []</text:p>
      <text:p text:style-name="P4">
标签: ["Europe", "Central and Eastern Europe"]</text:p>
      <text:p text:style-name="P4">
Id: 22561010</text:p>
      <!--METADATA-->
      <text:p text:style-name="P4">
哈尔基夫(Kharkiv)，哈尔基夫地区(09:13). Red Alert: aerial threat. Sirens sounding.Take cover now!</text:p>
      <text:p text:style-name="P4">
News Collection Link: <text:a xlink:type="simple" xlink:href="https://liveuamap.com/en/2023/07-may-kharkiv-kharkivska-oblast0913-red-alerg" text:style-name="Internet_20_link" text:visited-style-name="Visited_20_Internet_20_Link">
https://liveuamap.com/en/2023/07-may-kharkiv-kharkivska-oblast0913-red-alerg</text:a>
</text:p>
      <text:p text:style-name="P4">
News Source: <text:a xlink:type="simple" xlink:href="https://t.me/suspilnekharkiv/24585" text:style-name="Internet_20_link" text:visited-style-name="Visited_20_Internet_20_Link">
https://t.me/suspilnekharkiv/24585</text:a>
</text:p>
      <!--NEWS-->
      <text:h text:style-name="P10" text:outline-level="1">
<text:span text:style-name="T4">
克里米亚报告中的职业当局在一夜之间向克里米亚发射了10架无人机</text:span>
</text:h>
      <text:p text:style-name="P4">
作者: liveuamap (Language: en)</text:p>
      <text:p text:style-name="P4">
时间: 2023-05-07T03:30:00</text:p>
      <text:p text:style-name="P4">
地点: Sevastopol, (Latitude:44.60843 Longtitude:33.52169)</text:p>
      <text:p text:style-name="P4">
视频: []</text:p>
      <text:p text:style-name="P4">
图片: []</text:p>
      <text:p text:style-name="P4">
标签: ["Europe", "Central and Eastern Europe"]</text:p>
      <text:p text:style-name="P4">
Id: 22561012</text:p>
      <!--METADATA-->
      <text:p text:style-name="P4">
克里米亚报告中的职业当局在一夜之间向克里米亚推出了10架无人机</text:p>
      <text:p text:style-name="P4">
新闻集链接：<text:a xlink:type="simple" xlink:href="https://liveuamap.com/en/2023/7-may-occupation-authorities-in-crimea-report-over-10-drones" text:style-name="Internet_20_link" text:visited-style-name="Visited_20_Internet_20_Link">
https://liveuamap.com/en/2023/7-may-cupation-authority-authorities-in-crimea-report-ept-over-10-drones</text:a>
</text:p>
      <text:p text:style-name="P4">
News Source: <text:a xlink:type="simple" xlink:href="https://t.me/bbbreaking/154787" text:style-name="Internet_20_link" text:visited-style-name="Visited_20_Internet_20_Link">
https://t.me/bbbreaking/154787</text:a>
</text:p>
      <!--NEWS-->
      <text:h text:style-name="P10" text:outline-level="1">
<text:span text:style-name="T4">
Donetsk Oblast（09:33）。 红色警报：空中威胁。 警笛声。 立即掩盖！</text:span>
</text:h>
      <text:p text:style-name="P4">
作者: liveuamap (Language: en)</text:p>
      <text:p text:style-name="P4">
时间: 2023-05-07T03:35:00</text:p>
      <text:p text:style-name="P4">
地点: Donetsk Oblast (Latitude:48.72744 Longtitude:37.5781)</text:p>
      <text:p text:style-name="P4">
视频: []</text:p>
      <text:p text:style-name="P4">
图片: []</text:p>
      <text:p text:style-name="P4">
标签: ["Europe", "Central and Eastern Europe"]</text:p>
      <text:p text:style-name="P4">
Id: 22561011</text:p>
      <!--METADATA-->
      <text:p text:style-name="P4">
Donetsk Oblast(09:33). Red Alert: aerial threat. Sirens sounding. Take covernow!</text:p>
      <text:p text:style-name="P4">
News Collection Link: <text:a xlink:type="simple" xlink:href="https://liveuamap.com/en/2023/07-may-donetsk-oblast0933-red-alert-aerial-thg" text:style-name="Internet_20_link" text:visited-style-name="Visited_20_Internet_20_Link">
https://liveuamap.com/en/2023/07-may-donetsk-oblast0933-red-alert-aerial-thg</text:a>
</text:p>
      <text:p text:style-name="P4">
News Source: <text:a xlink:type="simple" xlink:href="https://t.me/air_alert_ua/44648" text:style-name="Internet_20_link" text:visited-style-name="Visited_20_Internet_20_Link">
https://t.me/air_alert_ua/44648</text:a>
</text:p>
      <!--NEWS-->
      <text:h text:style-name="P10" text:outline-level="1">
<text:span text:style-name="T4">
手术司令部“南”：俄罗斯战略航空对Southe发动了导弹攻击...</text:span>
</text:h>
      <text:p text:style-name="P4">
作者: liveuamap (Language: en)</text:p>
      <text:p text:style-name="P4">
时间: 2023-05-07T04:20:08</text:p>
      <text:p text:style-name="P4">
地点: Mykolaiv (Latitude:46.7361 Longtitude:31.75598)</text:p>
      <text:p text:style-name="P4">
视频: []</text:p>
      <text:p text:style-name="P4">
图片: []</text:p>
      <text:p text:style-name="P4">
标签: ["Russia"]</text:p>
      <text:p text:style-name="P4">
Id: 22561025</text:p>
      <!--METADATA-->
      <text:p text:style-name="P4">
手术司令部“南方”：俄罗斯战略航空在夜间在乌克兰南部地区发起了MissileAttack。 俄罗斯航空在Mykolayiv地区发射了5 KH-22导弹，在Kherson地区发射了1枚。 nocasualties</text:p>
      <text:p text:style-name="P4">
新闻集链接：<text:a xlink:type="simple" xlink:href="https://liveuamap.com/en/2023/7-may-operative-command-south-russian-strategic-aviation" text:style-name="Internet_20_link" text:visited-style-name="Visited_20_Internet_20_Link">
https://liveuamap.com/en/2023/7-may-operative-command-south-south-south-south-stratmatigic-aviation</text:a>
</text:p>
      <text:p text:style-name="P4">
News Source: <text:a xlink:type="simple" xlink:href="https://twitter.com/war_monitor_ua/status/1655124112564449281" text:style-name="Internet_20_link" text:visited-style-name="Visited_20_Internet_20_Link">
https://twitter.com/war_monitor_ua/status/1655124112564449281</text:a>
</text:p>
      <!--NEWS-->
      <text:h text:style-name="P10" text:outline-level="1">
<text:span text:style-name="T4">
俄罗斯军队进行了6次导弹罢工，48次空袭和77次炮击MLR， - 一般...</text:span>
</text:h>
      <text:p text:style-name="P4">
作者: liveuamap (Language: en)</text:p>
      <text:p text:style-name="P4">
时间: 2023-05-07T04:23:00</text:p>
      <text:p text:style-name="P4">
地点: Chernihiv (Latitude:52.29609 Longtitude:33.01023)</text:p>
      <text:p text:style-name="P4">
视频: []</text:p>
      <text:p text:style-name="P4">
图片: []</text:p>
      <text:p text:style-name="P4">
标签: ["Russia", "Central and Eastern Europe"]</text:p>
      <text:p text:style-name="P4">
Id: 22561088</text:p>
      <!--METADATA-->
      <text:p text:style-name="P4">
乌克兰武装部队的总参谋长在《早晨报告》中说</text:p>
      <text:p text:style-name="P4">
新闻集链接：<text:a xlink:type="simple" xlink:href="https://liveuamap.com/en/2023/7-may-russian-army-conducted-6-missile-strikes-48-airstrikes" text:style-name="Internet_20_link" text:visited-style-name="Visited_20_Internet_20_Link">
https://liveuamap.com/en/2023/2023/7-may-russian-army-conducted-6-missile-strikes-48-- airstrikes</text:a>
</text:p>
      <text:p text:style-name="P4">
News Source: <text:a xlink:type="simple" xlink:href="https://t.me/lumsrc/4707" text:style-name="Internet_20_link" text:visited-style-name="Visited_20_Internet_20_Link">
https://t.me/lumsrc/4707</text:a>
</text:p>
      <!--NEWS-->
      <text:h text:style-name="P10" text:outline-level="1">
<text:span text:style-name="T4">
俄罗斯部队在库皮安斯克，莱曼，巴赫穆特和玛丽卡·达克（Maryinka Directio）进行进攻行动...</text:span>
</text:h>
      <text:p text:style-name="P4">
作者: liveuamap (Language: en)</text:p>
      <text:p text:style-name="P4">
时间: 2023-05-07T04:34:17</text:p>
      <text:p text:style-name="P4">
地点: Marinka, Donetsk Oblast (Latitude:47.93958 Longtitude:37.49977)</text:p>
      <text:p text:style-name="P4">
视频: []</text:p>
      <text:p text:style-name="P4">
图片: []</text:p>
      <text:p text:style-name="P4">
标签: ["Russia"]</text:p>
      <text:p text:style-name="P4">
Id: 22561052</text:p>
      <!--METADATA-->
      <text:p text:style-name="P4">
俄罗斯部队在库皮亚斯克，莱曼，巴赫穆特和玛丽卡的方向进行进攻行动。 乌克兰军方击退了大约50次俄罗斯袭击。</text:p>
      <text:p text:style-name="P4">
新闻集链接：<text:a xlink:type="simple" xlink:href="https://liveuamap.com/en/2023/7-may-russian-forces-conducting-offensive-actions-at-kupiansk" text:style-name="Internet_20_link" text:visited-style-name="Visited_20_Internet_20_Link">
https://liveuamap.com/en/2023/2023/7-may-russian-forces-conducting-forckending-corlvistion-actions-actions-at-kupiansk</text:a>
</text:p>
      <text:p text:style-name="P4">
News Source: <text:a xlink:type="simple" xlink:href="https://t.me/lumsrc/4716" text:style-name="Internet_20_link" text:visited-style-name="Visited_20_Internet_20_Link">
https://t.me/lumsrc/4716</text:a>
</text:p>
      <!--NEWS-->
      <text:h text:style-name="P10" text:outline-level="1">
<text:span text:style-name="T4">
在Zaporizhzhia和Kherson的指示，俄罗斯军队炮击了Novosilka Vilne Pole的Burlatske，...</text:span>
</text:h>
      <text:p text:style-name="P4">
作者: liveuamap (Language: en)</text:p>
      <text:p text:style-name="P4">
时间: 2023-05-07T04:39:29</text:p>
      <text:p text:style-name="P4">
地点: Nova Kakhovka, Khersons'ka oblast (Latitude:46.79618 Longtitude:33.36376)</text:p>
      <text:p text:style-name="P4">
视频: []</text:p>
      <text:p text:style-name="P4">
图片: []</text:p>
      <text:p text:style-name="P4">
标签: ["Russia"]</text:p>
      <text:p text:style-name="P4">
Id: 22561062</text:p>
      <!--METADATA-->
      <text:p text:style-name="P4">
在Zaporizhzhia和Kherson的指示，俄罗斯军队炮击了Burlatske，Vilnepole，Novosilka，Novosilka，Donetsk地区的Novopil； Olhivske，Malynivka，Huliaipole，Zaliznychne，Huliaipilske，Charivne，Bilohiraya，Mala Tokmachka，Novodanylivka，Mali Scherbaky，Zaporishahz Hia Zoneanske，Zaporishahz Hia Region和Nikopolishahz Hiapopoproproproperopeterovsk地区的Kamyanske; Zolota Balka，Antonivka和Kherson City。 乌克兰武装部队的一般工作人员在早晨的报告中说</text:p>
      <text:p text:style-name="P4">
新闻集链接：<text:a xlink:type="simple" xlink:href="https://liveuamap.com/en/2023/7-may-at-zaporizhzhia-and-kherson-directions-russian-army" text:style-name="Internet_20_link" text:visited-style-name="Visited_20_Internet_20_Link">
https://liveuamap.com/en/2023/7-may-t-zaporizhia-harson-direres-diruress-russian-army</text:a>
</text:p>
      <text:p text:style-name="P4">
News Source: <text:a xlink:type="simple" xlink:href="https://t.me/lumsrc/4715" text:style-name="Internet_20_link" text:visited-style-name="Visited_20_Internet_20_Link">
https://t.me/lumsrc/4715</text:a>
</text:p>
      <!--NEWS-->
      <text:h text:style-name="P10" text:outline-level="1">
<text:span text:style-name="T4">
Donetsk Oblast（10:35）。 红色警报：空中威胁。 警笛声。 立即掩盖！</text:span>
</text:h>
      <text:p text:style-name="P4">
作者: liveuamap (Language: en)</text:p>
      <text:p text:style-name="P4">
时间: 2023-05-07T04:40:00</text:p>
      <text:p text:style-name="P4">
地点: Donetsk Oblast (Latitude:48.72676 Longtitude:37.57922)</text:p>
      <text:p text:style-name="P4">
视频: []</text:p>
      <text:p text:style-name="P4">
图片: []</text:p>
      <text:p text:style-name="P4">
标签: ["Europe", "Central and Eastern Europe"]</text:p>
      <text:p text:style-name="P4">
Id: 22561085</text:p>
      <!--METADATA-->
      <text:p text:style-name="P4">
Donetsk Oblast(10:35). Red Alert: aerial threat. Sirens sounding. Take covernow!</text:p>
      <text:p text:style-name="P4">
News Collection Link: <text:a xlink:type="simple" xlink:href="https://liveuamap.com/en/2023/07-may-donetsk-oblast1035-red-alert-aerial-thg" text:style-name="Internet_20_link" text:visited-style-name="Visited_20_Internet_20_Link">
https://liveuamap.com/en/2023/07-may-donetsk-oblast1035-red-alert-aerial-thg</text:a>
</text:p>
      <text:p text:style-name="P4">
News Source: <text:a xlink:type="simple" xlink:href="https://t.me/air_alert_ua/44655" text:style-name="Internet_20_link" text:visited-style-name="Visited_20_Internet_20_Link">
https://t.me/air_alert_ua/44655</text:a>
</text:p>
      <!--NEWS-->
      <text:h text:style-name="P10" text:outline-level="1">
<text:span text:style-name="T4">
军队的JSC Shakhtar Directio Rusian炮击Vodyane，Vodr，煤炭，Amenian Andes Golden Niva ...</text:span>
</text:h>
      <text:p text:style-name="P4">
作者: liveuamap (Language: en)</text:p>
      <text:p text:style-name="P4">
时间: 2023-05-07T04:40:15</text:p>
      <text:p text:style-name="P4">
地点: Donetsk (Latitude:47.78975 Longtitude:36.98788)</text:p>
      <text:p text:style-name="P4">
视频: []</text:p>
      <text:p text:style-name="P4">
图片: []</text:p>
      <text:p text:style-name="P4">
标签: ["Russia"]</text:p>
      <text:p text:style-name="P4">
Id: 22561063</text:p>
      <!--METADATA-->
      <text:p text:style-name="P4">
在Shakhtarske的指示，俄罗斯军队炮击Vuhledar，Vuhledar，Donetsk地区的Prechystivkaand Zolota Nyva，乌克兰武装部队的总参谋</text:p>
      <text:p text:style-name="P4">
新闻集链接：<text:a xlink:type="simple" xlink:href="https://liveuamap.com/en/2023/7-may-at-shakhtarske-direction-russian-army-shelled-vodyane" text:style-name="Internet_20_link" text:visited-style-name="Visited_20_Internet_20_Link">
https://liveuamap.com/en/2023/7-may-at-shakhtarske-direction-russian-army-shelled-vodyane</text:a>
</text:p>
      <text:p text:style-name="P4">
News Source: <text:a xlink:type="simple" xlink:href="https://t.me/lumsrc/4714" text:style-name="Internet_20_link" text:visited-style-name="Visited_20_Internet_20_Link">
https://t.me/lumsrc/4714</text:a>
</text:p>
      <!--NEWS-->
      <text:h text:style-name="P10" text:outline-level="1">
<text:span text:style-name="T4">
乌克兰·耶尔马克（Ukraine Yermak）总裁办公室负责</text:span>
</text:h>
      <text:p text:style-name="P4">
作者: liveuamap (Language: en)</text:p>
      <text:p text:style-name="P4">
时间: 2023-05-07T04:56:04</text:p>
      <text:p text:style-name="P4">
地点: Kyiv, Kyiv city (Latitude:50.44426 Longtitude:30.52914)</text:p>
      <text:p text:style-name="P4">
视频: []</text:p>
      <text:p text:style-name="P4">
图片: []</text:p>
      <text:p text:style-name="P4">
标签: []</text:p>
      <text:p text:style-name="P4">
Id: 22561093</text:p>
      <!--METADATA-->
      <text:p text:style-name="P4">
没有任何</text:p>
      <text:p text:style-name="P4">
新闻集链接：<text:a xlink:type="simple" xlink:href="https://liveuamap.com/en/2023/7-may-head-of-the-office-of-president-of-ukraine-yermak-had" text:style-name="Internet_20_link" text:visited-style-name="Visited_20_Internet_20_Link">
https://liveuamap.com/en/2023/2023/7-may-head-head-of-the-ofce-of-presindent-of-ukraine-yermak-had</text:a>
</text:p>
      <text:p text:style-name="P4">
News Source: <text:a xlink:type="simple" xlink:href="https://liveuamap.com/en/2023/7-may-head-of-the-office-of-president-of-ukraine-yermak-had" text:style-name="Internet_20_link" text:visited-style-name="Visited_20_Internet_20_Link">
https://liveuamap.com/en/2023/7-may-head-of-the-office-of-president-of-ukraine-yermak-had</text:a>
</text:p>
      <!--NEWS-->
      <text:h text:style-name="P10" text:outline-level="1">
<text:span text:style-name="T4">
武装部队摧毁了194,430名俄罗斯入侵者</text:span>
</text:h>
      <text:p text:style-name="P4">
作者: Ukrinform (Person)</text:p>
      <text:p text:style-name="P4">
出版商: Укринформ (Organization)</text:p>
      <text:p text:style-name="P4">
出版时间: 2023-05-07T08:05:00+03:00</text:p>
      <text:p text:style-name="P4">
修改时间: 2023-05-07T08:05:00+03:00</text:p>
      <text:p text:style-name="P4">
描述: 从2022年2月24日至2023年5月7日，乌克兰的国防军被淘汰了约194,000 430名俄罗斯侵略者，过去一天有660人。  - 乌克林。</text:p>
      <text:p text:style-name="P4">
图片: ["<text:a xlink:type="simple" xlink:href="https://static.ukrinform.com/photos/2022_04/thumb_files/630_360_1648989558-959.jpg" text:style-name="Internet_20_link" text:visited-style-name="Visited_20_Internet_20_Link">
630_360_16489...</text:a>
", "<text:a xlink:type="simple" xlink:href="https://static.ukrinform.com/photos/2023_05/1683436258-840.jpeg" text:style-name="Internet_20_link" text:visited-style-name="Visited_20_Internet_20_Link">
1683436258-84...</text:a>
"]</text:p>
      <text:p text:style-name="P4">
标签: ['ЗСУ', 'Російські військові', 'Війна з росією']</text:p>
      <text:p text:style-name="P4">
类型: Article</text:p>
      <!--METADATA-->
      <text:p text:style-name="P4">
<draw:frame draw:style-name="fr1" draw:name="Image91" text:anchor-type="as-char" svg:width="6.9236in" svg:height="3.956343in" draw:z-index="0">
<draw:image xlink:href="../Images/yкринформ/2023-05-07T08-05-00-03-00/630_360_1648989558-959.jpg" xlink:type="simple" xlink:show="embed" xlink:actuate="onLoad" draw:mime-type="image/jpeg"/>
</draw:frame>
从2022年2月24日至2023年5月7日，从2022年2月24日，俄罗斯侵略者从2022年2月24日被淘汰，有660人。</text:p>
      <text:p text:style-name="P4">
根据乌克林福姆的说法，乌克兰武装部队的总参谋部报告了紫外线<text:a xlink:type="simple" xlink:href="https://www.facebook.com/GeneralStaff.ua/posts/pfbid02YvUYCM1FdbYMBYTaxnbUWnoYbr6ycV9FW25qn6nP1tRDBF3eFJRsLuVEdQ6qtugLl" text:style-name="Internet_20_link" text:visited-style-name="Visited_20_Internet_20_Link">
</text:a>
还摧毁了敌方坦克3723单元(+6)，战斗装甲车辆 -  7248(+10)，炮兵系统-3010(+18)，RSVV -554(+2)，防空设施 -  306(+0)，飞机-308(+0)，直升机-294(+0)，无人机手术级别2572(+18)，有翼的导弹-947(+0)，船只 /船-18(+0)，汽车设备和坦克-5952(+16)，特殊技术-380(+5).</text:p>
      <text:p text:style-name="P4">
<draw:frame draw:style-name="fr1" draw:name="Image92" text:anchor-type="as-char" svg:width="6.9236in" svg:height="9.962291in" draw:z-index="0">
<draw:image xlink:href="../Images/yкринформ/2023-05-07T08-05-00-03-00/1683436258-840.jpeg" xlink:type="simple" xlink:show="embed" xlink:actuate="onLoad" draw:mime-type="image/jpeg"/>
</draw:frame>
指定数据。</text:p>
      <text:p text:style-name="P4">
<text:span text:style-name="T4">
另请阅读：</text:span>
 <text:a xlink:type="simple" xlink:href="https://www.ukrinform.ua/rubric-kyiv/3705808-nad-kievom-vnoci-znisili-vorozij-rozviduvalnij-bezpilotnik.html" text:style-name="Internet_20_link" text:visited-style-name="Visited_20_Internet_20_Link">
<text:span text:style-name="T4">
销毁</text:span>
</text:a>
正如乌克兰福明(Ukrinform)报道的，乌克兰的最后一天的捍卫者<text:a xlink:type="simple" xlink:href="https://www.ukrinform.ua/rubric-ato/3705807-zsu-minuloi-dobi-vidbili-blizko-50-atak-trivaut-boi-za-bahmut-ta-marinku.html" text:style-name="Internet_20_link" text:visited-style-name="Visited_20_Internet_20_Link">
</text:a>
Bakhmutt Marinka的战斗正在进行中。</text:p>
      <text:p text:style-name="P4">
News Source: <text:a xlink:type="simple" xlink:href="https://www.ukrinform.ua/rubric-ato/3705818-zsu-znisili-vze-193-430-rosijskih-zagarbnikiv.html" text:style-name="Internet_20_link" text:visited-style-name="Visited_20_Internet_20_Link">
https://www.ukrinform.ua/rubric-ato/3705818-zsu-znisili-vze-193-430-rosijskih-zagarbnikiv.html</text:a>
</text:p>
      <!--NEWS-->
      <text:h text:style-name="P10" text:outline-level="1">
<text:span text:style-name="T4">
敖德萨和乌兹戈罗德的比赛开始了乌克兰足球英超联赛的第25轮</text:span>
</text:h>
      <text:p text:style-name="P4">
作者: Ukrinform (Person)</text:p>
      <text:p text:style-name="P4">
出版商: Укринформ (Organization)</text:p>
      <text:p text:style-name="P4">
出版时间: 2023-05-07T08:06:04+03:00</text:p>
      <text:p text:style-name="P4">
修改时间: 2023-05-07T08:06:04+03:00</text:p>
      <text:p text:style-name="P4">
描述: 5月7日至8日，英超联赛球队（UPL）中乌克兰在足球比赛中获得冠军，将举办下一轮第25轮的管道。  - 乌克林。</text:p>
      <text:p text:style-name="P4">
图片: ["<text:a xlink:type="simple" xlink:href="https://static.ukrinform.com/photos/2017_08/thumb_files/630_360_1504074995-4947.jpg" text:style-name="Internet_20_link" text:visited-style-name="Visited_20_Internet_20_Link">
630_360_15040...</text:a>
"]</text:p>
      <text:p text:style-name="P4">
标签: ['Футбол', "Прем'єр-ліга"]</text:p>
      <text:p text:style-name="P4">
类型: Article</text:p>
      <!--METADATA-->
      <text:p text:style-name="P4">
<draw:frame draw:style-name="fr1" draw:name="Image93" text:anchor-type="as-char" svg:width="6.9236in" svg:height="3.956343in" draw:z-index="0">
<draw:image xlink:href="../Images/yкринформ/2023-05-07T08-06-04-03-00/630_360_1504074995-4947.jpg" xlink:type="simple" xlink:show="embed" xlink:actuate="onLoad" draw:mime-type="image/jpeg"/>
</draw:frame>
英超球队中的乌克兰足球学校(UPL)5月7日至8日，下一轮25轮的管道将通过。</text:p>
      <text:p text:style-name="P4">
乌克利福姆报告报道，第一个13.00的比赛将在当地的切尔诺曼(Chernomorets)和dnipro-1和乌兹霍罗德(Uzhgorod)之间在敖德萨(Odessa)开始决斗。</text:p>
      <text:p text:style-name="P4">
5月7日的第三场周日比赛将与亚历山大和沙克塔尔·顿涅茨克一起举行(15.00).</text:p>
      <text:p text:style-name="P4">
Програму туру в понеділок, 8 травня, завершать поєдинки криворізького«Кривбаса» з київським «Динамо» (13.00)，与Poltava“ Vorskla”的Transcarpathian“ Minai”(14.00)，LVIV“ Rukh”，带有彼得罗夫的“ ingulets”(15.00),рівненського «Вереса» з ковалівським «Колосом» (15.00)，Zharkivsky“ Metalist 1925”的Luhansk“ Dawn”(17.00).</text:p>
      <text:p text:style-name="P4">
<text:span text:style-name="T4">
Читайте також:</text:span>
 <text:a xlink:type="simple" xlink:href="https://www.ukrinform.ua/rubric-sports/3705716-apl-celsi-perervav-sestimatcevu-prograsnu-seriu-u-vsih-turnirah.html" text:style-name="Internet_20_link" text:visited-style-name="Visited_20_Internet_20_Link">
 </text:a>
Shakhtar领先UPL积分榜，他有59分(24场比赛后)然后-dnipro -1-54(23)，Zorya -52(24)，«dynamo»-47(24)，亚历山大-37(23)，克里夫巴斯-32(24)，Vorskla -30(24)，“巨像” -30(24)...</text:p>
      <text:p text:style-name="P4">
News Source: <text:a xlink:type="simple" xlink:href="https://www.ukrinform.ua/rubric-sports/3705819-matci-v-odesi-ta-uzgorodi-rozpocinaut-25j-tur-futbolnoi-premerligi-ukraini.html" text:style-name="Internet_20_link" text:visited-style-name="Visited_20_Internet_20_Link">
https://www.ukrinform.ua/rubric-sports/3705819-matci-v-odesi-ta-uzgorodi-rozpocinaut-25j-tur-futbolnoi-premerligi-ukraini.html</text:a>
</text:p>
      <!--NEWS-->
      <text:h text:style-name="P10" text:outline-level="1">
<text:span text:style-name="T4">
俄罗斯联合会国防部：空防空防止22个无人机。</text:span>
</text:h>
      <text:p text:style-name="P4">
作者: liveuamap (Language: en)</text:p>
      <text:p text:style-name="P4">
时间: 2023-05-07T08:16:44</text:p>
      <text:p text:style-name="P4">
地点: Moskva, Moscow (Latitude:55.72873 Longtitude:37.58904)</text:p>
      <text:p text:style-name="P4">
视频: []</text:p>
      <text:p text:style-name="P4">
图片: []</text:p>
      <text:p text:style-name="P4">
标签: ["Russia"]</text:p>
      <text:p text:style-name="P4">
Id: 22561104</text:p>
      <!--METADATA-->
      <text:p text:style-name="P4">
俄罗斯联合会国防部：夜间在黑海上被防空侦探22次无人机，所有人都被摧毁了</text:p>
      <text:p text:style-name="P4">
新闻集链接：<text:a xlink:type="simple" xlink:href="https://liveuamap.com/en/2023/7-may-ministry-of-defense-of-the-russian-federation-22-drones" text:style-name="Internet_20_link" text:visited-style-name="Visited_20_Internet_20_Link">
https://liveuamap.com/en/2023/2023/7-may-manistry-of-defense-fefense-of-the-the-russian-federation-22-rones</text:a>
</text:p>
      <text:p text:style-name="P4">
News Source: <text:a xlink:type="simple" xlink:href="https://t.me/rusbrief/115099" text:style-name="Internet_20_link" text:visited-style-name="Visited_20_Internet_20_Link">
https://t.me/rusbrief/115099</text:a>
</text:p>
      <!--NEWS-->
      <text:h text:style-name="P10" text:outline-level="1">
<text:span text:style-name="T4">
俄罗斯人每天伤害顿涅茨克地区的五名居民</text:span>
</text:h>
      <text:p text:style-name="P4">
作者: Ukrinform (Person)</text:p>
      <text:p text:style-name="P4">
出版商: Укринформ (Organization)</text:p>
      <text:p text:style-name="P4">
出版时间: 2023-05-07T08:20:00+03:00</text:p>
      <text:p text:style-name="P4">
修改时间: 2023-05-07T08:20:00+03:00</text:p>
      <text:p text:style-name="P4">
描述: 5月6日，俄罗斯联邦的军队在5月6日受到顿涅茨克地区的五名居民的伤害。  - 乌克林。</text:p>
      <text:p text:style-name="P4">
图片: ["<text:a xlink:type="simple" xlink:href="https://static.ukrinform.com/photos/2022_02/thumb_files/630_360_1644425983-426.jpg" text:style-name="Internet_20_link" text:visited-style-name="Visited_20_Internet_20_Link">
630_360_16444...</text:a>
", "<text:a xlink:type="simple" xlink:href="https://static.ukrinform.com/photos/2023_05/1683436707-448.jpg" text:style-name="Internet_20_link" text:visited-style-name="Visited_20_Internet_20_Link">
1683436707-44...</text:a>
"]</text:p>
      <text:p text:style-name="P4">
标签: ['Донеччина', 'Обстріл', 'Війна з росією']</text:p>
      <text:p text:style-name="P4">
类型: Article</text:p>
      <!--METADATA-->
      <text:p text:style-name="P4">
<draw:frame draw:style-name="fr1" draw:name="Image94" text:anchor-type="as-char" svg:width="6.9236in" svg:height="3.946452in" draw:z-index="0">
<draw:image xlink:href="../Images/yкринформ/2023-05-07T08-20-00-03-00/630_360_1644425983-426.jpg" xlink:type="simple" xlink:show="embed" xlink:actuate="onLoad" draw:mime-type="image/jpeg"/>
</draw:frame>
过去一天，陆军联合会5月6日受到顿涅茨克地区的五个寻求者的伤害。</text:p>
      <text:p text:style-name="P4">
据乌克林福姆(Ukrinform(https://t.me/pavlokyrylenko_donoda/7836)“ 5月6日，俄罗斯人受伤了5名居民<text:a xlink:type="simple" xlink:href="https://www.ukrinform.ua/tag-doneccina" text:style-name="Internet_20_link" text:visited-style-name="Visited_20_Internet_20_Link">
</text:a>
：在纽约，北部，Avdiivka，Krasnogorivka和Maximovka，”他说。</text:p>
      <text:p text:style-name="P4">
<draw:frame draw:style-name="fr1" draw:name="Image95" text:anchor-type="as-char" svg:width="6.9236in" svg:height="4.942681in" draw:z-index="0">
<draw:image xlink:href="../Images/yкринформ/2023-05-07T08-20-00-03-00/1683436707-448.jpg" xlink:type="simple" xlink:show="embed" xlink:actuate="onLoad" draw:mime-type="image/jpeg"/>
</draw:frame>
Kirilenko强调目前，不可能在Mariupol和Volnovas中建立确切的伤亡人数。</text:p>
      <text:p text:style-name="P4">
<text:span text:style-name="T4">
另请阅读：</text:span>
 <text:a xlink:type="simple" xlink:href="https://www.ukrinform.ua/rubric-ato/3705661-na-doneccini-prikordonniki-ne-dali-rosianam-zajnati-novi-pozicii-vorog-vidstupiv-zi-vtratami.html" text:style-name="Internet_20_link" text:visited-style-name="Visited_20_Internet_20_Link">
<text:span text:style-name="T4">
 Donetsk </text:span>
</text:a>
根据乌克林福姆的说法，据武装部队总参谋部称，俄罗斯人<text:a xlink:type="simple" xlink:href="https://www.ukrinform.ua/rubric-ato/3705807-zsu-minuloi-dobi-vidbili-blizko-50-atak-trivaut-boi-za-bahmut-ta-marinku.html" text:style-name="Internet_20_link" text:visited-style-name="Visited_20_Internet_20_Link">
</text:a>
特别是，在Ravine，Konstantinovka和Kherson时期。 此外，敌人在乌克兰部队和定居点的位置上造成了48架飞机击打火箭发射器的77架。</text:p>
      <text:p text:style-name="P4">
News Source: <text:a xlink:type="simple" xlink:href="https://www.ukrinform.ua/rubric-regions/3705826-rosiani-za-dobu-zavdali-poranen-patom-zitelam-doneccini.html" text:style-name="Internet_20_link" text:visited-style-name="Visited_20_Internet_20_Link">
https://www.ukrinform.ua/rubric-regions/3705826-rosiani-za-dobu-zavdali-poranen-patom-zitelam-doneccini.html</text:a>
</text:p>
      <!--NEWS-->
      <text:h text:style-name="P10" text:outline-level="1">
<text:span text:style-name="T4">
Kherson，Khersonska Oblast（14:33）。 红色警报：空中威胁。 警笛声。 立即掩盖！</text:span>
</text:h>
      <text:p text:style-name="P4">
作者: liveuamap (Language: en)</text:p>
      <text:p text:style-name="P4">
时间: 2023-05-07T08:35:00</text:p>
      <text:p text:style-name="P4">
地点: Kherson (Latitude:46.65676 Longtitude:32.61901)</text:p>
      <text:p text:style-name="P4">
视频: []</text:p>
      <text:p text:style-name="P4">
图片: []</text:p>
      <text:p text:style-name="P4">
标签: ["Europe", "Central and Eastern Europe"]</text:p>
      <text:p text:style-name="P4">
Id: 22561105</text:p>
      <!--METADATA-->
      <text:p text:style-name="P4">
赫尔森，赫森地区(14:33). Red Alert: aerial threat. Sirens sounding.Take cover now!</text:p>
      <text:p text:style-name="P4">
News Collection Link: <text:a xlink:type="simple" xlink:href="https://liveuamap.com/en/2023/07-may-kherson-khersonska-oblast1433-red-alerg" text:style-name="Internet_20_link" text:visited-style-name="Visited_20_Internet_20_Link">
https://liveuamap.com/en/2023/07-may-kherson-khersonska-oblast1433-red-alerg</text:a>
</text:p>
      <text:p text:style-name="P4">
News Source: <text:a xlink:type="simple" xlink:href="https://t.me/air_alert_ua/44659" text:style-name="Internet_20_link" text:visited-style-name="Visited_20_Internet_20_Link">
https://t.me/air_alert_ua/44659</text:a>
</text:p>
      <!--NEWS-->
      <text:h text:style-name="P10" text:outline-level="1">
<text:span text:style-name="T4">
Zhadan在LVIV中介绍了一本艺术书，该艺术品是“ Sings”</text:span>
</text:h>
      <text:p text:style-name="P4">
作者: Ukrinform (Person)</text:p>
      <text:p text:style-name="P4">
出版商: Укринформ (Organization)</text:p>
      <text:p text:style-name="P4">
出版时间: 2023-05-07T08:37:59+03:00</text:p>
      <text:p text:style-name="P4">
修改时间: 2023-05-07T08:37:59+03:00</text:p>
      <text:p text:style-name="P4">
描述: 在利沃夫（Lviv）中，介绍了谢尔盖·哈丹（Sergei Zhadan）作品的独特出版物 - 艺术书“伯德：诗歌变成歌曲”，带有QR码，在您可以听取作品的背后，就发生了。  - 乌克林。</text:p>
      <text:p text:style-name="P4">
图片: ["<text:a xlink:type="simple" xlink:href="https://static.ukrinform.com/photos/2023_05/thumb_files/630_360_1683437663-518.jpg" text:style-name="Internet_20_link" text:visited-style-name="Visited_20_Internet_20_Link">
630_360_16834...</text:a>
", "<text:a xlink:type="simple" xlink:href="https://static.ukrinform.com/photos/2023_05/1683437662-470.jpg" text:style-name="Internet_20_link" text:visited-style-name="Visited_20_Internet_20_Link">
1683437662-47...</text:a>
", "<text:a xlink:type="simple" xlink:href="https://static.ukrinform.com/photos/2023_05/1683437663-206.jpg" text:style-name="Internet_20_link" text:visited-style-name="Visited_20_Internet_20_Link">
1683437663-20...</text:a>
", "<text:a xlink:type="simple" xlink:href="https://static.ukrinform.com/photos/2023_05/1683437662-192.jpg" text:style-name="Internet_20_link" text:visited-style-name="Visited_20_Internet_20_Link">
1683437662-19...</text:a>
"]</text:p>
      <text:p text:style-name="P4">
标签: ['Книги', 'Львів', 'Жадан']</text:p>
      <text:p text:style-name="P4">
类型: Article</text:p>
      <!--METADATA-->
      <text:p text:style-name="P4">
<draw:frame draw:style-name="fr1" draw:name="Image96" text:anchor-type="as-char" svg:width="6.9236in" svg:height="3.956343in" draw:z-index="0">
<draw:image xlink:href="../Images/yкринформ/2023-05-07T08-37-59-03-00/630_360_1683437663-518.jpg" xlink:type="simple" xlink:show="embed" xlink:actuate="onLoad" draw:mime-type="image/jpeg"/>
</draw:frame>
LVIV给出了Sergei Zhadan作品独特出版物的独特出版物 - 艺术书“ Bird：成为歌曲的诗歌”，其背后是您可以收听作品的背后，在LVIV中给出了。</text:p>
      <text:p text:style-name="P4">
这是乌克利福通讯员的报道。</text:p>
      <text:p text:style-name="P4">
据Zhadan称，ARK项目建议他出版了一本带有演唱的诗歌的收藏。</text:p>
      <text:p text:style-name="P4">
“我认为这是一个好主意，也是聚集好人的好机会。 几年中的一天之所以这样做，因为战争当然推迟了一切。 但是今天是实际的，我们必须出版书籍，举办音乐会，以便乌克兰的工作文化数量奏效，而不是停顿。”</text:p>
      <text:p text:style-name="P4">
<draw:frame draw:style-name="fr1" draw:name="Image97" text:anchor-type="as-char" svg:width="6.9236in" svg:height="4.609323in" draw:z-index="0">
<draw:image xlink:href="../Images/yкринформ/2023-05-07T08-37-59-03-00/1683437662-470.jpg" xlink:type="simple" xlink:show="embed" xlink:actuate="onLoad" draw:mime-type="image/jpeg"/>
</draw:frame>
“ A Bird：Soys成为歌曲的诗歌”的书在出版社“ Ark Ukraine”中发行，散发了3000份。 据此，QR码可以听取在哈丹诗歌上创建的模仿作品。</text:p>
      <text:p text:style-name="P4">
<draw:frame draw:style-name="fr1" draw:name="Image98" text:anchor-type="as-char" svg:width="6.9236in" svg:height="4.602912in" draw:z-index="0">
<draw:image xlink:href="../Images/yкринформ/2023-05-07T08-37-59-03-00/1683437663-206.jpg" xlink:type="simple" xlink:show="embed" xlink:actuate="onLoad" draw:mime-type="image/jpeg"/>
</draw:frame>
用于出版物的材料还将产生联想的声音：几层米纸将类似于歌曲“雪”中的沙沙作响，在歌曲“中世纪”中，通过蓝色复印机，将有可能留下“污名”在基督的木制巴洛克雕塑上的人类罪过，在歌曲“ She”中撕下了穿孔的纸以查看报价，并读了盲文名称“ Touch”的名字。 在整本书中，这是一个刺穿的装饰元素，每个人都可以看到。</text:p>
      <text:p text:style-name="P4">
<draw:frame draw:style-name="fr1" draw:name="Image99" text:anchor-type="as-char" svg:width="6.9236in" svg:height="4.602912in" draw:z-index="0">
<draw:image xlink:href="../Images/yкринформ/2023-05-07T08-37-59-03-00/1683437662-192.jpg" xlink:type="simple" xlink:show="embed" xlink:actuate="onLoad" draw:mime-type="image/jpeg"/>
</draw:frame>
“我们使用了非常复杂的昂贵印刷材料，并相信这次。 ...现在，每个人都喜欢Botticelli在梵蒂冈图书馆中对但丁的神圣喜剧的插图。 如果他们不在持续的流行病和战争时期，文艺复兴时代没有在艺术，马赛克，音乐等中投入钱？”  - 文化平台“方舟”乌克兰“ Yaryna Vinnytska的创始人”。<text:span text:style-name="T4">
另请阅读：</text:span>
 <text:a xlink:type="simple" xlink:href="https://www.ukrinform.ua/rubric-uarazom/3670892-zbir-zaluznogo-i-zadana-na-avto-dla-zsu-zadonatili-22-miljona.html" text:style-name="Internet_20_link" text:visited-style-name="Visited_20_Internet_20_Link">
<text:span text:style-name="T4">
 Zhadan </text:span>
</text:a>
音乐会的资金将针对军方的需求，这是负责谢尔盖·Zhadan基金的。 夏天，这样的音乐会将在基辅举行。</text:p>
      <text:p text:style-name="P4">
正如乌克兰夫妇报道的那样，乌克兰诗人谢尔盖·扎丹(Sergey Zhadan乌克兰Valery Zaluzhny Zhuzhny的武装部队。</text:p>
      <text:p text:style-name="P4">
News Source: <text:a xlink:type="simple" xlink:href="https://www.ukrinform.ua/rubric-culture/3705829-zadan-prezentuvav-u-lvovi-artbuk-so-spivae.html" text:style-name="Internet_20_link" text:visited-style-name="Visited_20_Internet_20_Link">
https://www.ukrinform.ua/rubric-culture/3705829-zadan-prezentuvav-u-lvovi-artbuk-so-spivae.html</text:a>
</text:p>
      <!--NEWS-->
      <text:h text:style-name="P10" text:outline-level="1">
<text:span text:style-name="T4">
乌克兰人以同步跳入世界杯上的第四名</text:span>
</text:h>
      <text:p text:style-name="P4">
作者: Ukrinform (Person)</text:p>
      <text:p text:style-name="P4">
出版商: Укринформ (Organization)</text:p>
      <text:p text:style-name="P4">
出版时间: 2023-05-07T08:40:00+03:00</text:p>
      <text:p text:style-name="P4">
修改时间: 2023-05-07T08:40:00+03:00</text:p>
      <text:p text:style-name="P4">
描述: 在蒙特利尔（加拿大），世界杯正在水中持续。  - 乌克林。</text:p>
      <text:p text:style-name="P4">
图片: ["<text:a xlink:type="simple" xlink:href="https://static.ukrinform.com/photos/2023_05/thumb_files/630_360_1683436192-114.jpg" text:style-name="Internet_20_link" text:visited-style-name="Visited_20_Internet_20_Link">
630_360_16834...</text:a>
"]</text:p>
      <text:p text:style-name="P4">
标签: ['Кубок світу', 'Стрибки у воду']</text:p>
      <text:p text:style-name="P4">
类型: Article</text:p>
      <!--METADATA-->
      <text:p text:style-name="P4">
<draw:frame draw:style-name="fr1" draw:name="Image100" text:anchor-type="as-char" svg:width="6.9236in" svg:height="3.956343in" draw:z-index="0">
<draw:image xlink:href="../Images/yкринформ/2023-05-07T08-40-00-03-00/630_360_1683436192-114.jpg" xlink:type="simple" xlink:show="embed" xlink:actuate="onLoad" draw:mime-type="image/jpeg"/>
</draw:frame>
在蒙特利尔(加拿大)世界杯的舞台正在进行中。</text:p>
      <text:p text:style-name="P4">
如报告<text:a xlink:type="simple" xlink:href="https://www.facebook.com/ukrainiandiving/" text:style-name="Internet_20_link" text:visited-style-name="Visited_20_Internet_20_Link">
</text:a>
乌克兰在水中起泡，Xenia Baylo(18年)和索菲亚·埃斯曼(Sophia Esman)(15年)据乌克林福姆报道，这是比赛中更多的参与者，在从塔楼的Usnchronous跳跃决赛中排名第四。</text:p>
      <text:p text:style-name="P4">
乌克兰人与值得称赞的运动员战斗，他们的资产已经是奥运会，世界和欧洲冠军。</text:p>
      <text:p text:style-name="P4">
对于他们的计划，我们的女孩获得了287.52分，因此在世界各个阶段第二次获得了距离基座的一步。</text:p>
      <text:p text:style-name="P4">
赢得了中国的hunchan tan和Yuisi Chen's Huns(378,60). На другій позиціїбританки (316,68)在第三名 - 德国克里斯蒂娜和埃琳娜·瓦森(302,58).</text:p>
      <text:p text:style-name="P4">
<text:span text:style-name="T4">
Читайте також:</text:span>
 <text:a xlink:type="simple" xlink:href="https://www.ukrinform.ua/rubric-sports/3705558-ukrainci-sereda-ta-boluh-zdobuli-sriblo-na-kubku-svitu-u-monreali.html" text:style-name="Internet_20_link" text:visited-style-name="Visited_20_Internet_20_Link">
 <text:span text:style-name="T4">
Середа</text:span>
 </text:a>
在5月7日比赛的最后一天，17岁的乌克兰亚历克西(Alexei)将是从10米塔中跳高的决赛。</text:p>
      <text:p text:style-name="P4">
照片：worldaquatics.com。</text:p>
      <text:p text:style-name="P4">
News Source: <text:a xlink:type="simple" xlink:href="https://www.ukrinform.ua/rubric-sports/3705830-ukrainki-stali-cetvertimi-na-etapi-kubka-svitu-u-sinhronnih-stribkah-u-vodu.html" text:style-name="Internet_20_link" text:visited-style-name="Visited_20_Internet_20_Link">
https://www.ukrinform.ua/rubric-sports/3705830-ukrainki-stali-cetvertimi-na-etapi-kubka-svitu-u-sinhronnih-stribkah-u-vodu.html</text:a>
</text:p>
      <!--NEWS-->
      <text:h text:style-name="P10" text:outline-level="1">
<text:span text:style-name="T4">
夜间入侵者在mykolaiv地区发布了五枚导弹X-22</text:span>
</text:h>
      <text:p text:style-name="P4">
作者: Ukrinform (Person)</text:p>
      <text:p text:style-name="P4">
出版商: Укринформ (Organization)</text:p>
      <text:p text:style-name="P4">
出版时间: 2023-05-07T08:57:00+03:00</text:p>
      <text:p text:style-name="P4">
修改时间: 2023-05-07T08:57:00+03:00</text:p>
      <text:p text:style-name="P4">
描述: 夜间俄罗斯军队在尼古拉地区进行了火箭射击，破坏了工业企业的建设。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Миколаївщина', 'Обстріл', 'Ракета', 'Війна з росією']</text:p>
      <text:p text:style-name="P4">
类型: Article</text:p>
      <!--METADATA-->
      <text:p text:style-name="P4">
<draw:frame draw:style-name="fr1" draw:name="Image101" text:anchor-type="as-char" svg:width="6.9236in" svg:height="3.948443in" draw:z-index="0">
<draw:image xlink:href="../Images/yкринформ/2023-05-07T08-57-00-03-00/630_360_1538997483-946.jpg" xlink:type="simple" xlink:show="embed" xlink:actuate="onLoad" draw:mime-type="image/jpeg"/>
</draw:frame>
夜间Ruskivska对Nikolaev地区进行了火箭射击，对工业企业造成了损害。</text:p>
      <text:p text:style-name="P4">
乌克林福姆(Ukrinform)表示，尼古拉耶夫地区军事行政管理官员维塔里·金(Vitaliy Kim)在[]中报道(https://t.me/mykolaivskaODA/4981)“今晚，从00:18到00:37，敌人做了火箭<text:a xlink:type="simple" xlink:href="https://www.ukrinform.ua/tag-obstril" text:style-name="Internet_20_link" text:visited-style-name="Visited_20_Internet_20_Link">
</text:a>
Mykolaiv地区，”  - 说。</text:p>
      <text:p text:style-name="P4">
根据运营司令部“南方”的初步信息，X-22的Fivemarets是由战略航空TU-22M3飞机释放的，是Olshansk和Konstantinovsk社区的敌人。</text:p>
      <text:p text:style-name="P4">
“工业企业的建设受到损害，该地区受到袭击。 在企业外面，干草爆发，在尼古拉地区的乌克兰州急诊务部门在01:20开火。 指定其他损坏。 没有受害者。”金说。</text:p>
      <text:p text:style-name="P4">
在尼古拉耶夫，pervomaisk，Voznesensky和Bashtan地区，田中日相对平静，强调了OVA的负责人。</text:p>
      <text:p text:style-name="P4">
<text:span text:style-name="T4">
另请阅读：</text:span>
 <text:a xlink:type="simple" xlink:href="https://www.ukrinform.ua/rubric-ato/3705815-vorog-iz-gradu-ta-vazkoi-artilerii-obstrilav-dnipropetrovsinu-zaginula-zinka-e-postrazdali.html" text:style-name="Internet_20_link" text:visited-style-name="Visited_20_Internet_20_Link">
<text:span text:style-name="T4">
 dnipro </text:span>
</text:a>
应当指出的是，X-22“ Storm”是苏联超音速的反舰火箭发射器。 它是K-22航空导弹系统的一部分。 它旨在借助特殊或Fugas-kumulative战斗部件损坏雷达对比度点和小组目标。</text:p>
      <text:p text:style-name="P4">
据乌克林福姆报道，据乌克兰武装部队的总参谋部总体而言，总的来说<text:a xlink:type="simple" xlink:href="https://www.ukrinform.ua/rubric-ato/3705807-zsu-minuloi-dobi-vidbili-blizko-50-atak-trivaut-boi-za-bahmut-ta-marinku.html" text:style-name="Internet_20_link" text:visited-style-name="Visited_20_Internet_20_Link">
</text:a>
</text:p>
      <text:p text:style-name="P4">
News Source: <text:a xlink:type="simple" xlink:href="https://www.ukrinform.ua/rubric-ato/3705833-rosiani-vnoci-vipustili-po-mikolaivsini-pat-raket-h22.html" text:style-name="Internet_20_link" text:visited-style-name="Visited_20_Internet_20_Link">
https://www.ukrinform.ua/rubric-ato/3705833-rosiani-vnoci-vipustili-po-mikolaivsini-pat-raket-h22.html</text:a>
</text:p>
      <!--NEWS-->
      <text:h text:style-name="P10" text:outline-level="1">
<text:span text:style-name="T4">
亚历山大·博伊科（Alexander Boyko）警察的记忆</text:span>
</text:h>
      <text:p text:style-name="P4">
作者: Ukrinform (Person)</text:p>
      <text:p text:style-name="P4">
出版商: Укринформ (Organization)</text:p>
      <text:p text:style-name="P4">
出版时间: 2023-05-07T09:00:00+03:00</text:p>
      <text:p text:style-name="P4">
修改时间: 2023-05-07T09:00:00+03:00</text:p>
      <text:p text:style-name="P4">
描述: 这个男人为乌克兰献出了生命</text:p>
      <ul>
        <li>
I的，。: </li>
      </ul>
      <text:p text:style-name="P4">
图片: ["<text:a xlink:type="simple" xlink:href="https://static.ukrinform.com/photos/2023_05/thumb_files/630_360_1683369533-156.jpg" text:style-name="Internet_20_link" text:visited-style-name="Visited_20_Internet_20_Link">
630_360_16833...</text:a>
", "<text:a xlink:type="simple" xlink:href="https://static.ukrinform.com/photos/2023_05/1683371958-381.jpg" text:style-name="Internet_20_link" text:visited-style-name="Visited_20_Internet_20_Link">
1683371958-38...</text:a>
", "<text:a xlink:type="simple" xlink:href="https://static.ukrinform.com/photos/2023_05/1683370932-887.jpg" text:style-name="Internet_20_link" text:visited-style-name="Visited_20_Internet_20_Link">
1683370932-88...</text:a>
", "<text:a xlink:type="simple" xlink:href="https://static.ukrinform.com/photos/2023_05/1683370220-925.jpg" text:style-name="Internet_20_link" text:visited-style-name="Visited_20_Internet_20_Link">
1683370220-92...</text:a>
", "<text:a xlink:type="simple" xlink:href="https://static.ukrinform.com/photos/2023_05/1683369262-437.jpg" text:style-name="Internet_20_link" text:visited-style-name="Visited_20_Internet_20_Link">
1683369262-43...</text:a>
", "<text:a xlink:type="simple" xlink:href="https://static.ukrinform.com/photos/2023_05/1683369241-794.jpg" text:style-name="Internet_20_link" text:visited-style-name="Visited_20_Internet_20_Link">
1683369241-79...</text:a>
", "<text:a xlink:type="simple" xlink:href="https://static.ukrinform.com/photos/2023_05/1683370182-705.jpg" text:style-name="Internet_20_link" text:visited-style-name="Visited_20_Internet_20_Link">
1683370182-70...</text:a>
"]</text:p>
      <text:p text:style-name="P4">
标签: ["Пам'ять", 'Війна з росією', '#stoprussia']</text:p>
      <text:p text:style-name="P4">
类型: Article</text:p>
      <!--METADATA-->
      <text:p text:style-name="P4">
<draw:frame draw:style-name="fr1" draw:name="Image102" text:anchor-type="as-char" svg:width="6.9236in" svg:height="3.956343in" draw:z-index="0">
<draw:image xlink:href="../Images/yкринформ/2023-05-07T09-00-00-03-00/630_360_1683369533-156.jpg" xlink:type="simple" xlink:show="embed" xlink:actuate="onLoad" draw:mime-type="image/jpeg"/>
</draw:frame>
这个男人为乌克兰掩盖了他的生命</text:p>
      <text:p text:style-name="P4">
Cherkasy特种部队，高级警察中尉亚历山大·博伊科科(Alexander Boyko)于2022年5月22日在扎波罗兹希(Zaporozhye)去世，原因是俄罗斯的火箭袭击。 他33岁。</text:p>
      <text:p text:style-name="P4">
他于1988年8月29日出生于Cherkasy。 毕业后，基辅国民大学内政部内政部加入了基辅国立大学。</text:p>
      <text:p text:style-name="P4">
<draw:frame draw:style-name="fr1" draw:name="Image103" text:anchor-type="as-char" svg:width="6.9236in" svg:height="4.515391in" draw:z-index="0">
<draw:image xlink:href="../Images/yкринформ/2023-05-07T09-00-00-03-00/1683371958-381.jpg" xlink:type="simple" xlink:show="embed" xlink:actuate="onLoad" draw:mime-type="image/jpeg"/>
</draw:frame>
<text:span text:style-name="T5">
foto：Cherkasy Sport</text:span>
</text:p>
      <text:p text:style-name="P4">
亚历山大(Alexander)在乌克兰的武装部队中服役，并为军事业务提供了出色的掩盖。 雄心勃勃的有目的的人决定他应该保护人们，因此他为自己选择了执法服务。 2012年6月，他开始担任巡逻检查员。</text:p>
      <text:p text:style-name="P4">
在2015年成功通过重新认证后，亚历山大被任命为Cherkasy地区SUNP特殊营检查员的检查员。</text:p>
      <text:p text:style-name="P4">
当需要捍卫乌克兰的领土完整时，没有反思的特种部队参加了Donechchyna和Luhanskaya的反恐行动。 当将科德警察招募到精英部队时，亚历山大将自己设定了成为战斗机之一的目标，并获得了合适的对个字形。</text:p>
      <text:p text:style-name="P4">
<draw:frame draw:style-name="fr1" draw:name="Image104" text:anchor-type="as-char" svg:width="6.9236in" svg:height="5.1927in" draw:z-index="0">
<draw:image xlink:href="../Images/yкринформ/2023-05-07T09-00-00-03-00/1683370932-887.jpg" xlink:type="simple" xlink:show="embed" xlink:actuate="onLoad" draw:mime-type="image/jpeg"/>
</draw:frame>
在一场全面战争的头几天，该名男子参加了国家警察“野生动物园”的合并团，并去了东方捍卫乌克兰。</text:p>
      <text:p text:style-name="P4">
他在去世前夕与妻子交谈，他们同意在5月22日星期日打电话。 但是那天，这个人不再回答安娜的校长。 丈夫的同事告诉她，亚历山大走了。</text:p>
      <text:p text:style-name="P4">
<draw:frame draw:style-name="fr1" draw:name="Image105" text:anchor-type="as-char" svg:width="6.9236in" svg:height="6.9236in" draw:z-index="0">
<draw:image xlink:href="../Images/yкринформ/2023-05-07T09-00-00-03-00/1683370220-925.jpg" xlink:type="simple" xlink:show="embed" xlink:actuate="onLoad" draw:mime-type="image/jpeg"/>
</draw:frame>
2022年5月26日，在Cherkasy举行了告别仪式。 他们后来将英雄埋葬在Cherkasy地区Verguni村。特种部队到永恒休息的最后一条路上覆盖着鲜花...</text:p>
      <text:p text:style-name="P4">
<draw:frame draw:style-name="fr1" draw:name="Image106" text:anchor-type="as-char" svg:width="6.9236in" svg:height="4.615733in" draw:z-index="0">
<draw:image xlink:href="../Images/yкринформ/2023-05-07T09-00-00-03-00/1683369262-437.jpg" xlink:type="simple" xlink:show="embed" xlink:actuate="onLoad" draw:mime-type="image/jpeg"/>
</draw:frame>
</text:p>
      <text:p text:style-name="P4">
<draw:frame draw:style-name="fr1" draw:name="Image107" text:anchor-type="as-char" svg:width="6.9236in" svg:height="4.615733in" draw:z-index="0">
<draw:image xlink:href="../Images/yкринформ/2023-05-07T09-00-00-03-00/1683369241-794.jpg" xlink:type="simple" xlink:show="embed" xlink:actuate="onLoad" draw:mime-type="image/jpeg"/>
</draw:frame>
_foto：Facebook页面警察Cherkasy地区_由于即将到来的，勤奋和主动性，他在朋友，工作同事和亲戚之间获得了尊重和权威。 同事和朋友都说这一天非常友善和有趣。 看来尾巴的积极心情从未离开过执法人员。</text:p>
      <text:p text:style-name="P4">
“他从不放弃，没有放下双手，总是说一切都会解决。 即使有任何问题 - 从未显示出来。”  - 回忆起FamilyWicker Shost的一个朋友。</text:p>
      <text:p text:style-name="P4">
警方说，亚历山大想保护所有人，并没有拒绝任何人。</text:p>
      <text:p text:style-name="P4">
妻子说他们有一个非常友好的运动家庭。 这位来自Juniper的男子从事战斗武术，并积极参与了跆拳道和拳击比赛的区域性调味竞赛，他赢得了奖项。 此外，一名警察在职业上踢足球。</text:p>
      <text:p text:style-name="P4">
<draw:frame draw:style-name="fr1" draw:name="Image108" text:anchor-type="as-char" svg:width="6.9236in" svg:height="9.231467in" draw:z-index="0">
<draw:image xlink:href="../Images/yкринформ/2023-05-07T09-00-00-03-00/1683370182-705.jpg" xlink:type="simple" xlink:show="embed" xlink:actuate="onLoad" draw:mime-type="image/jpeg"/>
</draw:frame>
“对于亚历山大训练，运动 - 这是圣洁的。 他们不能以任何方式错过或取消 - 在假期。 即使乐队仍然很小，我们也会一起训练我们的父亲。 他的妻子说：“强壮的无与伦比的人为自己的女儿在体育运动中取得了首要成功而哭泣。”</text:p>
      <text:p text:style-name="P4">
安娜指出，亚历山大非常有决心和自信，一个可靠的人，一个总是支持的人。</text:p>
      <text:p text:style-name="P4">
“他是最好的。 他总是诚实 - 与孩子和我在一起。 我从来没有像亚历山大那样为生活而高兴的人工作。 他为我们的孩子和每一分钟的成功而高兴。 我们总是试图互相支持，”她说。</text:p>
      <text:p text:style-name="P4">
<text:span text:style-name="T5">
viso：<text:a xlink:type="simple" xlink:href="https://www.youtube.com/watch" text:style-name="Internet_20_link" text:visited-style-name="Visited_20_Internet_20_Link">
</text:a>
</text:span>
</text:p>
      <text:p text:style-name="P4">
据Yanna Pylypenko家族的女友说，亚历山大是一个真诚，直言不讳的人，总是可以听另一个人。</text:p>
      <text:p text:style-name="P4">
贾娜保证：“他非常爱他的家人，总是担心她，为他的家人而生活。”</text:p>
      <text:p text:style-name="P4">
光记忆英雄!</text:p>
      <text:p text:style-name="P4">
_乌克兰国家警察局的现场</text:p>
      <text:p text:style-name="P4">
News Source: <text:a xlink:type="simple" xlink:href="https://www.ukrinform.ua/rubric-ato/3703531-pamati-policejskogo-oleksandra-bojka.html" text:style-name="Internet_20_link" text:visited-style-name="Visited_20_Internet_20_Link">
https://www.ukrinform.ua/rubric-ato/3703531-pamati-policejskogo-oleksandra-bojka.html</text:a>
</text:p>
      <!--NEWS-->
      <text:h text:style-name="P10" text:outline-level="1">
<text:span text:style-name="T4">
俄罗斯在黑海中拥有四个火箭发射器，有32个Calibra</text:span>
</text:h>
      <text:p text:style-name="P4">
作者: Ukrinform (Person)</text:p>
      <text:p text:style-name="P4">
出版商: Укринформ (Organization)</text:p>
      <text:p text:style-name="P4">
出版时间: 2023-05-07T09:10:00+03:00</text:p>
      <text:p text:style-name="P4">
修改时间: 2023-05-07T09:10:00+03:00</text:p>
      <text:p text:style-name="P4">
描述: 截至5月7日，俄罗斯在黑海中拥有12艘军舰，其中有四个翼式火箭“口径”的载体。  - 乌克林。</text:p>
      <text:p text:style-name="P4">
图片: ["<text:a xlink:type="simple" xlink:href="https://static.ukrinform.com/photos/2023_03/thumb_files/630_360_1678431971-142.jpeg" text:style-name="Internet_20_link" text:visited-style-name="Visited_20_Internet_20_Link">
630_360_16784...</text:a>
"]</text:p>
      <text:p text:style-name="P4">
标签: ['Ракета', ' Чорне море', 'Війна з росією']</text:p>
      <text:p text:style-name="P4">
类型: Article</text:p>
      <!--METADATA-->
      <text:p text:style-name="P4">
<draw:frame draw:style-name="fr1" draw:name="Image109" text:anchor-type="as-char" svg:width="6.9236in" svg:height="3.956343in" draw:z-index="0">
<draw:image xlink:href="../Images/yкринформ/2023-05-07T09-10-00-03-00/630_360_1678431971-142.jpeg" xlink:type="simple" xlink:show="embed" xlink:actuate="onLoad" draw:mime-type="image/jpeg"/>
</draw:frame>
截至5月7日，俄罗斯在黑海中拥有12艘军舰，其中包括四腿有翼的火箭“口径”。</text:p>
      <text:p text:style-name="P4">
正如乌克林福姆报道的那样，关于<text:a xlink:type="simple" xlink:href="https://www.facebook.com/OperationalCommandSouth/posts/pfbid02BHyjvJN7SzRSiBz6NbVGRoRkdruzjfnxeoCXnBkXg3ENpoj8PQvHUo1DkXtKaxG2l" text:style-name="Internet_20_link" text:visited-style-name="Visited_20_Internet_20_Link">
</text:a>
<text:a xlink:type="simple" xlink:href="https://www.facebook.com/OperationalCommandSouth/posts/pfbid02BHyjvJN7SzRSiBz6NbVGRoRkdruzjfnxeoCXnBkXg3ENpoj8PQvHUo1DkXtKaxG2l" text:style-name="Internet_20_link" text:visited-style-name="Visited_20_Internet_20_Link">
</text:a>
通知操作命令“南”。</text:p>
      <text:p text:style-name="P4">
“在黑海中，敌方船组由12个单位组成，中等大小的4个地面火箭发射器，最大可能的“口径”为32 [] <text:a xlink:type="simple" xlink:href="https://www.ukrinform.ua/tag-raketa" text:style-name="Internet_20_link" text:visited-style-name="Visited_20_Internet_20_Link">
</text:a>
”， - 消息读取。</text:p>
      <text:p text:style-name="P4">
OK说，火箭中风的风险仍然很高。</text:p>
      <text:p text:style-name="P4">
<text:span text:style-name="T4">
另请阅读：</text:span>
 <text:a xlink:type="simple" xlink:href="https://www.ukrinform.ua/rubric-ato/3705818-zsu-znisili-vze-193-430-rosijskih-zagarbnikiv.html" text:style-name="Internet_20_link" text:visited-style-name="Visited_20_Internet_20_Link">
<text:span text:style-name="T4">
销毁</text:span>
</text:a>
正如乌克林福姆报道的那样，俄罗斯入侵者在晚上从科尔科波夫什奇纳的飞机上获释<text:a xlink:type="simple" xlink:href="https://www.ukrinform.ua/rubric-ato/3705833-rosiani-vnoci-vipustili-po-mikolaivsini-pat-raket-h22.html" text:style-name="Internet_20_link" text:visited-style-name="Visited_20_Internet_20_Link">
</text:a>
</text:p>
      <text:p text:style-name="P4">
News Source: <text:a xlink:type="simple" xlink:href="https://www.ukrinform.ua/rubric-ato/3705836-rosia-trimae-u-cornomu-mori-cotiri-raketonosii-iz-32-kalibrami.html" text:style-name="Internet_20_link" text:visited-style-name="Visited_20_Internet_20_Link">
https://www.ukrinform.ua/rubric-ato/3705836-rosia-trimae-u-cornomu-mori-cotiri-raketonosii-iz-32-kalibrami.html</text:a>
</text:p>
      <!--NEWS-->
      <text:h text:style-name="P10" text:outline-level="1">
<text:span text:style-name="T4">
在卢甘斯克（Lugansk）中，敌人吸引志愿者加速强制认证</text:span>
</text:h>
      <text:p text:style-name="P4">
作者: Ukrinform (Person)</text:p>
      <text:p text:style-name="P4">
出版商: Укринформ (Organization)</text:p>
      <text:p text:style-name="P4">
出版时间: 2023-05-07T09:20:00+03:00</text:p>
      <text:p text:style-name="P4">
修改时间: 2023-05-07T09:20:00+03:00</text:p>
      <text:p text:style-name="P4">
描述: 在暂时捕获的卢甘斯克（Lugansk）中，俄罗斯入侵者免费加速强制认证，涉及志愿者和公共活动家。  - 乌克林。</text:p>
      <text:p text:style-name="P4">
图片: ["<text:a xlink:type="simple" xlink:href="https://static.ukrinform.com/photos/2022_04/thumb_files/630_360_1649607686-819.png" text:style-name="Internet_20_link" text:visited-style-name="Visited_20_Internet_20_Link">
630_360_16496...</text:a>
"]</text:p>
      <text:p text:style-name="P4">
标签: ['Паспорт', 'Волонтери', 'Луганськ', 'росія']</text:p>
      <text:p text:style-name="P4">
类型: Article</text:p>
      <!--METADATA-->
      <text:p text:style-name="P4">
<draw:frame draw:style-name="fr1" draw:name="Image110" text:anchor-type="as-char" svg:width="6.9236in" svg:height="3.956343in" draw:z-index="0">
<draw:image xlink:href="../Images/yкринформ/2023-05-07T09-20-00-03-00/630_360_1649607686-819.png" xlink:type="simple" xlink:show="embed" xlink:actuate="onLoad" draw:mime-type="image/png"/>
</draw:frame>
类似地捕获的卢甘斯克俄罗斯入侵者以免费获得免费级别的认证，涉及公共活动家的志愿者。</text:p>
      <text:p text:style-name="P4">
正如乌克林福姆报道的那样，它在[]中报告(https://www.facebook.com/odalug/posts/pfbid0afVim32woYqJb8R8imjbfgPagGzpZU9tHbuYQrUoSzwQePsLkajbePpRLe9kHR89l)卢甘斯克地区军事管理。</text:p>
      <text:p text:style-name="P4">
“在卢甘斯克，指示加速强制认证，尤其是夏季人士。 在城市接收申请的速度非常低。 为了激活处理能力将吸引<text:a xlink:type="simple" xlink:href="https://www.ukrinform.ua/tag-volonteri" text:style-name="Internet_20_link" text:visited-style-name="Visited_20_Internet_20_Link">
</text:a>
重数型激进分子。 自由的基础 - 为了想法，”证词读到。</text:p>
      <text:p text:style-name="P4">
OVA指出，最后一天，俄罗斯人向Stelmachivka，Makeevka，Nevskoye和Bigorivka开火。</text:p>
      <text:p text:style-name="P4">
“再次，敌人试图在我们附近的防守中发现弱点。 敌人不会减少使用炮兵，突击跆拳道航空的数量。 但是，乌克兰军队已经有好几个月不允许俄罗斯人在这一地区解决。 此外，敌人和敌人的仓库经常被摧毁，例如最近。</text:p>
      <text:p text:style-name="P4">
<text:span text:style-name="T4">
另请阅读：</text:span>
 <text:a xlink:type="simple" xlink:href="https://www.ukrinform.ua/rubric-regions/3705531-na-lugansini-zagarbniki-viselaut-iz-zitla-ludej-bez-rosijskih-pasportiv.html" text:style-name="Internet_20_link" text:visited-style-name="Visited_20_Internet_20_Link">
<text:span text:style-name="T4">
 lugans </text:span>
</text:a>
他补充说，为了向受伤的入侵者提供医疗服务，他们想使用被捕获的定居点的基础设施。 “是的，在Starobilsky区的一个村庄之一中，入侵者安排了一个野外心室，现在正在治疗多达70名军事军队，”  - 说。</text:p>
      <text:p text:style-name="P4">
正如乌克林福姆报道的那样，在没有俄罗斯人联合会的护照的情况下，在临时捕获的Starobilsk Lugansk地区<text:a xlink:type="simple" xlink:href="https://www.ukrinform.ua/rubric-regions/3705531-na-lugansini-zagarbniki-viselaut-iz-zitla-ludej-bez-rosijskih-pasportiv.html" text:style-name="Internet_20_link" text:visited-style-name="Visited_20_Internet_20_Link">
</text:a>
来自住房。</text:p>
      <text:p text:style-name="P4">
News Source: <text:a xlink:type="simple" xlink:href="https://www.ukrinform.ua/rubric-regions/3705848-u-lugansku-vorog-zalucae-volonteriv-dla-priskorenna-primusovoi-pasportizacii.html" text:style-name="Internet_20_link" text:visited-style-name="Visited_20_Internet_20_Link">
https://www.ukrinform.ua/rubric-regions/3705848-u-lugansku-vorog-zalucae-volonteriv-dla-priskorenna-primusovoi-pasportizacii.html</text:a>
</text:p>
      <!--NEWS-->
      <text:h text:style-name="P10" text:outline-level="1">
<text:span text:style-name="T4">
真实成为赢家</text:span>
</text:h>
      <text:p text:style-name="P4">
作者: Ukrinform (Person)</text:p>
      <text:p text:style-name="P4">
出版商: Укринформ (Organization)</text:p>
      <text:p text:style-name="P4">
出版时间: 2023-05-07T09:24:00+03:00</text:p>
      <text:p text:style-name="P4">
修改时间: 2023-05-07T09:24:00+03:00</text:p>
      <text:p text:style-name="P4">
描述: 皇家马德里赢得了西班牙足球杯历史上的第20场。  - 乌克林。</text:p>
      <text:p text:style-name="P4">
图片: ["<text:a xlink:type="simple" xlink:href="https://static.ukrinform.com/photos/2023_05/thumb_files/630_360_1683440650-128.jpg" text:style-name="Internet_20_link" text:visited-style-name="Visited_20_Internet_20_Link">
630_360_16834...</text:a>
"]</text:p>
      <text:p text:style-name="P4">
标签: ['Футбол', 'Реал Мадрид']</text:p>
      <text:p text:style-name="P4">
类型: Article</text:p>
      <!--METADATA-->
      <text:p text:style-name="P4">
<draw:frame draw:style-name="fr1" draw:name="Image111" text:anchor-type="as-char" svg:width="6.9236in" svg:height="3.956343in" draw:z-index="0">
<draw:image xlink:href="../Images/yкринформ/2023-05-07T09-24-00-03-00/630_360_1683440650-128.jpg" xlink:type="simple" xlink:show="embed" xlink:actuate="onLoad" draw:mime-type="image/jpeg"/>
</draw:frame>
皇家马德里赢得了西班牙足球杯历史上的第20场。</text:p>
      <text:p text:style-name="P4">
据《乌克林法姆》报道，在2022/23赛季的结局中，塞维利亚“弗科夫”的“埃斯塔迪奥·德拉·卡图克”接管了“ Osasun” -2：1。</text:p>
      <text:p text:style-name="P4">
罗德里戈(Rodrigo)的双打带来了真正的成功，后者在第二和第70分钟内表现出色。 在“ Osasuns”中，球为Lucas Torro得分(58).</text:p>
      <text:p text:style-name="P4">
<text:span text:style-name="T4">
Читайте також:</text:span>
 <text:a xlink:type="simple" xlink:href="https://www.ukrinform.ua/rubric-sports/3704426-la-liga-atletiko-potisniv-real-z-drugogo-misca-rozgromivsi-kadis.html" text:style-name="Internet_20_link" text:visited-style-name="Visited_20_Internet_20_Link">
 <text:span text:style-name="T4">
Ліга</text:span>
 </text:a>
去年，西班牙赢得了贝蒂斯(Betis)赢得的，在目前的平局中，这是“ Osasuni”的第一/8决赛(2：3).</text:p>
      <text:p text:style-name="P4">
Фото: Getty Images/Global Images Ukraine.</text:p>
      <text:p text:style-name="P4">
News Source: <text:a xlink:type="simple" xlink:href="https://www.ukrinform.ua/rubric-sports/3705840-real-stav-volodarem-kubka-ispanii-z-futbolu-obigravsi-osasunu.html" text:style-name="Internet_20_link" text:visited-style-name="Visited_20_Internet_20_Link">
https://www.ukrinform.ua/rubric-sports/3705840-real-stav-volodarem-kubka-ispanii-z-futbolu-obigravsi-osasunu.html</text:a>
</text:p>
      <!--NEWS-->
      <text:h text:style-name="P10" text:outline-level="1">
<text:span text:style-name="T4">
每天俄罗斯军队在Zaporozhye袭击了16个定居点75次</text:span>
</text:h>
      <text:p text:style-name="P4">
作者: Ukrinform (Person)</text:p>
      <text:p text:style-name="P4">
出版商: Укринформ (Organization)</text:p>
      <text:p text:style-name="P4">
出版时间: 2023-05-07T09:29:00+03:00</text:p>
      <text:p text:style-name="P4">
修改时间: 2023-05-07T09:29:00+03:00</text:p>
      <text:p text:style-name="P4">
描述: 白天，俄罗斯联邦的军队在Zaporizhzhya地区的16个定居点中进行了75次跳动。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Запоріжжя', 'Війна з росією']</text:p>
      <text:p text:style-name="P4">
类型: Article</text:p>
      <!--METADATA-->
      <text:p text:style-name="P4">
<draw:frame draw:style-name="fr1" draw:name="Image112" text:anchor-type="as-char" svg:width="6.9236in" svg:height="3.956343in" draw:z-index="0">
<draw:image xlink:href="../Images/yкринформ/2023-05-07T09-29-00-03-00/630_360_1667562981-965.jpg" xlink:type="simple" xlink:show="embed" xlink:actuate="onLoad" draw:mime-type="image/jpeg"/>
</draw:frame>
RFProgage的军队在Zaporizhhya地区的16个定居点进行了75次节拍。</text:p>
      <text:p text:style-name="P4">
关于<text:a xlink:type="simple" xlink:href="https://t.me/zoda_gov_ua/18617" text:style-name="Internet_20_link" text:visited-style-name="Visited_20_Internet_20_Link">
</text:a>
乌克林福姆报道说，Zaporizhzhzhia Yuri Malashko的负责人报道。</text:p>
      <text:p text:style-name="P4">
马拉什科说：“在最后一天，有75杆遭受了16个边境定居点。</text:p>
      <text:p text:style-name="P4">
据他说，执法人员记录了由于[]而破坏私人房屋，汽车和财产(https://www.ukrinform.ua/tag-obstril).TY人没有受伤。</text:p>
      <text:p text:style-name="P4">
<text:span text:style-name="T4">
另请阅读：</text:span>
 <text:a xlink:type="simple" xlink:href="https://www.ukrinform.ua/rubric-ato/3705807-zsu-minuloi-dobi-vidbili-blizko-50-atak-trivaut-boi-za-bahmut-ta-marinku.html" text:style-name="Internet_20_link" text:visited-style-name="Visited_20_Internet_20_Link">
</text:a>
据报道，俄罗斯军队在哈尔基夫地区的哈尔基夫，丘格夫和库皮斯克地区的边境居民开火。</text:p>
      <text:p text:style-name="P4">
News Source: <text:a xlink:type="simple" xlink:href="https://www.ukrinform.ua/rubric-regions/3705845-vijska-rf-za-dobu-75-raziv-udarili-po-16-naselenih-punktah-na-zaporizzi.html" text:style-name="Internet_20_link" text:visited-style-name="Visited_20_Internet_20_Link">
https://www.ukrinform.ua/rubric-regions/3705845-vijska-rf-za-dobu-75-raziv-udarili-po-16-naselenih-punktah-na-zaporizzi.html</text:a>
</text:p>
      <!--NEWS-->
      <text:h text:style-name="P10" text:outline-level="1">
<text:span text:style-name="T4">
在卢汉斯克地区，合作者讨论设备的疏散和出口</text:span>
</text:h>
      <text:p text:style-name="P4">
作者: Ukrinform (Person)</text:p>
      <text:p text:style-name="P4">
出版商: Укринформ (Organization)</text:p>
      <text:p text:style-name="P4">
出版时间: 2023-05-07T09:41:34+03:00</text:p>
      <text:p text:style-name="P4">
修改时间: 2023-05-07T09:41:34+03:00</text:p>
      <text:p text:style-name="P4">
描述: 在卢汉斯克地区，合作者正在讨论疏散，拆除设备和文件。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Евакуація', 'Луганщина', 'Колаборант', 'Війна з росією', 'Єдині новини']</text:p>
      <text:p text:style-name="P4">
类型: Article</text:p>
      <!--METADATA-->
      <text:p text:style-name="P4">
<draw:frame draw:style-name="fr1" draw:name="Image113" text:anchor-type="as-char" svg:width="6.9236in" svg:height="3.956343in" draw:z-index="0">
<draw:image xlink:href="../Images/yкринформ/2023-05-07T09-41-34-03-00/630_360_1668461240-442.jpg" xlink:type="simple" xlink:show="embed" xlink:actuate="onLoad" draw:mime-type="image/jpeg"/>
</draw:frame>
地面上的Naulganschyna合作者讨论了疏散，tafocum设备的出口。</text:p>
      <text:p text:style-name="P4">
乌克林福姆报道<text:a xlink:type="simple" xlink:href="https://t.me/luhanskaVTSA/10305" text:style-name="Internet_20_link" text:visited-style-name="Visited_20_Internet_20_Link">
</text:a>
在Lugansk Ova上。</text:p>
      <text:p text:style-name="P4">
“截至5月7日<text:a xlink:type="simple" xlink:href="https://www.ukrinform.ua/tag-lugansina" text:style-name="Internet_20_link" text:visited-style-name="Visited_20_Internet_20_Link">
</text:a>
据-Vlasenko报道，该地点与可能获取的SO符合“ LNR”变体的管理协调，并讨论了设备和文档的出口方式”。</text:p>
      <text:p text:style-name="P4">
据他说，这些信息来自Rubizhny，Lisichansk，Severodonetsk，Svatov。 弗拉森科指出，这首先是占领权代表的最重要的。</text:p>
      <text:p text:style-name="P4">
<text:span text:style-name="T4">
另请阅读：</text:span>
 <text:a xlink:type="simple" xlink:href="https://www.ukrinform.ua/rubric-regions/3705811-zagarbniki-vivozat-z-energodara-ziteliv-u-napramku-berdanska-ta-primorska.html" text:style-name="Internet_20_link" text:visited-style-name="Visited_20_Internet_20_Link">
<text:span text:style-name="T4">
 berd </text:span>
</text:a>
他还补充说，俄罗斯人增加了对强制护照的压力 - 人们在搬家，获得社会付款，就业方面受到限制。</text:p>
      <text:p text:style-name="P4">
早些时候，据报道，在没有俄罗斯联邦护照的情况下，在临时捕获的Starobilsk Lugansk地区被驱逐出境。</text:p>
      <text:p text:style-name="P4">
News Source: <text:a xlink:type="simple" xlink:href="https://www.ukrinform.ua/rubric-regions/3705847-na-lugansini-kolaboranti-obgovoruut-evakuaciu-ta-vivezenna-obladnanna.html" text:style-name="Internet_20_link" text:visited-style-name="Visited_20_Internet_20_Link">
https://www.ukrinform.ua/rubric-regions/3705847-na-lugansini-kolaboranti-obgovoruut-evakuaciu-ta-vivezenna-obladnanna.html</text:a>
</text:p>
      <!--NEWS-->
      <text:h text:style-name="P10" text:outline-level="1">
<text:span text:style-name="T4">
乌克兰仍有566个农场和83所房屋淹没</text:span>
</text:h>
      <text:p text:style-name="P4">
作者: Ukrinform (Person)</text:p>
      <text:p text:style-name="P4">
出版商: Укринформ (Organization)</text:p>
      <text:p text:style-name="P4">
出版时间: 2023-05-07T09:50:00+03:00</text:p>
      <text:p text:style-name="P4">
修改时间: 2023-05-07T09:50:00+03:00</text:p>
      <text:p text:style-name="P4">
描述: 在乌克兰，截至5月7日，566个农场和83所房屋仍被淹没。  - 乌克林。</text:p>
      <text:p text:style-name="P4">
图片: ["<text:a xlink:type="simple" xlink:href="https://static.ukrinform.com/photos/2023_04/thumb_files/630_360_1681910810-302.jpg" text:style-name="Internet_20_link" text:visited-style-name="Visited_20_Internet_20_Link">
630_360_16819...</text:a>
"]</text:p>
      <text:p text:style-name="P4">
标签: ['ДСНС', 'Повінь', 'Вода', 'Водопілля']</text:p>
      <text:p text:style-name="P4">
类型: Article</text:p>
      <!--METADATA-->
      <text:p text:style-name="P4">
<draw:frame draw:style-name="fr1" draw:name="Image114" text:anchor-type="as-char" svg:width="6.9236in" svg:height="3.956343in" draw:z-index="0">
<draw:image xlink:href="../Images/yкринформ/2023-05-07T09-50-00-03-00/630_360_1681910810-302.jpg" xlink:type="simple" xlink:show="embed" xlink:actuate="onLoad" draw:mime-type="image/jpeg"/>
</draw:frame>
早晨，566个农场和83座建筑物在5月7日上午仍然被淹没。</text:p>
      <text:p text:style-name="P4">
正如乌克林福姆报道的那样，它报告了<text:a xlink:type="simple" xlink:href="https://dsns.gov.ua/uk/news/nadzvicaini-podiyi/operativna-informaciia-shhodo-likvidaciyi-naslidkiv-castkovix-pidtoplen-na-teritoriyi-ukrayini-stanom-900" text:style-name="Internet_20_link" text:visited-style-name="Visited_20_Internet_20_Link">
</text:a>
。</text:p>
      <text:p text:style-name="P4">
在八个地区的河流中的最后一天 -  Cherkasy，Volyn，Kyiv，Kirovograd，Rivne，Poltava，Zaporizhzhya Chernihiv-水位下降。 同时，dnipropetrovsk区域的Gerrators是轻微的提升(最多3厘米).</text:p>
      <text:p text:style-name="P4">
За даними ДСНС, залишаються <text:a xlink:type="simple" xlink:href="https://www.ukrinform.ua/tag-vodopilla" text:style-name="Internet_20_link" text:visited-style-name="Visited_20_Internet_20_Link">
 </text:a>
566两个农场，尤其是在Zaporizhzhya地区-250，Chernihiv -133，Cherkasy -55，Dnipropetrovsk -61，Poltava -35 -35，Kirovograd -25和Kiev -7和Kiev -7 -19，19，基洛维格拉德。-25。</text:p>
      <text:p text:style-name="P4">
<text:span text:style-name="T4">
另请阅读：</text:span>
 [<text:span text:style-name="T4">
第二</text:span>
 <text:span text:style-name="T4">
波</text:span>
 <text:span text:style-name="T4">
 </text:span>
水平<text:span text:style-name="T4">
 </text:span>
乌克兰<text:span text:style-name="T4">
 </text:span>
 <text:span text:style-name="T4">
 </text:span>
 **(https://www.ukrinform.ua/rubric-regions/3705182-druga-hvila-vodopilla-v-ukraini-jde-na-spad.html)此外，在Volyn，Rivne和Cherkasy地区，13,000公顷的农业土地被淹没了。</text:p>
      <text:p text:style-name="P4">
Chernihiv地区的26个定居点的运输连接也被损坏。</text:p>
      <text:p text:style-name="P4">
水文状况是对SES的控制增加。</text:p>
      <text:p text:style-name="P4">
正如乌克林福姆报道的那样，截至5月6日，在乌克兰的七个地区，他们仍然存在<text:a xlink:type="simple" xlink:href="https://www.ukrinform.ua/rubric-regions/3705559-v-ukraini-zalisautsa-pidtoplenimi-609-dvorogospodarstv-dsns.html" text:style-name="Internet_20_link" text:visited-style-name="Visited_20_Internet_20_Link">
</text:a>
609庭院。</text:p>
      <text:p text:style-name="P4">
News Source: <text:a xlink:type="simple" xlink:href="https://www.ukrinform.ua/rubric-regions/3705849-v-ukraini-zalisautsa-pidtoplenimi-566-dvorogospodarstv-ta-83-budinki.html" text:style-name="Internet_20_link" text:visited-style-name="Visited_20_Internet_20_Link">
https://www.ukrinform.ua/rubric-regions/3705849-v-ukraini-zalisautsa-pidtoplenimi-566-dvorogospodarstv-ta-83-budinki.html</text:a>
</text:p>
      <!--NEWS-->
      <text:h text:style-name="P10" text:outline-level="1">
<text:span text:style-name="T4">
在Transcarpathia中，几乎所有的水仙花谷都开花</text:span>
</text:h>
      <text:p text:style-name="P4">
作者: Ukrinform (Person)</text:p>
      <text:p text:style-name="P4">
出版商: Укринформ (Organization)</text:p>
      <text:p text:style-name="P4">
出版时间: 2023-05-07T10:02:00+03:00</text:p>
      <text:p text:style-name="P4">
修改时间: 2023-05-07T10:02:00+03:00</text:p>
      <text:p text:style-name="P4">
描述: 在Transcarpathia中，水仙山谷开花 -  80％的田野已经在白花中。  - 乌克林。</text:p>
      <text:p text:style-name="P4">
图片: ["<text:a xlink:type="simple" xlink:href="https://static.ukrinform.com/photos/2023_05/thumb_files/630_360_1683442659-235.jpg" text:style-name="Internet_20_link" text:visited-style-name="Visited_20_Internet_20_Link">
630_360_16834...</text:a>
", "<text:a xlink:type="simple" xlink:href="https://static.ukrinform.com/photos/2023_05/1683442659-164.jpg" text:style-name="Internet_20_link" text:visited-style-name="Visited_20_Internet_20_Link">
1683442659-16...</text:a>
"]</text:p>
      <text:p text:style-name="P4">
标签: ['Закарпаття', 'Долина нарцисів']</text:p>
      <text:p text:style-name="P4">
类型: Article</text:p>
      <!--METADATA-->
      <text:p text:style-name="P4">
<draw:frame draw:style-name="fr1" draw:name="Image115" text:anchor-type="as-char" svg:width="6.9236in" svg:height="3.956343in" draw:z-index="0">
<draw:image xlink:href="../Images/yкринформ/2023-05-07T10-02-00-03-00/630_360_1683442659-235.jpg" xlink:type="simple" xlink:show="embed" xlink:actuate="onLoad" draw:mime-type="image/jpeg"/>
</draw:frame>
纳扎卡帕蒂(Nazakarpatti)开花了水仙山谷 - 白花中的80％。</text:p>
      <text:p text:style-name="P4">
这报告了<text:a xlink:type="simple" xlink:href="https://www.facebook.com/permalink.php" text:style-name="Internet_20_link" text:visited-style-name="Visited_20_Internet_20_Link">
</text:a>
乌克林福姆报道，喀尔巴阡生物圈保护区。</text:p>
      <text:p text:style-name="P4">
据说：“截至5月6日，水仙山谷 - 现在占地80％。”</text:p>
      <text:p text:style-name="P4">
如保护区中所述，阳光明媚的天气和变暖有助于水仙花的快速流动。</text:p>
      <text:p text:style-name="P4">
预计下周将有独特的毒品储备的开花峰值。</text:p>
      <text:p text:style-name="P4">
<draw:frame draw:style-name="fr1" draw:name="Image116" text:anchor-type="as-char" svg:width="6.9236in" svg:height="4.660609in" draw:z-index="0">
<draw:image xlink:href="../Images/yкринформ/2023-05-07T10-02-00-03-00/1683442659-164.jpg" xlink:type="simple" xlink:show="embed" xlink:actuate="onLoad" draw:mime-type="image/jpeg"/>
</draw:frame>
据报道，在持续志愿者中持有的志愿者<text:a xlink:type="simple" xlink:href="https://www.ukrinform.ua/rubric-regions/3700756-na-zakarpatti-volonteri-rozcistili-dolinu-narcisiv.html" text:style-name="Internet_20_link" text:visited-style-name="Visited_20_Internet_20_Link">
</text:a>
为了保存干燥。</text:p>
      <text:p text:style-name="P4">
<text:span text:style-name="T4">
另请阅读：</text:span>
 <text:a xlink:type="simple" xlink:href="https://www.ukrinform.ua/rubric-regions/3617316-na-zakarpatti-naukovci-ratuut-vid-usihanna-dolinu-narcisiv.html" text:style-name="Internet_20_link" text:visited-style-name="Visited_20_Internet_20_Link">
<text:span text:style-name="T4">
谷</text:span>
 <text:span text:style-name="T4">
 </text:span>
 nadz **</text:a>
水仙山谷是Kireshi区的一个受保护的阵列，距Transcarpathia的Khust东部4公里。 自1992年以来 - 作为喀尔巴阡生物圈储备的一部分，该储量是联合国教科文组织国际生物圈储备网络的一部分。</text:p>
      <text:p text:style-name="P4">
_foto：喀尔巴阡生物圈储备的Facebook _</text:p>
      <text:p text:style-name="P4">
News Source: <text:a xlink:type="simple" xlink:href="https://www.ukrinform.ua/rubric-regions/3705853-na-zakarpatti-rozkvitla-majze-vsa-dolina-narcisiv.html" text:style-name="Internet_20_link" text:visited-style-name="Visited_20_Internet_20_Link">
https://www.ukrinform.ua/rubric-regions/3705853-na-zakarpatti-rozkvitla-majze-vsa-dolina-narcisiv.html</text:a>
</text:p>
      <!--NEWS-->
      <text:h text:style-name="P10" text:outline-level="1">
<text:span text:style-name="T4">
迈阿密和湖人队在NBA季后赛的1/4决赛中赢得了第二场比赛</text:span>
</text:h>
      <text:p text:style-name="P4">
作者: Ukrinform (Person)</text:p>
      <text:p text:style-name="P4">
出版商: Укринформ (Organization)</text:p>
      <text:p text:style-name="P4">
出版时间: 2023-05-07T10:02:21+03:00</text:p>
      <text:p text:style-name="P4">
修改时间: 2023-05-07T10:02:21+03:00</text:p>
      <text:p text:style-name="P4">
描述: 在北美国家篮球协会（NBA），季后赛四分之一决赛的常规比赛发生。  - 乌克林。</text:p>
      <text:p text:style-name="P4">
图片: ["<text:a xlink:type="simple" xlink:href="https://static.ukrinform.com/photos/2023_05/thumb_files/630_360_1683442789-420.jpg" text:style-name="Internet_20_link" text:visited-style-name="Visited_20_Internet_20_Link">
630_360_16834...</text:a>
"]</text:p>
      <text:p text:style-name="P4">
标签: ['Баскетбол', 'НБА']</text:p>
      <text:p text:style-name="P4">
类型: Article</text:p>
      <!--METADATA-->
      <text:p text:style-name="P4">
<draw:frame draw:style-name="fr1" draw:name="Image117" text:anchor-type="as-char" svg:width="6.9236in" svg:height="3.956343in" draw:z-index="0">
<draw:image xlink:href="../Images/yкринформ/2023-05-07T10-02-21-03-00/630_360_1683442789-420.jpg" xlink:type="simple" xlink:show="embed" xlink:actuate="onLoad" draw:mime-type="image/jpeg"/>
</draw:frame>
在北美国家篮球协会(NBA)有季后赛四分之一决赛阶段的裁判。</text:p>
      <text:p text:style-name="P4">
迈阿密在Kaseya中心的家庭竞技场自信地击败纽约-105：86(29：21，29：23，29：26，18：16)据报道，他在系列赛中领先了四场胜利-2：1。</text:p>
      <text:p text:style-name="P4">
在另一场比赛中，洛杉矶的湖人决赛1/4击败了金州-127：97(23：30，36：18，27：20，41：29)并在系列赛中前进-2：1。</text:p>
      <text:p text:style-name="P4">
<text:span text:style-name="T4">
另请阅读：</text:span>
 <text:a xlink:type="simple" xlink:href="https://www.ukrinform.ua/rubric-sports/3705545-nba-boston-obigrav-filadelfiu-finiks-peremig-denver.html" text:style-name="Internet_20_link" text:visited-style-name="Visited_20_Internet_20_Link">
</text:a>
波士顿和费城季后赛也参加了(2：1)，丹佛和凤凰城(2：1).</text:p>
      <text:p text:style-name="P4">
Фото: Getty Images.</text:p>
      <text:p text:style-name="P4">
News Source: <text:a xlink:type="simple" xlink:href="https://www.ukrinform.ua/rubric-sports/3705852-majami-ta-lejkers-vigrali-drugi-matci-v-14-finalu-plejoff-nba.html" text:style-name="Internet_20_link" text:visited-style-name="Visited_20_Internet_20_Link">
https://www.ukrinform.ua/rubric-sports/3705852-majami-ta-lejkers-vigrali-drugi-matci-v-14-finalu-plejoff-nba.html</text:a>
</text:p>
      <!--NEWS-->
      <text:h text:style-name="P10" text:outline-level="1">
<text:span text:style-name="T4">
由于在Energodar的入侵者中宣布了撤离</text:span>
</text:h>
      <text:p text:style-name="P4">
作者: Ukrinform (Person)</text:p>
      <text:p text:style-name="P4">
出版商: Укринформ (Organization)</text:p>
      <text:p text:style-name="P4">
出版时间: 2023-05-07T10:13:04+03:00</text:p>
      <text:p text:style-name="P4">
修改时间: 2023-05-07T10:13:04+03:00</text:p>
      <text:p text:style-name="P4">
描述: 在由于加油站宣布撤离的暂时占用能源中，燃料增加了，产品价格已上涨。 占领力关闭了其“管理”，并阻止了医院的工作。  - 乌克林。</text:p>
      <text:p text:style-name="P4">
图片: ["<text:a xlink:type="simple" xlink:href="https://static.ukrinform.com/photos/2017_02/thumb_files/630_360_1486039333-7219-benzin.jpg" text:style-name="Internet_20_link" text:visited-style-name="Visited_20_Internet_20_Link">
630_360_14860...</text:a>
"]</text:p>
      <text:p text:style-name="P4">
标签: ['Евакуація', 'Війна з росією', 'Енергодар']</text:p>
      <text:p text:style-name="P4">
类型: Article</text:p>
      <!--METADATA-->
      <text:p text:style-name="P4">
<draw:frame draw:style-name="fr1" draw:name="Image118" text:anchor-type="as-char" svg:width="6.9236in" svg:height="3.956343in" draw:z-index="0">
<draw:image xlink:href="../Images/yкринформ/2023-05-07T10-13-04-03-00/630_360_1486039333-7219-benzin.jpg" xlink:type="simple" xlink:show="embed" xlink:actuate="onLoad" draw:mime-type="image/jpeg"/>
</draw:frame>
由于在加油站宣布撤离而导致的占用能源的定居点，燃料已经增长，产品价格已上涨。 占领力关闭了其“管理”，并阻止了医院的工作。</text:p>
      <text:p text:style-name="P4">
关于<text:a xlink:type="simple" xlink:href="https://t.me/orlovdmytroEn/2245" text:style-name="Internet_20_link" text:visited-style-name="Visited_20_Internet_20_Link">
</text:a>
乌克林福姆报道说，Energodar Dmitrolov的市长报告说。</text:p>
      <text:p text:style-name="P4">
“第一波<text:a xlink:type="simple" xlink:href="https://www.ukrinform.ua/tag-evakuacia" text:style-name="Internet_20_link" text:visited-style-name="Visited_20_Internet_20_Link">
</text:a>
它已经开始是一名女装人，但是现在不可能将其称为群众。 一些想出去的人被装载在公共汽车上。 它的一部分留在自己的车辆上。加油站的燃料昨天结束了。 自动柜员机不工作或处理重大限制，实际上没有钱可以提取钱。 互联网 - 部分消失了。 但是，相反，食品和药品的价格很明显。”奥尔洛夫写道。</text:p>
      <text:p text:style-name="P4">
据他说，侵略者的声明在这座城市中引起了人们的注意，即使不是惊慌的话，心情就会发生。 特别是在收到俄罗斯护照的人中。</text:p>
      <text:p text:style-name="P4">
在能源上，入侵者封闭了护照桌和所谓的“管理”的许多部门。 他们删除了文件和设备。 包括属于CNAP的设备。</text:p>
      <text:p text:style-name="P4">
<text:span text:style-name="T4">
另请阅读：</text:span>
 <text:a xlink:type="simple" xlink:href="https://www.ukrinform.ua/rubric-regions/3705847-na-lugansini-kolaboranti-obgovoruut-evakuaciu-ta-vivezenna-obladnanna.html" text:style-name="Internet_20_link" text:visited-style-name="Visited_20_Internet_20_Link">
<text:span text:style-name="T4">
 evak </text:span>
</text:a>
“昨天晚上，早晨，他们开始从医院拆除医疗设备，首先对其进行排序，然后在机器上装载。与此同时，关于在医院停止多个病房的鼻腔信息，这停止了医疗在医院患者的背景下，他们被提出暴露。”</text:p>
      <text:p text:style-name="P4">
他强调，并不是每个人都同意离开这座城市。 目前，信息是被强行撤离。</text:p>
      <text:p text:style-name="P4">
据报道，入侵者<text:a xlink:type="simple" xlink:href="https://www.ukrinform.ua/rubric-regions/3705811-zagarbniki-vivozat-z-energodara-ziteliv-u-napramku-berdanska-ta-primorska.html" text:style-name="Internet_20_link" text:visited-style-name="Visited_20_Internet_20_Link">
</text:a>
在Zaporozhye地区暂时捕获的领土的18个定居点中。 据Melitopol Ivan Fedorov市长说，计划“暂时移动”约7万居民。</text:p>
      <text:p text:style-name="P4">
News Source: <text:a xlink:type="simple" xlink:href="https://www.ukrinform.ua/rubric-regions/3705855-cerez-ogolosenu-zagarbnikami-evakuaciu-v-energodari-zakincilos-palne.html" text:style-name="Internet_20_link" text:visited-style-name="Visited_20_Internet_20_Link">
https://www.ukrinform.ua/rubric-regions/3705855-cerez-ogolosenu-zagarbnikami-evakuaciu-v-energodari-zakincilos-palne.html</text:a>
</text:p>
      <!--NEWS-->
      <text:h text:style-name="P10" text:outline-level="1">
<text:span text:style-name="T4">
NHL：“埃德蒙顿”在史丹利杯决赛中与“拉斯维加斯”一系列的票据</text:span>
</text:h>
      <text:p text:style-name="P4">
作者: Ukrinform (Person)</text:p>
      <text:p text:style-name="P4">
出版商: Укринформ (Organization)</text:p>
      <text:p text:style-name="P4">
出版时间: 2023-05-07T10:17:00+03:00</text:p>
      <text:p text:style-name="P4">
修改时间: 2023-05-07T10:17:00+03:00</text:p>
      <text:p text:style-name="P4">
描述: 在北美国家曲棍球联盟（NHL）中，斯坦利杯的四分之一决赛阶段还有另一场比赛。  - 乌克林。</text:p>
      <text:p text:style-name="P4">
图片: ["<text:a xlink:type="simple" xlink:href="https://static.ukrinform.com/photos/2023_05/thumb_files/630_360_1683443169-201.jpg" text:style-name="Internet_20_link" text:visited-style-name="Visited_20_Internet_20_Link">
630_360_16834...</text:a>
"]</text:p>
      <text:p text:style-name="P4">
标签: ['хокей', 'Кубок Стенлі', 'НХЛ']</text:p>
      <text:p text:style-name="P4">
类型: Article</text:p>
      <!--METADATA-->
      <text:p text:style-name="P4">
<draw:frame draw:style-name="fr1" draw:name="Image119" text:anchor-type="as-char" svg:width="6.9236in" svg:height="3.956343in" draw:z-index="0">
<draw:image xlink:href="../Images/yкринформ/2023-05-07T10-17-00-03-00/630_360_1683443169-201.jpg" xlink:type="simple" xlink:show="embed" xlink:actuate="onLoad" draw:mime-type="image/jpeg"/>
</draw:frame>
在北美国家曲棍球联盟(NHL)芬兰斯坦利杯的另一场比赛发生了。</text:p>
      <text:p text:style-name="P4">
出口上的“埃德蒙顿”击败了“拉斯维加斯” -5：1(4：0，1：0，0，0：1)在系列-1：1中升级，传输乌克林。</text:p>
      <text:p text:style-name="P4">
<text:span text:style-name="T4">
另请阅读：</text:span>
 <text:a xlink:type="simple" xlink:href="https://www.ukrinform.ua/rubric-sports/3705551-karolina-vdruge-obigrala-nudzersi-u-matci-kubka-stenli.html" text:style-name="Internet_20_link" text:visited-style-name="Visited_20_Internet_20_Link">
</text:a>
在斯坦利杯戏剧“多伦多”和“佛罗里达”的其他对抗中(系列-0：2)，卡罗来纳州和新泽西州(2：0)，«dallas»你«SEAS»(1：1).</text:p>
      <text:p text:style-name="P4">
Фото: Getty Images.</text:p>
      <text:p text:style-name="P4">
News Source: <text:a xlink:type="simple" xlink:href="https://www.ukrinform.ua/rubric-sports/3705856-nhl-edmonton-zrivnav-rahunok-u-serii-z-vegasom-v-14-finalu-kubka-stenli.html" text:style-name="Internet_20_link" text:visited-style-name="Visited_20_Internet_20_Link">
https://www.ukrinform.ua/rubric-sports/3705856-nhl-edmonton-zrivnav-rahunok-u-serii-z-vegasom-v-14-finalu-kubka-stenli.html</text:a>
</text:p>
      <!--NEWS-->
      <text:h text:style-name="P10" text:outline-level="1">
<text:span text:style-name="T4">
Yermak与Baiden顾问讨论了乌克兰军队的需求和和平公式</text:span>
</text:h>
      <text:p text:style-name="P4">
作者: Ukrinform (Person)</text:p>
      <text:p text:style-name="P4">
出版商: Укринформ (Organization)</text:p>
      <text:p text:style-name="P4">
出版时间: 2023-05-07T10:19:00+03:00</text:p>
      <text:p text:style-name="P4">
修改时间: 2023-05-07T10:19:00+03:00</text:p>
      <text:p text:style-name="P4">
描述: 总统主管安德里·耶尔马克（Andriy Yermak）与美国总统顾问杰克·沙利文（Jake Sullivan）讨论了乌克兰军队的局势和需求。  - 乌克林。</text:p>
      <text:p text:style-name="P4">
图片: ["<text:a xlink:type="simple" xlink:href="https://static.ukrinform.com/photos/2023_05/thumb_files/630_360_1683443806-741.jpeg" text:style-name="Internet_20_link" text:visited-style-name="Visited_20_Internet_20_Link">
630_360_16834...</text:a>
"]</text:p>
      <text:p text:style-name="P4">
标签: ['США', 'Єрмак', 'Війна з росією', 'Формула миру']</text:p>
      <text:p text:style-name="P4">
类型: Article</text:p>
      <!--METADATA-->
      <text:p text:style-name="P4">
<draw:frame draw:style-name="fr1" draw:name="Image120" text:anchor-type="as-char" svg:width="6.9236in" svg:height="3.956343in" draw:z-index="0">
<draw:image xlink:href="../Images/yкринформ/2023-05-07T10-19-00-03-00/630_360_1683443806-741.jpeg" xlink:type="simple" xlink:show="embed" xlink:actuate="onLoad" draw:mime-type="image/jpeg"/>
</draw:frame>
总统主管安德里·耶尔马克(Andriy Yermak)与美国总统顾问杰克·沙利文(Jake Sullivan)讨论了乌克兰军队的局势和需求。</text:p>
      <text:p text:style-name="P4">
关于它报告<text:a xlink:type="simple" xlink:href="https://www.president.gov.ua/news/andrij-yermak-proviv-telefonnu-rozmovu-z-dzhejkom-sallivanom-82749" text:style-name="Internet_20_link" text:visited-style-name="Visited_20_Internet_20_Link">
</text:a>
，报道乌克林福姆。</text:p>
      <text:p text:style-name="P4">
如图所述，电话交谈是“代表乌克兰总统在对话框架中，这与国际合作伙伴有关”。</text:p>
      <text:p text:style-name="P4">
特别是，耶尔马克(Yermak)向对话者通报了当前局势的情况，为解放乌克兰领土的解放以及乌克兰军队的紧急需求准备国防军部队的准备。</text:p>
      <text:p text:style-name="P4">
双方还讨论了总统弗拉基米尔泽斯基发起的和平公式。</text:p>
      <text:p text:style-name="P4">
OP负责人感谢整个美国总统团队约瑟夫<text:a xlink:type="simple" xlink:href="https://www.ukrinform.ua/tag-bajden" text:style-name="Internet_20_link" text:visited-style-name="Visited_20_Internet_20_Link">
</text:a>
，国会议会和友好的美国人民都为了保护自由，尊重国际欧洲和世界和平的国际法律，以对乌克兰的农业斗争进行全面的全面支持。</text:p>
      <text:p text:style-name="P4">
<text:span text:style-name="T4">
另请阅读：</text:span>
 <text:a xlink:type="simple" xlink:href="https://www.ukrinform.ua/rubric-polytics/3704874-bajden-i-zelenskij-spilkuutsa-regularno-j-casto-bilij-dim.html" text:style-name="Internet_20_link" text:visited-style-name="Visited_20_Internet_20_Link">
<text:span text:style-name="T4">
 biden </text:span>
</text:a>
据报道，在沃迪米尔·泽伦斯基总统(Volodymyr Zelenskyy)总统举行了一次会议的前一天，由当地参议院斯图尔塔玛丹派(Stuartomadams)总统领导的商业组织的商业代表的一部分。</text:p>
      <text:p text:style-name="P4">
News Source: <text:a xlink:type="simple" xlink:href="https://www.ukrinform.ua/rubric-polytics/3705857-ermak-obgovoriv-iz-radnikom-bajdena-potrebi-ukrainskogo-vijska-ta-formulu-miru.html" text:style-name="Internet_20_link" text:visited-style-name="Visited_20_Internet_20_Link">
https://www.ukrinform.ua/rubric-polytics/3705857-ermak-obgovoriv-iz-radnikom-bajdena-potrebi-ukrainskogo-vijska-ta-formulu-miru.html</text:a>
</text:p>
      <!--NEWS-->
      <text:h text:style-name="P10" text:outline-level="1">
<text:span text:style-name="T4">
敌人对巴拉克利亚袭击了火箭袭击，有受伤</text:span>
</text:h>
      <text:p text:style-name="P4">
作者: Ukrinform (Person)</text:p>
      <text:p text:style-name="P4">
出版商: Укринформ (Organization)</text:p>
      <text:p text:style-name="P4">
出版时间: 2023-05-07T10:31:00+03:00</text:p>
      <text:p text:style-name="P4">
修改时间: 2023-05-07T10:31:00+03:00</text:p>
      <text:p text:style-name="P4">
描述: 敌人在Balakliya Izium区进行了火箭袭击，此前用C-300击败。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Балаклія']</text:p>
      <text:p text:style-name="P4">
类型: Article</text:p>
      <!--METADATA-->
      <text:p text:style-name="P4">
<draw:frame draw:style-name="fr1" draw:name="Image121" text:anchor-type="as-char" svg:width="6.9236in" svg:height="3.948443in" draw:z-index="0">
<draw:image xlink:href="../Images/yкринформ/2023-05-07T10-31-00-03-00/630_360_1538997483-946.jpg" xlink:type="simple" xlink:show="embed" xlink:actuate="onLoad" draw:mime-type="image/jpeg"/>
</draw:frame>
Vorozhavast在Balakliya Izium District上进行了火箭袭击，此前用C-300击败。</text:p>
      <text:p text:style-name="P4">
关于<text:a xlink:type="simple" xlink:href="https://t.me/synegubov/6136" text:style-name="Internet_20_link" text:visited-style-name="Visited_20_Internet_20_Link">
</text:a>
乌克林福姆报道说，哈尔基夫·奥瓦洛文斯·斯内古博夫的董事长报道。</text:p>
      <text:p text:style-name="P4">
“敌人造成了<text:a xlink:type="simple" xlink:href="https://www.ukrinform.ua/tag-raketa" text:style-name="Internet_20_link" text:visited-style-name="Visited_20_Internet_20_Link">
</text:a>
向Balakliyami区打击。 以前，C -300火箭袭击了一次发射的领土。” Synugubov说。</text:p>
      <text:p text:style-name="P4">
所有紧急服务现在都到位，有5名平民受伤。</text:p>
      <text:p text:style-name="P4">
根据Sinogubova的说法，两名75岁的女性和一名50岁的女性。 两名男子20和85年的伤害相对较轻。 目前，医生为受害者提供了所有帮助。</text:p>
      <text:p text:style-name="P4">
<text:span text:style-name="T4">
另请阅读：</text:span>
 <text:a xlink:type="simple" xlink:href="https://www.ukrinform.ua/rubric-regions/3705682-na-harkivsini-traktorist-pidirvavsa-na-mini.html" text:style-name="Internet_20_link" text:visited-style-name="Visited_20_Internet_20_Link">
<text:span text:style-name="T4">
 kharkiv </text:span>
</text:a>
据报道，在最后一天，敌人在Kharkiv，Chuguev和Kupyansk地区的前线开火。</text:p>
      <text:p text:style-name="P4">
News Source: <text:a xlink:type="simple" xlink:href="https://www.ukrinform.ua/rubric-ato/3705861-vorog-zavdav-raketnogo-udaru-po-balaklii-e-poraneni.html" text:style-name="Internet_20_link" text:visited-style-name="Visited_20_Internet_20_Link">
https://www.ukrinform.ua/rubric-ato/3705861-vorog-zavdav-raketnogo-udaru-po-balaklii-e-poraneni.html</text:a>
</text:p>
      <!--NEWS-->
      <text:h text:style-name="P10" text:outline-level="1">
<text:span text:style-name="T4">
俄罗斯人在整个前线进行侦察工作-Ignati</text:span>
</text:h>
      <text:p text:style-name="P4">
作者: Ukrinform (Person)</text:p>
      <text:p text:style-name="P4">
出版商: Укринформ (Organization)</text:p>
      <text:p text:style-name="P4">
出版时间: 2023-05-07T10:36:00+03:00</text:p>
      <text:p text:style-name="P4">
修改时间: 2023-05-07T10:36:00+03:00</text:p>
      <text:p text:style-name="P4">
描述: 俄罗斯联邦军队在整个前线的不同方向上进行侦察工作。  - 乌克林。</text:p>
      <text:p text:style-name="P4">
图片: ["<text:a xlink:type="simple" xlink:href="https://static.ukrinform.com/photos/2023_04/thumb_files/630_360_1681053650-211.jpg" text:style-name="Internet_20_link" text:visited-style-name="Visited_20_Internet_20_Link">
630_360_16810...</text:a>
"]</text:p>
      <text:p text:style-name="P4">
标签: ['Ракета', 'Розвідка', 'Війна з росією', 'Єдині новини']</text:p>
      <text:p text:style-name="P4">
类型: Article</text:p>
      <!--METADATA-->
      <text:p text:style-name="P4">
<draw:frame draw:style-name="fr1" draw:name="Image122" text:anchor-type="as-char" svg:width="6.9236in" svg:height="3.956343in" draw:z-index="0">
<draw:image xlink:href="../Images/yкринформ/2023-05-07T10-36-00-03-00/630_360_1681053650-211.jpg" xlink:type="simple" xlink:show="embed" xlink:actuate="onLoad" draw:mime-type="image/jpeg"/>
</draw:frame>
RFF陆军在整个前线的不同方向上进行侦察工作。</text:p>
      <text:p text:style-name="P4">
乌克林福音通讯员报道，这是由武装部队司令部发言人在eviritoleumorphone“统一新闻”中指出的。</text:p>
      <text:p text:style-name="P4">
“昨天……它被5个无人机部队击倒，一个“柳叶刀”……今天已经有报道称他们在基辅地区被击落。 也就是说，敌人继续朝着不同方向的探索性工作。”  - 伊格纳特说。</text:p>
      <text:p text:style-name="P4">
据他说，昨晚以俄罗斯范围内飞机飞机TU-22平方米的飞机进行了强烈的攻击。</text:p>
      <text:p text:style-name="P4">
发言人说：“其中两个来自恩格斯机场，五个来自施基夫卡。轰炸机是驻扎在乌克兰领土上的火箭-22的轰炸机。” Avianos。”</text:p>
      <text:p text:style-name="P4">
据他说，入侵者在乌克兰领土上释放了六枚这样的导弹，但他们没有达到目标。</text:p>
      <text:p text:style-name="P4">
<text:span text:style-name="T4">
另请阅读：</text:span>
 <text:a xlink:type="simple" xlink:href="https://www.ukrinform.ua/rubric-ato/3705520-povitrani-sili-pidtverdili-zbitta-kindzala-ukrainskou-ppo.html" text:style-name="Internet_20_link" text:visited-style-name="Visited_20_Internet_20_Link">
<text:span text:style-name="T4">
匕首</text:span>
</text:a>
Ingat强调：“但是我们知道它们有多危险，因为该规格的错误是600米。”</text:p>
      <text:p text:style-name="P4">
据他说，敌人从苏联时代的残余物中应用了越来越多的火箭，可能不想使用“赤字中的武器”，包括有翼的武器，包括有翼<text:a xlink:type="simple" xlink:href="https://www.ukrinform.ua/tag-raketa" text:style-name="Internet_20_link" text:visited-style-name="Visited_20_Internet_20_Link">
</text:a>
口径，X-101等。</text:p>
      <text:p text:style-name="P4">
“航空炸弹，富加斯航空炸弹也可以归因于苏联以来的武器，但是今天它们成为了一辆机舱 - 受控炸弹，敌人再次使用了这一夜晚 - 大约有7个摊位，大约有7个摊位，从北方和北方飞行，伊格纳修斯通知。</text:p>
      <text:p text:style-name="P4">
据报道，5月6日星期六，乌克兰武装部队的空军摧毁了手术时级的四个俄罗斯无人机和一种单型柳叶刀类型。</text:p>
      <text:p text:style-name="P4">
News Source: <text:a xlink:type="simple" xlink:href="https://www.ukrinform.ua/rubric-ato/3705863-rosiani-vedut-rozviduvalnu-robotu-po-vsij-linii-frontu-ignat.html" text:style-name="Internet_20_link" text:visited-style-name="Visited_20_Internet_20_Link">
https://www.ukrinform.ua/rubric-ato/3705863-rosiani-vedut-rozviduvalnu-robotu-po-vsij-linii-frontu-ignat.html</text:a>
</text:p>
      <!--NEWS-->
      <text:h text:style-name="P10" text:outline-level="1">
<text:span text:style-name="T4">
俄罗斯在缺乏劳动方面面临最大的25年 - 英国的情报</text:span>
</text:h>
      <text:p text:style-name="P4">
作者: Ukrinform (Person)</text:p>
      <text:p text:style-name="P4">
出版商: Укринформ (Organization)</text:p>
      <text:p text:style-name="P4">
出版时间: 2023-05-07T10:43:00+03:00</text:p>
      <text:p text:style-name="P4">
修改时间: 2023-05-07T10:43:00+03:00</text:p>
      <text:p text:style-name="P4">
描述: 由于19日的大流行和针对乌克兰战争，俄罗斯在25年来面临最大的劳动力赤字。  - 乌克林。</text:p>
      <text:p text:style-name="P4">
图片: ["<text:a xlink:type="simple" xlink:href="https://static.ukrinform.com/photos/2022_08/thumb_files/630_360_1660272223-667.jpg" text:style-name="Internet_20_link" text:visited-style-name="Visited_20_Internet_20_Link">
630_360_16602...</text:a>
"]</text:p>
      <text:p text:style-name="P4">
标签: ['Коронавірус', 'Пандемія', 'Війна з росією']</text:p>
      <text:p text:style-name="P4">
类型: Article</text:p>
      <!--METADATA-->
      <text:p text:style-name="P4">
<draw:frame draw:style-name="fr1" draw:name="Image123" text:anchor-type="as-char" svg:width="6.9236in" svg:height="3.956343in" draw:z-index="0">
<draw:image xlink:href="../Images/yкринформ/2023-05-07T10-43-00-03-00/630_360_1660272223-667.jpg" xlink:type="simple" xlink:show="embed" xlink:actuate="onLoad" draw:mime-type="image/jpeg"/>
</draw:frame>
由于19年的狂热者和乌克兰战争，罗斯(Rosiat)与25年来最大的劳动力赤字。</text:p>
      <text:p text:style-name="P4">
关于<text:a xlink:type="simple" xlink:href="https://twitter.com/DefenceHQ/status/1655085083299127296" text:style-name="Internet_20_link" text:visited-style-name="Visited_20_Internet_20_Link">
</text:a>
乌克林福姆报道，英国国防部报告了情报数据。</text:p>
      <text:p text:style-name="P4">
“俄罗斯中央银行采访了14,000名雇主，发现自1998年以来，自由工人的数量一直处于最低水平。 由于冠状病毒大流行和[]的影响，过去三年(https://www.ukrinform.ua/tag-vijna)对阵乌克兰，俄罗斯联邦的人口减少了200万，”该等级说。</text:p>
      <text:p text:style-name="P4">
据英国情报人员称，2022年，约有130万人离开俄罗斯，其中包括许多在高处的工业中工作的年轻和受过良好教育的人。 俄罗斯传播部表示约有10％(100 000)IT工人去年离开了该国，没有返回。</text:p>
      <text:p text:style-name="P4">
<text:span text:style-name="T4">
另请阅读：</text:span>
 <text:a xlink:type="simple" xlink:href="https://www.ukrinform.ua/rubric-economy/3692962-kurs-rosijskogo-rubla-vpav-do-ricnogo-minimumu.html" text:style-name="Internet_20_link" text:visited-style-name="Visited_20_Internet_20_Link">
</text:a>
“动员，历史上的移民以及衰老和减少，限制限制了劳动力的供应。 这可能会导致人们对俄罗斯经济的潜在增长和风险膨胀的看法。”英国情报人员说。</text:p>
      <text:p text:style-name="P4">
据报道，秘密<text:a xlink:type="simple" xlink:href="https://www.ukrinform.ua/rubric-world/3688876-cerez-vijnu-ta-sankcii-ekonomika-rosii-pocinae-rozvaluvatisa-wsj.html" text:style-name="Internet_20_link" text:visited-style-name="Visited_20_Internet_20_Link">
</text:a>
前所未有的2.4万亿卢布增加了，这表明由反乌克兰战争引起的公共财政和经济学变化。</text:p>
      <text:p text:style-name="P4">
News Source: <text:a xlink:type="simple" xlink:href="https://www.ukrinform.ua/rubric-world/3705867-rosia-stiknulasa-iz-najbilsim-za-25-rokiv-brakom-robocoi-sili-rozvidka-britanii.html" text:style-name="Internet_20_link" text:visited-style-name="Visited_20_Internet_20_Link">
https://www.ukrinform.ua/rubric-world/3705867-rosia-stiknulasa-iz-najbilsim-za-25-rokiv-brakom-robocoi-sili-rozvidka-britanii.html</text:a>
</text:p>
      <!--NEWS-->
      <text:h text:style-name="P10" text:outline-level="1">
<text:span text:style-name="T4">
入侵者每天在顿涅茨克地区的11个定居点开火 - 警方显示了后果</text:span>
</text:h>
      <text:p text:style-name="P4">
作者: Ukrinform (Person)</text:p>
      <text:p text:style-name="P4">
出版商: Укринформ (Organization)</text:p>
      <text:p text:style-name="P4">
出版时间: 2023-05-07T10:55:00+03:00</text:p>
      <text:p text:style-name="P4">
修改时间: 2023-05-07T10:55:00+03:00</text:p>
      <text:p text:style-name="P4">
描述: 俄罗斯联邦的军队使用S-300导弹，RSSU，炮兵，向顿涅茨克地区的11个定居点发射。  - 乌克林。</text:p>
      <text:p text:style-name="P4">
图片: ["<text:a xlink:type="simple" xlink:href="https://static.ukrinform.com/photos/2023_05/thumb_files/630_360_1683445763-853.jpg" text:style-name="Internet_20_link" text:visited-style-name="Visited_20_Internet_20_Link">
630_360_16834...</text:a>
", "<text:a xlink:type="simple" xlink:href="https://static.ukrinform.com/photos/2023_05/1683445764-828.jpg" text:style-name="Internet_20_link" text:visited-style-name="Visited_20_Internet_20_Link">
1683445764-82...</text:a>
", "<text:a xlink:type="simple" xlink:href="https://static.ukrinform.com/photos/2023_05/1683445764-307.jpg" text:style-name="Internet_20_link" text:visited-style-name="Visited_20_Internet_20_Link">
1683445764-30...</text:a>
", "<text:a xlink:type="simple" xlink:href="https://static.ukrinform.com/photos/2023_05/1683445764-153.jpg" text:style-name="Internet_20_link" text:visited-style-name="Visited_20_Internet_20_Link">
1683445764-15...</text:a>
"]</text:p>
      <text:p text:style-name="P4">
标签: ['Донеччина', 'Обстріл', 'Війна з росією']</text:p>
      <text:p text:style-name="P4">
类型: Article</text:p>
      <!--METADATA-->
      <text:p text:style-name="P4">
<draw:frame draw:style-name="fr1" draw:name="Image124" text:anchor-type="as-char" svg:width="6.9236in" svg:height="3.956343in" draw:z-index="0">
<draw:image xlink:href="../Images/yкринформ/2023-05-07T10-55-00-03-00/630_360_1683445763-853.jpg" xlink:type="simple" xlink:show="embed" xlink:actuate="onLoad" draw:mime-type="image/jpeg"/>
</draw:frame>
RFPPP军队使用P-300 Rocket，RSSV“ Grad”，炮兵，在顿涅茨克地区的11个定居点开火。</text:p>
      <text:p text:style-name="P4">
关于它报告<text:a xlink:type="simple" xlink:href="https://dn.npu.gov.ua/news/ponad-30-osel-poshkodzheno-ie-poraneni-politseiski-donechchyny-fiksuiut-naslidky-rosiiskykh-atak" text:style-name="Internet_20_link" text:visited-style-name="Visited_20_Internet_20_Link">
</text:a>
，报道乌克林福姆。</text:p>
      <text:p text:style-name="P4">
“占领者在平民中击中了18杆。敌人击败了S-300火箭，RSZV“毕业生”，炮兵。俄罗斯军队袭击了11个定居点：Avdiivka市，Bakhmut，Bakhmut，Druzhkkivka，Druzhkkivka，Krasnogorivka，Krasnogorivka，Krasnogorivka，Krasnogorivka，Kurakhoakhovka，Kurakhokhove，Kurakhove，Kurakhove，kurakhove，yar，yar，yar yar yar ，YAR，北部，纽约。雷米夫卡(Wremivka)，马克西米夫卡(Maksimivka)，诺瓦西维卡(Novoselivka)的村庄是第一个。</text:p>
      <text:p text:style-name="P4">
<draw:frame draw:style-name="fr1" draw:name="Image125" text:anchor-type="as-char" svg:width="6.9236in" svg:height="9.231467in" draw:z-index="0">
<draw:image xlink:href="../Images/yкринформ/2023-05-07T10-55-00-03-00/1683445764-828.jpg" xlink:type="simple" xlink:show="embed" xlink:actuate="onLoad" draw:mime-type="image/jpeg"/>
</draw:frame>
据警方称，炮击造成46名平民遭到摧毁和损害：36座住宅建筑，一栋老房子，附属建筑，铁路基础设施。</text:p>
      <text:p text:style-name="P4">
<draw:frame draw:style-name="fr1" draw:name="Image126" text:anchor-type="as-char" svg:width="6.9236in" svg:height="7.327477in" draw:z-index="0">
<draw:image xlink:href="../Images/yкринформ/2023-05-07T10-55-00-03-00/1683445764-307.jpg" xlink:type="simple" xlink:show="embed" xlink:actuate="onLoad" draw:mime-type="image/jpeg"/>
</draw:frame>
特别是，俄罗斯军队指挥了2枚导弹C-300，亲吻了住宅部门。 至少有11个私人住宅和社会基础设施被摧毁。 没有关于受害者的信息。</text:p>
      <text:p text:style-name="P4">
<text:span text:style-name="T4">
另请阅读：</text:span>
 <text:a xlink:type="simple" xlink:href="https://www.ukrinform.ua/rubric-regions/3705826-rosiani-za-dobu-zavdali-poranen-patom-zitelam-doneccini.html" text:style-name="Internet_20_link" text:visited-style-name="Visited_20_Internet_20_Link">
<text:span text:style-name="T4">
受伤</text:span>
</text:a>
由于炮击而受伤的是Avdiivka，Krasnogorivka，纽约，北部，Maximivka。</text:p>
      <text:p text:style-name="P4">
<draw:frame draw:style-name="fr1" draw:name="Image127" text:anchor-type="as-char" svg:width="6.9236in" svg:height="5.1927in" draw:z-index="0">
<draw:image xlink:href="../Images/yкринформ/2023-05-07T10-55-00-03-00/1683445764-153.jpg" xlink:type="simple" xlink:show="embed" xlink:actuate="onLoad" draw:mime-type="image/jpeg"/>
</draw:frame>
反过来在Donetsk ova <text:a xlink:type="simple" xlink:href="https://t.me/pavlokyrylenko_donoda/7838" text:style-name="Internet_20_link" text:visited-style-name="Visited_20_Internet_20_Link">
</text:a>
在“龙卷风”的射击下，七次是蚊子的郊区。</text:p>
      <text:p text:style-name="P4">
敌人两倍从炮兵中偷走了库拉赫夫社区 - 炮弹击中了席位部门，没有受害者。</text:p>
      <text:p text:style-name="P4">
在《时报》的戈洛夫斯基方向上(https://www.ukrinform.ua/tag-obstril) -  8座房屋损坏。 在Toretsky社区中，有8座房屋遭到破坏，两人受伤：纽约是裁缝。</text:p>
      <text:p text:style-name="P4">
在Lysychansk的方向上，Siversk的基础设施和Lyman社区Yampoli的4座建筑物受到损害。</text:p>
      <text:p text:style-name="P4">
据报道，最后一天，俄罗斯军队受伤了顿涅茨克地区的5名居民。</text:p>
      <text:p text:style-name="P4">
News Source: <text:a xlink:type="simple" xlink:href="https://www.ukrinform.ua/rubric-regions/3705871-zagarbniki-za-dobu-obstrilali-11-naselenih-punktiv-doneccini-policia-pokazala-naslidki.html" text:style-name="Internet_20_link" text:visited-style-name="Visited_20_Internet_20_Link">
https://www.ukrinform.ua/rubric-regions/3705871-zagarbniki-za-dobu-obstrilali-11-naselenih-punktiv-doneccini-policia-pokazala-naslidki.html</text:a>
</text:p>
      <!--NEWS-->
      <text:h text:style-name="P10" text:outline-level="1">
<text:span text:style-name="T4">
在首都，每天的dnieper水位下降了4厘米</text:span>
</text:h>
      <text:p text:style-name="P4">
作者: Ukrinform (Person)</text:p>
      <text:p text:style-name="P4">
出版商: Укринформ (Organization)</text:p>
      <text:p text:style-name="P4">
出版时间: 2023-05-07T11:09:00+03:00</text:p>
      <text:p text:style-name="P4">
修改时间: 2023-05-07T11:09:00+03:00</text:p>
      <text:p text:style-name="P4">
描述: 截至5月7日的首都，与前一天相比，DNIEPER的水位减少了4厘米。  - 乌克林。</text:p>
      <text:p text:style-name="P4">
图片: ["<text:a xlink:type="simple" xlink:href="https://static.ukrinform.com/photos/2023_05/thumb_files/630_360_1683447052-872.jpg" text:style-name="Internet_20_link" text:visited-style-name="Visited_20_Internet_20_Link">
630_360_16834...</text:a>
"]</text:p>
      <text:p text:style-name="P4">
标签: ['Дніпро', 'Ріка', 'Вода', 'Київ', 'Водопілля']</text:p>
      <text:p text:style-name="P4">
类型: Article</text:p>
      <!--METADATA-->
      <text:p text:style-name="P4">
<draw:frame draw:style-name="fr1" draw:name="Image128" text:anchor-type="as-char" svg:width="6.9236in" svg:height="3.956343in" draw:z-index="0">
<draw:image xlink:href="../Images/yкринформ/2023-05-07T11-09-00-03-00/630_360_1683447052-872.jpg" xlink:type="simple" xlink:show="embed" xlink:actuate="onLoad" draw:mime-type="image/jpeg"/>
</draw:frame>
在5月7日的首都，与前一天相比，DNIEPER的水位减少了4厘米。</text:p>
      <text:p text:style-name="P4">
正如乌克林福姆报道的那样，关于<text:a xlink:type="simple" xlink:href="https://t.me/VA_Kyiv/1634" text:style-name="Internet_20_link" text:visited-style-name="Visited_20_Internet_20_Link">
</text:a>
报告城市军事管理。</text:p>
      <text:p text:style-name="P4">
“截至10:00 07.05.2023，基辅在地铁桥附近的Dniep​​er河的水位为9 299厘米(根据波罗的海高度系统). Температура води: 14°C.Порівняно з попереднім днем рівень водопілля зменшився на 4 см. Вже понад 2тижні поспіль висота повені в межах столиці коливається в районі 9 300 см, щоменше на 60 см максимальних показників <text:a xlink:type="simple" xlink:href="https://www.ukrinform.ua/tag-vodopilla" text:style-name="Internet_20_link" text:visited-style-name="Visited_20_Internet_20_Link">
 </text:a>
四月中旬，” KMVA SERGEY POPKO的负责人说。</text:p>
      <text:p text:style-name="P4">
据他说，这座城市没有承受城市的威胁。 未记录紧急洪水。 仍然存在水文现象的危害水平，并且(黄色的).</text:p>
      <text:p text:style-name="P4">
<text:span text:style-name="T4">
Читайте також:</text:span>
 <text:a xlink:type="simple" xlink:href="https://www.ukrinform.ua/rubric-regions/3705849-v-ukraini-zalisautsa-pidtoplenimi-566-dvorogospodarstv-ta-83-budinki.html" text:style-name="Internet_20_link" text:visited-style-name="Visited_20_Internet_20_Link">
 <text:span text:style-name="T4">
підтоплен</text:span>
 </text:a>
波普科说：“同时，洪泛区约为45厘米。洪泛区域留给了洪泛区 - 穆洛梅特公园(Muromets Park)的岛屿，莫洛米特公园(Muromets Park)，水田，特鲁克哈诺夫岛(Trukhanov Island)，格拉勒(Galler)的海湾，库尔切维特(Korchuvate)，奥科诺科克(Okonocorki)地区的私人地块，” Popko说。</text:p>
      <text:p text:style-name="P4">
KMVA负责人补充说，在经历的威胁之外的工业遗址和居民区。 对今年的瀑布的监视正在进行中。</text:p>
      <text:p text:style-name="P4">
据乌克林福姆报道，截至5月6日在基辅<text:a xlink:type="simple" xlink:href="https://www.ukrinform.ua/rubric-kyiv/3705550-u-kievi-riven-vodi-u-dnipri-zbilsivsa-na-5-santimetriv.html" text:style-name="Internet_20_link" text:visited-style-name="Visited_20_Internet_20_Link">
</text:a>
与前一天相比，他上升了厘米。</text:p>
      <text:p text:style-name="P4">
News Source: <text:a xlink:type="simple" xlink:href="https://www.ukrinform.ua/rubric-kyiv/3705874-u-stolici-riven-vodi-v-dnipri-za-dobu-vpav-na-4-santimetri.html" text:style-name="Internet_20_link" text:visited-style-name="Visited_20_Internet_20_Link">
https://www.ukrinform.ua/rubric-kyiv/3705874-u-stolici-riven-vodi-v-dnipri-za-dobu-vpav-na-4-santimetri.html</text:a>
</text:p>
      <!--NEWS-->
      <text:h text:style-name="P10" text:outline-level="1">
<text:span text:style-name="T4">
5月9日的俄罗斯特殊服务可以准备挑衅 - 情报</text:span>
</text:h>
      <text:p text:style-name="P4">
作者: Ukrinform (Person)</text:p>
      <text:p text:style-name="P4">
出版商: Укринформ (Organization)</text:p>
      <text:p text:style-name="P4">
出版时间: 2023-05-07T11:13:00+03:00</text:p>
      <text:p text:style-name="P4">
修改时间: 2023-05-07T11:13:00+03:00</text:p>
      <text:p text:style-name="P4">
描述: 侵略者州经常为挑衅选择象征性日期，因此俄罗斯特殊服务可以在5月9日在俄罗斯联邦和白俄罗斯做好准备。  - 乌克林。</text:p>
      <text:p text:style-name="P4">
图片: ["<text:a xlink:type="simple" xlink:href="https://static.ukrinform.com/photos/2018_02/thumb_files/630_360_1519566113-2193.jpg" text:style-name="Internet_20_link" text:visited-style-name="Visited_20_Internet_20_Link">
630_360_15195...</text:a>
"]</text:p>
      <text:p text:style-name="P4">
标签: ['Провокація', 'Розвідка', 'Війна з росією', 'Єдині новини']</text:p>
      <text:p text:style-name="P4">
类型: Article</text:p>
      <!--METADATA-->
      <text:p text:style-name="P4">
<draw:frame draw:style-name="fr1" draw:name="Image129" text:anchor-type="as-char" svg:width="6.9236in" svg:height="3.956343in" draw:z-index="0">
<draw:image xlink:href="../Images/yкринформ/2023-05-07T11-13-00-03-00/630_360_1519566113-2193.jpg" xlink:type="simple" xlink:show="embed" xlink:actuate="onLoad" draw:mime-type="image/jpeg"/>
</draw:frame>
侵略者州经常为挑衅选择象征性日期，因此俄罗斯特定的服务可以在5月9日在俄罗斯联邦和白俄罗斯做好准备。</text:p>
      <text:p text:style-name="P4">
乌克兰福姆(Ukrinform)表示，乌克兰国防部乌克兰·安德里索夫(Andriyusov)的国防部智力局代表说，这是在电视规模的“统一新闻”的播放中。(https://t.me/DIUkraine/2293?fbclid=IwAR2EsQAYjD9na-I7_DeSiC_tsB641-IcQx4-HrKHSpRYp7Vne-_uREF5W4c)gur。</text:p>
      <text:p text:style-name="P4">
“自2014年以来，占领者一直使用这种挑衅，并且我们现在将面对它。 在这种情况下，挑衅可以由俄罗斯特殊服务针对俄罗斯文明法规指导，并在5月9日与某些日期定时。”</text:p>
      <text:p text:style-name="P4">
同时，尤索夫(Yusov)建议俄罗斯人可以指导挑衅和反对<text:a xlink:type="simple" xlink:href="https://www.ukrinform.ua/tag-bilorus" text:style-name="Internet_20_link" text:visited-style-name="Visited_20_Internet_20_Link">
</text:a>
：这样的俄罗斯“与Popalies Flag的行动”可以旨在将白俄罗斯军队吸引到反乌克兰战争中。</text:p>
      <text:p text:style-name="P4">
<text:span text:style-name="T4">
另请阅读：</text:span>
 <text:a xlink:type="simple" xlink:href="https://www.ukrinform.ua/rubric-ato/3705187-zagarbniki-namagautsa-vzati-bahmut-pid-kontrol-do-9-travna-malar.html" text:style-name="Internet_20_link" text:visited-style-name="Visited_20_Internet_20_Link">
<text:span text:style-name="T4">
画家</text:span>
</text:a>
GUR代表强调说：“乌克兰或世界其他地区没有人不再相信这种表演。这并不意味着不会有挑衅。”</text:p>
      <text:p text:style-name="P4">
正如乌克林福姆报道的那样，六个俄罗斯地区，由克里米亚和21城市暂时占领<text:a xlink:type="simple" xlink:href="https://www.ukrinform.ua/rubric-ato/3705515-u-rosii-skasuvali-nizku-urocistostej-na-9-travna-cerez-strah-na-tli-vijni-rozvidka-britanii.html" text:style-name="Internet_20_link" text:visited-style-name="Visited_20_Internet_20_Link">
</text:a>
 <text:a xlink:type="simple" xlink:href="https://www.ukrinform.ua/rubric-ato/3705515-u-rosii-skasuvali-nizku-urocistostej-na-9-travna-cerez-strah-na-tli-vijni-rozvidka-britanii.html" text:style-name="Internet_20_link" text:visited-style-name="Visited_20_Internet_20_Link">
 </text:a>
到胜利日。</text:p>
      <text:p text:style-name="P4">
News Source: <text:a xlink:type="simple" xlink:href="https://www.ukrinform.ua/rubric-ato/3705878-rosijski-specsluzbi-na-9-travna-mozut-gotuvati-provokacii-rozvidka.html" text:style-name="Internet_20_link" text:visited-style-name="Visited_20_Internet_20_Link">
https://www.ukrinform.ua/rubric-ato/3705878-rosijski-specsluzbi-na-9-travna-mozut-gotuvati-provokacii-rozvidka.html</text:a>
</text:p>
      <!--NEWS-->
      <text:h text:style-name="P10" text:outline-level="1">
<text:span text:style-name="T4">
乌克兰通过俄罗斯和白俄罗斯人的演讲抵制世界柔道冠军</text:span>
</text:h>
      <text:p text:style-name="P4">
作者: Ukrinform (Person)</text:p>
      <text:p text:style-name="P4">
出版商: Укринформ (Organization)</text:p>
      <text:p text:style-name="P4">
出版时间: 2023-05-07T11:21:00+03:00</text:p>
      <text:p text:style-name="P4">
修改时间: 2023-05-07T11:21:00+03:00</text:p>
      <text:p text:style-name="P4">
描述: 乌克兰国家队将不参加竞争赛季的主要开始 - 世界冠军，该锦标赛今天从DOS（卡塔尔）开始。  - 乌克林。</text:p>
      <text:p text:style-name="P4">
图片: ["<text:a xlink:type="simple" xlink:href="https://static.ukrinform.com/photos/2023_03/thumb_files/630_360_1679932331-849.jpg" text:style-name="Internet_20_link" text:visited-style-name="Visited_20_Internet_20_Link">
630_360_16799...</text:a>
"]</text:p>
      <text:p text:style-name="P4">
标签: ['Чемпіонат світу', 'Збірна України', 'Дзюдо', 'Бойкот']</text:p>
      <text:p text:style-name="P4">
类型: Article</text:p>
      <!--METADATA-->
      <text:p text:style-name="P4">
<draw:frame draw:style-name="fr1" draw:name="Image130" text:anchor-type="as-char" svg:width="6.9236in" svg:height="3.956343in" draw:z-index="0">
<draw:image xlink:href="../Images/yкринформ/2023-05-07T11-21-00-03-00/630_360_1679932331-849.jpg" xlink:type="simple" xlink:show="embed" xlink:actuate="onLoad" draw:mime-type="image/jpeg"/>
</draw:frame>
乌克兰国家队将不会参加竞争激烈的赛季的主要开始，即世界教室，今天仍处于剂量(排队).</text:p>
      <text:p text:style-name="P4">
Як повідомляв Укрінформ, рішення збірної України бойкотувати світову першістьпов'язане з допуском на змагання атлетів з росії та білорусі, яких повернуладо виступів Міжнародна федерація дзюдо ( <text:a xlink:type="simple" xlink:href="https://www.ijf.org/" text:style-name="Internet_20_link" text:visited-style-name="Visited_20_Internet_20_Link">
 </text:a>
 ).</text:p>
      <text:p text:style-name="P4">
Загалом на татамі у катарській столиці вийдуть 19 російських та білоруськихпредставників у нейтральному статусі (个别中立运动员).</text:p>
      <text:p text:style-name="P4">
<text:span text:style-name="T4">
Читайте також:</text:span>
 <text:a xlink:type="simple" xlink:href="https://www.ukrinform.ua/rubric-sports/3703697-vismoh-rosian-ne-dopustili-do-ucasti-na-cs2023-z-dzudo.html" text:style-name="Internet_20_link" text:visited-style-name="Visited_20_Internet_20_Link">
 <text:span text:style-name="T4">
дзюдо</text:span>
 </text:a>
14乌克兰犹太教徒没有去Doha：男人 - 哈尔马托夫，阿尔特姆·莱索克(两者 - 最多60公斤)，Bogdan Yadov(最多66公斤)，Vladislav Kazimirov(最多73公斤). Guvorg Manukyan(最多81公斤)，Artem Bubir(最多90公斤)，安东·萨维茨基(最多100公斤)，Yevgeny Balavsky(超过100公斤); 女人 - 玛丽亚·布威克(Maria Buwyok)(最多48公斤)，达里亚·比洛迪德(Darya Bilodid)(最多57公斤)，Yulia Grebenozhko(最多63公斤)，ElizabeThalitvinenko，Yulia Kurchenko(最多78公斤)，Ruslana Bulavina(超过78公斤).</text:p>
      <text:p text:style-name="P4">
Чемпіонат світу завершиться 14 травня.</text:p>
      <text:p text:style-name="P4">
На фото: Дар'я Білодід (IJF).</text:p>
      <text:p text:style-name="P4">
News Source: <text:a xlink:type="simple" xlink:href="https://www.ukrinform.ua/rubric-sports/3705876-ukraina-bojkotue-cempionat-svitu-z-dzudo-cerez-vistup-rosian-ta-bilorusiv.html" text:style-name="Internet_20_link" text:visited-style-name="Visited_20_Internet_20_Link">
https://www.ukrinform.ua/rubric-sports/3705876-ukraina-bojkotue-cempionat-svitu-z-dzudo-cerez-vistup-rosian-ta-bilorusiv.html</text:a>
</text:p>
      <!--NEWS-->
      <text:h text:style-name="P10" text:outline-level="1">
<text:span text:style-name="T4">
俄罗斯军队在乌克兰的九个地区被解雇 - 每天勃起OVA</text:span>
</text:h>
      <text:p text:style-name="P4">
作者: Ukrinform (Person)</text:p>
      <text:p text:style-name="P4">
出版商: Укринформ (Organization)</text:p>
      <text:p text:style-name="P4">
出版时间: 2023-05-07T11:23:37+03:00</text:p>
      <text:p text:style-name="P4">
修改时间: 2023-05-07T11:23:37+03:00</text:p>
      <text:p text:style-name="P4">
描述: 俄罗斯联邦的部队最近袭击了乌克兰的九个地区。  - 乌克林。</text:p>
      <text:p text:style-name="P4">
图片: ["<text:a xlink:type="simple" xlink:href="https://static.ukrinform.com/photos/2018_12/thumb_files/630_360_1544520502-246.jpg" text:style-name="Internet_20_link" text:visited-style-name="Visited_20_Internet_20_Link">
630_360_15445...</text:a>
"]</text:p>
      <text:p text:style-name="P4">
标签: ['Обстріл', 'Війна з росією']</text:p>
      <text:p text:style-name="P4">
类型: Article</text:p>
      <!--METADATA-->
      <text:p text:style-name="P4">
<draw:frame draw:style-name="fr1" draw:name="Image131" text:anchor-type="as-char" svg:width="6.9236in" svg:height="3.956343in" draw:z-index="0">
<draw:image xlink:href="../Images/yкринформ/2023-05-07T11-23-37-03-00/630_360_1544520502-246.jpg" xlink:type="simple" xlink:show="embed" xlink:actuate="onLoad" draw:mime-type="image/jpeg"/>
</draw:frame>
俄罗斯联邦的军队袭击了乌克兰的九个地区。</text:p>
      <text:p text:style-name="P4">
根据乌克林福姆的说法，截至5月7日星期日9:00，区域军事行政部门的合并信息中指出了这一点。</text:p>
      <text:p text:style-name="P4">
在基辅地区宣布了多次空气焦虑。 没有受害者。</text:p>
      <text:p text:style-name="P4">
在切尔尼希夫地区，敌人每天造7 [] <text:a xlink:type="simple" xlink:href="https://www.ukrinform.ua/tag-obstril" text:style-name="Internet_20_link" text:visited-style-name="Visited_20_Internet_20_Link">
</text:a>
 (从螺丝螺钉，迫击炮和炮兵的炮击中运行火箭). росіяни били по Новгород-Сіверському таКорюківському районах.</text:p>
      <text:p text:style-name="P4">
У прикордонному селі Семенівської громади пошкоджено житловий будинок тагосподарську споруду. У Семенівській громаді пошкоджено газопровід через річкуСнов. Без жертв.</text:p>
      <text:p text:style-name="P4">
У Сумській області вранці були два мінометні обстріли Новослобідської громади,пролунали два вибухи. Без жертв та руйнувань.</text:p>
      <text:p text:style-name="P4">
<text:span text:style-name="T4">
Читайте також:</text:span>
 <text:a xlink:type="simple" xlink:href="https://www.ukrinform.ua/rubric-kyiv/3705808-nad-kievom-vnoci-znisili-vorozij-rozviduvalnij-bezpilotnik.html" text:style-name="Internet_20_link" text:visited-style-name="Visited_20_Internet_20_Link">
 </text:a>
昨天，俄罗斯人进行了11次边境炮击。 记录了84个刀片。 Velikopisarevskaya，Znob-Novgorod，Esman，Novoslobid，Belopilsk，Miropil社区的定居点已被解雇。</text:p>
      <text:p text:style-name="P4">
在贝洛皮尔社区，由于迫击炮炮击之一，私人房屋拥有燃烧。</text:p>
      <text:p text:style-name="P4">
在过去的一天中，俄罗斯联邦的军队在Zaporizhzhya地区的16个定居点开火了75次</text:p>
      <text:p text:style-name="P4">
敌人的火势是铁路，kamianske，Shcherbaki，Malynivka，White。 俄罗斯人被RSSL和炮兵殴打。 私人房屋，汽车和财产有破坏。 没有受害者。</text:p>
      <text:p text:style-name="P4">
在夜间俄罗斯联邦的dnipropetrovsk地区<text:a xlink:type="simple" xlink:href="https://www.ukrinform.ua/rubric-ato/3705815-vorog-iz-gradu-ta-vazkoi-artilerii-obstrilav-dnipropetrovsinu-zaginula-zinka-e-postrazdali.html" text:style-name="Internet_20_link" text:visited-style-name="Visited_20_Internet_20_Link">
</text:a>
使用毕业和重炮。 一名72岁的妇女被杀，三人组成的居民受伤。</text:p>
      <text:p text:style-name="P4">
Nikopol损害了7个私人房屋，高层建筑物，宿舍，三个燃气管道，电源线，太阳能电池板。</text:p>
      <text:p text:style-name="P4">
白天，该地区的空中司令部“东方”击倒了三个国际象棋。</text:p>
      <text:p text:style-name="P4">
<text:span text:style-name="T4">
另请阅读：</text:span>
 <text:a xlink:type="simple" xlink:href="https://www.ukrinform.ua/rubric-ato/3705818-zsu-znisili-vze-193-430-rosijskih-zagarbnikiv.html" text:style-name="Internet_20_link" text:visited-style-name="Visited_20_Internet_20_Link">
<text:span text:style-name="T4">
销毁</text:span>
</text:a>
</text:p>
      <text:p text:style-name="P4">
Pokrovsk社区也受到了打击。 一名63岁的妇女受伤，被埋葬。 Lyceum，5个私人房屋，附属建筑，电源线损坏。</text:p>
      <text:p text:style-name="P4">
敌人还亲吻了玛格纳特人和米洛夫斯基社区。 一名43岁的男子从炮击中意识到。 两个私人房屋，家庭房屋，汽车被损坏。 指定了攻击的影响。</text:p>
      <text:p text:style-name="P4">
在哈尔基夫地区，俄罗斯军队的Slobozhansky方向进行了巨型和炮兵的炮击，对Lemishchyna，Grave，Kozachalpan，Sagittarius，Sagittarius，Lukyanka，Neskachny，Neskachny，Staritsa，Staritsa，Staritsa，Vovchansa Farms，Okhrimivka，Blackne，Blackne，Blackne，Blackne，Blackne，Blackne。</text:p>
      <text:p text:style-name="P4">
<text:span text:style-name="T4">
另请阅读：</text:span>
 <text:a xlink:type="simple" xlink:href="https://www.ukrinform.ua/rubric-ato/3705707-obstril-harkivsini-slidci-vilucili-ulamki-rosijskoi-raketi-h101.html" text:style-name="Internet_20_link" text:visited-style-name="Visited_20_Internet_20_Link">
<text:span text:style-name="T4">
 kharkiv </text:span>
</text:a>
在库皮斯克的方向上，入侵者是沿Sinkivka的方向不成功的进攻行动。 他们首先发射了红色，Mitrofanivka，Novomlinsk，两年，西部，Sinkivka，Sand，Cherry和Stelmachivka。</text:p>
      <text:p text:style-name="P4">
昨天早晨，敌人向Vovchansk Chuguev区开火。 Dosaaf航空中心损坏的摩嗪以及私人住宅。</text:p>
      <text:p text:style-name="P4">
由于对两年库平地区的村庄进行了炮击，一座私人住宅建筑遭到破坏。</text:p>
      <text:p text:style-name="P4">
在村庄附近的田野里。 拖拉机炸毁了哈尔基夫地区的爆发调查。 这位43岁的拖拉机司机受伤，他处于温和的状态。</text:p>
      <text:p text:style-name="P4">
<text:span text:style-name="T4">
另请阅读：</text:span>
 <text:a xlink:type="simple" xlink:href="https://www.ukrinform.ua/rubric-regions/3705531-na-lugansini-zagarbniki-viselaut-iz-zitla-ludej-bez-rosijskih-pasportiv.html" text:style-name="Internet_20_link" text:visited-style-name="Visited_20_Internet_20_Link">
<text:span text:style-name="T4">
 lugansch </text:span>
</text:a>
每天在卢汉斯克地区，俄罗斯军队进行了103次炮击(他释放了450壳). Артилерійських обстрілів зазнали Стельмахівка, Андріївка,Греківка, Макіївка, Невське, Діброва та Білогорівка.</text:p>
      <text:p text:style-name="P4">
Триває примусова паспортизація громадян у Станично-Луганській громаді.</text:p>
      <text:p text:style-name="P4">
У Донецькій області протягом доби росіяни обстріляли 12 населених пунктів,зокрема Авдіївку, Бахмут, Дружківку, Красногорівку, Курахове, Часів Яр, Нью-Йорк, Північне, Времівку, Максимівку, Новоселівку Першу, Комар.</text:p>
      <text:p text:style-name="P4">
Пошкоджено 36 житлових будинків (其中一间公寓)，老年人的建造，两辆铁路车，维护点，五个附属建筑，车库。</text:p>
      <text:p text:style-name="P4">
该地区的每天<text:a xlink:type="simple" xlink:href="https://www.ukrinform.ua/rubric-regions/3705826-rosiani-za-dobu-zavdali-poranen-patom-zitelam-doneccini.html" text:style-name="Internet_20_link" text:visited-style-name="Visited_20_Internet_20_Link">
</text:a>
</text:p>
      <text:p text:style-name="P4">
<text:span text:style-name="T4">
另请阅读：</text:span>
 <text:a xlink:type="simple" xlink:href="https://www.ukrinform.ua/rubric-regions/3705792-na-hersonsini-sbu-pri-sprobi-vteci-zatrimala-dvoh-kolaborantiv-batka-j-sina.html" text:style-name="Internet_20_link" text:visited-style-name="Visited_20_Internet_20_Link">
<text:span text:style-name="T4">
 khersonshi </text:span>
</text:a>
每天在赫尔森地区，敌人<text:a xlink:type="simple" xlink:href="https://www.ukrinform.ua/rubric-regions/3705817-vijska-rf-za-dobu-vipustili-po-hersonsini-237-snaradiv-sestero-zagiblih.html" text:style-name="Internet_20_link" text:visited-style-name="Visited_20_Internet_20_Link">
</text:a>
 (他释放了237壳)，包括霍尔森，被解雇了4次(11壳). росіяни поцілили у райони 25 населених пунктів.</text:p>
      <text:p text:style-name="P4">
Під час виконання завдань з розмінування області піротехніки ДСНС опинилисяпід ворожим обстрілом. Шестеро спеціалістів загинули, ще двоє, з них - жінкафельдшер, поранені.</text:p>
      <text:p text:style-name="P4">
Всього за добу на Херсонщині шестеро людей загинули, четверо дісталипоранення.</text:p>
      <text:p text:style-name="P4">
Зі звільненої від росіян території області евакуювали ще 27 осіб.</text:p>
      <text:p text:style-name="P4">
News Source: <text:a xlink:type="simple" xlink:href="https://www.ukrinform.ua/rubric-regions/3705879-vijska-rf-za-dobu-obstrilali-devat-oblastej-ukraini-zvedenna-ova.html" text:style-name="Internet_20_link" text:visited-style-name="Visited_20_Internet_20_Link">
https://www.ukrinform.ua/rubric-regions/3705879-vijska-rf-za-dobu-obstrilali-devat-oblastej-ukraini-zvedenna-ova.html</text:a>
</text:p>
      <!--NEWS-->
      <text:h text:style-name="P10" text:outline-level="1">
<text:span text:style-name="T4">
早上塞瓦斯托波尔发生爆炸 - 占领者宣布了防空的工作</text:span>
</text:h>
      <text:p text:style-name="P4">
作者: Ukrinform (Person)</text:p>
      <text:p text:style-name="P4">
出版商: Укринформ (Organization)</text:p>
      <text:p text:style-name="P4">
出版时间: 2023-05-07T11:26:00+03:00</text:p>
      <text:p text:style-name="P4">
修改时间: 2023-05-07T11:26:00+03:00</text:p>
      <text:p text:style-name="P4">
描述: 早晨，在5月7日上午占领了塞瓦斯托波尔（Sevastopol）。  - 乌克林。</text:p>
      <text:p text:style-name="P4">
图片: ["<text:a xlink:type="simple" xlink:href="https://static.ukrinform.com/photos/2022_10/thumb_files/630_360_1665478247-974.jpg" text:style-name="Internet_20_link" text:visited-style-name="Visited_20_Internet_20_Link">
630_360_16654...</text:a>
"]</text:p>
      <text:p text:style-name="P4">
标签: ['Крим', 'Севастополь', 'Вибух', 'ППО']</text:p>
      <text:p text:style-name="P4">
类型: Article</text:p>
      <!--METADATA-->
      <text:p text:style-name="P4">
<draw:frame draw:style-name="fr1" draw:name="Image132" text:anchor-type="as-char" svg:width="6.9236in" svg:height="3.956343in" draw:z-index="0">
<draw:image xlink:href="../Images/yкринформ/2023-05-07T11-26-00-03-00/630_360_1665478247-974.jpg" xlink:type="simple" xlink:show="embed" xlink:actuate="onLoad" draw:mime-type="image/jpeg"/>
</draw:frame>
5月7日上午，在被占领的塞瓦斯托波尔(Sevastopol)爆炸的早晨。</text:p>
      <text:p text:style-name="P4">
关于它报告<text:a xlink:type="simple" xlink:href="https://ua.krymr.com/a/news-u-sevastopoli-chuty-vybukh/32400330.html" text:style-name="Internet_20_link" text:visited-style-name="Visited_20_Internet_20_Link">
</text:a>
，报道乌克林福姆。</text:p>
      <text:p text:style-name="P4">
正如该出版物中指出的那样，在城市的4:35“有火箭发射器，还有几秒钟的角 - 与防空系统的工作类似。”</text:p>
      <text:p text:style-name="P4">
根据当地媒体的报道，哥萨克和卡米什夫海湾地区发生了爆炸。 在社交网络中，他们写了关于所谓的殴打的文章<text:a xlink:type="simple" xlink:href="https://www.ukrinform.ua/tag-bezpilotnik" text:style-name="Internet_20_link" text:visited-style-name="Visited_20_Internet_20_Link">
</text:a>
。</text:p>
      <text:p text:style-name="P4">
入侵者塞瓦斯托波尔·米哈伊尔·拉兹沃斯海夫(Sevastopol Mikhail Razvozhayev)任命，入侵者说，晚上，她反映了无人机的袭击。 据他说，一个无人机落在森林带上，仍然在海上复制。</text:p>
      <text:p text:style-name="P4">
<text:span text:style-name="T4">
另请阅读：</text:span>
 <text:a xlink:type="simple" xlink:href="https://www.ukrinform.ua/rubric-ato/3705539-u-dzankoi-vranci-prolunali-vibuhi.html" text:style-name="Internet_20_link" text:visited-style-name="Visited_20_Internet_20_Link">
<text:span text:style-name="T4">
 dzhanko </text:span>
</text:a>
他说，一般而言，“超过10”无人机发射了。 Razvozhayev说，内容的对象没有受伤。</text:p>
      <text:p text:style-name="P4">
据报道，5月1日，在Evpatoria附近和Sevastopol临时 - 占-Heap Crimea <text:a xlink:type="simple" xlink:href="https://www.ukrinform.ua/rubric-crimea/3703296-pid-evpatorieu-ta-v-sevastopoli-spracuvala-ppo.html" text:style-name="Internet_20_link" text:visited-style-name="Visited_20_Internet_20_Link">
</text:a>
俄罗斯防空。</text:p>
      <text:p text:style-name="P4">
<text:span text:style-name="T5">
照片说明性</text:span>
</text:p>
      <text:p text:style-name="P4">
News Source: <text:a xlink:type="simple" xlink:href="https://www.ukrinform.ua/rubric-crimea/3705877-u-sevastopoli-zranku-prolunav-vibuh-okupanti-zaavili-pro-robotu-ppo.html" text:style-name="Internet_20_link" text:visited-style-name="Visited_20_Internet_20_Link">
https://www.ukrinform.ua/rubric-crimea/3705877-u-sevastopoli-zranku-prolunav-vibuh-okupanti-zaavili-pro-robotu-ppo.html</text:a>
</text:p>
      <!--NEWS-->
      <text:h text:style-name="P10" text:outline-level="1">
<text:span text:style-name="T4">
俄罗斯人在切尔尼希夫地区的边界进行了19个节拍</text:span>
</text:h>
      <text:p text:style-name="P4">
作者: Ukrinform (Person)</text:p>
      <text:p text:style-name="P4">
出版商: Укринформ (Organization)</text:p>
      <text:p text:style-name="P4">
出版时间: 2023-05-07T11:29:05+03:00</text:p>
      <text:p text:style-name="P4">
修改时间: 2023-05-07T11:29:05+03:00</text:p>
      <text:p text:style-name="P4">
描述: 截至5月7日星期日10:00的俄罗斯军队开火了四倍于切尼希夫地区的边界。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Чернігівщина', 'Війна з росією']</text:p>
      <text:p text:style-name="P4">
类型: Article</text:p>
      <!--METADATA-->
      <text:p text:style-name="P4">
<draw:frame draw:style-name="fr1" draw:name="Image133" text:anchor-type="as-char" svg:width="6.9236in" svg:height="3.956343in" draw:z-index="0">
<draw:image xlink:href="../Images/yкринформ/2023-05-07T11-29-05-03-00/630_360_1667562981-965.jpg" xlink:type="simple" xlink:show="embed" xlink:actuate="onLoad" draw:mime-type="image/jpeg"/>
</draw:frame>
截至5月7日(星期日)10:00，俄罗斯边境在切尔尼希夫地区的边界开火。</text:p>
      <text:p text:style-name="P4">
根据乌克林福姆的说法，运营司令部“北”报告了<text:a xlink:type="simple" xlink:href="https://t.me/ok_pivnich1/2417" text:style-name="Internet_20_link" text:visited-style-name="Visited_20_Internet_20_Link">
</text:a>
从06:20到06:40记录了6个节拍，可能是在铁桥定居点的120毫米迫击炮中记录的。</text:p>
      <text:p text:style-name="P4">
从06:35到06:40记录了3个节拍，可能是来自Arkhipivka定居点地区的120毫米迫击炮。</text:p>
      <text:p text:style-name="P4">
此外，从06:20到06：50，记录了8个节拍，可能是莱昂尼夫卡定居点地区的120毫米迫击炮。</text:p>
      <text:p text:style-name="P4">
<text:span text:style-name="T4">
另请阅读：</text:span>
 <text:a xlink:type="simple" xlink:href="https://www.ukrinform.ua/rubric-regions/3705879-vijska-rf-za-dobu-obstrilali-devat-oblastej-ukraini-zvedenna-ova.html" text:style-name="Internet_20_link" text:visited-style-name="Visited_20_Internet_20_Link">
<text:span text:style-name="T4">
 avenaCerbate </text:span>
</text:a>
从05:27到05:38记录了两个节拍，可能是从120毫米毫米的仪表到Buchka定居点区域。</text:p>
      <text:p text:style-name="P4">
消息写道：“没有关于当地居民损失或对平民基础设施损害的信息。”</text:p>
      <text:p text:style-name="P4">
正如乌克林福姆报道的那样，俄罗斯联邦的部队于5月6日在切尼希夫地区的边界开火。</text:p>
      <text:p text:style-name="P4">
News Source: <text:a xlink:type="simple" xlink:href="https://www.ukrinform.ua/rubric-ato/3705881-rosiani-zavdali-19-udariv-po-prikordonnu-cernigivsini.html" text:style-name="Internet_20_link" text:visited-style-name="Visited_20_Internet_20_Link">
https://www.ukrinform.ua/rubric-ato/3705881-rosiani-zavdali-19-udariv-po-prikordonnu-cernigivsini.html</text:a>
</text:p>
      <!--NEWS-->
      <text:h text:style-name="P10" text:outline-level="1">
<text:span text:style-name="T4">
今天的无人机在正面进行革命 - 伊格纳蒂</text:span>
</text:h>
      <text:p text:style-name="P4">
作者: Ukrinform (Person)</text:p>
      <text:p text:style-name="P4">
出版商: Укринформ (Organization)</text:p>
      <text:p text:style-name="P4">
出版时间: 2023-05-07T11:40:00+03:00</text:p>
      <text:p text:style-name="P4">
修改时间: 2023-05-07T11:40:00+03:00</text:p>
      <text:p text:style-name="P4">
描述: 在当今的环境中，无人机达到了新的水平，并在前线进行了真正的革命。  - 乌克林。</text:p>
      <text:p text:style-name="P4">
图片: ["<text:a xlink:type="simple" xlink:href="https://static.ukrinform.com/photos/2023_03/thumb_files/630_360_1678116073-288.jpg" text:style-name="Internet_20_link" text:visited-style-name="Visited_20_Internet_20_Link">
630_360_16781...</text:a>
"]</text:p>
      <text:p text:style-name="P4">
标签: ['Безпілотник', 'Дрон', 'Війна з росією', 'Єдині новини']</text:p>
      <text:p text:style-name="P4">
类型: Article</text:p>
      <!--METADATA-->
      <text:p text:style-name="P4">
<draw:frame draw:style-name="fr1" draw:name="Image134" text:anchor-type="as-char" svg:width="6.9236in" svg:height="3.956343in" draw:z-index="0">
<draw:image xlink:href="../Images/yкринформ/2023-05-07T11-40-00-03-00/630_360_1678116073-288.jpg" xlink:type="simple" xlink:show="embed" xlink:actuate="onLoad" draw:mime-type="image/jpeg"/>
</draw:frame>
在现代演讲中，无人机进入了新的水平，并进行了纳弗隆的真正革命。</text:p>
      <text:p text:style-name="P4">
关于这是空军司令部发言人Yuriy Ignata在Eviritelvagraphon中在俄罗斯临时占领的克里米亚的“无人机”的信息中所说的“统一新闻”。</text:p>
      <text:p text:style-name="P4">
“您会看到无人机将要有多少新的水平，并真正在前线进行革命。 这适用于四轮摩托车类型的无人机 - 战术，战略等。 这就是今天需要在乌克兰开发的，这将带来未来的优势。”伊格纳蒂说。</text:p>
      <text:p text:style-name="P4">
<text:span text:style-name="T4">
另请阅读：</text:span>
 <text:a xlink:type="simple" xlink:href="https://www.ukrinform.ua/rubric-crimea/3704369-sili-oboroni-ne-rozrahovuut-na-legke-povernenna-krimu-gumenuk.html" text:style-name="Internet_20_link" text:visited-style-name="Visited_20_Internet_20_Link">
<text:span text:style-name="T4">
力</text:span>
 <text:span text:style-name="T4">
防御</text:span>
 <text:span text:style-name="T4">
 </text:span>
计算<text:span text:style-name="T4">
 </text:span>
光<text:span text:style-name="T4">
返回</text:span>
 recripe <text:span text:style-name="T4">
 crimea </text:span>
 <text:span text:style-name="T4">
 </text:span>
 <text:span text:style-name="T4">
 gumeniuk </text:span>
</text:a>
同时，他强调不仅需要开发生产<text:a xlink:type="simple" xlink:href="https://www.ukrinform.ua/tag-dron" text:style-name="Internet_20_link" text:visited-style-name="Visited_20_Internet_20_Link">
</text:a>
，但也是抗流斗争的制度，因为“敌人不睡觉”。</text:p>
      <text:p text:style-name="P4">
视频：远镜“一个新闻”</text:p>
      <text:p text:style-name="P4">
“他们现在是(RF- ed。)他们的生产具有不同类型的无人机，“柳叶刀”已被许多伊朗无人机“ Shahda”使用。 但是，敌人肯定会试图大量生产他的无人机，包括震惊类型。” Ignatus说。</text:p>
      <text:p text:style-name="P4">
It was reported that he was appointed by the "head" of Sevastopol Mikhail Razvozhayaeyaeaeaeaeaeaeaeaeaeaeaeaeaeaeaeaeaeaeaeaeaeaeaeaeaeaeaeaeaeaeyeyaeyaeyaeyaeyaeyaeyaeyaeyaeyaeyaeyaeyaeyaeyaeyeyeyaeyaeyeyeyeyeyaeyeyeyeyeyeyeyeyevayaevaya.(https://www.ukrinform.ua/rubric-crimea/3705877-u-sevastopoli-zranku-prolunav-vibuh-okupanti-zaavili-pro-robotu-ppo.html)。 总的来说，根据其词，“超过10”无人机被启动。 Razvozhayev说，一只无人机落在森林带上，另外两个被撞倒在海上。</text:p>
      <text:p text:style-name="P4">
News Source: <text:a xlink:type="simple" xlink:href="https://www.ukrinform.ua/rubric-ato/3705883-bezpilotniki-sogodni-roblat-revoluciu-na-fronti-ignat.html" text:style-name="Internet_20_link" text:visited-style-name="Visited_20_Internet_20_Link">
https://www.ukrinform.ua/rubric-ato/3705883-bezpilotniki-sogodni-roblat-revoluciu-na-fronti-ignat.html</text:a>
</text:p>
      <!--NEWS-->
      <text:h text:style-name="P10" text:outline-level="1">
<text:span text:style-name="T4">
Danilov：俄罗斯现在正在发生一场灾难，而前方最糟糕的是</text:span>
</text:h>
      <text:p text:style-name="P4">
作者: Ukrinform (Person)</text:p>
      <text:p text:style-name="P4">
出版商: Укринформ (Organization)</text:p>
      <text:p text:style-name="P4">
出版时间: 2023-05-07T11:55:00+03:00</text:p>
      <text:p text:style-name="P4">
修改时间: 2023-05-07T11:55:00+03:00</text:p>
      <text:p text:style-name="P4">
描述: 国家安全和国防委员会秘书亚历克西·丹尼洛夫（Alexei Danilov）强调，现在俄罗斯有一场灾难，但最糟糕的情况是。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путін', 'РНБО', 'Данілов', 'Війна з росією']</text:p>
      <text:p text:style-name="P4">
类型: Article</text:p>
      <!--METADATA-->
      <text:p text:style-name="P4">
<draw:frame draw:style-name="fr1" draw:name="Image135" text:anchor-type="as-char" svg:width="6.9236in" svg:height="3.956343in" draw:z-index="0">
<draw:image xlink:href="../Images/yкринформ/2023-05-07T11-55-00-03-00/630_360_1680783784-260.jpg" xlink:type="simple" xlink:show="embed" xlink:actuate="onLoad" draw:mime-type="image/jpeg"/>
</draw:frame>
国家安全和国防部的秘书亚历克斯·丹尼洛夫(Alexei Danilov)强调，俄罗斯的灾难现在正在反映，但最糟糕的情况是前进。</text:p>
      <text:p text:style-name="P4">
他在[]中表达了这一观点(https://twitter.com/OleksiyDanilov/status/1655127038422925312?cxt=HHwWgIC-9bXRmPgtAAAA)传输乌克林。</text:p>
      <text:p text:style-name="P4">
“最大的地缘政治灾难”，据说<text:a xlink:type="simple" xlink:href="https://www.ukrinform.ua/tag-putin" text:style-name="Internet_20_link" text:visited-style-name="Visited_20_Internet_20_Link">
</text:a>
，被证明是一个预测，而不是事实。俄罗斯的灾难正在发生，最糟糕的情况在领先 - 失败，崩溃，法院，赔偿。 一切都将是乌克兰!”  - 丹尼洛夫写道。</text:p>
      <text:p text:style-name="P4">
<text:span text:style-name="T4">
另请阅读：</text:span>
 <text:a xlink:type="simple" xlink:href="https://www.ukrinform.ua/rubric-polytics/3695935-ak-i-comu-agresivna-rosijska-idearasizm-dozili-do-xxi-stolitta.html" text:style-name="Internet_20_link" text:visited-style-name="Visited_20_Internet_20_Link">
</text:a>
众所周知，俄罗斯总统弗拉基米尔·普京(Vladimir Putin)在1991年称苏联的崩溃为二十世纪最大的地缘政治灾难。</text:p>
      <text:p text:style-name="P4">
News Source: <text:a xlink:type="simple" xlink:href="https://www.ukrinform.ua/rubric-ato/3705885-danilov-dla-rosii-zaraz-vidbuvaetsa-katastrofa-ta-najgirse-poperedu.html" text:style-name="Internet_20_link" text:visited-style-name="Visited_20_Internet_20_Link">
https://www.ukrinform.ua/rubric-ato/3705885-danilov-dla-rosii-zaraz-vidbuvaetsa-katastrofa-ta-najgirse-poperedu.html</text:a>
</text:p>
      <!--NEWS-->
      <text:h text:style-name="P10" text:outline-level="1">
<text:span text:style-name="T4">
所有-Ukrainian Zolomaraphone“ LVIV百年”开始</text:span>
</text:h>
      <text:p text:style-name="P4">
作者: Ukrinform (Person)</text:p>
      <text:p text:style-name="P4">
出版商: Укринформ (Organization)</text:p>
      <text:p text:style-name="P4">
出版时间: 2023-05-07T11:57:12+03:00</text:p>
      <text:p text:style-name="P4">
修改时间: 2023-05-07T11:57:12+03:00</text:p>
      <text:p text:style-name="P4">
描述: 在LVIV地区，在All -Ukrainian面包店“ LVIV百年”的框架内的竞争。  - 乌克林。</text:p>
      <text:p text:style-name="P4">
图片: ["<text:a xlink:type="simple" xlink:href="https://static.ukrinform.com/photos/2023_05/thumb_files/630_360_1683448450-3759.jpeg" text:style-name="Internet_20_link" text:visited-style-name="Visited_20_Internet_20_Link">
630_360_16834...</text:a>
", "<text:a xlink:type="simple" xlink:href="https://static.ukrinform.com/photos/2023_05/thumb_files/630_360_1683448450-3527.jpeg" text:style-name="Internet_20_link" text:visited-style-name="Visited_20_Internet_20_Link">
630_360_16834...</text:a>
", "<text:a xlink:type="simple" xlink:href="https://static.ukrinform.com/photos/2023_05/thumb_files/630_360_1683448450-8789.jpeg" text:style-name="Internet_20_link" text:visited-style-name="Visited_20_Internet_20_Link">
630_360_16834...</text:a>
", "<text:a xlink:type="simple" xlink:href="https://static.ukrinform.com/photos/2023_05/thumb_files/630_360_1683448450-8220.jpeg" text:style-name="Internet_20_link" text:visited-style-name="Visited_20_Internet_20_Link">
630_360_16834...</text:a>
", "<text:a xlink:type="simple" xlink:href="https://static.ukrinform.com/photos/2023_05/thumb_files/630_360_1683448450-4676.jpeg" text:style-name="Internet_20_link" text:visited-style-name="Visited_20_Internet_20_Link">
630_360_16834...</text:a>
", "<text:a xlink:type="simple" xlink:href="https://static.ukrinform.com/photos/2023_05/thumb_files/630_360_1683448450-5522.jpeg" text:style-name="Internet_20_link" text:visited-style-name="Visited_20_Internet_20_Link">
630_360_16834...</text:a>
", "<text:a xlink:type="simple" xlink:href="https://static.ukrinform.com/photos/2023_05/thumb_files/630_360_1683448451-4087.jpeg" text:style-name="Internet_20_link" text:visited-style-name="Visited_20_Internet_20_Link">
630_360_16834...</text:a>
", "<text:a xlink:type="simple" xlink:href="https://static.ukrinform.com/photos/2023_05/thumb_files/630_360_1683448451-7698.jpeg" text:style-name="Internet_20_link" text:visited-style-name="Visited_20_Internet_20_Link">
630_360_16834...</text:a>
", "<text:a xlink:type="simple" xlink:href="https://static.ukrinform.com/photos/2023_05/thumb_files/630_360_1683448451-7825.jpeg" text:style-name="Internet_20_link" text:visited-style-name="Visited_20_Internet_20_Link">
630_360_16834...</text:a>
", "<text:a xlink:type="simple" xlink:href="https://static.ukrinform.com/photos/2023_05/thumb_files/630_360_1683448451-3006.jpeg" text:style-name="Internet_20_link" text:visited-style-name="Visited_20_Internet_20_Link">
630_360_16834...</text:a>
"]</text:p>
      <text:p text:style-name="P4">
标签: ['Львів', 'Марафон', 'Велосипед', 'Благодійність']</text:p>
      <text:p text:style-name="P4">
类型: Article</text:p>
      <!--METADATA-->
      <text:p text:style-name="P4">
<draw:frame draw:style-name="fr1" draw:name="Image136" text:anchor-type="as-char" svg:width="6.9236in" svg:height="3.956343in" draw:z-index="0">
<draw:image xlink:href="../Images/yкринформ/2023-05-07T11-57-12-03-00/630_360_1683448450-3759.jpeg" xlink:type="simple" xlink:show="embed" xlink:actuate="onLoad" draw:mime-type="image/jpeg"/>
</draw:frame>
在所有-Ukrainian Bad Deputon“ Lvivcasotka”框架内的比赛已经开始。</text:p>
      <text:p text:style-name="P4">
关于<text:a xlink:type="simple" xlink:href="https://t.me/kozytskyy_maksym_official/8082" text:style-name="Internet_20_link" text:visited-style-name="Visited_20_Internet_20_Link">
</text:a>
乌克林福姆报道，欧瓦负责人的马克斯姆·科兹基报道。</text:p>
      <text:p text:style-name="P4">
“在电话中，这一事件已经在LVIV地区，连续第二年发生<text:a xlink:type="simple" xlink:href="https://www.ukrinform.ua/tag-blagodijnist" text:style-name="Internet_20_link" text:visited-style-name="Visited_20_Internet_20_Link">
</text:a>
目的 - 他们的首发捐​​款在财务上有助于我们的捍卫者和捍卫者在经济上。”  -  OVA说。</text:p>
      <text:p text:style-name="P4">
他补充说，超过五千骑自行车的人参加了乔迪，还指出了“理想的组织和参与者的高度动力”。</text:p>
      <text:p text:style-name="P4">
<draw:frame draw:style-name="fr1" draw:name="Image137" text:anchor-type="as-char" svg:width="6.9236in" svg:height="3.956343in" draw:z-index="0">
<draw:image xlink:href="../Images/yкринформ/2023-05-07T11-57-12-03-00/630_360_1683448450-3527.jpeg" xlink:type="simple" xlink:show="embed" xlink:actuate="onLoad" draw:mime-type="image/jpeg"/>
</draw:frame>
所有-Ukrainian zelomaraphone“ lviv百年”开始 /照片：lviv ova <text:a xlink:type="simple" xlink:href="https://static.ukrinform.com/photos/2023_05/1683448450-3527.jpeg" text:style-name="Internet_20_link" text:visited-style-name="Visited_20_Internet_20_Link">
<draw:frame draw:style-name="fr1" draw:name="Image138" text:anchor-type="as-char" svg:width="6.9236in" svg:height="3.956343in" draw:z-index="0">
<draw:image xlink:href="../Images/yкринформ/2023-05-07T11-57-12-03-00/630_360_1683448450-3527.jpeg" xlink:type="simple" xlink:show="embed" xlink:actuate="onLoad" draw:mime-type="image/jpeg"/>
</draw:frame>
</text:a>
 <text:a xlink:type="simple" xlink:href="https://static.ukrinform.com/photos/2023_05/1683448450-8789.jpeg" text:style-name="Internet_20_link" text:visited-style-name="Visited_20_Internet_20_Link">
<draw:frame draw:style-name="fr1" draw:name="Image139" text:anchor-type="as-char" svg:width="6.9236in" svg:height="3.956343in" draw:z-index="0">
<draw:image xlink:href="../Images/yкринформ/2023-05-07T11-57-12-03-00/630_360_1683448450-8789.jpeg" xlink:type="simple" xlink:show="embed" xlink:actuate="onLoad" draw:mime-type="image/jpeg"/>
</draw:frame>
</text:a>
 <text:a xlink:type="simple" xlink:href="https://static.ukrinform.com/photos/2023_05/1683448450-8220.jpeg" text:style-name="Internet_20_link" text:visited-style-name="Visited_20_Internet_20_Link">
<draw:frame draw:style-name="fr1" draw:name="Image140" text:anchor-type="as-char" svg:width="6.9236in" svg:height="3.956343in" draw:z-index="0">
<draw:image xlink:href="../Images/yкринформ/2023-05-07T11-57-12-03-00/630_360_1683448450-8220.jpeg" xlink:type="simple" xlink:show="embed" xlink:actuate="onLoad" draw:mime-type="image/jpeg"/>
</draw:frame>
</text:a>
 <text:a xlink:type="simple" xlink:href="https://static.ukrinform.com/photos/2023_05/1683448450-3759.jpeg" text:style-name="Internet_20_link" text:visited-style-name="Visited_20_Internet_20_Link">
<draw:frame draw:style-name="fr1" draw:name="Image141" text:anchor-type="as-char" svg:width="6.9236in" svg:height="3.956343in" draw:z-index="0">
<draw:image xlink:href="../Images/yкринформ/2023-05-07T11-57-12-03-00/630_360_1683448450-3759.jpeg" xlink:type="simple" xlink:show="embed" xlink:actuate="onLoad" draw:mime-type="image/jpeg"/>
</draw:frame>
</text:a>
 <text:a xlink:type="simple" xlink:href="https://static.ukrinform.com/photos/2023_05/1683448450-4676.jpeg" text:style-name="Internet_20_link" text:visited-style-name="Visited_20_Internet_20_Link">
<draw:frame draw:style-name="fr1" draw:name="Image142" text:anchor-type="as-char" svg:width="6.9236in" svg:height="3.956343in" draw:z-index="0">
<draw:image xlink:href="../Images/yкринформ/2023-05-07T11-57-12-03-00/630_360_1683448450-4676.jpeg" xlink:type="simple" xlink:show="embed" xlink:actuate="onLoad" draw:mime-type="image/jpeg"/>
</draw:frame>
</text:a>
 <text:a xlink:type="simple" xlink:href="https://static.ukrinform.com/photos/2023_05/1683448450-5522.jpeg" text:style-name="Internet_20_link" text:visited-style-name="Visited_20_Internet_20_Link">
<draw:frame draw:style-name="fr1" draw:name="Image143" text:anchor-type="as-char" svg:width="6.9236in" svg:height="3.956343in" draw:z-index="0">
<draw:image xlink:href="../Images/yкринформ/2023-05-07T11-57-12-03-00/630_360_1683448450-5522.jpeg" xlink:type="simple" xlink:show="embed" xlink:actuate="onLoad" draw:mime-type="image/jpeg"/>
</draw:frame>
</text:a>
 <text:a xlink:type="simple" xlink:href="https://static.ukrinform.com/photos/2023_05/1683448451-4087.jpeg" text:style-name="Internet_20_link" text:visited-style-name="Visited_20_Internet_20_Link">
<draw:frame draw:style-name="fr1" draw:name="Image144" text:anchor-type="as-char" svg:width="6.9236in" svg:height="3.956343in" draw:z-index="0">
<draw:image xlink:href="../Images/yкринформ/2023-05-07T11-57-12-03-00/630_360_1683448451-4087.jpeg" xlink:type="simple" xlink:show="embed" xlink:actuate="onLoad" draw:mime-type="image/jpeg"/>
</draw:frame>
</text:a>
 <text:a xlink:type="simple" xlink:href="https://static.ukrinform.com/photos/2023_05/1683448451-7698.jpeg" text:style-name="Internet_20_link" text:visited-style-name="Visited_20_Internet_20_Link">
<draw:frame draw:style-name="fr1" draw:name="Image145" text:anchor-type="as-char" svg:width="6.9236in" svg:height="3.956343in" draw:z-index="0">
<draw:image xlink:href="../Images/yкринформ/2023-05-07T11-57-12-03-00/630_360_1683448451-7698.jpeg" xlink:type="simple" xlink:show="embed" xlink:actuate="onLoad" draw:mime-type="image/jpeg"/>
</draw:frame>
</text:a>
 <text:a xlink:type="simple" xlink:href="https://static.ukrinform.com/photos/2023_05/1683448451-7825.jpeg" text:style-name="Internet_20_link" text:visited-style-name="Visited_20_Internet_20_Link">
<draw:frame draw:style-name="fr1" draw:name="Image146" text:anchor-type="as-char" svg:width="6.9236in" svg:height="3.956343in" draw:z-index="0">
<draw:image xlink:href="../Images/yкринформ/2023-05-07T11-57-12-03-00/630_360_1683448451-7825.jpeg" xlink:type="simple" xlink:show="embed" xlink:actuate="onLoad" draw:mime-type="image/jpeg"/>
</draw:frame>
</text:a>
 <text:a xlink:type="simple" xlink:href="https://static.ukrinform.com/photos/2023_05/1683448451-3006.jpeg" text:style-name="Internet_20_link" text:visited-style-name="Visited_20_Internet_20_Link">
<draw:frame draw:style-name="fr1" draw:name="Image147" text:anchor-type="as-char" svg:width="6.9236in" svg:height="3.956343in" draw:z-index="0">
<draw:image xlink:href="../Images/yкринформ/2023-05-07T11-57-12-03-00/630_360_1683448451-3006.jpeg" xlink:type="simple" xlink:show="embed" xlink:actuate="onLoad" draw:mime-type="image/jpeg"/>
</draw:frame>
</text:a>
同时，科兹基(Kozitsky)强调，利维夫地区准备好采用诸如giro d'Italia之类的功能。“如果意大利外交部的提议安东尼奥·塔亚尼奥(Antonio Tayanio)持有乌克兰的吉罗·迪亚利亚·吉罗·迪利亚(Giro d'ialia giro d'Ialia Italia)的第一阶段，就开始从实践的组织步骤开始，LVIV地区声称这些竞赛是从实用的组织步骤开始的。”行政。</text:p>
      <text:p text:style-name="P4">
据他说，LVIV OVA的青年和体育部与联邦合作已经在解决可能的路线。</text:p>
      <text:p text:style-name="P4">
“ Lviv Sotka”  - 年度的业余比赛，以大胆的马拉松比赛的形式通过，该比赛通过了LVIV。 来自不同乌克兰人和各种自行车的骑自行车的人参加了比赛：高速公路，山，城市，混合动力，单身，田径，ligrads等。</text:p>
      <text:p text:style-name="P4">
News Source: <text:a xlink:type="simple" xlink:href="https://www.ukrinform.ua/rubric-regions/3705886-startuvav-vseukrainskij-velomarafon-lvivska-sotka.html" text:style-name="Internet_20_link" text:visited-style-name="Visited_20_Internet_20_Link">
https://www.ukrinform.ua/rubric-regions/3705886-startuvav-vseukrainskij-velomarafon-lvivska-sotka.html</text:a>
</text:p>
      <!--NEWS-->
      <text:h text:style-name="P10" text:outline-level="1">
<text:span text:style-name="T4">
在Zaporozhye以“疏散”入侵者的幌子准备挑衅的幌子-Fedorov</text:span>
</text:h>
      <text:p text:style-name="P4">
作者: Ukrinform (Person)</text:p>
      <text:p text:style-name="P4">
出版商: Укринформ (Organization)</text:p>
      <text:p text:style-name="P4">
出版时间: 2023-05-07T12:12:00+03:00</text:p>
      <text:p text:style-name="P4">
修改时间: 2023-05-07T12:12:00+03:00</text:p>
      <text:p text:style-name="P4">
描述: 在入侵者宣布“疏散”的Zaporizhhya地区暂时占领领土中，可能会准备挑衅。  - 乌克林。</text:p>
      <text:p text:style-name="P4">
图片: ["<text:a xlink:type="simple" xlink:href="https://static.ukrinform.com/photos/2022_07/thumb_files/630_360_1657453456-331.jpg" text:style-name="Internet_20_link" text:visited-style-name="Visited_20_Internet_20_Link">
630_360_16574...</text:a>
"]</text:p>
      <text:p text:style-name="P4">
标签: ['Евакуація', 'Провокація', 'Федоров', 'Запоріжжя', 'Війна з росією', 'Єдині новини']</text:p>
      <text:p text:style-name="P4">
类型: Article</text:p>
      <!--METADATA-->
      <text:p text:style-name="P4">
<draw:frame draw:style-name="fr1" draw:name="Image148" text:anchor-type="as-char" svg:width="6.9236in" svg:height="3.956343in" draw:z-index="0">
<draw:image xlink:href="../Images/yкринформ/2023-05-07T12-12-00-03-00/630_360_1657453456-331.jpg" xlink:type="simple" xlink:show="embed" xlink:actuate="onLoad" draw:mime-type="image/jpeg"/>
</draw:frame>
在Zaporizhzhya地区被占领领土时，入侵者宣布“撤离”，可能会准备挑衅。</text:p>
      <text:p text:style-name="P4">
乌克林福音通讯员报道，梅利托波尔·伊万·费多罗夫市长在eviritolevahorphone“ The One News”中表达了这一观点。</text:p>
      <text:p text:style-name="P4">
“占用者正在准备挑衅的版本。伯迪安斯克(Berdyansk)，有平民，军队被带到<text:a xlink:type="simple" xlink:href="https://www.ukrinform.ua/tag-mariupol" text:style-name="Internet_20_link" text:visited-style-name="Visited_20_Internet_20_Link">
</text:a>
”， - 费多罗夫说。</text:p>
      <text:p text:style-name="P4">
据他说，在托克马克(Tokmak)的面包中有很大的队列，汽油以多数席位结束。 商店不带货物，其中一些人正在佩戴。 同时，医院在城市关闭，患者较早地“处方”。</text:p>
      <text:p text:style-name="P4">
<text:span text:style-name="T4">
另请阅读：</text:span>
 <text:a xlink:type="simple" xlink:href="https://www.ukrinform.ua/rubric-ato/3705809-zagarbniki-pid-vigladom-evakuacii-mozut-mobilizuvati-ziteliv-okupovanih-teritorij-cns.html" text:style-name="Internet_20_link" text:visited-style-name="Visited_20_Internet_20_Link">
<text:span text:style-name="T4">
侵略者</text:span>
 <text:span text:style-name="T4">
 </text:span>
 <text:span text:style-name="T4">
 </text:span>
 <text:span text:style-name="T4">
 </text:span>
 <text:span text:style-name="T4">
 </text:span>
 <text:span text:style-name="T4">
撤离</text:span>
<text:span text:style-name="T4">
可以</text:span>
 <text:span text:style-name="T4">
动员</text:span>
 <text:span text:style-name="T4">
 </text:span>
 <text:span text:style-name="T4">
居民</text:span>
 <text:span text:style-name="T4">
 </text:span>
 <text:span text:style-name="T4">
 </text:span>
占领<text:span text:style-name="T4">
 </text:span>
 <text:span text:style-name="T4">
 </text:span>
领土<text:span text:style-name="T4">
 </text:span>
 CNS **</text:a>
此外，入侵者警告说，他们在焦虑症时关闭电力和水。</text:p>
      <text:p text:style-name="P4">
这位官员坚信，入侵者打算用盾牌掩盖人口并挑衅。</text:p>
      <text:p text:style-name="P4">
据报道，Energodar Dmitry Orlov市长表示，在这座城市<text:a xlink:type="simple" xlink:href="https://www.ukrinform.ua/rubric-regions/3705855-cerez-ogolosenu-zagarbnikami-evakuaciu-v-energodari-zakincilos-palne.html" text:style-name="Internet_20_link" text:visited-style-name="Visited_20_Internet_20_Link">
</text:a>
，价格增长。 占领当局关闭其“管理”并停止车站的工作。</text:p>
      <text:p text:style-name="P4">
此前，入侵者宣布从Zaporizhhya地区暂时占领领土的18个定居点中宣布“疏散”。 根据伊万·费多罗夫(Ivan Fedorov)的市长的说法，计划“暂时搬家”约70千年。</text:p>
      <text:p text:style-name="P4">
<text:span text:style-name="T5">
照片：盖蒂图像</text:span>
</text:p>
      <text:p text:style-name="P4">
News Source: <text:a xlink:type="simple" xlink:href="https://www.ukrinform.ua/rubric-regions/3705891-na-zaporizzi-pid-vigladom-evakuacii-zagarbniki-gotuut-provokacii-fedorov.html" text:style-name="Internet_20_link" text:visited-style-name="Visited_20_Internet_20_Link">
https://www.ukrinform.ua/rubric-regions/3705891-na-zaporizzi-pid-vigladom-evakuacii-zagarbniki-gotuut-provokacii-fedorov.html</text:a>
</text:p>
      <!--NEWS-->
      <text:h text:style-name="P10" text:outline-level="1">
<text:span text:style-name="T4">
Zelenskaya回忆起维持人体水平的重要性</text:span>
</text:h>
      <text:p text:style-name="P4">
作者: Ukrinform (Person)</text:p>
      <text:p text:style-name="P4">
出版商: Укринформ (Organization)</text:p>
      <text:p text:style-name="P4">
出版时间: 2023-05-07T12:13:40+03:00</text:p>
      <text:p text:style-name="P4">
修改时间: 2023-05-07T12:13:40+03:00</text:p>
      <text:p text:style-name="P4">
描述: 乌克兰总统埃琳娜·泽伦斯卡亚（Elena Zelenskaya）的妻子提醒，即使是小缺水也会耗尽一个人，因此保持身体的水平很重要。  - 乌克林。</text:p>
      <text:p text:style-name="P4">
图片: ["<text:a xlink:type="simple" xlink:href="https://static.ukrinform.com/photos/2022_12/thumb_files/630_360_1670315976-379.jpeg" text:style-name="Internet_20_link" text:visited-style-name="Visited_20_Internet_20_Link">
630_360_16703...</text:a>
"]</text:p>
      <text:p text:style-name="P4">
标签: ['Вода', 'Олена Зеленська']</text:p>
      <text:p text:style-name="P4">
类型: Article</text:p>
      <!--METADATA-->
      <text:p text:style-name="P4">
<draw:frame draw:style-name="fr1" draw:name="Image149" text:anchor-type="as-char" svg:width="6.9236in" svg:height="3.956343in" draw:z-index="0">
<draw:image xlink:href="../Images/yкринформ/2023-05-07T12-13-40-03-00/630_360_1670315976-379.jpeg" xlink:type="simple" xlink:show="embed" xlink:actuate="onLoad" draw:mime-type="image/jpeg"/>
</draw:frame>
乌克兰Olena Zelenskaya总统的妻子提醒，即使是一小段短缺也可以给这个人浇水，因此保持身体水平很重要。</text:p>
      <text:p text:style-name="P4">
正如乌克林福姆报道的那样，第一夫人在[]中写道(https://t.me/FirstLadyOfUkraine/3057?fbclid=IwAR3_gUwlCdXewQTp3jUVwMx0zLlXpLyCcPMX54rQ-8LpT-R7obl1fvychNI)“保持水平很重要。 人体迅速失去了液体，杂酸盐会导致头痛，发烧和意识的果。 甚至很少缺水，尤其是令人震惊和压力的情况，” Zelenska说。</text:p>
      <text:p text:style-name="P4">
据她说，您每天需要喝多少水，如何了解一个人在喝酒以及何时喝酒，您可以从[]中找出答案(https://znaimo.gov.ua/воднии-баланс-скільки-потрібно-пити-щодня-води)。</text:p>
      <text:p text:style-name="P4">
“事实证明，没有普遍的规范，因为我们的生物有所不同。 ENESE对所有产品和液体的全部用水量提出建议：男性为3.7升，女性为2.7升。 也就是说，如果在您的饮食中，茶或其他饮料，纯净水的消费可能会更多。”总统妻子说。</text:p>
      <text:p text:style-name="P4">
据她说，维持体内水平的重要性是多么重要，厨师和餐馆老板也告诉<text:a xlink:type="simple" xlink:href="https://www.youtube.com/watch" text:style-name="Internet_20_link" text:visited-style-name="Visited_20_Internet_20_Link">
</text:a>
为联合国儿童基金(联合国儿童基金会).“Це відео буде корисне батькам, які хочуть привчити дітей до здорового питтязамість солодких напоїв із супермаркетів”, - зауважила Зеленська.</text:p>
      <text:p text:style-name="P4">
<text:span text:style-name="T4">
Читайте також:</text:span>
 <text:a xlink:type="simple" xlink:href="https://www.ukrinform.ua/rubric-society/3703336-psihologicna-dopomoga-v-ukraini-ta-za-kordonom-zelenska-opublikuvala-nomeri-garacih-linij.html" text:style-name="Internet_20_link" text:visited-style-name="Visited_20_Internet_20_Link">
 <text:span text:style-name="T4">
Зеленська</text:span>
 </text:a>
“每次渴求，每次食物之前都要喝一杯水。 有一点，首先要教您的孩子这些简单的规则。 因为水平衡是健康饮食的组成部分，但要担心自己。”第一夫人强调。</text:p>
      <text:p text:style-name="P4">
正如乌克林福姆报道的那样，Zelenskaya早些时候说应该吃掉它的<text:a xlink:type="simple" xlink:href="https://www.ukrinform.ua/rubric-society/3702471-zelenska-poradila-menu-dla-zdorovogo-snu.html" text:style-name="Internet_20_link" text:visited-style-name="Visited_20_Internet_20_Link">
</text:a>
</text:p>
      <text:p text:style-name="P4">
News Source: <text:a xlink:type="simple" xlink:href="https://www.ukrinform.ua/rubric-society/3705889-zelenska-nagadala-pro-vazlivist-pidtrimanna-vodnogo-balansu-organizmu.html" text:style-name="Internet_20_link" text:visited-style-name="Visited_20_Internet_20_Link">
https://www.ukrinform.ua/rubric-society/3705889-zelenska-nagadala-pro-vazlivist-pidtrimanna-vodnogo-balansu-organizmu.html</text:a>
</text:p>
      <!--NEWS-->
      <text:h text:style-name="P10" text:outline-level="1">
<text:span text:style-name="T4">
敌人试图袭击比尔里夫卡附近武装部队的位置，但丢失了</text:span>
</text:h>
      <text:p text:style-name="P4">
作者: Ukrinform (Person)</text:p>
      <text:p text:style-name="P4">
出版商: Укринформ (Organization)</text:p>
      <text:p text:style-name="P4">
出版时间: 2023-05-07T12:25:00+03:00</text:p>
      <text:p text:style-name="P4">
修改时间: 2023-05-07T12:25:00+03:00</text:p>
      <text:p text:style-name="P4">
描述: 俄罗斯军队正试图在比格里夫卡附近袭击乌克兰的立场，但遭受了巨大的损失。  - 乌克林。</text:p>
      <text:p text:style-name="P4">
图片: ["<text:a xlink:type="simple" xlink:href="https://static.ukrinform.com/photos/2022_11/thumb_files/630_360_1668703178-623.jpg" text:style-name="Internet_20_link" text:visited-style-name="Visited_20_Internet_20_Link">
630_360_16687...</text:a>
"]</text:p>
      <text:p text:style-name="P4">
标签: ['Луганщина', 'Штурм', 'Війна з росією']</text:p>
      <text:p text:style-name="P4">
类型: Article</text:p>
      <!--METADATA-->
      <text:p text:style-name="P4">
<draw:frame draw:style-name="fr1" draw:name="Image150" text:anchor-type="as-char" svg:width="6.9236in" svg:height="3.956343in" draw:z-index="0">
<draw:image xlink:href="../Images/yкринформ/2023-05-07T12-25-00-03-00/630_360_1668703178-623.jpg" xlink:type="simple" xlink:show="embed" xlink:actuate="onLoad" draw:mime-type="image/jpeg"/>
</draw:frame>
部队正在比格里维卡附近冲进乌克兰的职位，但遭受了损失。</text:p>
      <text:p text:style-name="P4">
关于<text:a xlink:type="simple" xlink:href="https://t.me/luganska_oda/9974" text:style-name="Internet_20_link" text:visited-style-name="Visited_20_Internet_20_Link">
</text:a>
乌克林福姆报道说，卢甘斯克·奥瓦特姆·利索戈尔的负责人报道。</text:p>
      <ul>
        <li>
说：“敌人将非常积极地侵扰乌克兰人在比格里瓦卡附近的位置。但是敌人由于武装部队军队的稳定而造成了非常重大的损失。”</li>
      </ul>
      <text:p text:style-name="P4">
另外，卢根斯克OVA的负责人补充说，在最后一天，入侵者103次<text:a xlink:type="simple" xlink:href="https://www.ukrinform.ua/tag-obstril" text:style-name="Internet_20_link" text:visited-style-name="Visited_20_Internet_20_Link">
</text:a>
我们的定居点。 幸运的是，平民没有受伤。</text:p>
      <text:p text:style-name="P4">
<text:span text:style-name="T4">
另请阅读：</text:span>
 <text:a xlink:type="simple" xlink:href="https://www.ukrinform.ua/rubric-regions/3705879-vijska-rf-za-dobu-obstrilali-devat-oblastej-ukraini-zvedenna-ova.html" text:style-name="Internet_20_link" text:visited-style-name="Visited_20_Internet_20_Link">
<text:span text:style-name="T4">
 avenaCerbate </text:span>
</text:a>
此外，据他说，俄罗斯人在强迫认证期间对人们施加社会压力，卢汉斯克地区的孩子被迫离开俄罗斯联邦“康复”。</text:p>
      <text:p text:style-name="P4">
据报道，从卢汉斯克地区的许多被占领的定居点<text:a xlink:type="simple" xlink:href="https://www.ukrinform.ua/rubric-regions/3705847-na-lugansini-kolaboranti-obgovoruut-evakuaciu-ta-vivezenna-obladnanna.html" text:style-name="Internet_20_link" text:visited-style-name="Visited_20_Internet_20_Link">
</text:a>
照片：时代</text:p>
      <text:p text:style-name="P4">
News Source: <text:a xlink:type="simple" xlink:href="https://www.ukrinform.ua/rubric-ato/3705893-vorog-namagaetsa-sturmuvati-pozicii-zsu-poblizu-bilogorivki-ale-zaznae-vtrat.html" text:style-name="Internet_20_link" text:visited-style-name="Visited_20_Internet_20_Link">
https://www.ukrinform.ua/rubric-ato/3705893-vorog-namagaetsa-sturmuvati-pozicii-zsu-poblizu-bilogorivki-ale-zaznae-vtrat.html</text:a>
</text:p>
      <!--NEWS-->
      <text:h text:style-name="P10" text:outline-level="1">
<text:span text:style-name="T4">
俄罗斯没有大规模进攻的潜力-Budanov</text:span>
</text:h>
      <text:p text:style-name="P4">
作者: Ukrinform (Person)</text:p>
      <text:p text:style-name="P4">
出版商: Укринформ (Organization)</text:p>
      <text:p text:style-name="P4">
出版时间: 2023-05-07T12:30:00+03:00</text:p>
      <text:p text:style-name="P4">
修改时间: 2023-05-07T12:30:00+03:00</text:p>
      <text:p text:style-name="P4">
描述: 俄罗斯没有大规模进攻的潜力，并且试图积累某种导弹库存来破坏乌克兰的反对意见。  - 乌克林。</text:p>
      <text:p text:style-name="P4">
图片: ["<text:a xlink:type="simple" xlink:href="https://static.ukrinform.com/photos/2023_05/thumb_files/630_360_1683451383-740.jpg" text:style-name="Internet_20_link" text:visited-style-name="Visited_20_Internet_20_Link">
630_360_16834...</text:a>
"]</text:p>
      <text:p text:style-name="P4">
标签: ['Ракета', 'Буданов', 'Війна з росією', 'Контрнаступ']</text:p>
      <text:p text:style-name="P4">
类型: Article</text:p>
      <!--METADATA-->
      <text:p text:style-name="P4">
<draw:frame draw:style-name="fr1" draw:name="Image151" text:anchor-type="as-char" svg:width="6.9236in" svg:height="3.956343in" draw:z-index="0">
<draw:image xlink:href="../Images/yкринформ/2023-05-07T12-30-00-03-00/630_360_1683451383-740.jpg" xlink:type="simple" xlink:show="embed" xlink:actuate="onLoad" draw:mime-type="image/jpeg"/>
</draw:frame>
俄罗斯没有大规模进攻的潜力，并且试图积累某种火箭以破坏乌克兰的反对意见。</text:p>
      <text:p text:style-name="P4">
这是由乌克兰少将基里尔·布达马诺夫(Kirill Budanov)在接受Yahoonews采访时的情报负责人所说的。(https://gur.gov.ua/content/ataku-na-kreml-rosiiany-pokazuvatymut-iak-peremohu.html)。</text:p>
      <text:p text:style-name="P4">
乌克兰军事情报局负责人说：“截至目前，俄罗斯既没有军事，也没有经济的，即将尝试在乌克兰任何地方尝试大规模进攻的潜力。”</text:p>
      <text:p text:style-name="P4">
他说，与此同时，侵略者国家仍然有能力进行认真的行动，这是乌克兰必须面对的问题。</text:p>
      <text:p text:style-name="P4">
布达诺夫还指出，俄罗斯联邦正试图积累某种导弹库存，以滥用乌克兰的反对意见。</text:p>
      <text:p text:style-name="P4">
军事情报负责人说：“事实是，俄罗斯人已经建立了导弹储备。”</text:p>
      <text:p text:style-name="P4">
<text:span text:style-name="T4">
另请阅读：</text:span>
 <text:a xlink:type="simple" xlink:href="https://www.ukrinform.ua/rubric-ato/3703941-v-isw-poasnili-ritoriku-kremla-sodo-narosuvanna-virobnictva-raket-dla-udariv-po-ukraini.html" text:style-name="Internet_20_link" text:visited-style-name="Visited_20_Internet_20_Link">
<text:span text:style-name="T4">
导弹</text:span>
</text:a>
同时，布达诺夫认识到俄罗斯联邦信息领域的有效性。 用言语，即使是对俄罗斯联邦克里姆林宫的虚构火箭袭击也将被视为“胜利”，认为这是人类历史上最大的灾难所阻止的。</text:p>
      <text:p text:style-name="P4">
布达诺夫将军解释说：“这听起来像是在开玩笑，但俄罗斯人认为这种胡说八道。”</text:p>
      <text:p text:style-name="P4">
据报道，布达诺夫宣布，自去年12月以来，俄罗斯陆军纳弗伦的唯一成功是[]的晋升(https://www.ukrinform.ua/tag-soledar)以及巴赫穆特(Bakhmut)剥夺城市的敌对行动。</text:p>
      <text:p text:style-name="P4">
5月3日，俄罗斯联邦总统的新闻服务宣布反映了试图在克里姆林宫打击方面的反映。 据说，克里姆林宫认为这是“计划中的恐怖行动，并在胜利日前夕企图企图总统”。</text:p>
      <text:p text:style-name="P4">
沃迪米尔总统Zelenskyy否认乌克兰参与俄罗斯联邦总统的纳兹瑞夫住所的袭击。</text:p>
      <text:p text:style-name="P4">
_照片：Yurii Stefanyak/Global Images乌克兰通过Getty Images _</text:p>
      <text:p text:style-name="P4">
News Source: <text:a xlink:type="simple" xlink:href="https://www.ukrinform.ua/rubric-ato/3705894-rosia-ne-mae-zodnogo-potencialu-dla-masstabnogo-nastupu-budanov.html" text:style-name="Internet_20_link" text:visited-style-name="Visited_20_Internet_20_Link">
https://www.ukrinform.ua/rubric-ato/3705894-rosia-ne-mae-zodnogo-potencialu-dla-masstabnogo-nastupu-budanov.html</text:a>
</text:p>
      <!--NEWS-->
      <text:h text:style-name="P10" text:outline-level="1">
<text:span text:style-name="T4">
国防军每天沿塔夫里斯克方向摧毁比入侵者的嘴更多</text:span>
</text:h>
      <text:p text:style-name="P4">
作者: Ukrinform (Person)</text:p>
      <text:p text:style-name="P4">
出版商: Укринформ (Organization)</text:p>
      <text:p text:style-name="P4">
出版时间: 2023-05-07T12:48:40+03:00</text:p>
      <text:p text:style-name="P4">
修改时间: 2023-05-07T12:48:40+03:00</text:p>
      <text:p text:style-name="P4">
描述: 塔夫里斯克（Tavriysk）方向上的防守力量每天摧毁并损坏了大约30台敌人的武器和军事装备和2个弹药仓库，现场势力中的入侵者的损失更多。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Окупація', 'ЗСУ', 'Війна з росією']</text:p>
      <text:p text:style-name="P4">
类型: Article</text:p>
      <!--METADATA-->
      <text:p text:style-name="P4">
<draw:frame draw:style-name="fr1" draw:name="Image152" text:anchor-type="as-char" svg:width="6.9236in" svg:height="3.956343in" draw:z-index="0">
<draw:image xlink:href="../Images/yкринформ/2023-05-07T12-48-40-03-00/630_360_1680422407-224.png" xlink:type="simple" xlink:show="embed" xlink:actuate="onLoad" draw:mime-type="image/png"/>
</draw:frame>
Tavriyskaya的部队，敌人的武器和军事装备约30台和2个弹药仓库，生命力的损失被摧毁和损坏。</text:p>
      <text:p text:style-name="P4">
这是由塔夫里亚部队的运营战略组织的指挥官报道的<text:a xlink:type="simple" xlink:href="https://t.me/otarnavskiy/73" text:style-name="Internet_20_link" text:visited-style-name="Visited_20_Internet_20_Link">
</text:a>
，报道乌克林福姆。</text:p>
      <text:p text:style-name="P4">
根据塔尔纳夫斯基(Tarnavsky)的说法，入侵者将主要努力集中在AVDI和Marinsky指示的防腐式行动上，并积极检查了行动时期和陆军航空，以实施乌克兰军队的罢工。</text:p>
      <text:p text:style-name="P4">
<text:span text:style-name="T4">
另请阅读：</text:span>
 <text:a xlink:type="simple" xlink:href="https://www.ukrinform.ua/rubric-ato/3705878-rosijski-specsluzbi-na-9-travna-mozut-gotuvati-provokacii-rozvidka.html" text:style-name="Internet_20_link" text:visited-style-name="Visited_20_Internet_20_Link">
</text:a>
“在过去的一天中，敌人已经攻击了我们的位置17次。这并没有成功。使用坦克，射击火和枪管的喷气机系统，敌人向指挥官发射了敌人。</text:p>
      <text:p text:style-name="P4">
据他说，白天沿塔夫里亚(Tavriya)的方向记录了403个缺陷。</text:p>
      <text:p text:style-name="P4">
“塔夫里伊斯基方向部队的导弹部队和炮兵部队已经完成了700次火灾任务。这是一项反式武装，是以前确定的计划目的的工作。</text:p>
      <text:p text:style-name="P4">
<text:span text:style-name="T4">
另请阅读：</text:span>
 <text:a xlink:type="simple" xlink:href="https://www.ukrinform.ua/rubric-ato/3703227-na-avdiivskomu-ta-marinskomu-napramkah-vorog-vtrativ-bilse-roti-general-tarnavskij.html" text:style-name="Internet_20_link" text:visited-style-name="Visited_20_Internet_20_Link">
<text:span text:style-name="T4">
 tarnavsk </text:span>
</text:a>
他还指出，塔维(Tavi)设备的29辆武器被摧毁和损坏。 这些尤其是3个坦克，2个BMP，3个Btros，一个自我卫生的砂浆2C4“ Tulip”，BM-21 Grad BM-21，2个单位“ SuperCam”，无人机“ Zala”，无人机“，无人机”的反应性系统Eleron“，2 UAV” Lancet-3“ Taautomobiling设备。</text:p>
      <text:p text:style-name="P4">
此外，俄罗斯入侵者的2个弹药被摧毁了。</text:p>
      <text:p text:style-name="P4">
据报道，乌克兰的国防军从2022年2月24日至2023年5月7日<text:a xlink:type="simple" xlink:href="https://www.ukrinform.ua/rubric-ato/3705818-zsu-znisili-vze-193-430-rosijskih-zagarbnikiv.html" text:style-name="Internet_20_link" text:visited-style-name="Visited_20_Internet_20_Link">
</text:a>
 .</text:p>
      <text:p text:style-name="P4">
News Source: <text:a xlink:type="simple" xlink:href="https://www.ukrinform.ua/rubric-ato/3705898-sili-oboroni-na-tavrijskomu-napramku-za-dobu-znisili-bils-ak-rotu-zagarbnikiv.html" text:style-name="Internet_20_link" text:visited-style-name="Visited_20_Internet_20_Link">
https://www.ukrinform.ua/rubric-ato/3705898-sili-oboroni-na-tavrijskomu-napramku-za-dobu-znisili-bils-ak-rotu-zagarbnikiv.html</text:a>
</text:p>
      <!--NEWS-->
      <text:h text:style-name="P10" text:outline-level="1">
<text:span text:style-name="T4">
今天的帕尔玛和体育活动将决定五人冠军联赛的获胜者</text:span>
</text:h>
      <text:p text:style-name="P4">
作者: Ukrinform (Person)</text:p>
      <text:p text:style-name="P4">
出版商: Укринформ (Organization)</text:p>
      <text:p text:style-name="P4">
出版时间: 2023-05-07T12:53:39+03:00</text:p>
      <text:p text:style-name="P4">
修改时间: 2023-05-07T12:53:39+03:00</text:p>
      <text:p text:style-name="P4">
描述: 5月7日，星期日，在西班牙帕尔马·德·马马卡（Palma de Majorka），欧洲冠军联赛的五人制联盟将举行。  - 乌克林。</text:p>
      <text:p text:style-name="P4">
图片: ["<text:a xlink:type="simple" xlink:href="https://static.ukrinform.com/photos/2023_05/thumb_files/630_360_1683453153-695.jpeg" text:style-name="Internet_20_link" text:visited-style-name="Visited_20_Internet_20_Link">
630_360_16834...</text:a>
"]</text:p>
      <text:p text:style-name="P4">
标签: ['Ліга чемпіонів', 'футзал']</text:p>
      <text:p text:style-name="P4">
类型: Article</text:p>
      <!--METADATA-->
      <text:p text:style-name="P4">
<draw:frame draw:style-name="fr1" draw:name="Image153" text:anchor-type="as-char" svg:width="6.9236in" svg:height="3.956343in" draw:z-index="0">
<draw:image xlink:href="../Images/yкринформ/2023-05-07T12-53-39-03-00/630_360_1683453153-695.jpeg" xlink:type="simple" xlink:show="embed" xlink:actuate="onLoad" draw:mime-type="image/jpeg"/>
</draw:frame>
在Palma-De-Majorca(西班牙)5月7日，星期日，将举行UEFA五十五十五岁的Lizichampions。</text:p>
      <text:p text:style-name="P4">
乌克林福姆报道，在21.00的帕尔玛竞技场的决定性比赛中，当地的帕尔马·塔普尔图加尔斯基(Palma Taportugalsky)体育运动将融合在一起。</text:p>
      <text:p text:style-name="P4">
葡萄牙“ Benfika” Anderlecht的葡萄牙“ Benfika” Anderlecht的比赛将举行第三名。</text:p>
      <text:p text:style-name="P4">
<text:span text:style-name="T4">
另请阅读：</text:span>
 <text:a xlink:type="simple" xlink:href="https://www.ukrinform.ua/rubric-sports/3698317-viznacilisa-evropejski-ucasniki-elitraundu-vidboru-cs2024-z-futzalu.html" text:style-name="Internet_20_link" text:visited-style-name="Visited_20_Internet_20_Link">
<text:span text:style-name="T4">
 fudsal </text:span>
</text:a>
应当指出的是，在帕尔玛的半决赛中击败了本菲卡(4：3)和“体育“击败” Anderlecht”(7：1).</text:p>
      <text:p text:style-name="P4">
Фото: Getty Images/Global Images Ukraine.</text:p>
      <text:p text:style-name="P4">
News Source: <text:a xlink:type="simple" xlink:href="https://www.ukrinform.ua/rubric-sports/3705900-palma-ta-sporting-sogodni-viznacat-peremozca-ligi-cempioniv-z-futzalu.html" text:style-name="Internet_20_link" text:visited-style-name="Visited_20_Internet_20_Link">
https://www.ukrinform.ua/rubric-sports/3705900-palma-ta-sporting-sogodni-viznacat-peremozca-ligi-cempioniv-z-futzalu.html</text:a>
</text:p>
      <!--NEWS-->
      <text:h text:style-name="P10" text:outline-level="1">
<text:span text:style-name="T4">
日本总理12年来首次访问韩国</text:span>
</text:h>
      <text:p text:style-name="P4">
作者: Ukrinform (Person)</text:p>
      <text:p text:style-name="P4">
出版商: Укринформ (Organization)</text:p>
      <text:p text:style-name="P4">
出版时间: 2023-05-07T13:00:00+03:00</text:p>
      <text:p text:style-name="P4">
修改时间: 2023-05-07T13:00:00+03:00</text:p>
      <text:p text:style-name="P4">
描述: 日本总理基希德·富米奥（Kishid Fumio）开始对韩国进行为期两天的访问。  - 乌克林。</text:p>
      <text:p text:style-name="P4">
图片: ["<text:a xlink:type="simple" xlink:href="https://static.ukrinform.com/photos/2023_03/thumb_files/630_360_1679418240-3638.jpeg" text:style-name="Internet_20_link" text:visited-style-name="Visited_20_Internet_20_Link">
630_360_16794...</text:a>
"]</text:p>
      <text:p text:style-name="P4">
标签: ['Японія', 'Корея', 'Переговори', 'Візит', 'Фуміо Кішіда']</text:p>
      <text:p text:style-name="P4">
类型: Article</text:p>
      <!--METADATA-->
      <text:p text:style-name="P4">
<draw:frame draw:style-name="fr1" draw:name="Image154" text:anchor-type="as-char" svg:width="6.9236in" svg:height="3.956343in" draw:z-index="0">
<draw:image xlink:href="../Images/yкринформ/2023-05-07T13-00-00-03-00/630_360_1679418240-3638.jpeg" xlink:type="simple" xlink:show="embed" xlink:actuate="onLoad" draw:mime-type="image/jpeg"/>
</draw:frame>
日本总理基希德·富米奥(Kishid Fumio)开始对韩国进行为期两天的访问。</text:p>
      <text:p text:style-name="P4">
关于它报告<text:a xlink:type="simple" xlink:href="https://www3.nhk.or.jp/nhkworld/en/news/20230507_01/" text:style-name="Internet_20_link" text:visited-style-name="Visited_20_Internet_20_Link">
</text:a>
，报道乌克林福姆。</text:p>
      <text:p text:style-name="P4">
正如它所指出的，这是12年来的第一次，日本总理以最高水平访问韩国。</text:p>
      <text:p text:style-name="P4">
总统办公室<text:a xlink:type="simple" xlink:href="https://www.ukrinform.ua/tag-korea" text:style-name="Internet_20_link" text:visited-style-name="Visited_20_Internet_20_Link">
</text:a>
Yun Jol Jola希望为航天飞机外交提供势头，也就是说，在调解员的参与下会造成干扰。</text:p>
      <text:p text:style-name="P4">
预计这两个国家的领导人将在安全领域的双边安全扩大方面达成共识，以解决诸如朝鲜核塔雷克尔计划等问题。</text:p>
      <text:p text:style-name="P4">
<text:span text:style-name="T4">
另请阅读：</text:span>
 <text:a xlink:type="simple" xlink:href="https://www.ukrinform.ua/rubric-economy/3703903-aponia-korea-kitaj-i-asean-posilat-regionalnu-sistemu-finansovoi-bezpeki.html" text:style-name="Internet_20_link" text:visited-style-name="Visited_20_Internet_20_Link">
<text:span text:style-name="T4">
日本</text:span>
</text:a>
此外，领导者将分享有关战时劳动计划的实施的信息。</text:p>
      <text:p text:style-name="P4">
正如乌克林福姆报道的<text:a xlink:type="simple" xlink:href="https://www.ukrinform.ua/rubric-world/3703583-aponia-i-pivdenna-korea-vidnovluut-finansovij-dialog.html" text:style-name="Internet_20_link" text:visited-style-name="Visited_20_Internet_20_Link">
</text:a>
迈向双边关系正常化的一步。</text:p>
      <text:p text:style-name="P4">
News Source: <text:a xlink:type="simple" xlink:href="https://www.ukrinform.ua/rubric-world/3705906-premer-aponii-vperse-za-12-rokiv-vidvidue-pivdennu-koreu.html" text:style-name="Internet_20_link" text:visited-style-name="Visited_20_Internet_20_Link">
https://www.ukrinform.ua/rubric-world/3705906-premer-aponii-vperse-za-12-rokiv-vidvidue-pivdennu-koreu.html</text:a>
</text:p>
      <!--NEWS-->
      <text:h text:style-name="P10" text:outline-level="1">
<text:span text:style-name="T4">
德克萨斯购物中心的枪击事件杀死了9人</text:span>
</text:h>
      <text:p text:style-name="P4">
作者: Ukrinform (Person)</text:p>
      <text:p text:style-name="P4">
出版商: Укринформ (Organization)</text:p>
      <text:p text:style-name="P4">
出版时间: 2023-05-07T13:06:00+03:00</text:p>
      <text:p text:style-name="P4">
修改时间: 2023-05-07T13:06:00+03:00</text:p>
      <text:p text:style-name="P4">
描述: 由于周六在艾伦购物中心开枪射击，得克萨斯州的美国州，炸死9人，另有7人受伤。  - 乌克林。</text:p>
      <text:p text:style-name="P4">
图片: ["<text:a xlink:type="simple" xlink:href="https://static.ukrinform.com/photos/2023_05/thumb_files/630_360_1683453933-518.jpg" text:style-name="Internet_20_link" text:visited-style-name="Visited_20_Internet_20_Link">
630_360_16834...</text:a>
"]</text:p>
      <text:p text:style-name="P4">
标签: ['США', 'Стрілянина у Техасі']</text:p>
      <text:p text:style-name="P4">
类型: Article</text:p>
      <!--METADATA-->
      <text:p text:style-name="P4">
<draw:frame draw:style-name="fr1" draw:name="Image155" text:anchor-type="as-char" svg:width="6.9236in" svg:height="3.948443in" draw:z-index="0">
<draw:image xlink:href="../Images/yкринформ/2023-05-07T13-06-00-03-00/630_360_1683453933-518.jpg" xlink:type="simple" xlink:show="embed" xlink:actuate="onLoad" draw:mime-type="image/jpeg"/>
</draw:frame>
德克萨斯州，吠陀国家，由于周六的枪击事件，有9人被杀，7人受伤。</text:p>
      <text:p text:style-name="P4">
关于它报告<text:a xlink:type="simple" xlink:href="https://apnews.com/article/shooting-outlet-mall-allen-texas-a5148bc28d78c69ba0c59967427a2f85" text:style-name="Internet_20_link" text:visited-style-name="Visited_20_Internet_20_Link">
</text:a>
，报道乌克林福姆。</text:p>
      <text:p text:style-name="P4">
据官员称，包括射击者在内的七人被杀。 随后，两个受伤的人在医院死亡。</text:p>
      <text:p text:style-name="P4">
事件发生在星期六。 在一辆汽车的DVR录音中，一名武装人员离开汽车并在人行道上射击人们。</text:p>
      <text:p text:style-name="P4">
超过30辆警车阻止了交易中心的入口。</text:p>
      <text:p text:style-name="P4">
这一事件是由美国总统乔·拜登(Joe Biden)告知的。</text:p>
      <text:p text:style-name="P4">
<text:span text:style-name="T4">
另请阅读：</text:span>
 <text:a xlink:type="simple" xlink:href="https://www.ukrinform.ua/rubric-world/3705732-u-missisipi-stalasa-strilanina-na-vecirci-e-zagiblij-sonajmense-sestero-poraneni.html" text:style-name="Internet_20_link" text:visited-style-name="Visited_20_Internet_20_Link">
<text:span text:style-name="T4">
拍摄</text:span>
</text:a>
如报道，关于[]的电话(https://www.ukrinform.ua/tag-strilanina)周六下午3:40左右在艾伦高级商店购物中心。</text:p>
      <text:p text:style-name="P4">
警察 <text:a xlink:type="simple" xlink:href="https://www.ukrinform.ua/rubric-world/3705791-u-tehasi-stalasa-strilanina-v-torgovelnomu-centri-e-vbiti-ta-poraneni.html" text:style-name="Internet_20_link" text:visited-style-name="Visited_20_Internet_20_Link">
</text:a>
其中 射手座被清算。</text:p>
      <text:p text:style-name="P4">
News Source: <text:a xlink:type="simple" xlink:href="https://www.ukrinform.ua/rubric-world/3705903-unaslidok-strilanini-v-torgovelnomu-centri-tehasa-zaginuli-devatero-ludej.html" text:style-name="Internet_20_link" text:visited-style-name="Visited_20_Internet_20_Link">
https://www.ukrinform.ua/rubric-world/3705903-unaslidok-strilanini-v-torgovelnomu-centri-tehasa-zaginuli-devatero-ludej.html</text:a>
</text:p>
      <!--NEWS-->
      <text:h text:style-name="P10" text:outline-level="1">
<text:span text:style-name="T4">
在Donetsk地区的Kostiantynivka报道的炮击</text:span>
</text:h>
      <text:p text:style-name="P4">
作者: liveuamap (Language: en)</text:p>
      <text:p text:style-name="P4">
时间: 2023-05-07T13:14:20</text:p>
      <text:p text:style-name="P4">
地点: Kostyantynivka (Latitude:48.52286 Longtitude:37.71915)</text:p>
      <text:p text:style-name="P4">
视频: []</text:p>
      <text:p text:style-name="P4">
图片: ["<text:a xlink:type="simple" xlink:href="https://liveuamap.com/pics/2023/05/07/22561142_0.jpg" text:style-name="Internet_20_link" text:visited-style-name="Visited_20_Internet_20_Link">
22561142_0.jpg</text:a>
", "<text:a xlink:type="simple" xlink:href="https://liveuamap.com/pics/2023/05/07/22561142_1.jpg" text:style-name="Internet_20_link" text:visited-style-name="Visited_20_Internet_20_Link">
22561142_1.jpg</text:a>
"]</text:p>
      <text:p text:style-name="P4">
标签: []</text:p>
      <text:p text:style-name="P4">
Id: 22561142</text:p>
      <!--METADATA-->
      <text:p text:style-name="P4">
在Donetsk地区的Kostiantynivka报道的炮击</text:p>
      <text:p text:style-name="P4">
<draw:frame draw:style-name="fr1" draw:name="Image156" text:anchor-type="as-char" svg:width="6.9236in" svg:height="9.231467in" draw:z-index="0">
<draw:image xlink:href="../Images/liveuamap/2023-05-07T13-14-20/22561142_0.jpg" xlink:type="simple" xlink:show="embed" xlink:actuate="onLoad" draw:mime-type="image/jpeg"/>
</draw:frame>
<draw:frame draw:style-name="fr1" draw:name="Image157" text:anchor-type="as-char" svg:width="6.9236in" svg:height="6.9236in" draw:z-index="0">
<draw:image xlink:href="../Images/liveuamap/2023-05-07T13-14-20/22561142_1.jpg" xlink:type="simple" xlink:show="embed" xlink:actuate="onLoad" draw:mime-type="image/jpeg"/>
</draw:frame>
新闻集链接：<text:a xlink:type="simple" xlink:href="https://liveuamap.com/en/2023/7-may-shelling-reported-in-kostiantynivka-of-donetsk-region" text:style-name="Internet_20_link" text:visited-style-name="Visited_20_Internet_20_Link">
https://liveuamap.com/en/2023/7-may-shelling-reported-in-kostiantynivka-of-donetsk-rigion</text:a>
</text:p>
      <text:p text:style-name="P4">
News Source: <text:a xlink:type="simple" xlink:href="https://t.me/Donbas_Operativniy/37951" text:style-name="Internet_20_link" text:visited-style-name="Visited_20_Internet_20_Link">
https://t.me/Donbas_Operativniy/37951</text:a>
</text:p>
      <!--NEWS-->
      <text:h text:style-name="P10" text:outline-level="1">
<text:span text:style-name="T4">
战俘及其家庭国家提供免费支持 - 协调</text:span>
</text:h>
      <text:p text:style-name="P4">
作者: Ukrinform (Person)</text:p>
      <text:p text:style-name="P4">
出版商: Укринформ (Organization)</text:p>
      <text:p text:style-name="P4">
出版时间: 2023-05-07T13:18:18+03:00</text:p>
      <text:p text:style-name="P4">
修改时间: 2023-05-07T13:18:18+03:00</text:p>
      <text:p text:style-name="P4">
描述: 乌克兰为军人及其家人提供免费的支持，以囚禁。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Списки полонених', 'Полонені', 'Війна з росією']</text:p>
      <text:p text:style-name="P4">
类型: Article</text:p>
      <!--METADATA-->
      <text:p text:style-name="P4">
<draw:frame draw:style-name="fr1" draw:name="Image158" text:anchor-type="as-char" svg:width="6.9236in" svg:height="3.956343in" draw:z-index="0">
<draw:image xlink:href="../Images/yкринформ/2023-05-07T13-18-18-03-00/630_360_1680170436-658.jpg" xlink:type="simple" xlink:show="embed" xlink:actuate="onLoad" draw:mime-type="image/jpeg"/>
</draw:frame>
乌克兰人免费为军人及其家人提供与被囚禁有关的囚禁。</text:p>
      <text:p text:style-name="P4">
正如乌克林福姆报道的那样，它在[]中报告(https://t.me/Koord_shtab/1000?fbclid=IwAR3BLHZDR-TVrRTgIe0cIRXxlrTBQLa9t_s3hQAFxDs6bFndkugsXbtUNmk)协调询问战俘的询问总部。</text:p>
      <text:p text:style-name="P4">
信息在信息中是为了为囚犯和失踪人员的家人提供全面而充实的援助，协调总部与许多公共组织，律师协会和慈善基金会合作。”</text:p>
      <text:p text:style-name="P4">
<text:span text:style-name="T4">
另请阅读：</text:span>
 <text:a xlink:type="simple" xlink:href="https://www.ukrinform.ua/rubric-ato/3705785-vijskovi-pisla-povernenna-z-polonu-mozut-prohoditi-likuvanna-ta-reabilitaciu-za-kordonom.html" text:style-name="Internet_20_link" text:visited-style-name="Visited_20_Internet_20_Link">
<text:span text:style-name="T4">
协调</text:span>
</text:a>
还指出，该协调提供了有关与捍卫者和捍卫者被囚禁以及国家社会义务有关的法律和程序问题的协商，这些义务在被囚禁的情况下由国家保证。</text:p>
      <text:p text:style-name="P4">
协调强调，捍卫者和捍卫者的所有服务都是免费的。</text:p>
      <text:p text:style-name="P4">
<text:span text:style-name="T4">
另请阅读：</text:span>
 <text:a xlink:type="simple" xlink:href="https://www.ukrinform.ua/rubric-ato/3704033-iz-polonu-vdaetsa-povertati-vijskovih-pro-akih-zovsim-ne-bulo-informacii-koordstab.html" text:style-name="Internet_20_link" text:visited-style-name="Visited_20_Internet_20_Link">
<text:span text:style-name="T4">
 coordin </text:span>
</text:a>
正如乌克林福姆(Ukrinform)所报道的那样，部长的内阁因乌克兰的武装侵略或中立国家的武装侵略而改变了人们在自由场所的登记程序。</text:p>
      <text:p text:style-name="P4">
News Source: <text:a xlink:type="simple" xlink:href="https://www.ukrinform.ua/rubric-society/3705908-vijskovopolonenim-ta-ihnim-rodinam-derzava-nadae-bezkostovnu-pidtrimku-koordstab.html" text:style-name="Internet_20_link" text:visited-style-name="Visited_20_Internet_20_Link">
https://www.ukrinform.ua/rubric-society/3705908-vijskovopolonenim-ta-ihnim-rodinam-derzava-nadae-bezkostovnu-pidtrimku-koordstab.html</text:a>
</text:p>
      <!--NEWS-->
      <text:h text:style-name="P10" text:outline-level="1">
<text:span text:style-name="T4">
在俄罗斯，很大的力量想身体上消除prigogine -Budanov</text:span>
</text:h>
      <text:p text:style-name="P4">
作者: Ukrinform (Person)</text:p>
      <text:p text:style-name="P4">
出版商: Укринформ (Organization)</text:p>
      <text:p text:style-name="P4">
出版时间: 2023-05-07T13:22:00+03:00</text:p>
      <text:p text:style-name="P4">
修改时间: 2023-05-07T13:22:00+03:00</text:p>
      <text:p text:style-name="P4">
描述: 瓦格纳·佩克（Wagner Pec Yevgeny Prigogin）的创始人在战争中遭受了巨大的雇佣军，以继续他的政治竞选。  - 乌克林。</text:p>
      <text:p text:style-name="P4">
图片: ["<text:a xlink:type="simple" xlink:href="https://static.ukrinform.com/photos/2023_04/thumb_files/630_360_1682089495-883.jpg" text:style-name="Internet_20_link" text:visited-style-name="Visited_20_Internet_20_Link">
630_360_16820...</text:a>
"]</text:p>
      <text:p text:style-name="P4">
标签: ['ПВК "Вагнера"', 'Пригожин', 'Буданов', 'Війна з росією']</text:p>
      <text:p text:style-name="P4">
类型: Article</text:p>
      <!--METADATA-->
      <text:p text:style-name="P4">
<draw:frame draw:style-name="fr1" draw:name="Image159" text:anchor-type="as-char" svg:width="6.9236in" svg:height="3.956343in" draw:z-index="0">
<draw:image xlink:href="../Images/yкринформ/2023-05-07T13-22-00-03-00/630_360_1682089495-883.jpg" xlink:type="simple" xlink:show="embed" xlink:actuate="onLoad" draw:mime-type="image/jpeg"/>
</draw:frame>
瓦格纳PEC的创始人Yevgeny Prigogin在其政治战役的战争中使用了巨大的雇佣军。</text:p>
      <text:p text:style-name="P4">
这说明了(https://gur.gov.ua/content/ataku-na-kreml-rosiiany-pokazuvatymut-iak-peremohu.html)，报告乌克林福姆，并提交了GUR新闻服务。</text:p>
      <text:p text:style-name="P4">
“他(Prigozhina- ed。)政治未来与其身体生存直接相关，因为在俄罗斯联邦中，太多的力量想消除它。显然，它会试图捍卫自己，因为这甚至不是他的流亡或监狱问题生与死的问题。”他说。</text:p>
      <text:p text:style-name="P4">
<text:span text:style-name="T4">
另请阅读：</text:span>
 <text:a xlink:type="simple" xlink:href="https://www.ukrinform.ua/rubric-ato/3705894-rosia-ne-mae-zodnogo-potencialu-dla-masstabnogo-nastupu-budanov.html" text:style-name="Internet_20_link" text:visited-style-name="Visited_20_Internet_20_Link">
<text:span text:style-name="T4">
 Budanov </text:span>
</text:a>
Gur的负责人将So称为PEC的俄罗斯雇佣军与常规Armyrf的士兵进行了比较，指出“ Wagnerivtsi”的培训要好得多。</text:p>
      <text:p text:style-name="P4">
同时，布达马诺夫拒绝确认或否认乌克兰特殊服务在消除许多俄罗斯战争中普遍参与的信息，同时强调，乌克兰将与俄罗斯灰烬作斗争，直到充分直至全部胜利。 Gur Head说：“我评论的一切都是我们在乌克兰的全部胜利之前正在杀死和杀死世界上任何地方的俄罗斯人。”</text:p>
      <text:p text:style-name="P4">
<text:span text:style-name="T4">
另请阅读：</text:span>
 <text:a xlink:type="simple" xlink:href="https://www.ukrinform.ua/rubric-ato/3705854-prigozin-i-kadirov-hocut-zvinuvatiti-armiu-rf-v-nevdacah-u-bahmuti-isw.html" text:style-name="Internet_20_link" text:visited-style-name="Visited_20_Internet_20_Link">
<text:span text:style-name="T4">
价格</text:span>
</text:a>
据报道，布达诺夫早些时候表示，俄罗斯试图控制俄罗斯派对团体，恐怖分子国家试图创建的新结构将旨在将所谓的PVC供应供应俄罗斯联邦的总参谋部。</text:p>
      <text:p text:style-name="P4">
照片：宗师国防部</text:p>
      <text:p text:style-name="P4">
News Source: <text:a xlink:type="simple" xlink:href="https://www.ukrinform.ua/rubric-ato/3705907-u-rosii-bagato-sil-hocut-fizicno-usunuti-prigozina-budanov.html" text:style-name="Internet_20_link" text:visited-style-name="Visited_20_Internet_20_Link">
https://www.ukrinform.ua/rubric-ato/3705907-u-rosii-bagato-sil-hocut-fizicno-usunuti-prigozina-budanov.html</text:a>
</text:p>
      <!--NEWS-->
      <text:h text:style-name="P10" text:outline-level="1">
<text:span text:style-name="T4">
«Реал» та «Ман Сіті» у Лізі чемпіонів розсудять арбітри з Португалії та Італії</text:span>
</text:h>
      <text:p text:style-name="P4">
作者: Ukrinform (Person)</text:p>
      <text:p text:style-name="P4">
出版商: Укринформ (Organization)</text:p>
      <text:p text:style-name="P4">
出版时间: 2023-05-07T13:27:23+03:00</text:p>
      <text:p text:style-name="P4">
修改时间: 2023-05-07T13:27:23+03:00</text:p>
      <text:p text:style-name="P4">
描述: У Лізі чемпіонів УЄФА у вівторок, 9 травня, відбудеться перший матч 1/2 фіналу сезону-2022/23. — Укрінформ.</text:p>
      <text:p text:style-name="P4">
图片: ["<text:a xlink:type="simple" xlink:href="https://static.ukrinform.com/photos/2023_05/thumb_files/630_360_1683455085-181.jpg" text:style-name="Internet_20_link" text:visited-style-name="Visited_20_Internet_20_Link">
630_360_16834...</text:a>
"]</text:p>
      <text:p text:style-name="P4">
标签: ['Футбол', 'Ліга чемпіонів', 'Реал Мадрид', 'Судді', 'Манчестер Сіті']</text:p>
      <text:p text:style-name="P4">
类型: Article</text:p>
      <!--METADATA-->
      <text:p text:style-name="P4">
<draw:frame draw:style-name="fr1" draw:name="Image160" text:anchor-type="as-char" svg:width="6.9236in" svg:height="3.956343in" draw:z-index="0">
<draw:image xlink:href="../Images/yкринформ/2023-05-07T13-27-23-03-00/630_360_1683455085-181.jpg" xlink:type="simple" xlink:show="embed" xlink:actuate="onLoad" draw:mime-type="image/jpeg"/>
</draw:frame>
5月9日星期二的UEFA Lizichampions将举行Seszeson-2022/23的1/2比赛。</text:p>
      <text:p text:style-name="P4">
乌克林福姆(Ukrinform)的报道，在马德里举行的圣地亚哥·伯纳布(Santiago Bernabeu)在马德里的圣地亚哥·贝尔纳布(Santiago Bernabeu)在马德里现任冠军“皇家马德里”(Real Madrid)和英国“曼彻斯特城”的球员之间，将由乌克林福姆(Ukrinform)的法官旅提供。</text:p>
      <text:p text:style-name="P4">
葡萄牙亚瑟·迪亚什(Arthur Diash)的主要仲裁者将在Paulo Soaresh和Pedro Ribair的线路上得到协助。 Daniele Orstota视频大师Massimiliano Irati的第四任仲裁员由意大利Suddhiv Corps代表。</text:p>
      <text:p text:style-name="P4">
这场响应的比赛将于5月17日在曼彻斯特的Arihad竞技场举行。</text:p>
      <text:p text:style-name="P4">
<text:span text:style-name="T4">
另请阅读：</text:span>
 <text:a xlink:type="simple" xlink:href="https://www.ukrinform.ua/rubric-sports/3695383-uefa-zareestruvav-tri-zaavki-na-provedenna-evro2028-ta-evro2032.html" text:style-name="Internet_20_link" text:visited-style-name="Visited_20_Internet_20_Link">
</text:a>
我们将提醒，另一对由意大利语“米兰”和“国际”组成，该夫妇将于5月16日和5月16日进行管理。</text:p>
      <text:p text:style-name="P4">
欧洲冠军联赛决赛将于6月10日在伊斯坦布尔的阿塔图尔克奥林匹克体育场举行(火鸡).</text:p>
      <text:p text:style-name="P4">
На фото: Артур Діаш (slbenfica.pt).</text:p>
      <text:p text:style-name="P4">
News Source: <text:a xlink:type="simple" xlink:href="https://www.ukrinform.ua/rubric-sports/3705910-real-ta-man-siti-u-lizi-cempioniv-rozsudat-arbitri-z-portugalii-ta-italii.html" text:style-name="Internet_20_link" text:visited-style-name="Visited_20_Internet_20_Link">
https://www.ukrinform.ua/rubric-sports/3705910-real-ta-man-siti-u-lizi-cempioniv-rozsudat-arbitri-z-portugalii-ta-italii.html</text:a>
</text:p>
      <!--NEWS-->
      <text:h text:style-name="P10" text:outline-level="1">
<text:span text:style-name="T4">
在基辅在公寓里爆炸的手榴弹</text:span>
</text:h>
      <text:p text:style-name="P4">
作者: Ukrinform (Person)</text:p>
      <text:p text:style-name="P4">
出版商: Укринформ (Organization)</text:p>
      <text:p text:style-name="P4">
出版时间: 2023-05-07T13:31:51+03:00</text:p>
      <text:p text:style-name="P4">
修改时间: 2023-05-07T13:31:51+03:00</text:p>
      <text:p text:style-name="P4">
描述: 在基辅的Desnyanskiy地区，一枚在公寓里爆炸的手榴弹，警方拘留了一个男子，因为他粗心处理弹药。  - 乌克林。</text:p>
      <text:p text:style-name="P4">
图片: ["<text:a xlink:type="simple" xlink:href="https://static.ukrinform.com/photos/2015_11/thumb_files/630_360_1447688991-1854.jpg" text:style-name="Internet_20_link" text:visited-style-name="Visited_20_Internet_20_Link">
630_360_14476...</text:a>
"]</text:p>
      <text:p text:style-name="P4">
标签: ['Граната', 'Вибух', 'Київ', 'Боєприпаси']</text:p>
      <text:p text:style-name="P4">
类型: Article</text:p>
      <!--METADATA-->
      <text:p text:style-name="P4">
<draw:frame draw:style-name="fr1" draw:name="Image161" text:anchor-type="as-char" svg:width="6.9236in" svg:height="3.956343in" draw:z-index="0">
<draw:image xlink:href="../Images/yкринформ/2023-05-07T13-31-51-03-00/630_360_1447688991-1854.jpg" xlink:type="simple" xlink:show="embed" xlink:actuate="onLoad" draw:mime-type="image/jpeg"/>
</draw:frame>
基辅的Udesnyansky区在公寓里爆炸，手榴弹，拖延男子的警察不小心处理弹药。</text:p>
      <text:p text:style-name="P4">
根据乌克林福姆的说法，基辅警察通讯部报告了<text:a xlink:type="simple" xlink:href="https://www.facebook.com/UA.KyivPolice/posts/pfbid0J8ju7pDVebhbSjwiAB4oPA6jAx7SymaxAyXxZHEgxgujYRXfFwJgrJrhv9nTjHpul" text:style-name="Internet_20_link" text:visited-style-name="Visited_20_Internet_20_Link">
</text:a>
.</text:p>
      <text:p text:style-name="P4">
"Сьогодні до поліції Києва надійшла інформація, що у квартирі на вулиціЛісківській вибухнула <text:a xlink:type="simple" xlink:href="https://www.ukrinform.ua/tag-granata" text:style-name="Internet_20_link" text:visited-style-name="Visited_20_Internet_20_Link">
 </text:a>
。 根据以上提到的，该税立即由警察服装，一个调查小组和医生指导，”  - 消息写道。</text:p>
      <text:p text:style-name="P4">
根据初步信息，由于粗心的行为而引爆了弹药。由于这一事件，没有受害者。 一个被警察拘留的男子被拘留。</text:p>
      <text:p text:style-name="P4">
<text:span text:style-name="T4">
另请阅读：</text:span>
 <text:a xlink:type="simple" xlink:href="https://www.ukrinform.ua/rubric-regions/3704303-u-gostomeli-na-kiivsini-znajsli-bojovu-granatu.html" text:style-name="Internet_20_link" text:visited-style-name="Visited_20_Internet_20_Link">
<text:span text:style-name="T4">
手榴弹</text:span>
</text:a>
Desnyansk警察局的调查部门开始根据ART进行刑事诉讼。 263(非法处理武器，战斗用品)乌克兰的刑法。 本文的制裁规定了三到七年的心情监禁。</text:p>
      <text:p text:style-name="P4">
正如乌克林福姆报道的那样，4月，执法人员拘留了涉嫌卖方手榴弹的宝藏。</text:p>
      <text:p text:style-name="P4">
<text:span text:style-name="T5">
照片说明性</text:span>
</text:p>
      <text:p text:style-name="P4">
News Source: <text:a xlink:type="simple" xlink:href="https://www.ukrinform.ua/rubric-kyiv/3705911-u-kievi-v-kvartiri-vibuhnula-granata.html" text:style-name="Internet_20_link" text:visited-style-name="Visited_20_Internet_20_Link">
https://www.ukrinform.ua/rubric-kyiv/3705911-u-kievi-v-kvartiri-vibuhnula-granata.html</text:a>
</text:p>
      <!--NEWS-->
      <text:h text:style-name="P10" text:outline-level="1">
<text:span text:style-name="T4">
在乌克兰，发行了《前线书》一书</text:span>
</text:h>
      <text:p text:style-name="P4">
作者: Ukrinform (Person)</text:p>
      <text:p text:style-name="P4">
出版商: Укринформ (Organization)</text:p>
      <text:p text:style-name="P4">
出版时间: 2023-05-07T13:52:56+03:00</text:p>
      <text:p text:style-name="P4">
修改时间: 2023-05-07T13:52:56+03:00</text:p>
      <text:p text:style-name="P4">
描述: 乌克兰人可以参与乌克兰“正面书籍”文化和信息政策部的项目，以通过书籍并支持军事的道德精神和心理状态。  - 乌克林。</text:p>
      <text:p text:style-name="P4">
图片: ["<text:a xlink:type="simple" xlink:href="https://static.ukrinform.com/photos/2023_05/thumb_files/630_360_1683456685-438.jpg" text:style-name="Internet_20_link" text:visited-style-name="Visited_20_Internet_20_Link">
630_360_16834...</text:a>
"]</text:p>
      <text:p text:style-name="P4">
标签: ['Бібліотека', 'Українська книга', 'МКІП ']</text:p>
      <text:p text:style-name="P4">
类型: Article</text:p>
      <!--METADATA-->
      <text:p text:style-name="P4">
<draw:frame draw:style-name="fr1" draw:name="Image162" text:anchor-type="as-char" svg:width="6.9236in" svg:height="3.956343in" draw:z-index="0">
<draw:image xlink:href="../Images/yкринформ/2023-05-07T13-52-56-03-00/630_360_1683456685-438.jpg" xlink:type="simple" xlink:show="embed" xlink:actuate="onLoad" draw:mime-type="image/jpeg"/>
</draw:frame>
乌克兰人将参加乌克兰“前面书籍”文化和信息政策部的项目，以通过书籍并支持军事心理心理状态的道德精神。</text:p>
      <text:p text:style-name="P4">
根据乌克林福姆的说法，MKIP在[]中报告(https://t.me/mkipu/5922)。</text:p>
      <text:p text:style-name="P4">
“读蒂莫西的书的乌克兰军事武装部队的照片显然在顿涅茨克地区闻了奥科皮，显然看到了整个世界。 如今，乌克兰的捍卫者是聪明，受过教育的人，即使在此期间也需要发展。 此外，在忙碌的一天，在前面阅读也许是放松的唯一方法。”</text:p>
      <text:p text:style-name="P4">
<text:span text:style-name="T4">
另请阅读：</text:span>
 <text:a xlink:type="simple" xlink:href="https://www.ukrinform.ua/rubric-culture/3693987-u-kievi-prezentuvali-proekt-knigi-na-front.html" text:style-name="Internet_20_link" text:visited-style-name="Visited_20_Internet_20_Link">
<text:span text:style-name="T4">
书籍</text:span>
 <text:span text:style-name="T4">
前</text:span>
</text:a>
Mkip以及“文化着陆”，以确保这一需求推出了一本书“前面的书”，这将有助于为地区提供勇士(当他们阅读《塔利斯蒂夫书》签名中的个人上诉时)，现代化和开发军事单位现有图书馆</text:p>
      <text:p text:style-name="P4">
要加入该项目并将书发送给乌克兰的捍卫者，您需要访问其中一家合作伙伴商店：“家庭休闲俱乐部”，KMBUKS，“我的书架”或“ Radiance”，请购买所需的书，标志，在有机会添加一张愿望和愿望的明信片，并与适当的商店一起留在一个特殊的架子上。</text:p>
      <text:p text:style-name="P4">
MKIP保证，“感谢您书籍“前面”的“ Nova Poshta”的物流合作伙伴，保证可以得到收件人。</text:p>
      <text:p text:style-name="P4">
正如乌克林福姆报道的<text:a xlink:type="simple" xlink:href="https://www.ukrinform.ua/rubric-society/3701090-v-ukraini-zapuskaut-proekt-informacia-bez-bareriv-so-vin-peredbacae.html" text:style-name="Internet_20_link" text:visited-style-name="Visited_20_Internet_20_Link">
</text:a>
，旨在为所有社会群体提供访问社会上重要的信息。</text:p>
      <text:p text:style-name="P4">
照片：FB Alexander Tkachenko</text:p>
      <text:p text:style-name="P4">
News Source: <text:a xlink:type="simple" xlink:href="https://www.ukrinform.ua/rubric-culture/3705915-v-ukraini-zapocatkuvali-proekt-kniga-na-front.html" text:style-name="Internet_20_link" text:visited-style-name="Visited_20_Internet_20_Link">
https://www.ukrinform.ua/rubric-culture/3705915-v-ukraini-zapocatkuvali-proekt-kniga-na-front.html</text:a>
</text:p>
      <!--NEWS-->
      <text:h text:style-name="P10" text:outline-level="1">
<text:span text:style-name="T4">
入侵者“撤离” TOT的人口掩盖 -  Humeniuk</text:span>
</text:h>
      <text:p text:style-name="P4">
作者: Ukrinform (Person)</text:p>
      <text:p text:style-name="P4">
出版商: Укринформ (Organization)</text:p>
      <text:p text:style-name="P4">
出版时间: 2023-05-07T13:54:28+03:00</text:p>
      <text:p text:style-name="P4">
修改时间: 2023-05-07T13:54:28+03:00</text:p>
      <text:p text:style-name="P4">
描述: 侵略者以“疏散”为借口将临时占领的领土的人口出口到其军事部队所在的地方提供掩护的地方。  - 乌克林。</text:p>
      <text:p text:style-name="P4">
图片: ["<text:a xlink:type="simple" xlink:href="https://static.ukrinform.com/photos/2023_05/thumb_files/630_360_1683456712-688.jpg" text:style-name="Internet_20_link" text:visited-style-name="Visited_20_Internet_20_Link">
630_360_16834...</text:a>
"]</text:p>
      <text:p text:style-name="P4">
标签: ['Евакуація', 'Війна з росією', 'Єдині новини', 'Наталія Гуменюк']</text:p>
      <text:p text:style-name="P4">
类型: Article</text:p>
      <!--METADATA-->
      <text:p text:style-name="P4">
<draw:frame draw:style-name="fr1" draw:name="Image163" text:anchor-type="as-char" svg:width="6.9236in" svg:height="3.956343in" draw:z-index="0">
<draw:image xlink:href="../Images/yкринформ/2023-05-07T13-54-28-03-00/630_360_1683456712-688.jpg" xlink:type="simple" xlink:show="embed" xlink:actuate="onLoad" draw:mime-type="image/jpeg"/>
</draw:frame>
入侵者以“疏散”的借口出口了其军事单位所在的内容的暂时占领领土的人口，以便为他们提供粘附。</text:p>
      <text:p text:style-name="P4">
乌克林福姆报道，乌克兰国防军纳塔利亚·汉尼克(Natalia Humeniuk)的联合协调出版社中心负责人在电视规模“统一新闻”的空中说。</text:p>
      <text:p text:style-name="P4">
“我们看到，每次普遍燃烧时，对当地居民的关注模仿。 当分配到当地人口时，我们还看到了正确的银行行动。 我们看到了这一点，离开了岸<text:a xlink:type="simple" xlink:href="https://www.ukrinform.ua/tag-hersonsina" text:style-name="Internet_20_link" text:visited-style-name="Visited_20_Internet_20_Link">
</text:a>
现在，当我们看到他们展示伪造时，试图更深入地撤离人们 - 他们配备了防御边界的地方，并因此以一种新的方式将部署单位放置在那里，并与当地居民掩盖自己，”  -  Razalagumeniuk。</text:p>
      <text:p text:style-name="P4">
据她说，出口的人们填补了敌人试图拧开设备和单位的地方。</text:p>
      <text:p text:style-name="P4">
<text:span text:style-name="T4">
另请阅读：</text:span>
 <text:a xlink:type="simple" xlink:href="https://www.ukrinform.ua/rubric-regions/3705891-na-zaporizzi-pid-vigladom-evakuacii-zagarbniki-gotuut-provokacii-fedorov.html" text:style-name="Internet_20_link" text:visited-style-name="Visited_20_Internet_20_Link">
<text:span text:style-name="T4">
 evak </text:span>
</text:a>
同时，Humeniuk指出，在向贝迪安斯克出口的能量时，入侵者并不认为他是最受保护的地方，而是想说服所有其他人，据称“他们运送人口以维修更安全的地方。 “</text:p>
      <text:p text:style-name="P4">
据报道，俄罗斯入侵者<text:a xlink:type="simple" xlink:href="https://www.ukrinform.ua/rubric-regions/3705811-zagarbniki-vivozat-z-energodara-ziteliv-u-napramku-berdanska-ta-primorska.html" text:style-name="Internet_20_link" text:visited-style-name="Visited_20_Internet_20_Link">
</text:a>
 із 18 населених пунктів тимчасово захопленої територіїЗапорізької області. За інформацією міського голови Мелітополя Івана Федорова,планується "тимчасово перемістити" близько 70 тисяч мешканців.</text:p>
      <text:p text:style-name="P4">
News Source: <text:a xlink:type="simple" xlink:href="https://www.ukrinform.ua/rubric-regions/3705917-zagarbniki-evakuuut-naselenna-tot-sob-prikrivatisa-nim-gumenuk.html" text:style-name="Internet_20_link" text:visited-style-name="Visited_20_Internet_20_Link">
https://www.ukrinform.ua/rubric-regions/3705917-zagarbniki-evakuuut-naselenna-tot-sob-prikrivatisa-nim-gumenuk.html</text:a>
</text:p>
      <!--NEWS-->
      <text:h text:style-name="P10" text:outline-level="1">
<text:span text:style-name="T4">
Chernihivska Oblast（19:55）。 红色警报：空中威胁。 警笛声。 立即掩盖！</text:span>
</text:h>
      <text:p text:style-name="P4">
作者: liveuamap (Language: en)</text:p>
      <text:p text:style-name="P4">
时间: 2023-05-07T13:56:00</text:p>
      <text:p text:style-name="P4">
地点: Chernihivska Oblast (Latitude:51.33449 Longtitude:31.99954)</text:p>
      <text:p text:style-name="P4">
视频: []</text:p>
      <text:p text:style-name="P4">
图片: []</text:p>
      <text:p text:style-name="P4">
标签: ["Europe", "Central and Eastern Europe"]</text:p>
      <text:p text:style-name="P4">
Id: 22561147</text:p>
      <!--METADATA-->
      <text:p text:style-name="P4">
切尔尼希夫地区(19:55). Red Alert: aerial threat. Sirens sounding. Takecover now!</text:p>
      <text:p text:style-name="P4">
News Collection Link: <text:a xlink:type="simple" xlink:href="https://liveuamap.com/en/2023/07-may-chernihivska-oblast1955-red-alert-aerig" text:style-name="Internet_20_link" text:visited-style-name="Visited_20_Internet_20_Link">
https://liveuamap.com/en/2023/07-may-chernihivska-oblast1955-red-alert-aerig</text:a>
</text:p>
      <text:p text:style-name="P4">
News Source: <text:a xlink:type="simple" xlink:href="https://t.me/suspilnechernihiv/18357" text:style-name="Internet_20_link" text:visited-style-name="Visited_20_Internet_20_Link">
https://t.me/suspilnechernihiv/18357</text:a>
</text:p>
      <!--NEWS-->
      <text:h text:style-name="P10" text:outline-level="1">
<text:span text:style-name="T4">
Sumska Oblast（19:56）。 红色警报：空中威胁。 警笛声。 立即掩盖！</text:span>
</text:h>
      <text:p text:style-name="P4">
作者: liveuamap (Language: en)</text:p>
      <text:p text:style-name="P4">
时间: 2023-05-07T13:57:00</text:p>
      <text:p text:style-name="P4">
地点: Sumska Oblast (Latitude:51.0004 Longtitude:33.99919)</text:p>
      <text:p text:style-name="P4">
视频: []</text:p>
      <text:p text:style-name="P4">
图片: []</text:p>
      <text:p text:style-name="P4">
标签: ["Europe", "Central and Eastern Europe"]</text:p>
      <text:p text:style-name="P4">
Id: 22561148</text:p>
      <!--METADATA-->
      <text:p text:style-name="P4">
Sumy地区(19:56). Red Alert: aerial threat. Sirens sounding. Take covernow!</text:p>
      <text:p text:style-name="P4">
News Collection Link: <text:a xlink:type="simple" xlink:href="https://liveuamap.com/en/2023/07-may-sumska-oblast1956-red-alert-aerial-thrg" text:style-name="Internet_20_link" text:visited-style-name="Visited_20_Internet_20_Link">
https://liveuamap.com/en/2023/07-may-sumska-oblast1956-red-alert-aerial-thrg</text:a>
</text:p>
      <text:p text:style-name="P4">
News Source: <text:a xlink:type="simple" xlink:href="https://t.me/air_alert_ua/44662" text:style-name="Internet_20_link" text:visited-style-name="Visited_20_Internet_20_Link">
https://t.me/air_alert_ua/44662</text:a>
</text:p>
      <!--NEWS-->
      <text:h text:style-name="P10" text:outline-level="1">
<text:span text:style-name="T4">
在基辅，最多5堂课的文件接待将持续到6月16日</text:span>
</text:h>
      <text:p text:style-name="P4">
作者: Ukrinform (Person)</text:p>
      <text:p text:style-name="P4">
出版商: Укринформ (Organization)</text:p>
      <text:p text:style-name="P4">
出版时间: 2023-05-07T13:57:46+03:00</text:p>
      <text:p text:style-name="P4">
修改时间: 2023-05-07T13:57:46+03:00</text:p>
      <text:p text:style-name="P4">
描述: 在今年的基辅，向5类学校的文件接收将持续到6月16日。  - 乌克林。</text:p>
      <text:p text:style-name="P4">
图片: ["<text:a xlink:type="simple" xlink:href="https://static.ukrinform.com/photos/2022_11/thumb_files/630_360_1668109830-293.jpeg" text:style-name="Internet_20_link" text:visited-style-name="Visited_20_Internet_20_Link">
630_360_16681...</text:a>
"]</text:p>
      <text:p text:style-name="P4">
标签: ['Е-документи', 'Школа', 'Київ']</text:p>
      <text:p text:style-name="P4">
类型: Article</text:p>
      <!--METADATA-->
      <text:p text:style-name="P4">
<draw:frame draw:style-name="fr1" draw:name="Image164" text:anchor-type="as-char" svg:width="6.9236in" svg:height="3.956343in" draw:z-index="0">
<draw:image xlink:href="../Images/yкринформ/2023-05-07T13-57-46-03-00/630_360_1668109830-293.jpeg" xlink:type="simple" xlink:show="embed" xlink:actuate="onLoad" draw:mime-type="image/jpeg"/>
</draw:frame>
在基辅，向5类学校提供的文件年将持续到6月16日。</text:p>
      <text:p text:style-name="P4">
正如乌克林福姆报道的那样，它报告了<text:a xlink:type="simple" xlink:href="https://kyivcity.gov.ua/news/olena_fidanyan_priyom_do_5-kh_klasiv_trivatime_u_stolitsi_do_16_chervnya/" text:style-name="Internet_20_link" text:visited-style-name="Visited_20_Internet_20_Link">
</text:a>
.</text:p>
      <text:p text:style-name="P4">
За словами, директорки Департаменту освіти та науки КМДА Олени Фіданян, “у2022-2023 навчальному році уроки в закладах загальної середньої освіти Києватриватимуть до 16 червня. Це обумовлено подовженими зимовими канікулами таособливостями освітнього процесу в умовах воєнного стану. Саме тому закладамосвіти рекомендовано продовжити прийом документів до 5-х класів ще напівмісяця”.</text:p>
      <text:p text:style-name="P4">
<text:span text:style-name="T4">
Читайте також:</text:span>
 <text:a xlink:type="simple" xlink:href="https://www.ukrinform.ua/rubric-diaspora/3705115-ukrainski-skolari-z-riznih-krain-mozut-uzati-ucast-u-hirosimskomu-forumi-dla-molodi.html" text:style-name="Internet_20_link" text:visited-style-name="Visited_20_Internet_20_Link">
 <text:span text:style-name="T4">
школ</text:span>
 </text:a>
“我们还建议您在6月至6月至6月至22日的5个课程中进行竞争选择。 如果国家多部分时间 - 在此日期，则竞争选择将推迟至6月23日。 如果提交的申请数量超过相关班级的免费位置总数，则可以进行新创建的5年级的竞争。” Fidanyan强调。</text:p>
      <text:p text:style-name="P4">
她提醒您，一般中等教育机构的负责人必须在比赛期间和五年级学生入学时为所有参与者创造危险的条件。</text:p>
      <text:p text:style-name="P4">
正如乌克林福姆(Ukrinform(NMT). Тестування проходитиме у дві сесії: основна: 5червня – 23 червня; додаткова: 11–24 липня.</text:p>
      <text:p text:style-name="P4">
News Source: <text:a xlink:type="simple" xlink:href="https://www.ukrinform.ua/rubric-kyiv/3705919-u-kievi-prijom-dokumentiv-do-5h-klasiv-trivatime-do-16-cervna.html" text:style-name="Internet_20_link" text:visited-style-name="Visited_20_Internet_20_Link">
https://www.ukrinform.ua/rubric-kyiv/3705919-u-kievi-prijom-dokumentiv-do-5h-klasiv-trivatime-do-16-cervna.html</text:a>
</text:p>
      <!--NEWS-->
      <text:h text:style-name="P10" text:outline-level="1">
<text:span text:style-name="T4">
Kherson地区的社区接受了移动CNAP</text:span>
</text:h>
      <text:p text:style-name="P4">
作者: Ukrinform (Person)</text:p>
      <text:p text:style-name="P4">
出版商: Укринформ (Organization)</text:p>
      <text:p text:style-name="P4">
出版时间: 2023-05-07T14:00:33+03:00</text:p>
      <text:p text:style-name="P4">
修改时间: 2023-05-07T14:00:33+03:00</text:p>
      <text:p text:style-name="P4">
描述: 赫尔森地区的大亚历山大社区获得了一个移动中心，以提供合作伙伴的行政服务。  - 乌克林。</text:p>
      <text:p text:style-name="P4">
图片: ["<text:a xlink:type="simple" xlink:href="https://static.ukrinform.com/photos/2023_05/thumb_files/630_360_1683457173-999.jpg" text:style-name="Internet_20_link" text:visited-style-name="Visited_20_Internet_20_Link">
630_360_16834...</text:a>
"]</text:p>
      <text:p text:style-name="P4">
标签: ['Херсонщина', 'ЦНАП', 'допомога']</text:p>
      <text:p text:style-name="P4">
类型: Article</text:p>
      <!--METADATA-->
      <text:p text:style-name="P4">
<draw:frame draw:style-name="fr1" draw:name="Image165" text:anchor-type="as-char" svg:width="6.9236in" svg:height="3.956343in" draw:z-index="0">
<draw:image xlink:href="../Images/yкринформ/2023-05-07T14-00-33-03-00/630_360_1683457173-999.jpg" xlink:type="simple" xlink:show="embed" xlink:actuate="onLoad" draw:mime-type="image/jpeg"/>
</draw:frame>
Kherson地区的大亚历山大社区获得了一个移动中心，以提供合作伙伴的行政服务。</text:p>
      <text:p text:style-name="P4">
这是在[]中报道的(https://t.me/khersonskaODA/5660)库尔森·奥瓦(Kherson Ova)，报道乌克林福姆。</text:p>
      <text:p text:style-name="P4">
“现在，社区的居民无法独自到达CNAP，必须在家中获得行政服务。”  - 在OVA中说。</text:p>
      <text:p text:style-name="P4">
<text:span text:style-name="T4">
另请阅读：</text:span>
 <text:a xlink:type="simple" xlink:href="https://www.ukrinform.ua/rubric-kyiv/3704297-u-svatosinskomu-rajoni-zapracuvav-pidrozdil-cnapu.html" text:style-name="Internet_20_link" text:visited-style-name="Visited_20_Internet_20_Link">
<text:span text:style-name="T4">
 cnap </text:span>
</text:a>
他们指出，援助是由瑞典 - 乌克兰项目Prostov“乌克兰的支持服务”提供的。</text:p>
      <text:p text:style-name="P4">
移动中心包括一辆汽车和一个带笔记本电脑，便携式扫描仪，激光打印机，4G Wi-Fi-Mstitizer的移动外壳。</text:p>
      <text:p text:style-name="P4">
机器和设备的成本为963.2,000个UAH。</text:p>
      <text:p text:style-name="P4">
<text:span text:style-name="T4">
另请阅读：</text:span>
 <text:a xlink:type="simple" xlink:href="https://www.ukrinform.ua/rubric-regions/3682888-u-borodanci-vidkrili-novij-cnap.html" text:style-name="Internet_20_link" text:visited-style-name="Visited_20_Internet_20_Link">
<text:span text:style-name="T4">
 cnap </text:span>
</text:a>
据报道，3月，大亚历山德罗夫斯克社区收到了四个设备，以恢复CNAP的工作。</text:p>
      <text:p text:style-name="P4">
News Source: <text:a xlink:type="simple" xlink:href="https://www.ukrinform.ua/rubric-regions/3705920-gromada-na-hersonsini-otrimala-mobilnij-cnap.html" text:style-name="Internet_20_link" text:visited-style-name="Visited_20_Internet_20_Link">
https://www.ukrinform.ua/rubric-regions/3705920-gromada-na-hersonsini-otrimala-mobilnij-cnap.html</text:a>
</text:p>
      <!--NEWS-->
      <text:h text:style-name="P10" text:outline-level="1">
<text:span text:style-name="T4">
Donetsk Oblast（20:04）。 红色警报：空中威胁。 警笛声。 立即掩盖！</text:span>
</text:h>
      <text:p text:style-name="P4">
作者: liveuamap (Language: en)</text:p>
      <text:p text:style-name="P4">
时间: 2023-05-07T14:06:00</text:p>
      <text:p text:style-name="P4">
地点: Donetsk Oblast (Latitude:48.72719 Longtitude:37.579)</text:p>
      <text:p text:style-name="P4">
视频: []</text:p>
      <text:p text:style-name="P4">
图片: []</text:p>
      <text:p text:style-name="P4">
标签: ["Europe", "Central and Eastern Europe"]</text:p>
      <text:p text:style-name="P4">
Id: 22561149</text:p>
      <!--METADATA-->
      <text:p text:style-name="P4">
Donetsk Oblast(20:04). Red Alert: aerial threat. Sirens sounding. Take covernow!</text:p>
      <text:p text:style-name="P4">
News Collection Link: <text:a xlink:type="simple" xlink:href="https://liveuamap.com/en/2023/07-may-donetsk-oblast2004-red-alert-aerial-thg" text:style-name="Internet_20_link" text:visited-style-name="Visited_20_Internet_20_Link">
https://liveuamap.com/en/2023/07-may-donetsk-oblast2004-red-alert-aerial-thg</text:a>
</text:p>
      <text:p text:style-name="P4">
News Source: <text:a xlink:type="simple" xlink:href="https://t.me/air_alert_ua/44663" text:style-name="Internet_20_link" text:visited-style-name="Visited_20_Internet_20_Link">
https://t.me/air_alert_ua/44663</text:a>
</text:p>
      <!--NEWS-->
      <text:h text:style-name="P10" text:outline-level="1">
<text:span text:style-name="T4">
Syrsky授予步兵，他们阻止了前线入侵者</text:span>
</text:h>
      <text:p text:style-name="P4">
作者: Ukrinform (Person)</text:p>
      <text:p text:style-name="P4">
出版商: Укринформ (Organization)</text:p>
      <text:p text:style-name="P4">
出版时间: 2023-05-07T14:07:46+03:00</text:p>
      <text:p text:style-name="P4">
修改时间: 2023-05-07T14:07:46+03:00</text:p>
      <text:p text:style-name="P4">
描述: 东部部队的指挥官亚历山大·西尔斯基上校参观了将俄罗斯入侵者置于最前沿的部队和单位。  - 乌克林。</text:p>
      <text:p text:style-name="P4">
图片: ["<text:a xlink:type="simple" xlink:href="https://static.ukrinform.com/photos/2023_05/thumb_files/630_360_1683457576-2661.jpeg" text:style-name="Internet_20_link" text:visited-style-name="Visited_20_Internet_20_Link">
630_360_16834...</text:a>
", "<text:a xlink:type="simple" xlink:href="https://static.ukrinform.com/photos/2023_05/thumb_files/630_360_1683457576-5934.jpeg" text:style-name="Internet_20_link" text:visited-style-name="Visited_20_Internet_20_Link">
630_360_16834...</text:a>
", "<text:a xlink:type="simple" xlink:href="https://static.ukrinform.com/photos/2023_05/thumb_files/630_360_1683457576-1638.jpeg" text:style-name="Internet_20_link" text:visited-style-name="Visited_20_Internet_20_Link">
630_360_16834...</text:a>
", "<text:a xlink:type="simple" xlink:href="https://static.ukrinform.com/photos/2023_05/thumb_files/630_360_1683457576-8405.jpeg" text:style-name="Internet_20_link" text:visited-style-name="Visited_20_Internet_20_Link">
630_360_16834...</text:a>
", "<text:a xlink:type="simple" xlink:href="https://static.ukrinform.com/photos/2023_05/thumb_files/630_360_1683457576-2040.jpeg" text:style-name="Internet_20_link" text:visited-style-name="Visited_20_Internet_20_Link">
630_360_16834...</text:a>
", "<text:a xlink:type="simple" xlink:href="https://static.ukrinform.com/photos/2023_05/thumb_files/630_360_1683457576-3159.jpeg" text:style-name="Internet_20_link" text:visited-style-name="Visited_20_Internet_20_Link">
630_360_16834...</text:a>
", "<text:a xlink:type="simple" xlink:href="https://static.ukrinform.com/photos/2023_05/thumb_files/630_360_1683457577-9869.jpeg" text:style-name="Internet_20_link" text:visited-style-name="Visited_20_Internet_20_Link">
630_360_16834...</text:a>
", "<text:a xlink:type="simple" xlink:href="https://static.ukrinform.com/photos/2023_05/thumb_files/630_360_1683457577-7922.jpeg" text:style-name="Internet_20_link" text:visited-style-name="Visited_20_Internet_20_Link">
630_360_16834...</text:a>
"]</text:p>
      <text:p text:style-name="P4">
标签: ['Нагорода', 'Сирський', 'Війна з росією']</text:p>
      <text:p text:style-name="P4">
类型: Article</text:p>
      <!--METADATA-->
      <text:p text:style-name="P4">
<draw:frame draw:style-name="fr1" draw:name="Image166" text:anchor-type="as-char" svg:width="6.9236in" svg:height="3.956343in" draw:z-index="0">
<draw:image xlink:href="../Images/yкринформ/2023-05-07T14-07-46-03-00/630_360_1683457576-2661.jpeg" xlink:type="simple" xlink:show="embed" xlink:actuate="onLoad" draw:mime-type="image/jpeg"/>
</draw:frame>
东部部队的指挥官亚历山大·赛尔斯基上校离开了俄罗斯入侵者的部队和部队。</text:p>
      <text:p text:style-name="P4">
根据乌克林的说法，乌克兰武装部队的陆军在[]中报道(https://t.me/landforcesofukraine/8846)。</text:p>
      <text:p text:style-name="P4">
指挥官授予了最好的步兵，并为军事人员提供了一个职业假期。</text:p>
      <text:p text:style-name="P4">
<text:span text:style-name="T4">
另请阅读：</text:span>
 <text:a xlink:type="simple" xlink:href="https://www.ukrinform.ua/rubric-ato/3705709-zelenskij-vruciv-nagorodi-voinampihotincam.html" text:style-name="Internet_20_link" text:visited-style-name="Visited_20_Internet_20_Link">
<text:span text:style-name="T4">
步兵</text:span>
</text:a>
“步兵是我们军队的基础!直到我们的步兵担任职位之前，直到被考虑到他们才被视为雇用。” Sirsky说。</text:p>
      <text:p text:style-name="P4">
<draw:frame draw:style-name="fr1" draw:name="Image167" text:anchor-type="as-char" svg:width="6.9236in" svg:height="3.956343in" draw:z-index="0">
<draw:image xlink:href="../Images/yкринформ/2023-05-07T14-07-46-03-00/630_360_1683457576-5934.jpeg" xlink:type="simple" xlink:show="embed" xlink:actuate="onLoad" draw:mime-type="image/jpeg"/>
</draw:frame>
Syrsky授予步兵，他们在前线 /照片上拒绝入侵者：陆军<text:a xlink:type="simple" xlink:href="https://static.ukrinform.com/photos/2023_05/1683457576-5934.jpeg" text:style-name="Internet_20_link" text:visited-style-name="Visited_20_Internet_20_Link">
<draw:frame draw:style-name="fr1" draw:name="Image168" text:anchor-type="as-char" svg:width="6.9236in" svg:height="3.956343in" draw:z-index="0">
<draw:image xlink:href="../Images/yкринформ/2023-05-07T14-07-46-03-00/630_360_1683457576-5934.jpeg" xlink:type="simple" xlink:show="embed" xlink:actuate="onLoad" draw:mime-type="image/jpeg"/>
</draw:frame>
</text:a>
 <text:a xlink:type="simple" xlink:href="https://static.ukrinform.com/photos/2023_05/1683457576-1638.jpeg" text:style-name="Internet_20_link" text:visited-style-name="Visited_20_Internet_20_Link">
<draw:frame draw:style-name="fr1" draw:name="Image169" text:anchor-type="as-char" svg:width="6.9236in" svg:height="3.956343in" draw:z-index="0">
<draw:image xlink:href="../Images/yкринформ/2023-05-07T14-07-46-03-00/630_360_1683457576-1638.jpeg" xlink:type="simple" xlink:show="embed" xlink:actuate="onLoad" draw:mime-type="image/jpeg"/>
</draw:frame>
</text:a>
 <text:a xlink:type="simple" xlink:href="https://static.ukrinform.com/photos/2023_05/1683457576-8405.jpeg" text:style-name="Internet_20_link" text:visited-style-name="Visited_20_Internet_20_Link">
<draw:frame draw:style-name="fr1" draw:name="Image170" text:anchor-type="as-char" svg:width="6.9236in" svg:height="3.956343in" draw:z-index="0">
<draw:image xlink:href="../Images/yкринформ/2023-05-07T14-07-46-03-00/630_360_1683457576-8405.jpeg" xlink:type="simple" xlink:show="embed" xlink:actuate="onLoad" draw:mime-type="image/jpeg"/>
</draw:frame>
</text:a>
 <text:a xlink:type="simple" xlink:href="https://static.ukrinform.com/photos/2023_05/1683457576-2040.jpeg" text:style-name="Internet_20_link" text:visited-style-name="Visited_20_Internet_20_Link">
<draw:frame draw:style-name="fr1" draw:name="Image171" text:anchor-type="as-char" svg:width="6.9236in" svg:height="3.956343in" draw:z-index="0">
<draw:image xlink:href="../Images/yкринформ/2023-05-07T14-07-46-03-00/630_360_1683457576-2040.jpeg" xlink:type="simple" xlink:show="embed" xlink:actuate="onLoad" draw:mime-type="image/jpeg"/>
</draw:frame>
</text:a>
 <text:a xlink:type="simple" xlink:href="https://static.ukrinform.com/photos/2023_05/1683457576-2661.jpeg" text:style-name="Internet_20_link" text:visited-style-name="Visited_20_Internet_20_Link">
<draw:frame draw:style-name="fr1" draw:name="Image172" text:anchor-type="as-char" svg:width="6.9236in" svg:height="3.956343in" draw:z-index="0">
<draw:image xlink:href="../Images/yкринформ/2023-05-07T14-07-46-03-00/630_360_1683457576-2661.jpeg" xlink:type="simple" xlink:show="embed" xlink:actuate="onLoad" draw:mime-type="image/jpeg"/>
</draw:frame>
</text:a>
 <text:a xlink:type="simple" xlink:href="https://static.ukrinform.com/photos/2023_05/1683457576-3159.jpeg" text:style-name="Internet_20_link" text:visited-style-name="Visited_20_Internet_20_Link">
<draw:frame draw:style-name="fr1" draw:name="Image173" text:anchor-type="as-char" svg:width="6.9236in" svg:height="3.956343in" draw:z-index="0">
<draw:image xlink:href="../Images/yкринформ/2023-05-07T14-07-46-03-00/630_360_1683457576-3159.jpeg" xlink:type="simple" xlink:show="embed" xlink:actuate="onLoad" draw:mime-type="image/jpeg"/>
</draw:frame>
</text:a>
 <text:a xlink:type="simple" xlink:href="https://static.ukrinform.com/photos/2023_05/1683457577-9869.jpeg" text:style-name="Internet_20_link" text:visited-style-name="Visited_20_Internet_20_Link">
<draw:frame draw:style-name="fr1" draw:name="Image174" text:anchor-type="as-char" svg:width="6.9236in" svg:height="3.956343in" draw:z-index="0">
<draw:image xlink:href="../Images/yкринформ/2023-05-07T14-07-46-03-00/630_360_1683457577-9869.jpeg" xlink:type="simple" xlink:show="embed" xlink:actuate="onLoad" draw:mime-type="image/jpeg"/>
</draw:frame>
</text:a>
 <text:a xlink:type="simple" xlink:href="https://static.ukrinform.com/photos/2023_05/1683457577-7922.jpeg" text:style-name="Internet_20_link" text:visited-style-name="Visited_20_Internet_20_Link">
<draw:frame draw:style-name="fr1" draw:name="Image175" text:anchor-type="as-char" svg:width="6.9236in" svg:height="3.956343in" draw:z-index="0">
<draw:image xlink:href="../Images/yкринформ/2023-05-07T14-07-46-03-00/630_360_1683457577-7922.jpeg" xlink:type="simple" xlink:show="embed" xlink:actuate="onLoad" draw:mime-type="image/jpeg"/>
</draw:frame>
</text:a>
指挥官与军人进行了交谈，熟悉了单位问题，并提出了提高乌克兰军队在前线的国防能力的建议。</text:p>
      <text:p text:style-name="P4">
<text:span text:style-name="T4">
另请阅读：</text:span>
 <text:a xlink:type="simple" xlink:href="https://www.ukrinform.ua/rubric-ato/3705597-vdali-kontrnastupalni-operacii-stali-mozlivimi-zavdaki-profesionalizmu-pihoti-sirskij.html" text:style-name="Internet_20_link" text:visited-style-name="Visited_20_Internet_20_Link">
<text:span text:style-name="T4">
步兵</text:span>
</text:a>
</text:p>
      <text:p text:style-name="P4">
News Source: <text:a xlink:type="simple" xlink:href="https://www.ukrinform.ua/rubric-ato/3705922-sirskij-nagorodiv-pihotinciv-aki-strimuut-zagarbnikiv-na-peredovij.html" text:style-name="Internet_20_link" text:visited-style-name="Visited_20_Internet_20_Link">
https://www.ukrinform.ua/rubric-ato/3705922-sirskij-nagorodiv-pihotinciv-aki-strimuut-zagarbnikiv-na-peredovij.html</text:a>
</text:p>
      <!--NEWS-->
      <text:h text:style-name="P10" text:outline-level="1">
<text:span text:style-name="T4">
两百粉红色火烈鸟飞往奥德萨地区</text:span>
</text:h>
      <text:p text:style-name="P4">
作者: Ukrinform (Person)</text:p>
      <text:p text:style-name="P4">
出版商: Укринформ (Organization)</text:p>
      <text:p text:style-name="P4">
出版时间: 2023-05-07T14:08:56+03:00</text:p>
      <text:p text:style-name="P4">
修改时间: 2023-05-07T14:08:56+03:00</text:p>
      <text:p text:style-name="P4">
描述: 200名粉红色火烈鸟飞往奥德萨地区，前往图兹斯基河口国家公园。  - 乌克林。</text:p>
      <text:p text:style-name="P4">
图片: ["<text:a xlink:type="simple" xlink:href="https://static.ukrinform.com/photos/2023_05/thumb_files/630_360_1683457425-669.jpg" text:style-name="Internet_20_link" text:visited-style-name="Visited_20_Internet_20_Link">
630_360_16834...</text:a>
"]</text:p>
      <text:p text:style-name="P4">
标签: ['Одещина', 'Національний парк', 'Птахи']</text:p>
      <text:p text:style-name="P4">
类型: Article</text:p>
      <!--METADATA-->
      <text:p text:style-name="P4">
<draw:frame draw:style-name="fr1" draw:name="Image176" text:anchor-type="as-char" svg:width="6.9236in" svg:height="3.956343in" draw:z-index="0">
<draw:image xlink:href="../Images/yкринформ/2023-05-07T14-08-56-03-00/630_360_1683457425-669.jpg" xlink:type="simple" xlink:show="embed" xlink:actuate="onLoad" draw:mime-type="image/jpeg"/>
</draw:frame>
200名粉红色火烈鸟飞往图兹斯基利曼国家公园敖德萨公园。</text:p>
      <text:p text:style-name="P4">
国家公园在[]中报道了这一点(https://www.facebook.com/permalink.php?story_fbid=pfbid0W3AeeKHne94GCUb31gz19xYARDAZUDCxnCTWDBvCHuQLc3aeWWXjieSCjkFppBuLl&amp;id=100064670230790)，报道乌克林福姆。</text:p>
      <text:p text:style-name="P4">
值得注意的是，自5月2日以来，敖德萨地区南部的国家自然公园“图兹利夫斯基”记录了大量粉红色燃烧的大量群。</text:p>
      <text:p text:style-name="P4">
根据生物科学博士学位，以及国家天然公园“图兹斯基河口”的研究人员伊万·鲁塞夫(Ivan Rusev)，有210个粉红色的弗拉米诺斯(Pink Flaminos)。</text:p>
      <text:p text:style-name="P4">
“他们飞越了“图兹尔斯卡亚马逊”的边界。(https://www.ukrinform.ua/tag-ptahi)\  - 有216。 5月3日，我们看到了他们在利曼·沙根(Liman Shagan)和普雷西普(Praesip)上的令人难以置信的飞行。 210只鸟被累积了。”鲁塞夫说。</text:p>
      <text:p text:style-name="P4">
据他说，现在主要食物是粉红色火烈鸟 - 丰富的蝴蝶层。</text:p>
      <text:p text:style-name="P4">
<text:span text:style-name="T4">
另请阅读：</text:span>
 <text:a xlink:type="simple" xlink:href="https://www.ukrinform.ua/rubric-regions/3688901-na-bukovini-vidnovluut-populaciu-fazaniv.html" text:style-name="Internet_20_link" text:visited-style-name="Visited_20_Internet_20_Link">
<text:span text:style-name="T4">
 bukovina </text:span>
 <text:span text:style-name="T4">
 </text:span>
还原<text:span text:style-name="T4">
 </text:span>
人口<text:span text:style-name="T4">
 </text:span>
 <text:span text:style-name="T4">
野鸡</text:span>
</text:a>
“通常，它们已经在国家公园里，并且在与河口Yuvenalia Zaitsev边界的Aliba河口低地的Sandy Spill附近的保护者处更近。上次战争，湖泊受水交换的影响。现在持有被禁止撤离的保护区，尤其是在战争期间。”鲁塞夫写道。</text:p>
      <text:p text:style-name="P4">
国家公园还指出，最近在这里看到了四只海豚，它们被鱼沿海捕获。</text:p>
      <text:p text:style-name="P4">
照片：Facebook/Oleg Vishnyakov</text:p>
      <text:p text:style-name="P4">
News Source: <text:a xlink:type="simple" xlink:href="https://www.ukrinform.ua/rubric-regions/3705924-na-odesinu-priletili-dvi-sotni-rozevih-flamingo.html" text:style-name="Internet_20_link" text:visited-style-name="Visited_20_Internet_20_Link">
https://www.ukrinform.ua/rubric-regions/3705924-na-odesinu-priletili-dvi-sotni-rozevih-flamingo.html</text:a>
</text:p>
      <!--NEWS-->
      <text:h text:style-name="P10" text:outline-level="1">
<text:span text:style-name="T4">
手工制造商参与的口味公平在利维夫的利维夫</text:span>
</text:h>
      <text:p text:style-name="P4">
作者: Ukrinform (Person)</text:p>
      <text:p text:style-name="P4">
出版商: Укринформ (Organization)</text:p>
      <text:p text:style-name="P4">
出版时间: 2023-05-07T14:17:00+03:00</text:p>
      <text:p text:style-name="P4">
修改时间: 2023-05-07T14:17:00+03:00</text:p>
      <text:p text:style-name="P4">
描述: 在LVIV宫艺术宫的院子里，有来自乌克兰不同地区的手工艺生产商。  - 乌克林。</text:p>
      <text:p text:style-name="P4">
图片: ["<text:a xlink:type="simple" xlink:href="https://static.ukrinform.com/photos/2023_05/thumb_files/630_360_1683458164-473.jpg" text:style-name="Internet_20_link" text:visited-style-name="Visited_20_Internet_20_Link">
630_360_16834...</text:a>
"]</text:p>
      <text:p text:style-name="P4">
标签: ['Львівщина', 'Ярмарок', 'Козицький ']</text:p>
      <text:p text:style-name="P4">
类型: Article</text:p>
      <!--METADATA-->
      <text:p text:style-name="P4">
<draw:frame draw:style-name="fr1" draw:name="Image177" text:anchor-type="as-char" svg:width="6.9236in" svg:height="3.956343in" draw:z-index="0">
<draw:image xlink:href="../Images/yкринформ/2023-05-07T14-17-00-03-00/630_360_1683458164-473.jpg" xlink:type="simple" xlink:show="embed" xlink:actuate="onLoad" draw:mime-type="image/jpeg"/>
</draw:frame>
乌克兰Razizhnya地区的Kraft制造商的手工艺品，涉及艺术皇宫的攻击。</text:p>
      <text:p text:style-name="P4">
这是在[]中报道的(https://t.me/kozytskyy_maksym_official/8092)乌克林福姆报道，LVIV OVA负责人Maxim Kozitsky。</text:p>
      <text:p text:style-name="P4">
“如今，在利维夫艺术宫的庭院中，有一个很好的机会，可以从LVIV地区和乌克兰其他地区的50多家手工艺品生产商那里品尝有机产品，包括那些由于完整的规模，即搬到我们身边的人“科泽特斯基说。</text:p>
      <text:p text:style-name="P4">
<text:span text:style-name="T4">
另请阅读：</text:span>
 <text:a xlink:type="simple" xlink:href="https://www.ukrinform.ua/rubric-regions/3699562-u-lvovi-prohodit-persij-v-ukraini-armarok-molodiznogo-pidpriemnictva-junior-expo-2023.html" text:style-name="Internet_20_link" text:visited-style-name="Visited_20_Internet_20_Link">
<text:span text:style-name="T4">
 fair </text:span>
</text:a>
据他介绍，在LVIV博览会上提出的有机产品已根据国际标准进行认证。 制造商共享秘书，并进行大师班。</text:p>
      <text:p text:style-name="P4">
它提供茶，蜂蜜，果汁，奶酪和其他乳制品，粉彩，谷物，油，果酱，肉类产品。</text:p>
      <text:p text:style-name="P4">
<text:span text:style-name="T4">
另请阅读：</text:span>
 <text:a xlink:type="simple" xlink:href="https://www.ukrinform.ua/rubric-diaspora/3692372-u-dublini-vidbudetsa-velikodnij-ukrainskij-armarok.html" text:style-name="Internet_20_link" text:visited-style-name="Visited_20_Internet_20_Link">
<text:span text:style-name="T4">
 fair </text:span>
</text:a>
该博览会是在农业政策和食品部的支持下组织的，农业工业发展部的LVIV OVA，Ecoterra NGO和瑞士的合作伙伴。</text:p>
      <text:p text:style-name="P4">
News Source: <text:a xlink:type="simple" xlink:href="https://www.ukrinform.ua/rubric-regions/3705927-u-lvovi-prohodit-armarok-smaku-za-ucastu-kraftovih-virobnikiv.html" text:style-name="Internet_20_link" text:visited-style-name="Visited_20_Internet_20_Link">
https://www.ukrinform.ua/rubric-regions/3705927-u-lvovi-prohodit-armarok-smaku-za-ucastu-kraftovih-virobnikiv.html</text:a>
</text:p>
      <!--NEWS-->
      <text:h text:style-name="P10" text:outline-level="1">
<text:span text:style-name="T4">
Yermak会见了Usadors United24-谈论俄罗斯被盗儿童的回归</text:span>
</text:h>
      <text:p text:style-name="P4">
作者: Ukrinform (Person)</text:p>
      <text:p text:style-name="P4">
出版商: Укринформ (Organization)</text:p>
      <text:p text:style-name="P4">
出版时间: 2023-05-07T14:24:00+03:00</text:p>
      <text:p text:style-name="P4">
修改时间: 2023-05-07T14:24:00+03:00</text:p>
      <text:p text:style-name="P4">
描述: 总统主管安德里·耶尔马克（Andriy Yermak）与联合24 Fandering平台的大使进行了许多会议，并讨论了俄罗斯被驱逐出境的乌克兰儿童的帮助。  - 乌克林。</text:p>
      <text:p text:style-name="P4">
图片: ["<text:a xlink:type="simple" xlink:href="https://static.ukrinform.com/photos/2023_05/thumb_files/630_360_1683458374-533.jpeg" text:style-name="Internet_20_link" text:visited-style-name="Visited_20_Internet_20_Link">
630_360_16834...</text:a>
", "<text:a xlink:type="simple" xlink:href="https://static.ukrinform.com/photos/2023_05/1683458374-185.jpeg" text:style-name="Internet_20_link" text:visited-style-name="Visited_20_Internet_20_Link">
1683458374-18...</text:a>
", "<text:a xlink:type="simple" xlink:href="https://static.ukrinform.com/photos/2023_05/1683458374-719.jpeg" text:style-name="Internet_20_link" text:visited-style-name="Visited_20_Internet_20_Link">
1683458374-71...</text:a>
"]</text:p>
      <text:p text:style-name="P4">
标签: ['Депортація', 'Діти', 'Викрадення людей', 'Єрмак', 'United24', 'Амбасадор']</text:p>
      <text:p text:style-name="P4">
类型: Article</text:p>
      <!--METADATA-->
      <text:p text:style-name="P4">
<draw:frame draw:style-name="fr1" draw:name="Image178" text:anchor-type="as-char" svg:width="6.9236in" svg:height="3.956343in" draw:z-index="0">
<draw:image xlink:href="../Images/yкринформ/2023-05-07T14-24-00-03-00/630_360_1683458374-533.jpeg" xlink:type="simple" xlink:show="embed" xlink:actuate="onLoad" draw:mime-type="image/jpeg"/>
</draw:frame>
总统主管Andriy Yermak在Ubasadoriampandering Platform24举行了许多会议，并讨论了俄罗斯被驱逐出境的乌克兰儿童的帮助。</text:p>
      <text:p text:style-name="P4">
正如乌克林福姆报道的那样，它报告了<text:a xlink:type="simple" xlink:href="https://president.gov.ua/news/andrij-yermak-obgovoriv-z-ambasadorami-united24-vidomimi-akt-82753" text:style-name="Internet_20_link" text:visited-style-name="Visited_20_Internet_20_Link">
</text:a>
。</text:p>
      <text:p text:style-name="P4">
特别是，与法国电影制片人米歇尔·阿扎纳维库斯(Michel Azanavichus)会面，来自乌克兰伊万娜·萨克诺(Ivanna Sakhno)的美国女演员，加拿大女演员凯瑟琳(Katherin)，美国演员，导演和制片人李夫·施雷伯(Liev Schreber)，英国董事会主任安德烈·辛格(Andre Singer)。</text:p>
      <text:p text:style-name="P4">
OP负责人表示，在乌克兰儿童从俄罗斯返回的问题以及战场上侵略者国家的入室盗窃案中，世界上的关键作用是世界上的。</text:p>
      <text:p text:style-name="P4">
“世界社区的统一性与Himars和Patriot一样强大。我们继续寻找机会和工具，以便能够将我们的孩子转变为俄罗斯被乌克兰被占领的领土驱逐出境。因此，对于这一点非常重要。向Yamerica中的人们介绍这个问题，记得这场可怕的战争仍在继续，遭受了最少的苦难。” Yermak强调。</text:p>
      <text:p text:style-name="P4">
<draw:frame draw:style-name="fr1" draw:name="Image179" text:anchor-type="as-char" svg:width="6.9236in" svg:height="4.604691in" draw:z-index="0">
<draw:image xlink:href="../Images/yкринформ/2023-05-07T14-24-00-03-00/1683458374-185.jpeg" xlink:type="simple" xlink:show="embed" xlink:actuate="onLoad" draw:mime-type="image/jpeg"/>
</draw:frame>
据他说，这个问题有几个方面。 第一类儿童 - 有父母的人，从中被带走，并以康复为借口被带到俄罗斯领土。 第二类是失去父母但有祖父母，姨妈或叔叔的未成年公民，但入侵者没有将孩子归还给亲戚，而是由俄罗斯联合会收养。 最困难的第三类是儿童，非法从孤儿院出口，位于乌克兰临时领土上。 他们最难识别，因为入侵者经常确定儿童的文件，并且在收养期间会改变宗教信仰的名称。</text:p>
      <text:p text:style-name="P4">
<text:span text:style-name="T4">
另请阅读：</text:span>
 <text:a xlink:type="simple" xlink:href="https://www.ukrinform.ua/rubric-polytics/3705282-mzs-pro-deportaciu-ditej-zvit-obse-moze-buti-vikoristanij-dla-pritagnenna-rosii-do-vidpovidalnosti.html" text:style-name="Internet_20_link" text:visited-style-name="Visited_20_Internet_20_Link">
<text:span text:style-name="T4">
儿童</text:span>
</text:a>
</text:p>
      <text:p text:style-name="P4">
“这些有效的步骤之一可能是星星的参与，在不同领域：在电影节上，按照音乐和电影奖的处方 - 将讲述俄罗斯对乌克兰儿童的犯罪，使其剥夺了他们的家园，国家身份，母语等 国际社会敦促俄罗斯联邦，并要求返回乌克兰人。</text:p>
      <text:p text:style-name="P4">
萨科诺(Sakhno(https://www.ukrinform.ua/tag-diti)。 她支持这样的想法，即包括美国国会在内的各个公共场所的人们强调了这个问题，并吸引了美国人民的注意。</text:p>
      <text:p text:style-name="P4">
正如Vinnik所说，如果她不能学习加拿大乌克兰语言乌克兰语言，那么她就不知道自己的根源，也不会在乌克兰。 她保证：“如果您指望我的帮助，那么我在您身边100％。”</text:p>
      <text:p text:style-name="P4">
<draw:frame draw:style-name="fr1" draw:name="Image180" text:anchor-type="as-char" svg:width="6.9236in" svg:height="4.604691in" draw:z-index="0">
<draw:image xlink:href="../Images/yкринформ/2023-05-07T14-24-00-03-00/1683458374-719.jpeg" xlink:type="simple" xlink:show="embed" xlink:actuate="onLoad" draw:mime-type="image/jpeg"/>
</draw:frame>
Yermak还强调了在乌克兰宣传继续运作的尤其是全球南方支持的随着乌克兰诉讼的真实信息的重要性，乌克兰非常需要。</text:p>
      <text:p text:style-name="P4">
根据OP的负责人的说法，可以通过普通的乌克兰人的故事谈论乌克兰，他们在这场完整的战争中进行了真正的英雄。 尤其是阿佐夫斯塔尔捍卫者和英勇的黛比克卡亚，哈尔基夫地区，其他地区或体操运动员的历史，这些历史失去了腿，但通过俄罗斯炮击继续为比赛做准备。</text:p>
      <text:p text:style-name="P4">
<text:span text:style-name="T4">
另请阅读：</text:span>
 <text:a xlink:type="simple" xlink:href="https://www.ukrinform.ua/rubric-ato/3704917-pisla-orderu-mks-dla-putina-rf-stala-obereznisou-u-pitanni-ukrainskih-ditej-ekspert-obse.html" text:style-name="Internet_20_link" text:visited-style-name="Visited_20_Internet_20_Link">
<text:span text:style-name="T4">
儿童</text:span>
</text:a>
“现在，世界上每个人都知道乌克兰。 当然，人们将对我们的国家，我们的历史更感兴趣。 外国董事已经在乌克兰的故事中，我们准备以各种可能的方式促进。 此外，当我们有续约时，我们还拥有在这里建立电影业的才华横溢的导演，演员和巨大的机会。” Yermak强调。正如乌克林福姆报道的那样，5月5日，沃迪米尔·泽伦斯基总统<text:a xlink:type="simple" xlink:href="https://www.ukrinform.ua/rubric-society/3705369-zelenskij-zustrivsa-z-ambasadorami-united24.html" text:style-name="Internet_20_link" text:visited-style-name="Visited_20_Internet_20_Link">
</text:a>
随着Fandering平台United24TA的大使，感谢他们团结了世界以帮助乌克兰。</text:p>
      <text:p text:style-name="P4">
News Source: <text:a xlink:type="simple" xlink:href="https://www.ukrinform.ua/rubric-society/3705930-ermak-obgovoriv-z-ambasadorami-united24-povernenna-vikradenih-rosieu-ditej.html" text:style-name="Internet_20_link" text:visited-style-name="Visited_20_Internet_20_Link">
https://www.ukrinform.ua/rubric-society/3705930-ermak-obgovoriv-z-ambasadorami-united24-povernenna-vikradenih-rosieu-ditej.html</text:a>
</text:p>
      <!--NEWS-->
      <text:h text:style-name="P10" text:outline-level="1">
<text:span text:style-name="T4">
入侵者通过测试乌克兰防空 -  Humeniuk扩大策略</text:span>
</text:h>
      <text:p text:style-name="P4">
作者: Ukrinform (Person)</text:p>
      <text:p text:style-name="P4">
出版商: Укринформ (Organization)</text:p>
      <text:p text:style-name="P4">
出版时间: 2023-05-07T14:28:22+03:00</text:p>
      <text:p text:style-name="P4">
修改时间: 2023-05-07T14:28:22+03:00</text:p>
      <text:p text:style-name="P4">
描述: 入侵者使用不同的策略来耗尽乌克兰防空系统。  - 乌克林。</text:p>
      <text:p text:style-name="P4">
图片: ["<text:a xlink:type="simple" xlink:href="https://static.ukrinform.com/photos/2022_07/thumb_files/630_360_1656933176-267.jpg" text:style-name="Internet_20_link" text:visited-style-name="Visited_20_Internet_20_Link">
630_360_16569...</text:a>
"]</text:p>
      <text:p text:style-name="P4">
标签: ['Війна з росією', 'Повітряна тривога', 'ППО']</text:p>
      <text:p text:style-name="P4">
类型: Article</text:p>
      <!--METADATA-->
      <text:p text:style-name="P4">
<draw:frame draw:style-name="fr1" draw:name="Image181" text:anchor-type="as-char" svg:width="6.9236in" svg:height="3.956343in" draw:z-index="0">
<draw:image xlink:href="../Images/yкринформ/2023-05-07T14-28-22-03-00/630_360_1656933176-267.jpg" xlink:type="simple" xlink:show="embed" xlink:actuate="onLoad" draw:mime-type="image/jpeg"/>
</draw:frame>
统治者使用不同的策略来耗尽乌克兰的重新防御系统。</text:p>
      <text:p text:style-name="P4">
乌克林福音通讯员报告称，这是在乌克兰南部乌克兰纳塔利亚·汉尼库克(Ukrinform Sumportent)的乌克兰纳塔利亚·汉尼库克(Ukrinform Sumportent)报道的联合协调新闻中心负责人对统一新闻的广播上宣布的。</text:p>
      <text:p text:style-name="P4">
Humeniuk指出，回答有关改变入侵者的策略的问题，这是在过去的几周中观察到的，其中包括敌人航空的活动并与空气警报相关联。 毕竟，除了火力影响外，<text:a xlink:type="simple" xlink:href="https://www.ukrinform.ua/tag-rosia" text:style-name="Internet_20_link" text:visited-style-name="Visited_20_Internet_20_Link">
</text:a>
他试图实现乌克兰人的道德和心理耗竭。</text:p>
      <text:p text:style-name="P4">
“他们试图使用不同的策略这一事实 - 他们测试了防空系统，试图……找到一种解决方法。 他们还扩大了战术，因为他们没有能够采取行动的手段的存储。 也就是说，他们使用所吃的东西。 发言人解释说：“高产武器节省了一点，不同的...使用，以便对防空系统进行测试并检查。”</text:p>
      <text:p text:style-name="P4">
<text:span text:style-name="T4">
另请阅读：</text:span>
 <text:a xlink:type="simple" xlink:href="https://www.ukrinform.ua/rubric-regions/3705917-zagarbniki-evakuuut-naselenna-tot-sob-prikrivatisa-nim-gumenuk.html" text:style-name="Internet_20_link" text:visited-style-name="Visited_20_Internet_20_Link">
</text:a>
据报道，乌克兰国防部安德里·尤索夫(Andriy Yusov)国防部情报局主要局代表表示，俄罗斯经常选择挑衅的象征性日期，因此<text:a xlink:type="simple" xlink:href="https://www.ukrinform.ua/rubric-ato/3705878-rosijski-specsluzbi-na-9-travna-mozut-gotuvati-provokacii-rozvidka.html" text:style-name="Internet_20_link" text:visited-style-name="Visited_20_Internet_20_Link">
</text:a>
 .</text:p>
      <text:p text:style-name="P4">
News Source: <text:a xlink:type="simple" xlink:href="https://www.ukrinform.ua/rubric-ato/3705932-zagarbniki-rozsiruut-taktiku-viprobovuuci-ukrainsku-ppo-gumenuk.html" text:style-name="Internet_20_link" text:visited-style-name="Visited_20_Internet_20_Link">
https://www.ukrinform.ua/rubric-ato/3705932-zagarbniki-rozsiruut-taktiku-viprobovuuci-ukrainsku-ppo-gumenuk.html</text:a>
</text:p>
      <!--NEWS-->
      <text:h text:style-name="P10" text:outline-level="1">
<text:span text:style-name="T4">
76米的小行星接近地面</text:span>
</text:h>
      <text:p text:style-name="P4">
作者: Ukrinform (Person)</text:p>
      <text:p text:style-name="P4">
出版商: Укринформ (Organization)</text:p>
      <text:p text:style-name="P4">
出版时间: 2023-05-07T14:46:00+03:00</text:p>
      <text:p text:style-name="P4">
修改时间: 2023-05-07T14:46:00+03:00</text:p>
      <text:p text:style-name="P4">
描述: 美国国家航空航天局（NASA）报告说，2023年HT4小行星将于5月12日星期五在地球附近飞行。  - 乌克林。</text:p>
      <text:p text:style-name="P4">
图片: ["<text:a xlink:type="simple" xlink:href="https://static.ukrinform.com/photos/2020_06/thumb_files/630_360_1591086046-320.jpg" text:style-name="Internet_20_link" text:visited-style-name="Visited_20_Internet_20_Link">
630_360_15910...</text:a>
"]</text:p>
      <text:p text:style-name="P4">
标签: ['Астероїд', 'NASA', 'Земля']</text:p>
      <text:p text:style-name="P4">
类型: Article</text:p>
      <!--METADATA-->
      <text:p text:style-name="P4">
<draw:frame draw:style-name="fr1" draw:name="Image182" text:anchor-type="as-char" svg:width="6.9236in" svg:height="3.956343in" draw:z-index="0">
<draw:image xlink:href="../Images/yкринформ/2023-05-07T14-46-00-03-00/630_360_1591086046-320.jpg" xlink:type="simple" xlink:show="embed" xlink:actuate="onLoad" draw:mime-type="image/jpeg"/>
</draw:frame>
美国国家航空和太空研究(NASA)她报告说，2023HT4小行星将于5月12日星期五在地球附近飞行。</text:p>
      <text:p text:style-name="P4">
正如乌克林福姆报道的那样，它报告了<text:a xlink:type="simple" xlink:href="https://ssd.jpl.nasa.gov/tools/sbdb_lookup.html#/" text:style-name="Internet_20_link" text:visited-style-name="Visited_20_Internet_20_Link">
</text:a>
(JPL).</text:p>
      <text:p text:style-name="P4">
За даними NASA, довжина небесного об'єкта - близько 76 метрів.</text:p>
      <text:p text:style-name="P4">
Відстань від нього до Землі становитиме близько 6,08 млн км. Зазначається, щошвидкість руху астероїда дорівнює 32 184 км за годину.</text:p>
      <text:p text:style-name="P4">
Варто зауважити, що якщо астероїд наближається до Землі на відстань ближче за7,4 млн км, а його розмір більший за 150 м, то у <text:a xlink:type="simple" xlink:href="https://www.ukrinform.ua/tag-nasa" text:style-name="Internet_20_link" text:visited-style-name="Visited_20_Internet_20_Link">
</text:a>
它被认为是“潜在危险的对象”。 但是，2023年的HT4同时不符合这两个标准，因此它没有权衡“潜在危险”。</text:p>
      <text:p text:style-name="P4">
<text:span text:style-name="T4">
另请阅读：</text:span>
 <text:a xlink:type="simple" xlink:href="https://www.ukrinform.ua/rubric-technology/3701292-kitaj-gotuetsa-provesti-v-kosmosi-eksperiment-zi-zmini-orbiti-asteroida.html" text:style-name="Internet_20_link" text:visited-style-name="Visited_20_Internet_20_Link">
<text:span text:style-name="T4">
小行星</text:span>
</text:a>
正如美国国家航空航天局乌克林福姆(Ukrinform)报道的那样(NASA)她报告说，4月17日星期一，一百米的小行星2023 GM飞行。</text:p>
      <text:p text:style-name="P4">
News Source: <text:a xlink:type="simple" xlink:href="https://www.ukrinform.ua/rubric-technology/3705939-do-zemli-nablizaetsa-76metrovij-asteroid.html" text:style-name="Internet_20_link" text:visited-style-name="Visited_20_Internet_20_Link">
https://www.ukrinform.ua/rubric-technology/3705939-do-zemli-nablizaetsa-76metrovij-asteroid.html</text:a>
</text:p>
      <!--NEWS-->
      <text:h text:style-name="P10" text:outline-level="1">
<text:span text:style-name="T4">
UPL：Metalist击败LVIV，Chernomorets承认Dnipro-1</text:span>
</text:h>
      <text:p text:style-name="P4">
作者: Ukrinform (Person)</text:p>
      <text:p text:style-name="P4">
出版商: Укринформ (Organization)</text:p>
      <text:p text:style-name="P4">
出版时间: 2023-05-07T14:58:00+03:00</text:p>
      <text:p text:style-name="P4">
修改时间: 2023-05-07T14:58:00+03:00</text:p>
      <text:p text:style-name="P4">
描述: 在英超球队（UPL）中的乌克兰足球冠军赛中，下一轮，第25轮的首场决斗结束了。  - 乌克林。</text:p>
      <text:p text:style-name="P4">
图片: ["<text:a xlink:type="simple" xlink:href="https://static.ukrinform.com/photos/2019_09/thumb_files/630_360_1569402287-491.jpg" text:style-name="Internet_20_link" text:visited-style-name="Visited_20_Internet_20_Link">
630_360_15694...</text:a>
"]</text:p>
      <text:p text:style-name="P4">
标签: ['Футбол', "Прем'єр-ліга"]</text:p>
      <text:p text:style-name="P4">
类型: Article</text:p>
      <!--METADATA-->
      <text:p text:style-name="P4">
<draw:frame draw:style-name="fr1" draw:name="Image183" text:anchor-type="as-char" svg:width="6.9236in" svg:height="3.956343in" draw:z-index="0">
<draw:image xlink:href="../Images/yкринформ/2023-05-07T14-58-00-03-00/630_360_1569402287-491.jpg" xlink:type="simple" xlink:show="embed" xlink:actuate="onLoad" draw:mime-type="image/jpeg"/>
</draw:frame>
英超球队中的乌克兰足球学校(UPL)下一个第25轮的第一条轨道结束了。</text:p>
      <text:p text:style-name="P4">
乌克林福姆报道，由于马克西姆·普赖登(Maxim Prydun)的准确打击，哈尔基夫金属师(Kharkiv Metalist)在乌兹霍罗德(Uzhgorod)，乌克林福姆(Ukrinform)的准确打击 -  1：0。</text:p>
      <text:p text:style-name="P4">
在敖德萨的平行匹配中，当地的切尔诺曼(Chernomorets)失去了dnipro -1 -1 -1：2。</text:p>
      <text:p text:style-name="P4">
亚历山大·纳扎伦科(Alexander Nazarenko)回答了丹尼尔·阿雷菲伦科(Daniel Alefirenko)海员前锋的目标，后者在第53分钟开始得分。(57)和Artem Dovbik(82). На63-й хвилині Довбик не реалізував пенальті.</text:p>
      <text:p text:style-name="P4">
Третій недільний матч за участю «Олександрії» та донецького «Шахтаря»розпочався о 15.00.</text:p>
      <text:p text:style-name="P4">
Програму туру в понеділок, 8 травня, завершать поєдинки криворізького«Кривбаса» з київським «Динамо» (13.00)，与Poltava“ Vorskla”的Transcarpathian“ Minai”(14.00)，LVIV“ Rukh”，带有彼得罗夫的“ ingulets”(15.00)，Rivne“ Heather”与Kovalivsky“ Kolos”(15.00)，Zharkivsky“ Metalist 1925”的Luhansk“ Dawn”(17.00).</text:p>
      <text:p text:style-name="P4">
<text:span text:style-name="T4">
Читайте також:</text:span>
 <text:a xlink:type="simple" xlink:href="https://www.ukrinform.ua/rubric-sports/3705432-futbolisti-zvagela-vijsli-na-druge-misce-u-drugij-lizi-pfl.html" text:style-name="Internet_20_link" text:visited-style-name="Visited_20_Internet_20_Link">
 <text:span text:style-name="T4">
Футбол</text:span>
 </text:a>
Shakhtar领先UPL积分榜，他有59分(24场比赛后)然后-dnipro -1-57(24)，Zorya -52(24)，«dynamo»-47(24)，亚历山大-37(23)，克里夫巴斯-32(24)，Vorskla -30(24)，“巨像” -30(24)...</text:p>
      <text:p text:style-name="P4">
News Source: <text:a xlink:type="simple" xlink:href="https://www.ukrinform.ua/rubric-sports/3705942-upl-metalist-obigrav-lviv-cornomorec-postupivsa-dnipru1.html" text:style-name="Internet_20_link" text:visited-style-name="Visited_20_Internet_20_Link">
https://www.ukrinform.ua/rubric-sports/3705942-upl-metalist-obigrav-lviv-cornomorec-postupivsa-dnipru1.html</text:a>
</text:p>
      <!--NEWS-->
      <text:h text:style-name="P10" text:outline-level="1">
<text:span text:style-name="T4">
斯洛伐克总理提交了辞职请求</text:span>
</text:h>
      <text:p text:style-name="P4">
作者: Ukrinform (Person)</text:p>
      <text:p text:style-name="P4">
出版商: Укринформ (Organization)</text:p>
      <text:p text:style-name="P4">
出版时间: 2023-05-07T14:58:51+03:00</text:p>
      <text:p text:style-name="P4">
修改时间: 2023-05-07T14:58:51+03:00</text:p>
      <text:p text:style-name="P4">
描述: 斯洛伐克总理爱德华·赫格（Edward Heger）向祖扎纳·库普托瓦总统呼吁辞职。  - 乌克林。</text:p>
      <text:p text:style-name="P4">
图片: ["<text:a xlink:type="simple" xlink:href="https://static.ukrinform.com/photos/2023_05/thumb_files/630_360_1683460541-783.jpg" text:style-name="Internet_20_link" text:visited-style-name="Visited_20_Internet_20_Link">
630_360_16834...</text:a>
"]</text:p>
      <text:p text:style-name="P4">
标签: ['Уряд', 'Відставка', 'Словаччина']</text:p>
      <text:p text:style-name="P4">
类型: Article</text:p>
      <!--METADATA-->
      <text:p text:style-name="P4">
<draw:frame draw:style-name="fr1" draw:name="Image184" text:anchor-type="as-char" svg:width="6.9236in" svg:height="3.951625in" draw:z-index="0">
<draw:image xlink:href="../Images/yкринформ/2023-05-07T14-58-51-03-00/630_360_1683460541-783.jpg" xlink:type="simple" xlink:show="embed" xlink:actuate="onLoad" draw:mime-type="image/jpeg"/>
</draw:frame>
斯洛伐克总理爱德华·赫格(Edward Heger)向祖扎纳·查普托瓦总统呼吁辞职。</text:p>
      <text:p text:style-name="P4">
关于它报告<text:a xlink:type="simple" xlink:href="https://www.reuters.com/world/europe/slovakia-prime-minister-quits-2023-05-07/" text:style-name="Internet_20_link" text:visited-style-name="Visited_20_Internet_20_Link">
</text:a>
，报道乌克林福姆。</text:p>
      <text:p text:style-name="P4">
“我决定要求总统剥夺我的权力，并离开总统空间，以便与稳定与和平的技术官僚政府尝试<text:a xlink:type="simple" xlink:href="https://www.ukrinform.ua/tag-slovaccina" text:style-name="Internet_20_link" text:visited-style-name="Visited_20_Internet_20_Link">
</text:a>
在民主议会选举之前，”赫格说。</text:p>
      <text:p text:style-name="P4">
下午，他应该与必须任命新临时总理的查普托瓦总统会面。</text:p>
      <text:p text:style-name="P4">
统治联盟在去年9月失去了多数席位，当时婚礼“自由与团结”。(SAS).</text:p>
      <text:p text:style-name="P4">
Цього тижня у Словаччині подали у відставку відразу два міністри - сільськогогосподарства та закордонних справ.</text:p>
      <text:p text:style-name="P4">
<text:span text:style-name="T4">
Читайте також:</text:span>
 <text:a xlink:type="simple" xlink:href="https://www.ukrinform.ua/rubric-polytics/3702129-slovaccina-gotova-dopomogti-ukraini-aknajsvidse-dosagti-kriteriiv-clenstva-v-es-caputova.html" text:style-name="Internet_20_link" text:visited-style-name="Visited_20_Internet_20_Link">
 <text:span text:style-name="T4">
Словачч</text:span>
 </text:a>
正如乌克林福姆报道的那样，斯洛伐克总统祖赞·库普托夫(Zuzan Chapotov)承认，在该国早期的议会大选后，可能会在乌克兰的关注中发生一些变化。</text:p>
      <text:p text:style-name="P4">
2022年12月，斯洛伐克议会投票赞成对政府权利的不信任。 祖赞(Zuzan Chapotova)总统要求海格斯(Hegeras)成为新选举之前拥有有限权力的职位。</text:p>
      <text:p text:style-name="P4">
斯洛伐克早期议会选举将于2023年9月30日举行。</text:p>
      <text:p text:style-name="P4">
<text:span text:style-name="T5">
foto：BBC</text:span>
</text:p>
      <text:p text:style-name="P4">
News Source: <text:a xlink:type="simple" xlink:href="https://www.ukrinform.ua/rubric-world/3705943-premer-slovaccini-podav-prohanna-pro-vidstavku.html" text:style-name="Internet_20_link" text:visited-style-name="Visited_20_Internet_20_Link">
https://www.ukrinform.ua/rubric-world/3705943-premer-slovaccini-podav-prohanna-pro-vidstavku.html</text:a>
</text:p>
      <!--NEWS-->
      <text:h text:style-name="P10" text:outline-level="1">
<text:span text:style-name="T4">
Zaporizka Oblast（21:08）。 红色警报：空中威胁。 警笛声。 立即掩盖！</text:span>
</text:h>
      <text:p text:style-name="P4">
作者: liveuamap (Language: en)</text:p>
      <text:p text:style-name="P4">
时间: 2023-05-07T15:09:00</text:p>
      <text:p text:style-name="P4">
地点: Zaporizka Oblast (Latitude:47.612021 Longtitude:35.765261)</text:p>
      <text:p text:style-name="P4">
视频: []</text:p>
      <text:p text:style-name="P4">
图片: []</text:p>
      <text:p text:style-name="P4">
标签: ["Europe", "Central and Eastern Europe"]</text:p>
      <text:p text:style-name="P4">
Id: 22561150</text:p>
      <!--METADATA-->
      <text:p text:style-name="P4">
Zaporizhzhia地区(21:08). Red Alert: aerial threat. Sirens sounding. Take covernow!</text:p>
      <text:p text:style-name="P4">
News Collection Link: <text:a xlink:type="simple" xlink:href="https://liveuamap.com/en/2023/07-may-zaporizka-oblast2108-red-alert-aerial-g" text:style-name="Internet_20_link" text:visited-style-name="Visited_20_Internet_20_Link">
https://liveuamap.com/en/2023/07-may-zaporizka-oblast2108-red-alert-aerial-g</text:a>
</text:p>
      <text:p text:style-name="P4">
News Source: <text:a xlink:type="simple" xlink:href="https://t.me/air_alert_ua/44668" text:style-name="Internet_20_link" text:visited-style-name="Visited_20_Internet_20_Link">
https://t.me/air_alert_ua/44668</text:a>
</text:p>
      <!--NEWS-->
      <text:h text:style-name="P10" text:outline-level="1">
<text:span text:style-name="T4">
在抗俄罗斯政党“海岸”的抗议活动中，将近30人被拘留在Chisinau。</text:span>
</text:h>
      <text:p text:style-name="P4">
作者: Ukrinform (Person)</text:p>
      <text:p text:style-name="P4">
出版商: Укринформ (Organization)</text:p>
      <text:p text:style-name="P4">
出版时间: 2023-05-07T15:11:00+03:00</text:p>
      <text:p text:style-name="P4">
修改时间: 2023-05-07T15:11:00+03:00</text:p>
      <text:p text:style-name="P4">
描述: 摩尔多瓦警方于5月7日星期日宣布，拘留了27名参与者参加抗议活动，该抗议活动是在Chisinau Pro -russian党“ Thor”中心进行的。  - 乌克林。</text:p>
      <text:p text:style-name="P4">
图片: ["<text:a xlink:type="simple" xlink:href="https://static.ukrinform.com/photos/2023_05/thumb_files/630_360_1683460461-706.jpg" text:style-name="Internet_20_link" text:visited-style-name="Visited_20_Internet_20_Link">
630_360_16834...</text:a>
"]</text:p>
      <text:p text:style-name="P4">
标签: ['Кишинів', 'Мітинг', 'Молдова']</text:p>
      <text:p text:style-name="P4">
类型: Article</text:p>
      <!--METADATA-->
      <text:p text:style-name="P4">
<draw:frame draw:style-name="fr1" draw:name="Image185" text:anchor-type="as-char" svg:width="6.9236in" svg:height="3.956343in" draw:z-index="0">
<draw:image xlink:href="../Images/yкринформ/2023-05-07T15-11-00-03-00/630_360_1683460461-706.jpg" xlink:type="simple" xlink:show="embed" xlink:actuate="onLoad" draw:mime-type="image/jpeg"/>
</draw:frame>
摩尔多瓦警察于5月7日星期日宣布，拘留了27名抗议集会的参与者，该集会是在Chisinau Pro -russian党“ Thor”中心进行的。</text:p>
      <text:p text:style-name="P4">
正如乌克林福姆报道的那样，它报告了<text:a xlink:type="simple" xlink:href="https://newsmaker.md/rus/novosti/politsiya-zaderzhala-27-uchastnikov-protesta-partii-shor-v-kishineve/" text:style-name="Internet_20_link" text:visited-style-name="Visited_20_Internet_20_Link">
</text:a>
。</text:p>
      <text:p text:style-name="P4">
根据执法人员的说法，所有被拘留者都被带到警察检查文件。</text:p>
      <text:p text:style-name="P4">
警方指出，他们拘留了举止可疑的集会的参与者。被拘留者的家人已经向决定参加假期的警察承认，因为他们得到了奖励。 警方提醒组织者将参与者鬼魂鬼起来。</text:p>
      <text:p text:style-name="P4">
<text:span text:style-name="T4">
另请阅读：</text:span>
 <text:a xlink:type="simple" xlink:href="https://www.ukrinform.ua/rubric-economy/3705779-ukraina-gotue-zaboronu-importu-z-moldovi-kacka.html" text:style-name="Internet_20_link" text:visited-style-name="Visited_20_Internet_20_Link">
<text:span text:style-name="T4">
摩尔多夫</text:span>
</text:a>
随后，警方说，岸边政党的一些抗议活动发现了易燃物质，据抗议者称，他们应该使用覆盆子来灌输某些物体。</text:p>
      <text:p text:style-name="P4">
5月7日，包括激进主义者和政客，特别是尤其党的人民运动，正在奇西诺(Chisinau)举行集会。 抗议者聚集在议会大楼附近，要求总统和法律机构的辞职，并在该国举行早期选举。</text:p>
      <text:p text:style-name="P4">
<text:span text:style-name="T4">
另请阅读：</text:span>
 <text:a xlink:type="simple" xlink:href="https://www.ukrinform.ua/rubric-world/3703021-u-moldovi-zatrimali-vicegolovu-prorosijskoi-partii-sor-tauber.html" text:style-name="Internet_20_link" text:visited-style-name="Visited_20_Internet_20_Link">
<text:span text:style-name="T4">
岸</text:span>
</text:a>
正如乌克林福姆报道的那样，4月13日，Chisinau上诉会议厅<text:a xlink:type="simple" xlink:href="https://www.ukrinform.ua/rubric-world/3695626-u-moldovi-zasudili-do-15-rokiv-vaznici-lidera-prorosijskoi-partii-sor.html" text:style-name="Internet_20_link" text:visited-style-name="Visited_20_Internet_20_Link">
</text:a>
没收了50亿雷(超过2.7亿美元). Також суд заборонив Шоруобіймати посади в банківській системі впродовж п'яти років та конфіскував його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наразі він перебуваєв Ізраїлі.</text:p>
      <text:p text:style-name="P4">
<text:span text:style-name="T4">
Читайте також:</text:span>
 <text:a xlink:type="simple" xlink:href="https://www.ukrinform.ua/rubric-world/3701523-u-moldovi-pozbavili-mandata-prorosijskogo-deputatavtikaca-ilana-sora.html" text:style-name="Internet_20_link" text:visited-style-name="Visited_20_Internet_20_Link">
 <text:span text:style-name="T4">
Шора</text:span>
 </text:a>
</text:p>
      <text:p text:style-name="P4">
亲俄罗斯政党“海岸”的代表反复组织了摩尔多瓦的反对派，以破坏该国的局势。</text:p>
      <text:p text:style-name="P4">
照片：新闻记者</text:p>
      <text:p text:style-name="P4">
News Source: <text:a xlink:type="simple" xlink:href="https://www.ukrinform.ua/rubric-world/3705947-u-kisinevi-zatrimali-majze-30-osib-na-protesti-prorosijskoi-partii-sor.html" text:style-name="Internet_20_link" text:visited-style-name="Visited_20_Internet_20_Link">
https://www.ukrinform.ua/rubric-world/3705947-u-kisinevi-zatrimali-majze-30-osib-na-protesti-prorosijskoi-partii-sor.html</text:a>
</text:p>
      <!--NEWS-->
      <text:h text:style-name="P10" text:outline-level="1">
<text:span text:style-name="T4">
Dnipro，Dnipropetrovska Oblast（21:24）。 红色警报：空中威胁。 警笛声。 掩护...</text:span>
</text:h>
      <text:p text:style-name="P4">
作者: liveuamap (Language: en)</text:p>
      <text:p text:style-name="P4">
时间: 2023-05-07T15:26:00</text:p>
      <text:p text:style-name="P4">
地点: Dnipro (Latitude:48.45933 Longtitude:35.03806)</text:p>
      <text:p text:style-name="P4">
视频: []</text:p>
      <text:p text:style-name="P4">
图片: []</text:p>
      <text:p text:style-name="P4">
标签: ["Europe", "Central and Eastern Europe"]</text:p>
      <text:p text:style-name="P4">
Id: 22561151</text:p>
      <!--METADATA-->
      <text:p text:style-name="P4">
dnipro，dnipropetrovsk区域(21:24). Red Alert: aerial threat. Sirenssounding. Take cover now!</text:p>
      <text:p text:style-name="P4">
News Collection Link: <text:a xlink:type="simple" xlink:href="https://liveuamap.com/en/2023/07-may-dnipro-dnipropetrovska-oblast2124-red-g" text:style-name="Internet_20_link" text:visited-style-name="Visited_20_Internet_20_Link">
https://liveuamap.com/en/2023/07-may-dnipro-dnipropetrovska-oblast2124-red-g</text:a>
</text:p>
      <text:p text:style-name="P4">
News Source: <text:a xlink:type="simple" xlink:href="https://t.me/air_alert_ua/44669" text:style-name="Internet_20_link" text:visited-style-name="Visited_20_Internet_20_Link">
https://t.me/air_alert_ua/44669</text:a>
</text:p>
      <!--NEWS-->
      <text:h text:style-name="P10" text:outline-level="1">
<text:span text:style-name="T4">
在斯德哥尔摩，乌克兰文化之夜举行了</text:span>
</text:h>
      <text:p text:style-name="P4">
作者: Ukrinform (Person)</text:p>
      <text:p text:style-name="P4">
出版商: Укринформ (Organization)</text:p>
      <text:p text:style-name="P4">
出版时间: 2023-05-07T15:34:00+03:00</text:p>
      <text:p text:style-name="P4">
修改时间: 2023-05-07T15:34:00+03:00</text:p>
      <text:p text:style-name="P4">
描述: 乌克兰文化周六在斯德哥尔摩聚集了近120位客人 - 乌克兰人通过战争在瑞典获得临时庇护所。  - 乌克林。</text:p>
      <text:p text:style-name="P4">
图片: ["<text:a xlink:type="simple" xlink:href="https://static.ukrinform.com/photos/2023_05/thumb_files/630_360_1683462826-206.jpg" text:style-name="Internet_20_link" text:visited-style-name="Visited_20_Internet_20_Link">
630_360_16834...</text:a>
", "<text:a xlink:type="simple" xlink:href="https://static.ukrinform.com/photos/2023_05/thumb_files/630_360_1683462488-8294.jpeg" text:style-name="Internet_20_link" text:visited-style-name="Visited_20_Internet_20_Link">
630_360_16834...</text:a>
", "<text:a xlink:type="simple" xlink:href="https://static.ukrinform.com/photos/2023_05/thumb_files/630_360_1683462484-7722.jpeg" text:style-name="Internet_20_link" text:visited-style-name="Visited_20_Internet_20_Link">
630_360_16834...</text:a>
", "<text:a xlink:type="simple" xlink:href="https://static.ukrinform.com/photos/2023_05/thumb_files/630_360_1683462483-3639.jpeg" text:style-name="Internet_20_link" text:visited-style-name="Visited_20_Internet_20_Link">
630_360_16834...</text:a>
", "<text:a xlink:type="simple" xlink:href="https://static.ukrinform.com/photos/2023_05/thumb_files/630_360_1683462484-9486.jpeg" text:style-name="Internet_20_link" text:visited-style-name="Visited_20_Internet_20_Link">
630_360_16834...</text:a>
", "<text:a xlink:type="simple" xlink:href="https://static.ukrinform.com/photos/2023_05/thumb_files/630_360_1683462484-7994.jpeg" text:style-name="Internet_20_link" text:visited-style-name="Visited_20_Internet_20_Link">
630_360_16834...</text:a>
", "<text:a xlink:type="simple" xlink:href="https://static.ukrinform.com/photos/2023_05/thumb_files/630_360_1683462486-8594.jpeg" text:style-name="Internet_20_link" text:visited-style-name="Visited_20_Internet_20_Link">
630_360_16834...</text:a>
", "<text:a xlink:type="simple" xlink:href="https://static.ukrinform.com/photos/2023_05/thumb_files/630_360_1683462487-8534.jpeg" text:style-name="Internet_20_link" text:visited-style-name="Visited_20_Internet_20_Link">
630_360_16834...</text:a>
", "<text:a xlink:type="simple" xlink:href="https://static.ukrinform.com/photos/2023_05/thumb_files/630_360_1683462487-9005.jpeg" text:style-name="Internet_20_link" text:visited-style-name="Visited_20_Internet_20_Link">
630_360_16834...</text:a>
", "<text:a xlink:type="simple" xlink:href="https://static.ukrinform.com/photos/2023_05/thumb_files/630_360_1683462490-2204.jpeg" text:style-name="Internet_20_link" text:visited-style-name="Visited_20_Internet_20_Link">
630_360_16834...</text:a>
", "<text:a xlink:type="simple" xlink:href="https://static.ukrinform.com/photos/2023_05/thumb_files/630_360_1683462488-4043.jpeg" text:style-name="Internet_20_link" text:visited-style-name="Visited_20_Internet_20_Link">
630_360_16834...</text:a>
", "<text:a xlink:type="simple" xlink:href="https://static.ukrinform.com/photos/2023_05/thumb_files/630_360_1683462490-9890.jpeg" text:style-name="Internet_20_link" text:visited-style-name="Visited_20_Internet_20_Link">
630_360_16834...</text:a>
", "<text:a xlink:type="simple" xlink:href="https://static.ukrinform.com/photos/2023_05/thumb_files/630_360_1683462486-6240.jpeg" text:style-name="Internet_20_link" text:visited-style-name="Visited_20_Internet_20_Link">
630_360_16834...</text:a>
", "<text:a xlink:type="simple" xlink:href="https://static.ukrinform.com/photos/2023_05/thumb_files/630_360_1683462484-1072.jpeg" text:style-name="Internet_20_link" text:visited-style-name="Visited_20_Internet_20_Link">
630_360_16834...</text:a>
", "<text:a xlink:type="simple" xlink:href="https://static.ukrinform.com/photos/2023_05/thumb_files/630_360_1683462487-8862.jpeg" text:style-name="Internet_20_link" text:visited-style-name="Visited_20_Internet_20_Link">
630_360_16834...</text:a>
", "<text:a xlink:type="simple" xlink:href="https://static.ukrinform.com/photos/2023_05/thumb_files/630_360_1683462490-4022.jpeg" text:style-name="Internet_20_link" text:visited-style-name="Visited_20_Internet_20_Link">
630_360_16834...</text:a>
", "<text:a xlink:type="simple" xlink:href="https://static.ukrinform.com/photos/2023_05/thumb_files/630_360_1683462483-2244.jpeg" text:style-name="Internet_20_link" text:visited-style-name="Visited_20_Internet_20_Link">
630_360_16834...</text:a>
", "<text:a xlink:type="simple" xlink:href="https://static.ukrinform.com/photos/2023_05/thumb_files/630_360_1683462488-3995.jpeg" text:style-name="Internet_20_link" text:visited-style-name="Visited_20_Internet_20_Link">
630_360_16834...</text:a>
"]</text:p>
      <text:p text:style-name="P4">
标签: ['Діаспора', 'Культура', 'Стокгольм', 'Швеція']</text:p>
      <text:p text:style-name="P4">
类型: Article</text:p>
      <!--METADATA-->
      <text:p text:style-name="P4">
<draw:frame draw:style-name="fr1" draw:name="Image186" text:anchor-type="as-char" svg:width="6.9236in" svg:height="3.956343in" draw:z-index="0">
<draw:image xlink:href="../Images/yкринформ/2023-05-07T15-34-00-03-00/630_360_1683462826-206.jpg" xlink:type="simple" xlink:show="embed" xlink:actuate="onLoad" draw:mime-type="image/jpeg"/>
</draw:frame>
乌克兰星期六在斯德哥尔摩聚集了近120位客人 - 乌克兰人在瑞典获得了临时庇护所。</text:p>
      <text:p text:style-name="P4">
乌克林代表通讯员报道，这种艺术狂主义的改进组织组织了一个乌克兰 - 瑞典文化俱乐部，该俱乐部自去年以来一直在斯德哥尔摩运营。</text:p>
      <text:p text:style-name="P4">
“不仅邀请了与我们俱乐部合作的乌克兰人，瑞典和摩尔多瓦家庭在这个星期六晚上乌克兰文化。 他们想创造与观众开放沟通的条件，使他们有机会了解乌克兰和伊什维茨和摩尔多瓦的文化特征。 我们认为，这种对三个民族文化的这种互穿将允许被邀请的人在这里互相了解和理解，”在斯德哥尔摩Alona Sandgren。根据她的说法，乌克兰文化周六的计划包含了乌克兰 - 瑞典 - 莫尔多瓦文化传统的有趣事实，这是准备菜肴的大师班，这是由乌克兰的女主人进行的，现在居住在瑞典。 孩子们和瑞典马戏团演员一起开心。 嘉宾是由斯德哥尔摩乌克兰 - 瑞典文化俱乐部部队编造的艺术家观看的。</text:p>
      <text:p text:style-name="P4">
乌克林福姆报道，去年在斯德哥尔摩<text:a xlink:type="simple" xlink:href="https://www.ukrinform.ua/rubric-diaspora/3611258-u-stokgolmi-vidkrili-ukrainskij-kulturnij-centr.html" text:style-name="Internet_20_link" text:visited-style-name="Visited_20_Internet_20_Link">
</text:a>
乌克兰文化中心。</text:p>
      <text:p text:style-name="P4">
早些时(瑞典的乌克兰活动).</text:p>
      <text:p text:style-name="P4">
<text:span text:style-name="T5">
Фото: Олег Снітовський</text:span>
</text:p>
      <text:p text:style-name="P4">
News Source: <text:a xlink:type="simple" xlink:href="https://www.ukrinform.ua/rubric-diaspora/3705957-u-stokgolmi-proveli-vecir-ukrainskoi-kulturi.html" text:style-name="Internet_20_link" text:visited-style-name="Visited_20_Internet_20_Link">
https://www.ukrinform.ua/rubric-diaspora/3705957-u-stokgolmi-proveli-vecir-ukrainskoi-kultur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07T15:35:00+03:00</text:p>
      <text:p text:style-name="P4">
修改时间: 2023-05-07T15:35: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87" text:anchor-type="as-char" svg:width="6.9236in" svg:height="3.956343in" draw:z-index="0">
<draw:image xlink:href="../Images/yкринформ/2023-05-07T15-35-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88" text:anchor-type="as-char" svg:width="6.9236in" svg:height="6.9236in" draw:z-index="0">
<draw:image xlink:href="../Images/yкринформ/2023-05-07T15-35-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89" text:anchor-type="as-char" svg:width="6.9236in" svg:height="6.9236in" draw:z-index="0">
<draw:image xlink:href="../Images/yкринформ/2023-05-07T15-35-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90" text:anchor-type="as-char" svg:width="6.9236in" svg:height="6.9236in" draw:z-index="0">
<draw:image xlink:href="../Images/yкринформ/2023-05-07T15-35-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91" text:anchor-type="as-char" svg:width="6.9236in" svg:height="6.9236in" draw:z-index="0">
<draw:image xlink:href="../Images/yкринформ/2023-05-07T15-35-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92" text:anchor-type="as-char" svg:width="6.9236in" svg:height="6.9236in" draw:z-index="0">
<draw:image xlink:href="../Images/yкринформ/2023-05-07T15-35-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193" text:anchor-type="as-char" svg:width="6.9236in" svg:height="6.9236in" draw:z-index="0">
<draw:image xlink:href="../Images/yкринформ/2023-05-07T15-35-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94" text:anchor-type="as-char" svg:width="6.9236in" svg:height="6.9236in" draw:z-index="0">
<draw:image xlink:href="../Images/yкринформ/2023-05-07T15-35-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95" text:anchor-type="as-char" svg:width="6.9236in" svg:height="6.9236in" draw:z-index="0">
<draw:image xlink:href="../Images/yкринформ/2023-05-07T15-35-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96" text:anchor-type="as-char" svg:width="6.9236in" svg:height="6.9236in" draw:z-index="0">
<draw:image xlink:href="../Images/yкринформ/2023-05-07T15-35-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97" text:anchor-type="as-char" svg:width="6.9236in" svg:height="6.9236in" draw:z-index="0">
<draw:image xlink:href="../Images/yкринформ/2023-05-07T15-35-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在美国，提出了一个用于向电动卡车充电的迷你机器人</text:span>
</text:h>
      <text:p text:style-name="P4">
作者: Ukrinform (Person)</text:p>
      <text:p text:style-name="P4">
出版商: Укринформ (Organization)</text:p>
      <text:p text:style-name="P4">
出版时间: 2023-05-07T15:43:00+03:00</text:p>
      <text:p text:style-name="P4">
修改时间: 2023-05-07T15:43:00+03:00</text:p>
      <text:p text:style-name="P4">
描述: 美国城市SIETL的Autev初创公司提出了一项小型的微型作品，以向电动汽车充电。  - 乌克林。</text:p>
      <text:p text:style-name="P4">
图片: ["<text:a xlink:type="simple" xlink:href="https://static.ukrinform.com/photos/2023_05/thumb_files/630_360_1683463597-499.png" text:style-name="Internet_20_link" text:visited-style-name="Visited_20_Internet_20_Link">
630_360_16834...</text:a>
", "<text:a xlink:type="simple" xlink:href="https://static.ukrinform.com/photos/2023_05/1683463595-951.png" text:style-name="Internet_20_link" text:visited-style-name="Visited_20_Internet_20_Link">
1683463595-95...</text:a>
"]</text:p>
      <text:p text:style-name="P4">
标签: ['Автомобіль', 'робот', 'США']</text:p>
      <text:p text:style-name="P4">
类型: Article</text:p>
      <!--METADATA-->
      <text:p text:style-name="P4">
<draw:frame draw:style-name="fr1" draw:name="Image198" text:anchor-type="as-char" svg:width="6.9236in" svg:height="3.956343in" draw:z-index="0">
<draw:image xlink:href="../Images/yкринформ/2023-05-07T15-43-00-03-00/630_360_1683463597-499.png" xlink:type="simple" xlink:show="embed" xlink:actuate="onLoad" draw:mime-type="image/png"/>
</draw:frame>
来自美国锡特尔市的Startupautev介绍了一个小型的微型机器人，可充电电动汽车。</text:p>
      <text:p text:style-name="P4">
正如乌克林福姆报道的那样，它报告了<text:a xlink:type="simple" xlink:href="https://newatlas.com/automotive/autev-ev-charging-robots/" text:style-name="Internet_20_link" text:visited-style-name="Visited_20_Internet_20_Link">
</text:a>
。</text:p>
      <text:p text:style-name="P4">
实际上，AUTEV是“车轮上的大电池”。</text:p>
      <text:p text:style-name="P4">
如果您通过应用程序“调用”它，则可以自主到达用户的电动汽车。</text:p>
      <text:p text:style-name="P4">
<draw:frame draw:style-name="fr1" draw:name="Image199" text:anchor-type="as-char" svg:width="6.9236in" svg:height="3.820801in" draw:z-index="0">
<draw:image xlink:href="../Images/yкринформ/2023-05-07T15-43-00-03-00/1683463595-951.png" xlink:type="simple" xlink:show="embed" xlink:actuate="onLoad" draw:mime-type="image/png"/>
</draw:frame>
迷你机器人可以放置在专门配备电动汽车或其他情况下的车库中的任何停车位。</text:p>
      <text:p text:style-name="P4">
值得注意的是，当机器人到达电动汽车时，用户只需将其充电电缆换成他的汽车的充电端口。 Vibwer <text:a xlink:type="simple" xlink:href="https://www.ukrinform.ua/tag-avtomobil" text:style-name="Internet_20_link" text:visited-style-name="Visited_20_Internet_20_Link">
</text:a>
回报，他将电缆从工作中取下，使他可以回到车库里的充电站。</text:p>
      <text:p text:style-name="P4">
如果用户较早返回并想要去充电，则可以降低程序的所需充电能力，也可以断开机器人的连接。</text:p>
      <text:p text:style-name="P4">
<text:span text:style-name="T4">
另请阅读：</text:span>
 <text:a xlink:type="simple" xlink:href="https://www.ukrinform.ua/rubric-technology/3697785-tesla-vdruge-za-misac-znizue-cini-elektrokari-prodaut-vid-40-tisac.html" text:style-name="Internet_20_link" text:visited-style-name="Visited_20_Internet_20_Link">
<text:span text:style-name="T4">
 Electroka </text:span>
</text:a>
根据乌克林福姆(Ukrinform)的说法，中国电动汽车领先的供应商Naas Technology Inc.提出了其首个自动充电机器人，以满足对移动车辆不断增长的需求。</text:p>
      <text:p text:style-name="P4">
<text:span text:style-name="T5">
foto：新Atlas</text:span>
</text:p>
      <text:p text:style-name="P4">
News Source: <text:a xlink:type="simple" xlink:href="https://www.ukrinform.ua/rubric-technology/3705961-u-ssa-predstavili-minirobota-dla-zaradki-elektrokariv.html" text:style-name="Internet_20_link" text:visited-style-name="Visited_20_Internet_20_Link">
https://www.ukrinform.ua/rubric-technology/3705961-u-ssa-predstavili-minirobota-dla-zaradki-elektrokariv.html</text:a>
</text:p>
      <!--NEWS-->
      <text:h text:style-name="P10" text:outline-level="1">
<text:span text:style-name="T4">
托马斯·巴赫（Thomas Bach）：我们竭尽全力履行使俄罗斯人和白俄罗斯参加国际比赛的任务</text:span>
</text:h>
      <text:p text:style-name="P4">
作者: Ukrinform (Person)</text:p>
      <text:p text:style-name="P4">
出版商: Укринформ (Organization)</text:p>
      <text:p text:style-name="P4">
出版时间: 2023-05-07T15:46:00+03:00</text:p>
      <text:p text:style-name="P4">
修改时间: 2023-05-07T15:46:00+03:00</text:p>
      <text:p text:style-name="P4">
描述: 国际奥林匹克委员会主席托马斯·巴赫（Thomas Bach）评论了俄罗斯人和白俄罗斯返回国际比赛。  - 乌克林。</text:p>
      <text:p text:style-name="P4">
图片: ["<text:a xlink:type="simple" xlink:href="https://static.ukrinform.com/photos/2023_05/thumb_files/630_360_1683463371-646.jpg" text:style-name="Internet_20_link" text:visited-style-name="Visited_20_Internet_20_Link">
630_360_16834...</text:a>
"]</text:p>
      <text:p text:style-name="P4">
标签: ['МОК', 'Олімпіада', 'Олімпійські ігри']</text:p>
      <text:p text:style-name="P4">
类型: Article</text:p>
      <!--METADATA-->
      <text:p text:style-name="P4">
<draw:frame draw:style-name="fr1" draw:name="Image200" text:anchor-type="as-char" svg:width="6.9236in" svg:height="3.956343in" draw:z-index="0">
<draw:image xlink:href="../Images/yкринформ/2023-05-07T15-46-00-03-00/630_360_1683463371-646.jpg" xlink:type="simple" xlink:show="embed" xlink:actuate="onLoad" draw:mime-type="image/jpeg"/>
</draw:frame>
国际奥林匹克委员会主席(莫克)托马斯·巴赫(Thomas Bach)评论了俄罗斯和白俄罗斯返回国际比赛。</text:p>
      <text:p text:style-name="P4">
他在[]中发表了他的声明(https://www.shine.cn/sport/2305071886/)Chinadaily，乌克林福姆报道。</text:p>
      <text:p text:style-name="P4">
“现在，我们正在努力履行任务，实施奥运会运动的建议，将俄罗斯或白俄罗斯护照的运动员返回国际比赛。 我们非常紧密合作，并与这一刻负责的国际联盟交流。我们非常希望，这项任务可以在这两个国家的运动员处于中立地位的情况下实现这一任务，参加了两国我们真的可以在巴黎团结整个Worldimpian游戏，”巴赫说。</text:p>
      <text:p text:style-name="P4">
国际奥委会总裁还评论了全球政府的干预，并承认俄罗斯人和白俄罗斯参加国际比赛。</text:p>
      <text:p text:style-name="P4">
“您知道想要决定谁可以参加Volhympic游戏，国际体育比赛而谁不参加的政府的陈述。 我们必须非常坚实，以便这些决定是由负责任的体育组织做出的。 我认为政府有权表达自己的立场。 但是他们还意识到，任何类型的抵制都只会惩罚自己的港口，并将剥夺人民为运动员奥林匹克运动的表现而感到自豪的机会。”巴赫补充说。</text:p>
      <text:p text:style-name="P4">
<text:span text:style-name="T4">
另请阅读：</text:span>
 <text:a xlink:type="simple" xlink:href="https://www.ukrinform.ua/rubric-sports/3688669-mok-rekomenduvav-miznarodnim-federaciam-povernuti-rosian-i-bilorusiv-do-miznarodnih-zmagan.html" text:style-name="Internet_20_link" text:visited-style-name="Visited_20_Internet_20_Link">
<text:span text:style-name="T4">
 MOC </text:span>
</text:a>
正如乌克林福姆报道的那样，一月底，国际奥委会宣布将运动员从俄罗斯和白俄罗斯返回运动员在国际比赛中的表演。</text:p>
      <text:p text:style-name="P4">
<text:a xlink:type="simple" xlink:href="https://www.ukrinform.ua/rubric-sports/3695638-minmolodsportu-pidgotuvalo-oficijnij-nakaz-pro-bojkot-zmagan-z-rosijskimi-ta-biloruskimi-sportsmenami.html" text:style-name="Internet_20_link" text:visited-style-name="Visited_20_Internet_20_Link">
</text:a>
在这方面，乌克兰没有改变：虽然在乌克兰很长，侵略者国家也不应在任何地位的比赛中被录取，即使在中立旗帜下也是如此。 如果接纳俄罗斯人和白俄罗斯，乌克兰国家队可以抵制奥运会。</text:p>
      <text:p text:style-name="P4">
照片：盖蒂图像</text:p>
      <text:p text:style-name="P4">
News Source: <text:a xlink:type="simple" xlink:href="https://www.ukrinform.ua/rubric-sports/3705960-tomas-bah-mi-dokladaemo-vsi-zusilla-sob-vikonati-misiu-sodo-povernenna-rosian-i-bilorusiv-do-miznarodnih-zmagan.html" text:style-name="Internet_20_link" text:visited-style-name="Visited_20_Internet_20_Link">
https://www.ukrinform.ua/rubric-sports/3705960-tomas-bah-mi-dokladaemo-vsi-zusilla-sob-vikonati-misiu-sodo-povernenna-rosian-i-bilorusiv-do-miznarodnih-zmagan.html</text:a>
</text:p>
      <!--NEWS-->
      <text:h text:style-name="P10" text:outline-level="1">
<text:span text:style-name="T4">
Mykolaiv，Mykolayivska Oblast（21:57）。 红色警报：空中威胁。 警笛声。 立即掩盖！</text:span>
</text:h>
      <text:p text:style-name="P4">
作者: liveuamap (Language: en)</text:p>
      <text:p text:style-name="P4">
时间: 2023-05-07T15:57:00</text:p>
      <text:p text:style-name="P4">
地点: Mykolaiv (Latitude:46.94866 Longtitude:32.00639)</text:p>
      <text:p text:style-name="P4">
视频: []</text:p>
      <text:p text:style-name="P4">
图片: []</text:p>
      <text:p text:style-name="P4">
标签: ["Europe", "Central and Eastern Europe"]</text:p>
      <text:p text:style-name="P4">
Id: 22561152</text:p>
      <!--METADATA-->
      <text:p text:style-name="P4">
Nikolaev，Mykolaiv地区(21:57). Red Alert: aerial threat. Sirenssounding. Take cover now!</text:p>
      <text:p text:style-name="P4">
News Collection Link: <text:a xlink:type="simple" xlink:href="https://liveuamap.com/en/2023/07-may-mykolaiv-mykolayivska-oblast2157-red-ag" text:style-name="Internet_20_link" text:visited-style-name="Visited_20_Internet_20_Link">
https://liveuamap.com/en/2023/07-may-mykolaiv-mykolayivska-oblast2157-red-ag</text:a>
</text:p>
      <text:p text:style-name="P4">
News Source: <text:a xlink:type="simple" xlink:href="https://t.me/suspilnemykolaiv/25087" text:style-name="Internet_20_link" text:visited-style-name="Visited_20_Internet_20_Link">
https://t.me/suspilnemykolaiv/25087</text:a>
</text:p>
      <!--NEWS-->
      <text:h text:style-name="P10" text:outline-level="1">
<text:span text:style-name="T4">
在Cherkasy中，两名涉嫌犯下未成年人的警察被释放</text:span>
</text:h>
      <text:p text:style-name="P4">
作者: Ukrinform (Person)</text:p>
      <text:p text:style-name="P4">
出版商: Укринформ (Organization)</text:p>
      <text:p text:style-name="P4">
出版时间: 2023-05-07T15:58:14+03:00</text:p>
      <text:p text:style-name="P4">
修改时间: 2023-05-07T15:58:14+03:00</text:p>
      <text:p text:style-name="P4">
描述: 在Cherkasy中，涉嫌对未成年人犯罪，两名执法人员都被释放。  - 乌克林。</text:p>
      <text:p text:style-name="P4">
图片: ["<text:a xlink:type="simple" xlink:href="https://static.ukrinform.com/photos/2020_11/thumb_files/630_360_1606121763-440.jpg" text:style-name="Internet_20_link" text:visited-style-name="Visited_20_Internet_20_Link">
630_360_16061...</text:a>
"]</text:p>
      <text:p text:style-name="P4">
标签: ['Діти', 'Поліція', 'Черкаси']</text:p>
      <text:p text:style-name="P4">
类型: Article</text:p>
      <!--METADATA-->
      <text:p text:style-name="P4">
<draw:frame draw:style-name="fr1" draw:name="Image201" text:anchor-type="as-char" svg:width="6.9236in" svg:height="3.956343in" draw:z-index="0">
<draw:image xlink:href="../Images/yкринформ/2023-05-07T15-58-14-03-00/630_360_1606121763-440.jpg" xlink:type="simple" xlink:show="embed" xlink:actuate="onLoad" draw:mime-type="image/jpeg"/>
</draw:frame>
在Cherkasykhdvoh，执法人员涉嫌犯有轻微犯罪，他们从警察那里消失了。</text:p>
      <text:p text:style-name="P4">
新闻服务报告<text:a xlink:type="simple" xlink:href="https://ch.npu.gov.ua/news/u-cherkasakh-dvoie-pravookhorontsiv-iaki-pidozriuiutsia-u-vchynenni-zlochynu-vidnosno-nepovnolitnoi-zvilneni-z-lav-politsii" text:style-name="Internet_20_link" text:visited-style-name="Visited_20_Internet_20_Link">
</text:a>
，报道乌克林福姆。</text:p>
      <text:p text:style-name="P4">
正如所指出的那样，5月6日，Cherkasy的居民接近警察，后者说性犯罪是与她17岁的女儿有关的。</text:p>
      <text:p text:style-name="P4">
“在验证信息期间，发现两名警察可能会涉及犯罪。</text:p>
      <text:p text:style-name="P4">
值得注意的是，Cherkasy地区警察正在进行正式调查，其材料将尽快将其引向DBR，并附有刑事诉讼。</text:p>
      <text:p text:style-name="P4">
<text:span text:style-name="T4">
另请阅读：</text:span>
 <text:a xlink:type="simple" xlink:href="https://www.ukrinform.ua/rubric-regions/3690009-na-zakarpatti-zinku-ta-ii-spivmeskanca-pidozruut-u-zgvaltuvanni-nepovnolitnoi-donki.html" text:style-name="Internet_20_link" text:visited-style-name="Visited_20_Internet_20_Link">
<text:span text:style-name="T4">
次要</text:span>
</text:a>
积极的服务说：“两名可疑警察被释放出警察的职位，他们的直接司机已从其职责履行中撤离。”</text:p>
      <text:p text:style-name="P4">
据报道，在切尔卡斯(Cherkasy)，该地区检察官办公室建设部的前专家，奥斯沙德班克地区政府分支机构的前任酋长，他们将俄罗斯对乌克兰联邦的武装侵略是合理的尝试过Cherkasy。</text:p>
      <text:p text:style-name="P4">
News Source: <text:a xlink:type="simple" xlink:href="https://www.ukrinform.ua/rubric-regions/3705963-u-cerkasah-zvilnili-dvoh-policejskih-pidozruvanih-u-skoenni-zlocinu-sodo-nepovnolitnoi.html" text:style-name="Internet_20_link" text:visited-style-name="Visited_20_Internet_20_Link">
https://www.ukrinform.ua/rubric-regions/3705963-u-cerkasah-zvilnili-dvoh-policejskih-pidozruvanih-u-skoenni-zlocinu-sodo-nepovnolitnoi.html</text:a>
</text:p>
      <!--NEWS-->
      <text:h text:style-name="P10" text:outline-level="1">
<text:span text:style-name="T4">
Kalush乐团在利物浦的欧洲电视网镇开业中演出</text:span>
</text:h>
      <text:p text:style-name="P4">
作者: Ukrinform (Person)</text:p>
      <text:p text:style-name="P4">
出版商: Укринформ (Organization)</text:p>
      <text:p text:style-name="P4">
出版时间: 2023-05-07T15:58:37+03:00</text:p>
      <text:p text:style-name="P4">
修改时间: 2023-05-07T15:58:37+03:00</text:p>
      <text:p text:style-name="P4">
描述: Kalush Orchestra在利物浦欧洲电视网大赛的官方粉丝区开幕时发表了讲话。  - 乌克林。</text:p>
      <text:p text:style-name="P4">
图片: ["<text:a xlink:type="simple" xlink:href="https://static.ukrinform.com/photos/2023_05/thumb_files/630_360_1683464241-557.jpg" text:style-name="Internet_20_link" text:visited-style-name="Visited_20_Internet_20_Link">
630_360_16834...</text:a>
"]</text:p>
      <text:p text:style-name="P4">
标签: ['Євробачення', 'Ліверпуль', 'Kalush Orchestra']</text:p>
      <text:p text:style-name="P4">
类型: Article</text:p>
      <!--METADATA-->
      <text:p text:style-name="P4">
<draw:frame draw:style-name="fr1" draw:name="Image202" text:anchor-type="as-char" svg:width="6.9236in" svg:height="3.956343in" draw:z-index="0">
<draw:image xlink:href="../Images/yкринформ/2023-05-07T15-58-37-03-00/630_360_1683464241-557.jpg" xlink:type="simple" xlink:show="embed" xlink:actuate="onLoad" draw:mime-type="image/jpeg"/>
</draw:frame>
Kalushorchestra在利物浦官方粉丝区的Eurovinig开幕式上演出。</text:p>
      <text:p text:style-name="P4">
根据乌克林福姆的说法，文化和信息政策部报告了<text:a xlink:type="simple" xlink:href="https://t.me/mkipu/5923" text:style-name="Internet_20_link" text:visited-style-name="Visited_20_Internet_20_Link">
</text:a>
5月5日，官方的粉丝区在利物浦开业<text:a xlink:type="simple" xlink:href="https://www.ukrinform.ua/tag-evrobacenna" text:style-name="Internet_20_link" text:visited-style-name="Visited_20_Internet_20_Link">
</text:a>
九日文化计划将持续到5月13日。 在她的现场表演期间，计划了Perfomansite DJ-Citya。</text:p>
      <text:p text:style-name="Quotations">

<text:p text:style-name="P4">
您现在缺少的东西，在<text:a xlink:type="simple" xlink:href="https://twitter.com/Eurovision" text:style-name="Internet_20_link" text:visited-style-name="Visited_20_Internet_20_Link">
&gt;
</text:a>
利物浦的村庄。&gt;
 Kalush乐团很棒。 斯拉瓦·乌克兰!🇺🇦💙💛🩷🇺🇦<text:a xlink:type="simple" xlink:href="https://twitter.com/hashtag/Eurovision2023" text:style-name="Internet_20_link" text:visited-style-name="Visited_20_Internet_20_Link">
&gt;
</text:a>
 <text:a xlink:type="simple" xlink:href="https://t.co/pJYcQoULac" text:style-name="Internet_20_link" text:visited-style-name="Visited_20_Internet_20_Link">
&gt;
 </text:a>
&gt;
&gt;
  - 詹妮弗·约翰斯顿(@jjohnstonmezzo) <text:a xlink:type="simple" xlink:href="https://twitter.com/jjohnstonmezzo/status/1654568175369871361" text:style-name="Internet_20_link" text:visited-style-name="Visited_20_Internet_20_Link">
&gt;
 </text:a>
节日的一个单独的区域是“乌克兰开放式”，致力于庆祝乌克兰艺术家的创造力。</text:p>

</text:p>
      <text:p text:style-name="P4">
<text:span text:style-name="T4">
另请阅读：</text:span>
 <text:a xlink:type="simple" xlink:href="https://www.ukrinform.ua/rubric-culture/3705250-liverpul-do-evrobacenna2023-zagovoriv-ukrainskou.html" text:style-name="Internet_20_link" text:visited-style-name="Visited_20_Internet_20_Link">
<text:span text:style-name="T4">
 eurobacker </text:span>
</text:a>
该镇开业的头条新闻是欧洲电视网乐队Kalushorchestra的冠军，今天凭借有关乌克兰的歌曲“ Change”。</text:p>
      <text:p text:style-name="P4">
正如乌克林福姆报道的，将于5月3日至14日在利物浦举行的Eurovision-2023歌曲大赛<text:a xlink:type="simple" xlink:href="https://www.ukrinform.ua/rubric-culture/3704337-na-evrobacenni-diatime-ukrainskij-bulvar-pid-nazvou-discover-ukraine.html" text:style-name="Internet_20_link" text:visited-style-name="Visited_20_Internet_20_Link">
</text:a>
 <text:a xlink:type="simple" xlink:href="https://www.ukrinform.ua/rubric-culture/3704337-na-evrobacenni-diatime-ukrainskij-bulvar-pid-nazvou-discover-ukraine.html" text:style-name="Internet_20_link" text:visited-style-name="Visited_20_Internet_20_Link">
 </text:a>
发现乌克兰。</text:p>
      <text:p text:style-name="P4">
<text:span text:style-name="T5">
从社交网络</text:span>
</text:p>
      <text:p text:style-name="P4">
News Source: <text:a xlink:type="simple" xlink:href="https://www.ukrinform.ua/rubric-culture/3705964-kalush-orchestra-vistupili-na-vidkritti-mistecka-evrobacenna-u-liverpuli.html" text:style-name="Internet_20_link" text:visited-style-name="Visited_20_Internet_20_Link">
https://www.ukrinform.ua/rubric-culture/3705964-kalush-orchestra-vistupili-na-vidkritti-mistecka-evrobacenna-u-liverpuli.html</text:a>
</text:p>
      <!--NEWS-->
      <text:h text:style-name="P10" text:outline-level="1">
<text:span text:style-name="T4">
敖德萨地区，赫尔森，赫森地区（21:58）。 红色警报：空中威胁。 警笛声。 ...</text:span>
</text:h>
      <text:p text:style-name="P4">
作者: liveuamap (Language: en)</text:p>
      <text:p text:style-name="P4">
时间: 2023-05-07T15:59:00</text:p>
      <text:p text:style-name="P4">
地点: Odeska Oblast (Latitude:46.75000000 Longtitude:30.25000000)</text:p>
      <text:p text:style-name="P4">
视频: []</text:p>
      <text:p text:style-name="P4">
图片: []</text:p>
      <text:p text:style-name="P4">
标签: ["Europe", "Central and Eastern Europe"]</text:p>
      <text:p text:style-name="P4">
Id: 22561154</text:p>
      <!--METADATA-->
      <text:p text:style-name="P4">
Odesa地区，Kherson，Kherson地区(21:58). Red Alert: aerial threat.Sirens sounding. Take cover now!</text:p>
      <text:p text:style-name="P4">
News Collection Link: <text:a xlink:type="simple" xlink:href="https://liveuamap.com/en/2023/07-may-odeska-oblast-kherson-khersonska-oblasg" text:style-name="Internet_20_link" text:visited-style-name="Visited_20_Internet_20_Link">
https://liveuamap.com/en/2023/07-may-odeska-oblast-kherson-khersonska-oblasg</text:a>
</text:p>
      <text:p text:style-name="P4">
News Source: <text:a xlink:type="simple" xlink:href="https://t.me/air_alert_ua/44672" text:style-name="Internet_20_link" text:visited-style-name="Visited_20_Internet_20_Link">
https://t.me/air_alert_ua/44672</text:a>
</text:p>
      <!--NEWS-->
      <text:h text:style-name="P10" text:outline-level="1">
<text:span text:style-name="T4">
乌克兰在战场上的更多胜利将导致援助增加-Zelensky</text:span>
</text:h>
      <text:p text:style-name="P4">
作者: Ukrinform (Person)</text:p>
      <text:p text:style-name="P4">
出版商: Укринформ (Organization)</text:p>
      <text:p text:style-name="P4">
出版时间: 2023-05-07T16:00:00+03:00</text:p>
      <text:p text:style-name="P4">
修改时间: 2023-05-07T16:00:00+03:00</text:p>
      <text:p text:style-name="P4">
描述: 乌克兰国防军将在战场上对俄罗斯人的胜利就越多，世界就会越多地帮助乌克兰。  - 乌克林。</text:p>
      <text:p text:style-name="P4">
图片: ["<text:a xlink:type="simple" xlink:href="https://static.ukrinform.com/photos/2023_04/thumb_files/630_360_1682753201-671.png" text:style-name="Internet_20_link" text:visited-style-name="Visited_20_Internet_20_Link">
630_360_16827...</text:a>
"]</text:p>
      <text:p text:style-name="P4">
标签: ['допомога', 'Зеленський', 'Війна з росією']</text:p>
      <text:p text:style-name="P4">
类型: Article</text:p>
      <!--METADATA-->
      <text:p text:style-name="P4">
<draw:frame draw:style-name="fr1" draw:name="Image203" text:anchor-type="as-char" svg:width="6.9236in" svg:height="3.956343in" draw:z-index="0">
<draw:image xlink:href="../Images/yкринформ/2023-05-07T16-00-00-03-00/630_360_1682753201-671.png" xlink:type="simple" xlink:show="embed" xlink:actuate="onLoad" draw:mime-type="image/png"/>
</draw:frame>
乌克兰国防军将在战场上对俄罗斯人的战场上越邪恶，乌克兰将帮助乌克兰。</text:p>
      <text:p text:style-name="P4">
根据乌克林福姆的说法，这是在美国报纸的采访中<text:a xlink:type="simple" xlink:href="https://www.washingtonpost.com/world/2023/05/06/ukraine-counteroffensive-expectations-hype-russia/" text:style-name="Internet_20_link" text:visited-style-name="Visited_20_Internet_20_Link">
</text:a>
乌克兰沃罗迪米尔Zelenskyy总统说。</text:p>
      <text:p text:style-name="P4">
“我认为，坦率地说，在战场上我们将赢得越多，就会越多的人相信我们。 因此，我们将获得更多帮助，”国家元首说。</text:p>
      <text:p text:style-name="P4">
Zelensky还表示，他认为任何乌克兰领土成功的占领。</text:p>
      <text:p text:style-name="P4">
“我不能告诉你哪个(开口 -  ed。)城市将成为我们的重要音乐，什么是平均水平……仅仅因为我不想在俄罗斯之前，在什么方向，何时何地将俄罗斯做好准备(进行反性 - 编辑。)”，他召唤。</text:p>
      <text:p text:style-name="P4">
<text:span text:style-name="T4">
另请阅读：</text:span>
 <text:a xlink:type="simple" xlink:href="https://www.ukrinform.ua/rubric-ato/3705376-ukraina-otrimae-vid-souznikiv-potuzni-vijskovi-paketi-aki-neobhidni-dla-kontrnastupu-op.html" text:style-name="Internet_20_link" text:visited-style-name="Visited_20_Internet_20_Link">
<text:span text:style-name="T4">
 ounderass </text:span>
</text:a>
他也为报纸的材料表示，他的意见是国防部Oleksireznikov的负责人，他说，在世界范围内，乌克兰的Checkmaster的期望充满了人们的期望。</text:p>
      <text:p text:style-name="P4">
他补充说：“大多数人都在等待巨大的东西。”</text:p>
      <text:p text:style-name="P4">
根据 <text:a xlink:type="simple" xlink:href="https://www.ukrinform.ua/tag-reznikov" text:style-name="Internet_20_link" text:visited-style-name="Visited_20_Internet_20_Link">
</text:a>
理想情况下，反攻势不仅会解放村庄和城市，还将“削减俄罗斯军队的物质和技术链，并降低其进攻能力”。</text:p>
      <text:p text:style-name="P4">
正如乌克兰(Ukrinform)所报道的那样，乌克兰沃迪米尔·泽伦斯基(Ukraine Volodymyr Zelensky)总统在荷兰议会的代表面前行事，呼吁“删除乌克兰的所有禁忌”。</text:p>
      <text:p text:style-name="P4">
News Source: <text:a xlink:type="simple" xlink:href="https://www.ukrinform.ua/rubric-ato/3705969-bilse-peremog-ukraini-na-poli-bou-prizvedut-do-zbilsenna-dopomogi-zelenskij.html" text:style-name="Internet_20_link" text:visited-style-name="Visited_20_Internet_20_Link">
https://www.ukrinform.ua/rubric-ato/3705969-bilse-peremog-ukraini-na-poli-bou-prizvedut-do-zbilsenna-dopomogi-zelenskij.html</text:a>
</text:p>
      <!--NEWS-->
      <text:h text:style-name="P10" text:outline-level="1">
<text:span text:style-name="T4">
Cherkasy地区Kirovohrad地区（22:07）。 红色ALRT：空中tchretate。 警笛声。 所以...</text:span>
</text:h>
      <text:p text:style-name="P4">
作者: liveuamap (Language: en)</text:p>
      <text:p text:style-name="P4">
时间: 2023-05-07T16:08:00</text:p>
      <text:p text:style-name="P4">
地点: Kirovohradska Oblast (Latitude:48.50000000 Longtitude:32.00000000)</text:p>
      <text:p text:style-name="P4">
视频: []</text:p>
      <text:p text:style-name="P4">
图片: []</text:p>
      <text:p text:style-name="P4">
标签: ["Europe", "Central and Eastern Europe"]</text:p>
      <text:p text:style-name="P4">
Id: 22561155</text:p>
      <!--METADATA-->
      <text:p text:style-name="P4">
Cherkasy地区Kirovohrad地区(22:07). Red Alert: aerial threat.Sirens sounding. Take cover now!</text:p>
      <text:p text:style-name="P4">
News Collection Link: <text:a xlink:type="simple" xlink:href="https://liveuamap.com/en/2023/07-may-kirovohradska-oblast-cherkaska-oblast2g" text:style-name="Internet_20_link" text:visited-style-name="Visited_20_Internet_20_Link">
https://liveuamap.com/en/2023/07-may-kirovohradska-oblast-cherkaska-oblast2g</text:a>
</text:p>
      <text:p text:style-name="P4">
News Source: <text:a xlink:type="simple" xlink:href="https://t.me/air_alert_ua/44674" text:style-name="Internet_20_link" text:visited-style-name="Visited_20_Internet_20_Link">
https://t.me/air_alert_ua/44674</text:a>
</text:p>
      <!--NEWS-->
      <text:h text:style-name="P10" text:outline-level="1">
<text:span text:style-name="T4">
俄罗斯航空的活动增加了</text:span>
</text:h>
      <text:p text:style-name="P4">
作者: liveuamap (Language: en)</text:p>
      <text:p text:style-name="P4">
时间: 2023-05-07T16:09:25</text:p>
      <text:p text:style-name="P4">
地点: Russia (Latitude:45.96642 Longtitude:44.60449)</text:p>
      <text:p text:style-name="P4">
视频: []</text:p>
      <text:p text:style-name="P4">
图片: []</text:p>
      <text:p text:style-name="P4">
标签: []</text:p>
      <text:p text:style-name="P4">
Id: 22561156</text:p>
      <!--METADATA-->
      <text:p text:style-name="P4">
俄罗斯航空的活动增加了</text:p>
      <text:p text:style-name="P4">
新闻收集链接：<text:a xlink:type="simple" xlink:href="https://liveuamap.com/en/2023/7-may-increased-activity-of-russian-aviation-reported" text:style-name="Internet_20_link" text:visited-style-name="Visited_20_Internet_20_Link">
https://liveuamap.com/en/2023/7-may-increased-acreardivity-octivity-of- roussian-aviation-reported</text:a>
</text:p>
      <text:p text:style-name="P4">
News Source: <text:a xlink:type="simple" xlink:href="https://t.me/war_monitor/7146" text:style-name="Internet_20_link" text:visited-style-name="Visited_20_Internet_20_Link">
https://t.me/war_monitor/7146</text:a>
</text:p>
      <!--NEWS-->
      <text:h text:style-name="P10" text:outline-level="1">
<text:span text:style-name="T4">
Vinnytska Oblast（22:08）。 红色警报：空中威胁。 警笛声。 立即掩盖！</text:span>
</text:h>
      <text:p text:style-name="P4">
作者: liveuamap (Language: en)</text:p>
      <text:p text:style-name="P4">
时间: 2023-05-07T16:10:00</text:p>
      <text:p text:style-name="P4">
地点: Vinnytska Oblast (Latitude:48.91667000 Longtitude:28.66667000)</text:p>
      <text:p text:style-name="P4">
视频: []</text:p>
      <text:p text:style-name="P4">
图片: []</text:p>
      <text:p text:style-name="P4">
标签: ["Europe", "Central and Eastern Europe"]</text:p>
      <text:p text:style-name="P4">
Id: 22561157</text:p>
      <!--METADATA-->
      <text:p text:style-name="P4">
Vinnytsia地区(22:08). Red Alert: aerial threat. Sirens sounding. Take covernow!</text:p>
      <text:p text:style-name="P4">
News Collection Link: <text:a xlink:type="simple" xlink:href="https://liveuamap.com/en/2023/07-may-vinnytska-oblast2208-red-alert-aerial-g" text:style-name="Internet_20_link" text:visited-style-name="Visited_20_Internet_20_Link">
https://liveuamap.com/en/2023/07-may-vinnytska-oblast2208-red-alert-aerial-g</text:a>
</text:p>
      <text:p text:style-name="P4">
News Source: <text:a xlink:type="simple" xlink:href="https://t.me/air_alert_ua/44675" text:style-name="Internet_20_link" text:visited-style-name="Visited_20_Internet_20_Link">
https://t.me/air_alert_ua/44675</text:a>
</text:p>
      <!--NEWS-->
      <text:h text:style-name="P10" text:outline-level="1">
<text:span text:style-name="T4">
Marchenko在奥地利锦标赛上发起了资格</text:span>
</text:h>
      <text:p text:style-name="P4">
作者: Ukrinform (Person)</text:p>
      <text:p text:style-name="P4">
出版商: Укринформ (Organization)</text:p>
      <text:p text:style-name="P4">
出版时间: 2023-05-07T16:13:49+03:00</text:p>
      <text:p text:style-name="P4">
修改时间: 2023-05-07T16:13:49+03:00</text:p>
      <text:p text:style-name="P4">
描述: 乌克兰人在两盘比赛中击败了奥地利施瓦兹勒。  - 乌克林。</text:p>
      <text:p text:style-name="P4">
图片: ["<text:a xlink:type="simple" xlink:href="https://static.ukrinform.com/photos/2023_05/thumb_files/630_360_1683465132-267.jpg" text:style-name="Internet_20_link" text:visited-style-name="Visited_20_Internet_20_Link">
630_360_16834...</text:a>
"]</text:p>
      <text:p text:style-name="P4">
标签: ['Теніс', 'Марченко']</text:p>
      <text:p text:style-name="P4">
类型: Article</text:p>
      <!--METADATA-->
      <text:p text:style-name="P4">
<draw:frame draw:style-name="fr1" draw:name="Image204" text:anchor-type="as-char" svg:width="6.9236in" svg:height="3.956343in" draw:z-index="0">
<draw:image xlink:href="../Images/yкринформ/2023-05-07T16-13-49-03-00/630_360_1683465132-267.jpg" xlink:type="simple" xlink:show="embed" xlink:actuate="onLoad" draw:mime-type="image/jpeg"/>
</draw:frame>
奥地利Schwarzler击败了两套两套。</text:p>
      <text:p text:style-name="P4">
乌克兰网球运动员Ilya Marchenko以挑战者Mauthausen的胜利资格开始(奥地利)，报道乌克林福姆。</text:p>
      <text:p text:style-name="P4">
在选拔的半决赛中，马尔嫩科在两套奥地利乔尔·施瓦兹勒(Joel Schwarzler)中获胜-7：5，6：2。 应当指出的是，在第一党中，以利亚(Elijah)赢得了胜利，第二：5。 乌克兰资产有四个休息。</text:p>
      <text:p text:style-name="P4">
在决定性的比赛中，马尔滕科(Marchenko)将与来自德国的Lucasomgierh一起参加主要网格。</text:p>
      <text:p text:style-name="P4">
另一个乌克兰弗拉迪斯拉夫·马纳福夫(Vladislav Manafov)在挑战者布拉格(Challengerus Prague)的资格开始时就输了。 在两盘比赛中，马纳福夫让位给阿根廷吉多·安德罗西。</text:p>
      <text:p text:style-name="P4">
<text:span text:style-name="T4">
另请阅读：</text:span>
 <text:a xlink:type="simple" xlink:href="https://www.ukrinform.ua/rubric-sports/3705770-svontek-postupilas-u-finali-turniru-v-madridi.html" text:style-name="Internet_20_link" text:visited-style-name="Visited_20_Internet_20_Link">
</text:a>
正如乌克林福姆报道的那样，早些时候的马尔本科无法进入捷克斯特拉瓦的Tournatpp Challenger Tour 75的主要网格。 在资格赛的结局中，乌克兰人从德国输给了亨利·斯克韦尔(Henry Skweyr)。</text:p>
      <text:p text:style-name="P4">
照片：btu.org.ua</text:p>
      <text:p text:style-name="P4">
News Source: <text:a xlink:type="simple" xlink:href="https://www.ukrinform.ua/rubric-sports/3705970-marcenko-peremozno-rozpocav-kvalifikaciu-na-turniri-v-avstrii.html" text:style-name="Internet_20_link" text:visited-style-name="Visited_20_Internet_20_Link">
https://www.ukrinform.ua/rubric-sports/3705970-marcenko-peremozno-rozpocav-kvalifikaciu-na-turniri-v-avstrii.html</text:a>
</text:p>
      <!--NEWS-->
      <text:h text:style-name="P10" text:outline-level="1">
<text:span text:style-name="T4">
俄罗斯针对乌克兰联合的战争跨大西洋联盟-Borrel</text:span>
</text:h>
      <text:p text:style-name="P4">
作者: Ukrinform (Person)</text:p>
      <text:p text:style-name="P4">
出版商: Укринформ (Organization)</text:p>
      <text:p text:style-name="P4">
出版时间: 2023-05-07T16:19:00+03:00</text:p>
      <text:p text:style-name="P4">
修改时间: 2023-05-07T16:19:00+03:00</text:p>
      <text:p text:style-name="P4">
描述: 欧盟何塞普·博雷尔（Josep Borrel）的高级代表在周日表示，俄罗斯对乌克兰的全面入侵与跨大西洋联盟团结在一起。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Боррель', 'Війна з росією']</text:p>
      <text:p text:style-name="P4">
类型: Article</text:p>
      <!--METADATA-->
      <text:p text:style-name="P4">
<draw:frame draw:style-name="fr1" draw:name="Image205" text:anchor-type="as-char" svg:width="6.9236in" svg:height="3.956343in" draw:z-index="0">
<draw:image xlink:href="../Images/yкринформ/2023-05-07T16-19-00-03-00/630_360_1667561515-584.jpg" xlink:type="simple" xlink:show="embed" xlink:actuate="onLoad" draw:mime-type="image/jpeg"/>
</draw:frame>
欧盟何塞普·博雷尔(Josep Borrel)的高级代表在周日宣布，俄罗斯全面入侵乌克兰统一了跨大西洋联盟。</text:p>
      <text:p text:style-name="P4">
根据乌克林福姆的说法，博雷尔在他的[]中报道了(https://www.eeas.europa.eu/eeas/meeting-expectations-fragmenting-world_en)。</text:p>
      <text:p text:style-name="P4">
“给人留下了深刻的印象<text:a xlink:type="simple" xlink:href="https://www.ukrinform.ua/tag-vijna" text:style-name="Internet_20_link" text:visited-style-name="Visited_20_Internet_20_Link">
</text:a>
反对乌克兰的俄罗斯给予了更多的团结，甚至跨大西洋联盟的复兴。 战争(RF- ed。)乌克兰解释说，乌克兰，加拿大，太极欧洲人，”博雷尔写道。</text:p>
      <text:p text:style-name="P4">
他指出，除了在乌克兰的帮助下，还有一种普遍的更新，目的和意愿，以付出代价，以遵守国际法治，自由和民主的原则。</text:p>
      <text:p text:style-name="P4">
Borrel指出，尽管有政治上的分歧，战略问题仍在共同发展。</text:p>
      <text:p text:style-name="P4">
“当然，与往常一样，政治差异仍然存在。 采取降低通货膨胀的保护性方面或我们在数百种或不同的方法上打击气候变化的纠纷(碳定价时补贴). Але в стратегічних питаннях ми рухаємося разом,принаймні з адміністрацією Байдена», – зазначив політик.</text:p>
      <text:p text:style-name="P4">
Водночас Боррель вважає, що така трансатлантична єдність і єдність G7супроводжується більшим політичним розривом зі світом, що розвивається.</text:p>
      <text:p text:style-name="P4">
<text:span text:style-name="T4">
Читайте також:</text:span>
 <text:a xlink:type="simple" xlink:href="https://www.ukrinform.ua/rubric-ato/3704593-es-ne-viklucae-vikoristanna-rosieu-ataki-na-kreml-ak-privid-dla-posilenna-agresii-borrel.html" text:style-name="Internet_20_link" text:visited-style-name="Visited_20_Internet_20_Link">
 <text:span text:style-name="T4">
Боррель</text:span>
 </text:a>
据他说，乌克兰乌克兰的大多数会议都以双重标准和失望为条件，因为其他报告没有受到与对乌克兰重要重要的相同的关注和大量资源。</text:p>
      <text:p text:style-name="P4">
“我们经常说，我们希望乌克兰的胜利，并使一切实现这一目标。 我们需要承担相同水平的义务来赢得世界舆论，”政治说。</text:p>
      <text:p text:style-name="P4">
正如乌克林福姆报道的那样，欧盟国家继续致力于实施联合实施过程<text:a xlink:type="simple" xlink:href="https://www.ukrinform.ua/rubric-ato/3700158-spilne-zamovlenna-boepripasiv-dla-ukraini-es-prodovzue-robotu-nad-realizacieu-proektu.html" text:style-name="Internet_20_link" text:visited-style-name="Visited_20_Internet_20_Link">
</text:a>
同时，欧盟始终使用军事设备，武器和弹药来满足侵略性需求，以履行其对乌克兰的供应。</text:p>
      <text:p text:style-name="P4">
News Source: <text:a xlink:type="simple" xlink:href="https://www.ukrinform.ua/rubric-polytics/3705973-vijna-rosii-proti-ukraini-obednala-transatlanticnij-alans-borrel.html" text:style-name="Internet_20_link" text:visited-style-name="Visited_20_Internet_20_Link">
https://www.ukrinform.ua/rubric-polytics/3705973-vijna-rosii-proti-ukraini-obednala-transatlanticnij-alans-borrel.html</text:a>
</text:p>
      <!--NEWS-->
      <text:h text:style-name="P10" text:outline-level="1">
<text:span text:style-name="T4">
Chernihivska Oblast（22:21）。 红色警报：空中威胁。 警笛声。 立即掩盖！</text:span>
</text:h>
      <text:p text:style-name="P4">
作者: liveuamap (Language: en)</text:p>
      <text:p text:style-name="P4">
时间: 2023-05-07T16:22:00</text:p>
      <text:p text:style-name="P4">
地点: Chernihivska Oblast (Latitude:51.33333000 Longtitude:32.00000000)</text:p>
      <text:p text:style-name="P4">
视频: []</text:p>
      <text:p text:style-name="P4">
图片: []</text:p>
      <text:p text:style-name="P4">
标签: ["Europe", "Central and Eastern Europe"]</text:p>
      <text:p text:style-name="P4">
Id: 22561159</text:p>
      <!--METADATA-->
      <text:p text:style-name="P4">
切尔尼希夫地区(22:21). Red Alert: aerial threat. Sirens sounding. Takecover now!</text:p>
      <text:p text:style-name="P4">
News Collection Link: <text:a xlink:type="simple" xlink:href="https://liveuamap.com/en/2023/07-may-chernihivska-oblast2221-red-alert-aerig" text:style-name="Internet_20_link" text:visited-style-name="Visited_20_Internet_20_Link">
https://liveuamap.com/en/2023/07-may-chernihivska-oblast2221-red-alert-aerig</text:a>
</text:p>
      <text:p text:style-name="P4">
News Source: <text:a xlink:type="simple" xlink:href="https://t.me/suspilnechernihiv/18361" text:style-name="Internet_20_link" text:visited-style-name="Visited_20_Internet_20_Link">
https://t.me/suspilnechernihiv/18361</text:a>
</text:p>
      <!--NEWS-->
      <text:h text:style-name="P10" text:outline-level="1">
<text:span text:style-name="T4">
Poltavska Oblast（22:24）。 红色警报：空中威胁。 警笛声。 立即掩盖！</text:span>
</text:h>
      <text:p text:style-name="P4">
作者: liveuamap (Language: en)</text:p>
      <text:p text:style-name="P4">
时间: 2023-05-07T16:26:00</text:p>
      <text:p text:style-name="P4">
地点: Poltavska Oblast (Latitude:49.47653 Longtitude:33.81839)</text:p>
      <text:p text:style-name="P4">
视频: []</text:p>
      <text:p text:style-name="P4">
图片: []</text:p>
      <text:p text:style-name="P4">
标签: ["Europe", "Central and Eastern Europe"]</text:p>
      <text:p text:style-name="P4">
Id: 22561160</text:p>
      <!--METADATA-->
      <text:p text:style-name="P4">
poltava(22:24). Red Alert: aerial threat. Sirens sounding. Take covernow!</text:p>
      <text:p text:style-name="P4">
News Collection Link: <text:a xlink:type="simple" xlink:href="https://liveuamap.com/en/2023/07-may-poltavska-oblast2224-red-alert-aerial-g" text:style-name="Internet_20_link" text:visited-style-name="Visited_20_Internet_20_Link">
https://liveuamap.com/en/2023/07-may-poltavska-oblast2224-red-alert-aerial-g</text:a>
</text:p>
      <text:p text:style-name="P4">
News Source: <text:a xlink:type="simple" xlink:href="https://t.me/air_alert_ua/44677" text:style-name="Internet_20_link" text:visited-style-name="Visited_20_Internet_20_Link">
https://t.me/air_alert_ua/44677</text:a>
</text:p>
      <!--NEWS-->
      <text:h text:style-name="P10" text:outline-level="1">
<text:span text:style-name="T4">
据报道在Odesa地区爆炸</text:span>
</text:h>
      <text:p text:style-name="P4">
作者: liveuamap (Language: en)</text:p>
      <text:p text:style-name="P4">
时间: 2023-05-07T16:28:12</text:p>
      <text:p text:style-name="P4">
地点: Zatoka, Odessa Oblast (Latitude:46.0718 Longtitude:30.44818)</text:p>
      <text:p text:style-name="P4">
视频: []</text:p>
      <text:p text:style-name="P4">
图片: []</text:p>
      <text:p text:style-name="P4">
标签: []</text:p>
      <text:p text:style-name="P4">
Id: 22561161</text:p>
      <!--METADATA-->
      <text:p text:style-name="P4">
据报道在Odesa地区爆炸</text:p>
      <text:p text:style-name="P4">
新闻集链接：<text:a xlink:type="simple" xlink:href="https://liveuamap.com/en/2023/7-may-explosions-were-reported-in-odesa-region-" text:style-name="Internet_20_link" text:visited-style-name="Visited_20_Internet_20_Link">
https://liveuamap.com/en/2023/7-may-explosions-were-reported-in-reported-in-odesa-region-</text:a>
</text:p>
      <text:p text:style-name="P4">
News Source: <text:a xlink:type="simple" xlink:href="https://t.me/lachentyt/29049" text:style-name="Internet_20_link" text:visited-style-name="Visited_20_Internet_20_Link">
https://t.me/lachentyt/29049</text:a>
</text:p>
      <!--NEWS-->
      <text:h text:style-name="P10" text:outline-level="1">
<text:span text:style-name="T4">
克里米亚的“力量”正在发生巨大变化 - 塔什夫</text:span>
</text:h>
      <text:p text:style-name="P4">
作者: Ukrinform (Person)</text:p>
      <text:p text:style-name="P4">
出版商: Укринформ (Organization)</text:p>
      <text:p text:style-name="P4">
出版时间: 2023-05-07T16:29:40+03:00</text:p>
      <text:p text:style-name="P4">
修改时间: 2023-05-07T16:29:40+03:00</text:p>
      <text:p text:style-name="P4">
描述: 在克里米亚的占领力中，在乌克兰反性的背景下，修辞发生了巨大变化，在半岛上，他们开始形成撤离清单。  - 乌克林。</text:p>
      <text:p text:style-name="P4">
图片: ["<text:a xlink:type="simple" xlink:href="https://static.ukrinform.com/photos/2023_05/thumb_files/630_360_1683122171-688.jpg" text:style-name="Internet_20_link" text:visited-style-name="Visited_20_Internet_20_Link">
630_360_16831...</text:a>
"]</text:p>
      <text:p text:style-name="P4">
标签: ['Крим', 'Війна з росією', 'Таміла Ташева']</text:p>
      <text:p text:style-name="P4">
类型: Article</text:p>
      <!--METADATA-->
      <text:p text:style-name="P4">
<draw:frame draw:style-name="fr1" draw:name="Image206" text:anchor-type="as-char" svg:width="6.9236in" svg:height="3.956343in" draw:z-index="0">
<draw:image xlink:href="../Images/yкринформ/2023-05-07T16-29-40-03-00/630_360_1683122171-688.jpg" xlink:type="simple" xlink:show="embed" xlink:actuate="onLoad" draw:mime-type="image/jpeg"/>
</draw:frame>
克里米亚的声乐机构在乌克兰对比的背景下发生了巨大变化，在半岛上开始形成撤离清单。</text:p>
      <text:p text:style-name="P4">
这是由克里米亚·泰米尔·塔沙夫(Crimea Tamil Tashev)的总统常设代表在[]的报道的。(https://www.youtube.com/watch?v=n9aVL9m3bNA)传输乌克林。</text:p>
      <text:p text:style-name="P4">
“在过去的几个月中，自从对克里米亚的修辞能力进行全面入侵以来，这是基本的。</text:p>
      <text:p text:style-name="P4">
根据塔什瓦(Tasheva)的说法，随着这些叙述的改变，占领力量<text:a xlink:type="simple" xlink:href="https://www.ukrinform.ua/tag-krim" text:style-name="Internet_20_link" text:visited-style-name="Visited_20_Internet_20_Link">
</text:a>
它还建立了进一步的言论。</text:p>
      <text:p text:style-name="P4">
“他们正在在半岛领土上建造防御性结构，即使在克里米亚的南部海岸，这通常很奇怪。他们试图表明可以保护克里米亚的好商人 - 建造炸弹庇护所，积累食物和水库存，”  - 说。</text:p>
      <text:p text:style-name="P4">
<text:span text:style-name="T4">
另请阅读：</text:span>
 <text:a xlink:type="simple" xlink:href="https://www.ukrinform.ua/rubric-crimea/3705529-zvilnenna-krimu-bude-serjoznim-udarom-po-rosijskomu-imperializmu-mzs-cehii.html" text:style-name="Internet_20_link" text:visited-style-name="Visited_20_Internet_20_Link">
<text:span text:style-name="T4">
 crimea </text:span>
</text:a>
此外，克里米亚总统的永久代表说，从不同的来源，在半岛上，他们开始撤离疏散：“即使在辛菲波尔和辛菲波尔地区，在克拉斯诺普雷普斯克，dzhankoi也有这些清单的信息。”</text:p>
      <text:p text:style-name="P4">
塔赛瓦(Tasheva)强调，克里米亚(Crigea)的占领力意识到乌克兰将不得不阅读这一领土。</text:p>
      <text:p text:style-name="P4">
据报道，重新融合部命名为P <text:a xlink:type="simple" xlink:href="https://www.ukrinform.ua/rubric-crimea/3700670-u-minreintegracii-nazvali-pat-persih-krokiv-ukraini-v-krimu-pisla-deokupacii.html" text:style-name="Internet_20_link" text:visited-style-name="Visited_20_Internet_20_Link">
</text:a>
它是安全的规定，俄罗斯军事基地的非军事，负责国家拥有的政治家，恢复公共当局，确保信息安全。</text:p>
      <text:p text:style-name="P4">
News Source: <text:a xlink:type="simple" xlink:href="https://www.ukrinform.ua/rubric-crimea/3705977-u-vladi-krimu-kardinalno-zminuetsa-ritorika-taseva.html" text:style-name="Internet_20_link" text:visited-style-name="Visited_20_Internet_20_Link">
https://www.ukrinform.ua/rubric-crimea/3705977-u-vladi-krimu-kardinalno-zminuetsa-ritorika-taseva.html</text:a>
</text:p>
      <!--NEWS-->
      <text:h text:style-name="P10" text:outline-level="1">
<text:span text:style-name="T4">
据报道ODESA爆炸</text:span>
</text:h>
      <text:p text:style-name="P4">
作者: liveuamap (Language: en)</text:p>
      <text:p text:style-name="P4">
时间: 2023-05-07T16:30:31</text:p>
      <text:p text:style-name="P4">
地点: Odesa, Odessa Oblast (Latitude:46.51352 Longtitude:30.75897)</text:p>
      <text:p text:style-name="P4">
视频: []</text:p>
      <text:p text:style-name="P4">
图片: []</text:p>
      <text:p text:style-name="P4">
标签: []</text:p>
      <text:p text:style-name="P4">
Id: 22561162</text:p>
      <!--METADATA-->
      <text:p text:style-name="P4">
据报道ODESA爆炸</text:p>
      <text:p text:style-name="P4">
新闻集链接：<text:a xlink:type="simple" xlink:href="https://liveuamap.com/en/2023/7-may-explosion-was-reported-in-odesa" text:style-name="Internet_20_link" text:visited-style-name="Visited_20_Internet_20_Link">
https://liveuamap.com/en/2023/7-may-explosion-was-reported-in-odesa</text:a>
</text:p>
      <text:p text:style-name="P4">
News Source: <text:a xlink:type="simple" xlink:href="https://t.me/suspilneodesa/23026" text:style-name="Internet_20_link" text:visited-style-name="Visited_20_Internet_20_Link">
https://t.me/suspilneodesa/23026</text:a>
</text:p>
      <!--NEWS-->
      <text:h text:style-name="P10" text:outline-level="1">
<text:span text:style-name="T4">
VLK的工作和社区的额外资金的变化：Shmigal在一周内讲述了政府的主要决定</text:span>
</text:h>
      <text:p text:style-name="P4">
作者: Ukrinform (Person)</text:p>
      <text:p text:style-name="P4">
出版商: Укринформ (Organization)</text:p>
      <text:p text:style-name="P4">
出版时间: 2023-05-07T16:32:00+03:00</text:p>
      <text:p text:style-name="P4">
修改时间: 2023-05-07T16:32:00+03:00</text:p>
      <text:p text:style-name="P4">
描述: 乌克兰部长的内阁为顿涅茨克，卢坎克，赫尔森和Zaporizhhya地区的社区提供了另外31亿个UAH。  - 乌克林。</text:p>
      <text:p text:style-name="P4">
图片: ["<text:a xlink:type="simple" xlink:href="https://static.ukrinform.com/photos/2023_04/thumb_files/630_360_1682514702-644.jpg" text:style-name="Internet_20_link" text:visited-style-name="Visited_20_Internet_20_Link">
630_360_16825...</text:a>
"]</text:p>
      <text:p text:style-name="P4">
标签: ['Бюджет', 'Економіка', 'Енергетика', 'Шмигаль']</text:p>
      <text:p text:style-name="P4">
类型: Article</text:p>
      <!--METADATA-->
      <text:p text:style-name="P4">
<draw:frame draw:style-name="fr1" draw:name="Image207" text:anchor-type="as-char" svg:width="6.9236in" svg:height="3.956343in" draw:z-index="0">
<draw:image xlink:href="../Images/yкринформ/2023-05-07T16-32-00-03-00/630_360_1682514702-644.jpg" xlink:type="simple" xlink:show="embed" xlink:actuate="onLoad" draw:mime-type="image/jpeg"/>
</draw:frame>
乌克兰部长的内阁为顿涅茨克，卢坎克，赫尔森和Zaporizhhya地区的社区提供了另外31亿个UAH。</text:p>
      <text:p text:style-name="P4">
乌克林福姆说，总理丹尼斯·施米加尔(Denis Schmigal)说<text:a xlink:type="simple" xlink:href="https://www.facebook.com/dshmyhal/posts/pfbid0sNQd173SJJU9j5rKMiSFU6FcLQoPNpwTNhFuZzyeab1LiPY79qLGtY5GJesMg13Vl" text:style-name="Internet_20_link" text:visited-style-name="Visited_20_Internet_20_Link">
</text:a>
总结一周。</text:p>
      <text:p text:style-name="P4">
“额外的31亿个UAH被指导为当地预算的补贴。 这些是Donetsk地区，Luhansk，Kherson和Zaporizhhya地区社区的资金。 我们加强了它们的残疾，并有助于动员重建资源。”他写道。</text:p>
      <text:p text:style-name="P4">
他补充说，本周，军事医疗委员会的电子队列在Kharkiv，Lviv，Kiev，Vinnitsa和Odessa的测试模式下工作。 议会还批准了对收购中心的军事部门与在州和公共医疗设施建立VLK之间的电子文件流有关的政府批准。</text:p>
      <text:p text:style-name="P4">
同样，本周，政府批准了由于[]而授予残疾人身份的变更(https://www.ukrinform.ua/tag-vijna)平民乌克兰人在2022年2月24日之后受伤。 医疗和社会专家委员会(MSEC)在全面的俄罗斯侵略时期，他们将能够通过战斗行动建立残疾。</text:p>
      <text:p text:style-name="P4">
<text:span text:style-name="T4">
另请阅读：</text:span>
 <text:a xlink:type="simple" xlink:href="https://www.ukrinform.ua/rubric-society/3705348-kabmin-dozvoliv-peredavati-vijskove-majno-nacpolicii-ta-administracii-dpsu.html" text:style-name="Internet_20_link" text:visited-style-name="Visited_20_Internet_20_Link">
<text:span text:style-name="T4">
机柜</text:span>
</text:a>
Shmigal补充说，本周启动了乌克兰和波兰之间现代化的电力计划的现代化全州线路线。 这将大大增加乌克兰和欧洲能源系统的通信，增加乌克兰的出口进口，并提高战争消费者的电力供应的可靠性。</text:p>
      <text:p text:style-name="P4">
总理指出，Evherga的电子系统将在西方方向进行16型检查。 从下周开始，从七月开始的卡车司机将访问汽车所有者，从八月开始。 Evherga将为驾驶员节省时间，优化业务流程并安排运输流量。<text:span text:style-name="T4">
另请阅读：</text:span>
 <text:a xlink:type="simple" xlink:href="https://www.ukrinform.ua/rubric-vidbudova/3705274-kabmin-zaprosiv-bahrejn-dolucitisa-do-povoennoi-vidbudovi-ukraini.html" text:style-name="Internet_20_link" text:visited-style-name="Visited_20_Internet_20_Link">
<text:span text:style-name="T4">
机柜</text:span>
</text:a>
总理还与在英国训练的乌克兰军队进行了交流。 近15,000名乌克兰捍卫者已经在那里接受了训练。</text:p>
      <text:p text:style-name="P4">
此外，Shmigal与乌克兰Elena Zelensk的第一夫人在Charles III和Camilla皇后的加冕典礼上共同制作。 总理强调说：“在全世界的具有里程碑意义的事件中，代表英勇的乌克兰人民。”</text:p>
      <text:p text:style-name="P4">
正如乌克林福姆报道的，5月<text:a xlink:type="simple" xlink:href="https://www.ukrinform.ua/rubric-society/3703763-urad-rozsiriv-perelik-pereselenciv-aki-maut-pravo-na-timcasove-zitlo.html" text:style-name="Internet_20_link" text:visited-style-name="Visited_20_Internet_20_Link">
</text:a>
内部流离失所者的类别有权获得临时住房。</text:p>
      <text:p text:style-name="P4">
News Source: <text:a xlink:type="simple" xlink:href="https://www.ukrinform.ua/rubric-economy/3705978-urad-spramuvav-dodatkovi-31-milarda-dla-gromad-prifrontovih-oblastej-smigal.html" text:style-name="Internet_20_link" text:visited-style-name="Visited_20_Internet_20_Link">
https://www.ukrinform.ua/rubric-economy/3705978-urad-spramuvav-dodatkovi-31-milarda-dla-gromad-prifrontovih-oblastej-smigal.html</text:a>
</text:p>
      <!--NEWS-->
      <text:h text:style-name="P10" text:outline-level="1">
<text:span text:style-name="T4">
基辅（22:35）。 红色警报：空中威胁。 警笛声。 立即掩盖！</text:span>
</text:h>
      <text:p text:style-name="P4">
作者: liveuamap (Language: en)</text:p>
      <text:p text:style-name="P4">
时间: 2023-05-07T16:35:00</text:p>
      <text:p text:style-name="P4">
地点: Kyiv (Latitude:50.44343 Longtitude:30.53022)</text:p>
      <text:p text:style-name="P4">
视频: []</text:p>
      <text:p text:style-name="P4">
图片: []</text:p>
      <text:p text:style-name="P4">
标签: ["Europe", "Central and Eastern Europe"]</text:p>
      <text:p text:style-name="P4">
Id: 22561163</text:p>
      <!--METADATA-->
      <text:p text:style-name="P4">
基辅(22:35). Red Alert: aerial threat. Sirens sounding. Take cover now!</text:p>
      <text:p text:style-name="P4">
News Collection Link: <text:a xlink:type="simple" xlink:href="https://liveuamap.com/en/2023/07-may-kyiv2235-red-alert-aerial-threat-sireng" text:style-name="Internet_20_link" text:visited-style-name="Visited_20_Internet_20_Link">
https://liveuamap.com/en/2023/07-may-kyiv2235-red-alert-aerial-threat-sireng</text:a>
</text:p>
      <text:p text:style-name="P4">
News Source: <text:a xlink:type="simple" xlink:href="https://t.me/suspilnenews/20518" text:style-name="Internet_20_link" text:visited-style-name="Visited_20_Internet_20_Link">
https://t.me/suspilnenews/20518</text:a>
</text:p>
      <!--NEWS-->
      <text:h text:style-name="P10" text:outline-level="1">
<text:span text:style-name="T4">
基夫·oblast（22:35）。 红色警报：空中威胁。 警笛声。 立即掩盖！</text:span>
</text:h>
      <text:p text:style-name="P4">
作者: liveuamap (Language: en)</text:p>
      <text:p text:style-name="P4">
时间: 2023-05-07T16:37:00</text:p>
      <text:p text:style-name="P4">
地点: Kyiv Oblast (Latitude:50.24018000 Longtitude:30.23163000)</text:p>
      <text:p text:style-name="P4">
视频: []</text:p>
      <text:p text:style-name="P4">
图片: []</text:p>
      <text:p text:style-name="P4">
标签: ["Europe", "Central and Eastern Europe"]</text:p>
      <text:p text:style-name="P4">
Id: 22561164</text:p>
      <!--METADATA-->
      <text:p text:style-name="P4">
基辅地区(22:35). Red Alert: aerial threat. Sirens sounding. Take cover now!</text:p>
      <text:p text:style-name="P4">
News Collection Link: <text:a xlink:type="simple" xlink:href="https://liveuamap.com/en/2023/07-may-kyiv-oblast2235-red-alert-aerial-threag" text:style-name="Internet_20_link" text:visited-style-name="Visited_20_Internet_20_Link">
https://liveuamap.com/en/2023/07-may-kyiv-oblast2235-red-alert-aerial-threag</text:a>
</text:p>
      <text:p text:style-name="P4">
News Source: <text:a xlink:type="simple" xlink:href="https://t.me/air_alert_ua/44679" text:style-name="Internet_20_link" text:visited-style-name="Visited_20_Internet_20_Link">
https://t.me/air_alert_ua/44679</text:a>
</text:p>
      <!--NEWS-->
      <text:h text:style-name="P10" text:outline-level="1">
<text:span text:style-name="T4">
俄罗斯人每天向Sumy和Chernihiv地区开火</text:span>
</text:h>
      <text:p text:style-name="P4">
作者: Ukrinform (Person)</text:p>
      <text:p text:style-name="P4">
出版商: Укринформ (Organization)</text:p>
      <text:p text:style-name="P4">
出版时间: 2023-05-07T16:38:54+03:00</text:p>
      <text:p text:style-name="P4">
修改时间: 2023-05-07T16:38:54+03:00</text:p>
      <text:p text:style-name="P4">
描述: 俄罗斯军队每天向切尔尼希夫和苏米地区开火。  - 乌克林。</text:p>
      <text:p text:style-name="P4">
图片: ["<text:a xlink:type="simple" xlink:href="https://static.ukrinform.com/photos/2023_03/thumb_files/630_360_1677781968-366.jpg" text:style-name="Internet_20_link" text:visited-style-name="Visited_20_Internet_20_Link">
630_360_16777...</text:a>
"]</text:p>
      <text:p text:style-name="P4">
标签: ['Обстріл', 'Сумщина', 'Чернігівщина', 'Війна з росією']</text:p>
      <text:p text:style-name="P4">
类型: Article</text:p>
      <!--METADATA-->
      <text:p text:style-name="P4">
<draw:frame draw:style-name="fr1" draw:name="Image208" text:anchor-type="as-char" svg:width="6.9236in" svg:height="3.956343in" draw:z-index="0">
<draw:image xlink:href="../Images/yкринформ/2023-05-07T16-38-54-03-00/630_360_1677781968-366.jpg" xlink:type="simple" xlink:show="embed" xlink:actuate="onLoad" draw:mime-type="image/jpeg"/>
</draw:frame>
Chernihiv和Sumy地区的俄罗斯边界每天被开除六次。</text:p>
      <text:p text:style-name="P4">
根据乌克林福姆的说法，北部运营司令部报告了<text:a xlink:type="simple" xlink:href="https://t.me/ok_pivnich1/2419" text:style-name="Internet_20_link" text:visited-style-name="Visited_20_Internet_20_Link">
</text:a>
大约在10:20，记录了五次命中，可能是在Kostobori地区被吞噬的地方的直升机上记录。</text:p>
      <text:p text:style-name="P4">
大约10:20，有四次命中，可能是在列尼夫卡人口的直升机上。</text:p>
      <text:p text:style-name="P4">
大约10:15在Zarichya定居下，俄罗斯35号飞机的一击(可能是CA)。</text:p>
      <text:p text:style-name="P4">
从10:40到11:10，在腮红定居点的撤消中，记录了10次命中，可能是来自82毫米口径的迫击炮。</text:p>
      <text:p text:style-name="P4">
从11:25到11：45，记录了15次命中，可能是来自布达中部定居点村庄的枪管炮兵。</text:p>
      <text:p text:style-name="P4">
从13:45到14:16，在Bachivsk地区流行音乐中记录了八次命中，即-sau。</text:p>
      <text:p text:style-name="P4">
<text:span text:style-name="T4">
另请阅读：</text:span>
 <text:a xlink:type="simple" xlink:href="https://www.ukrinform.ua/rubric-regions/3705879-vijska-rf-za-dobu-obstrilali-devat-oblastej-ukraini-zvedenna-ova.html" text:style-name="Internet_20_link" text:visited-style-name="Visited_20_Internet_20_Link">
<text:span text:style-name="T4">
 ova </text:span>
</text:a>
从14:49到15:30记录了17次命中，可能是从枪管炮兵中，对Znobb Novgorod定居点的理解。</text:p>
      <text:p text:style-name="P4">
没有关于当地群体损失或对平民基础设施损失的信息。</text:p>
      <text:p text:style-name="P4">
正如乌克林福姆报道的那样，5月6日，敌人一天11次<text:a xlink:type="simple" xlink:href="https://www.ukrinform.ua/rubric-ato/3705766-vorog-za-dobu-11-raziv-obstrilav-prikordonna-sumsini.html" text:style-name="Internet_20_link" text:visited-style-name="Visited_20_Internet_20_Link">
</text:a>
</text:p>
      <text:p text:style-name="P4">
News Source: <text:a xlink:type="simple" xlink:href="https://www.ukrinform.ua/rubric-ato/3705980-rosiani-za-den-sist-raziv-obstrilali-prikordonna-sumsini-ta-cernigivsini.html" text:style-name="Internet_20_link" text:visited-style-name="Visited_20_Internet_20_Link">
https://www.ukrinform.ua/rubric-ato/3705980-rosiani-za-den-sist-raziv-obstrilali-prikordonna-sumsini-ta-cernigivsini.html</text:a>
</text:p>
      <!--NEWS-->
      <text:h text:style-name="P10" text:outline-level="1">
<text:span text:style-name="T4">
在亚洲，新的温度记录记录在气候变化的背景下</text:span>
</text:h>
      <text:p text:style-name="P4">
作者: Ukrinform (Person)</text:p>
      <text:p text:style-name="P4">
出版商: Укринформ (Organization)</text:p>
      <text:p text:style-name="P4">
出版时间: 2023-05-07T16:53:00+03:00</text:p>
      <text:p text:style-name="P4">
修改时间: 2023-05-07T16:53:00+03:00</text:p>
      <text:p text:style-name="P4">
描述: 越南记录了该国历史上最高的温度，距摄氏44摄氏度，而专家预测，由于气候变化，它将很快被超过。  - 乌克林。</text:p>
      <text:p text:style-name="P4">
图片: ["<text:a xlink:type="simple" xlink:href="https://static.ukrinform.com/photos/2023_05/thumb_files/630_360_1683467299-182.jpg" text:style-name="Internet_20_link" text:visited-style-name="Visited_20_Internet_20_Link">
630_360_16834...</text:a>
"]</text:p>
      <text:p text:style-name="P4">
标签: ['Рекорд', 'Таїланд', "В'єтнам", 'Зміна клімату', 'Азія', 'Глобальне потепління']</text:p>
      <text:p text:style-name="P4">
类型: Article</text:p>
      <!--METADATA-->
      <text:p text:style-name="P4">
<draw:frame draw:style-name="fr1" draw:name="Image209" text:anchor-type="as-char" svg:width="6.9236in" svg:height="3.956343in" draw:z-index="0">
<draw:image xlink:href="../Images/yкринформ/2023-05-07T16-53-00-03-00/630_360_1683467299-182.jpg" xlink:type="simple" xlink:show="embed" xlink:actuate="onLoad" draw:mime-type="image/jpeg"/>
</draw:frame>
越南在该国历史上的温度最高，略高于44度中心，而专家则预测，由于气候变化，越南很快会加剧它。</text:p>
      <text:p text:style-name="P4">
正如乌克林福姆报道的那样，它报告了<text:a xlink:type="simple" xlink:href="https://www.bbc.co.uk/news/world-asia-65518528" text:style-name="Internet_20_link" text:visited-style-name="Visited_20_Internet_20_Link">
</text:a>
.</text:p>
      <text:p text:style-name="P4">
Температурний рекорд був встановлений в північній провінції Тхань Хоа, дечиновники попередили людей залишатися вдома в найспекотніший час дня.</text:p>
      <text:p text:style-name="P4">
У в’єтнамській столиці Ханой експерт зі зміни клімату Нгуєн Нгок Хуй розповів,що новий рекорд у В’єтнамі викликає «тривогу», враховуючи «контекст <text:a xlink:type="simple" xlink:href="https://www.ukrinform.ua/tag-zmina-klimatu" text:style-name="Internet_20_link" text:visited-style-name="Visited_20_Internet_20_Link">
</text:a>
和全球变暖。”</text:p>
      <text:p text:style-name="P4">
“我相信此记录仍将多次更新。 该记录证实了极端气候模型是真实的。”他说。</text:p>
      <text:p text:style-name="P4">
自工业时代开始以来，世界上的平均温度已经被1.1°C变暖，如果政府不加重碳排放量，将来的温度将在未来升高。</text:p>
      <text:p text:style-name="P4">
<text:span text:style-name="T4">
另请阅读：</text:span>
 <text:a xlink:type="simple" xlink:href="https://www.ukrinform.ua/rubric-world/3700027-es-ta-norvegia-stvorili-zelenij-alans-dla-borotbi-zi-zminou-klimatu.html" text:style-name="Internet_20_link" text:visited-style-name="Visited_20_Internet_20_Link">
<text:span text:style-name="T4">
气候</text:span>
</text:a>
值得注意的是，在亚洲的其他国家，天气也很美。</text:p>
      <text:p text:style-name="P4">
泰国宣布西部省级摄氏44.6摄氏度。 同时，缅甸的媒体报道说，东部城市已经记录了43.8度，这是近几十年来最高的温度。</text:p>
      <text:p text:style-name="P4">
正如乌克林福姆报道的<text:a xlink:type="simple" xlink:href="https://www.ukrinform.ua/rubric-world/3704979-aponia-nadast-aziatskotihookeanskim-krainam-25-miljoniv-dla-virisenna-problem-zmini-klimatu.html" text:style-name="Internet_20_link" text:visited-style-name="Visited_20_Internet_20_Link">
</text:a>
亚洲发展银行(云)帮助亚太地区的国家解决变化变化的问题。</text:p>
      <text:p text:style-name="P4">
_照片：胡khoa _</text:p>
      <text:p text:style-name="P4">
News Source: <text:a xlink:type="simple" xlink:href="https://www.ukrinform.ua/rubric-world/3705983-v-azii-fiksuut-novi-temperaturni-rekordi-na-tli-zmini-klimatu.html" text:style-name="Internet_20_link" text:visited-style-name="Visited_20_Internet_20_Link">
https://www.ukrinform.ua/rubric-world/3705983-v-azii-fiksuut-novi-temperaturni-rekordi-na-tli-zmini-klimatu.html</text:a>
</text:p>
      <!--NEWS-->
      <text:h text:style-name="P10" text:outline-level="1">
<text:span text:style-name="T4">
Sumy地区，Zhytomyr，Zhytomyr区域（22:52）。 红色ALRT：空中tchretate。 警报声音...</text:span>
</text:h>
      <text:p text:style-name="P4">
作者: liveuamap (Language: en)</text:p>
      <text:p text:style-name="P4">
时间: 2023-05-07T16:54:00</text:p>
      <text:p text:style-name="P4">
地点: Sumska Oblast (Latitude:51.00121 Longtitude:33.99905)</text:p>
      <text:p text:style-name="P4">
视频: []</text:p>
      <text:p text:style-name="P4">
图片: []</text:p>
      <text:p text:style-name="P4">
标签: ["Europe", "Central and Eastern Europe"]</text:p>
      <text:p text:style-name="P4">
Id: 22561165</text:p>
      <!--METADATA-->
      <text:p text:style-name="P4">
Sumy地区，Zhytomyr，Zhytomyr区域(22:52). Red Alert: aerial threat.Sirens sounding. Take cover now!</text:p>
      <text:p text:style-name="P4">
News Collection Link: <text:a xlink:type="simple" xlink:href="https://liveuamap.com/en/2023/07-may-sumska-oblast-zhytomyr-zhytomyrska-oblg" text:style-name="Internet_20_link" text:visited-style-name="Visited_20_Internet_20_Link">
https://liveuamap.com/en/2023/07-may-sumska-oblast-zhytomyr-zhytomyrska-oblg</text:a>
</text:p>
      <text:p text:style-name="P4">
News Source: <text:a xlink:type="simple" xlink:href="https://t.me/air_alert_ua/44686" text:style-name="Internet_20_link" text:visited-style-name="Visited_20_Internet_20_Link">
https://t.me/air_alert_ua/44686</text:a>
</text:p>
      <!--NEWS-->
      <text:h text:style-name="P10" text:outline-level="1">
<text:span text:style-name="T4">
UPL：Shakhtar和Alexandria共享点</text:span>
</text:h>
      <text:p text:style-name="P4">
作者: Ukrinform (Person)</text:p>
      <text:p text:style-name="P4">
出版商: Укринформ (Organization)</text:p>
      <text:p text:style-name="P4">
出版时间: 2023-05-07T16:59:00+03:00</text:p>
      <text:p text:style-name="P4">
修改时间: 2023-05-07T16:59:00+03:00</text:p>
      <text:p text:style-name="P4">
描述: 亚历山大在罗丹（Rotan -Ukrinform）的领导下，在11场比赛中有8分。</text:p>
      <text:p text:style-name="P4">
图片: ["<text:a xlink:type="simple" xlink:href="https://static.ukrinform.com/photos/2023_05/thumb_files/630_360_1683467196-844.jpg" text:style-name="Internet_20_link" text:visited-style-name="Visited_20_Internet_20_Link">
630_360_16834...</text:a>
"]</text:p>
      <text:p text:style-name="P4">
标签: ['Футбол', 'Олександрія', 'Шахтар']</text:p>
      <text:p text:style-name="P4">
类型: Article</text:p>
      <!--METADATA-->
      <text:p text:style-name="P4">
<draw:frame draw:style-name="fr1" draw:name="Image210" text:anchor-type="as-char" svg:width="6.9236in" svg:height="3.956343in" draw:z-index="0">
<draw:image xlink:href="../Images/yкринформ/2023-05-07T16-59-00-03-00/630_360_1683467196-844.jpg" xlink:type="simple" xlink:show="embed" xlink:actuate="onLoad" draw:mime-type="image/jpeg"/>
</draw:frame>
亚历山大在罗丹(Rotan)领导下的11场比赛中的8场得分</text:p>
      <text:p text:style-name="P4">
乌克林福姆报道，亚历山大在乌克兰英超联赛1：1的第25轮中选择了沙赫塔尔。</text:p>
      <text:p text:style-name="P4">
Mykola Mikhailenko在第9分钟开设了该帐户。 对于21岁的Mikhailenko来说，这是亚历山大的10场比赛中的首次亮相进球。</text:p>
      <text:p text:style-name="P4">
Shakhtar能够在下半场的下半场比赛 - 凯尔西(Kelsea)授予奖励，并在比赛中提高了比分。 这个目标是会议的最后一个。</text:p>
      <text:p text:style-name="P4">
这张抽奖使Shakhtar在UPL中首先获得了60分，而Uprum比Dniep​​er-1的优势是，尽管Dnipro进行了一场比赛较少。 亚历山大(Alexandria)走了脚跟，其资产有38分。</text:p>
      <text:p text:style-name="P4">
<text:span text:style-name="T4">
另请阅读：</text:span>
 <text:a xlink:type="simple" xlink:href="https://www.ukrinform.ua/rubric-sports/3705942-upl-metalist-obigrav-lviv-cornomorec-postupivsa-dnipru1.html" text:style-name="Internet_20_link" text:visited-style-name="Visited_20_Internet_20_Link">
<text:span text:style-name="T4">
 upl </text:span>
</text:a>
正如乌克林福姆报道的那样，在金属主义比赛的其他比赛中，赢得了“ LVIV”和“ Dnipro-1”击败“ Chernomorets”。</text:p>
      <text:p text:style-name="P4">
照片：UPL.UA</text:p>
      <text:p text:style-name="P4">
News Source: <text:a xlink:type="simple" xlink:href="https://www.ukrinform.ua/rubric-sports/3705985-upl-sahtar-ta-oleksandria-podilili-ocki.html" text:style-name="Internet_20_link" text:visited-style-name="Visited_20_Internet_20_Link">
https://www.ukrinform.ua/rubric-sports/3705985-upl-sahtar-ta-oleksandria-podilili-ocki.html</text:a>
</text:p>
      <!--NEWS-->
      <text:h text:style-name="P10" text:outline-level="1">
<text:span text:style-name="T4">
Vinnytska Oblast（23:05）。 红色警报：空中威胁。 警笛声。 立即掩盖！</text:span>
</text:h>
      <text:p text:style-name="P4">
作者: liveuamap (Language: en)</text:p>
      <text:p text:style-name="P4">
时间: 2023-05-07T17:07:00</text:p>
      <text:p text:style-name="P4">
地点: Vinnytska Oblast (Latitude:48.91717 Longtitude:28.66732)</text:p>
      <text:p text:style-name="P4">
视频: []</text:p>
      <text:p text:style-name="P4">
图片: []</text:p>
      <text:p text:style-name="P4">
标签: ["Europe", "Central and Eastern Europe"]</text:p>
      <text:p text:style-name="P4">
Id: 22561166</text:p>
      <!--METADATA-->
      <text:p text:style-name="P4">
Vinnytsia地区(23:05). Red Alert: aerial threat. Sirens sounding. Take covernow!</text:p>
      <text:p text:style-name="P4">
News Collection Link: <text:a xlink:type="simple" xlink:href="https://liveuamap.com/en/2023/07-may-vinnytska-oblast2305-red-alert-aerial-g" text:style-name="Internet_20_link" text:visited-style-name="Visited_20_Internet_20_Link">
https://liveuamap.com/en/2023/07-may-vinnytska-oblast2305-red-alert-aerial-g</text:a>
</text:p>
      <text:p text:style-name="P4">
News Source: <text:a xlink:type="simple" xlink:href="https://t.me/air_alert_ua/44688" text:style-name="Internet_20_link" text:visited-style-name="Visited_20_Internet_20_Link">
https://t.me/air_alert_ua/44688</text:a>
</text:p>
      <!--NEWS-->
      <text:h text:style-name="P10" text:outline-level="1">
<text:span text:style-name="T4">
Zaluzhny会见了Bundeswehr的总检察官 - 他们谈到了前面的情况</text:span>
</text:h>
      <text:p text:style-name="P4">
作者: Ukrinform (Person)</text:p>
      <text:p text:style-name="P4">
出版商: Укринформ (Organization)</text:p>
      <text:p text:style-name="P4">
出版时间: 2023-05-07T17:10:00+03:00</text:p>
      <text:p text:style-name="P4">
修改时间: 2023-05-07T17:10:00+03:00</text:p>
      <text:p text:style-name="P4">
描述: 武装部队的指挥官 - 武装部队瓦莱里·扎卢兹尼（Valery Zaluzhny）本周在乌克兰会见了班德斯威将军卡尔斯滕·伯勒（Karsten Berler）的总检察官。  - 乌克林。</text:p>
      <text:p text:style-name="P4">
图片: ["<text:a xlink:type="simple" xlink:href="https://static.ukrinform.com/photos/2023_02/thumb_files/630_360_1676531390-589.jpg" text:style-name="Internet_20_link" text:visited-style-name="Visited_20_Internet_20_Link">
630_360_16765...</text:a>
", "<text:a xlink:type="simple" xlink:href="https://static.ukrinform.com/photos/2023_05/1683469005-144.jpg" text:style-name="Internet_20_link" text:visited-style-name="Visited_20_Internet_20_Link">
1683469005-14...</text:a>
"]</text:p>
      <text:p text:style-name="P4">
标签: ['Бундесвер', 'ЗСУ', 'Валерій Залужний']</text:p>
      <text:p text:style-name="P4">
类型: Article</text:p>
      <!--METADATA-->
      <text:p text:style-name="P4">
<draw:frame draw:style-name="fr1" draw:name="Image211" text:anchor-type="as-char" svg:width="6.9236in" svg:height="3.956343in" draw:z-index="0">
<draw:image xlink:href="../Images/yкринформ/2023-05-07T17-10-00-03-00/630_360_1676531390-589.jpg" xlink:type="simple" xlink:show="embed" xlink:actuate="onLoad" draw:mime-type="image/jpeg"/>
</draw:frame>
武装部队的指挥官 - 武装部队瓦莱里·扎卢兹尼(Valery Zaluzhny)本周在乌克兰会见了Karsten Burler General General Inspector。</text:p>
      <text:p text:style-name="P4">
根据乌克林福姆的说法，Zaluzhny在[]中报道了(https://t.me/CinCAFU/494)“他很高兴本周欢迎乌克兰通用监察长卡斯滕·布罗勒(Karsten Broirer)的正式访问。 他们进行了建设性的对话。他在前面写了局势，并讲述了为解放我们领土的未来行动的准备和辩护的准备。”他说。</text:p>
      <text:p text:style-name="P4">
此外，指挥官-in -chief <text:a xlink:type="simple" xlink:href="https://www.ukrinform.ua/tag-zsu" text:style-name="Internet_20_link" text:visited-style-name="Visited_20_Internet_20_Link">
</text:a>
感谢德国的军事援助：IRIS-T防空导弹系统，防空自动式Gepard炮兵装置，豹子坦克和其他武器。</text:p>
      <text:p text:style-name="P4">
<text:span text:style-name="T4">
另请阅读：</text:span>
 <text:a xlink:type="simple" xlink:href="https://www.ukrinform.ua/rubric-ato/3705447-dania-ta-nimeccina-cogo-misaca-peredadut-ukraini-80-tankiv-leopard-i.html" text:style-name="Internet_20_link" text:visited-style-name="Visited_20_Internet_20_Link">
<text:span text:style-name="T4">
德语</text:span>
</text:a>
他表示希望将来，乌克兰的所有合作伙伴都会批准Verry，我们将获得F-16飞机。</text:p>
      <text:p text:style-name="P4">
<draw:frame draw:style-name="fr1" draw:name="Image212" text:anchor-type="as-char" svg:width="6.9236in" svg:height="4.61903in" draw:z-index="0">
<draw:image xlink:href="../Images/yкринформ/2023-05-07T17-10-00-03-00/1683469005-144.jpg" xlink:type="simple" xlink:show="embed" xlink:actuate="onLoad" draw:mime-type="image/jpeg"/>
</draw:frame>
Karsten肉鸡：DPA</text:p>
      <text:p text:style-name="P4">
Zaluzhny补充说：“随着布鲁鲁斯将军，他们强调了继续支持乌克兰的重要性，并且将来同意保持联系，并尽一切可能增强我们的防御能力。”</text:p>
      <text:p text:style-name="P4">
正如乌克林福姆(Ukrinform)报道的那样，武装部队的总司令瓦利·扎卢祖(Valery Zaluzhuzhuzhiasae)。(https://www.ukrinform.ua/rubric-ato/3689392-ukraini-potribni-vinisuvaci-f16-zaluznij.html)</text:p>
      <text:p text:style-name="P4">
News Source: <text:a xlink:type="simple" xlink:href="https://www.ukrinform.ua/rubric-ato/3705988-zaluznij-zustrivsa-z-generalnim-inspektorom-bundesveru-govorili-pro-situaciu-na-fronti.html" text:style-name="Internet_20_link" text:visited-style-name="Visited_20_Internet_20_Link">
https://www.ukrinform.ua/rubric-ato/3705988-zaluznij-zustrivsa-z-generalnim-inspektorom-bundesveru-govorili-pro-situaciu-na-fronti.html</text:a>
</text:p>
      <!--NEWS-->
      <text:h text:style-name="P10" text:outline-level="1">
<text:span text:style-name="T4">
防空在基辅地区活跃</text:span>
</text:h>
      <text:p text:style-name="P4">
作者: liveuamap (Language: en)</text:p>
      <text:p text:style-name="P4">
时间: 2023-05-07T17:10:40</text:p>
      <text:p text:style-name="P4">
地点: Kyiv (Latitude:50.8784 Longtitude:30.48157)</text:p>
      <text:p text:style-name="P4">
视频: []</text:p>
      <text:p text:style-name="P4">
图片: ["<text:a xlink:type="simple" xlink:href="https://liveuamap.com/pics/2023/05/07/22561167_0.jpg" text:style-name="Internet_20_link" text:visited-style-name="Visited_20_Internet_20_Link">
22561167_0.jpg</text:a>
"]</text:p>
      <text:p text:style-name="P4">
标签: ["Europe", "Central and Eastern Europe"]</text:p>
      <text:p text:style-name="P4">
Id: 22561167</text:p>
      <!--METADATA-->
      <text:p text:style-name="P4">
防空在基辅地区活跃</text:p>
      <text:p text:style-name="P4">
<draw:frame draw:style-name="fr1" draw:name="Image213" text:anchor-type="as-char" svg:width="6.9236in" svg:height="2.75122in" draw:z-index="0">
<draw:image xlink:href="../Images/liveuamap/2023-05-07T17-10-40/22561167_0.jpg" xlink:type="simple" xlink:show="embed" xlink:actuate="onLoad" draw:mime-type="image/jpeg"/>
</draw:frame>
新闻收集链接：<text:a xlink:type="simple" xlink:href="https://liveuamap.com/en/2023/7-may-air-defense-is-active-in-kyiv-region" text:style-name="Internet_20_link" text:visited-style-name="Visited_20_Internet_20_Link">
https://liveuamap.com/en/2023/7-may-air-defense-is-is-ractive-in-kyiv-gregion</text:a>
</text:p>
      <text:p text:style-name="P4">
News Source: <text:a xlink:type="simple" xlink:href="https://t.me/irpinonline/4308" text:style-name="Internet_20_link" text:visited-style-name="Visited_20_Internet_20_Link">
https://t.me/irpinonline/4308</text:a>
</text:p>
      <!--NEWS-->
      <text:h text:style-name="P10" text:outline-level="1">
<text:span text:style-name="T4">
当乌克兰将发起反官方 - 加夫里洛夫（Gavrilov）时，俄罗斯将出现恐慌</text:span>
</text:h>
      <text:p text:style-name="P4">
作者: Ukrinform (Person)</text:p>
      <text:p text:style-name="P4">
出版商: Укринформ (Organization)</text:p>
      <text:p text:style-name="P4">
出版时间: 2023-05-07T17:19:12+03:00</text:p>
      <text:p text:style-name="P4">
修改时间: 2023-05-07T17:19:12+03:00</text:p>
      <text:p text:style-name="P4">
描述: 当乌克兰的国防军开始进行反宣传行动时，俄罗斯人将出现巨大的恐慌，因为他们的宣传表现出了现实的错误看法。  - 乌克林。</text:p>
      <text:p text:style-name="P4">
图片: ["<text:a xlink:type="simple" xlink:href="https://static.ukrinform.com/photos/2023_05/thumb_files/630_360_1683469123-483.jpg" text:style-name="Internet_20_link" text:visited-style-name="Visited_20_Internet_20_Link">
630_360_16834...</text:a>
"]</text:p>
      <text:p text:style-name="P4">
标签: ['Пропаганда', 'Війна з росією', 'Контрнаступ']</text:p>
      <text:p text:style-name="P4">
类型: Article</text:p>
      <!--METADATA-->
      <text:p text:style-name="P4">
<draw:frame draw:style-name="fr1" draw:name="Image214" text:anchor-type="as-char" svg:width="6.9236in" svg:height="3.956343in" draw:z-index="0">
<draw:image xlink:href="../Images/yкринформ/2023-05-07T17-19-12-03-00/630_360_1683469123-483.jpg" xlink:type="simple" xlink:show="embed" xlink:actuate="onLoad" draw:mime-type="image/jpeg"/>
</draw:frame>
当乌克兰的脱牙开始反性行动时，俄罗斯人将遭受巨大的恐慌，因为他们的宣传表现出了现实的错误看法。</text:p>
      <text:p text:style-name="P4">
根据乌克林福姆的说法，在一次面试中<text:a xlink:type="simple" xlink:href="https://www.independent.co.uk/news/world/europe/ukraine-war-counterattack-russia-putin-bakhmut-b2332396.html" text:style-name="Internet_20_link" text:visited-style-name="Visited_20_Internet_20_Link">
</text:a>
乌克兰加夫里洛夫国防部副部长说。</text:p>
      <text:p text:style-name="P4">
“我们将开始反击。 何时何地 - 现在没关系。 当Cestant时，俄罗斯会恐慌，您会看到很多恐慌。 他们仍然不清楚他们的宣传显示了地面上释放的内容的错误情况。 这 <text:a xlink:type="simple" xlink:href="https://www.independent.co.uk/news/world/europe/ukraine-war-counterattack-russia-putin-bakhmut-b2332396.html" text:style-name="Internet_20_link" text:visited-style-name="Visited_20_Internet_20_Link">
</text:a>
他们在地面上获胜，而不是在屏幕高跟鞋上，而不是在互联网上获胜。”他说。</text:p>
      <text:p text:style-name="P4">
加夫里洛夫(Gavrilov)补充说，克里姆林宫(Kremlin)隐藏了俄罗斯在乌克兰损失的真实规模，但是当乌克兰开始学习其领土时，将不再能够这样做，这些损失将增加。</text:p>
      <text:p text:style-name="P4">
“您无法欺骗您的人民多年……尤其是如果他们开始看到地面上的区别，他们开始看到被杀和差距，他们看到失去了自己的男人，房屋的家庭。 您无法掩盖儿子，丈夫或兄弟的死亡。”副部长说。</text:p>
      <text:p text:style-name="P4">
他还表示，如果可能在一个月或下个月，全世界会看到一些有助于俄罗斯战略，其部队或经济的立即演习的东西，他不会感到惊讶。</text:p>
      <text:p text:style-name="P4">
<text:span text:style-name="T4">
另请阅读：</text:span>
 <text:a xlink:type="simple" xlink:href="https://www.ukrinform.ua/rubric-ato/3705969-bilse-peremog-ukraini-na-poli-bou-prizvedut-do-zbilsenna-dopomogi-zelenskij.html" text:style-name="Internet_20_link" text:visited-style-name="Visited_20_Internet_20_Link">
</text:a>
“巴赫穆特不仅在乌克兰向我们展示了一个敌人，在这场战争中为俄罗斯做一个军事决定，更糟糕的是，在这场战争结束时，俄罗斯正在等待一场军事灾难，我们很快就会看到它，加夫里洛夫补充说。</text:p>
      <text:p text:style-name="P4">
正如乌克林福姆报道的那样，武装部队的总司令瓦莱里·扎卢兹尼(Valery Zaluzhny)告知美国总部总部委员会主任马克·米莉(Mark Millie)<text:a xlink:type="simple" xlink:href="https://www.ukrinform.ua/rubric-ato/3705640-zaluznij-poinformuvav-milli-pro-pidgotovku-armii-do-zvilnenna-ukrainskih-teritorij.html" text:style-name="Internet_20_link" text:visited-style-name="Visited_20_Internet_20_Link">
</text:a>
照片：陆军inform.com</text:p>
      <text:p text:style-name="P4">
News Source: <text:a xlink:type="simple" xlink:href="https://www.ukrinform.ua/rubric-ato/3705989-u-rosii-zavitsa-velika-panika-koli-ukraina-rozpocne-kontrnastup-gavrilov.html" text:style-name="Internet_20_link" text:visited-style-name="Visited_20_Internet_20_Link">
https://www.ukrinform.ua/rubric-ato/3705989-u-rosii-zavitsa-velika-panika-koli-ukraina-rozpocne-kontrnastup-gavrilov.html</text:a>
</text:p>
      <!--NEWS-->
      <text:h text:style-name="P10" text:outline-level="1">
<text:span text:style-name="T4">
基础设施部提出了解锁Yagodin-Dorogusk项目的决定</text:span>
</text:h>
      <text:p text:style-name="P4">
作者: Ukrinform (Person)</text:p>
      <text:p text:style-name="P4">
出版商: Укринформ (Organization)</text:p>
      <text:p text:style-name="P4">
出版时间: 2023-05-07T17:21:53+03:00</text:p>
      <text:p text:style-name="P4">
修改时间: 2023-05-07T17:21:53+03:00</text:p>
      <text:p text:style-name="P4">
描述: 乌克兰社区，领土和基础设施开发的乌克兰少数人的替代者少数人Oleksandr Kubrakov表示，发现发现Yagodin-Dorogushk检查站的决定。  - 乌克林。</text:p>
      <text:p text:style-name="P4">
图片: ["<text:a xlink:type="simple" xlink:href="https://static.ukrinform.com/photos/2023_05/thumb_files/630_360_1683469193-138.jpg" text:style-name="Internet_20_link" text:visited-style-name="Visited_20_Internet_20_Link">
630_360_16834...</text:a>
"]</text:p>
      <text:p text:style-name="P4">
标签: ['Ягодин', 'Мінінфраструктури', 'Кубраков']</text:p>
      <text:p text:style-name="P4">
类型: Article</text:p>
      <!--METADATA-->
      <text:p text:style-name="P4">
<draw:frame draw:style-name="fr1" draw:name="Image215" text:anchor-type="as-char" svg:width="6.9236in" svg:height="3.956343in" draw:z-index="0">
<draw:image xlink:href="../Images/yкринформ/2023-05-07T17-21-53-03-00/630_360_1683469193-138.jpg" xlink:type="simple" xlink:show="embed" xlink:actuate="onLoad" draw:mime-type="image/jpeg"/>
</draw:frame>
基础设施领域的乌克兰社区发展中恢复的替代人士，亚历山大·库布拉科夫(Alexander Kubrakov)表示，发现一个决定解脱了yagodin-dorogushk。</text:p>
      <text:p text:style-name="P4">
根据社区发展部的乌克林福姆(Ukrinform)的说法，<text:a xlink:type="simple" xlink:href="https://www.facebook.com/story.php" text:style-name="Internet_20_link" text:visited-style-name="Visited_20_Internet_20_Link">
</text:a>
.</text:p>
      <text:p text:style-name="P4">
«Міністерство розвитку громад, територій та інфраструктури ухвалило рішеннятимчасово призупинити вимогу щодо наявності дозволів для польськихперевізників, які здійснюють перевезення до України з будь-якої країниЄвропейського Союзу», - ідеться у повідомленні.</text:p>
      <text:p text:style-name="P4">
<text:span text:style-name="T4">
Читайте також:</text:span>
 <text:a xlink:type="simple" xlink:href="https://www.ukrinform.ua/rubric-economy/3705295-minvidnovlenna-zaklikae-polskij-urad-rozblokuvati-punkt-propusku-agodin-dorogusk.html" text:style-name="Internet_20_link" text:visited-style-name="Visited_20_Internet_20_Link">
 <text:span text:style-name="T4">
Ягодин</text:span>
 </text:a>
该决定旨在解决波兰航空公司边境“ yagodin-dorogus”的封锁，并满足前锋的一项关键拉伸，即缺乏从第三国运输到乌克兰的许可证的罚款。</text:p>
      <text:p text:style-name="P4">
“我们的立场是明确的：这种运输不属于货运运输的关节和欧盟，而不是双边的，而是分别符合许可的可用性。 现在，我们已经致信欧洲委员会有关澄清的信，我们目前正在中止处罚。 另外，自今年年初以来，Ukrtransbuzhka仅制定了4种这样的波兰运营商。”库布拉科夫说。</text:p>
      <text:p text:style-name="P4">
因此，自5月8日以来，波兰航空公司将能够将欧盟 - 乌克兰国家的运输运输到乌克兰，而无需车辆生态标准的适当许可和要求。</text:p>
      <text:p text:style-name="P4">
<text:span text:style-name="T4">
另请阅读：</text:span>
 <text:a xlink:type="simple" xlink:href="https://www.ukrinform.ua/rubric-economy/3705022-u-punkti-propusku-agodindorogusk-obmezili-ruh-vantazivok-do-3-cervna.html" text:style-name="Internet_20_link" text:visited-style-name="Visited_20_Internet_20_Link">
<text:span text:style-name="T4">
 yagodin </text:span>
</text:a>
“现在有超过5000辆卡车无法越过我们最大的输出点。 在有限的海港适配器带宽条件下，不可能分发货物流量。 在与侵略者对抗的公平支持下，我们感谢我们的波兰朋友，我们指望进一步分裂以解锁边境。 我们迈出了第一步，我们正在等待一个过境室。”副部长Sergey Derkach说。据报道，从5月4日起，波兰一侧被悬挂在卡车的形成和出发时。 从波兰出发(进入乌克兰)只有运输人道主义援助，危险货物和动物的运输才能通过。</text:p>
      <text:p text:style-name="P4">
<text:span text:style-name="T4">
另请阅读：</text:span>
 <text:a xlink:type="simple" xlink:href="https://www.ukrinform.ua/rubric-technology/3688487-v-ukraini-zapustili-zastosunok-ecerga-dla-vodiiv-aki-peretinaut-pp-agodindorogusk.html" text:style-name="Internet_20_link" text:visited-style-name="Visited_20_Internet_20_Link">
<text:span text:style-name="T4">
 yagodin </text:span>
</text:a>
这种情况是由于波兰承运人在多洛格斯(Dorogusk Punction)之前的罢工造成的。 抗议者的要求之一是返回波兰入口处乌克兰航空公司国际货运运输许可证的许可。 这也是关于使用EURO4环境规范的D -kukrainian载体，该载体在乌克兰应用于波兰航空公司。</text:p>
      <text:p text:style-name="P4">
照片：乌克兰国家边境警卫队西部地区局 - 西部边界</text:p>
      <text:p text:style-name="P4">
News Source: <text:a xlink:type="simple" xlink:href="https://www.ukrinform.ua/rubric-economy/3705990-u-mininfrastrukturi-zaavili-pro-znajdene-risenna-dla-rozblokuvanna-punktu-agodindorogusk.html" text:style-name="Internet_20_link" text:visited-style-name="Visited_20_Internet_20_Link">
https://www.ukrinform.ua/rubric-economy/3705990-u-mininfrastrukturi-zaavili-pro-znajdene-risenna-dla-rozblokuvanna-punktu-agodindorogusk.html</text:a>
</text:p>
      <!--NEWS-->
      <text:h text:style-name="P10" text:outline-level="1">
<text:span text:style-name="T4">
斯蒂芬尼斯山将参加波兰的魏玛三角部长会议</text:span>
</text:h>
      <text:p text:style-name="P4">
作者: Ukrinform (Person)</text:p>
      <text:p text:style-name="P4">
出版商: Укринформ (Organization)</text:p>
      <text:p text:style-name="P4">
出版时间: 2023-05-07T17:36:00+03:00</text:p>
      <text:p text:style-name="P4">
修改时间: 2023-05-07T17:36:00+03:00</text:p>
      <text:p text:style-name="P4">
描述: 欧洲和欧洲大西洋融合的Viceremier-Minister Olga Stephanyshyn将参加魏玛三角部长的会议，该部长将于5月12日在RP西部的Kurnik定居点的城堡举行。  - 乌克林。</text:p>
      <text:p text:style-name="P4">
图片: ["<text:a xlink:type="simple" xlink:href="https://static.ukrinform.com/photos/2023_04/thumb_files/630_360_1681984991-651.jpg" text:style-name="Internet_20_link" text:visited-style-name="Visited_20_Internet_20_Link">
630_360_16819...</text:a>
"]</text:p>
      <text:p text:style-name="P4">
标签: ['Євроінтеграція', 'Франція', 'Німеччина', 'Польща', "віцепрем'єр-міністр", 'Стефанішина']</text:p>
      <text:p text:style-name="P4">
类型: Article</text:p>
      <!--METADATA-->
      <text:p text:style-name="P4">
<draw:frame draw:style-name="fr1" draw:name="Image216" text:anchor-type="as-char" svg:width="6.9236in" svg:height="3.956343in" draw:z-index="0">
<draw:image xlink:href="../Images/yкринформ/2023-05-07T17-36-00-03-00/630_360_1681984991-651.jpg" xlink:type="simple" xlink:show="embed" xlink:actuate="onLoad" draw:mime-type="image/jpeg"/>
</draw:frame>
欧洲和欧洲大西洋融合的Viceremier-Minister Olgastfanyshyn将参加魏玛三角部长的会议，该大臣将于5月12日在RP西部的定居点Kurnik的城堡举行。</text:p>
      <text:p text:style-name="P4">
对这个  <text:a xlink:type="simple" xlink:href="https://www.gov.pl/web/premier/spotkanie-ministrow-ds-europejskich-trojkata-weimarskiego-z-udzialem-wicepremier-ukrainy" text:style-name="Internet_20_link" text:visited-style-name="Visited_20_Internet_20_Link">
 </text:a>
波兰政府信息中心，乌克林福姆报告。</text:p>
      <text:p text:style-name="P4">
如前所述，5月12日，斯特凡尼尼娜将与波兰欧盟Shimon Shinkovsky Velko Senka举行一次会议，欧洲法国劳伦斯·博恩(France Lawrence Bohn)和欧洲事务部长和克里姆蒂尼玛·安娜·卢曼(Klimatunima Anna Lurmann)将会举行会议。</text:p>
      <text:p text:style-name="P4">
<text:span text:style-name="T4">
另请阅读：</text:span>
 <text:a xlink:type="simple" xlink:href="https://www.ukrinform.ua/rubric-polytics/3689786-stefanisina-obgovorila-z-delegacieu-es-pidtrimku-ukraini-na-slahu-evrointegracii.html" text:style-name="Internet_20_link" text:visited-style-name="Visited_20_Internet_20_Link">
<text:span text:style-name="T4">
 stephanyshyn </text:span>
</text:a>
众所周知，魏玛三角是法国波兰的非正式国际协会<text:a xlink:type="simple" xlink:href="https://www.ukrinform.ua/tag-nimeccina" text:style-name="Internet_20_link" text:visited-style-name="Visited_20_Internet_20_Link">
</text:a>
，成立于1991年。 在总统，政府负责人，外交部长，国防部长等的团体会议框架内。 在Vymar三角形的范围内，讨论了在乌克兰问题上产生三个州的合并立场的问题。</text:p>
      <text:p text:style-name="P4">
魏玛三角的最后一次会议在202222年8月8日在国家元首。 部长在2012年3月16日举行了有关欧洲三角国家问题的部长会议。</text:p>
      <text:p text:style-name="P4">
News Source: <text:a xlink:type="simple" xlink:href="https://www.ukrinform.ua/rubric-polytics/3705995-stefanisina-vizme-ucast-u-zustrici-ministriv-vejmarskogo-trikutnika-u-polsi.html" text:style-name="Internet_20_link" text:visited-style-name="Visited_20_Internet_20_Link">
https://www.ukrinform.ua/rubric-polytics/3705995-stefanisina-vizme-ucast-u-zustrici-ministriv-vejmarskogo-trikutnika-u-polsi.html</text:a>
</text:p>
      <!--NEWS-->
      <text:h text:style-name="P10" text:outline-level="1">
<text:span text:style-name="T4">
俄罗斯联邦的航空在赫森地区撤离了五辆托管的气炸弹，这是一场破坏</text:span>
</text:h>
      <text:p text:style-name="P4">
作者: Ukrinform (Person)</text:p>
      <text:p text:style-name="P4">
出版商: Укринформ (Organization)</text:p>
      <text:p text:style-name="P4">
出版时间: 2023-05-07T17:39:45+03:00</text:p>
      <text:p text:style-name="P4">
修改时间: 2023-05-07T17:39:45+03:00</text:p>
      <text:p text:style-name="P4">
描述: 俄罗斯航空在赫森地区的基佐米斯（Kizomis）上丢下了五辆管理的气炸弹，损坏的天毒素没有人伤亡。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217" text:anchor-type="as-char" svg:width="6.9236in" svg:height="3.948443in" draw:z-index="0">
<draw:image xlink:href="../Images/yкринформ/2023-05-07T17-39-45-03-00/630_360_1538997483-946.jpg" xlink:type="simple" xlink:show="embed" xlink:actuate="onLoad" draw:mime-type="image/jpeg"/>
</draw:frame>
俄罗斯航空已经在赫森地区的基佐米斯(Kizomis)上丢下了五辆管理的气炸弹，损坏了毒素，没有人类伤亡。</text:p>
      <text:p text:style-name="P4">
Kherson Ova Alexander Proudin的负责人在[]中报道了这一点(https://t.me/olexandrprokudin/454)，报道乌克林福姆。</text:p>
      <text:p text:style-name="P4">
他说：“俄罗斯航空继续摧毁了基佐米斯。记录了五架托管飞机的“到达”。毒素和约七架泥石造成的撞车损坏，三所房屋被彻底摧毁。”</text:p>
      <text:p text:style-name="P4">
据Proudin称，和平人没有受伤。</text:p>
      <text:p text:style-name="P4">
<text:span text:style-name="T4">
另请阅读：</text:span>
 <text:a xlink:type="simple" xlink:href="https://www.ukrinform.ua/rubric-regions/3705792-na-hersonsini-sbu-pri-sprobi-vteci-zatrimala-dvoh-kolaborantiv-batka-j-sina.html" text:style-name="Internet_20_link" text:visited-style-name="Visited_20_Internet_20_Link">
<text:span text:style-name="T4">
 khersonshi </text:span>
</text:a>
他还告知，俄罗斯炮兵在Yantarne村附近袭击，其中一名62岁的妇女受伤。 医生提供了受害者并留在家里。</text:p>
      <text:p text:style-name="P4">
据报道，俄罗斯人在4月7日的夜晚和早晨造成了<text:a xlink:type="simple" xlink:href="https://www.ukrinform.ua/rubric-regions/3705817-vijska-rf-za-dobu-vipustili-po-hersonsini-237-snaradiv-sestero-zagiblih.html" text:style-name="Internet_20_link" text:visited-style-name="Visited_20_Internet_20_Link">
</text:a>
据Khersonovsky称，俄罗斯入侵者从炮兵，RSS，迫击炮，坦克，无人机和航空以及该地区发行了237壳炮弹，击中了火箭袭击。</text:p>
      <text:p text:style-name="P4">
News Source: <text:a xlink:type="simple" xlink:href="https://www.ukrinform.ua/rubric-ato/3705996-aviacia-rf-skinula-pat-kerovanih-aviabomb-po-hersonsini-e-rujnuvanna.html" text:style-name="Internet_20_link" text:visited-style-name="Visited_20_Internet_20_Link">
https://www.ukrinform.ua/rubric-ato/3705996-aviacia-rf-skinula-pat-kerovanih-aviabomb-po-hersonsini-e-rujnuvanna.html</text:a>
</text:p>
      <!--NEWS-->
      <text:h text:style-name="P10" text:outline-level="1">
<text:span text:style-name="T4">
安迪·克鲁兹（Andy Cruz）奥运会冠军开始了职业拳击手职业</text:span>
</text:h>
      <text:p text:style-name="P4">
作者: Ukrinform (Person)</text:p>
      <text:p text:style-name="P4">
出版商: Укринформ (Organization)</text:p>
      <text:p text:style-name="P4">
出版时间: 2023-05-07T17:50:39+03:00</text:p>
      <text:p text:style-name="P4">
修改时间: 2023-05-07T17:50:39+03:00</text:p>
      <text:p text:style-name="P4">
描述: 克鲁兹与Matchroom拳击签订了合同。  - 乌克林。</text:p>
      <text:p text:style-name="P4">
图片: ["<text:a xlink:type="simple" xlink:href="https://static.ukrinform.com/photos/2023_05/thumb_files/630_360_1683470975-624.jpg" text:style-name="Internet_20_link" text:visited-style-name="Visited_20_Internet_20_Link">
630_360_16834...</text:a>
"]</text:p>
      <text:p text:style-name="P4">
标签: ['Бокс']</text:p>
      <text:p text:style-name="P4">
类型: Article</text:p>
      <!--METADATA-->
      <text:p text:style-name="P4">
<draw:frame draw:style-name="fr1" draw:name="Image218" text:anchor-type="as-char" svg:width="6.9236in" svg:height="3.956343in" draw:z-index="0">
<draw:image xlink:href="../Images/yкринформ/2023-05-07T17-50-39-03-00/630_360_1683470975-624.jpg" xlink:type="simple" xlink:show="embed" xlink:actuate="onLoad" draw:mime-type="image/jpeg"/>
</draw:frame>
克鲁兹签署了与Matchroom拳击的合同。</text:p>
      <text:p text:style-name="P4">
库宾斯基拳击手安迪·克鲁兹(Andy Cruz(https://www.boxingscene.com/andy-cruz-olympic-gold-medal-winner-inks-promotional-with-hearn%E2%80%93174415)拳击界，乌克林福姆报道。</text:p>
      <text:p text:style-name="P4">
“我很高兴向安迪打招呼。 他是越过声音水平的最需要的战士之一。 我们很荣幸能委托这样一个人的职业。”赫恩说。</text:p>
      <text:p text:style-name="P4">
克鲁斯在2020年奥运会上赢得了金牌。 在决赛中，他赢得了Kayshon Davis(5-0).</text:p>
      <text:p text:style-name="P4">
Також 27-річний Енді є триразовим чемпіоном світу з боксу (2017、2019和2021)，泛美冠军(2015).</text:p>
      <text:p text:style-name="P4">
<text:span text:style-name="T4">
Читайте також:</text:span>
 <text:a xlink:type="simple" xlink:href="https://www.ukrinform.ua/rubric-sports/3705954-gvozdik-nokautuvav-bolotniksa-u-sostomu-raundi.html" text:style-name="Internet_20_link" text:visited-style-name="Visited_20_Internet_20_Link">
 <text:span text:style-name="T4">
Гвоздик</text:span>
 </text:a>
正如乌克林福姆报道的，前一半的世界高度冠军Alexagvozdik报道(18-1，14 XO)赢得了拉特维亚拳击手Richardsabolotnyx的淘汰赛(19-6-1，8 KO).</text:p>
      <text:p text:style-name="P4">
Фото: Getty Images</text:p>
      <text:p text:style-name="P4">
News Source: <text:a xlink:type="simple" xlink:href="https://www.ukrinform.ua/rubric-sports/3705997-cempion-olimpiadi2020-endi-kruz-rozpocinae-kareru-profesijnogo-boksera.html" text:style-name="Internet_20_link" text:visited-style-name="Visited_20_Internet_20_Link">
https://www.ukrinform.ua/rubric-sports/3705997-cempion-olimpiadi2020-endi-kruz-rozpocinae-kareru-profesijnogo-boksera.html</text:a>
</text:p>
      <!--NEWS-->
      <text:h text:style-name="P10" text:outline-level="1">
<text:span text:style-name="T4">
距FSB学院几公里的莫斯科大火爆发</text:span>
</text:h>
      <text:p text:style-name="P4">
作者: Ukrinform (Person)</text:p>
      <text:p text:style-name="P4">
出版商: Укринформ (Organization)</text:p>
      <text:p text:style-name="P4">
出版时间: 2023-05-07T17:58:00+03:00</text:p>
      <text:p text:style-name="P4">
修改时间: 2023-05-07T17:58:00+03:00</text:p>
      <text:p text:style-name="P4">
描述: 在莫斯科，在距离FSB学院几公里的未完成的房屋中，一场未完成的房屋中有一场大火爆发了大火。  - 乌克林。</text:p>
      <text:p text:style-name="P4">
图片: ["<text:a xlink:type="simple" xlink:href="https://static.ukrinform.com/photos/2023_05/thumb_files/630_360_1683472060-985.jpg" text:style-name="Internet_20_link" text:visited-style-name="Visited_20_Internet_20_Link">
630_360_16834...</text:a>
"]</text:p>
      <text:p text:style-name="P4">
标签: ['Москва', 'Пожежа', 'росія']</text:p>
      <text:p text:style-name="P4">
类型: Article</text:p>
      <!--METADATA-->
      <text:p text:style-name="P4">
<draw:frame draw:style-name="fr1" draw:name="Image219" text:anchor-type="as-char" svg:width="6.9236in" svg:height="3.956343in" draw:z-index="0">
<draw:image xlink:href="../Images/yкринформ/2023-05-07T17-58-00-03-00/630_360_1683472060-985.jpg" xlink:type="simple" xlink:show="embed" xlink:actuate="onLoad" draw:mime-type="image/jpeg"/>
</draw:frame>
在莫斯科，在FSB学院的一所未完成的房屋中，一场大型铁匠爆发了强烈的大火。</text:p>
      <text:p text:style-name="P4">
关于IT报告乌克林福姆，参考<text:a xlink:type="simple" xlink:href="https://t.me/ostorozhno_moskva/5080" text:style-name="Internet_20_link" text:visited-style-name="Visited_20_Internet_20_Link">
</text:a>
 <text:a xlink:type="simple" xlink:href="https://t.me/ostorozhno_moskva/5080" text:style-name="Internet_20_link" text:visited-style-name="Visited_20_Internet_20_Link">
</text:a>
“东正教，莫斯科”。</text:p>
      <text:p text:style-name="P4">
«Natasha Kovshova Street的LCD的Fire Square -40正方​​形(平方英尺 仪表-ED。)，建筑材料爆发了。”消息说。</text:p>
      <text:p text:style-name="P4">
FSB学院距离点火网站几公里(Michurinskypr。，70).</text:p>
      <text:p text:style-name="P4">
Пізніше російське МНС повідомило про <text:a xlink:type="simple" xlink:href="https://t.me/ostorozhno_moskva/5082" text:style-name="Internet_20_link" text:visited-style-name="Visited_20_Internet_20_Link">
 </text:a>
建造。</text:p>
      <text:p text:style-name="P4">
<text:span text:style-name="T4">
另请阅读：</text:span>
 <text:a xlink:type="simple" xlink:href="https://www.ukrinform.ua/rubric-world/3704508-u-rosii-vnoci-stalisa-pozezi-na-dvoh-naftopererobnih-zavodah.html" text:style-name="Internet_20_link" text:visited-style-name="Visited_20_Internet_20_Link">
<text:span text:style-name="T4">
开火</text:span>
</text:a>
据报道，5月4日在莫斯科发生了强烈的大火。 地面行政大楼，商店和汽车服务。 在其他房间有大火的风险。</text:p>
      <text:p text:style-name="P4">
News Source: <text:a xlink:type="simple" xlink:href="https://www.ukrinform.ua/rubric-world/3706002-u-moskvi-spalahnula-pozeza-v-kilkoh-kilometrah-vid-akademii-fsb.html" text:style-name="Internet_20_link" text:visited-style-name="Visited_20_Internet_20_Link">
https://www.ukrinform.ua/rubric-world/3706002-u-moskvi-spalahnula-pozeza-v-kilkoh-kilometrah-vid-akademii-fsb.html</text:a>
</text:p>
      <!--NEWS-->
      <text:h text:style-name="P10" text:outline-level="1">
<text:span text:style-name="T4">
Sobol在法国冠军赛中受伤</text:span>
</text:h>
      <text:p text:style-name="P4">
作者: Ukrinform (Person)</text:p>
      <text:p text:style-name="P4">
出版商: Укринформ (Organization)</text:p>
      <text:p text:style-name="P4">
出版时间: 2023-05-07T18:06:00+03:00</text:p>
      <text:p text:style-name="P4">
修改时间: 2023-05-07T18:06:00+03:00</text:p>
      <text:p text:style-name="P4">
描述: 乌克兰斯特拉斯堡赢得了对纳托的重要出站胜利。  - 乌克林。</text:p>
      <text:p text:style-name="P4">
图片: ["<text:a xlink:type="simple" xlink:href="https://static.ukrinform.com/photos/2023_05/thumb_files/630_360_1683471962-904.jpeg" text:style-name="Internet_20_link" text:visited-style-name="Visited_20_Internet_20_Link">
630_360_16834...</text:a>
"]</text:p>
      <text:p text:style-name="P4">
标签: ['Футбол']</text:p>
      <text:p text:style-name="P4">
类型: Article</text:p>
      <!--METADATA-->
      <text:p text:style-name="P4">
<draw:frame draw:style-name="fr1" draw:name="Image220" text:anchor-type="as-char" svg:width="6.9236in" svg:height="3.956343in" draw:z-index="0">
<draw:image xlink:href="../Images/yкринформ/2023-05-07T18-06-00-03-00/630_360_1683471962-904.jpeg" xlink:type="simple" xlink:show="embed" xlink:actuate="onLoad" draw:mime-type="image/jpeg"/>
</draw:frame>
乌克兰斯特拉斯堡赢得了对纳托的重要出站胜利。</text:p>
      <text:p text:style-name="P4">
报道说，爱德华·索博尔(Edward Sobol)在法国锦标赛中度过了第14场比赛，斯特拉斯堡(Strasbourg)与乌克兰的后卫在Nant-2-0的出口中度过了一场比赛。</text:p>
      <text:p text:style-name="P4">
Sobol在联盟1中连续第二场比赛。在52-icon的最高斗争中，黑貂受伤。 前锋huls Marcus Coco在跳跃中击中了乌克兰肘部的脸，并收到了警告。 在提供爱德华的照顾之后，他立即抓住了这个领域。 他被法国捍卫者科林·达格巴(Colin Dagba)取代。</text:p>
      <text:p text:style-name="P4">
斯特拉斯堡(Strasbourg)用达洛(Dallo)和迪亚拉(Dirra)赢得了乌克兰进球。 胜利的弗雷德里克·安东尼内蒂(Frederick Antonetti)的病房实时进入联赛表1的第14位。从斯特拉斯堡出发区(Strasbourg Inforture)，他脱离了。</text:p>
      <text:p text:style-name="P4">
<text:span text:style-name="T4">
另请阅读：</text:span>
 <text:a xlink:type="simple" xlink:href="https://www.ukrinform.ua/rubric-sports/3702287-strasbug-iz-sobolem-postupivsa-lionu-u-francuzkij-lizi-1.html" text:style-name="Internet_20_link" text:visited-style-name="Visited_20_Internet_20_Link">
<text:span text:style-name="T4">
 sobole </text:span>
</text:a>
正如乌克林福姆报道的那样，下一场比赛“斯特拉斯堡”将于13日(星期六)举办尼斯冠军的第八支球队。</text:p>
      <text:p text:style-name="P4">
照片：盖蒂图像</text:p>
      <text:p text:style-name="P4">
News Source: <text:a xlink:type="simple" xlink:href="https://www.ukrinform.ua/rubric-sports/3705999-sobol-zaznav-travmi-v-matci-cempionatu-francii.html" text:style-name="Internet_20_link" text:visited-style-name="Visited_20_Internet_20_Link">
https://www.ukrinform.ua/rubric-sports/3705999-sobol-zaznav-travmi-v-matci-cempionatu-francii.html</text:a>
</text:p>
      <!--NEWS-->
      <text:h text:style-name="P10" text:outline-level="1">
<text:span text:style-name="T4">
超过2000万英国人观看了查尔斯三世加冕礼的电视广播</text:span>
</text:h>
      <text:p text:style-name="P4">
作者: Ukrinform (Person)</text:p>
      <text:p text:style-name="P4">
出版商: Укринформ (Organization)</text:p>
      <text:p text:style-name="P4">
出版时间: 2023-05-07T18:11:00+03:00</text:p>
      <text:p text:style-name="P4">
修改时间: 2023-05-07T18:11:00+03:00</text:p>
      <text:p text:style-name="P4">
描述: 英国国王查尔斯三世（Charles III）加冕典礼的电视广播经过了超过2000万人的修订，使其成为2023年广播中最大的广播。  - 乌克林。</text:p>
      <text:p text:style-name="P4">
图片: ["<text:a xlink:type="simple" xlink:href="https://static.ukrinform.com/photos/2023_05/thumb_files/630_360_1683471545-797.png" text:style-name="Internet_20_link" text:visited-style-name="Visited_20_Internet_20_Link">
630_360_16834...</text:a>
"]</text:p>
      <text:p text:style-name="P4">
标签: ['Британія', 'Король', 'Чарльз ІІІ', 'Коронація']</text:p>
      <text:p text:style-name="P4">
类型: Article</text:p>
      <!--METADATA-->
      <text:p text:style-name="P4">
<draw:frame draw:style-name="fr1" draw:name="Image221" text:anchor-type="as-char" svg:width="6.9236in" svg:height="3.956343in" draw:z-index="0">
<draw:image xlink:href="../Images/yкринформ/2023-05-07T18-11-00-03-00/630_360_1683471545-797.png" xlink:type="simple" xlink:show="embed" xlink:actuate="onLoad" draw:mime-type="image/png"/>
</draw:frame>
超过2000万人看到了查尔斯三世国王的电视广播，这使其成为2023年广播中最大的广播。</text:p>
      <text:p text:style-name="P4">
正如乌克林福姆报道的那样，它报告了<text:a xlink:type="simple" xlink:href="https://www.independent.co.uk/news/media/tv-radio/king-charles-coronation-viewing-figures-b2334321.html" text:style-name="Internet_20_link" text:visited-style-name="Visited_20_Internet_20_Link">
</text:a>
.</text:p>
      <text:p text:style-name="P4">
Під час <text:a xlink:type="simple" xlink:href="https://www.ukrinform.ua/tag-koronacia" text:style-name="Internet_20_link" text:visited-style-name="Visited_20_Internet_20_Link">
 </text:a>
观众人数的高峰为2040万。</text:p>
      <text:p text:style-name="P4">
英国广播公司(BBC Corporation)吸引了最大的观众-1550万观众观看了有关BBC One，BBC Two和BBC NewsChannel的报道。</text:p>
      <text:p text:style-name="P4">
第二名是由ITV夺走的(360万观众)另外80万观众在Sky News和Sky Showcase上审视了仪式。</text:p>
      <text:p text:style-name="P4">
<text:span text:style-name="T4">
另请阅读：</text:span>
 <text:a xlink:type="simple" xlink:href="https://www.ukrinform.ua/rubric-world/3705865-koronacia-74ricnogo-carlza-iii-najtrivalise-ocikuvanna-tronu-u-britanskij-istorii.html" text:style-name="Internet_20_link" text:visited-style-name="Visited_20_Internet_20_Link">
<text:span text:style-name="T4">
 coronati </text:span>
</text:a>
值得注意的是，伊丽莎白二世女王的葬礼平均要寻找超过2650万人。</text:p>
      <text:p text:style-name="P4">
据报道，5月6日<text:a xlink:type="simple" xlink:href="https://www.ukrinform.ua/rubric-world/3705656-u-britanii-koronuvali-carlza-iii.html" text:style-name="Internet_20_link" text:visited-style-name="Visited_20_Internet_20_Link">
</text:a>
总统 <text:a xlink:type="simple" xlink:href="https://www.ukrinform.ua/rubric-polytics/3705744-zelenskij-privitav-carlza-iii-z-koronacieu.html" text:style-name="Internet_20_link" text:visited-style-name="Visited_20_Internet_20_Link">
</text:a>
加冕并希望有多年的成功统治。</text:p>
      <text:p text:style-name="P4">
<text:span text:style-name="T5">
照片：PA电线</text:span>
</text:p>
      <text:p text:style-name="P4">
News Source: <text:a xlink:type="simple" xlink:href="https://www.ukrinform.ua/rubric-world/3706004-televizijnu-translaciu-koronacii-carlza-iii-pereglanuli-ponad-20-miljoniv-britanciv.html" text:style-name="Internet_20_link" text:visited-style-name="Visited_20_Internet_20_Link">
https://www.ukrinform.ua/rubric-world/3706004-televizijnu-translaciu-koronacii-carlza-iii-pereglanuli-ponad-20-miljoniv-britanciv.html</text:a>
</text:p>
      <!--NEWS-->
      <text:h text:style-name="P10" text:outline-level="1">
<text:span text:style-name="T4">
敌人向哈尔基夫地区开火，有受伤</text:span>
</text:h>
      <text:p text:style-name="P4">
作者: Ukrinform (Person)</text:p>
      <text:p text:style-name="P4">
出版商: Укринформ (Organization)</text:p>
      <text:p text:style-name="P4">
出版时间: 2023-05-07T18:25:00+03:00</text:p>
      <text:p text:style-name="P4">
修改时间: 2023-05-07T18:25:00+03:00</text:p>
      <text:p text:style-name="P4">
描述: 俄罗斯联邦的部队于5月7日星期日向Bugayivka村开火，导致一名妇女受伤。  - 乌克林。</text:p>
      <text:p text:style-name="P4">
图片: ["<text:a xlink:type="simple" xlink:href="https://static.ukrinform.com/photos/2023_05/thumb_files/630_360_1683473061-973.jpg" text:style-name="Internet_20_link" text:visited-style-name="Visited_20_Internet_20_Link">
630_360_16834...</text:a>
"]</text:p>
      <text:p text:style-name="P4">
标签: ['Прокуратура', 'Харківщина', 'Війна з росією']</text:p>
      <text:p text:style-name="P4">
类型: Article</text:p>
      <!--METADATA-->
      <text:p text:style-name="P4">
<draw:frame draw:style-name="fr1" draw:name="Image222" text:anchor-type="as-char" svg:width="6.9236in" svg:height="3.956343in" draw:z-index="0">
<draw:image xlink:href="../Images/yкринформ/2023-05-07T18-25-00-03-00/630_360_1683473061-973.jpg" xlink:type="simple" xlink:show="embed" xlink:actuate="onLoad" draw:mime-type="image/jpeg"/>
</draw:frame>
5月7日，星期日，俄罗斯联邦因受伤的妇女受伤而在Bugayivka村开火。</text:p>
      <text:p text:style-name="P4">
根据乌克林福姆的说法，哈尔基夫地区检察官办公室报告<text:a xlink:type="simple" xlink:href="https://t.me/prokuratura_kharkiv/8949" text:style-name="Internet_20_link" text:visited-style-name="Visited_20_Internet_20_Link">
</text:a>
。</text:p>
      <text:p text:style-name="P4">
根据调查，5月7日，下午2:00，俄罗斯人在Bugaivkachuhuiv区开火。 她受到一名67岁的妇女的伤害，她住院了。</text:p>
      <text:p text:style-name="P4">
<text:span text:style-name="T4">
另请阅读：</text:span>
 <text:a xlink:type="simple" xlink:href="https://www.ukrinform.ua/rubric-ato/3705980-rosiani-za-den-sist-raziv-obstrilali-prikordonna-sumsini-ta-cernigivsini.html" text:style-name="Internet_20_link" text:visited-style-name="Visited_20_Internet_20_Link">
<text:span text:style-name="T4">
射击</text:span>
</text:a>
同样在早晨，俄罗斯军人向Vovchansky Huturists村开了开火，导致了私人住宅。</text:p>
      <text:p text:style-name="P4">
在库格伊夫地区检察官科哈尔基夫州检察官办公室的Vovchansky部门的程序领导下，审判是由事实开始的(艺术的第1部分。 乌克兰《刑法》的438).</text:p>
      <text:p text:style-name="P4">
Прокурори спільно зі слідчими поліції продовжують вживати всіх можливихзаходів для документування воєнних злочинів, вчинених російськими військовими.</text:p>
      <text:p text:style-name="P4">
<text:span text:style-name="T4">
Читайте також:</text:span>
 <text:a xlink:type="simple" xlink:href="https://www.ukrinform.ua/rubric-regions/3705879-vijska-rf-za-dobu-obstrilali-devat-oblastej-ukraini-zvedenna-ova.html" text:style-name="Internet_20_link" text:visited-style-name="Visited_20_Internet_20_Link">
 <text:span text:style-name="T4">
обстріл</text:span>
 </text:a>
据乌克林福姆报道，昨天5月6日，俄罗斯军队在哈尔基夫(Kharkiv)，Chuguev和Kupyansky Raven Kharkiv Oblast被解雇。</text:p>
      <text:p text:style-name="P4">
News Source: <text:a xlink:type="simple" xlink:href="https://www.ukrinform.ua/rubric-ato/3706007-vorog-obstrilav-harkivsinu-e-poranena.html" text:style-name="Internet_20_link" text:visited-style-name="Visited_20_Internet_20_Link">
https://www.ukrinform.ua/rubric-ato/3706007-vorog-obstrilav-harkivsinu-e-poranena.html</text:a>
</text:p>
      <!--NEWS-->
      <text:h text:style-name="P10" text:outline-level="1">
<text:span text:style-name="T4">
乌克兰瓦雷尼克（Ukrainian Varenik</text:span>
</text:h>
      <text:p text:style-name="P4">
作者: Ukrinform (Person)</text:p>
      <text:p text:style-name="P4">
出版商: Укринформ (Organization)</text:p>
      <text:p text:style-name="P4">
出版时间: 2023-05-07T18:39:48+03:00</text:p>
      <text:p text:style-name="P4">
修改时间: 2023-05-07T18:39:48+03:00</text:p>
      <text:p text:style-name="P4">
描述: 饺子排名第109位。  - 乌克林。</text:p>
      <text:p text:style-name="P4">
图片: ["<text:a xlink:type="simple" xlink:href="https://static.ukrinform.com/photos/2023_05/thumb_files/630_360_1683473938-316.jpg" text:style-name="Internet_20_link" text:visited-style-name="Visited_20_Internet_20_Link">
630_360_16834...</text:a>
"]</text:p>
      <text:p text:style-name="P4">
标签: ['Велогонка', 'Вуельта']</text:p>
      <text:p text:style-name="P4">
类型: Article</text:p>
      <!--METADATA-->
      <text:p text:style-name="P4">
<draw:frame draw:style-name="fr1" draw:name="Image223" text:anchor-type="as-char" svg:width="6.9236in" svg:height="3.956343in" draw:z-index="0">
<draw:image xlink:href="../Images/yкринформ/2023-05-07T18-39-48-03-00/630_360_1683473938-316.jpg" xlink:type="simple" xlink:show="embed" xlink:actuate="onLoad" draw:mime-type="image/jpeg"/>
</draw:frame>
Varenik排名第109位。</text:p>
      <text:p text:style-name="P4">
据《乌克林福姆》报道，这位22岁的乌克兰尊严玛丽娜·瓦雷尼克(Maryna Varenik)在沃尔塔(Vulta)持续了整个距离的“许多日”距离。</text:p>
      <text:p text:style-name="P4">
每个参与者有23个团队(161整个vidippedist). Марина Вареник була єдиною представницею України,вона змагалася за команду «Eneicat–RBH Global–Martín Villa».</text:p>
      <text:p text:style-name="P4">
Марина не боролася за високі місця на кожному з етапів, але змогла проїхатиусю дистанцію повністю. На фініші вона показала останній результат середучасниць своєї команди за загальним часом. Відтак, Вареник посіла 109 місце,відставання від переможниці нідерландки Аннемік ван Влейтен склало 1 годину 39хвилин.</text:p>
      <text:p text:style-name="P4">
Загальна протяжність Вуельти-2023 серед жінок склала 741 кілометр.</text:p>
      <text:p text:style-name="P4">
<text:span text:style-name="T4">
Читайте також:</text:span>
 <text:a xlink:type="simple" xlink:href="https://www.ukrinform.ua/rubric-sports/3569288-belgiec-evenepul-vigrav-la-vueltu2022.html" text:style-name="Internet_20_link" text:visited-style-name="Visited_20_Internet_20_Link">
 <text:span text:style-name="T4">
Вуельту</text:span>
 </text:a>
据乌克林福姆报道，今年，女性的“韦尔特”首先等同于多个日期。</text:p>
      <text:p text:style-name="P4">
照片：盖蒂图像</text:p>
      <text:p text:style-name="P4">
News Source: <text:a xlink:type="simple" xlink:href="https://www.ukrinform.ua/rubric-sports/3706012-ukrainka-varenik-finisuvala-u-persij-v-istorii-zinocij-vuelti.html" text:style-name="Internet_20_link" text:visited-style-name="Visited_20_Internet_20_Link">
https://www.ukrinform.ua/rubric-sports/3706012-ukrainka-varenik-finisuvala-u-persij-v-istorii-zinocij-vuelti.html</text:a>
</text:p>
      <!--NEWS-->
      <text:h text:style-name="P10" text:outline-level="1">
<text:span text:style-name="T4">
俄罗斯人增加了巴赫穆特（Bakhmut）的重型武器的强度</text:span>
</text:h>
      <text:p text:style-name="P4">
作者: Ukrinform (Person)</text:p>
      <text:p text:style-name="P4">
出版商: Укринформ (Organization)</text:p>
      <text:p text:style-name="P4">
出版时间: 2023-05-07T18:42:00+03:00</text:p>
      <text:p text:style-name="P4">
修改时间: 2023-05-07T18:42:00+03:00</text:p>
      <text:p text:style-name="P4">
描述: 在巴赫穆特（Bakhmut），俄罗斯人增加了重型武器的强度 - 他们仍然希望在5月9日之前抓住这座城市。  - 乌克林。</text:p>
      <text:p text:style-name="P4">
图片: ["<text:a xlink:type="simple" xlink:href="https://static.ukrinform.com/photos/2023_05/thumb_files/630_360_1683473201-270.jpeg" text:style-name="Internet_20_link" text:visited-style-name="Visited_20_Internet_20_Link">
630_360_16834...</text:a>
", "<text:a xlink:type="simple" xlink:href="https://static.ukrinform.com/photos/2023_05/1683473201-966.jpeg" text:style-name="Internet_20_link" text:visited-style-name="Visited_20_Internet_20_Link">
1683473201-96...</text:a>
"]</text:p>
      <text:p text:style-name="P4">
标签: ['Бахмут', 'Сирський', 'Війна з росією']</text:p>
      <text:p text:style-name="P4">
类型: Article</text:p>
      <!--METADATA-->
      <text:p text:style-name="P4">
<draw:frame draw:style-name="fr1" draw:name="Image224" text:anchor-type="as-char" svg:width="6.9236in" svg:height="3.956343in" draw:z-index="0">
<draw:image xlink:href="../Images/yкринформ/2023-05-07T18-42-00-03-00/630_360_1683473201-270.jpeg" xlink:type="simple" xlink:show="embed" xlink:actuate="onLoad" draw:mime-type="image/jpeg"/>
</draw:frame>
巴赫穆蒂尔人提高了重型武器的强度 - 他们都必须在5月9日之前占领这座城市。</text:p>
      <text:p text:style-name="P4">
西尔斯基将军乌克兰武装部队的陆军指挥官在[]中报道(https://t.me/osirskiy/64)，报道乌克林福姆。</text:p>
      <text:p text:style-name="P4">
“巴赫穆特。 严重的防守继续。 俄罗斯人增加了武器的炮击强度，开始使用更先进的设备和重新集团的部队。” Sirsky说。</text:p>
      <text:p text:style-name="P4">
他认为，这表明敌人不会改变他的计划，并竭尽所能<text:a xlink:type="simple" xlink:href="https://www.ukrinform.ua/tag-bahmut" text:style-name="Internet_20_link" text:visited-style-name="Visited_20_Internet_20_Link">
</text:a>
在控制之下并继续进攻。</text:p>
      <text:p text:style-name="P4">
Syrsky强调，截至今天，国防军设法朝着Bakhmut的方向破坏了规划人员，但俄罗斯人仍希望抓住该州直到5月9日。 因此，国防部队的任务是防止这种情况。</text:p>
      <text:p text:style-name="P4">
此外，陆军指挥官报告说，他拜访了我们的战斗勇士，并与战斗部队司令会面。</text:p>
      <text:p text:style-name="P4">
<draw:frame draw:style-name="fr1" draw:name="Image225" text:anchor-type="as-char" svg:width="6.9236in" svg:height="4.611403in" draw:z-index="0">
<draw:image xlink:href="../Images/yкринформ/2023-05-07T18-42-00-03-00/1683473201-966.jpeg" xlink:type="simple" xlink:show="embed" xlink:actuate="onLoad" draw:mime-type="image/jpeg"/>
</draw:frame>
<text:span text:style-name="T4">
另请阅读：</text:span>
 <text:a xlink:type="simple" xlink:href="https://www.ukrinform.ua/rubric-ato/3705211-zaava-pro-vihid-pvk-vagner-iz-bahmutu-moze-buti-vijskovou-hitristu-ekspert.html" text:style-name="Internet_20_link" text:visited-style-name="Visited_20_Internet_20_Link">
<text:span text:style-name="T4">
 bakhmut </text:span>
</text:a>
“今天，重要的是要尽快做出决定并预测效率。 与指挥官的沟通使您可以理解模仿并详细规划未来的行动。”他强调。</text:p>
      <text:p text:style-name="P4">
此外，在访问期间，西尔斯基(Syrsky)指出了州和部门主义者，并向东方阵线的约170名战士赠送了礼物，这在战斗中是英勇的。</text:p>
      <text:p text:style-name="P4">
“任何军队的主要力量是对自己有道德自信的人。 我们的军队被保留在这样的人身上。 我们将共同赢得胜利，”陆军指挥官补充说。</text:p>
      <text:p text:style-name="P4">
正如乌克林福姆(Ukrinform(https://www.ukrinform.ua/rubric-regions/3705871-zagarbniki-za-dobu-obstrilali-11-naselenih-punktiv-doneccini-policia-pokazala-naslidki.html)Donetsk地区使用C-300导弹，RSSV“毕业”，炮兵。</text:p>
      <text:p text:style-name="P4">
<text:span text:style-name="T5">
foto：Telegram/Syrsky</text:span>
</text:p>
      <text:p text:style-name="P4">
News Source: <text:a xlink:type="simple" xlink:href="https://www.ukrinform.ua/rubric-ato/3706008-rosiani-zbilsili-intensivnist-obstriliv-iz-vazkogo-ozbroenna-u-bahmuti-sirskij.html" text:style-name="Internet_20_link" text:visited-style-name="Visited_20_Internet_20_Link">
https://www.ukrinform.ua/rubric-ato/3706008-rosiani-zbilsili-intensivnist-obstriliv-iz-vazkogo-ozbroenna-u-bahmuti-sirskij.html</text:a>
</text:p>
      <!--NEWS-->
      <text:h text:style-name="P10" text:outline-level="1">
<text:span text:style-name="T4">
由于俄罗斯SU-35事件，Frontex已暂停了黑海的巡逻</text:span>
</text:h>
      <text:p text:style-name="P4">
作者: Ukrinform (Person)</text:p>
      <text:p text:style-name="P4">
出版商: Укринформ (Organization)</text:p>
      <text:p text:style-name="P4">
出版时间: 2023-05-07T18:53:00+03:00</text:p>
      <text:p text:style-name="P4">
修改时间: 2023-05-07T18:53:00+03:00</text:p>
      <text:p text:style-name="P4">
描述: 事件发生后，欧洲边境保护局已暂时暂停了黑海（Jo MMO Black Sea 2023）的巡逻任务，而拦截了波兰边境飞机L410 Turbolet的拦截俄罗斯A-35战斗机。  - 乌克林。</text:p>
      <text:p text:style-name="P4">
图片: ["<text:a xlink:type="simple" xlink:href="https://static.ukrinform.com/photos/2022_03/thumb_files/630_360_1646224702-609.jpg" text:style-name="Internet_20_link" text:visited-style-name="Visited_20_Internet_20_Link">
630_360_16462...</text:a>
"]</text:p>
      <text:p text:style-name="P4">
标签: ['Літак', 'Польща', ' Чорне море', 'Війна з росією']</text:p>
      <text:p text:style-name="P4">
类型: Article</text:p>
      <!--METADATA-->
      <text:p text:style-name="P4">
<draw:frame draw:style-name="fr1" draw:name="Image226" text:anchor-type="as-char" svg:width="6.9236in" svg:height="3.956343in" draw:z-index="0">
<draw:image xlink:href="../Images/yкринформ/2023-05-07T18-53-00-03-00/630_360_1646224702-609.jpg" xlink:type="simple" xlink:show="embed" xlink:actuate="onLoad" draw:mime-type="image/jpeg"/>
</draw:frame>
欧洲边界机构(Frontex)暂时在黑海巡逻(Jo MMO黑海2023)拦截事件发生后，波兰边界主机L410 Turbolet的俄罗斯飞机cotner su-35。</text:p>
      <text:p text:style-name="P4">
RP Anna Mikhalskaya与波兰信息无线电机构的边境服务的发言人确认了此信息(和)，乌克林福姆向[]报告(https://radioszczecin.pl/6,455677,straz-graniczna-o-konfrontacji-z-rosyjskim-mysli)“这些航班被暂停，但船员仍留在罗马尼亚，”  - 说。</text:p>
      <text:p text:style-name="P4">
众所周知，波兰边境飞机L410涡轮在5月5日在黑海飞行时，作为罗马尼亚航空空间附近的Frontex任务的一部分<text:a xlink:type="simple" xlink:href="https://www.ukrinform.ua/rubric-world/3705782-rosijskij-su35-perehopiv-polskij-prikordonnij-litak-nad-cornim-morem.html" text:style-name="Internet_20_link" text:visited-style-name="Visited_20_Internet_20_Link">
</text:a>
。 波兰安娜·米哈尔斯卡(Anna Mikhalska)边境部门的发言人告知，俄罗斯苏-35-thrich危险地接近五米的波兰飞机，他从中耗尽了湍流，船员在短时间内丢失了管理。 由于危险事件，没有一个波兰船员没有被徘徊。</text:p>
      <text:p text:style-name="P4">
<text:span text:style-name="T4">
另请阅读：</text:span>
 <text:a xlink:type="simple" xlink:href="https://www.ukrinform.ua/rubric-world/3705325-polsa-peredala-notu-protestu-rosii-cerez-pogrozi-poslu-u-moskvi.html" text:style-name="Internet_20_link" text:visited-style-name="Visited_20_Internet_20_Link">
<text:span text:style-name="T4">
注意</text:span>
</text:a>
波兰政府Piotr Muller的发言人周日表示，俄罗斯S-S-35波兰边境飞机L410涡轮的拦截可能是<text:a xlink:type="simple" xlink:href="https://www.ukrinform.ua/rubric-world/3705955-u-polsi-nazvali-perehoplenna-litaka-nad-cornim-morem-splanovanou-provokacieu-rosii.html" text:style-name="Internet_20_link" text:visited-style-name="Visited_20_Internet_20_Link">
</text:a>
用话语，俄罗斯希望将国际关注集中在这种挑衅上。</text:p>
      <text:p text:style-name="P4">
News Source: <text:a xlink:type="simple" xlink:href="https://www.ukrinform.ua/rubric-world/3706014-frontex-prizupinilo-patruluvanna-u-cornomu-mori-cerez-incident-z-rosijskim-su35.html" text:style-name="Internet_20_link" text:visited-style-name="Visited_20_Internet_20_Link">
https://www.ukrinform.ua/rubric-world/3706014-frontex-prizupinilo-patruluvanna-u-cornomu-mori-cerez-incident-z-rosijskim-su35.html</text:a>
</text:p>
      <!--NEWS-->
      <text:h text:style-name="P10" text:outline-level="1">
<text:span text:style-name="T4">
乌克兰项目推出了一个国际平台，以帮助乌克兰流离失所者</text:span>
</text:h>
      <text:p text:style-name="P4">
作者: Ukrinform (Person)</text:p>
      <text:p text:style-name="P4">
出版商: Укринформ (Organization)</text:p>
      <text:p text:style-name="P4">
出版时间: 2023-05-07T18:54:42+03:00</text:p>
      <text:p text:style-name="P4">
修改时间: 2023-05-07T18:54:42+03:00</text:p>
      <text:p text:style-name="P4">
描述: 乌克兰 - 英国IT计划项目乌克兰推出了国际发现的避难平台，以支持遭受战争的乌克兰人。  - 乌克林。</text:p>
      <text:p text:style-name="P4">
图片: ["<text:a xlink:type="simple" xlink:href="https://static.ukrinform.com/photos/2023_05/thumb_files/630_360_1683474781-901.jpg" text:style-name="Internet_20_link" text:visited-style-name="Visited_20_Internet_20_Link">
630_360_16834...</text:a>
"]</text:p>
      <text:p text:style-name="P4">
标签: ['Переселенці', 'допомога', 'Мінреінтеграції']</text:p>
      <text:p text:style-name="P4">
类型: Article</text:p>
      <!--METADATA-->
      <text:p text:style-name="P4">
<draw:frame draw:style-name="fr1" draw:name="Image227" text:anchor-type="as-char" svg:width="6.9236in" svg:height="3.956343in" draw:z-index="0">
<draw:image xlink:href="../Images/yкринформ/2023-05-07T18-54-42-03-00/630_360_1683474781-901.jpg" xlink:type="simple" xlink:show="embed" xlink:actuate="onLoad" draw:mime-type="image/jpeg"/>
</draw:frame>
乌克兰IT计划项目乌克兰推出了国际发现的避难平台，以支持遭受战争的乌克兰人。</text:p>
      <text:p text:style-name="P4">
乌克林福姆(Ukrinform(https://t.me/minre_ua/3277) .</text:p>
      <text:p text:style-name="P4">
<text:a xlink:type="simple" xlink:href="https://findrefuge.online/ua/sign-up/" text:style-name="Internet_20_link" text:visited-style-name="Visited_20_Internet_20_Link">
 </text:a>
您还可以获得法律咨询，家庭搜索援助，工作建议，医学或教育等。</text:p>
      <text:p text:style-name="P4">
<text:span text:style-name="T4">
另请阅读：</text:span>
 <text:a xlink:type="simple" xlink:href="https://www.ukrinform.ua/rubric-economy/3704975-v-ukraini-dla-veteraniv-i-pereselenciv-zapustili-bezkostovnu-programu-eexport-intensive.html" text:style-name="Internet_20_link" text:visited-style-name="Visited_20_Internet_20_Link">
<text:span text:style-name="T4">
重新安置</text:span>
</text:a>
为了获得帮助，您需要在网站上注册并填写<text:a xlink:type="simple" xlink:href="https://findrefuge.online/ua/sign-up/#refugee-step-1" text:style-name="Internet_20_link" text:visited-style-name="Visited_20_Internet_20_Link">
</text:a>
。 接下来，该请求将获得一个可以解决问题的志愿者。</text:p>
      <text:p text:style-name="P4">
在特定领域中拥有知识和经验的人可以成为志愿者。 这也有必要<text:a xlink:type="simple" xlink:href="https://findrefuge.online/ua/sign-up/#refuge-giver" text:style-name="Internet_20_link" text:visited-style-name="Visited_20_Internet_20_Link">
</text:a>
.</text:p>
      <text:p text:style-name="P4">
Наразі проєкт фокусується саме на ВПО та шукачах притулку. Але з часом плануєрозширити діяльність, щоб допомогу могли отримати всі, хто її потребує.</text:p>
      <text:p text:style-name="P4">
<text:span text:style-name="T4">
Читайте також:</text:span>
 <text:a xlink:type="simple" xlink:href="https://www.ukrinform.ua/rubric-kyiv/3704712-u-kievi-zareestruvalisa-majze-250-tisac-pereselenciv.html" text:style-name="Internet_20_link" text:visited-style-name="Visited_20_Internet_20_Link">
 <text:span text:style-name="T4">
переселен</text:span>
 </text:a>
正如乌克林福姆报道的，在乌克兰<text:a xlink:type="simple" xlink:href="https://www.ukrinform.ua/rubric-society/3703645-catbot-turbota-stvorenij-dla-pereselenciv-z-urahuvannam-identicnosti-pravozahisnik.html" text:style-name="Internet_20_link" text:visited-style-name="Visited_20_Internet_20_Link">
</text:a>
以族裔和宗教身份对省的人的“关心”。</text:p>
      <text:p text:style-name="P4">
照片：重返社会部</text:p>
      <text:p text:style-name="P4">
News Source: <text:a xlink:type="simple" xlink:href="https://www.ukrinform.ua/rubric-society/3706015-project-ukraine-zapustila-miznarodnu-platformu-dla-dopomogi-ukrainskim-pereselencam.html" text:style-name="Internet_20_link" text:visited-style-name="Visited_20_Internet_20_Link">
https://www.ukrinform.ua/rubric-society/3706015-project-ukraine-zapustila-miznarodnu-platformu-dla-dopomogi-ukrainskim-pereselencam.html</text:a>
</text:p>
      <!--NEWS-->
      <text:h text:style-name="P10" text:outline-level="1">
<text:span text:style-name="T4">
由于洪水和滑坡，刚果在刚果中，已有近400人被杀</text:span>
</text:h>
      <text:p text:style-name="P4">
作者: Ukrinform (Person)</text:p>
      <text:p text:style-name="P4">
出版商: Укринформ (Organization)</text:p>
      <text:p text:style-name="P4">
出版时间: 2023-05-07T19:07:54+03:00</text:p>
      <text:p text:style-name="P4">
修改时间: 2023-05-07T19:07:54+03:00</text:p>
      <text:p text:style-name="P4">
描述: 由于洪水和刚果民主共和国的土壤滑坡造成的死亡人数增加到近400个。</text:p>
      <text:p text:style-name="P4">
图片: ["<text:a xlink:type="simple" xlink:href="https://static.ukrinform.com/photos/2017_09/thumb_files/630_360_1505916490-6102.jpg" text:style-name="Internet_20_link" text:visited-style-name="Visited_20_Internet_20_Link">
630_360_15059...</text:a>
"]</text:p>
      <text:p text:style-name="P4">
标签: ['Конго', 'Паводок', 'Зсув']</text:p>
      <text:p text:style-name="P4">
类型: Article</text:p>
      <!--METADATA-->
      <text:p text:style-name="P4">
<draw:frame draw:style-name="fr1" draw:name="Image228" text:anchor-type="as-char" svg:width="6.9236in" svg:height="3.956343in" draw:z-index="0">
<draw:image xlink:href="../Images/yкринформ/2023-05-07T19-07-54-03-00/630_360_1505916490-6102.jpg" xlink:type="simple" xlink:show="embed" xlink:actuate="onLoad" draw:mime-type="image/jpeg"/>
</draw:frame>
刚果民主共和国的洪水数量和土壤的滑坡数量增加到近400。</text:p>
      <text:p text:style-name="P4">
正如乌克林福姆报道的那样，它报告了<text:a xlink:type="simple" xlink:href="https://news.yahoo.com/toll-dr-congo-floods-rises-144349724.html" text:style-name="Internet_20_link" text:visited-style-name="Visited_20_Internet_20_Link">
</text:a>
<text:a xlink:type="simple" xlink:href="https://news.yahoo.com/toll-dr-congo-floods-rises-144349724.html" text:style-name="Internet_20_link" text:visited-style-name="Visited_20_Internet_20_Link">
 </text:a>
 <text:a xlink:type="simple" xlink:href="https://news.yahoo.com/toll-dr-congo-floods-rises-144349724.html" text:style-name="Internet_20_link" text:visited-style-name="Visited_20_Internet_20_Link">
</text:a>
据当地官员称，至少有394人已经死亡。 142 Tilabuli在布什发现，在Nyamuba的132中发现，在Kivu湖附近的Kivu湖中发现了120，该岛位于一个大火山湖中间。</text:p>
      <text:p text:style-name="P4">
值得注意的是，周四，基库省卡尔什地区的大雨造成了河流的溢出，导致山体滑坡吸收了灌木丛，尼莫布(Nymuba)和Nymububa的村庄，该村庄周四每周在这里工作。</text:p>
      <text:p text:style-name="P4">
该省的力量已经为受影响的地区派出了一艘装满豆类，面粉和其他规定，防水布和药物的船。</text:p>
      <text:p text:style-name="P4">
<text:span text:style-name="T4">
另请阅读：</text:span>
 <text:a xlink:type="simple" xlink:href="https://www.ukrinform.ua/rubric-world/3693626-u-kongo-pid-cas-napadu-bojovikiv-na-selo-zaginuli-blizko-20-ludej.html" text:style-name="Internet_20_link" text:visited-style-name="Visited_20_Internet_20_Link">
<text:span text:style-name="T4">
刚果</text:span>
</text:a>
周一，刚果将宣布该作品举行的全国哀悼日。</text:p>
      <text:p text:style-name="P4">
他报告说，最近几天，大雨引起了东非成千上万人的问题。 除刚果外，一些地区和肯尼亚也受到影响，在卢旺达，它与[]接壤(https://www.ukrinform.ua/tag-kongo)，本周土壤的洪水和滑坡造成129人死亡。</text:p>
      <text:p text:style-name="P4">
News Source: <text:a xlink:type="simple" xlink:href="https://www.ukrinform.ua/rubric-world/3706018-u-kongo-vnaslidok-pavodkiv-i-zsuvu-gruntu-zaginuli-vze-majze-400-ludej.html" text:style-name="Internet_20_link" text:visited-style-name="Visited_20_Internet_20_Link">
https://www.ukrinform.ua/rubric-world/3706018-u-kongo-vnaslidok-pavodkiv-i-zsuvu-gruntu-zaginuli-vze-majze-400-ludej.html</text:a>
</text:p>
      <!--NEWS-->
      <text:h text:style-name="P10" text:outline-level="1">
<text:span text:style-name="T4">
克拉科夫的展览将展出乌克兰的绘画和军事奖杯</text:span>
</text:h>
      <text:p text:style-name="P4">
作者: Ukrinform (Person)</text:p>
      <text:p text:style-name="P4">
出版商: Укринформ (Organization)</text:p>
      <text:p text:style-name="P4">
出版时间: 2023-05-07T19:11:05+03:00</text:p>
      <text:p text:style-name="P4">
修改时间: 2023-05-07T19:11:05+03:00</text:p>
      <text:p text:style-name="P4">
描述: 5月10日至11日，在克拉科夫，将在波托基宫举行慈善展览和称为“生命边界”的拍卖。  - 乌克林。</text:p>
      <text:p text:style-name="P4">
图片: ["<text:a xlink:type="simple" xlink:href="https://static.ukrinform.com/photos/2023_05/thumb_files/630_360_1683475414-946.jpg" text:style-name="Internet_20_link" text:visited-style-name="Visited_20_Internet_20_Link">
630_360_16834...</text:a>
"]</text:p>
      <text:p text:style-name="P4">
标签: ['Польща', 'Україна', 'Виставка', 'Картина', 'Краків']</text:p>
      <text:p text:style-name="P4">
类型: Article</text:p>
      <!--METADATA-->
      <text:p text:style-name="P4">
<draw:frame draw:style-name="fr1" draw:name="Image229" text:anchor-type="as-char" svg:width="6.9236in" svg:height="3.956343in" draw:z-index="0">
<draw:image xlink:href="../Images/yкринформ/2023-05-07T19-11-05-03-00/630_360_1683475414-946.jpg" xlink:type="simple" xlink:show="embed" xlink:actuate="onLoad" draw:mime-type="image/jpeg"/>
</draw:frame>
在5月10日至11日的克拉科夫，将在波基宫举行慈善展览和拍卖，并在生命边界上拍卖。</text:p>
      <text:p text:style-name="P4">
该展览将以乌克兰的不同地区的乌克兰艺术家Yulia Angeluk Ivius奖杯为特色，乌克林福姆报告参考<text:a xlink:type="simple" xlink:href="https://www.facebook.com/events/907391523890030/" text:style-name="Internet_20_link" text:visited-style-name="Visited_20_Internet_20_Link">
</text:a>
.</text:p>
      <text:p text:style-name="P4">
“Ми хочемо показати українське сьогодення, а також зібрати кошти на підтримкувійськових, які перебувають на передовій”, - повідомляють організатори.</text:p>
      <text:p text:style-name="P4">
Як зазначається, виставка у нетиповий спосіб демонструє реальність в якійживуть українці, співставляючи картини і військові трофеї, мистецтво володінняпензлями і мистецтво володіння зброєю.</text:p>
      <text:p text:style-name="P4">
На виставці можна буде придбати не лише <text:a xlink:type="simple" xlink:href="https://www.ukrinform.ua/tag-kartina" text:style-name="Internet_20_link" text:visited-style-name="Visited_20_Internet_20_Link">
 </text:a>
，但几乎所有军事奖杯除了大型展览。 其中一些主题已接收来自Domia慈善基金会的组织者，该基金会已经在基辅进行了几次展览，尤其是在乌克兰国防部。 展览会上的物品中将是：袖子，衣服，头盔，雪佛兰，武器，急救箱，防弹背心，宣传文献。 奖杯将具有QR码。 在他们的帮助下，每个人都能以三种语言阅读该展览的故事(波兰语，英语Tukrain).</text:p>
      <text:p text:style-name="P4">
<text:span text:style-name="T4">
Читайте також:</text:span>
 <text:a xlink:type="simple" xlink:href="https://www.ukrinform.ua/rubric-diaspora/3703610-u-aponii-vidkrilasa-vistavka-prisvacena-ukraini.html" text:style-name="Internet_20_link" text:visited-style-name="Visited_20_Internet_20_Link">
 <text:span text:style-name="T4">
виставк</text:span>
 </text:a>
展览将持续两天。 在5月10日的第一天，计划的活动与城市当局，文凭，公司，组织，新闻界，文化人物和思想领袖的代表参与。 然后，客人将能够熟悉展览，听取包括牲畜在内的艺术家的表演，并参加慈善拍卖。</text:p>
      <text:p text:style-name="P4">
第二天，5月11日，该博览会将于所有人的10:00至8:00开放。 这一天将是任意多纳特的入口。 除了直接展览外，尤利亚·安吉鲁克(Yulia Angeluk)计划表演 - 画出“魅力”现场图片。</text:p>
      <text:p text:style-name="P4">
News Source: <text:a xlink:type="simple" xlink:href="https://www.ukrinform.ua/rubric-culture/3706020-na-vistavci-u-krakovi-predstavlat-kartini-i-vijskovi-trofei-z-ukraini.html" text:style-name="Internet_20_link" text:visited-style-name="Visited_20_Internet_20_Link">
https://www.ukrinform.ua/rubric-culture/3706020-na-vistavci-u-krakovi-predstavlat-kartini-i-vijskovi-trofei-z-ukraini.html</text:a>
</text:p>
      <!--NEWS-->
      <text:h text:style-name="P10" text:outline-level="1">
<text:span text:style-name="T4">
俄罗斯人专注于四个方向，为巴赫穆特和马林卡而战</text:span>
</text:h>
      <text:p text:style-name="P4">
作者: Ukrinform (Person)</text:p>
      <text:p text:style-name="P4">
出版商: Укринформ (Organization)</text:p>
      <text:p text:style-name="P4">
出版时间: 2023-05-07T19:19:00+03:00</text:p>
      <text:p text:style-name="P4">
修改时间: 2023-05-07T19:19:00+03:00</text:p>
      <text:p text:style-name="P4">
描述: 俄罗斯联邦的部队着重于Lyman，Bakhmut，Avdiiv和Mariinsky的主要努力，并为Bakhmut和Marinka进行了激烈的战斗。  - 乌克林。</text:p>
      <text:p text:style-name="P4">
图片: ["<text:a xlink:type="simple" xlink:href="https://static.ukrinform.com/photos/2023_05/thumb_files/630_360_1683476520-474.jpg" text:style-name="Internet_20_link" text:visited-style-name="Visited_20_Internet_20_Link">
630_360_16834...</text:a>
"]</text:p>
      <text:p text:style-name="P4">
标签: ['Бахмут', 'Генштаб', 'Обстріл', 'ЗСУ', 'Війна з росією']</text:p>
      <text:p text:style-name="P4">
类型: Article</text:p>
      <!--METADATA-->
      <text:p text:style-name="P4">
<draw:frame draw:style-name="fr1" draw:name="Image230" text:anchor-type="as-char" svg:width="6.9236in" svg:height="3.956343in" draw:z-index="0">
<draw:image xlink:href="../Images/yкринформ/2023-05-07T19-19-00-03-00/630_360_1683476520-474.jpg" xlink:type="simple" xlink:show="embed" xlink:actuate="onLoad" draw:mime-type="image/jpeg"/>
</draw:frame>
俄罗斯联合会着重于利马，巴赫穆特，阿夫迪夫和玛丽斯基的主要努力，并进行了扎巴赫穆特和马林卡的激烈战斗。</text:p>
      <text:p text:style-name="P4">
根据乌克林福姆的说法，乌克兰武装部队的总参谋部报告了紫外线<text:a xlink:type="simple" xlink:href="https://www.facebook.com/GeneralStaff.ua/posts/pfbid0Epe4mKdvePrp1awKF4CYnYN6VAkq25ePTfLgcykeqUcwsXqPDp351yAiPb6unYCBl" text:style-name="Internet_20_link" text:visited-style-name="Visited_20_Internet_20_Link">
</text:a>
.</text:p>
      <text:p text:style-name="P4">
“Противник продовжує зосереджувати основні зусилля на Лиманському,Бахмутському, Авдіївському та Мар’їнському напрямках. Ведуться важкі бої заміста Бахмут та Мар’їнка. Загалом протягом доби ворог здійснив 39 атак”, -йдеться в повідомленні.</text:p>
      <text:p text:style-name="P4">
За інформацією Генштабу, росіяни протягом цієї доби завдали 8 ракетних ударів.Зокрема, дві ракети С-300 влучили по цивільному підприємству в Балаклії наХарківщині, внаслідок чого поранено п<code>
ять цивільних. Окрім того, п</code>
ятьросійських <text:a xlink:type="simple" xlink:href="https://www.ukrinform.ua/tag-raketa" text:style-name="Internet_20_link" text:visited-style-name="Visited_20_Internet_20_Link">
 </text:a>
X-22俄罗斯入侵者在尼古拉地区的民用物体和一个火箭X-22-pourson地区释放，毫无损失。</text:p>
      <text:p text:style-name="P4">
敌人还进行了22次航空罢工，并在乌克兰军队和尼克波尔多德迪帕普特罗夫斯克地区的位置进行了10多次反应性射击消防系统的炮击。 不幸的是，在维持和平人员中丧生和受伤，多层建筑，私人住宅和其他基础设施受到损害。</text:p>
      <text:p text:style-name="P4">
整个乌克兰的火箭和航空罢工的可能性很高。</text:p>
      <text:p text:style-name="P4">
<text:span text:style-name="T4">
另请阅读：</text:span>
 <text:a xlink:type="simple" xlink:href="https://www.ukrinform.ua/rubric-ato/3705989-u-rosii-zavitsa-velika-panika-koli-ukraina-rozpocne-kontrnastup-gavrilov.html" text:style-name="Internet_20_link" text:visited-style-name="Visited_20_Internet_20_Link">
<text:span text:style-name="T4">
俄罗斯</text:span>
 <text:span text:style-name="T4">
 </text:span>
 <text:span text:style-name="T4">
伟大</text:span>
 <text:span text:style-name="T4">
 </text:span>
 <text:span text:style-name="T4">
 panic </text:span>
 <text:span text:style-name="T4">
 </text:span>
 <text:span text:style-name="T4">
 </text:span>
<text:span text:style-name="T4">
 </text:span>
<text:span text:style-name="T4">
 ukraine </text:span>
 <text:span text:style-name="T4">
 </text:span>
 <text:span text:style-name="T4">
 </text:span>
 start <text:span text:style-name="T4">
 </text:span>
 <text:span text:style-name="T4">
 </text:span>
 <text:span text:style-name="T4">
反性</text:span>
 <text:span text:style-name="T4">
 </text:span>
 <text:span text:style-name="T4">
 </text:span>
 gavrilov **</text:a>
在Volyn和Polissya的方向中，没有重大变化。</text:p>
      <text:p text:style-name="P4">
在Siversky和Slobozhansky的指示中，敌人在Chernihiv地区的Zarichchy，Leonivka和Kostobobrav的胡说八道中被空中击中。 Sumy地区的中型建筑，算命机和Iskrykivshchyna，以及Vovchansk，Paltivka，Barrel，Small Wolf，Small Wolf，Nesterny和Stroiivkin Kharkiv地区。在利马方向上，敌人没有举动。 炮弹遭到了Makeevka，Nevskyluhansk地区和Bigorovka的苦难，以及有争议的Donetsk地区。</text:p>
      <text:p text:style-name="P4">
在巴赫穆特(Bakhmut)的方向上，敌人继续采取进攻行动。</text:p>
      <text:p text:style-name="P4">
巴赫穆特(Bakhmut)的战斗正在进行中，敌人用炎症的tape磷弹药向城市开火。 白天，敌人在Chrome，Ivanovo，Perimal和Stupok的方向上没有成功。 Zaliznyanske，Orikhovo-Vasylivka，Novomarkove，Markovo，Bakhmut，Ivanivske，Yar，Yar，Stupochka，Oleksandr-Schultine和Leonidivka，Donetsk地区因敌人的炮击而受伤。</text:p>
      <text:p text:style-name="P4">
<text:span text:style-name="T4">
另请阅读：</text:span>
 <text:a xlink:type="simple" xlink:href="https://www.ukrinform.ua/rubric-ato/3705969-bilse-peremog-ukraini-na-poli-bou-prizvedut-do-zbilsenna-dopomogi-zelenskij.html" text:style-name="Internet_20_link" text:visited-style-name="Visited_20_Internet_20_Link">
<text:span text:style-name="T4">
更多</text:span>
 <text:span text:style-name="T4">
获胜</text:span>
 <text:span text:style-name="T4">
乌克兰</text:span>
 <text:span text:style-name="T4">
 </text:span>
 fla <text:span text:style-name="T4">
 </text:span>
战斗<text:span text:style-name="T4">
将带领</text:span>
 <text:span text:style-name="T4">
 </text:span>
 <text:span text:style-name="T4">
增加</text:span>
 <text:span text:style-name="T4">
 </text:span>
 <text:span text:style-name="T4">
 </text:span>
 <text:span text:style-name="T4">
 </text:span>
 <text:span text:style-name="T4">
 </text:span>
 <text:span text:style-name="T4">
 </text:span>
 <text:span text:style-name="T4">
 Zelensky </text:span>
</text:a>
在Avdeevsky的方向上，敌人在Avdiivka和Pervomaisky地区进行了进攻行动，没有成功。 他在Berdychi，Avdiivka，Vodyane，Pervomaisk，Nevel，Nevel，Netaylovo，Karlovka和Postadonnets地区的定居点开火。</text:p>
      <text:p text:style-name="P4">
在海洋方向上，敌人继续攻击国防军的立场。 同时，圣乔治，克拉斯诺夫卡，马林卡和顿涅茨克地区的胜利遭到了敌对的炮击。</text:p>
      <text:p text:style-name="P4">
在白天矿物方向上，敌人没有进行进攻。</text:p>
      <text:p text:style-name="P4">
在Zaporizhhya和Kherson的指示中，俄罗斯军队继续行动。 侵略者在Zaporizhzhya地区的Uremivkadonetsk地区和Novodanilovka的定居点袭击了空袭。 针对此，进行了45多个定居点。 特别是 - 铁路，gulyaypil，白色，小型托克马克卡，卡米安斯基Zaporizhzhya地区； 金色的光束，Vesely，Antonivka，Zelenivka，Kherson地区的Kizomis和Kherson。</text:p>
      <text:p text:style-name="P4">
*!(https://www.ukrinform.ua/rubric-ato/3705894-rosia-ne-mae-zodnogo-potencialu-dla-masstabnogo-nastupu-budanov.html)</text:p>
      <text:p text:style-name="P4">
据总参谋部称，国防军航空公司每天引起了敌人的人员和军事装备的集中度的六节，这是对敌方防空导弹综合体的打击。 火箭和炮兵部队击中了两个管理点，敌人的武器和军事设备的两个区域以及三个弹药矿床。</text:p>
      <text:p text:style-name="P4">
正如乌克林福姆报道的<text:a xlink:type="simple" xlink:href="https://www.ukrinform.ua/rubric-ato/3705818-zsu-znisili-vze-193-430-rosijskih-zagarbnikiv.html" text:style-name="Internet_20_link" text:visited-style-name="Visited_20_Internet_20_Link">
</text:a>
从2022年2月24日到2023年7月7日，大约有194430名俄罗斯侵略者被清算了660人。</text:p>
      <text:p text:style-name="P4">
<text:span text:style-name="T5">
foto：电报/zelenskiy</text:span>
</text:p>
      <text:p text:style-name="P4">
News Source: <text:a xlink:type="simple" xlink:href="https://www.ukrinform.ua/rubric-ato/3706021-rosiani-zoseredilisa-na-cotiroh-napramkah-vedutsa-vazki-boi-za-bahmut-ta-marinku.html" text:style-name="Internet_20_link" text:visited-style-name="Visited_20_Internet_20_Link">
https://www.ukrinform.ua/rubric-ato/3706021-rosiani-zoseredilisa-na-cotiroh-napramkah-vedutsa-vazki-boi-za-bahmut-ta-marinku.html</text:a>
</text:p>
      <!--NEWS-->
      <text:h text:style-name="P10" text:outline-level="1">
<text:span text:style-name="T4">
敌人从重炮上开火，是一名受伤的</text:span>
</text:h>
      <text:p text:style-name="P4">
作者: Ukrinform (Person)</text:p>
      <text:p text:style-name="P4">
出版商: Укринформ (Organization)</text:p>
      <text:p text:style-name="P4">
出版时间: 2023-05-07T19:38:00+03:00</text:p>
      <text:p text:style-name="P4">
修改时间: 2023-05-07T19:38:00+03:00</text:p>
      <text:p text:style-name="P4">
描述: 来自重型炮兵的俄罗斯军队向尼科波尔开火，一名43岁男子受伤。  - 乌克林。</text:p>
      <text:p text:style-name="P4">
图片: ["<text:a xlink:type="simple" xlink:href="https://static.ukrinform.com/photos/2023_05/thumb_files/630_360_1683477464-893.jpg" text:style-name="Internet_20_link" text:visited-style-name="Visited_20_Internet_20_Link">
630_360_16834...</text:a>
"]</text:p>
      <text:p text:style-name="P4">
标签: ['Дніпропетровщина', 'Обстріл', 'Війна з росією']</text:p>
      <text:p text:style-name="P4">
类型: Article</text:p>
      <!--METADATA-->
      <text:p text:style-name="P4">
<draw:frame draw:style-name="fr1" draw:name="Image231" text:anchor-type="as-char" svg:width="6.9236in" svg:height="3.956343in" draw:z-index="0">
<draw:image xlink:href="../Images/yкринформ/2023-05-07T19-38-00-03-00/630_360_1683477464-893.jpg" xlink:type="simple" xlink:show="embed" xlink:actuate="onLoad" draw:mime-type="image/jpeg"/>
</draw:frame>
来自重型炮兵的俄罗斯军队向尼科波尔开了枪伤，受伤了一名43岁的男子。</text:p>
      <text:p text:style-name="P4">
关于<text:a xlink:type="simple" xlink:href="https://t.me/mykola_lukashuk/4446" text:style-name="Internet_20_link" text:visited-style-name="Visited_20_Internet_20_Link">
</text:a>
乌克林福姆报道，通知首席Properpetrovsk区域委员会Mykola Lukashuk。</text:p>
      <text:p text:style-name="P4">
他写道：“这位43岁的男子由于今天的炮击而受伤。下午，占领者击中了重型炮兵市。”</text:p>
      <text:p text:style-name="P4">
<text:span text:style-name="T4">
另请阅读：</text:span>
 <text:a xlink:type="simple" xlink:href="https://www.ukrinform.ua/rubric-ato/3706007-vorog-obstrilav-harkivsinu-e-poranena.html" text:style-name="Internet_20_link" text:visited-style-name="Visited_20_Internet_20_Link">
<text:span text:style-name="T4">
射击</text:span>
</text:a>
炮击损坏了加油站，运输企业，输电线路，乘用车和货车。</text:p>
      <text:p text:style-name="P4">
在该地区的其他地区，白天很平静。</text:p>
      <text:p text:style-name="P4">
正如乌克林福姆报道的<text:a xlink:type="simple" xlink:href="https://www.ukrinform.ua/rubric-ato/3705996-aviacia-rf-skinula-pat-kerovanih-aviabomb-po-hersonsini-e-rujnuvanna.html" text:style-name="Internet_20_link" text:visited-style-name="Visited_20_Internet_20_Link">
</text:a>
 .</text:p>
      <text:p text:style-name="P4">
News Source: <text:a xlink:type="simple" xlink:href="https://www.ukrinform.ua/rubric-ato/3706023-vorog-obstrilav-nikopol-z-vazkoi-artilerii-e-poranenij.html" text:style-name="Internet_20_link" text:visited-style-name="Visited_20_Internet_20_Link">
https://www.ukrinform.ua/rubric-ato/3706023-vorog-obstrilav-nikopol-z-vazkoi-artilerii-e-poranenij.html</text:a>
</text:p>
      <!--NEWS-->
      <text:h text:style-name="P10" text:outline-level="1">
<text:span text:style-name="T4">
塞尔蒂克成为苏格兰冠军的冠军</text:span>
</text:h>
      <text:p text:style-name="P4">
作者: Ukrinform (Person)</text:p>
      <text:p text:style-name="P4">
出版商: Укринформ (Organization)</text:p>
      <text:p text:style-name="P4">
出版时间: 2023-05-07T20:10:58+03:00</text:p>
      <text:p text:style-name="P4">
修改时间: 2023-05-07T20:10:58+03:00</text:p>
      <text:p text:style-name="P4">
描述: 苏格兰·塞尔蒂克（Scottish Seltik）成为该国53届冠军。  - 乌克林。</text:p>
      <text:p text:style-name="P4">
图片: ["<text:a xlink:type="simple" xlink:href="https://static.ukrinform.com/photos/2023_05/thumb_files/630_360_1683479351-419.jpg" text:style-name="Internet_20_link" text:visited-style-name="Visited_20_Internet_20_Link">
630_360_16834...</text:a>
"]</text:p>
      <text:p text:style-name="P4">
标签: ['Футбол', 'Шотландія']</text:p>
      <text:p text:style-name="P4">
类型: Article</text:p>
      <!--METADATA-->
      <text:p text:style-name="P4">
<draw:frame draw:style-name="fr1" draw:name="Image232" text:anchor-type="as-char" svg:width="6.9236in" svg:height="3.956343in" draw:z-index="0">
<draw:image xlink:href="../Images/yкринформ/2023-05-07T20-10-58-03-00/630_360_1683479351-419.jpg" xlink:type="simple" xlink:show="embed" xlink:actuate="onLoad" draw:mime-type="image/jpeg"/>
</draw:frame>
苏格兰·塞尔蒂克(Scottish Seltik)成为该国53届冠军。</text:p>
      <text:p text:style-name="P4">
Seltik在出口中赢得了Harts(2：0)乌克林福姆报道，在苏格兰锦标赛的第34轮中。</text:p>
      <text:p text:style-name="P4">
得益于这一胜利，Angi Postecoglus的病房对于最近的追捕者 - 游骑兵而变得无法实现。</text:p>
      <text:p text:style-name="P4">
在冠军结束前的四轮比赛中，“ Seltyka” 95分，Rangers的资产得到82分。 在下一轮中，团队将在凯尔特克公园举行会议。</text:p>
      <text:p text:style-name="P4">
<text:span text:style-name="T4">
另请阅读：</text:span>
 <text:a xlink:type="simple" xlink:href="https://www.ukrinform.ua/rubric-sports/3705840-real-stav-volodarem-kubka-ispanii-z-futbolu-obigravsi-osasunu.html" text:style-name="Internet_20_link" text:visited-style-name="Visited_20_Internet_20_Link">
<text:span text:style-name="T4">
足球</text:span>
</text:a>
总的来说，这是第53届凯尔特人冠军。</text:p>
      <text:p text:style-name="P4">
照片：Twitter.com/adidasuk</text:p>
      <text:p text:style-name="P4">
News Source: <text:a xlink:type="simple" xlink:href="https://www.ukrinform.ua/rubric-sports/3706029-seltik-stav-peremozcem-cempionatu-sotlandii.html" text:style-name="Internet_20_link" text:visited-style-name="Visited_20_Internet_20_Link">
https://www.ukrinform.ua/rubric-sports/3706029-seltik-stav-peremozcem-cempionatu-sotlandii.html</text:a>
</text:p>
      <!--NEWS-->
      <text:h text:style-name="P10" text:outline-level="1">
<text:span text:style-name="T4">
斯洛伐克政府将由国家银行主席领导</text:span>
</text:h>
      <text:p text:style-name="P4">
作者: Ukrinform (Person)</text:p>
      <text:p text:style-name="P4">
出版商: Укринформ (Organization)</text:p>
      <text:p text:style-name="P4">
出版时间: 2023-05-07T20:12:34+03:00</text:p>
      <text:p text:style-name="P4">
修改时间: 2023-05-07T20:12:34+03:00</text:p>
      <text:p text:style-name="P4">
描述: 在总理爱德华·海格（Edward Heger）在该国早期的议会大选前几个月辞职之后，国家银行卢多维特（Slovakia Ludovit）的副主席将领导技术官僚政府。  - 乌克林。</text:p>
      <text:p text:style-name="P4">
图片: ["<text:a xlink:type="simple" xlink:href="https://static.ukrinform.com/photos/2016_03/thumb_files/630_360_1457165302-7332.jpg" text:style-name="Internet_20_link" text:visited-style-name="Visited_20_Internet_20_Link">
630_360_14571...</text:a>
"]</text:p>
      <text:p text:style-name="P4">
标签: ['Нацбанк', "Прем'єр", 'Словаччина']</text:p>
      <text:p text:style-name="P4">
类型: Article</text:p>
      <!--METADATA-->
      <text:p text:style-name="P4">
<draw:frame draw:style-name="fr1" draw:name="Image233" text:anchor-type="as-char" svg:width="6.9236in" svg:height="3.958011in" draw:z-index="0">
<draw:image xlink:href="../Images/yкринформ/2023-05-07T20-12-34-03-00/630_360_1457165302-7332.jpg" xlink:type="simple" xlink:show="embed" xlink:actuate="onLoad" draw:mime-type="image/jpeg"/>
</draw:frame>
在总理爱德华·海格(Edward Heger)在该国举行的几个月前统治前议会选举中辞职之后，国家银行斯洛伐克卢多维特(Slovakia Ludovit)的副主席将领导技术官僚政府。</text:p>
      <text:p text:style-name="P4">
正如乌克林福姆报道的那样，它报告了<text:a xlink:type="simple" xlink:href="https://www.reuters.com/world/europe/slovakia-prime-minister-quits-2023-05-07/" text:style-name="Internet_20_link" text:visited-style-name="Visited_20_Internet_20_Link">
</text:a>
关于该国总统Zuzanicaputova的决定。</text:p>
      <text:p text:style-name="P4">
查普托娃还说，在5月15日之后，她将任命其余的技术官僚政府。</text:p>
      <text:p text:style-name="P4">
<text:span text:style-name="T4">
另请阅读：</text:span>
 <text:a xlink:type="simple" xlink:href="https://www.ukrinform.ua/rubric-society/3705396-ponad-114-tisac-ukrainciv-znajsli-timcasovij-prihistok-u-slovaccini.html" text:style-name="Internet_20_link" text:visited-style-name="Visited_20_Internet_20_Link">
<text:span text:style-name="T4">
 slovchin </text:span>
</text:a>
值得注意的是，自2018年以来，这位46岁的气味本身就一直担任斯洛伐克副主席。</text:p>
      <text:p text:style-name="P4">
总理爱德华·赫格(Edward Heger)在一月份表示托米尼多维尔(Fotumnedovir)后，该国早期的议会选举被任命为今年9月。 从那以后，他继续履行政府负责人的职责。</text:p>
      <text:p text:style-name="P4">
<text:span text:style-name="T4">
另请阅读：</text:span>
 <text:a xlink:type="simple" xlink:href="https://www.ukrinform.ua/rubric-vidbudova/3704293-slovaccina-peredast-ukraini-energoobladnanna-na-miljon-evro.html" text:style-name="Internet_20_link" text:visited-style-name="Visited_20_Internet_20_Link">
<text:span text:style-name="T4">
 slovchin </text:span>
</text:a>
正如乌克林福姆报道的那样，5月7日，斯洛伐克总理爱德华·赫格(Edward Heger)<text:a xlink:type="simple" xlink:href="https://www.ukrinform.ua/rubric-world/3705943-premer-slovaccini-podav-prohanna-pro-vidstavku.html" text:style-name="Internet_20_link" text:visited-style-name="Visited_20_Internet_20_Link">
</text:a>
。</text:p>
      <text:p text:style-name="P4">
本周，两名部长 - 农业和外交事务 - 在斯洛伐克辞职。</text:p>
      <text:p text:style-name="P4">
News Source: <text:a xlink:type="simple" xlink:href="https://www.ukrinform.ua/rubric-world/3706030-urad-slovaccini-do-viboriv-ocoluvatime-zastupnik-golovi-nacbanku.html" text:style-name="Internet_20_link" text:visited-style-name="Visited_20_Internet_20_Link">
https://www.ukrinform.ua/rubric-world/3706030-urad-slovaccini-do-viboriv-ocoluvatime-zastupnik-golovi-nacbanku.html</text:a>
</text:p>
      <!--NEWS-->
      <text:h text:style-name="P10" text:outline-level="1">
<text:span text:style-name="T4">
每个帮助乌克兰返回安全的人都是和平的捍卫者-Zelensky</text:span>
</text:h>
      <text:p text:style-name="P4">
作者: Ukrinform (Person)</text:p>
      <text:p text:style-name="P4">
出版商: Укринформ (Organization)</text:p>
      <text:p text:style-name="P4">
出版时间: 2023-05-07T20:27:00+03:00</text:p>
      <text:p text:style-name="P4">
修改时间: 2023-05-07T20:27:00+03:00</text:p>
      <text:p text:style-name="P4">
描述: 所有帮助乌克兰返回安全的人，他们向俄罗斯施压的人 - 都是和平的捍卫者 - 乌克林福姆。</text:p>
      <text:p text:style-name="P4">
图片: ["<text:a xlink:type="simple" xlink:href="https://static.ukrinform.com/photos/2023_04/thumb_files/630_360_1682063024-559.jpeg" text:style-name="Internet_20_link" text:visited-style-name="Visited_20_Internet_20_Link">
630_360_16820...</text:a>
"]</text:p>
      <text:p text:style-name="P4">
标签: ['Звернення', 'Зеленський', 'Війна з росією']</text:p>
      <text:p text:style-name="P4">
类型: Article</text:p>
      <!--METADATA-->
      <text:p text:style-name="P4">
<draw:frame draw:style-name="fr1" draw:name="Image234" text:anchor-type="as-char" svg:width="6.9236in" svg:height="3.956343in" draw:z-index="0">
<draw:image xlink:href="../Images/yкринформ/2023-05-07T20-27-00-03-00/630_360_1682063024-559.jpeg" xlink:type="simple" xlink:show="embed" xlink:actuate="onLoad" draw:mime-type="image/jpeg"/>
</draw:frame>
每个帮助乌克兰返回安全的人，他们向俄罗斯施加安全 - 都是米尔的捍卫者</text:p>
      <text:p text:style-name="P4">
根据乌克林福姆的说法，它以其传统<text:a xlink:type="simple" xlink:href="https://t.me/V_Zelenskiy_official/6159" text:style-name="Internet_20_link" text:visited-style-name="Visited_20_Internet_20_Link">
</text:a>
总统弗拉基米尔泽斯基说。</text:p>
      <text:p text:style-name="P4">
视频： <text:a xlink:type="simple" xlink:href="https://t.me/V_Zelenskiy_official/6159" text:style-name="Internet_20_link" text:visited-style-name="Visited_20_Internet_20_Link">
</text:a>
_ <text:span text:style-name="T4">
我希望健康，亲爱的乌克兰人!</text:span>
 _</text:p>
      <text:p text:style-name="P4">
本周结束 - 乌克兰非常富有成果。 如今，我们在5月和6月的新活动中积极活跃。 在与我们的伴侣的谈判中，我们必须在为士兵和乌克兰的决定中供应武器以及为乌克兰的决定中肥沃。</text:p>
      <text:p text:style-name="P4">
立法倡议对我们的社会很重要。 对侵略者的制裁正在进行中。 我们正在等待基辅的国际会议。 我们正在与合作伙伴谈论武器，这些武器将帮助您为恢复和平而做更多的事情。</text:p>
      <text:p text:style-name="P4">
本周，我们的各种合作伙伴在帮助乌克兰帮助乌克兰人方面很有名。 从美国到新西兰，来自荷兰和比利时克罗地亚。 北欧 - 挪威，丹麦，瑞典，芬兰，冰岛。 我感谢每个合作伙伴决定支持乌克兰的决定!</text:p>
      <text:p text:style-name="P4">
在乌克兰的帮助下，我们正在与其他合作伙伴进行详细介绍，我们正在不久恢复乌克兰土地的和平。 我一定会告知那些可以在公开场合发表的决定。</text:p>
      <text:p text:style-name="P4">
全世界都知道俄罗斯对我们人民的恐怖恐怖事实，这一点非常重要。 世界说出恐怖分子在做什么以及我们如何热爱生活。 我感谢所有帮助我们的人和所有人，传播有关俄罗斯打击和炮击的真相，这些侵略者的残酷行为不被邀请一天!</text:p>
      <text:p text:style-name="P4">
俄罗斯对尼科波尔的永久恐怖，霍森的残酷炮击，哈尔基夫和地区的爆炸，对外部和苏米地区边境地区的村庄的恐怖，对人民的捐赠者。 我对亲人的亲戚表示哀悼。荣耀我们所有正在战斗，战斗哨所和战斗行动的士兵荣耀!</text:p>
      <text:p text:style-name="P4">
我将庆祝第三独立的突击队，这是第24个单独的机械旅，确定了顿涅茨克地区恐怖分子的破坏!谢谢你，战士!</text:p>
      <text:p text:style-name="P4">
57单独的运动步兵旅，第93机械大队。 感谢所有人对位置的英勇保护，示范性的稳定!只是研究员</text:p>
      <text:p text:style-name="P4">
在塔夫里亚(Tavria)的方向上，还有一些值得注意的结果，也值得注意的是，今天要感谢。</text:p>
      <text:p text:style-name="P4">
第55座单独旅“ Zaporozhye”的第七十六位伞兵和炮兵 - 勇士，谢谢您的勇气和力量!</text:p>
      <text:p text:style-name="P4">
第128个单独的山区突击旅的士兵和第35个单独的米哈伊尔·奥斯特格拉德斯基(Mikhail Ostrogradsky-tonk)的海军陆战队的海军陆战队士兵!</text:p>
      <text:p text:style-name="P4">
谢谢每个战士，感谢所有人和所有人在战场上的成功!</text:p>
      <text:p text:style-name="P4">
_ <text:span text:style-name="T4">
荣耀，乌克兰英雄!</text:span>
 _</text:p>
      <text:p text:style-name="P4">
_ <text:span text:style-name="T4">
荣耀到乌克兰</text:span>
 _</text:p>
      <text:p text:style-name="P4">
照片：作品</text:p>
      <text:p text:style-name="P4">
News Source: <text:a xlink:type="simple" xlink:href="https://www.ukrinform.ua/rubric-ato/3706038-usi-hto-dopomagae-ukraini-povertati-bezpeku-e-zahisnikami-miru-zelenskij.html" text:style-name="Internet_20_link" text:visited-style-name="Visited_20_Internet_20_Link">
https://www.ukrinform.ua/rubric-ato/3706038-usi-hto-dopomagae-ukraini-povertati-bezpeku-e-zahisnikami-miru-zelenskij.html</text:a>
</text:p>
      <!--NEWS-->
      <text:h text:style-name="P10" text:outline-level="1">
<text:span text:style-name="T4">
圣乔治丝带的演示是刑事犯罪 - 柏林维特切</text:span>
</text:h>
      <text:p text:style-name="P4">
作者: Ukrinform (Person)</text:p>
      <text:p text:style-name="P4">
出版商: Укринформ (Organization)</text:p>
      <text:p text:style-name="P4">
出版时间: 2023-05-07T20:39:51+03:00</text:p>
      <text:p text:style-name="P4">
修改时间: 2023-05-07T20:39:51+03:00</text:p>
      <text:p text:style-name="P4">
描述: 柏林的乌克兰激进分子希望俄罗斯人不允许使用圣乔治录像带这样的象征意义。  - 乌克林。</text:p>
      <text:p text:style-name="P4">
图片: ["<text:a xlink:type="simple" xlink:href="https://static.ukrinform.com/photos/2023_05/thumb_files/630_360_1683481045-895.jpg" text:style-name="Internet_20_link" text:visited-style-name="Visited_20_Internet_20_Link">
630_360_16834...</text:a>
"]</text:p>
      <text:p text:style-name="P4">
标签: ['Берлін', 'Німеччина', 'активісти']</text:p>
      <text:p text:style-name="P4">
类型: Article</text:p>
      <!--METADATA-->
      <text:p text:style-name="P4">
<draw:frame draw:style-name="fr1" draw:name="Image235" text:anchor-type="as-char" svg:width="6.9236in" svg:height="3.956343in" draw:z-index="0">
<draw:image xlink:href="../Images/yкринформ/2023-05-07T20-39-51-03-00/630_360_1683481045-895.jpg" xlink:type="simple" xlink:show="embed" xlink:actuate="onLoad" draw:mime-type="image/jpeg"/>
</draw:frame>
柏林的乌克兰激进分子希望俄罗斯人不允许将象征主义用作圣乔治的录像带。</text:p>
      <text:p text:style-name="P4">
乌克兰柏林乌克兰人维茨·柏林协会的一份声明中指出了这一点，该声明负责乌克林福姆。</text:p>
      <text:p text:style-name="P4">
它指出，5月6日，柏林法院暂停了5月5日在5月8日至9日使用俄罗斯和苏联作品以及圣乔治的录音带的禁令。 此前，他因禁止使用乌克兰人而被定罪<text:a xlink:type="simple" xlink:href="https://www.ukrinform.ua/tag-prapor" text:style-name="Internet_20_link" text:visited-style-name="Visited_20_Internet_20_Link">
</text:a>
和象征主义。</text:p>
      <text:p text:style-name="P4">
“我们认为，自2014年以来，圣乔治录像带的示威是当前立法的刑事犯罪，它已被用于决定和荣耀俄罗斯对乌克兰的袭击。 此外，他扭曲了第二次世界大战，并为俄罗斯宣传“乌克兰人为纳粹”。 因此，毫不奇怪的是，纳罗德旗和圣乔治的磁带的紧急应用来自俄罗斯宣传家埃琳娜·科尔巴斯尼科娃(Elena Kolbasnikova)和马库斯·贝齐特(Marcus Beziht)的右极端律师。”</text:p>
      <text:p text:style-name="P4">
<text:span text:style-name="T4">
另请阅读：</text:span>
 <text:a xlink:type="simple" xlink:href="https://www.ukrinform.ua/rubric-world/3705448-aktivisti-u-berlini-domoglisa-skasuvanna-zaboroni-na-ukrainski-prapori-8-ta-9-travna.html" text:style-name="Internet_20_link" text:visited-style-name="Visited_20_Internet_20_Link">
<text:span text:style-name="T4">
柏林</text:span>
</text:a>
与“乌克兰案”不同，柏林警方已经提出了柏林 - 布兰登堡行政法院的投诉。 Vitsche希望该市将尽快考虑使用俄罗斯侵略者的象征意义，并且不允许使用。</text:p>
      <text:p text:style-name="P4">
去年，柏林当局禁止使用乌克兰的作品和象征主义，包括歌曲和俄语的表现。 今年，为了“保存命令”，执法人员决定再次在纪念死者苏联人民的三个最伟大的地方再次申请。 维施(Vitsche)提起了紧急投诉，并取消了警察。</text:p>
      <text:p text:style-name="P4">
<text:span text:style-name="T5">
照片：Vitsche柏林</text:span>
</text:p>
      <text:p text:style-name="P4">
News Source: <text:a xlink:type="simple" xlink:href="https://www.ukrinform.ua/rubric-world/3706040-demonstracia-georgiivskoi-stricki-e-kriminalnim-zlocinom-vitsche-berlin.html" text:style-name="Internet_20_link" text:visited-style-name="Visited_20_Internet_20_Link">
https://www.ukrinform.ua/rubric-world/3706040-demonstracia-georgiivskoi-stricki-e-kriminalnim-zlocinom-vitsche-berlin.html</text:a>
</text:p>
      <!--NEWS-->
      <text:h text:style-name="P10" text:outline-level="1">
<text:span text:style-name="T4">
拜登敦促国会对武器流通施加其他限制</text:span>
</text:h>
      <text:p text:style-name="P4">
作者: Ukrinform (Person)</text:p>
      <text:p text:style-name="P4">
出版商: Укринформ (Organization)</text:p>
      <text:p text:style-name="P4">
出版时间: 2023-05-07T20:42:00+03:00</text:p>
      <text:p text:style-name="P4">
修改时间: 2023-05-07T20:42:00+03:00</text:p>
      <text:p text:style-name="P4">
描述: 在德克萨斯州购物中心发生枪击事件和大规模谋杀之后，美国总统乔·拜登（Joe Biden）呼吁国会立即对进攻性武器的流通施加立法限制，并加强对其销售的控制权。  - 乌克林。</text:p>
      <text:p text:style-name="P4">
图片: ["<text:a xlink:type="simple" xlink:href="https://static.ukrinform.com/photos/2023_02/thumb_files/630_360_1677001506-454.jpg" text:style-name="Internet_20_link" text:visited-style-name="Visited_20_Internet_20_Link">
630_360_16770...</text:a>
"]</text:p>
      <text:p text:style-name="P4">
标签: ['Байден', 'США', 'Зброя']</text:p>
      <text:p text:style-name="P4">
类型: Article</text:p>
      <!--METADATA-->
      <text:p text:style-name="P4">
<draw:frame draw:style-name="fr1" draw:name="Image236" text:anchor-type="as-char" svg:width="6.9236in" svg:height="3.956343in" draw:z-index="0">
<draw:image xlink:href="../Images/yкринформ/2023-05-07T20-42-00-03-00/630_360_1677001506-454.jpg" xlink:type="simple" xlink:show="embed" xlink:actuate="onLoad" draw:mime-type="image/jpeg"/>
</draw:frame>
德克萨斯州德克萨斯州总统中心乔·拜登(Joe Biden)的枪击事件和大规模谋杀案呼吁国会立即对进攻性武器的流通施加限制，并加强对其销售的控制权。</text:p>
      <text:p text:style-name="P4">
这在[]中指出(https://www.whitehouse.gov/briefing-room/statements-releases/2023/05/07/statement-from-president-joe-biden-on-the-shooting-in-allen-texas/)据报道，白宫是周日广泛的。</text:p>
      <text:p text:style-name="P4">
“我要求国会向我发送一项有关禁止袭击和高容量商店的法案； 引入传记数据的一般验证(武器买家 -  ed。); 安全存储要求；终止武器制造商的免疫力。 我会立即签署。”白宫格拉瓦说。</text:p>
      <text:p text:style-name="P4">
<text:span text:style-name="T4">
另请阅读：</text:span>
 <text:a xlink:type="simple" xlink:href="https://www.ukrinform.ua/rubric-technology/3705164-bajden-zustrivsa-z-kerivnikami-microsoft-i-google-govorili-pro-bezpecnist-stucnogo-intelektu.html" text:style-name="Internet_20_link" text:visited-style-name="Visited_20_Internet_20_Link">
<text:span text:style-name="T4">
 biden </text:span>
</text:a>
他强调，仅今年，美国社区就受到200次大规模枪击事件的影响，美国在美国的主要死亡原因是使用武器的暴力行为。</text:p>
      <text:p text:style-name="P4">
拜登回忆说，自担任总统职位以来，他就签署了针对安全社区的两项法律，并采取了两打执法行动来制止一波暴力。</text:p>
      <text:p text:style-name="P4">
“我们取得了一些进步。 各个州禁止攻击武器，扩大限制性立法等，但这还不够。 有必要采取更多行动并采取更快的速度来挽救生命。”美国总统强调。</text:p>
      <text:p text:style-name="P4">
<text:span text:style-name="T4">
另请阅读：</text:span>
 <text:a xlink:type="simple" xlink:href="https://www.ukrinform.ua/rubric-world/3705903-unaslidok-strilanini-v-torgovelnomu-centri-tehasa-zaginuli-devatero-ludej.html" text:style-name="Internet_20_link" text:visited-style-name="Visited_20_Internet_20_Link">
<text:span text:style-name="T4">
德克萨斯州</text:span>
</text:a>
正如乌克林福姆报道的，周六在得克萨斯州达拉斯郊区<text:a xlink:type="simple" xlink:href="https://www.ukrinform.ua/rubric-world/3705791-u-tehasi-stalasa-strilanina-v-torgovelnomu-centri-e-vbiti-ta-poraneni.html" text:style-name="Internet_20_link" text:visited-style-name="Visited_20_Internet_20_Link">
</text:a>
。</text:p>
      <text:p text:style-name="P4">
照片：PAP</text:p>
      <text:p text:style-name="P4">
News Source: <text:a xlink:type="simple" xlink:href="https://www.ukrinform.ua/rubric-world/3706042-bajden-zaklikav-kongres-zaprovaditi-dodatkovi-obmezenna-sodo-obigu-zbroi.html" text:style-name="Internet_20_link" text:visited-style-name="Visited_20_Internet_20_Link">
https://www.ukrinform.ua/rubric-world/3706042-bajden-zaklikav-kongres-zaprovaditi-dodatkovi-obmezenna-sodo-obigu-zbroi.html</text:a>
</text:p>
      <!--NEWS-->
      <text:h text:style-name="P10" text:outline-level="1">
<text:span text:style-name="T4">
乌克兰人在学术划船世界杯上赢得了三枚奖牌</text:span>
</text:h>
      <text:p text:style-name="P4">
作者: Ukrinform (Person)</text:p>
      <text:p text:style-name="P4">
出版商: Укринформ (Organization)</text:p>
      <text:p text:style-name="P4">
出版时间: 2023-05-07T20:43:34+03:00</text:p>
      <text:p text:style-name="P4">
修改时间: 2023-05-07T20:43:34+03:00</text:p>
      <text:p text:style-name="P4">
描述: 乌克兰四人在世界杯上获得了3枚奖牌。  - 乌克林。</text:p>
      <text:p text:style-name="P4">
图片: ["<text:a xlink:type="simple" xlink:href="https://static.ukrinform.com/photos/2023_05/thumb_files/630_360_1683481334-376.jpg" text:style-name="Internet_20_link" text:visited-style-name="Visited_20_Internet_20_Link">
630_360_16834...</text:a>
"]</text:p>
      <text:p text:style-name="P4">
标签: ['академічне веслування']</text:p>
      <text:p text:style-name="P4">
类型: Article</text:p>
      <!--METADATA-->
      <text:p text:style-name="P4">
<draw:frame draw:style-name="fr1" draw:name="Image237" text:anchor-type="as-char" svg:width="6.9236in" svg:height="3.956343in" draw:z-index="0">
<draw:image xlink:href="../Images/yкринформ/2023-05-07T20-43-34-03-00/630_360_1683481334-376.jpg" xlink:type="simple" xlink:show="embed" xlink:actuate="onLoad" draw:mime-type="image/jpeg"/>
</draw:frame>
乌克兰 - 检查员在世界杯上赢得了学术划船的3枚奖牌。</text:p>
      <text:p text:style-name="P4">
在克罗地亚的萨格勒布(Zagreb(https://www.facebook.com/olympicua/photos/pcb.6192257637520381/6192252797520865/?type=3&amp;theater)，报道乌克林福姆。</text:p>
      <text:p text:style-name="P4">
一对四人的四人包括Kateryna Dudchenko，Anastasia Firi，Natalia Dovidko和Darina Verkhoglya赢得了金牌。</text:p>
      <text:p text:style-name="P4">
成对的男子四人包括Dmitry Guli，Alexander Nadorko，Ivanadobodko和Mykola Kalashnik赢得了Silver。</text:p>
      <text:p text:style-name="P4">
<text:span text:style-name="T4">
另请阅读：</text:span>
 <text:a xlink:type="simple" xlink:href="https://www.ukrinform.ua/rubric-sports/3535371-prigodi-vesluvalnikiv-v-nimeccini-z-mrieu-pro-mir.html" text:style-name="Internet_20_link" text:visited-style-name="Visited_20_Internet_20_Link">
</text:a>
四重奏组由Alexei Selivanov，Sergey Grin，Mykola Mazur和Maximaboklazhenko组成，成为无茬的四人中的第三个。</text:p>
      <text:p text:style-name="P4">
照片：乌克兰的NOC</text:p>
      <text:p text:style-name="P4">
News Source: <text:a xlink:type="simple" xlink:href="https://www.ukrinform.ua/rubric-sports/3706044-ukrainci-zdobuli-tri-medali-na-kubku-svitu-z-akademicnogo-vesluvanna.html" text:style-name="Internet_20_link" text:visited-style-name="Visited_20_Internet_20_Link">
https://www.ukrinform.ua/rubric-sports/3706044-ukrainci-zdobuli-tri-medali-na-kubku-svitu-z-akademicnogo-vesluvanna.html</text:a>
</text:p>
      <!--NEWS-->
      <text:h text:style-name="P10" text:outline-level="1">
<text:span text:style-name="T4">
Zelensky宣布在基辅举行不同级别的国际会议</text:span>
</text:h>
      <text:p text:style-name="P4">
作者: Ukrinform (Person)</text:p>
      <text:p text:style-name="P4">
出版商: Укринформ (Organization)</text:p>
      <text:p text:style-name="P4">
出版时间: 2023-05-07T20:51:35+03:00</text:p>
      <text:p text:style-name="P4">
修改时间: 2023-05-07T20:51:35+03:00</text:p>
      <text:p text:style-name="P4">
描述: 在5月和6月，正在为新活动进行积极的准备，包括基辅不同级别的国际会议。  - 乌克林。</text:p>
      <text:p text:style-name="P4">
图片: ["<text:a xlink:type="simple" xlink:href="https://static.ukrinform.com/photos/2023_05/thumb_files/630_360_1683481022-455.jpeg" text:style-name="Internet_20_link" text:visited-style-name="Visited_20_Internet_20_Link">
630_360_16834...</text:a>
"]</text:p>
      <text:p text:style-name="P4">
标签: ['Київ', 'Зеленський', 'Дипломатія']</text:p>
      <text:p text:style-name="P4">
类型: Article</text:p>
      <!--METADATA-->
      <text:p text:style-name="P4">
<draw:frame draw:style-name="fr1" draw:name="Image238" text:anchor-type="as-char" svg:width="6.9236in" svg:height="3.956343in" draw:z-index="0">
<draw:image xlink:href="../Images/yкринформ/2023-05-07T20-51-35-03-00/630_360_1683481022-455.jpeg" xlink:type="simple" xlink:show="embed" xlink:actuate="onLoad" draw:mime-type="image/jpeg"/>
</draw:frame>
五月和六月的新活动的长期准备，包括基辅不同级别的国际缩放。</text:p>
      <text:p text:style-name="P4">
根据乌克林福姆的说法，沃迪米尔·泽伦斯基总统在[]中说(https://t.me/V_Zelenskiy_official/6159)。</text:p>
      <text:p text:style-name="P4">
视频： <text:a xlink:type="simple" xlink:href="https://t.me/V_Zelenskiy_official/6159" text:style-name="Internet_20_link" text:visited-style-name="Visited_20_Internet_20_Link">
</text:a>
“本周结束 - 乌克兰非常富有成果。 如今，我们在5月和6月的新活动中积极活跃。 总统说：“我们必须在与我们的合作伙伴的谈判中为士兵和乌克兰的武器供应，并在为乌克兰的决定中供应这段时间。”</text:p>
      <text:p text:style-name="P4">
<text:span text:style-name="T4">
另请阅读：</text:span>
 <text:a xlink:type="simple" xlink:href="https://www.ukrinform.ua/rubric-ato/3706038-usi-hto-dopomagae-ukraini-povertati-bezpeku-e-zahisnikami-miru-zelenskij.html" text:style-name="Internet_20_link" text:visited-style-name="Visited_20_Internet_20_Link">
<text:span text:style-name="T4">
 Zelensky </text:span>
</text:a>
他指出，目前正在针对俄罗斯侵略者制定制裁。</text:p>
      <text:p text:style-name="P4">
“我们正在等待基辅不同级别的国际会议。 我们正在用武器与合作伙伴交谈，这将帮助我们为恢复和平而做出更多的努力，”国家元首说。</text:p>
      <text:p text:style-name="P4">
Zelensky强调，本周从美国到新西兰，维也纳和比利时再到克罗地亚的乌克兰和乌克兰人都授予不同的合作伙伴。 还有北欧国家 - 挪威，丹麦，瑞典，芬兰，冰岛。</text:p>
      <text:p text:style-name="P4">
<text:span text:style-name="T4">
另请阅读：</text:span>
 <text:a xlink:type="simple" xlink:href="https://www.ukrinform.ua/rubric-ato/3705969-bilse-peremog-ukraini-na-poli-bou-prizvedut-do-zbilsenna-dopomogi-zelenskij.html" text:style-name="Internet_20_link" text:visited-style-name="Visited_20_Internet_20_Link">
<text:span text:style-name="T4">
 Zelensky </text:span>
</text:a>
总统感谢每个合伙人支持乌克兰的决定。</text:p>
      <text:p text:style-name="P4">
此外，Zelensky报道说，乌克兰方面正在详细研究，新的国际合作伙伴是帮助乌克兰的新步骤。</text:p>
      <text:p text:style-name="P4">
“我们期望他们在不久的将来 - 我们的权力，保护天空，正义免受恐怖分子以及为所有乌克兰土地恢复和平所需要的。 我不会说那些可以在公开场合讨论的决定。”泽伦斯基强调。</text:p>
      <text:p text:style-name="P4">
<text:span text:style-name="T4">
另请阅读：</text:span>
 <text:a xlink:type="simple" xlink:href="https://www.ukrinform.ua/rubric-economy/3705750-zelenskij-zustrivsa-z-delegacieu-amerikanskogo-statu-uta.html" text:style-name="Internet_20_link" text:visited-style-name="Visited_20_Internet_20_Link">
<text:span text:style-name="T4">
 Zelensky </text:span>
</text:a>
正如乌克兰福克斯(Ukrinform)所报道的那样，乌克兰沃迪米尔·泽伦斯基(Ukraine Volodymyr Zelensky)总统表示，战场上对俄罗斯人的胜利将赢得乌克兰国防军，世界将帮助乌克兰。</text:p>
      <text:p text:style-name="P4">
照片：作品</text:p>
      <text:p text:style-name="P4">
News Source: <text:a xlink:type="simple" xlink:href="https://www.ukrinform.ua/rubric-polytics/3706046-zelenskij-anonsuvav-provedenna-u-kievi-miznarodnih-zustricej-riznogo-rivna.html" text:style-name="Internet_20_link" text:visited-style-name="Visited_20_Internet_20_Link">
https://www.ukrinform.ua/rubric-polytics/3706046-zelenskij-anonsuvav-provedenna-u-kievi-miznarodnih-zustricej-riznogo-rivna.html</text:a>
</text:p>
      <!--NEWS-->
      <text:h text:style-name="P10" text:outline-level="1">
<text:span text:style-name="T4">
APL：阿森纳与Zinchenko赢得了纽卡斯尔</text:span>
</text:h>
      <text:p text:style-name="P4">
作者: Ukrinform (Person)</text:p>
      <text:p text:style-name="P4">
出版商: Укринформ (Organization)</text:p>
      <text:p text:style-name="P4">
出版时间: 2023-05-07T20:52:09+03:00</text:p>
      <text:p text:style-name="P4">
修改时间: 2023-05-07T20:52:09+03:00</text:p>
      <text:p text:style-name="P4">
描述: “枪手”仍在APL中参加冠军。  - 乌克林。</text:p>
      <text:p text:style-name="P4">
图片: ["<text:a xlink:type="simple" xlink:href="https://static.ukrinform.com/photos/2023_05/thumb_files/630_360_1683481853-669.jpg" text:style-name="Internet_20_link" text:visited-style-name="Visited_20_Internet_20_Link">
630_360_16834...</text:a>
"]</text:p>
      <text:p text:style-name="P4">
标签: ['Арсенал', 'Футбол', 'Зінченко', 'АПЛ']</text:p>
      <text:p text:style-name="P4">
类型: Article</text:p>
      <!--METADATA-->
      <text:p text:style-name="P4">
<draw:frame draw:style-name="fr1" draw:name="Image239" text:anchor-type="as-char" svg:width="6.9236in" svg:height="3.956343in" draw:z-index="0">
<draw:image xlink:href="../Images/yкринформ/2023-05-07T20-52-09-03-00/630_360_1683481853-669.jpg" xlink:type="simple" xlink:show="embed" xlink:actuate="onLoad" draw:mime-type="image/jpeg"/>
</draw:frame>
“枪手”仍在APL中参加冠军。</text:p>
      <text:p text:style-name="P4">
乌克林福姆报道，在外国领域的阿森纳在英超联赛第35轮中以2-0克服了纽卡斯尔。</text:p>
      <text:p text:style-name="P4">
Edegorn被视为佳能的一部分。 捍卫四十个司机的另一个目标是他自己的大门。</text:p>
      <text:p text:style-name="P4">
胜利“允许”艺术品的病房同时接近“人类城市”。 “当地人”有一场库存。</text:p>
      <text:p text:style-name="P4">
<text:span text:style-name="T4">
另请阅读：</text:span>
 <text:a xlink:type="simple" xlink:href="https://www.ukrinform.ua/rubric-sports/3706029-seltik-stav-peremozcem-cempionatu-sotlandii.html" text:style-name="Internet_20_link" text:visited-style-name="Visited_20_Internet_20_Link">
</text:a>
据报道，曼彻斯特城领导APL，在资产34场比赛后得到82分。</text:p>
      <text:p text:style-name="P4">
照片：Twitter.com/rasenal</text:p>
      <text:p text:style-name="P4">
News Source: <text:a xlink:type="simple" xlink:href="https://www.ukrinform.ua/rubric-sports/3706048-apl-arsenal-iz-zincenkom-peremig-nukasl.html" text:style-name="Internet_20_link" text:visited-style-name="Visited_20_Internet_20_Link">
https://www.ukrinform.ua/rubric-sports/3706048-apl-arsenal-iz-zincenkom-peremig-nukasl.html</text:a>
</text:p>
      <!--NEWS-->
      <text:h text:style-name="P10" text:outline-level="1">
<text:span text:style-name="T4">
在赫尔森地区，拖拉机在敌对的迷你爆炸中爆炸，驾驶员受重伤</text:span>
</text:h>
      <text:p text:style-name="P4">
作者: Ukrinform (Person)</text:p>
      <text:p text:style-name="P4">
出版商: Укринформ (Organization)</text:p>
      <text:p text:style-name="P4">
出版时间: 2023-05-07T20:57:00+03:00</text:p>
      <text:p text:style-name="P4">
修改时间: 2023-05-07T20:57:00+03:00</text:p>
      <text:p text:style-name="P4">
描述: 在高赫森地区，拖拉机在俄罗斯迷你爆炸中爆炸，驾驶员遭受了严重伤害。  - 乌克林。</text:p>
      <text:p text:style-name="P4">
图片: ["<text:a xlink:type="simple" xlink:href="https://static.ukrinform.com/photos/2020_04/thumb_files/630_360_1586340478-109.jpg" text:style-name="Internet_20_link" text:visited-style-name="Visited_20_Internet_20_Link">
630_360_15863...</text:a>
", "<text:a xlink:type="simple" xlink:href="https://static.ukrinform.com/photos/2023_05/1683482181-812.jpg" text:style-name="Internet_20_link" text:visited-style-name="Visited_20_Internet_20_Link">
1683482181-81...</text:a>
"]</text:p>
      <text:p text:style-name="P4">
标签: ['Херсонщина', 'Міна', 'Вибух', 'Війна з росією']</text:p>
      <text:p text:style-name="P4">
类型: Article</text:p>
      <!--METADATA-->
      <text:p text:style-name="P4">
<draw:frame draw:style-name="fr1" draw:name="Image240" text:anchor-type="as-char" svg:width="6.9236in" svg:height="3.956343in" draw:z-index="0">
<draw:image xlink:href="../Images/yкринформ/2023-05-07T20-57-00-03-00/630_360_1586340478-109.jpg" xlink:type="simple" xlink:show="embed" xlink:actuate="onLoad" draw:mime-type="image/jpeg"/>
</draw:frame>
拖拉机在赫尔森地区爆炸到赫尔森地区，驾驶员遭受了严重伤害。</text:p>
      <text:p text:style-name="P4">
根据乌克林福姆的说法，科尔森地区政府报告了<text:a xlink:type="simple" xlink:href="https://www.facebook.com/khoda.gov.ua/posts/pfbid0KfkHYDxv7NrpSiFgdmssAG8vL9ZdA3fn5q75Vv51hPkus8a15szhTwSbqfiYPUYFl" text:style-name="Internet_20_link" text:visited-style-name="Visited_20_Internet_20_Link">
</text:a>
.</text:p>
      <text:p text:style-name="P4">
Трагедія сталася у полі поблизу села Ольгине. Під час обробки землі 54-річнийчоловік наїхав на протитанкову <text:a xlink:type="simple" xlink:href="https://www.ukrinform.ua/tag-mina" text:style-name="Internet_20_link" text:visited-style-name="Visited_20_Internet_20_Link">
 </text:a>
，由俄罗斯军队留下。</text:p>
      <text:p text:style-name="P4">
由于炸药的爆炸，拖拉机驾驶员遭受了严重伤害 - 烧伤了约20％的身体，手，腿和胸部的伤口脆弱。</text:p>
      <text:p text:style-name="P4">
<draw:frame draw:style-name="fr1" draw:name="Image241" text:anchor-type="as-char" svg:width="6.9236in" svg:height="9.231467in" draw:z-index="0">
<draw:image xlink:href="../Images/yкринформ/2023-05-07T20-57-00-03-00/1683482181-812.jpg" xlink:type="simple" xlink:show="embed" xlink:actuate="onLoad" draw:mime-type="image/jpeg"/>
</draw:frame>
照片：Kherson</text:p>
      <text:p text:style-name="P4">
<text:span text:style-name="T4">
另请阅读：</text:span>
 <text:a xlink:type="simple" xlink:href="https://www.ukrinform.ua/rubric-regions/3705682-na-harkivsini-traktorist-pidirvavsa-na-mini.html" text:style-name="Internet_20_link" text:visited-style-name="Visited_20_Internet_20_Link">
<text:span text:style-name="T4">
拖拉机</text:span>
</text:a>
受害人被急救，并在Kryvyi Rih的医院被救护车住院。 他现在是医疗。</text:p>
      <text:p text:style-name="P4">
正如乌克林福姆(Ukrinform)报道的，5月6日(https://www.ukrinform.ua/rubric-ato/3705722-na-hersonsini-pid-cas-rozminuvanna-pirotehniki-potrapili-pid-obstril-sestero-zagiblih.html)在执行侵犯Pirotechnics的任务中，六名专家被杀。</text:p>
      <text:p text:style-name="P4">
<text:span text:style-name="T5">
第一张照片说明性</text:span>
</text:p>
      <text:p text:style-name="P4">
News Source: <text:a xlink:type="simple" xlink:href="https://www.ukrinform.ua/rubric-regions/3706051-na-hersonsini-traktor-pidirvavsa-na-vorozij-mini-vodij-tazko-travmovanij.html" text:style-name="Internet_20_link" text:visited-style-name="Visited_20_Internet_20_Link">
https://www.ukrinform.ua/rubric-regions/3706051-na-hersonsini-traktor-pidirvavsa-na-vorozij-mini-vodij-tazko-travmovanij.html</text:a>
</text:p>
      <!--NEWS-->
      <text:h text:style-name="P10" text:outline-level="1">
<text:span text:style-name="T4">
对于世界而言，重要的是要了解俄罗斯恐怖的每个事实 -  Zelensky</text:span>
</text:h>
      <text:p text:style-name="P4">
作者: Ukrinform (Person)</text:p>
      <text:p text:style-name="P4">
出版商: Укринформ (Organization)</text:p>
      <text:p text:style-name="P4">
出版时间: 2023-05-07T21:03:00+03:00</text:p>
      <text:p text:style-name="P4">
修改时间: 2023-05-07T21:03:00+03:00</text:p>
      <text:p text:style-name="P4">
描述: 乌克兰应不断向国际社会告知俄罗斯对乌克兰人的恐怖案件。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Тероризм', 'Зеленський', 'Війна з росією']</text:p>
      <text:p text:style-name="P4">
类型: Article</text:p>
      <!--METADATA-->
      <text:p text:style-name="P4">
<draw:frame draw:style-name="fr1" draw:name="Image242" text:anchor-type="as-char" svg:width="6.9236in" svg:height="3.956343in" draw:z-index="0">
<draw:image xlink:href="../Images/yкринформ/2023-05-07T21-03-00-03-00/630_360_1679682020-565.jpeg" xlink:type="simple" xlink:show="embed" xlink:actuate="onLoad" draw:mime-type="image/jpeg"/>
</draw:frame>
乌克兰不断向国际社会告知乌克兰人的俄罗斯风土病例。</text:p>
      <text:p text:style-name="P4">
根据乌克林福姆的说法，沃迪米尔·泽伦斯基总统在[]中说(https://t.me/V_Zelenskiy_official/6159)。</text:p>
      <text:p text:style-name="P4">
“对于世界而言，了解俄罗斯对我们人民的恐怖恐怖的每个事实非常重要。 为了使世界谈论恐怖分子在做什么以及我们如何热爱生活。”</text:p>
      <text:p text:style-name="P4">
<text:span text:style-name="T4">
另请阅读：</text:span>
 <text:a xlink:type="simple" xlink:href="https://www.ukrinform.ua/rubric-polytics/3706046-zelenskij-anonsuvav-provedenna-u-kievi-miznarodnih-zustricej-riznogo-rivna.html" text:style-name="Internet_20_link" text:visited-style-name="Visited_20_Internet_20_Link">
<text:span text:style-name="T4">
 Zelensky </text:span>
</text:a>
他感谢所有帮助乌克兰的人和所有人，传播了俄罗斯打击和炮击的真相，这并没有阻止阿尼纳的日子。</text:p>
      <text:p text:style-name="P4">
Zelensky回忆起对尼科波尔的永久恐怖恐怖，霍森和该地区的残酷单位，哈尔基夫和该地区的罢工，对切尔尼希夫和苏米地区的边界村庄的恐怖，顿涅茨克地区的地狱。</text:p>
      <text:p text:style-name="P4">
“只有昨天，只有俄罗斯对赫尔森地区的打击才达成了九个乌克兰人的同意 - 他们正在脱颖而出，返回人们的安全。 我对亲人的亲戚表示哀悼。”他说。</text:p>
      <text:p text:style-name="P4">
<text:span text:style-name="T4">
另请阅读：</text:span>
 <text:a xlink:type="simple" xlink:href="https://www.ukrinform.ua/rubric-ato/3706038-usi-hto-dopomagae-ukraini-povertati-bezpeku-e-zahisnikami-miru-zelenskij.html" text:style-name="Internet_20_link" text:visited-style-name="Visited_20_Internet_20_Link">
<text:span text:style-name="T4">
 Zelensky </text:span>
</text:a>
总统指出，安全是俄罗斯的主要目标，无论是在我国还是欧洲的世界各地，自由世界中的任何地方。 恐怖分子国家摧毁安全，承担死亡和混乱。</text:p>
      <text:p text:style-name="P4">
“而且，每个帮助乌克兰返回安全的人，为了安全起见，所有在欧洲加强合作伙伴关系的人，为了普通力量，所有批准据称恐怖分子的人都是和平的捍卫者，”国家负责人强调。”</text:p>
      <text:p text:style-name="P4">
正如乌克林福姆(Ukrinform)报道的那样，当天俄罗斯联邦的军队使用炮兵S-300，RSSV“毕业”，炮兵射击了11艘居住的顿涅茨克地区居民。</text:p>
      <text:p text:style-name="P4">
照片：作品</text:p>
      <text:p text:style-name="P4">
News Source: <text:a xlink:type="simple" xlink:href="https://www.ukrinform.ua/rubric-ato/3706054-vazlivo-abi-svit-znav-pro-kozen-fakt-rosijskogo-teroru-zelenskij.html" text:style-name="Internet_20_link" text:visited-style-name="Visited_20_Internet_20_Link">
https://www.ukrinform.ua/rubric-ato/3706054-vazlivo-abi-svit-znav-pro-kozen-fakt-rosijskogo-teroru-zelenskij.html</text:a>
</text:p>
      <!--NEWS-->
      <text:h text:style-name="P10" text:outline-level="1">
<text:span text:style-name="T4">
在白俄罗斯殖民地死于卢卡申科的一名博客作者。</text:span>
</text:h>
      <text:p text:style-name="P4">
作者: Ukrinform (Person)</text:p>
      <text:p text:style-name="P4">
出版商: Укринформ (Organization)</text:p>
      <text:p text:style-name="P4">
出版时间: 2023-05-07T21:22:00+03:00</text:p>
      <text:p text:style-name="P4">
修改时间: 2023-05-07T21:22:00+03:00</text:p>
      <text:p text:style-name="P4">
描述: 在白俄罗斯，一名政治犯博客米科拉·克里莫维奇（Mykola Klimovich）死于殖民地，他因漫画被判处亚历山大·卢卡申科（Alexander Lukashenko）判处亚历山大·卢卡申科（Alexander Lukashenko）。  - 乌克林。</text:p>
      <text:p text:style-name="P4">
图片: ["<text:a xlink:type="simple" xlink:href="https://static.ukrinform.com/photos/2023_05/thumb_files/630_360_1683483004-376.jpeg" text:style-name="Internet_20_link" text:visited-style-name="Visited_20_Internet_20_Link">
630_360_16834...</text:a>
"]</text:p>
      <text:p text:style-name="P4">
标签: ['білорусь', 'лукашенко', 'Репресії', 'Смерть', 'Карикатури']</text:p>
      <text:p text:style-name="P4">
类型: Article</text:p>
      <!--METADATA-->
      <text:p text:style-name="P4">
<draw:frame draw:style-name="fr1" draw:name="Image243" text:anchor-type="as-char" svg:width="6.9236in" svg:height="3.951347in" draw:z-index="0">
<draw:image xlink:href="../Images/yкринформ/2023-05-07T21-22-00-03-00/630_360_1683483004-376.jpeg" xlink:type="simple" xlink:show="embed" xlink:actuate="onLoad" draw:mime-type="image/jpeg"/>
</draw:frame>
殖民地的Ubillorus去世了政治犯 - 博客Mykola Klimovich，后者谴责了亚历山大·卢卡申科(Alexander Lukashenko)的动画片。</text:p>
      <text:p text:style-name="P4">
正如乌克林福姆报道的那样，它报告了<text:a xlink:type="simple" xlink:href="https://www.radiosvoboda.org/a/news-koloniya-bilorus-bloger-smert/32400684.html" text:style-name="Internet_20_link" text:visited-style-name="Visited_20_Internet_20_Link">
</text:a>
参考Vyasna人权中心。</text:p>
      <text:p text:style-name="P4">
“一名来自平斯克·米科拉克林维奇(Pinsk Mykolaklimovich)的61岁的政治犯死于Vitebsk Colony#3。 消息是，他被判处一年的殖民地，以反应卢卡申科在“同学”中的卡通，这是消息写的。</text:p>
      <text:p text:style-name="P4">
值得注意的是，2月28日，克利莫维奇(Klimovich)因心脏问题而遭受了第二组残疾，他被判处一年的殖民地，上面有一篇有关图像的文章<text:a xlink:type="simple" xlink:href="https://www.ukrinform.ua/tag-lukasenko" text:style-name="Internet_20_link" text:visited-style-name="Visited_20_Internet_20_Link">
</text:a>
。</text:p>
      <text:p text:style-name="P4">
人权活动家指定该男子为讽刺图纸判刑，他将其放在社交网络上的个人页面上。</text:p>
      <text:p text:style-name="P4">
<text:span text:style-name="T4">
另请阅读：</text:span>
 <text:a xlink:type="simple" xlink:href="https://www.ukrinform.ua/rubric-world/3701674-pare-privitala-order-mks-na-arest-putina-ta-zaklikala-pokarati-takoz-lukasenka.html" text:style-name="Internet_20_link" text:visited-style-name="Visited_20_Internet_20_Link">
<text:span text:style-name="T4">
 lukashen </text:span>
</text:a>
根据自由无线电的说法，在白俄罗斯，包括Lukashenko在内的代表形象的句子已变得广泛。 联合国人权人权专员在致力于对乌布鲁鲁斯的政治镇压的报告中得出的结论是，镇压的规模是，它可以被视为危害人类的罪行。</text:p>
      <text:p text:style-name="P4">
<text:span text:style-name="T5">
foto：spring96.org</text:span>
</text:p>
      <text:p text:style-name="P4">
News Source: <text:a xlink:type="simple" xlink:href="https://www.ukrinform.ua/rubric-world/3706055-u-biloruskij-kolonii-pomer-bloger-zasudzenij-cerez-karikaturu-na-lukasenka.html" text:style-name="Internet_20_link" text:visited-style-name="Visited_20_Internet_20_Link">
https://www.ukrinform.ua/rubric-world/3706055-u-biloruskij-kolonii-pomer-bloger-zasudzenij-cerez-karikaturu-na-lukasenka.html</text:a>
</text:p>
      <!--NEWS-->
      <text:h text:style-name="P10" text:outline-level="1">
<text:span text:style-name="T4">
乌克兰国家游泳队成为警察舞台上杂技计划的第一个</text:span>
</text:h>
      <text:p text:style-name="P4">
作者: Ukrinform (Person)</text:p>
      <text:p text:style-name="P4">
出版商: Укринформ (Organization)</text:p>
      <text:p text:style-name="P4">
出版时间: 2023-05-07T21:23:00+03:00</text:p>
      <text:p text:style-name="P4">
修改时间: 2023-05-07T21:23:00+03:00</text:p>
      <text:p text:style-name="P4">
描述: 乌克兰国家队在法国蒙彼利埃的世界杯上赢得了金牌。  - 乌克林。</text:p>
      <text:p text:style-name="P4">
图片: ["<text:a xlink:type="simple" xlink:href="https://static.ukrinform.com/photos/2023_05/thumb_files/630_360_1683483735-318.jpg" text:style-name="Internet_20_link" text:visited-style-name="Visited_20_Internet_20_Link">
630_360_16834...</text:a>
", "<text:a xlink:type="simple" xlink:href="https://static.ukrinform.com/photos/2023_05/1683482334-308.jpg" text:style-name="Internet_20_link" text:visited-style-name="Visited_20_Internet_20_Link">
1683482334-30...</text:a>
"]</text:p>
      <text:p text:style-name="P4">
标签: ['синхронне плавання']</text:p>
      <text:p text:style-name="P4">
类型: Article</text:p>
      <!--METADATA-->
      <text:p text:style-name="P4">
<draw:frame draw:style-name="fr1" draw:name="Image244" text:anchor-type="as-char" svg:width="6.9236in" svg:height="3.956343in" draw:z-index="0">
<draw:image xlink:href="../Images/yкринформ/2023-05-07T21-23-00-03-00/630_360_1683483735-318.jpg" xlink:type="simple" xlink:show="embed" xlink:actuate="onLoad" draw:mime-type="image/jpeg"/>
</draw:frame>
国家航行队在乌法兹·蒙彼利埃(Ufartzu Montpellier)的世界杯上赢得了金牌。</text:p>
      <text:p text:style-name="P4">
据报道，乌克兰人在杂技比赛中排名第一。</text:p>
      <text:p text:style-name="P4">
<draw:frame draw:style-name="fr1" draw:name="Image245" text:anchor-type="as-char" svg:width="6.9236in" svg:height="9.231467in" draw:z-index="0">
<draw:image xlink:href="../Images/yкринформ/2023-05-07T21-23-00-03-00/1683482334-308.jpg" xlink:type="simple" xlink:show="embed" xlink:actuate="onLoad" draw:mime-type="image/jpeg"/>
</draw:frame>
乌克兰是由Marta Fedin，Marina和Vladislav Alexia，Veronica，Sofia Matsievskaya，Darius Moshinskaya，Angelina Ovchinnikova和Valeriatychenko介绍的。 他们得分260,2750分。</text:p>
      <text:p text:style-name="P4">
对于乌克兰来说，这是COP的第三个奖项。</text:p>
      <text:p text:style-name="P4">
<text:span text:style-name="T4">
另请阅读：</text:span>
 <text:a xlink:type="simple" xlink:href="https://www.ukrinform.ua/rubric-sports/3705727-sestri-aleksiivi-stali-persimi-na-etapi-kubka-svitu-z-artisticnogo-plavanna.html" text:style-name="Internet_20_link" text:visited-style-name="Visited_20_Internet_20_Link">
<text:span text:style-name="T4">
 Alexii </text:span>
</text:a>
据报道，早些时候，玛塔·费丁(Marta Fedin)赢得了亚历克索式授权的“黄金”的姐妹“银”。</text:p>
      <text:p text:style-name="P4">
照片：同步联邦新闻服务</text:p>
      <text:p text:style-name="P4">
News Source: <text:a xlink:type="simple" xlink:href="https://www.ukrinform.ua/rubric-sports/3706058-zbirna-ukraini-z-artisticnogo-plavanna-stala-persou-v-akrobaticnij-programi-na-etapi-ks.html" text:style-name="Internet_20_link" text:visited-style-name="Visited_20_Internet_20_Link">
https://www.ukrinform.ua/rubric-sports/3706058-zbirna-ukraini-z-artisticnogo-plavanna-stala-persou-v-akrobaticnij-programi-na-etapi-ks.html</text:a>
</text:p>
      <!--NEWS-->
      <text:h text:style-name="P10" text:outline-level="1">
<text:span text:style-name="T4">
拉库瓦（Rakuva）的乌克兰科赫金（Kochergin）成为波兰的冠军</text:span>
</text:h>
      <text:p text:style-name="P4">
作者: Ukrinform (Person)</text:p>
      <text:p text:style-name="P4">
出版商: Укринформ (Organization)</text:p>
      <text:p text:style-name="P4">
出版时间: 2023-05-07T21:32:55+03:00</text:p>
      <text:p text:style-name="P4">
修改时间: 2023-05-07T21:32:55+03:00</text:p>
      <text:p text:style-name="P4">
描述: 拉科夫由乌克兰足球运动员弗拉迪斯拉夫·科赫金（Vladislav Kochergin）组成，保证了提前在波兰联赛中获得冠军。  - 乌克林。</text:p>
      <text:p text:style-name="P4">
图片: ["<text:a xlink:type="simple" xlink:href="https://static.ukrinform.com/photos/2023_05/thumb_files/630_360_1683484292-284.jpg" text:style-name="Internet_20_link" text:visited-style-name="Visited_20_Internet_20_Link">
630_360_16834...</text:a>
"]</text:p>
      <text:p text:style-name="P4">
标签: ['Футбол']</text:p>
      <text:p text:style-name="P4">
类型: Article</text:p>
      <!--METADATA-->
      <text:p text:style-name="P4">
<draw:frame draw:style-name="fr1" draw:name="Image246" text:anchor-type="as-char" svg:width="6.9236in" svg:height="3.956343in" draw:z-index="0">
<draw:image xlink:href="../Images/yкринформ/2023-05-07T21-32-55-03-00/630_360_1683484292-284.jpg" xlink:type="simple" xlink:show="embed" xlink:actuate="onLoad" draw:mime-type="image/jpeg"/>
</draw:frame>
拉科夫(Rakov)因乌克兰足球运动员弗拉迪斯拉夫·科赫金(Vladislav Kochergin)而变得复杂，他过早地保证了波兰联赛的冠军。</text:p>
      <text:p text:style-name="P4">
“ rakuva”失去“皇冠”(0：1)，但是“ legia”让位于“追求” szczecin(1：2)报道说，在波兰锦标赛的第31轮中。</text:p>
      <text:p text:style-name="P4">
因此，车队之间的差距为3轮达尼伊什(Dawnysh)的差距为11分。 对于“ Rakuva”来说，这是俱乐部历史上冠军的第一个“黄金”。</text:p>
      <text:p text:style-name="P4">
<text:span text:style-name="T4">
另请阅读：</text:span>
 <text:a xlink:type="simple" xlink:href="https://www.ukrinform.ua/rubric-sports/3705716-apl-celsi-perervav-sestimatcevu-prograsnu-seriu-u-vsih-turnirah.html" text:style-name="Internet_20_link" text:visited-style-name="Visited_20_Internet_20_Link">
</text:a>
据报道，当前抽奖中的科赫金参加了30场塔维德(Tavidn)6个进球和2个助手的比赛。</text:p>
      <text:p text:style-name="P4">
照片：FC Rakow</text:p>
      <text:p text:style-name="P4">
News Source: <text:a xlink:type="simple" xlink:href="https://www.ukrinform.ua/rubric-sports/3706059-ukrainec-kocergin-u-skladi-rakuva-stav-cempionom-polsi.html" text:style-name="Internet_20_link" text:visited-style-name="Visited_20_Internet_20_Link">
https://www.ukrinform.ua/rubric-sports/3706059-ukrainec-kocergin-u-skladi-rakuva-stav-cempionom-polsi.html</text:a>
</text:p>
      <!--NEWS-->
      <text:h text:style-name="P10" text:outline-level="1">
<text:span text:style-name="T4">
在Melitopol和Berdyansk，超市关闭 - 业主逃脱了</text:span>
</text:h>
      <text:p text:style-name="P4">
作者: Ukrinform (Person)</text:p>
      <text:p text:style-name="P4">
出版商: Укринформ (Organization)</text:p>
      <text:p text:style-name="P4">
出版时间: 2023-05-07T21:43:00+03:00</text:p>
      <text:p text:style-name="P4">
修改时间: 2023-05-07T21:43:00+03:00</text:p>
      <text:p text:style-name="P4">
描述: 在临时捕获的Melitopol和Berdyansk Zaporizhhya地区，Miera杂货店关闭了。  - 乌克林。</text:p>
      <text:p text:style-name="P4">
图片: ["<text:a xlink:type="simple" xlink:href="https://static.ukrinform.com/photos/2019_03/thumb_files/630_360_1552330404-524.jpg" text:style-name="Internet_20_link" text:visited-style-name="Visited_20_Internet_20_Link">
630_360_15523...</text:a>
", "<text:a xlink:type="simple" xlink:href="https://static.ukrinform.com/photos/2023_05/1683472058-354.jpg" text:style-name="Internet_20_link" text:visited-style-name="Visited_20_Internet_20_Link">
1683472058-35...</text:a>
"]</text:p>
      <text:p text:style-name="P4">
标签: ['Мелітополь', 'Федоров', 'Війна з росією']</text:p>
      <text:p text:style-name="P4">
类型: Article</text:p>
      <!--METADATA-->
      <text:p text:style-name="P4">
<draw:frame draw:style-name="fr1" draw:name="Image247" text:anchor-type="as-char" svg:width="6.9236in" svg:height="3.956343in" draw:z-index="0">
<draw:image xlink:href="../Images/yкринформ/2023-05-07T21-43-00-03-00/630_360_1552330404-524.jpg" xlink:type="simple" xlink:show="embed" xlink:actuate="onLoad" draw:mime-type="image/jpeg"/>
</draw:frame>
Melitopol和Berdyansk，Zaporizhzhya地区，生产商店“ Miera”。</text:p>
      <text:p text:style-name="P4">
关于<text:a xlink:type="simple" xlink:href="https://t.me/ivan_fedorov_melitopol/1897" text:style-name="Internet_20_link" text:visited-style-name="Visited_20_Internet_20_Link">
</text:a>
乌克林福姆报道说，梅利托波尔·伊万·费多罗夫(Melitopol Ivan Fedorov)的城市主席报道。</text:p>
      <text:p text:style-name="P4">
他写道：“在Melitopol和Berdyansk，敌人的杂货店“ Miera”突然关闭了。居民报告说，顿涅茨克的老板逃离了梅利托波尔。”</text:p>
      <text:p text:style-name="P4">
他补充说，在超市关闭的前夕，宣布了折扣。 商店的“第一个生日”对此进行了解释。</text:p>
      <text:p text:style-name="P4">
<draw:frame draw:style-name="fr1" draw:name="Image248" text:anchor-type="as-char" svg:width="6.9236in" svg:height="6.9236in" draw:z-index="0">
<draw:image xlink:href="../Images/yкринформ/2023-05-07T21-43-00-03-00/1683472058-354.jpg" xlink:type="simple" xlink:show="embed" xlink:actuate="onLoad" draw:mime-type="image/jpeg"/>
</draw:frame>
<text:span text:style-name="T5">
foto：伊万·费多罗夫(Ivan Fedorov)，电报</text:span>
</text:p>
      <text:p text:style-name="P4">
费多罗夫回忆说，这些商店是在乌克兰超市网络的捕获场所开业的，商品的选择很差，有时质量很差，并且重建。</text:p>
      <text:p text:style-name="P4">
<text:span text:style-name="T4">
另请阅读：</text:span>
 <text:a xlink:type="simple" xlink:href="https://www.ukrinform.ua/rubric-regions/3705917-zagarbniki-evakuuut-naselenna-tot-sob-prikrivatisa-nim-gumenuk.html" text:style-name="Internet_20_link" text:visited-style-name="Visited_20_Internet_20_Link">
</text:a>
但是，由于所有者的变化，因此不排除商店可以关闭。 Fyodorovnatyknatny他将是俄罗斯，而不是Donetsk所有者。</text:p>
      <text:p text:style-name="P4">
据报道，敌人宣布撤离Zaporizhzhya地区暂时占领的领土的人口撤离，引起了恐慌。 Vergodari和Tokmaks在加油站没有燃料，患者已从医院出院。</text:p>
      <text:p text:style-name="P4">
照片：https：///ria-m.tv/</text:p>
      <text:p text:style-name="P4">
News Source: <text:a xlink:type="simple" xlink:href="https://www.ukrinform.ua/rubric-regions/3706003-u-melitopoli-ta-berdansku-zakrilis-supermarketi-vlasnik-vtik.html" text:style-name="Internet_20_link" text:visited-style-name="Visited_20_Internet_20_Link">
https://www.ukrinform.ua/rubric-regions/3706003-u-melitopoli-ta-berdansku-zakrilis-supermarketi-vlasnik-vtik.html</text:a>
</text:p>
      <!--NEWS-->
      <text:h text:style-name="P10" text:outline-level="1">
<text:span text:style-name="T4">
中国正准备遇到太空一艘货船Tyanzhou-6</text:span>
</text:h>
      <text:p text:style-name="P4">
作者: Ukrinform (Person)</text:p>
      <text:p text:style-name="P4">
出版商: Укринформ (Organization)</text:p>
      <text:p text:style-name="P4">
出版时间: 2023-05-07T22:05:00+03:00</text:p>
      <text:p text:style-name="P4">
修改时间: 2023-05-07T22:05:00+03:00</text:p>
      <text:p text:style-name="P4">
描述: 在中国南部的Wenchan的空间内，安装了一艘货船“ Tianzhou-6”和Changzhen-7 Y7发射器，这应该将其带到轨道上。  - 乌克林。</text:p>
      <text:p text:style-name="P4">
图片: ["<text:a xlink:type="simple" xlink:href="https://static.ukrinform.com/photos/2023_05/thumb_files/630_360_1683485055-370.jpg" text:style-name="Internet_20_link" text:visited-style-name="Visited_20_Internet_20_Link">
630_360_16834...</text:a>
"]</text:p>
      <text:p text:style-name="P4">
标签: ['Китай', 'Космос', 'Ракета']</text:p>
      <text:p text:style-name="P4">
类型: Article</text:p>
      <!--METADATA-->
      <text:p text:style-name="P4">
<draw:frame draw:style-name="fr1" draw:name="Image249" text:anchor-type="as-char" svg:width="6.9236in" svg:height="3.956343in" draw:z-index="0">
<draw:image xlink:href="../Images/yкринформ/2023-05-07T22-05-00-03-00/630_360_1683485055-370.jpg" xlink:type="simple" xlink:show="embed" xlink:actuate="onLoad" draw:mime-type="image/jpeg"/>
</draw:frame>
Venchan在中国南部的徘徊，安装了一艘Tyanzhou-6货船和一个Gangozhen-7 Y7发射器，该发射器应发射到轨道上。</text:p>
      <text:p text:style-name="P4">
关于它报告<text:a xlink:type="simple" xlink:href="https://english.news.cn/20230507/21bf6c40e90d49f0adab26816e3c8f62/c.html" text:style-name="Internet_20_link" text:visited-style-name="Visited_20_Internet_20_Link">
</text:a>
，报道乌克林福姆。</text:p>
      <text:p text:style-name="P4">
“ Tyanzhou-6 Tyanzhou太空和Chanchezhen-7 Y7的组合”火箭发射器(长3月7日Y7或“ Great Hike-7 Y7”)消息说：“ Wenchan Cosport的阴道区是在海南省以垂直外星运输的。”</text:p>
      <text:p text:style-name="P4">
正如驾驶宇航员计划的办公室所通知<text:a xlink:type="simple" xlink:href="https://www.ukrinform.ua/tag-kitaj" text:style-name="Internet_20_link" text:visited-style-name="Visited_20_Internet_20_Link">
</text:a>
 (CMS)，启动Tyanzhou-6是在“未来几天的合适时间”建造的。</text:p>
      <text:p text:style-name="P4">
<text:span text:style-name="T4">
另请阅读：</text:span>
 <text:a xlink:type="simple" xlink:href="https://www.ukrinform.ua/rubric-technology/3674768-kitaj-uspisno-zapustiv-suputnik-distancijnogo-zonduvanna-zemli.html" text:style-name="Internet_20_link" text:visited-style-name="Visited_20_Internet_20_Link">
<text:span text:style-name="T4">
启动</text:span>
 <text:span text:style-name="T4">
卫星</text:span>
</text:a>
CMSA补充说，起始地面上的设施和设备是肥沃的，并且将根据该计划释放功能性检查和关节测试。</text:p>
      <text:p text:style-name="P4">
回想一下，去年11月<text:a xlink:type="simple" xlink:href="https://www.ukrinform.ua/rubric-technology/3612773-kitaj-zapustiv-vantaznij-kosmicnij-korabel-tanczou5.html" text:style-name="Internet_20_link" text:visited-style-name="Visited_20_Internet_20_Link">
</text:a>
将货物运送到天通空间站。</text:p>
      <text:p text:style-name="P4">
<text:span text:style-name="T5">
foto：xinhua</text:span>
</text:p>
      <text:p text:style-name="P4">
News Source: <text:a xlink:type="simple" xlink:href="https://www.ukrinform.ua/rubric-technology/3706061-kitaj-gotuetsa-zapustiti-v-kosmos-vantaznij-korabel-tanczou6.html" text:style-name="Internet_20_link" text:visited-style-name="Visited_20_Internet_20_Link">
https://www.ukrinform.ua/rubric-technology/3706061-kitaj-gotuetsa-zapustiti-v-kosmos-vantaznij-korabel-tanczou6.html</text:a>
</text:p>
      <!--NEWS-->
      <text:h text:style-name="P10" text:outline-level="1">
<text:span text:style-name="T4">
同步主义者玛丽娜·亚历克西亚（Marina Alexia）：我们知道我们正在等待胜利</text:span>
</text:h>
      <text:p text:style-name="P4">
作者: Ukrinform (Person)</text:p>
      <text:p text:style-name="P4">
出版商: Укринформ (Organization)</text:p>
      <text:p text:style-name="P4">
出版时间: 2023-05-07T22:14:15+03:00</text:p>
      <text:p text:style-name="P4">
修改时间: 2023-05-07T22:14:15+03:00</text:p>
      <text:p text:style-name="P4">
描述: 乌克兰同步主义者玛丽娜·阿莱克西亚夫（Marina Aleksiaev）在世界艺术游泳比赛的舞台上分享了她对胜利的印象。  - 乌克林。</text:p>
      <text:p text:style-name="P4">
图片: ["<text:a xlink:type="simple" xlink:href="https://static.ukrinform.com/photos/2023_05/thumb_files/630_360_1683486742-614.jpg" text:style-name="Internet_20_link" text:visited-style-name="Visited_20_Internet_20_Link">
630_360_16834...</text:a>
"]</text:p>
      <text:p text:style-name="P4">
标签: ['синхронне плавання']</text:p>
      <text:p text:style-name="P4">
类型: Article</text:p>
      <!--METADATA-->
      <text:p text:style-name="P4">
<draw:frame draw:style-name="fr1" draw:name="Image250" text:anchor-type="as-char" svg:width="6.9236in" svg:height="3.956343in" draw:z-index="0">
<draw:image xlink:href="../Images/yкринформ/2023-05-07T22-14-15-03-00/630_360_1683486742-614.jpg" xlink:type="simple" xlink:show="embed" xlink:actuate="onLoad" draw:mime-type="image/jpeg"/>
</draw:frame>
乌克兰 - 贝特里安·玛丽娜·亚历克西斯(Maryna Alexcius)在艺术杯的艺术游泳阶段分享了她对胜利的印象。</text:p>
      <text:p text:style-name="P4">
她在对乌克林福姆的评论中专门告诉这。</text:p>
      <text:p text:style-name="P4">
“我们努力向乌克兰表现出尽可能高的高度。 每个女孩都意识到我们正在等待胜利，朋友，家人和军队对我们生病。 我们的学员在与侵略者的联合斗争中为所有乌克兰增添了力量。”她说。</text:p>
      <text:p text:style-name="P4">
同步主义者还指出，新规则改变了艺术的方法。</text:p>
      <text:p text:style-name="P4">
“我们根据新规则参加了第二场比赛。 实际上，它们发生了变化，因为现在我们的困难是胜利的主要因素。 我们为每个元素提出个别要点。 现在有很多罚款，因为如果您在程序中记录了该项目，但是在演讲期间，您将零。 因此，您可能会失去很多分。” Alexia解释说。</text:p>
      <text:p text:style-name="P4">
<text:span text:style-name="T4">
另请阅读：</text:span>
 <text:a xlink:type="simple" xlink:href="https://www.ukrinform.ua/rubric-sports/3706058-zbirna-ukraini-z-artisticnogo-plavanna-stala-persou-v-akrobaticnij-programi-na-etapi-ks.html" text:style-name="Internet_20_link" text:visited-style-name="Visited_20_Internet_20_Link">
</text:a>
据报道，乌克兰国家游泳队赢得了3枚世界杯奖牌：2枚金牌(Alexi姐妹和杂技团体的二人组)和1-硅(Marta Fedin在个人计划中). Змагання проходять уфранцузькому Монпельє.</text:p>
      <text:p text:style-name="P4">
Фото: пресслужба федерації</text:p>
      <text:p text:style-name="P4">
News Source: <text:a xlink:type="simple" xlink:href="https://www.ukrinform.ua/rubric-sports/3706062-sinhronistka-marina-aleksiiva-rozumiemo-so-vid-nas-cekaut-peremog.html" text:style-name="Internet_20_link" text:visited-style-name="Visited_20_Internet_20_Link">
https://www.ukrinform.ua/rubric-sports/3706062-sinhronistka-marina-aleksiiva-rozumiemo-so-vid-nas-cekaut-peremog.html</text:a>
</text:p>
      <!--NEWS-->
      <text:h text:style-name="P10" text:outline-level="1">
<text:span text:style-name="T4">
俄罗斯联邦没有放弃火箭中风的想法，在海上四个带有32个“机芯”的载体-Humeniuk</text:span>
</text:h>
      <text:p text:style-name="P4">
作者: Ukrinform (Person)</text:p>
      <text:p text:style-name="P4">
出版商: Укринформ (Organization)</text:p>
      <text:p text:style-name="P4">
出版时间: 2023-05-07T22:26:00+03:00</text:p>
      <text:p text:style-name="P4">
修改时间: 2023-05-07T22:26:00+03:00</text:p>
      <text:p text:style-name="P4">
描述: 在黑海，有4个带有32个口径的俄罗斯火箭发射器继续值班 - 这可能表明敌人并没有放弃乌克兰火箭袭击的想法。  - 乌克林。</text:p>
      <text:p text:style-name="P4">
图片: ["<text:a xlink:type="simple" xlink:href="https://static.ukrinform.com/photos/2023_05/thumb_files/630_360_1683203408-838.jpg" text:style-name="Internet_20_link" text:visited-style-name="Visited_20_Internet_20_Link">
630_360_16832...</text:a>
"]</text:p>
      <text:p text:style-name="P4">
标签: ['Обстріл', 'Ракета', 'Війна з росією', 'Єдині новини', 'Наталія Гуменюк']</text:p>
      <text:p text:style-name="P4">
类型: Article</text:p>
      <!--METADATA-->
      <text:p text:style-name="P4">
<draw:frame draw:style-name="fr1" draw:name="Image251" text:anchor-type="as-char" svg:width="6.9236in" svg:height="3.956343in" draw:z-index="0">
<draw:image xlink:href="../Images/yкринформ/2023-05-07T22-26-00-03-00/630_360_1683203408-838.jpg" xlink:type="simple" xlink:show="embed" xlink:actuate="onLoad" draw:mime-type="image/jpeg"/>
</draw:frame>
在铁匠中继续进行了四个带有32个口径的俄罗斯火箭发射器 - 它将证明敌人并没有放弃乌克兰火箭罢工的想法。</text:p>
      <text:p text:style-name="P4">
这是在[]中指出的(http://www.youtube.com/watch?v=T88RnpKNN_s)乌克林福德通讯员报道，乌克兰国防军联合协调出版社中心负责人纳塔利亚·汉尼克(Natalia Humeniuk)是《联合新闻》的负责人。</text:p>
      <text:p text:style-name="P4">
“黑海有16艘船。 其中，继续担任火箭发射器的职责。 总齐射可以达到32个口径。 它说的事实是，敌人没有放弃火箭袭击的想法，”古梅尼克说。</text:p>
      <text:p text:style-name="P4">
她指出，以前的攻击的特征是使用不太准确的X-22导弹的战略处置活动。 它是针对防空的，后来可以使用敌人使用<text:a xlink:type="simple" xlink:href="https://www.ukrinform.ua/tag-raketa" text:style-name="Internet_20_link" text:visited-style-name="Visited_20_Internet_20_Link">
</text:a>
“口径”。</text:p>
      <text:p text:style-name="P4">
<text:span text:style-name="T4">
另请阅读：</text:span>
 <text:a xlink:type="simple" xlink:href="https://www.ukrinform.ua/rubric-ato/3705932-zagarbniki-rozsiruut-taktiku-viprobovuuci-ukrainsku-ppo-gumenuk.html" text:style-name="Internet_20_link" text:visited-style-name="Visited_20_Internet_20_Link">
<text:span text:style-name="T4">
 humeniuk </text:span>
</text:a>
“所以我们现在不能放松。 我们都意识到，每个人都期望的重大事件的前夕，我们必须非常警惕，不要忽略空气焦虑的信号，考虑到敌人可能具有一种非常隐秘的隐蔽性，” Humeniuk强调。</text:p>
      <text:p text:style-name="P4">
同时，她补充说，当俄罗斯人在重大日期保持紧张状态时，反复测试了不同的策略，但没有罢工。 当人们没想到时，他们的抵抗力会更大，他们大规模解雇了乌克兰领土。</text:p>
      <text:p text:style-name="P4">
<text:span text:style-name="T4">
另请阅读：</text:span>
 <text:a xlink:type="simple" xlink:href="https://www.ukrinform.ua/rubric-ato/3704734-gumenuk-pripuskae-so-rf-posilit-ataki-na-mirne-naselenna.html" text:style-name="Internet_20_link" text:visited-style-name="Visited_20_Internet_20_Link">
<text:span text:style-name="T4">
 humeniuk </text:span>
</text:a>
“我们需要意识到并了解紧张局势将会产生。 追踪。 我们得出结论。 我们收听空气警报信号，” Humeniuk总结道。</text:p>
      <text:p text:style-name="P4">
乌克林福姆报道，俄罗斯军队在5月7日晚上<text:a xlink:type="simple" xlink:href="https://www.ukrinform.ua/rubric-ato/3705833-rosiani-vnoci-vipustili-po-mikolaivsini-pat-raket-h22.html" text:style-name="Internet_20_link" text:visited-style-name="Visited_20_Internet_20_Link">
</text:a>
Nikolaev地区的五火箭X-22 X-22的TU-22M3。</text:p>
      <text:p text:style-name="P4">
News Source: <text:a xlink:type="simple" xlink:href="https://www.ukrinform.ua/rubric-ato/3706065-vorog-ne-vidmovivsa-vid-idei-raketnogo-udaru-u-mori-cotiri-nosii-z-32-kalibrami-gumenuk.html" text:style-name="Internet_20_link" text:visited-style-name="Visited_20_Internet_20_Link">
https://www.ukrinform.ua/rubric-ato/3706065-vorog-ne-vidmovivsa-vid-idei-raketnogo-udaru-u-mori-cotiri-nosii-z-32-kalibrami-gumenuk.html</text:a>
</text:p>
      <!--NEWS-->
      <text:h text:style-name="P10" text:outline-level="1">
<text:span text:style-name="T4">
在夏天，Mariupol正在等待饮用水问题 -  Andryushchenko</text:span>
</text:h>
      <text:p text:style-name="P4">
作者: Ukrinform (Person)</text:p>
      <text:p text:style-name="P4">
出版商: Укринформ (Organization)</text:p>
      <text:p text:style-name="P4">
出版时间: 2023-05-07T22:48:00+03:00</text:p>
      <text:p text:style-name="P4">
修改时间: 2023-05-07T22:48:00+03:00</text:p>
      <text:p text:style-name="P4">
描述: Mariupol正在等待饮用水的新问题：俄罗斯人试图将两个水库结合起来，这将在Azov造成生态灾难。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Вода', 'Війна з росією']</text:p>
      <text:p text:style-name="P4">
类型: Article</text:p>
      <!--METADATA-->
      <text:p text:style-name="P4">
<draw:frame draw:style-name="fr1" draw:name="Image252" text:anchor-type="as-char" svg:width="6.9236in" svg:height="3.956343in" draw:z-index="0">
<draw:image xlink:href="../Images/yкринформ/2023-05-07T22-48-00-03-00/630_360_1680546247-363.jpg" xlink:type="simple" xlink:show="embed" xlink:actuate="onLoad" draw:mime-type="image/jpeg"/>
</draw:frame>
Namariupol正在等待饮用水的新问题：俄罗斯人试图将矮人结合起来，这将在Azov造成生态灾难。</text:p>
      <text:p text:style-name="P4">
关于<text:a xlink:type="simple" xlink:href="https://t.me/andriyshTime/9452" text:style-name="Internet_20_link" text:visited-style-name="Visited_20_Internet_20_Link">
</text:a>
报道说，乌克利福姆据报道，彼得罗·安德里申科市的顾问报道。</text:p>
      <text:p text:style-name="P4">
“ Mariupol正在等待饮用水的新问题……事实是，在旧克里米亚的切割水库附带，这主要是通过Kalchik的流动填充的，这是俄罗斯人在城市内部封锁的储层。因此，变成沼泽而不是河流。因此，用水 - 水。苦难也很糟糕。即使在水位的热量中，水的水位也不足以容纳野马，而被盖住的卡尔奇克也不允许储层。要恢复。”  - 解释说。</text:p>
      <text:p text:style-name="P4">
<text:span text:style-name="T4">
另请阅读：</text:span>
 <text:a xlink:type="simple" xlink:href="https://www.ukrinform.ua/rubric-regions/3705546-rosiani-peretvorili-na-smittezvalise-ruini-dramteatru-v-mariupoli-radnik-mera.html" text:style-name="Internet_20_link" text:visited-style-name="Visited_20_Internet_20_Link">
<text:span text:style-name="T4">
 mariupol </text:span>
</text:a>
据他说，占领者“找到”了市议会项目的新车，并决定实施它。</text:p>
      <text:p text:style-name="P4">
“……毫无意义地实现。该项目提到了一个水库工厂，以及建造了两个水库的事实水的摄入量 - 旧的克里米亚和帕夫洛波尔斯基。陷入细节，俄罗斯人决定将这两个水库结合起来，” Andryushchenko说。</text:p>
      <text:p text:style-name="P4">
他强调，这可以解决这个问题 - 但有细微差别。</text:p>
      <text:p text:style-name="P4">
“ Pavlopol水库应通过Kalmius补充Siversky捐赠者的工作(为什么没有顿涅茨克的水). У підсумку, якщо зроблять, то просто вб’ють одночасно дваводосховища та всю флору/фауну навкруги. Остаточно", - додав радник мера.</text:p>
      <text:p text:style-name="P4">
<text:span text:style-name="T4">
Читайте також:</text:span>
 <text:a xlink:type="simple" xlink:href="https://www.ukrinform.ua/rubric-vidbudova/3705315-mer-mariupola-predstaviv-plan-vidrodzenna-mista.html" text:style-name="Internet_20_link" text:visited-style-name="Visited_20_Internet_20_Link">
 <text:span text:style-name="T4">
Маріупол</text:span>
 </text:a>
俄罗斯人将发明的目的是为了杀死亚齐夫的生态 - 您只能猜测，安德里申科补充说。</text:p>
      <text:p text:style-name="P4">
据报道，顿涅茨克地区的玛丽波尔<text:a xlink:type="simple" xlink:href="https://www.ukrinform.ua/rubric-ato/3702388-mariupol-zrujnovanij-na-ponad-90-zelenskij.html" text:style-name="Internet_20_link" text:visited-style-name="Visited_20_Internet_20_Link">
</text:a>
，该市被俄罗斯人摧毁了90％以上。</text:p>
      <text:p text:style-name="P4">
News Source: <text:a xlink:type="simple" xlink:href="https://www.ukrinform.ua/rubric-regions/3705888-vlitku-na-mariupol-cekae-problema-z-pitnou-vodou-andrusenko.html" text:style-name="Internet_20_link" text:visited-style-name="Visited_20_Internet_20_Link">
https://www.ukrinform.ua/rubric-regions/3705888-vlitku-na-mariupol-cekae-problema-z-pitnou-vodou-andrusenko.html</text:a>
</text:p>
      <!--NEWS-->
      <text:h text:style-name="P10" text:outline-level="1">
<text:span text:style-name="T4">
敌人在切尼希夫和苏米地区的边界再发射了四次</text:span>
</text:h>
      <text:p text:style-name="P4">
作者: Ukrinform (Person)</text:p>
      <text:p text:style-name="P4">
出版商: Укринформ (Organization)</text:p>
      <text:p text:style-name="P4">
出版时间: 2023-05-07T23:10:00+03:00</text:p>
      <text:p text:style-name="P4">
修改时间: 2023-05-07T23:10:00+03:00</text:p>
      <text:p text:style-name="P4">
描述: 5月7日，星期日，俄罗斯军队在切尼希夫和苏米地区的边界开火了四次。  - 乌克林。</text:p>
      <text:p text:style-name="P4">
图片: ["<text:a xlink:type="simple" xlink:href="https://static.ukrinform.com/photos/2022_06/thumb_files/630_360_1656480323-642.jpg" text:style-name="Internet_20_link" text:visited-style-name="Visited_20_Internet_20_Link">
630_360_16564...</text:a>
"]</text:p>
      <text:p text:style-name="P4">
标签: ['Обстріл', 'Сумщина', 'Чернігівщина', 'Війна з росією']</text:p>
      <text:p text:style-name="P4">
类型: Article</text:p>
      <!--METADATA-->
      <text:p text:style-name="P4">
<draw:frame draw:style-name="fr1" draw:name="Image253" text:anchor-type="as-char" svg:width="6.9236in" svg:height="3.956343in" draw:z-index="0">
<draw:image xlink:href="../Images/yкринформ/2023-05-07T23-10-00-03-00/630_360_1656480323-642.jpg" xlink:type="simple" xlink:show="embed" xlink:actuate="onLoad" draw:mime-type="image/jpeg"/>
</draw:frame>
5月7日，星期日，俄罗斯边境和苏米地区于5月7日星期日开除。</text:p>
      <text:p text:style-name="P4">
根据乌克林福姆的说法，北部运营司令部报告了<text:a xlink:type="simple" xlink:href="https://t.me/ok_pivnich1/2422" text:style-name="Internet_20_link" text:visited-style-name="Visited_20_Internet_20_Link">
</text:a>
。</text:p>
      <text:p text:style-name="P4">
消息写道：“截至5月7日，俄罗斯军队开火了4次边境和苏米地区。”</text:p>
      <text:p text:style-name="P4">
<text:span text:style-name="T4">
另请阅读：</text:span>
 <text:a xlink:type="simple" xlink:href="https://www.ukrinform.ua/rubric-ato/3706054-vazlivo-abi-svit-znav-pro-kozen-fakt-rosijskogo-teroru-zelenskij.html" text:style-name="Internet_20_link" text:visited-style-name="Visited_20_Internet_20_Link">
</text:a>
俄罗斯人从15:40到16:00在乌拉诺娃村开火，释放了五个炮弹，可能是从炮兵那里发射的。</text:p>
      <text:p text:style-name="P4">
没有关于当地群体损失或对平民基础设施损失的信息。</text:p>
      <text:p text:style-name="P4">
同样从15:45到15:55，Zarichya村区域有三击，可能来自炮兵。 没有关于当地民用基础设施损失的信息。</text:p>
      <text:p text:style-name="P4">
<text:span text:style-name="T4">
另请阅读：</text:span>
 <text:a xlink:type="simple" xlink:href="https://www.ukrinform.ua/rubric-ato/3706023-vorog-obstrilav-nikopol-z-vazkoi-artilerii-e-poranenij.html" text:style-name="Internet_20_link" text:visited-style-name="Visited_20_Internet_20_Link">
<text:span text:style-name="T4">
射击</text:span>
</text:a>
俄罗斯人还向蒂莫诺维奇(Timonovichi)开了枪，可能是从炮兵中开除的，有四次命中。</text:p>
      <text:p text:style-name="P4">
有关当地人口损失或民用基础设施损失的信息，由于三个定居点的炮击，没有提供信息。</text:p>
      <text:p text:style-name="P4">
老古塔(Old Guta)发射了侵略者，可能是从炮兵那里解雇的。 记录了20次命中。 炮击损坏了6个私人房屋和建筑物。 根据初步信息，受害者是当地人口之一。</text:p>
      <text:p text:style-name="P4">
正如乌克林福姆报道的那样，5月7日，俄罗斯军队向切尔尼希夫和苏米地区的边界开火了六次。</text:p>
      <text:p text:style-name="P4">
照片说明性</text:p>
      <text:p text:style-name="P4">
News Source: <text:a xlink:type="simple" xlink:href="https://www.ukrinform.ua/rubric-ato/3706063-vorog-se-cotiri-razi-obstrilav-prikordonna-cernigivsini-ta-sumsini.html" text:style-name="Internet_20_link" text:visited-style-name="Visited_20_Internet_20_Link">
https://www.ukrinform.ua/rubric-ato/3706063-vorog-se-cotiri-razi-obstrilav-prikordonna-cernigivsini-ta-sumsini.html</text:a>
</text:p>
      <!--NEWS-->
      <text:h text:style-name="P10" text:outline-level="1">
<text:span text:style-name="T4">
在敖德萨，爆炸 - 媒体</text:span>
</text:h>
      <text:p text:style-name="P4">
作者: Ukrinform (Person)</text:p>
      <text:p text:style-name="P4">
出版商: Укринформ (Organization)</text:p>
      <text:p text:style-name="P4">
出版时间: 2023-05-07T23:29:00+03:00</text:p>
      <text:p text:style-name="P4">
修改时间: 2023-05-07T23:29:00+03:00</text:p>
      <text:p text:style-name="P4">
描述: 在空气警报中，在许多地区宣布，敖德萨发生了爆炸。  - 乌克林。</text:p>
      <text:p text:style-name="P4">
图片: ["<text:a xlink:type="simple" xlink:href="https://static.ukrinform.com/photos/2018_10/thumb_files/630_360_1538997471-852.jpg" text:style-name="Internet_20_link" text:visited-style-name="Visited_20_Internet_20_Link">
630_360_15389...</text:a>
"]</text:p>
      <text:p text:style-name="P4">
标签: ['Одеса', 'Вибух', 'Війна з росією']</text:p>
      <text:p text:style-name="P4">
类型: Article</text:p>
      <!--METADATA-->
      <text:p text:style-name="P4">
<draw:frame draw:style-name="fr1" draw:name="Image254" text:anchor-type="as-char" svg:width="6.9236in" svg:height="3.956343in" draw:z-index="0">
<draw:image xlink:href="../Images/yкринформ/2023-05-07T23-29-00-03-00/630_360_1538997471-852.jpg" xlink:type="simple" xlink:show="embed" xlink:actuate="onLoad" draw:mime-type="image/jpeg"/>
</draw:frame>
在许多地区宣布的空气焦虑期间，敖德萨发生了爆炸。</text:p>
      <text:p text:style-name="P4">
关于它报告<text:a xlink:type="simple" xlink:href="https://t.me/s/suspilnenews" text:style-name="Internet_20_link" text:visited-style-name="Visited_20_Internet_20_Link">
</text:a>
，报道乌克林福姆。</text:p>
      <text:p text:style-name="P4">
“在敖德萨，他听起来<text:a xlink:type="simple" xlink:href="https://www.ukrinform.ua/tag-vibuh" text:style-name="Internet_20_link" text:visited-style-name="Visited_20_Internet_20_Link">
</text:a>
“， - 段落读取。</text:p>
      <text:p text:style-name="P4">
5月7日晚上，在乌克兰的许多地区宣布了空气警报。</text:p>
      <text:p text:style-name="P4">
News Source: <text:a xlink:type="simple" xlink:href="https://www.ukrinform.ua/rubric-ato/3706071-v-odesi-progrimiv-vibuh-zmi.html" text:style-name="Internet_20_link" text:visited-style-name="Visited_20_Internet_20_Link">
https://www.ukrinform.ua/rubric-ato/3706071-v-odesi-progrimiv-vibuh-zmi.html</text:a>
</text:p>
      <!--NEWS-->
      <text:h text:style-name="P10" text:outline-level="1">
<text:span text:style-name="T4">
在基辅和许多地区 - 空气警报</text:span>
</text:h>
      <text:p text:style-name="P4">
作者: Ukrinform (Person)</text:p>
      <text:p text:style-name="P4">
出版商: Укринформ (Organization)</text:p>
      <text:p text:style-name="P4">
出版时间: 2023-05-07T23:35:00+03:00</text:p>
      <text:p text:style-name="P4">
修改时间: 2023-05-07T23:35:00+03:00</text:p>
      <text:p text:style-name="P4">
描述: 在首都和乌克兰的许多地区宣布了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Київ', 'Війна з росією', 'Повітряна тривога']</text:p>
      <text:p text:style-name="P4">
类型: Article</text:p>
      <!--METADATA-->
      <text:p text:style-name="P4">
<draw:frame draw:style-name="fr1" draw:name="Image255" text:anchor-type="as-char" svg:width="6.9236in" svg:height="3.956343in" draw:z-index="0">
<draw:image xlink:href="../Images/yкринформ/2023-05-07T23-35-00-03-00/630_360_1645871571-868.jpg" xlink:type="simple" xlink:show="embed" xlink:actuate="onLoad" draw:mime-type="image/jpeg"/>
</draw:frame>
首都已经宣布了空气警报。</text:p>
      <text:p text:style-name="P4">
关于它报告了<text:a xlink:type="simple" xlink:href="https://alerts.in.ua/" text:style-name="Internet_20_link" text:visited-style-name="Visited_20_Internet_20_Link">
</text:a>
在空气永久地图上。</text:p>
      <text:p text:style-name="P4">
据报道，在空气警报中，在许多地区宣布，水听到了爆炸。</text:p>
      <text:p text:style-name="P4">
<text:span text:style-name="T4">
另请阅读：</text:span>
 <text:a xlink:type="simple" xlink:href="https://www.ukrinform.ua/rubric-ato/3705786-povitrana-trivoga-na-kiivsini-sumsini-ta-poltavsini-zsu-poluut-na-bezpilotniki.html" text:style-name="Internet_20_link" text:visited-style-name="Visited_20_Internet_20_Link">
<text:span text:style-name="T4">
焦虑</text:span>
</text:a>
我们将提醒我们，联合协调出版社的负责人国防军中心国防军乌克兰纳塔利亚·汉尼克(Natalia Humeniuk乌克兰的火箭罢工。</text:p>
      <text:p text:style-name="P4">
News Source: <text:a xlink:type="simple" xlink:href="https://www.ukrinform.ua/rubric-ato/3706072-u-kievi-ta-nizci-oblastej-povitrana-trivoga.html" text:style-name="Internet_20_link" text:visited-style-name="Visited_20_Internet_20_Link">
https://www.ukrinform.ua/rubric-ato/3706072-u-kievi-ta-nizci-oblastej-povitrana-trivoga.html</text:a>
</text:p>
      <!--NEWS-->
      <text:h text:style-name="P10" text:outline-level="1">
<text:span text:style-name="T4">
在敖德萨发生爆炸后，大火爆发了</text:span>
</text:h>
      <text:p text:style-name="P4">
作者: Ukrinform (Person)</text:p>
      <text:p text:style-name="P4">
出版商: Укринформ (Organization)</text:p>
      <text:p text:style-name="P4">
出版时间: 2023-05-07T23:52:00+03:00</text:p>
      <text:p text:style-name="P4">
修改时间: 2023-05-07T23:52:00+03:00</text:p>
      <text:p text:style-name="P4">
描述: 在空气警报期间在敖德萨发生爆炸后，大火爆发了。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деса', 'Пожежа', 'Вибух', 'Повітряна тривога']</text:p>
      <text:p text:style-name="P4">
类型: Article</text:p>
      <!--METADATA-->
      <text:p text:style-name="P4">
<draw:frame draw:style-name="fr1" draw:name="Image256" text:anchor-type="as-char" svg:width="6.9236in" svg:height="3.948443in" draw:z-index="0">
<draw:image xlink:href="../Images/yкринформ/2023-05-07T23-52-00-03-00/630_360_1538997483-946.jpg" xlink:type="simple" xlink:show="embed" xlink:actuate="onLoad" draw:mime-type="image/jpeg"/>
</draw:frame>
下午发生在空气焦虑期间的敖德萨，大火爆发了。</text:p>
      <text:p text:style-name="P4">
关于它报告<text:a xlink:type="simple" xlink:href="http://t.me/s/suspilnenews" text:style-name="Internet_20_link" text:visited-style-name="Visited_20_Internet_20_Link">
</text:a>
，报道乌克林福姆。</text:p>
      <text:p text:style-name="P4">
“在敖德萨爆炸后，他开始了<text:a xlink:type="simple" xlink:href="https://www.ukrinform.ua/tag-pozeza" text:style-name="Internet_20_link" text:visited-style-name="Visited_20_Internet_20_Link">
</text:a>
”， - 在消息中go。</text:p>
      <text:p text:style-name="P4">
<text:span text:style-name="T4">
另请阅读：</text:span>
 <text:a xlink:type="simple" xlink:href="https://www.ukrinform.ua/rubric-ato/3706072-u-kievi-ta-nizci-oblastej-povitrana-trivoga.html" text:style-name="Internet_20_link" text:visited-style-name="Visited_20_Internet_20_Link">
<text:span text:style-name="T4">
焦虑</text:span>
</text:a>
据报道，在空气警报中，在许多地区宣布，水听到了爆炸。</text:p>
      <text:p text:style-name="P4">
News Source: <text:a xlink:type="simple" xlink:href="https://www.ukrinform.ua/rubric-ato/3706073-pisla-vibuhu-v-odesi-spalahnula-pozeza.html" text:style-name="Internet_20_link" text:visited-style-name="Visited_20_Internet_20_Link">
https://www.ukrinform.ua/rubric-ato/3706073-pisla-vibuhu-v-odesi-spalahnula-pozeza.html</text:a>
</text:p>
      <!--NEWS-->
      <text:h text:style-name="P10" text:outline-level="1">
<text:span text:style-name="T4">
Gur的Muu负责人与安全立陶宛计划的大使举行了一次会议</text:span>
</text:h>
      <text:p text:style-name="P4">
作者: ['АРМІЯINFORM']</text:p>
      <text:p text:style-name="P4">
时间: 2023-05-07T49: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345432012_953223289430417_3999705954031113905_n.jpg" text:style-name="Internet_20_link" text:visited-style-name="Visited_20_Internet_20_Link">
345432012_953223289430417_3999705954031113905_n.jpg</text:a>
']</text:p>
      <text:p text:style-name="P4">
标签: ['STOPRUSSIA', 'АГРЕСІЯ РФ', 'ГУР МОУ']</text:p>
      <text:p text:style-name="P4">
类别: News</text:p>
      <!--METADATA-->
      <text:p text:style-name="P4">
<draw:frame draw:style-name="fr1" draw:name="Image257" text:anchor-type="as-char" svg:width="6.9236in" svg:height="3.894525in" draw:z-index="0">
<draw:image xlink:href="../Images/AРМІЯINFORM/2023-05-07T49-00-00-04-00/345432012_953223289430417_3999705954031113905_n.jpg" xlink:type="simple" xlink:show="embed" xlink:actuate="onLoad" draw:mime-type="image/jpeg"/>
</draw:frame>
乌克兰国防部智力部主要局长，基里尔·布·巴诺夫少将举行了与立陶宛安全立陶宛共和国总统大使的会议，公众人物和活跃的志愿者。</text:p>
      <text:p text:style-name="P4">
关于它<text:a xlink:type="simple" xlink:href="https://www.facebook.com/DefenceIntelligenceofUkraine/posts/pfbid034qw4uhrkWnWQVNU8UqtVcqGGmhoqJ1ZwBwhFnTx7E5xwnKSX5pSd9gEy1ktxGeskl" text:style-name="Internet_20_link" text:visited-style-name="Visited_20_Internet_20_Link">
报告</text:a>
乌克兰国防部情报局主要局：</text:p>
      <text:p text:style-name="P4">
安德里乌斯·塔皮纳斯(Andrius Tapinas)是乌克兰的朋友。 去年，在立陶宛，他开展了成功的运动，以筹集资金，以购买巴拉卡(Baracar)得分的乌克兰军队，以及从购买14,000,000欧元的武装部队的武装部队购买雷达。</text:p>
      <text:p text:style-name="P4">
前几天，安德里乌斯·塔皮纳斯(Andrius Tapinas)在拉比利特(Rabilite)社区的另一个协助下到达乌克兰。</text:p>
      <text:p text:style-name="P4">
乌克兰基里尔·布·巴诺夫(Kirill Budanov)的军事情报负责人对立陶宛妇女的重要军事装备表示感谢，这将大大加强古尔·穆乌克劳(Gur Muuukrau)和乌克兰的武装部队的单位，这抵消了俄罗斯在高级边境上的俄罗斯入侵者。</text:p>
      <text:p text:style-name="P4">
“在乌克兰人民中立陶宛人民的帮助下，这些年来一直没有停止，这令人震惊。 我们感谢您与阴险的人类侵略性莫斯科在战争中的大力支持。 我们的胜利意识到了!</text:p>
      <text:p text:style-name="P4">
News Source: <text:a xlink:type="simple" xlink:href="https://armyinform.com.ua/2023/05/07/nachalnyk-gur-mou-proviv-zustrich-z-poslom-programy-prezydenta-lytovskoyi-respubliky-za-bezpechnu-lytvu/" text:style-name="Internet_20_link" text:visited-style-name="Visited_20_Internet_20_Link">
https://armyinform.com.ua/2023/05/07/nachalnyk-gur-mou-proviv-zustrich-z-poslom-programy-prezydenta-lytovskoyi-respubliky-za-bezpechnu-lytvu/</text:a>
</text:p>
      <!--NEWS-->
      <text:h text:style-name="P10" text:outline-level="1">
<text:span text:style-name="T4">
特种部队展示了最热门的任务多么困难</text:span>
</text:h>
      <text:p text:style-name="P4">
作者: ['АРМІЯINFORM']</text:p>
      <text:p text:style-name="P4">
时间: 2023-05-07T50:00:00-04:00</text:p>
      <text:p text:style-name="P4">
描述: 关于乌克兰胡说八道的谷物服务：“特殊认可tsso“ a” a sbu vikonot ...与乌克兰2022年的战争，与乌克兰的最新新闻，今天与乌克兰的新闻战争，与乌克兰2022年最后一次，乌克兰会在乌克兰之间发生战争和俄罗斯以及战争，以及2022年与乌克兰战争时，是否会在不久的将来与乌克兰进行战争，他们说，与乌克兰的战争，今天的乌克兰新闻，乌克兰媒体的乌克兰新闻在俄罗斯</text:p>
      <text:p text:style-name="P4">
图片: ['<text:a xlink:type="simple" xlink:href="https://armyinform.com.ua/wp-content/uploads/2023/05/345577047_786393102700514_5106181779198607988_n.jpg" text:style-name="Internet_20_link" text:visited-style-name="Visited_20_Internet_20_Link">
345577047_786393102700514_5106181779198607988_n.jpg</text:a>
', '<text:a xlink:type="simple" xlink:href="https://armyinform.com.ua/wp-content/uploads/2023/05/344025114_637278651314737_8914961985224287446_n-150x150.jpg" text:style-name="Internet_20_link" text:visited-style-name="Visited_20_Internet_20_Link">
344025114_637278651314737_8914961985224287446_n-150x150.jpg</text:a>
', '<text:a xlink:type="simple" xlink:href="https://armyinform.com.ua/wp-content/uploads/2023/05/344563520_630089175632055_8562161936360664766_n-150x150.jpg" text:style-name="Internet_20_link" text:visited-style-name="Visited_20_Internet_20_Link">
344563520_630089175632055_8562161936360664766_n-150x150.jpg</text:a>
', '<text:a xlink:type="simple" xlink:href="https://armyinform.com.ua/wp-content/uploads/2023/05/345301779_203689895779970_1687916318368010279_n-150x150.jpg" text:style-name="Internet_20_link" text:visited-style-name="Visited_20_Internet_20_Link">
345301779_203689895779970_1687916318368010279_n-150x150.jpg</text:a>
', '<text:a xlink:type="simple" xlink:href="https://armyinform.com.ua/wp-content/uploads/2023/05/345447285_576912427915670_2288983538949553452_n-150x150.jpg" text:style-name="Internet_20_link" text:visited-style-name="Visited_20_Internet_20_Link">
345447285_576912427915670_2288983538949553452_n-150x150.jpg</text:a>
', '<text:a xlink:type="simple" xlink:href="https://armyinform.com.ua/wp-content/uploads/2023/05/345572167_1313005916278875_2109579558626092030_n-150x150.jpg" text:style-name="Internet_20_link" text:visited-style-name="Visited_20_Internet_20_Link">
345572167_1313005916278875_2109579558626092030_n-150x150.jpg</text:a>
']</text:p>
      <text:p text:style-name="P4">
标签: ['STOPRUSSIA', 'АГРЕСІЯ РФ']</text:p>
      <text:p text:style-name="P4">
类别: News</text:p>
      <!--METADATA-->
      <text:p text:style-name="P4">
<draw:frame draw:style-name="fr1" draw:name="Image258" text:anchor-type="as-char" svg:width="6.9236in" svg:height="5.1927in" draw:z-index="0">
<draw:image xlink:href="../Images/AРМІЯINFORM/2023-05-07T50-00-00-04-00/345577047_786393102700514_5106181779198607988_n.jpg" xlink:type="simple" xlink:show="embed" xlink:actuate="onLoad" draw:mime-type="image/jpeg"/>
</draw:frame>
关于它<text:a xlink:type="simple" xlink:href="https://www.facebook.com/SecurSerUkraine/posts/pfbid02v7CShKtUsz6ntSq8yKDQ5BTPgiyEksxLZmjk6XMgXC3gF6rkWKmfGMjTTNDcFwRZl" text:style-name="Internet_20_link" text:visited-style-name="Visited_20_Internet_20_Link">
报告</text:a>
乌克兰的安全服务：</text:p>
      <text:p text:style-name="P4">
“ CSO“ A” SBU的特种力量以这场战争最热门的方式完成了艰巨的任务。 无论我们的战士出现在哪里 - 占领者正在立即增长统计数据。</text:p>
      <text:p text:style-name="P4">
我们以24/7的胜利工作!”。</text:p>
      <text:p text:style-name="P4">
<text:a xlink:type="simple" xlink:href="https://armyinform.com.ua/wp-content/uploads/2023/05/344025114_637278651314737_8914961985224287446_n.jpg" text:style-name="Internet_20_link" text:visited-style-name="Visited_20_Internet_20_Link">
!(Images/AРМІЯINFORM/2023-05-07T50-00-00-04-00/344025114_637278651314737_8914961985224287446_n-150x150.jpg)</text:a>
</text:p>
      <text:p text:style-name="P4">
<text:a xlink:type="simple" xlink:href="https://armyinform.com.ua/wp-content/uploads/2023/05/344563520_630089175632055_8562161936360664766_n.jpg" text:style-name="Internet_20_link" text:visited-style-name="Visited_20_Internet_20_Link">
<draw:frame draw:style-name="fr1" draw:name="Image259" text:anchor-type="as-char" svg:width="6.9236in" svg:height="6.9236in" draw:z-index="0">
<draw:image xlink:href="../Images/AРМІЯINFORM/2023-05-07T50-00-00-04-00/344563520_630089175632055_8562161936360664766_n-150x150.jpg" xlink:type="simple" xlink:show="embed" xlink:actuate="onLoad" draw:mime-type="image/jpeg"/>
</draw:frame>
</text:a>
</text:p>
      <text:p text:style-name="P4">
<text:a xlink:type="simple" xlink:href="https://armyinform.com.ua/wp-content/uploads/2023/05/345301779_203689895779970_1687916318368010279_n.jpg" text:style-name="Internet_20_link" text:visited-style-name="Visited_20_Internet_20_Link">
<draw:frame draw:style-name="fr1" draw:name="Image260" text:anchor-type="as-char" svg:width="6.9236in" svg:height="6.9236in" draw:z-index="0">
<draw:image xlink:href="../Images/AРМІЯINFORM/2023-05-07T50-00-00-04-00/345301779_203689895779970_1687916318368010279_n-150x150.jpg" xlink:type="simple" xlink:show="embed" xlink:actuate="onLoad" draw:mime-type="image/jpeg"/>
</draw:frame>
</text:a>
</text:p>
      <text:p text:style-name="P4">
<text:a xlink:type="simple" xlink:href="https://armyinform.com.ua/wp-content/uploads/2023/05/345447285_576912427915670_2288983538949553452_n.jpg" text:style-name="Internet_20_link" text:visited-style-name="Visited_20_Internet_20_Link">
<draw:frame draw:style-name="fr1" draw:name="Image261" text:anchor-type="as-char" svg:width="6.9236in" svg:height="6.9236in" draw:z-index="0">
<draw:image xlink:href="../Images/AРМІЯINFORM/2023-05-07T50-00-00-04-00/345447285_576912427915670_2288983538949553452_n-150x150.jpg" xlink:type="simple" xlink:show="embed" xlink:actuate="onLoad" draw:mime-type="image/jpeg"/>
</draw:frame>
</text:a>
</text:p>
      <text:p text:style-name="P4">
<text:a xlink:type="simple" xlink:href="https://armyinform.com.ua/wp-content/uploads/2023/05/345572167_1313005916278875_2109579558626092030_n.jpg" text:style-name="Internet_20_link" text:visited-style-name="Visited_20_Internet_20_Link">
<draw:frame draw:style-name="fr1" draw:name="Image262" text:anchor-type="as-char" svg:width="6.9236in" svg:height="6.9236in" draw:z-index="0">
<draw:image xlink:href="../Images/AРМІЯINFORM/2023-05-07T50-00-00-04-00/345572167_1313005916278875_2109579558626092030_n-150x150.jpg" xlink:type="simple" xlink:show="embed" xlink:actuate="onLoad" draw:mime-type="image/jpeg"/>
</draw:frame>
</text:a>
</text:p>
      <text:p text:style-name="P4">
News Source: <text:a xlink:type="simple" xlink:href="https://armyinform.com.ua/2023/05/07/speczpryznachenczi-pokazaly-yak-vykonuyut-nadskladni-zadachi-u-najgaryachishyh-tochkah/" text:style-name="Internet_20_link" text:visited-style-name="Visited_20_Internet_20_Link">
https://armyinform.com.ua/2023/05/07/speczpryznachenczi-pokazaly-yak-vykonuyut-nadskladni-zadachi-u-najgaryachishyh-tochkah/</text:a>
</text:p>
      <!--NEWS-->
      <text:h text:style-name="P10" text:outline-level="1">
<text:span text:style-name="T4">
乌克兰红十字国际委员会的新负责人访问了总统办公室</text:span>
</text:h>
      <text:p text:style-name="P4">
作者: ['АРМІЯINFORM']</text:p>
      <text:p text:style-name="P4">
时间: 2023-05-07T51:00:00-04:00</text:p>
      <text:p text:style-name="P4">
描述: Kerivnik的主席Oleki Kuleba总统的代祷正在敲门...与乌克兰2022年的战争，与乌克兰的战争是今天的最新新闻，今天与乌克兰2022年的新闻战争，今天会发生战争，将在乌克兰和俄罗斯，当2022年与乌克兰的战争时，是否会在不久的将来与乌克兰进行战争，他们说，与乌克兰的战争，乌克兰今天的新闻，乌克兰的新闻，乌克兰媒体的乌克兰媒体新闻</text:p>
      <text:p text:style-name="P4">
图片: ['<text:a xlink:type="simple" xlink:href="https://armyinform.com.ua/wp-content/uploads/2023/05/50663843bb82bd34dae39fcae5dcb3c8_1683314439_extra_large-1.jpeg" text:style-name="Internet_20_link" text:visited-style-name="Visited_20_Internet_20_Link">
50663843bb82bd34dae39fcae5dcb3c8_1683314439_extra_large-1.jpeg</text:a>
', '<text:a xlink:type="simple" xlink:href="https://armyinform.com.ua/wp-content/uploads/2023/05/79c3acae6acd4878ce3b40521be6447e_1683314439_extra_large.jpeg" text:style-name="Internet_20_link" text:visited-style-name="Visited_20_Internet_20_Link">
79c3acae6acd4878ce3b40521be6447e_1683314439_extra_large.jpeg</text:a>
', '<text:a xlink:type="simple" xlink:href="https://armyinform.com.ua/wp-content/uploads/2023/05/e22c3a4d99783966a0ae9d3eecca3d49_1683314439_extra_large.jpeg" text:style-name="Internet_20_link" text:visited-style-name="Visited_20_Internet_20_Link">
e22c3a4d99783966a0ae9d3eecca3d49_1683314439_extra_large.jpeg</text:a>
']</text:p>
      <text:p text:style-name="P4">
标签: ['ОФІС ПРЕЗИДЕНТА УКРАЇНИ']</text:p>
      <text:p text:style-name="P4">
类别: News</text:p>
      <!--METADATA-->
      <text:p text:style-name="P4">
<draw:frame draw:style-name="fr1" draw:name="Image263" text:anchor-type="as-char" svg:width="6.9236in" svg:height="4.604691in" draw:z-index="0">
<draw:image xlink:href="../Images/AРМІЯINFORM/2023-05-07T51-00-00-04-00/50663843bb82bd34dae39fcae5dcb3c8_1683314439_extra_large-1.jpeg" xlink:type="simple" xlink:show="embed" xlink:actuate="onLoad" draw:mime-type="image/jpeg"/>
</draw:frame>
总统阿列克谢·库莱布(Alexei Kuleb)办公室副主管与乌克兰尤尔戈梅格林(Ukraine Yurgomeglin)国际红十字会代表团的代表团遇到了新颖性。</text:p>
      <text:p text:style-name="P4">
双方讨论了进一步合作的问题，并遵守国际人道主义法的基本规范，面对所有战争原则的侵犯者的侵犯。</text:p>
      <text:p text:style-name="P4">
总统办公室副主任感谢红十字国际委员会的代表帮助乌克兰在俄罗斯侵略的条件下。</text:p>
      <text:p text:style-name="P4">
<draw:frame draw:style-name="fr1" draw:name="Image264" text:anchor-type="as-char" svg:width="6.9236in" svg:height="4.604691in" draw:z-index="0">
<draw:image xlink:href="../Images/AРМІЯINFORM/2023-05-07T51-00-00-04-00/79c3acae6acd4878ce3b40521be6447e_1683314439_extra_large.jpeg" xlink:type="simple" xlink:show="embed" xlink:actuate="onLoad" draw:mime-type="image/jpeg"/>
</draw:frame>
“从战区和被占领地区，人道主义，医疗，财政援助撤离 - 乌克兰在克服俄罗斯对乌克兰战争的后果方面的作用高度赞赏乌克兰。 您的帮助是数百万和平人民的真正救赎。” Alexei Kuleb说。</text:p>
      <text:p text:style-name="P4">
此外，总统办公室的副负责人表达了他对加强合作的信念。 特别是，在恢复犹太人地区的生活中，以及满足乌克兰的强迫流离失所者和子女的需求。</text:p>
      <text:p text:style-name="P4">
Oleksiykuleba补充说：“我们的首要任务也是所有乌克兰战俘的归来，为他们提供了人道主义援助和药品，包括在乌克兰暂时占领的领土上维持的人。”</text:p>
      <text:p text:style-name="P4">
<draw:frame draw:style-name="fr1" draw:name="Image265" text:anchor-type="as-char" svg:width="6.9236in" svg:height="4.604691in" draw:z-index="0">
<draw:image xlink:href="../Images/AРМІЯINFORM/2023-05-07T51-00-00-04-00/e22c3a4d99783966a0ae9d3eecca3d49_1683314439_extra_large.jpeg" xlink:type="simple" xlink:show="embed" xlink:actuate="onLoad" draw:mime-type="image/jpeg"/>
</draw:frame>
反过来，乌克兰埃格林国际红十字会国际委员会代表团表示准备进一步合作。</text:p>
      <text:p text:style-name="P4">
“当我到达乌克兰时，我用自己的眼睛看到了人们令人难以置信的苦难。 为了以最好的方式帮助乌克兰人道主义者，我希望进一步加深与乌克兰总统办公室的互动。”尤尔奇格林说。</text:p>
      <text:p text:style-name="P4">
News Source: <text:a xlink:type="simple" xlink:href="https://armyinform.com.ua/2023/05/07/novyj-glava-delegacziyi-mizhnarodnogo-komitetu-chervonogo-hresta-v-ukrayini-zustrivsya-z-zastupnykom-kerivnyka-ofisu-prezydenta/" text:style-name="Internet_20_link" text:visited-style-name="Visited_20_Internet_20_Link">
https://armyinform.com.ua/2023/05/07/novyj-glava-delegacziyi-mizhnarodnogo-komitetu-chervonogo-hresta-v-ukrayini-zustrivsya-z-zastupnykom-kerivnyka-ofisu-prezydenta/</text:a>
</text:p>
      <!--NEWS-->
      <text:h text:style-name="P10" text:outline-level="1">
<text:span text:style-name="T4">
4月，国家信息局接受了约19,000次上诉</text:span>
</text:h>
      <text:p text:style-name="P4">
作者: ['АРМІЯINFORM']</text:p>
      <text:p text:style-name="P4">
时间: 2023-05-07T52:00:00-04:00</text:p>
      <text:p text:style-name="P4">
描述: 在缩影下向全国外国局（NIB）到超级巨大的Jovennya Shrado ...与乌克兰2022年的战争，今天与乌克兰最新新闻的战争，与乌克兰2022年的新闻战争是今天的最后一场战争，将会发生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345301085_986075982732520_1137367812158665987_n-1.jpg" text:style-name="Internet_20_link" text:visited-style-name="Visited_20_Internet_20_Link">
345301085_986075982732520_1137367812158665987_n-1.jpg</text:a>
']</text:p>
      <text:p text:style-name="P4">
标签: ['STOPRUSSIA', 'АГРЕСІЯ РФ']</text:p>
      <text:p text:style-name="P4">
类别: News</text:p>
      <!--METADATA-->
      <text:p text:style-name="P4">
<draw:frame draw:style-name="fr1" draw:name="Image266" text:anchor-type="as-char" svg:width="6.9236in" svg:height="5.667642in" draw:z-index="0">
<draw:image xlink:href="../Images/AРМІЯINFORM/2023-05-07T52-00-00-04-00/345301085_986075982732520_1137367812158665987_n-1.jpg" xlink:type="simple" xlink:show="embed" xlink:actuate="onLoad" draw:mime-type="image/jpeg"/>
</draw:frame>
到国家信息局(笔尖)在重返社会的部中，人们对乌克兰暂时占领的领土的人们的失踪，被囚禁，驱逐出境和执法有呼吁。</text:p>
      <text:p text:style-name="P4">
关于它<text:a xlink:type="simple" xlink:href="https://www.facebook.com/MReintegration/posts/pfbid0Lfr2KaCpKmhU8xZZdPiAu5JdTSAkV1FDsz8XgAP471aBmGjiySVX18He9EXZfkNjl" text:style-name="Internet_20_link" text:visited-style-name="Visited_20_Internet_20_Link">
报告</text:a>
乌克兰暂时占领领土的重新融入部。</text:p>
      <text:p text:style-name="P4">
特别是上个月：</text:p>
      <text:p text:style-name="P4">
•24小时NIB热线的运营商：1648已接受超过10,000个电话；</text:p>
      <text:p text:style-name="P4">
•通过NIB网站上的在线表格收到了600多个上诉；</text:p>
      <text:p text:style-name="P4">
•电报和Viber中有3000多个通过聊天机器人的上诉；</text:p>
      <text:p text:style-name="P4">
•大约有5,000个上诉-E -Mail：[<text:a xlink:type="simple" xlink:href="https://armyinform.com.ua/cdn-cgi/l/email-protection" text:style-name="Internet_20_link" text:visited-style-name="Visited_20_Internet_20_Link">
[电子邮件保护]</text:a>
</text:p>
      <text:p text:style-name="P4">
News Source: <text:a xlink:type="simple" xlink:href="https://armyinform.com.ua/2023/05/07/u-kvitni-naczionalne-informaczijne-byuro-pryjnyalo-blyzko-19-tysyach-zvernen/" text:style-name="Internet_20_link" text:visited-style-name="Visited_20_Internet_20_Link">
https://armyinform.com.ua/2023/05/07/u-kvitni-naczionalne-informaczijne-byuro-pryjnyalo-blyzko-19-tysyach-zvernen/</text:a>
</text:p>
      <!--NEWS-->
      <text:h text:style-name="P10" text:outline-level="1">
<text:span text:style-name="T4">
Як розповідати про свій військовий досвід під час працевлаштування на роботу</text:span>
</text:h>
      <text:p text:style-name="P4">
作者: ['АРМІЯINFORM']</text:p>
      <text:p text:style-name="P4">
时间: 2023-05-07T53:00:00-04:00</text:p>
      <text:p text:style-name="P4">
描述: Chi Varto谈论SVII VIISKOVID dosvid Processavtsym？ 所以，沃托。 Fakhivtsi Z退伍军人...与乌克兰2022年的战争，与乌克兰的最新消息，今天与乌克兰的新闻战争，与乌克兰的新闻战2022年，今天将在乌克兰和俄罗斯之间发生战争，他们将与乌克兰发生战争，在不久的将来，他们说，今天与乌克兰的战争，今天的乌克兰新闻，乌克兰新闻，乌克兰媒体在俄罗斯</text:p>
      <text:p text:style-name="P4">
图片: ['<text:a xlink:type="simple" xlink:href="https://armyinform.com.ua/wp-content/uploads/2023/05/345249090_641662077802578_1944671489728827121_n.jpg" text:style-name="Internet_20_link" text:visited-style-name="Visited_20_Internet_20_Link">
345249090_641662077802578_1944671489728827121_n.jpg</text:a>
']</text:p>
      <text:p text:style-name="P4">
标签: ['VETERAN HUB', 'ВЕТЕРАНИ', 'ПРАЦЕВЛАШТУВАННЯ ВЕТЕРАНІВ']</text:p>
      <text:p text:style-name="P4">
类别: News</text:p>
      <!--METADATA-->
      <text:p text:style-name="P4">
<draw:frame draw:style-name="fr1" draw:name="Image267" text:anchor-type="as-char" svg:width="6.9236in" svg:height="6.9236in" draw:z-index="0">
<draw:image xlink:href="../Images/AРМІЯINFORM/2023-05-07T53-00-00-04-00/345249090_641662077802578_1944671489728827121_n.jpg" xlink:type="simple" xlink:show="embed" xlink:actuate="onLoad" draw:mime-type="image/jpeg"/>
</draw:frame>
值得谈论您对雇主的军事经历吗？ 是的，这是值得的。 资深枢纽专家告诉您为什么重要以及如何最好地做到这一点。</text:p>
      <text:p text:style-name="P4">
如果您对一些空缺感兴趣，则可以适当地准备学习以成功获得学业。 为此，准备简历，提供详细的经验和技能。 最好在没有军事特定术语的情况下通过停机时间来形容它们。 他们强调了空缺的技能 - 因此有更多机会获得席位。</text:p>
      <text:p text:style-name="P4">
<text:span text:style-name="T4">
如何谈论您的面试经历？</text:span>
</text:p>
      <text:p text:style-name="P4">
<text:span text:style-name="T5">
谈论军事经验时，请尝试用简单的词来做，避免特定的军事术语。 以星级回答问题(情况，任务，行动，结果) - 情况，任务，行动，结果。 请务必告诉您您的军事经历与有趣的位置有何关系。 </text:span>
当您成功实现目标时，告诉我们军队中的情况。 要求雇主谈论工作经验，以评估候选人将如何处于新职位。 纪律和准备就绪是军方的关键特征，他们将评估所有雇主。 简要介绍如何在此职位上运用自己的技能和经验。 在采访结束时，当您获得候选资格的答复时，就会有面试官。 <text:span text:style-name="T5">
做好准备/哦，有问题。 另外，在答案中要具体/OH，谈论执行的任务以及他们给您的专业技能。 当候选人谈论他们的领导才能，团队角色以及如何管理项目和人员时，这非常酷。 当一个人为会议做准备时，立即引起了人们对面试风格的关注，感觉到了企业的沟通文化。 </text:span>
记住，采访是两个对话。 您还在寻找您的雇主，因此您必须感到安全，公开谈论兵役作为一种专业体验，而不是作为创伤。</text:p>
      <text:p text:style-name="P4">
如果您需要帮助准备面试，请寻找顾问来找到资深枢纽的工作 - 基辅和Vinnitsa或Naulia支持的离线工作。</text:p>
      <text:p text:style-name="P4">
[文章]的更多提示(https://veteranhub.com.ua/military-experience.../article005)在资深枢纽站点上。</text:p>
      <text:p text:style-name="P4">
News Source: <text:a xlink:type="simple" xlink:href="https://armyinform.com.ua/2023/05/07/yak-rozpovidaty-pro-svij-vijskovyj-dosvid-pry-praczevlashtuvanni-na-robotu/" text:style-name="Internet_20_link" text:visited-style-name="Visited_20_Internet_20_Link">
https://armyinform.com.ua/2023/05/07/yak-rozpovidaty-pro-svij-vijskovyj-dosvid-pry-praczevlashtuvanni-na-robotu/</text:a>
</text:p>
      <!--NEWS-->
      <text:h text:style-name="P10" text:outline-level="1">
<text:span text:style-name="T4">
报道了对支持俄罗斯临时占领地区俄罗斯联合会“加入”的俄罗斯参议员的怀疑</text:span>
</text:h>
      <text:p text:style-name="P4">
作者: ['АРМІЯINFORM']</text:p>
      <text:p text:style-name="P4">
时间: 2023-05-07T54:00:00-04:00</text:p>
      <text:p text:style-name="P4">
描述: Bezpeques ta of ta o o of a a总检察官Zibra是Docasov在170年的基地的规模...与乌克兰2022年的战争，与乌克兰的最新新闻，今天与乌克兰的新闻战争，今天与乌克兰2022年的新闻战争，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343990836_928336178424793_104690195493633760_n.jpg" text:style-name="Internet_20_link" text:visited-style-name="Visited_20_Internet_20_Link">
343990836_928336178424793_104690195493633760_n.jpg</text:a>
']</text:p>
      <text:p text:style-name="P4">
标签: ['STOPRUSSIA', 'АГРЕСІЯ РФ']</text:p>
      <text:p text:style-name="P4">
类别: News</text:p>
      <!--METADATA-->
      <text:p text:style-name="P4">
<draw:frame draw:style-name="fr1" draw:name="Image268" text:anchor-type="as-char" svg:width="6.9236in" svg:height="6.265858in" draw:z-index="0">
<draw:image xlink:href="../Images/AРМІЯINFORM/2023-05-07T54-00-00-04-00/343990836_928336178424793_104690195493633760_n.jpg" xlink:type="simple" xlink:show="embed" xlink:actuate="onLoad" draw:mime-type="image/jpeg"/>
</draw:frame>
检察官的安全局已集会了俄罗斯联邦联邦联邦议会联邦议会参议员的大规模证据基础，该委员会促进了乌克兰东部和南部地区的临时生产。</text:p>
      <text:p text:style-name="P4">
关于它<text:a xlink:type="simple" xlink:href="https://www.facebook.com/SecurSerUkraine/posts/pfbid0mA87hGXqmedCFzoFZFzj6hLWGcx5QTujzetPvX1fbSmhTZirvv7wn6wDb6sKSsu5l" text:style-name="Internet_20_link" text:visited-style-name="Visited_20_Internet_20_Link">
报告</text:a>
乌克兰的安全服务。</text:p>
      <text:p text:style-name="P4">
在2022年2月，他们都支持对侵略者国家和恐怖组织“ L/DNR”之间关于友谊，合作和相互援助条约的批准。</text:p>
      <text:p text:style-name="P4">
官员们还一致支持俄罗斯以外的俄罗斯联邦武装部队。</text:p>
      <text:p text:style-name="P4">
因此，参议员为实施莫斯科计划的实施做出了贡献，以对我们的国家保持进取。</text:p>
      <text:p text:style-name="P4">
此外，去年10月，他们批准了俄罗斯端居住区，卢甘斯克，赫森和Zaporizhzhya地区的俄罗斯联合会的“入境合同”。</text:p>
      <text:p text:style-name="P4">
根据收集的证据，俄罗斯研讨会向安全局的调查人员告知，涉嫌以下乌克兰刑法：</text:p>
      <text:p text:style-name="P4">
▪️H。 3汤匙。 110(侵占乌克兰领土完整性和完整性);</text:p>
      <text:p text:style-name="P4">
▪quart5，第2页(计划，准备，解决方案和积极战争).</text:p>
      <text:p text:style-name="P4">
Зловмисникам загрожує до 15 років позбавлення волі або довічне ув’язнення зконфіскацією майна.</text:p>
      <text:p text:style-name="P4">
Досудове розслідування проводять співробітники СБУ за процесуальногокерівництва Офісу Генерального прокурора.</text:p>
      <text:p text:style-name="P4">
News Source: <text:a xlink:type="simple" xlink:href="https://armyinform.com.ua/2023/05/07/povidomleno-pro-pidozru-rosijskym-senatoram-yaki-pidtrymaly-pryyednannya-do-rf-tymchasovo-okupovanyh-regioniv-ukrayiny/" text:style-name="Internet_20_link" text:visited-style-name="Visited_20_Internet_20_Link">
https://armyinform.com.ua/2023/05/07/povidomleno-pro-pidozru-rosijskym-senatoram-yaki-pidtrymaly-pryyednannya-do-rf-tymchasovo-okupovanyh-regioniv-ukrayiny/</text:a>
</text:p>
      <!--NEWS-->
      <text:h text:style-name="P10" text:outline-level="1">
<text:span text:style-name="T4">
在过去的一天，我们的后卫摧毁了15个无人机</text:span>
</text:h>
      <text:p text:style-name="P4">
作者: ['АРМІЯINFORM']</text:p>
      <text:p text:style-name="P4">
时间: 2023-05-07T55:00:00-04:00</text:p>
      <text:p text:style-name="P4">
描述: AVISAATS的野外国防军过去的DOB在Zserdzhennya地区进行了7杆，尤其是...与乌克兰2022年的战争，与乌克兰的最新新闻，今天与乌克兰的新闻战争，今天与乌克兰2022年的新闻战争，乌克兰和俄罗斯之间的战争将在乌克兰和俄罗斯之间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ХРОНІКА ОБОРОНИ']</text:p>
      <text:p text:style-name="P4">
类别: News</text:p>
      <!--METADATA-->
      <text:p text:style-name="P4">
<draw:frame draw:style-name="fr1" draw:name="Image269" text:anchor-type="as-char" svg:width="6.9236in" svg:height="4.49457in" draw:z-index="0">
<draw:image xlink:href="../Images/AРМІЯINFORM/2023-05-07T55-00-00-04-00/aviacziya-ps-zsu-zavdara-udariv.jpg" xlink:type="simple" xlink:show="embed" xlink:actuate="onLoad" draw:mime-type="image/jpeg"/>
</draw:frame>
说明性照片<text:span text:style-name="T4">
🔥俄罗斯完成的情况</text:span>
</text:p>
      <text:p text:style-name="P4">
在过去的24小时内，国防军的航空在敌人的个人员工和军事装备的集中领域以及对敌对飞行导弹综合体的影响方面取得了7次跳动。</text:p>
      <text:p text:style-name="P4">
在Facebook上关于它<text:a xlink:type="simple" xlink:href="https://www.facebook.com/GeneralStaff.ua/posts/pfbid0DzhMiMJs6HUnhiPFZW4i1aVCn8T6i1SVm3Fn7n1PPvrHPp7W4nngmyeG2BajpHstl" text:style-name="Internet_20_link" text:visited-style-name="Visited_20_Internet_20_Link">
报告</text:a>
武装部队的总人员。</text:p>
      <text:p text:style-name="P4">
在过去的一天，我们的后卫摧毁了7次冲击和8个情报。 导弹和​​炮兵部门遭到办公室的袭击，武器集中的3rdrats和敌人的军事装备以及射击位置的炮兵部队。</text:p>
      <text:p text:style-name="P4">
News Source: <text:a xlink:type="simple" xlink:href="https://armyinform.com.ua/2023/05/07/protyagom-mynuloyi-doby-nashi-zahysnyky-znyshhyly-15-bpla/" text:style-name="Internet_20_link" text:visited-style-name="Visited_20_Internet_20_Link">
https://armyinform.com.ua/2023/05/07/protyagom-mynuloyi-doby-nashi-zahysnyky-znyshhyly-15-bpla/</text:a>
</text:p>
      <!--NEWS-->
      <text:h text:style-name="P10" text:outline-level="1">
<text:span text:style-name="T4">
俄罗斯入侵者撤离贝尔迪恩斯克和普里托斯基的方向，撤离了势力的居民</text:span>
</text:h>
      <text:p text:style-name="P4">
作者: ['АРМІЯINFORM']</text:p>
      <text:p text:style-name="P4">
时间: 2023-05-07T56:00:00-04:00</text:p>
      <text:p text:style-name="P4">
描述: 关于TSE在Facebook，ZSU的总参谋部。 Rosiskis prospapty ...与乌克兰2022年的战争，与乌克兰的最新新闻，今天与乌克兰的新闻战争，今天的最后一场新闻，今天的最后一场战争，乌克兰和俄罗斯之间的战争将在2022年与乌克兰的战争之间发生战争，他们将与乌克兰发生战争，在不久的将来，他们说，今天与乌克兰的战争，今天的乌克兰新闻，乌克兰新闻，乌克兰媒体在俄罗斯</text:p>
      <text:p text:style-name="P4">
图片: ['<text:a xlink:type="simple" xlink:href="https://armyinform.com.ua/wp-content/uploads/2023/04/okupant.jpg" text:style-name="Internet_20_link" text:visited-style-name="Visited_20_Internet_20_Link">
okupant.jpg</text:a>
']</text:p>
      <text:p text:style-name="P4">
标签: ['STOPRUSSIA', 'АГРЕСІЯ РФ']</text:p>
      <text:p text:style-name="P4">
类别: News</text:p>
      <!--METADATA-->
      <text:p text:style-name="P4">
<draw:frame draw:style-name="fr1" draw:name="Image270" text:anchor-type="as-char" svg:width="6.9236in" svg:height="3.893007in" draw:z-index="0">
<draw:image xlink:href="../Images/AРМІЯINFORM/2023-05-07T56-00-00-04-00/okupant.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DzhMiMJs6HUnhiPFZW4i1aVCn8T6i1SVm3Fn7n1PPvrHPp7W4nngmyeG2BajpHstl" text:style-name="Internet_20_link" text:visited-style-name="Visited_20_Internet_20_Link">
报告</text:a>
武装部队的总人员。</text:p>
      <text:p text:style-name="P4">
俄罗斯入侵者将当地人从Zaporizhzhya地区的暂时抓住的能量撤离，沿Putivtsktovrdyansk和Primorsk的定居点向当地休闲中心撤离。 撤离受俄罗斯护照的人的约束。 首先，那些在占领的头几个月堕落的俄罗斯公民身份的人。</text:p>
      <text:p text:style-name="P4">
News Source: <text:a xlink:type="simple" xlink:href="https://armyinform.com.ua/2023/05/07/rosijski-okupanty-evakujovuyut-zhyteliv-energodara-u-napryamku-berdyanska-ta-prymorska/" text:style-name="Internet_20_link" text:visited-style-name="Visited_20_Internet_20_Link">
https://armyinform.com.ua/2023/05/07/rosijski-okupanty-evakujovuyut-zhyteliv-energodara-u-napryamku-berdyanska-ta-prymorska/</text:a>
</text:p>
      <!--NEWS-->
      <text:h text:style-name="P10" text:outline-level="1">
<text:span text:style-name="T4">
在Starobilsky区，入侵者安排了一家野外医院，最多有70人接受治疗</text:span>
</text:h>
      <text:p text:style-name="P4">
作者: ['АРМІЯINFORM']</text:p>
      <text:p text:style-name="P4">
时间: 2023-05-07T57:00:00-04:00</text:p>
      <text:p text:style-name="P4">
描述: 关于TSE在Facebook，ZSU的总参谋部。 对于Nadannya医学的小姐...与乌克兰2022年的战争，与乌克兰的战争是今天的最新消息，与乌克兰2022年的新闻战，今天的最后一场新闻，乌克兰和俄罗斯之间以及与俄罗斯之间的战争以及与何时与与俄罗斯之间的战争乌克兰在2022年将是与否，是否会有，是否会在不久的将来与乌克兰进行战争，说，与乌克兰的战争，今日的乌克兰新闻，乌克兰媒体的乌克兰新闻在俄罗斯的乌克兰新闻</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text:p>
      <text:p text:style-name="P4">
类别: News</text:p>
      <!--METADATA-->
      <text:p text:style-name="P4">
<draw:frame draw:style-name="fr1" draw:name="Image271" text:anchor-type="as-char" svg:width="6.9236in" svg:height="4.615733in" draw:z-index="0">
<draw:image xlink:href="../Images/AРМІЯINFORM/2023-05-07T57-00-00-04-00/poraneni-okupan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DzhMiMJs6HUnhiPFZW4i1aVCn8T6i1SVm3Fn7n1PPvrHPp7W4nngmyeG2BajpHstl" text:style-name="Internet_20_link" text:visited-style-name="Visited_20_Internet_20_Link">
报告</text:a>
武装部队的总人员。</text:p>
      <text:p text:style-name="P4">
为了向受伤的军事人员提供医疗服务，俄罗斯所有者继续使用暂时撤离的基础设施。 最近，在卢甘斯克地区Starobilsky地区的一个村庄之一中，入侵者建立了一家野外医院，最多可以接受70人接受治疗。</text:p>
      <text:p text:style-name="P4">
News Source: <text:a xlink:type="simple" xlink:href="https://armyinform.com.ua/2023/05/07/u-starobilskomu-rajoni-zagarbnyky-oblashtuvaly-polovyj-shpytal-de-likuyutsya-do-70-osib/" text:style-name="Internet_20_link" text:visited-style-name="Visited_20_Internet_20_Link">
https://armyinform.com.ua/2023/05/07/u-starobilskomu-rajoni-zagarbnyky-oblashtuvaly-polovyj-shpytal-de-likuyutsya-do-70-osib/</text:a>
</text:p>
      <!--NEWS-->
      <text:h text:style-name="P10" text:outline-level="1">
<text:span text:style-name="T4">
哈佛的德米特里·库莱布（Dmitry Kuleb）敦促亚洲国家放弃中立和支持乌克兰</text:span>
</text:h>
      <text:p text:style-name="P4">
作者: ['АРМІЯINFORM']</text:p>
      <text:p text:style-name="P4">
时间: 2023-05-07T58:00:00-04:00</text:p>
      <text:p text:style-name="P4">
描述: 罗斯西斯卡（Rosieska）对乌克兰的侵略性侵略性侵略性，战争……与乌克兰2022年的战争，与乌克兰与乌克兰的最新新闻，今天与乌克兰2022年与乌克兰的新闻进行战争，乌克兰和俄罗斯之间以及俄罗斯之间的战争，以及什么时候会发生战争，与2022年的战争，乌克兰是否会在不久</text:p>
      <text:p text:style-name="P4">
图片: ['<text:a xlink:type="simple" xlink:href="https://armyinform.com.ua/wp-content/uploads/2023/05/307600a9-7e22-4af6-8f41-d38fbecf3663.jpg" text:style-name="Internet_20_link" text:visited-style-name="Visited_20_Internet_20_Link">
307600a9-7e22-4af6-8f41-d38fbecf3663.jpg</text:a>
']</text:p>
      <text:p text:style-name="P4">
标签: ['STOPRUSSIA', 'АЗІЯ', 'ДМИТРО КУЛЕБА', 'МЗС']</text:p>
      <text:p text:style-name="P4">
类别: News</text:p>
      <!--METADATA-->
      <text:p text:style-name="P4">
<draw:frame draw:style-name="fr1" draw:name="Image272" text:anchor-type="as-char" svg:width="6.9236in" svg:height="3.956343in" draw:z-index="0">
<draw:image xlink:href="../Images/AРМІЯINFORM/2023-05-07T58-00-00-04-00/307600a9-7e22-4af6-8f41-d38fbecf3663.jpg" xlink:type="simple" xlink:show="embed" xlink:actuate="onLoad" draw:mime-type="image/jpeg"/>
</draw:frame>
俄罗斯对乌克兰的侵略对亚洲和世界产生负面影响，因此为了该地区国家的利益，以明确的立场支持国家和联合国宪章。</text:p>
      <text:p text:style-name="P4">
这是由乌克兰Dmytro Kuleba外交部长在哈佛大学亚洲中心的在线存在(美国).</text:p>
      <text:p text:style-name="P4">
«Азія знаходиться в епіцентрі тектонічних зсувів у системі міжнароднихвідносин, які відбуваються через російську агресію проти України», — заявиввін.</text:p>
      <text:p text:style-name="P4">
Міністр підкреслив, що азійський регіон протягом десятиріч виступав глобальнимагентом змін: його держави вибороли незалежність, перемогли імперіалізм,віднайшли власний голос і втілили економічне диво, подолавши бідність.</text:p>
      <text:p text:style-name="P4">
«Два слова, які я чую від азійських колег дещо частіше, ніж хотілося би, це„солідарність“ та „нейтральність“. Вони висловлюють солідарність з Україною,за що ми вдячні, але декларують нейтральність щодо нас та Росії. Водночас прожодну нейтральність не може бути мови, коли йдеться про агресію, вбивства,терор, зґвалтування, мародерство і масові звірства. Країни Азії мають зайнятичітку позицію на підтримку України та Статуту ООН», — наголосив Дмитро Кулеба.</text:p>
      <text:p text:style-name="P4">
Голова МЗС переконаний, що розділення світу на Глобальний південь та північштучне. Натомість універсальними для всіх цінностями є принципи Статуту ООН,які необхідно захистити від імперіалізму.</text:p>
      <text:p text:style-name="P4">
«Новий імперіалізм вже не просто стукає в двері, а вибиває їх. Все через те,що протягом десятиліть світ мав сліпу пляму розміром з Росію. На щастя, це вминулому. Росія програє війну — не лише проти України, але і проти сучасності,розуму та здорового глузду», — заявив він.</text:p>
      <text:p text:style-name="P4">
Дмитро Кулеба порівняв керівництво Росії з диктаторами минулого, якінапередодні краху своїх режимів намагалися військовою силою втілюватиімперські амбіції, але вже невдовзі втрачали все.</text:p>
      <text:p text:style-name="P4">
«Російська війна проти України несе лише погані новини для всіх у світі.Українці страждають найбільше, але російська агресія також руйнує життя,економіки та надії людей у багатьох регіонах. Саму тому Росію необхіднозупинити», — зауважив міністр.</text:p>
      <text:p text:style-name="P4">
Дипломат нагадав, що на початку повномасштабного вторгнення ніхто не вірив вУкраїну, але нині ситуація докорінно змінилася завдяки тому, що українці малисміливість, а світ — гідність.</text:p>
      <text:p text:style-name="P4">
这位部长强调，乌克兰将获胜，俄罗斯将需要“从其驱动的坑中进行选择”。 主要的教训是“侵略不会产生任何结果”，并且与世界的东部，东，南部和北部同样相关。</text:p>
      <text:p text:style-name="P4">
“仍然有可能避免文明的碰撞。 彼此支持的国家仍然有意义。 如果我们可以一起保护，以便我们可以承受其他挑战：气候变化，粮食危机，全球不平等。”他总结道。</text:p>
      <text:p text:style-name="P4">
亚洲哈佛大学中心的Video在线活动<text:a xlink:type="simple" xlink:href="https://youtu.be/MeBuqP-77DU" text:style-name="Internet_20_link" text:visited-style-name="Visited_20_Internet_20_Link">
此处</text:a>
._</text:p>
      <text:p text:style-name="P4">
News Source: <text:a xlink:type="simple" xlink:href="https://armyinform.com.ua/2023/05/07/dmytro-kuleba-u-garvardi-zaklykav-krayiny-aziyi-vidmovytysya-vid-nejtralnosti-ta-pidtrymaty-ukrayinu/" text:style-name="Internet_20_link" text:visited-style-name="Visited_20_Internet_20_Link">
https://armyinform.com.ua/2023/05/07/dmytro-kuleba-u-garvardi-zaklykav-krayiny-aziyi-vidmovytysya-vid-nejtralnosti-ta-pidtrymaty-ukrayinu/</text:a>
</text:p>
      <!--NEWS-->
      <text:h text:style-name="P10" text:outline-level="1">
<text:span text:style-name="T4">
当我们的无人机摧毁俄罗斯MUR-P观察综合体时</text:span>
</text:h>
      <text:p text:style-name="P4">
作者: ['АРМІЯINFORM']</text:p>
      <text:p text:style-name="P4">
时间: 2023-05-07T59:00:00-04:00</text:p>
      <text:p text:style-name="P4">
描述: 在电报中拍摄视频vicper'r-minigra Zannovaty，Rosvitka ...与乌克兰2022年的战争，与乌克兰与乌克兰的最新新闻，今天与乌克兰的新闻，乌克兰2022年最后一次进行战争，将在乌克兰和俄罗斯之间以及俄罗斯和俄罗斯之间发生战争，何时，何时，何时，何时，何时，何时，何时，何时，何时，何时，何时，2022年与乌克兰的战争将在不久的将来与乌克兰发生战争，与乌克兰与乌克兰的战争今天，乌克兰新闻在乌克兰媒体的俄罗斯人</text:p>
      <text:p text:style-name="P4">
图片: []</text:p>
      <text:p text:style-name="P4">
标签: ['STOPRUSSIA', 'АГРЕСІЯ РФ']</text:p>
      <text:p text:style-name="P4">
类别: News</text:p>
      <!--METADATA-->
      <text:p text:style-name="P4">
这样的视频由Telegram副局部创新，教育，科学和技术的发展 - 乌克兰Chaylo Fedorov的数字化转型部长的发展。</text:p>
      <text:p text:style-name="P4">
News Source: <text:a xlink:type="simple" xlink:href="https://armyinform.com.ua/2023/05/07/yak-nash-bezpilotnyk-znyshhuye-rosijskyj-kompleks-sposterezhennya-murom-p/" text:style-name="Internet_20_link" text:visited-style-name="Visited_20_Internet_20_Link">
https://armyinform.com.ua/2023/05/07/yak-nash-bezpilotnyk-znyshhuye-rosijskyj-kompleks-sposterezhennya-murom-p/</text:a>
</text:p>
      <!--NEWS-->
      <text:h text:style-name="P10" text:outline-level="1">
<text:span text:style-name="T4">
瑞士公司将在乌克兰投入约20辆车</text:span>
</text:h>
      <text:p text:style-name="P4">
作者: ['АРМІЯINFORM']</text:p>
      <text:p text:style-name="P4">
时间: 2023-05-07T60:00:00-04:00</text:p>
      <text:p text:style-name="P4">
描述: Minretegraitim是为了被Rosinovanny机器粉碎，以清洁Navigannya ...与乌克兰2022年的战争，与乌克兰与乌克兰的最新消息，与乌克兰的新闻，乌克兰2022年的新闻战争将是乌克兰和俄罗斯的最后一场战争，以及战争时，战争是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golovna-3-1.jpg" text:style-name="Internet_20_link" text:visited-style-name="Visited_20_Internet_20_Link">
golovna-3-1.jpg</text:a>
']</text:p>
      <text:p text:style-name="P4">
标签: ['STOPRUSSIA', 'АГРЕСІЯ РФ', 'ДОПОМОГА ПАРТНЕРІВ', 'РОЗМІНУВАННЯ', 'СВІТ ПІДТРИМУЄ УКРАЇНУ']</text:p>
      <text:p text:style-name="P4">
类别: News</text:p>
      <!--METADATA-->
      <text:p text:style-name="P4">
<draw:frame draw:style-name="fr1" draw:name="Image273" text:anchor-type="as-char" svg:width="6.9236in" svg:height="4.048178in" draw:z-index="0">
<draw:image xlink:href="../Images/AРМІЯINFORM/2023-05-07T60-00-00-04-00/golovna-3-1.jpg" xlink:type="simple" xlink:show="embed" xlink:actuate="onLoad" draw:mime-type="image/jpeg"/>
</draw:frame>
说明性照片</text:p>
      <text:p text:style-name="P4">
重新融合部将有助于吸引脱粒机，以清理爆炸物中解放的循环。</text:p>
      <text:p text:style-name="P4">
关于它<text:a xlink:type="simple" xlink:href="https://www.facebook.com/MReintegration/posts/pfbid02surnM1sGQ46hqn63Uhpq1d28RyKu87Nx4tQvtPNm4afVPf6WrKQmjRCtRbjt6RaUl" text:style-name="Internet_20_link" text:visited-style-name="Visited_20_Internet_20_Link">
报告</text:a>
乌克兰暂时占领领土的重新融入部。</text:p>
      <text:p text:style-name="P4">
在Ishwedskaya机械化工具部之间签署了相应的合作备忘录(GCS).</text:p>
      <text:p text:style-name="P4">
Результатом співпраці має стати залучення компанією машин розмінування. Машинизастосують для очищення від мін і нерозірваних боєприпасівсільськогосподарських угідь та об’єктів критичної інфраструктури деокупованихрайонів Миколаївської, Харківської та Херсонської областей.</text:p>
      <text:p text:style-name="P4">
Для цього керівництвом GCS було заявлено про наміри протягом цього рокупоставити в Україну близько 20 машин розмінування.</text:p>
      <text:p text:style-name="P4">
Крім того, сторони домовилися взаємодіяти у царині технічного та нетехнічногообстеження ймовірно забруднених ВНП територій. А також — проводити навчаннянаселення звільнених територій ризикам, пов’язаним із мінами танездетонованими боєприпасами.</text:p>
      <text:p text:style-name="P4">
News Source: <text:a xlink:type="simple" xlink:href="https://armyinform.com.ua/2023/05/07/shvejczarska-kompaniya-postavyt-v-ukrayinu-blyzko-20-mashyn-dlya-rozminuvannya/" text:style-name="Internet_20_link" text:visited-style-name="Visited_20_Internet_20_Link">
https://armyinform.com.ua/2023/05/07/shvejczarska-kompaniya-postavyt-v-ukrayinu-blyzko-20-mashyn-dlya-rozminuvannya/</text:a>
</text:p>
      <!--NEWS-->
      <text:h text:style-name="P10" text:outline-level="1">
<text:span text:style-name="T4">
国防军消除了660多名入侵者，摧毁了6个坦克和18个无人机</text:span>
</text:h>
      <text:p text:style-name="P4">
作者: ['АРМІЯINFORM']</text:p>
      <text:p text:style-name="P4">
时间: 2023-05-07T61:00:00-04:00</text:p>
      <text:p text:style-name="P4">
描述: Zagalni Boyov，将敌人于02.24.22至07/07/23 Orintovo成为：...与乌克兰2022年战争，与乌克兰的最新新闻，今天与乌克兰的新闻战争，今天与乌克兰2022年的新闻战，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vtraty_07-05-2023-1-scaled.jpg" text:style-name="Internet_20_link" text:visited-style-name="Visited_20_Internet_20_Link">
vtraty_07-05-2023-1-scaled.jpg</text:a>
']</text:p>
      <text:p text:style-name="P4">
标签: ['STOPRUSSIA', 'АГРЕСІЯ РФ', 'ВІЙНА', 'ВТОРГНЕННЯ РФ', 'ВТРАТИ ВОРОГА']</text:p>
      <text:p text:style-name="P4">
类别: News</text:p>
      <!--METADATA-->
      <text:p text:style-name="P4">
<draw:frame draw:style-name="fr1" draw:name="Image274" text:anchor-type="as-char" svg:width="6.9236in" svg:height="6.987066in" draw:z-index="0">
<draw:image xlink:href="../Images/AРМІЯINFORM/2023-05-07T61-00-00-04-00/vtraty_07-05-2023-1-scaled.jpg" xlink:type="simple" xlink:show="embed" xlink:actuate="onLoad" draw:mime-type="image/jpeg"/>
</draw:frame>
从24.02.22到07.05.23的敌人的总损失将定向：</text:p>
      <text:p text:style-name="P4">
<text:span text:style-name="T4">
<text:span text:style-name="T5">
人员 -  </text:span>
* 194430(+660)被淘汰的人</text:span>
<text:span text:style-name="T5">
坦克 -  </text:span>
<text:span text:style-name="T5">
 3723(+6)</text:span>
<text:span text:style-name="T4">
战斗装甲车 -  </text:span>
 7248(+10)<text:span text:style-name="T4">
<text:span text:style-name="T5">
炮兵系统 -  </text:span>
<text:span text:style-name="T5">
 3010(+18)</text:span>
 </text:span>
 rszv- <text:span text:style-name="T4">
 554(+2)</text:span>
<text:span text:style-name="T5">
防空 -  </text:span>
<text:span text:style-name="T5">
 306(0)</text:span>
<text:span text:style-name="T4">
飞机 -  </text:span>
 308(0)<text:span text:style-name="T4">
<text:span text:style-name="T5">
直升机 -  </text:span>
* 294(0)</text:span>
<text:span text:style-name="T5">
无人机手术战术水平 -  </text:span>
<text:span text:style-name="T5">
 2572(+18)</text:span>
<text:span text:style-name="T4">
有翼的导弹 -  </text:span>
 947(0)<text:span text:style-name="T4">
<text:span text:style-name="T5">
船 /船 -  </text:span>
* 18(0)</text:span>
<text:span text:style-name="T5">
汽车设备和坦克 -  </text:span>
<text:span text:style-name="T5">
 5952(+16)</text:span>
<text:span text:style-name="T4">
特殊技术 -  </text:span>
 380(+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7.05.23。</text:p>
      <text:p text:style-name="P4">
News Source: <text:a xlink:type="simple" xlink:href="https://armyinform.com.ua/2023/05/07/syly-oborony-likviduvaly-ponad-660-okupantiv-znyshhyly-6-tankiv-ta-18-bpla/" text:style-name="Internet_20_link" text:visited-style-name="Visited_20_Internet_20_Link">
https://armyinform.com.ua/2023/05/07/syly-oborony-likviduvaly-ponad-660-okupantiv-znyshhyly-6-tankiv-ta-18-bpla/</text:a>
</text:p>
      <!--NEWS-->
      <text:h text:style-name="P10" text:outline-level="1">
<text:span text:style-name="T4">
我相信我们的国家队将与Invictus Games-2023-Yulia Laputina代表乌克兰</text:span>
</text:h>
      <text:p text:style-name="P4">
作者: ['АРМІЯINFORM']</text:p>
      <text:p text:style-name="P4">
时间: 2023-05-07T62:00:00-04:00</text:p>
      <text:p text:style-name="P4">
描述: 我们的国家Zbirna是Gydnoy，在Invictus Games-2023上介绍乌克兰人。 Taku ...与乌克兰2022年的战争，与乌克兰的最新新闻战争，与乌克兰的新闻战争，今天的最后一场新闻，今天的最后一次战争将在乌克兰和俄罗斯之间发生战争，当2022年与乌克兰的战争将是他们说，在不久的将来与乌克兰发动了战争</text:p>
      <text:p text:style-name="P4">
图片: ['<text:a xlink:type="simple" xlink:href="https://armyinform.com.ua/wp-content/uploads/2022/10/yuliya-laputina.jpg" text:style-name="Internet_20_link" text:visited-style-name="Visited_20_Internet_20_Link">
yuliya-laputina.jpg</text:a>
']</text:p>
      <text:p text:style-name="P4">
标签: ['INVICTUS GAMES-2023', 'ЮЛІЯ ЛАПУТІНА']</text:p>
      <text:p text:style-name="P4">
类别: News</text:p>
      <!--METADATA-->
      <text:p text:style-name="P4">
<draw:frame draw:style-name="fr1" draw:name="Image275" text:anchor-type="as-char" svg:width="6.9236in" svg:height="4.61393in" draw:z-index="0">
<draw:image xlink:href="../Images/AРМІЯINFORM/2023-05-07T62-00-00-04-00/yuliya-laputina.jpg" xlink:type="simple" xlink:show="embed" xlink:actuate="onLoad" draw:mime-type="image/jpeg"/>
</draw:frame>
乌克兰尤利亚·拉普蒂纳(Yulia Laputina)退伍军人部长</text:p>
      <text:p text:style-name="P4">
我们的国家队将在2023年代表乌克兰。 乌克兰尤利亚·拉普丁(Ulia Laputin)的退伍军人部长在直接纳入国家电话“统一新闻”中表达了他的能力。</text:p>
      <text:p text:style-name="P4">
这在[消息]中说明了(https://www.kmu.gov.ua/news/yuliia-laputina-vpevnena-shcho-nasha-natsionalna-zbirna-hidno-predstavyt-ukrainu-na-invictus-games-2023)政府门户。</text:p>
      <text:p text:style-name="P4">
“参加了参加无名游戏的合格比赛的任何人 - 首先，已经发烧了。 24我们的勇士将前往杜塞尔多夫的国际主义。 当然，我们期待获得奖牌，因为对于我们的管子和女孩来说，为我们的国家赢得奖项很重要。 他们的参与也将是对体育外交的贡献，除了体育运动外，还为世界带来了有关俄罗斯对反乌克兰侵略的侵略的真实信息，以及乌克兰人民对击败邪恶帝国的贡献。 我相信我们的国家队将代表乌克兰参加国际竞技场，这将是我们军事胜利的婚礼步骤。”退伍军人部负责人说。</text:p>
      <text:p text:style-name="P4">
她指出，体育是从战区返回的最有效的康复元素之一。 这就是为什么司法部共同致力于为退伍军人体育的发展创建适当的基础设施。 为了为每个社区退伍军人和退伍军人，他们可以自由地参加体育运动，并参与兄弟和活动前的体育文化。</text:p>
      <text:p text:style-name="P4">
“这不仅可以使他们有效地进行康复，还可以将其家人和退伍军人社区强加于积极的运动类型。 反过来，这将为我们的国家队提供国际比赛的新机会，并在纳米级和区域级别举行自己的体育比赛。</text:p>
      <text:p text:style-name="P4">
News Source: <text:a xlink:type="simple" xlink:href="https://armyinform.com.ua/2023/05/07/vpevnena-shho-nasha-naczionalna-zbirna-gidno-predstavyt-ukrayinu-na-invictus-games-2023-yuliya-laputina/" text:style-name="Internet_20_link" text:visited-style-name="Visited_20_Internet_20_Link">
https://armyinform.com.ua/2023/05/07/vpevnena-shho-nasha-naczionalna-zbirna-gidno-predstavyt-ukrayinu-na-invictus-games-2023-yuliya-laputina/</text:a>
</text:p>
      <!--NEWS-->
      <text:h text:style-name="P10" text:outline-level="1">
<text:span text:style-name="T4">
在乌克兰沉默的时刻</text:span>
</text:h>
      <text:p text:style-name="P4">
作者: ['АРМІЯINFORM']</text:p>
      <text:p text:style-name="P4">
时间: 2023-05-07T6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276" text:anchor-type="as-char" svg:width="6.9236in" svg:height="3.895992in" draw:z-index="0">
<draw:image xlink:href="../Images/AРМІЯINFORM/2023-05-07T63-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07/v-ukrayini-hvylyna-movchannya-2/" text:style-name="Internet_20_link" text:visited-style-name="Visited_20_Internet_20_Link">
https://armyinform.com.ua/2023/05/07/v-ukrayini-hvylyna-movchannya-2/</text:a>
</text:p>
      <!--NEWS-->
      <text:h text:style-name="P10" text:outline-level="1">
<text:span text:style-name="T4">
到了晚上</text:span>
</text:h>
      <text:p text:style-name="P4">
作者: ['АРМІЯINFORM']</text:p>
      <text:p text:style-name="P4">
时间: 2023-05-07T64:00:00-04:00</text:p>
      <text:p text:style-name="P4">
描述: 战略性的Avisaats atia Rosyan Uonchi对乌克兰的Pyvden地区进行了导弹罢工。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raketa-bastion.jpg" text:style-name="Internet_20_link" text:visited-style-name="Visited_20_Internet_20_Link">
raketa-bastion.jpg</text:a>
']</text:p>
      <text:p text:style-name="P4">
标签: ['МИКОЛАЇВЩИНА', 'ОК «ПІВДЕНЬ»', 'РАКЕТНІ ОБСТРІЛИ', 'ХЕРСОНЩИНА']</text:p>
      <text:p text:style-name="P4">
类别: News</text:p>
      <!--METADATA-->
      <text:p text:style-name="P4">
<draw:frame draw:style-name="fr1" draw:name="Image277" text:anchor-type="as-char" svg:width="6.9236in" svg:height="3.750283in" draw:z-index="0">
<draw:image xlink:href="../Images/AРМІЯINFORM/2023-05-07T64-00-00-04-00/raketa-bastion.jpg" xlink:type="simple" xlink:show="embed" xlink:actuate="onLoad" draw:mime-type="image/jpeg"/>
</draw:frame>
堡垒综合体的反舰导弹P-800“ Onyx”的开始。 说明性照片</text:p>
      <text:p text:style-name="P4">
俄罗斯人在夜间的战略航空在乌克兰南部地区地区袭击了火箭袭击。</text:p>
      <text:p text:style-name="P4">
关于它<text:a xlink:type="simple" xlink:href="https://www.facebook.com/OperationalCommandSouth/posts/pfbid02BHyjvJN7SzRSiBz6NbVGRoRkdruzjfnxeoCXnBkXg3ENpoj8PQvHUo1DkXtKaxG2l" text:style-name="Internet_20_link" text:visited-style-name="Visited_20_Internet_20_Link">
报告</text:a>
操作命令“南”。</text:p>
      <text:p text:style-name="P4">
“敌人由Mykolaiv地区的5枚导弹X-22执导，在Kherson地区执导1个。 有一个行业的暗示。 人们没有受伤。”</text:p>
      <text:p text:style-name="P4">
值得注意的是，前一天，在一天中的中间，敌人造成了另一个火箭发射器，可能是从沿海导弹综合大楼带有2种on玛瑙火箭。 Evluhu到Kherson Hydropark地区。 没有人类损失。</text:p>
      <text:p text:style-name="P4">
敌人也继续用摊位袭击空袭(校正的航空炸弹)以及使用无人机-Kamikadze。 Pourson和Beryslav区指挥了3个托管安全气囊，还使用了3个“ Lancets”。</text:p>
      <text:p text:style-name="P4">
“在黑海中，敌军组由4个表面火箭发射器组成的12个单位，其中最大的射手“ calibers”最多32枚导弹。  - 火箭发射器的威胁水平仍然很高。 不要忽视自己的安全，不要屈服于Panica，信任可靠的信息来源，留在黑海海岸，森林地带和其他失败的当地人的概述中。”</text:p>
      <text:p text:style-name="P4">
只要我们保留乌克兰，请照顾好自己!</text:p>
      <text:p text:style-name="P4">
News Source: <text:a xlink:type="simple" xlink:href="https://armyinform.com.ua/2023/05/07/unochi-vorog-zavdav-udaru-raketamy-h-22-po-mykolayivshhyni-ta-hersonshhyni/" text:style-name="Internet_20_link" text:visited-style-name="Visited_20_Internet_20_Link">
https://armyinform.com.ua/2023/05/07/unochi-vorog-zavdav-udaru-raketamy-h-22-po-mykolayivshhyni-ta-hersonshhyni/</text:a>
</text:p>
      <!--NEWS-->
      <text:h text:style-name="P10" text:outline-level="1">
<text:span text:style-name="T4">
少年检察官：由于俄罗斯联邦的武装侵略，乌克兰有480名儿童被杀</text:span>
</text:h>
      <text:p text:style-name="P4">
作者: ['АРМІЯINFORM']</text:p>
      <text:p text:style-name="P4">
时间: 2023-05-07T65:00:00-04:00</text:p>
      <text:p text:style-name="P4">
描述: 伤口7的村庄是2023年的伤害，比Nizh 1444 Ditini在乌克兰Vnaslikok中投入的1444年...与乌克兰2022年的战争，与乌克兰的战争是今天的最新消息，这是今天与乌克兰2022年的新闻，今天与乌克兰的新闻战争乌克兰和俄罗斯之间发生战争，当战争，与乌克兰战争时，无论是否在2022年与乌克兰战争，他们会在不久的将来与乌克兰发生战争，他们说，今天与乌克兰的战争，乌克兰新闻，乌克兰新闻，乌克兰新闻在俄罗斯的乌克兰媒体</text:p>
      <text:p text:style-name="P4">
图片: ['<text:a xlink:type="simple" xlink:href="https://armyinform.com.ua/wp-content/uploads/2023/01/47_big.jpg" text:style-name="Internet_20_link" text:visited-style-name="Visited_20_Internet_20_Link">
47_big.jpg</text:a>
']</text:p>
      <text:p text:style-name="P4">
标签: ['STOPRUSSIA', 'АГРЕСІЯ РФ', 'ВІЙНА', 'ВТОРГНЕННЯ РФ', 'ДІТИ ВІЙНИ']</text:p>
      <text:p text:style-name="P4">
类别: News</text:p>
      <!--METADATA-->
      <text:p text:style-name="P4">
<draw:frame draw:style-name="fr1" draw:name="Image278" text:anchor-type="as-char" svg:width="6.9236in" svg:height="5.18693in" draw:z-index="0">
<draw:image xlink:href="../Images/AРМІЯINFORM/2023-05-07T65-00-00-04-00/47_big.jpg" xlink:type="simple" xlink:show="embed" xlink:actuate="onLoad" draw:mime-type="image/jpeg"/>
</draw:frame>
说明性照片</text:p>
      <text:p text:style-name="P4">
截至2023年5月7日上午，由于俄罗斯联邦的大规模侵略，乌克兰有1444多名儿童受伤。 根据官方信息检察官的说法，有480名儿童被杀，964人受伤的严重程度不同。</text:p>
      <text:p text:style-name="P4">
关于它<text:a xlink:type="simple" xlink:href="https://t.me/pgo_gov_ua/11913" text:style-name="Internet_20_link" text:visited-style-name="Visited_20_Internet_20_Link">
报告</text:a>
乌克兰检察长办公室。</text:p>
      <text:p text:style-name="P4">
儿童在顿涅茨克地区受到最大的影响-455，哈尔基夫-275，基辅-128，Kherson -96，Zaporizhia -89，Mykolaivskaya -89 -89，Chernihiv -70，Dnipropropetrovsk -67，Lugansk -66。</text:p>
      <text:p text:style-name="P4">
检察长办公室强调，这些数字不是最终的，因为工作存储在积极战斗，本科和解放领土的装置中。</text:p>
      <text:p text:style-name="P4">
“ <text:a xlink:type="simple" xlink:href="https://childrenofwar.gov.ua/" text:style-name="Internet_20_link" text:visited-style-name="Visited_20_Internet_20_Link">
战争之子</text:a>
»是一个可以报告的平台，并找到了有关对乌克兰战争影响的儿童的所有信息。</text:p>
      <text:p text:style-name="P4">
News Source: <text:a xlink:type="simple" xlink:href="https://armyinform.com.ua/2023/05/07/yuvenalni-prokurory-480-ditej-zagynulo-v-ukrayini-vnaslidok-zbrojnoyi-agresiyi-rf/" text:style-name="Internet_20_link" text:visited-style-name="Visited_20_Internet_20_Link">
https://armyinform.com.ua/2023/05/07/yuvenalni-prokurory-480-ditej-zagynulo-v-ukrayini-vnaslidok-zbrojnoyi-agresiyi-rf/</text:a>
</text:p>
      <!--NEWS-->
      <text:h text:style-name="P10" text:outline-level="1">
<text:span text:style-name="T4">
Bakhmut和Marinka进行了激烈的战斗 - 武装部队的总人员</text:span>
</text:h>
      <text:p text:style-name="P4">
作者: ['АРМІЯINFORM']</text:p>
      <text:p text:style-name="P4">
时间: 2023-05-07T66:00:00-04:00</text:p>
      <text:p text:style-name="P4">
描述: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5/bahmut-sytuacziya.jpg" text:style-name="Internet_20_link" text:visited-style-name="Visited_20_Internet_20_Link">
bahmut-sytuacziya.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279" text:anchor-type="as-char" svg:width="6.9236in" svg:height="4.275627in" draw:z-index="0">
<draw:image xlink:href="../Images/AРМІЯINFORM/2023-05-07T66-00-00-04-00/bahmut-sytuacziya.jpg" xlink:type="simple" xlink:show="embed" xlink:actuate="onLoad" draw:mime-type="image/jpeg"/>
</draw:frame>
说明性照片<text:span text:style-name="T4">
🔥俄罗斯入侵的情况</text:span>
</text:p>
      <text:p text:style-name="P4">
敌人继续专注于对莱曼，巴赫穆特，阿维迪夫和玛丽斯基的指示的主要努力。 有Bakhmut和Marinka的激烈战斗。 最后，敌人在最后一天发动了大约50次攻击。</text:p>
      <text:p text:style-name="P4">
关于它<text:a xlink:type="simple" xlink:href="https://www.facebook.com/GeneralStaff.ua/posts/pfbid0DzhMiMJs6HUnhiPFZW4i1aVCn8T6i1SVm3Fn7n1PPvrHPp7W4nngmyeG2BajpHstl" text:style-name="Internet_20_link" text:visited-style-name="Visited_20_Internet_20_Link">
报告</text:a>
乌克兰武装部队的总人员在2023年5月7日的运营信息状态审查中。</text:p>
      <text:p text:style-name="P4">
值得注意的是，在正面的四个阴影上，敌人以同样的方式进行进攻行动。</text:p>
      <text:p text:style-name="P4">
“在<text:span text:style-name="T4">
 kupyansk方向</text:span>
敌人在Sinkivka中进行了不成功的进攻行动。</text:p>
      <text:p text:style-name="P4">
在<text:span text:style-name="T4">
的方向</text:span>
敌人朝着白人和有争议的方向进行了进攻行动，没有成功。</text:p>
      <text:p text:style-name="P4">
在<text:span text:style-name="T4">
 bakhmut方向</text:span>
敌人继续采取进攻行动。 它正在巴赫穆特(Bakhmut)进行。 同时，在过去的一天中，敌人在Bogdanivka，Ivanovsky，Etent和New York的指示下未能成功。</text:p>
      <text:p text:style-name="P4">
在<text:span text:style-name="T4">
 avdeevsky方向上</text:span>
最后一天，进攻行动的敌人不是。</text:p>
      <text:p text:style-name="P4">
在<text:span text:style-name="T4">
马林斯基方向</text:span>
防御单位反映了在Marinka地区进行的众多攻击。</text:p>
      <text:p text:style-name="P4">
没有在**采矿方向记录​​敌对的进攻行动。</text:p>
      <text:p text:style-name="P4">
在<text:span text:style-name="T4">
 Zaporizhzhya和Kherson的指示中</text:span>
敌人继续干预。”</text:p>
      <text:p text:style-name="P4">
News Source: <text:a xlink:type="simple" xlink:href="https://armyinform.com.ua/2023/05/07/vedutsya-vazhki-boyi-za-mista-bahmut-ta-maryinka-genshtab-zsu/" text:style-name="Internet_20_link" text:visited-style-name="Visited_20_Internet_20_Link">
https://armyinform.com.ua/2023/05/07/vedutsya-vazhki-boyi-za-mista-bahmut-ta-maryinka-genshtab-zsu/</text:a>
</text:p>
      <!--NEWS-->
      <text:h text:style-name="P10" text:outline-level="1">
<text:span text:style-name="T4">
MSTA-B每天摧毁敌人在Avdeevsky的方向上：高级报告</text:span>
</text:h>
      <text:p text:style-name="P4">
作者: ['Олександр Кіндсфатер']</text:p>
      <text:p text:style-name="P4">
时间: 2023-05-07T67:00:00-04:00</text:p>
      <text:p text:style-name="P4">
描述: 蒂西亚，我在米诺伊岩石受伤时闻到了shchelni的味道。 Mikolavskoye男孩的Badklikh的Pid Hour ...与乌克兰2022年的战争，与乌克兰的最新新闻，今天与乌克兰的新闻战争，今天与乌克兰2022年的新闻战争，乌克兰和俄罗斯之间的战争将发生战争他们说，与否，他们不会在不久的将来与乌克兰发动战争，他们说，今天与乌克兰的战争，今天的乌克兰新闻，乌克兰的新闻，乌克兰媒体的俄罗斯媒体</text:p>
      <text:p text:style-name="P4">
图片: ['<text:a xlink:type="simple" xlink:href="https://armyinform.com.ua/wp-content/uploads/2023/05/1-30.jpg" text:style-name="Internet_20_link" text:visited-style-name="Visited_20_Internet_20_Link">
1-30.jpg</text:a>
', '<text:a xlink:type="simple" xlink:href="https://armyinform.com.ua/wp-content/uploads/2023/05/2-29-150x150.jpg" text:style-name="Internet_20_link" text:visited-style-name="Visited_20_Internet_20_Link">
2-29-150x150.jpg</text:a>
', '<text:a xlink:type="simple" xlink:href="https://armyinform.com.ua/wp-content/uploads/2023/05/3-30-150x150.jpg" text:style-name="Internet_20_link" text:visited-style-name="Visited_20_Internet_20_Link">
3-30-150x150.jpg</text:a>
', '<text:a xlink:type="simple" xlink:href="https://armyinform.com.ua/wp-content/uploads/2023/05/4-28-150x150.jpg" text:style-name="Internet_20_link" text:visited-style-name="Visited_20_Internet_20_Link">
4-28-150x150.jpg</text:a>
', '<text:a xlink:type="simple" xlink:href="https://armyinform.com.ua/wp-content/uploads/2023/05/5-18-150x150.jpg" text:style-name="Internet_20_link" text:visited-style-name="Visited_20_Internet_20_Link">
5-18-150x150.jpg</text:a>
', '<text:a xlink:type="simple" xlink:href="https://armyinform.com.ua/wp-content/uploads/2023/05/6-15-150x150.jpg" text:style-name="Internet_20_link" text:visited-style-name="Visited_20_Internet_20_Link">
6-15-150x150.jpg</text:a>
', '<text:a xlink:type="simple" xlink:href="https://armyinform.com.ua/wp-content/uploads/2023/05/7-11-150x150.jpg" text:style-name="Internet_20_link" text:visited-style-name="Visited_20_Internet_20_Link">
7-11-150x150.jpg</text:a>
', '<text:a xlink:type="simple" xlink:href="https://armyinform.com.ua/wp-content/uploads/2023/05/8-8-150x150.jpg" text:style-name="Internet_20_link" text:visited-style-name="Visited_20_Internet_20_Link">
8-8-150x150.jpg</text:a>
', '<text:a xlink:type="simple" xlink:href="https://armyinform.com.ua/wp-content/uploads/2023/05/9-9-150x150.jpg" text:style-name="Internet_20_link" text:visited-style-name="Visited_20_Internet_20_Link">
9-9-150x150.jpg</text:a>
', '<text:a xlink:type="simple" xlink:href="https://armyinform.com.ua/wp-content/uploads/2023/05/10-11-150x150.jpg" text:style-name="Internet_20_link" text:visited-style-name="Visited_20_Internet_20_Link">
10-11-150x150.jpg</text:a>
', '<text:a xlink:type="simple" xlink:href="https://armyinform.com.ua/wp-content/uploads/2023/05/11-8-150x150.jpg" text:style-name="Internet_20_link" text:visited-style-name="Visited_20_Internet_20_Link">
11-8-150x150.jpg</text:a>
', '<text:a xlink:type="simple" xlink:href="https://armyinform.com.ua/wp-content/uploads/2023/05/12-7-150x150.jpg" text:style-name="Internet_20_link" text:visited-style-name="Visited_20_Internet_20_Link">
12-7-150x150.jpg</text:a>
', '<text:a xlink:type="simple" xlink:href="https://armyinform.com.ua/wp-content/uploads/2023/05/13-5-150x150.jpg" text:style-name="Internet_20_link" text:visited-style-name="Visited_20_Internet_20_Link">
13-5-150x150.jpg</text:a>
', '<text:a xlink:type="simple" xlink:href="https://armyinform.com.ua/wp-content/uploads/2023/05/14-4-150x150.jpg" text:style-name="Internet_20_link" text:visited-style-name="Visited_20_Internet_20_Link">
14-4-150x150.jpg</text:a>
', '<text:a xlink:type="simple" xlink:href="https://armyinform.com.ua/wp-content/uploads/2023/05/15-2-150x150.jpg" text:style-name="Internet_20_link" text:visited-style-name="Visited_20_Internet_20_Link">
15-2-150x150.jpg</text:a>
', '<text:a xlink:type="simple" xlink:href="https://armyinform.com.ua/wp-content/uploads/2023/05/16-2-150x150.jpg" text:style-name="Internet_20_link" text:visited-style-name="Visited_20_Internet_20_Link">
16-2-150x150.jpg</text:a>
', '<text:a xlink:type="simple" xlink:href="https://armyinform.com.ua/wp-content/uploads/2023/05/17-150x150.jpg" text:style-name="Internet_20_link" text:visited-style-name="Visited_20_Internet_20_Link">
17-150x150.jpg</text:a>
', '<text:a xlink:type="simple" xlink:href="https://armyinform.com.ua/wp-content/uploads/2023/05/18-2-150x150.jpg" text:style-name="Internet_20_link" text:visited-style-name="Visited_20_Internet_20_Link">
18-2-150x150.jpg</text:a>
', '<text:a xlink:type="simple" xlink:href="https://armyinform.com.ua/wp-content/uploads/2023/05/19-1-150x150.jpg" text:style-name="Internet_20_link" text:visited-style-name="Visited_20_Internet_20_Link">
19-1-150x150.jpg</text:a>
', '<text:a xlink:type="simple" xlink:href="https://armyinform.com.ua/wp-content/uploads/2023/05/20-1-150x150.jpg" text:style-name="Internet_20_link" text:visited-style-name="Visited_20_Internet_20_Link">
20-1-150x150.jpg</text:a>
', '<text:a xlink:type="simple" xlink:href="https://armyinform.com.ua/wp-content/uploads/2023/05/21-150x150.jpg" text:style-name="Internet_20_link" text:visited-style-name="Visited_20_Internet_20_Link">
21-150x150.jpg</text:a>
', '<text:a xlink:type="simple" xlink:href="https://armyinform.com.ua/wp-content/uploads/2023/05/23-150x150.jpg" text:style-name="Internet_20_link" text:visited-style-name="Visited_20_Internet_20_Link">
23-150x150.jpg</text:a>
', '<text:a xlink:type="simple" xlink:href="https://armyinform.com.ua/wp-content/uploads/2023/05/25-150x150.jpg" text:style-name="Internet_20_link" text:visited-style-name="Visited_20_Internet_20_Link">
25-150x150.jpg</text:a>
', '<text:a xlink:type="simple" xlink:href="https://armyinform.com.ua/wp-content/uploads/2023/05/26-150x150.jpg" text:style-name="Internet_20_link" text:visited-style-name="Visited_20_Internet_20_Link">
26-150x150.jpg</text:a>
', '<text:a xlink:type="simple" xlink:href="https://armyinform.com.ua/wp-content/uploads/2023/05/27-150x150.jpg" text:style-name="Internet_20_link" text:visited-style-name="Visited_20_Internet_20_Link">
27-150x150.jpg</text:a>
']</text:p>
      <text:p text:style-name="P4">
标签: ['59 БРИГАДА', 'АРТИЛЕРИСТИ', 'ВІЙСЬКОВІ ТРОФЕЇ', 'ГАУБИЦІ', 'МСТА-Б', 'РЕПОРТАЖ']</text:p>
      <text:p text:style-name="P4">
类别: News</text:p>
      <!--METADATA-->
      <text:p text:style-name="P4">
<draw:frame draw:style-name="fr1" draw:name="Image280" text:anchor-type="as-char" svg:width="6.9236in" svg:height="4.581115in" draw:z-index="0">
<draw:image xlink:href="../Images/AРМІЯINFORM/2023-05-07T67-00-00-04-00/1-30.jpg" xlink:type="simple" xlink:show="embed" xlink:actuate="onLoad" draw:mime-type="image/jpeg"/>
</draw:frame>
**这个故事始于去年5月。 在Naikolaevsky方向的激烈战斗中，一个单独的步兵旅的枪击车以Yakovagandziuk命名，Zabrofeyuk是一个强大的152毫米MSTA-B枪。 在将近一年的时间里，枪手尤金(Eugene)的计算成功地破坏了教会最重要地区的敌人。 在此期间，炮兵变成了数十个单位</text:p>
      <text:p text:style-name="P4">
<text:span text:style-name="T4">
陆军通讯员参观了Taudyevsky方向的奖杯“ MSTI-B”的射击位置，并在视觉上看到了她如何成功地摧毁她的前农民。</text:span>
 <text:span text:style-name="T4">
 </text:span>
</text:p>
      <text:p text:style-name="P4">
<text:a xlink:type="simple" xlink:href="https://armyinform.com.ua/wp-content/uploads/2023/05/2-29.jpg" text:style-name="Internet_20_link" text:visited-style-name="Visited_20_Internet_20_Link">
!(Images/AРМІЯINFORM/2023-05-07T67-00-00-04-00/2-29-150x150.jpg)</text:a>
</text:p>
      <text:p text:style-name="P4">
<text:a xlink:type="simple" xlink:href="https://armyinform.com.ua/wp-content/uploads/2023/05/3-30.jpg" text:style-name="Internet_20_link" text:visited-style-name="Visited_20_Internet_20_Link">
<draw:frame draw:style-name="fr1" draw:name="Image281" text:anchor-type="as-char" svg:width="6.9236in" svg:height="6.9236in" draw:z-index="0">
<draw:image xlink:href="../Images/AРМІЯINFORM/2023-05-07T67-00-00-04-00/3-30-150x150.jpg" xlink:type="simple" xlink:show="embed" xlink:actuate="onLoad" draw:mime-type="image/jpeg"/>
</draw:frame>
</text:a>
</text:p>
      <text:p text:style-name="P4">
<text:a xlink:type="simple" xlink:href="https://armyinform.com.ua/wp-content/uploads/2023/05/4-28.jpg" text:style-name="Internet_20_link" text:visited-style-name="Visited_20_Internet_20_Link">
<draw:frame draw:style-name="fr1" draw:name="Image282" text:anchor-type="as-char" svg:width="6.9236in" svg:height="6.9236in" draw:z-index="0">
<draw:image xlink:href="../Images/AРМІЯINFORM/2023-05-07T67-00-00-04-00/4-28-150x150.jpg" xlink:type="simple" xlink:show="embed" xlink:actuate="onLoad" draw:mime-type="image/jpeg"/>
</draw:frame>
</text:a>
我们受到疲倦的枪支指挥官的欢迎。</text:p>
      <ul>
        <li>
他们几乎整夜工作， - 尤金说。  - 敌人试图团体移动，并侵扰我们步兵的位置。 它们被碎片和脚壳摧毁。 正如情报所报道的那样，敌人遭受了巨大的损失。 此外，他们的枪支和大型电路斗争被积极压制。</li>
      </ul>
      <text:p text:style-name="P4">
我们看到沟渠中的一堆弹袖。 如果他们中的大多数人达到了目标，那么夜晚的许多人都将成为生命中的最后一个。 顺便说一句，曾经俄罗斯MSTI-B的计算目前正在24/7模式下工作。 敌人是不健康的尝试来攻击乌克兰捍卫者在阿夫迪夫卡附近的立场，有必要每天限制他们的入侵，造成痛苦的损失。 该帐户上有许多惊人的成就。 例如，由于及时的航空侦察坐标设法在将近15分钟内摧毁了122mm Cau 2c1“康乃馨”。 同样成功的是乌克兰南部战场上的攻击。 然后，全部敌意使一枪惊讶。 碰巧的是，第一个弹丸设法涉足汽油卡车，而降解的大火蔓延到其余的战斗机和卡车上。</text:p>
      <text:p text:style-name="P4">
<text:a xlink:type="simple" xlink:href="https://armyinform.com.ua/wp-content/uploads/2023/05/5-18.jpg" text:style-name="Internet_20_link" text:visited-style-name="Visited_20_Internet_20_Link">
!(Images/AРМІЯINFORM/2023-05-07T67-00-00-04-00/5-18-150x150.jpg)</text:a>
</text:p>
      <text:p text:style-name="P4">
<text:a xlink:type="simple" xlink:href="https://armyinform.com.ua/wp-content/uploads/2023/05/7-11.jpg" text:style-name="Internet_20_link" text:visited-style-name="Visited_20_Internet_20_Link">
<draw:frame draw:style-name="fr1" draw:name="Image283" text:anchor-type="as-char" svg:width="6.9236in" svg:height="6.9236in" draw:z-index="0">
<draw:image xlink:href="../Images/AРМІЯINFORM/2023-05-07T67-00-00-04-00/7-11-150x150.jpg" xlink:type="simple" xlink:show="embed" xlink:actuate="onLoad" draw:mime-type="image/jpeg"/>
</draw:frame>
</text:a>
</text:p>
      <text:p text:style-name="P4">
<text:a xlink:type="simple" xlink:href="https://armyinform.com.ua/wp-content/uploads/2023/05/8-8.jpg" text:style-name="Internet_20_link" text:visited-style-name="Visited_20_Internet_20_Link">
<draw:frame draw:style-name="fr1" draw:name="Image284" text:anchor-type="as-char" svg:width="6.9236in" svg:height="6.9236in" draw:z-index="0">
<draw:image xlink:href="../Images/AРМІЯINFORM/2023-05-07T67-00-00-04-00/8-8-150x150.jpg" xlink:type="simple" xlink:show="embed" xlink:actuate="onLoad" draw:mime-type="image/jpeg"/>
</draw:frame>
</text:a>
</text:p>
      <text:p text:style-name="P4">
<text:a xlink:type="simple" xlink:href="https://armyinform.com.ua/wp-content/uploads/2023/05/9-9.jpg" text:style-name="Internet_20_link" text:visited-style-name="Visited_20_Internet_20_Link">
<draw:frame draw:style-name="fr1" draw:name="Image285" text:anchor-type="as-char" svg:width="6.9236in" svg:height="6.9236in" draw:z-index="0">
<draw:image xlink:href="../Images/AРМІЯINFORM/2023-05-07T67-00-00-04-00/9-9-150x150.jpg" xlink:type="simple" xlink:show="embed" xlink:actuate="onLoad" draw:mime-type="image/jpeg"/>
</draw:frame>
</text:a>
 - 加农炮在完美的技术状态下没有受到伤害 - 排在高级官员 - 维奥莱特·丹尼斯(Violet Denis)的代理指挥官，与对话有关。  - 然后我们在尼古拉夫附近执行了任务。 阅读炮兵部门非常及时。 立即与战斗工作有关。 几天后，他们打开了被摧毁的目标的程度。通常是部落步兵。 然后，他们将来攀登了，我们过去每天都会做。 很快，我们的帐户出现了坦克，BMP，APC和炮兵系统。 如果穆斯科特人发现这种损失是由武器造成的，那么他们将更加谨慎。 兽人试图挽救他们的生命。 当Maknaks开火时，他们立即抛出了自己的技术并飞行了自己的位置。 顺便说一句，这个“ MSTA-B”并不是我们团队中唯一的奖杯枪。 在战斗中，我们设法捕获了几种不同的炮兵系统。”丹尼斯补充说。</text:p>
      <text:p text:style-name="P4">
根据枪支指挥官尤金(Eugene)的说法，最引人注目的是破坏了Rashist炮兵司122毫米榴弹炮D-30，该部门是入侵者精英空降部队的一部分。 当时，扣押了14枪，其中11支在工作状态下。</text:p>
      <text:p text:style-name="P4">
<text:a xlink:type="simple" xlink:href="https://armyinform.com.ua/wp-content/uploads/2023/05/10-11.jpg" text:style-name="Internet_20_link" text:visited-style-name="Visited_20_Internet_20_Link">
!(Images/AРМІЯINFORM/2023-05-07T67-00-00-04-00/10-11-150x150.jpg)</text:a>
</text:p>
      <text:p text:style-name="P4">
<text:a xlink:type="simple" xlink:href="https://armyinform.com.ua/wp-content/uploads/2023/05/11-8.jpg" text:style-name="Internet_20_link" text:visited-style-name="Visited_20_Internet_20_Link">
<draw:frame draw:style-name="fr1" draw:name="Image286" text:anchor-type="as-char" svg:width="6.9236in" svg:height="6.9236in" draw:z-index="0">
<draw:image xlink:href="../Images/AРМІЯINFORM/2023-05-07T67-00-00-04-00/11-8-150x150.jpg" xlink:type="simple" xlink:show="embed" xlink:actuate="onLoad" draw:mime-type="image/jpeg"/>
</draw:frame>
</text:a>
</text:p>
      <text:p text:style-name="P4">
<text:a xlink:type="simple" xlink:href="https://armyinform.com.ua/wp-content/uploads/2023/05/12-7.jpg" text:style-name="Internet_20_link" text:visited-style-name="Visited_20_Internet_20_Link">
<draw:frame draw:style-name="fr1" draw:name="Image287" text:anchor-type="as-char" svg:width="6.9236in" svg:height="6.9236in" draw:z-index="0">
<draw:image xlink:href="../Images/AРМІЯINFORM/2023-05-07T67-00-00-04-00/12-7-150x150.jpg" xlink:type="simple" xlink:show="embed" xlink:actuate="onLoad" draw:mime-type="image/jpeg"/>
</draw:frame>
</text:a>
</text:p>
      <text:p text:style-name="P4">
<text:a xlink:type="simple" xlink:href="https://armyinform.com.ua/wp-content/uploads/2023/05/13-5.jpg" text:style-name="Internet_20_link" text:visited-style-name="Visited_20_Internet_20_Link">
<draw:frame draw:style-name="fr1" draw:name="Image288" text:anchor-type="as-char" svg:width="6.9236in" svg:height="6.9236in" draw:z-index="0">
<draw:image xlink:href="../Images/AРМІЯINFORM/2023-05-07T67-00-00-04-00/13-5-150x150.jpg" xlink:type="simple" xlink:show="embed" xlink:actuate="onLoad" draw:mime-type="image/jpeg"/>
</draw:frame>
</text:a>
</text:p>
      <text:p text:style-name="P4">
<text:a xlink:type="simple" xlink:href="https://armyinform.com.ua/wp-content/uploads/2023/05/14-4.jpg" text:style-name="Internet_20_link" text:visited-style-name="Visited_20_Internet_20_Link">
<draw:frame draw:style-name="fr1" draw:name="Image289" text:anchor-type="as-char" svg:width="6.9236in" svg:height="6.9236in" draw:z-index="0">
<draw:image xlink:href="../Images/AРМІЯINFORM/2023-05-07T67-00-00-04-00/14-4-150x150.jpg" xlink:type="simple" xlink:show="embed" xlink:actuate="onLoad" draw:mime-type="image/jpeg"/>
</draw:frame>
</text:a>
</text:p>
      <text:p text:style-name="P4">
<text:a xlink:type="simple" xlink:href="https://armyinform.com.ua/wp-content/uploads/2023/05/15-2.jpg" text:style-name="Internet_20_link" text:visited-style-name="Visited_20_Internet_20_Link">
<draw:frame draw:style-name="fr1" draw:name="Image290" text:anchor-type="as-char" svg:width="6.9236in" svg:height="6.9236in" draw:z-index="0">
<draw:image xlink:href="../Images/AРМІЯINFORM/2023-05-07T67-00-00-04-00/15-2-150x150.jpg" xlink:type="simple" xlink:show="embed" xlink:actuate="onLoad" draw:mime-type="image/jpeg"/>
</draw:frame>
</text:a>
</text:p>
      <text:p text:style-name="P4">
<text:a xlink:type="simple" xlink:href="https://armyinform.com.ua/wp-content/uploads/2023/05/17.jpg" text:style-name="Internet_20_link" text:visited-style-name="Visited_20_Internet_20_Link">
<draw:frame draw:style-name="fr1" draw:name="Image291" text:anchor-type="as-char" svg:width="6.9236in" svg:height="6.9236in" draw:z-index="0">
<draw:image xlink:href="../Images/AРМІЯINFORM/2023-05-07T67-00-00-04-00/17-150x150.jpg" xlink:type="simple" xlink:show="embed" xlink:actuate="onLoad" draw:mime-type="image/jpeg"/>
</draw:frame>
</text:a>
 - 在炮兵部门成功地造成火灾损坏之后，这位Brigadiog遭受了毁灭性的损失。 我个人看到了它的后果， -  Euen说。  - 避难所被摧毁，被建筑物的碎片砍伐，也被树木树枝上的“花环”和沟渠中的侵略者尸体的残留物所摧毁。 那天，我们摧毁了Orkiv的整个划分 - 关闭150人。 这些成就非常复杂，并且对进一步的行动充满信心。</text:p>
      <text:p text:style-name="P4">
关于英勇过去的记忆和故事被团队“枪”打断了!计算开始行动，所有数字都知道该怎么做。 炮弹将枪带到枪中43磅重的弹丸，充电器将其发送给枪管，枪手根据指挥官的指示引用枪支，并在3分钟内准备好射击。 该机制已开发用于自动化。 没有人做出不必要的动作。 一切都是理性的。 听到团队：“枪!” 第一镜头大声复制在树木的尖端上。 烟雾尚未消除，但下一个壳是后备箱。 对视线进行了少量调整，然后再次射击。 MSTA-B奖杯被活力的积累所击中，这再次决定检查捍卫Avdiivka的捍卫者的力量。</text:p>
      <text:p text:style-name="P4">
<text:a xlink:type="simple" xlink:href="https://armyinform.com.ua/wp-content/uploads/2023/05/18-2.jpg" text:style-name="Internet_20_link" text:visited-style-name="Visited_20_Internet_20_Link">
!(Images/AРМІЯINFORM/2023-05-07T67-00-00-04-00/18-2-150x150.jpg)</text:a>
</text:p>
      <text:p text:style-name="P4">
<text:a xlink:type="simple" xlink:href="https://armyinform.com.ua/wp-content/uploads/2023/05/19-1.jpg" text:style-name="Internet_20_link" text:visited-style-name="Visited_20_Internet_20_Link">
<draw:frame draw:style-name="fr1" draw:name="Image292" text:anchor-type="as-char" svg:width="6.9236in" svg:height="6.9236in" draw:z-index="0">
<draw:image xlink:href="../Images/AРМІЯINFORM/2023-05-07T67-00-00-04-00/19-1-150x150.jpg" xlink:type="simple" xlink:show="embed" xlink:actuate="onLoad" draw:mime-type="image/jpeg"/>
</draw:frame>
</text:a>
</text:p>
      <text:p text:style-name="P4">
<text:a xlink:type="simple" xlink:href="https://armyinform.com.ua/wp-content/uploads/2023/05/20-1.jpg" text:style-name="Internet_20_link" text:visited-style-name="Visited_20_Internet_20_Link">
<draw:frame draw:style-name="fr1" draw:name="Image293" text:anchor-type="as-char" svg:width="6.9236in" svg:height="6.9236in" draw:z-index="0">
<draw:image xlink:href="../Images/AРМІЯINFORM/2023-05-07T67-00-00-04-00/20-1-150x150.jpg" xlink:type="simple" xlink:show="embed" xlink:actuate="onLoad" draw:mime-type="image/jpeg"/>
</draw:frame>
</text:a>
</text:p>
      <text:p text:style-name="P4">
<text:a xlink:type="simple" xlink:href="https://armyinform.com.ua/wp-content/uploads/2023/05/21.jpg" text:style-name="Internet_20_link" text:visited-style-name="Visited_20_Internet_20_Link">
<draw:frame draw:style-name="fr1" draw:name="Image294" text:anchor-type="as-char" svg:width="6.9236in" svg:height="6.9236in" draw:z-index="0">
<draw:image xlink:href="../Images/AРМІЯINFORM/2023-05-07T67-00-00-04-00/21-150x150.jpg" xlink:type="simple" xlink:show="embed" xlink:actuate="onLoad" draw:mime-type="image/jpeg"/>
</draw:frame>
</text:a>
</text:p>
      <text:p text:style-name="P4">
<text:a xlink:type="simple" xlink:href="https://armyinform.com.ua/wp-content/uploads/2023/05/23.jpg" text:style-name="Internet_20_link" text:visited-style-name="Visited_20_Internet_20_Link">
<draw:frame draw:style-name="fr1" draw:name="Image295" text:anchor-type="as-char" svg:width="6.9236in" svg:height="6.9236in" draw:z-index="0">
<draw:image xlink:href="../Images/AРМІЯINFORM/2023-05-07T67-00-00-04-00/23-150x150.jpg" xlink:type="simple" xlink:show="embed" xlink:actuate="onLoad" draw:mime-type="image/jpeg"/>
</draw:frame>
</text:a>
</text:p>
      <text:p text:style-name="P4">
<text:a xlink:type="simple" xlink:href="https://armyinform.com.ua/wp-content/uploads/2023/05/25.jpg" text:style-name="Internet_20_link" text:visited-style-name="Visited_20_Internet_20_Link">
<draw:frame draw:style-name="fr1" draw:name="Image296" text:anchor-type="as-char" svg:width="6.9236in" svg:height="6.9236in" draw:z-index="0">
<draw:image xlink:href="../Images/AРМІЯINFORM/2023-05-07T67-00-00-04-00/25-150x150.jpg" xlink:type="simple" xlink:show="embed" xlink:actuate="onLoad" draw:mime-type="image/jpeg"/>
</draw:frame>
</text:a>
</text:p>
      <text:p text:style-name="P4">
<text:a xlink:type="simple" xlink:href="https://armyinform.com.ua/wp-content/uploads/2023/05/26.jpg" text:style-name="Internet_20_link" text:visited-style-name="Visited_20_Internet_20_Link">
<draw:frame draw:style-name="fr1" draw:name="Image297" text:anchor-type="as-char" svg:width="6.9236in" svg:height="6.9236in" draw:z-index="0">
<draw:image xlink:href="../Images/AРМІЯINFORM/2023-05-07T67-00-00-04-00/26-150x150.jpg" xlink:type="simple" xlink:show="embed" xlink:actuate="onLoad" draw:mime-type="image/jpeg"/>
</draw:frame>
</text:a>
</text:p>
      <text:p text:style-name="P4">
<text:a xlink:type="simple" xlink:href="https://armyinform.com.ua/wp-content/uploads/2023/05/27.jpg" text:style-name="Internet_20_link" text:visited-style-name="Visited_20_Internet_20_Link">
<draw:frame draw:style-name="fr1" draw:name="Image298" text:anchor-type="as-char" svg:width="6.9236in" svg:height="6.9236in" draw:z-index="0">
<draw:image xlink:href="../Images/AРМІЯINFORM/2023-05-07T67-00-00-04-00/27-150x150.jpg" xlink:type="simple" xlink:show="embed" xlink:actuate="onLoad" draw:mime-type="image/jpeg"/>
</draw:frame>
</text:a>
</text:p>
      <text:p text:style-name="P4">
<text:span text:style-name="T5">
photo作者</text:span>
</text:p>
      <text:p text:style-name="P4">
News Source: <text:a xlink:type="simple" xlink:href="https://armyinform.com.ua/2023/05/07/trofejna-msta-b-shhodnya-nyshhyt-voroga-na-avdiyivskomu-napryamku-reportazh-iz-peredovoyi/" text:style-name="Internet_20_link" text:visited-style-name="Visited_20_Internet_20_Link">
https://armyinform.com.ua/2023/05/07/trofejna-msta-b-shhodnya-nyshhyt-voroga-na-avdiyivskomu-napryamku-reportazh-iz-peredovoyi/</text:a>
</text:p>
      <!--NEWS-->
      <text:h text:style-name="P10" text:outline-level="1">
<text:span text:style-name="T4">
白天，救援人员去消除了敌人炮击近200次的后果</text:span>
</text:h>
      <text:p text:style-name="P4">
作者: ['АРМІЯINFORM']</text:p>
      <text:p text:style-name="P4">
时间: 2023-05-07T68:00:00-04:00</text:p>
      <text:p text:style-name="P4">
描述: 最后一次，乌德兹维奇（Udzvichah）的乌克兰君主（Udzvichah）的主权持有6次伤害...与乌克兰2022年的战争，与乌克兰的战争是今天的最新消息，今天与乌克兰2022年的战争最后一次，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99" text:anchor-type="as-char" svg:width="6.9236in" svg:height="4.635046in" draw:z-index="0">
<draw:image xlink:href="../Images/AРМІЯINFORM/2023-05-07T68-00-00-04-00/pozhezha-1.jpg" xlink:type="simple" xlink:show="embed" xlink:actuate="onLoad" draw:mime-type="image/jpeg"/>
</draw:frame>
说明性照片</text:p>
      <text:p text:style-name="P4">
在5月6日<text:span text:style-name="T4">
的最后一天，</text:span>
乌克兰公务员的划分不确定的情况<text:span text:style-name="T4">
 170离开</text:span>
，以消除定居点和基础设施的居民的后果。 消除了4次大火。 提供了222人的心理帮助。</text:p>
      <text:p text:style-name="P4">
这在[消息]中说明了(https://dsns.gov.ua/uk/news/nadzvicaini-podiyi/operativna-informaciia-dsns-shhodo-naslidkiv-vedennia-boiovix-dii-rosiiskoiu-federacijeiu-149)乌克兰的SES。</text:p>
      <text:p text:style-name="P4">
自从俄罗斯的大规模侵略开始以来，乌克兰SES的单位为消除炮击后果而出发了93 124次，消除了14,436次大火，被救出了4035人，213 163人得到了心理援助。</text:p>
      <text:p text:style-name="P4">
News Source: <text:a xlink:type="simple" xlink:href="https://armyinform.com.ua/2023/05/07/za-dobu-ryatuvalnyky-majzhe-200-raziv-vyyizhdzhaly-na-likvidacziyu-naslidkiv-vorozhyh-obstriliv-2/" text:style-name="Internet_20_link" text:visited-style-name="Visited_20_Internet_20_Link">
https://armyinform.com.ua/2023/05/07/za-dobu-ryatuvalnyky-majzhe-200-raziv-vyyizhdzhaly-na-likvidacziyu-naslidkiv-vorozhyh-obstriliv-2/</text:a>
</text:p>
      <!--NEWS-->
      <text:h text:style-name="P10" text:outline-level="1">
<text:span text:style-name="T4">
在Bakhmut -Sergey Cherevaty中没有观察到我们</text:span>
</text:h>
      <text:p text:style-name="P4">
作者: ['Євгеній Романов']</text:p>
      <text:p text:style-name="P4">
时间: 2023-05-07T69:00:00-04:00</text:p>
      <text:p text:style-name="P4">
描述: Nymanzi“ Wagner”要点击Mosto Bakhmut，Zelava Percopartic关于代理人...与乌克兰2022年的战争，与乌克兰的最新新闻，《与乌克兰的新闻》，《与乌克兰2022》的最新战​​争，今天，乌克兰和俄罗斯与俄罗斯和俄罗斯之间的战争将会当他们在2022年与乌克兰进行战争时，他们说，在不久的将来，乌克兰是否会与乌克兰进行战争</text:p>
      <text:p text:style-name="P4">
图片: ['<text:a xlink:type="simple" xlink:href="https://armyinform.com.ua/wp-content/uploads/2023/05/cherevatyj-bahmut-2.jpg" text:style-name="Internet_20_link" text:visited-style-name="Visited_20_Internet_20_Link">
cherevatyj-bahmut-2.jpg</text:a>
']</text:p>
      <text:p text:style-name="P4">
标签: []</text:p>
      <text:p text:style-name="P4">
类别: News</text:p>
      <!--METADATA-->
      <text:p text:style-name="P4">
<draw:frame draw:style-name="fr1" draw:name="Image300" text:anchor-type="as-char" svg:width="6.9236in" svg:height="4.32725in" draw:z-index="0">
<draw:image xlink:href="../Images/AРМІЯINFORM/2023-05-07T69-00-00-04-00/cherevatyj-bahmut-2.jpg" xlink:type="simple" xlink:show="embed" xlink:actuate="onLoad" draw:mime-type="image/jpeg"/>
</draw:frame>
Sergei Cherevaty上校。 拼贴军</text:p>
      <text:p text:style-name="P4">
瓦格纳(Wagner)的雇佣军仍在试图占领巴赫穆特(Bakhmut)市，这是瓦格纳人对卡迪里维斯(Kadyrivs)朝着这个方向的宣称的声明，尚未确认这一方向。 Sergiyerivaty上校在现场直播的“统一新闻” Televarachone“统一新闻”上报道了。</text:p>
      <text:p text:style-name="P4">
谢尔盖·奇尔瓦蒂(Sergei Cherevaty)还否认了敌人关于所谓的“弹丸饥荒”的论文 - 尽管侵略者对缺少瓶子的陈述，但他们没有停止。</text:p>
      <ul>
        <li>
正如我们所看到的，350炮击，嗯，可能很难谈论弹丸饥荒。从我在公共空间，出版物中看到的东西，只有今天他们今天就交换了此类建议(Prigogine和Cadyriv。  -  ed。)那一个准备移交了，这就是要走了。 不，他们尚未处于位置 - 瓦格纳维蒂(Wagnerivtsi)的行动是在塞尔盖·奇尔维蒂(Sergey Cherevaty)说的。</li>
      </ul>
      <text:p text:style-name="P4">
News Source: <text:a xlink:type="simple" xlink:href="https://armyinform.com.ua/2023/05/07/zagoniv-kadyrivcziv-my-ne-sposterigayemo-v-bahmuti-sergij-cherevatyj/" text:style-name="Internet_20_link" text:visited-style-name="Visited_20_Internet_20_Link">
https://armyinform.com.ua/2023/05/07/zagoniv-kadyrivcziv-my-ne-sposterigayemo-v-bahmuti-sergij-cherevatyj/</text:a>
</text:p>
      <!--NEWS-->
      <text:h text:style-name="P10" text:outline-level="1">
<text:span text:style-name="T4">
最后一天，俄罗斯军队在乌克兰的127个定居点开火</text:span>
</text:h>
      <text:p text:style-name="P4">
作者: ['АРМІЯINFORM']</text:p>
      <text:p text:style-name="P4">
时间: 2023-05-07T70: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5/photo_5384485067910401564_y.jpg" text:style-name="Internet_20_link" text:visited-style-name="Visited_20_Internet_20_Link">
photo_5384485067910401564_y.jpg</text:a>
']</text:p>
      <text:p text:style-name="P4">
标签: ['MILITARY MEDIA CENTER', 'STOPRUSSIA', 'АГРЕСІЯ РФ', 'ВІЙНА', 'ВТОРГНЕННЯ РФ', 'НАСЛІДКИ ВОРОЖИХ ОБСТРІЛІВ']</text:p>
      <text:p text:style-name="P4">
类别: News</text:p>
      <!--METADATA-->
      <text:p text:style-name="P4">
<draw:frame draw:style-name="fr1" draw:name="Image301" text:anchor-type="as-char" svg:width="6.9236in" svg:height="5.027196in" draw:z-index="0">
<draw:image xlink:href="../Images/AРМІЯINFORM/2023-05-07T70-00-00-04-00/photo_5384485067910401564_y.jpg" xlink:type="simple" xlink:show="embed" xlink:actuate="onLoad" draw:mime-type="image/jpeg"/>
</draw:frame>
根据乌克兰国防部信息部的情境中心，在最后一天，俄罗斯军队解雇了乌克兰9个地区的领土。</text:p>
      <text:p text:style-name="P4">
在电报中<text:a xlink:type="simple" xlink:href="https://t.me/militarymediacenter/1876" text:style-name="Internet_20_link" text:visited-style-name="Visited_20_Internet_20_Link">
信息</text:a>
军事媒体中心。</text:p>
      <text:p text:style-name="P4">
报告说炮击是由不同类型的武器进行的(迫击炮，坦克，炮兵，RSZV，SCR，无人机，战术航空).</text:p>
      <text:p text:style-name="P4">
«Здійснено обстріли 127 населених пунктів, підтверджено ураження 118 об’єктівінфраструктури», — повідомляє Military Media Center.</text:p>
      <text:p text:style-name="P4">
Є загиблі та поранені серед цивільного населення, кількість жертв уточнюється.</text:p>
      <text:p text:style-name="P4">
News Source: <text:a xlink:type="simple" xlink:href="https://armyinform.com.ua/2023/05/07/mynuloyi-doby-rosijski-vijska-obstrilyaly-127-naselenyh-punktiv-ukrayiny/" text:style-name="Internet_20_link" text:visited-style-name="Visited_20_Internet_20_Link">
https://armyinform.com.ua/2023/05/07/mynuloyi-doby-rosijski-vijska-obstrilyaly-127-naselenyh-punktiv-ukrayiny/</text:a>
</text:p>
      <!--NEWS-->
      <text:h text:style-name="P10" text:outline-level="1">
<text:span text:style-name="T4">
苏米地区军队组织了一个棋盘游戏节</text:span>
</text:h>
      <text:p text:style-name="P4">
作者: ['Ігор Березинський']</text:p>
      <text:p text:style-name="P4">
时间: 2023-05-07T71:00:00-04:00</text:p>
      <text:p text:style-name="P4">
描述: 在同一史基里（Skili Visskovsky）区域区域TCC棕褐色的基础上...与乌克兰2022年的战争，与乌克兰与乌克兰的最新新闻，今天与乌克兰的新闻，乌克兰2022年上次与乌克兰的新闻战争，乌克兰和俄罗斯之间的战争以及战争时，战争以及何时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01-1.jpeg" text:style-name="Internet_20_link" text:visited-style-name="Visited_20_Internet_20_Link">
01-1.jpeg</text:a>
', '<text:a xlink:type="simple" xlink:href="https://armyinform.com.ua/wp-content/uploads/2023/05/02-2-150x150.jpeg" text:style-name="Internet_20_link" text:visited-style-name="Visited_20_Internet_20_Link">
02-2-150x150.jpeg</text:a>
', '<text:a xlink:type="simple" xlink:href="https://armyinform.com.ua/wp-content/uploads/2023/05/03-2-150x150.jpeg" text:style-name="Internet_20_link" text:visited-style-name="Visited_20_Internet_20_Link">
03-2-150x150.jpeg</text:a>
', '<text:a xlink:type="simple" xlink:href="https://armyinform.com.ua/wp-content/uploads/2023/05/04-1-150x150.jpeg" text:style-name="Internet_20_link" text:visited-style-name="Visited_20_Internet_20_Link">
04-1-150x150.jpeg</text:a>
', '<text:a xlink:type="simple" xlink:href="https://armyinform.com.ua/wp-content/uploads/2023/05/05-1-150x150.jpeg" text:style-name="Internet_20_link" text:visited-style-name="Visited_20_Internet_20_Link">
05-1-150x150.jpeg</text:a>
', '<text:a xlink:type="simple" xlink:href="https://armyinform.com.ua/wp-content/uploads/2023/05/06-1-150x150.jpeg" text:style-name="Internet_20_link" text:visited-style-name="Visited_20_Internet_20_Link">
06-1-150x150.jpeg</text:a>
', '<text:a xlink:type="simple" xlink:href="https://armyinform.com.ua/wp-content/uploads/2023/05/07-1-150x150.jpeg" text:style-name="Internet_20_link" text:visited-style-name="Visited_20_Internet_20_Link">
07-1-150x150.jpeg</text:a>
', '<text:a xlink:type="simple" xlink:href="https://armyinform.com.ua/wp-content/uploads/2023/05/08-150x150.jpeg" text:style-name="Internet_20_link" text:visited-style-name="Visited_20_Internet_20_Link">
08-150x150.jpeg</text:a>
', '<text:a xlink:type="simple" xlink:href="https://armyinform.com.ua/wp-content/uploads/2023/05/09-150x150.jpeg" text:style-name="Internet_20_link" text:visited-style-name="Visited_20_Internet_20_Link">
09-150x150.jpeg</text:a>
']</text:p>
      <text:p text:style-name="P4">
标签: ['ЛЕБЕДИН', 'СУМЩИНА', 'ТЦК ТА СП', 'ШКОЛИ']</text:p>
      <text:p text:style-name="P4">
类别: News</text:p>
      <!--METADATA-->
      <text:p text:style-name="P4">
<draw:frame draw:style-name="fr1" draw:name="Image302" text:anchor-type="as-char" svg:width="6.9236in" svg:height="5.1927in" draw:z-index="0">
<draw:image xlink:href="../Images/AРМІЯINFORM/2023-05-07T71-00-00-04-00/01-1.jpeg" xlink:type="simple" xlink:show="embed" xlink:actuate="onLoad" draw:mime-type="image/jpeg"/>
</draw:frame>
根据伦贝斯基(Lebedinsky)的一所学校，Sumy地区刑法的军队以及Sumy Ova的Sumy和Sports Administration，组织了一场贵族比赛的比赛。 他参与了学生，老师和志愿者。 将最高课程介绍给Kapitan Sonar的团队合作的学生，该游戏类似于海事战斗，并提供了一场构图中的游戏，其中包括队长，高级助理和情报。</text:p>
      <text:p text:style-name="P4">
<text:a xlink:type="simple" xlink:href="https://armyinform.com.ua/wp-content/uploads/2023/05/02-2.jpeg" text:style-name="Internet_20_link" text:visited-style-name="Visited_20_Internet_20_Link">
!(Images/AРМІЯINFORM/2023-05-07T71-00-00-04-00/02-2-150x150.jpeg)</text:a>
</text:p>
      <text:p text:style-name="P4">
<text:a xlink:type="simple" xlink:href="https://armyinform.com.ua/wp-content/uploads/2023/05/03-2.jpeg" text:style-name="Internet_20_link" text:visited-style-name="Visited_20_Internet_20_Link">
<draw:frame draw:style-name="fr1" draw:name="Image303" text:anchor-type="as-char" svg:width="6.9236in" svg:height="6.9236in" draw:z-index="0">
<draw:image xlink:href="../Images/AРМІЯINFORM/2023-05-07T71-00-00-04-00/03-2-150x150.jpeg" xlink:type="simple" xlink:show="embed" xlink:actuate="onLoad" draw:mime-type="image/jpeg"/>
</draw:frame>
</text:a>
</text:p>
      <text:p text:style-name="P4">
<text:a xlink:type="simple" xlink:href="https://armyinform.com.ua/wp-content/uploads/2023/05/04-1.jpeg" text:style-name="Internet_20_link" text:visited-style-name="Visited_20_Internet_20_Link">
<draw:frame draw:style-name="fr1" draw:name="Image304" text:anchor-type="as-char" svg:width="6.9236in" svg:height="6.9236in" draw:z-index="0">
<draw:image xlink:href="../Images/AРМІЯINFORM/2023-05-07T71-00-00-04-00/04-1-150x150.jpeg" xlink:type="simple" xlink:show="embed" xlink:actuate="onLoad" draw:mime-type="image/jpeg"/>
</draw:frame>
</text:a>
</text:p>
      <text:p text:style-name="P4">
<text:a xlink:type="simple" xlink:href="https://armyinform.com.ua/wp-content/uploads/2023/05/05-1.jpeg" text:style-name="Internet_20_link" text:visited-style-name="Visited_20_Internet_20_Link">
<draw:frame draw:style-name="fr1" draw:name="Image305" text:anchor-type="as-char" svg:width="6.9236in" svg:height="6.9236in" draw:z-index="0">
<draw:image xlink:href="../Images/AРМІЯINFORM/2023-05-07T71-00-00-04-00/05-1-150x150.jpeg" xlink:type="simple" xlink:show="embed" xlink:actuate="onLoad" draw:mime-type="image/jpeg"/>
</draw:frame>
</text:a>
 - 由于这场比赛，我们向孩子们表明，军事行业不是武器的许可和拆除。 这样，我们想强调指挥官，高级助理，情报官等的角色。 但是，通用目的是传达在团队中工作的年轻人类似于战斗部门的共同工作。 我们还向武器节的参与者展示了枪击的基础知识， - 苏米地区购物中心和合资少校亚历山大·邦德伦科(Alexander Bondarenko)的新闻服务主管说。</text:p>
      <text:p text:style-name="P4">
<text:a xlink:type="simple" xlink:href="https://armyinform.com.ua/wp-content/uploads/2023/05/06-1.jpeg" text:style-name="Internet_20_link" text:visited-style-name="Visited_20_Internet_20_Link">
!(Images/AРМІЯINFORM/2023-05-07T71-00-00-04-00/06-1-150x150.jpeg)</text:a>
</text:p>
      <text:p text:style-name="P4">
<text:a xlink:type="simple" xlink:href="https://armyinform.com.ua/wp-content/uploads/2023/05/07-1.jpeg" text:style-name="Internet_20_link" text:visited-style-name="Visited_20_Internet_20_Link">
<draw:frame draw:style-name="fr1" draw:name="Image306" text:anchor-type="as-char" svg:width="6.9236in" svg:height="6.9236in" draw:z-index="0">
<draw:image xlink:href="../Images/AРМІЯINFORM/2023-05-07T71-00-00-04-00/07-1-150x150.jpeg" xlink:type="simple" xlink:show="embed" xlink:actuate="onLoad" draw:mime-type="image/jpeg"/>
</draw:frame>
</text:a>
</text:p>
      <text:p text:style-name="P4">
<text:a xlink:type="simple" xlink:href="https://armyinform.com.ua/wp-content/uploads/2023/05/08.jpeg" text:style-name="Internet_20_link" text:visited-style-name="Visited_20_Internet_20_Link">
<draw:frame draw:style-name="fr1" draw:name="Image307" text:anchor-type="as-char" svg:width="6.9236in" svg:height="6.9236in" draw:z-index="0">
<draw:image xlink:href="../Images/AРМІЯINFORM/2023-05-07T71-00-00-04-00/08-150x150.jpeg" xlink:type="simple" xlink:show="embed" xlink:actuate="onLoad" draw:mime-type="image/jpeg"/>
</draw:frame>
</text:a>
</text:p>
      <text:p text:style-name="P4">
<text:a xlink:type="simple" xlink:href="https://armyinform.com.ua/wp-content/uploads/2023/05/09.jpeg" text:style-name="Internet_20_link" text:visited-style-name="Visited_20_Internet_20_Link">
<draw:frame draw:style-name="fr1" draw:name="Image308" text:anchor-type="as-char" svg:width="6.9236in" svg:height="6.9236in" draw:z-index="0">
<draw:image xlink:href="../Images/AРМІЯINFORM/2023-05-07T71-00-00-04-00/09-150x150.jpeg" xlink:type="simple" xlink:show="embed" xlink:actuate="onLoad" draw:mime-type="image/jpeg"/>
</draw:frame>
</text:a>
根据Oleksandr Bondarenko的说法，今天举行了首次末日活动，以创建一个重新融入退伍军人的平台，因为最重要的是，这是为军方提供的非常好的工具，尤其是在战争正在进行的情况下。</text:p>
      <text:p text:style-name="P4">
<text:span text:style-name="T5">
foto Alexander Bondarenko</text:span>
</text:p>
      <text:p text:style-name="P4">
News Source: <text:a xlink:type="simple" xlink:href="https://armyinform.com.ua/2023/05/07/armijczi-sumshhyny-organizuvaly-festyval-nastilnyh-igor/" text:style-name="Internet_20_link" text:visited-style-name="Visited_20_Internet_20_Link">
https://armyinform.com.ua/2023/05/07/armijczi-sumshhyny-organizuvaly-festyval-nastilnyh-igor/</text:a>
</text:p>
      <!--NEWS-->
      <text:h text:style-name="P10" text:outline-level="1">
<text:span text:style-name="T4">
乌克兰需要哪些军事装备来实现反申诉？</text:span>
</text:h>
      <text:p text:style-name="P4">
作者: ['АРМІЯINFORM']</text:p>
      <text:p text:style-name="P4">
时间: 2023-05-07T72:00:00-04:00</text:p>
      <text:p text:style-name="P4">
描述: Viexkovo-technical Polikikh，Ozbrinnya Tiezovkoe Techniki的插座...与乌克兰2022年的战争，与乌克兰的最新消息，今天与乌克兰的新闻，今天与乌克兰2022年的《新闻战》，乌克兰和俄罗斯之间的战争将会发生，乌克兰和俄罗斯之间以及何时及时，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zbroya-dlya-nastupu.jpg" text:style-name="Internet_20_link" text:visited-style-name="Visited_20_Internet_20_Link">
zbroya-dlya-nastupu.jpg</text:a>
']</text:p>
      <text:p text:style-name="P4">
标签: ['F-16', 'STOPRUSSIA', 'АГРЕСІЯ РФ', 'ВІЙСЬКОВА ТЕХНІКА', 'ВТОРГНЕННЯ РФ', 'МІНІСТЕРСТВО ОБОРОНИ УКРАЇНИ', 'ОВТ', 'ОЗБРОЄННЯ', 'ППО', 'РЕБ', 'РСЗВ']</text:p>
      <text:p text:style-name="P4">
类别: News</text:p>
      <!--METADATA-->
      <text:p text:style-name="P4">
<draw:frame draw:style-name="fr1" draw:name="Image309" text:anchor-type="as-char" svg:width="6.9236in" svg:height="4.32725in" draw:z-index="0">
<draw:image xlink:href="../Images/AРМІЯINFORM/2023-05-07T72-00-00-04-00/zbroya-dlya-nastupu.jpg" xlink:type="simple" xlink:show="embed" xlink:actuate="onLoad" draw:mime-type="image/jpeg"/>
</draw:frame>
进攻的武器。 拼贴军</text:p>
      <text:p text:style-name="P4">
军事技术政策部，乌克兰国防部的武器和军事工程的发展讲述了军事设备需要哪些乌克兰进行反攻和敌对行动。</text:p>
      <text:p text:style-name="P4">
首先，国防部代表指出，提供乌克兰武装部队和该州其他军事阵型的需求是通过<text:span text:style-name="T4">
购买</text:span>
武器，军事和特殊设备，Camp Rockets进行的(缩写 - 武器和军事设备，OVT)国内生产商和**进口。</text:p>
      <text:p text:style-name="P4">
国防部解释说，信息和通信系统**“ cavia”，允许合作伙伴国家迅速收到有关乌克兰国防军需求的信息。</text:p>
      <text:p text:style-name="P4">
Korovay是与合作伙伴国家和国际军事援助协调的电子合作的软件产品。</text:p>
      <text:p text:style-name="P4">
根据军事技术政策部的发展，武器和谅解备忘录的军事设备的开发目前有乌克兰的武装部队，有必要持有合作伙伴国家作为许多销售的国际技术援助。 该列表包括：</text:p>
      <text:p text:style-name="P4">
<text:span text:style-name="T5">
飞机 - 穆尔蒂 - 武器F-16飞机，A-10型雷电的攻击； </text:span>
防空系统：</text:p>
      <ul>
        <li>
爱国者远程，霍克(Hawk)；  - 中范围的NASAMS，iris-t，crotale，aspide;  -  Gepard类型，Avenger，Manpads的半径；</li>
      </ul>
      <text:p text:style-name="P4">
<text:span text:style-name="T5">
关键Amraam的导弹，AIM-9M防空系统； * AV类型AN/MPQ-64 Sentinel的雷达系统； * M142 HIMARS，M270和弹药反应系统； </text:span>
便携式防空导弹系统Stinger，Piorun和导弹； <text:span text:style-name="T5">
标枪，拖曳和导弹给他们； * 155毫米，122毫米，105毫米和弹药炮兵系统； </text:span>
迫击炮120毫米，82毫米，60毫米和弹药： * Co-37，Cobra，Atrthur Counter-Battery Radars。</text:p>
      <text:p text:style-name="P4">
此外，根据军事技术政策部，谅解备忘录的安排和军事装备的开发，武装部队的紧急需求包括：<text:span text:style-name="T5">
准备的亚历山大·科佐本科</text:span>
</text:p>
      <text:p text:style-name="P4">
News Source: <text:a xlink:type="simple" xlink:href="https://armyinform.com.ua/2023/05/07/yaka-vijskova-tehnika-potribna-ukrayini-dlya-kontrnastupu/" text:style-name="Internet_20_link" text:visited-style-name="Visited_20_Internet_20_Link">
https://armyinform.com.ua/2023/05/07/yaka-vijskova-tehnika-potribna-ukrayini-dlya-kontrnastupu/</text:a>
</text:p>
      <!--NEWS-->
      <text:h text:style-name="P10" text:outline-level="1">
<text:span text:style-name="T4">
在SES的烟火当天，处理了100多个爆炸性物品</text:span>
</text:h>
      <text:p text:style-name="P4">
作者: ['АРМІЯINFORM']</text:p>
      <text:p text:style-name="P4">
时间: 2023-05-07T73:00:00-04:00</text:p>
      <text:p text:style-name="P4">
描述: 借出了6次伤害，武士局，乌克兰服务的持有...与乌克兰2022年的战争，与乌克兰的最新新闻战争，今天与乌克兰的新闻战争，今天的最后一场战争，乌克兰和俄罗斯之间的战争是否会发生战争，什么时候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3/nebezpechno-miny.jpg" text:style-name="Internet_20_link" text:visited-style-name="Visited_20_Internet_20_Link">
nebezpechno-miny.jpg</text:a>
', '<text:a xlink:type="simple" xlink:href="https://armyinform.com.ua/wp-content/uploads/2023/05/345609089_977588406604973_1180973340099281295_n.jpg" text:style-name="Internet_20_link" text:visited-style-name="Visited_20_Internet_20_Link">
345609089_977588406604973_1180973340099281295_n.jpg</text:a>
']</text:p>
      <text:p text:style-name="P4">
标签: ['STOPRUSSIA', 'АГРЕСІЯ РФ', 'ВІЙНА', 'ВТОРГНЕННЯ РФ', 'ДСНС УКРАЇНИ', 'РОЗМІНУВАННЯ']</text:p>
      <text:p text:style-name="P4">
类别: News</text:p>
      <!--METADATA-->
      <text:p text:style-name="P4">
<draw:frame draw:style-name="fr1" draw:name="Image310" text:anchor-type="as-char" svg:width="6.9236in" svg:height="4.619339in" draw:z-index="0">
<draw:image xlink:href="../Images/AРМІЯINFORM/2023-05-07T73-00-00-04-00/nebezpechno-miny.jpg" xlink:type="simple" xlink:show="embed" xlink:actuate="onLoad" draw:mime-type="image/jpeg"/>
</draw:frame>
“危险地。 地雷。” 说明性照片</text:p>
      <text:p text:style-name="P4">
在5月6日<text:span text:style-name="T4">
的最后一天，州紧急服务服务的烟火单位</text:span>
 133次**参与了任务的实施。</text:p>
      <text:p text:style-name="P4">
关于它_ <text:a xlink:type="simple" xlink:href="https://dsns.gov.ua/uk/news/nadzvicaini-podiyi/operativna-informaciia-shhodo-roboti-pirotexnicnix-pidrozdiliv-dsns-ukrayini-44" text:style-name="Internet_20_link" text:visited-style-name="Visited_20_Internet_20_Link">
报告</text:a>
_乌克兰的SES。</text:p>
      <text:p text:style-name="P4">
发现，扣押和处置<text:span text:style-name="T4">
 402 </text:span>
<text:span text:style-name="T4">
炸药</text:span>
 <text:span text:style-name="T4">
项目。(清除)该区域</text:span>
 67公顷**。</text:p>
      <text:p text:style-name="P4">
最常见的烟火单元工作：在哈尔基夫地区17 687次，基辅地区-7626，顿涅茨克地区-5124，Mykolaiv地区-4807，Kherson地区-4644 -4644，Chernihiv地区-4580，Sumy，Sumy -1958 -1958，Cherkasy地区-1093。</text:p>
      <text:p text:style-name="P4">
参考：自大规模侵略乌克兰联合会以来，已经处置了356 791个单位。 爆炸物和2891公斤的爆炸物，包括2219个单位。 航空炸弹。 大约84 576公顷的调查。</text:p>
      <text:p text:style-name="P4">
总共剩下174,000平方米。 潜在危险领土的公里，占该州总面积的30％。</text:p>
      <text:p text:style-name="P4">
<draw:frame draw:style-name="fr1" draw:name="Image311" text:anchor-type="as-char" svg:width="6.9236in" svg:height="5.804039in" draw:z-index="0">
<draw:image xlink:href="../Images/AРМІЯINFORM/2023-05-07T73-00-00-04-00/345609089_977588406604973_1180973340099281295_n.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07/za-dobu-pirotehniky-dsns-zneshkodyly-ponad-100-vybuhonebezpechnyh-predmetiv-7/" text:style-name="Internet_20_link" text:visited-style-name="Visited_20_Internet_20_Link">
https://armyinform.com.ua/2023/05/07/za-dobu-pirotehniky-dsns-zneshkodyly-ponad-100-vybuhonebezpechnyh-predmetiv-7/</text:a>
</text:p>
      <!--NEWS-->
      <text:h text:style-name="P10" text:outline-level="1">
<text:span text:style-name="T4">
乌克兰检察长办公室：有8.5万次军事犯罪已被记录</text:span>
</text:h>
      <text:p text:style-name="P4">
作者: ['АРМІЯINFORM']</text:p>
      <text:p text:style-name="P4">
时间: 2023-05-07T74: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07052023ua.jpg" text:style-name="Internet_20_link" text:visited-style-name="Visited_20_Internet_20_Link">
warcrime-07052023ua.jpg</text:a>
', '<text:a xlink:type="simple" xlink:href="https://armyinform.com.ua/wp-content/uploads/2023/05/warcrime-07052023en.jpg" text:style-name="Internet_20_link" text:visited-style-name="Visited_20_Internet_20_Link">
warcrime-07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312" text:anchor-type="as-char" svg:width="6.9236in" svg:height="4.448413in" draw:z-index="0">
<draw:image xlink:href="../Images/AРМІЯINFORM/2023-05-07T74-00-00-04-00/warcrime-07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7日</text:span>
注册：</text:p>
      <ul>
        <li>
85 205军事犯罪， * 17 064违反乌克兰国家安全的罪行。</li>
      </ul>
      <text:p text:style-name="P4">
此外，根据少年检察官的官方数据，由于俄罗斯联邦的侵略，<text:span text:style-name="T4">
 1444岁的儿童已成为</text:span>
，包括：</text:p>
      <ul>
        <li>
480-儿童被杀， * 964-儿童因严重程度不同。</li>
      </ul>
      <text:p text:style-name="P4">
该部门强调，这些数字不是最终的，因为在暂时占据的有形领土上的积极战斗场所的安装中继续进行工作。</text:p>
      <text:p text:style-name="P4">
<draw:frame draw:style-name="fr1" draw:name="Image313" text:anchor-type="as-char" svg:width="6.9236in" svg:height="4.448413in" draw:z-index="0">
<draw:image xlink:href="../Images/AРМІЯINFORM/2023-05-07T74-00-00-04-00/warcrime-07052023en.jpg" xlink:type="simple" xlink:show="embed" xlink:actuate="onLoad" draw:mime-type="image/jpeg"/>
</draw:frame>
</text:p>
      <text:p text:style-name="P4">
News Source: <text:a xlink:type="simple" xlink:href="https://armyinform.com.ua/2023/05/07/ofis-genprokurora-ukrayiny-zadokumentovano-ponad-85-tysyachi-voyennyh-zlochyniv/" text:style-name="Internet_20_link" text:visited-style-name="Visited_20_Internet_20_Link">
https://armyinform.com.ua/2023/05/07/ofis-genprokurora-ukrayiny-zadokumentovano-ponad-85-tysyachi-voyennyh-zlochyniv/</text:a>
</text:p>
      <!--NEWS-->
      <text:h text:style-name="P10" text:outline-level="1">
<text:span text:style-name="T4">
敌人绝对无法夺走和平 - 沃迪米尔·泽伦斯基（Volodymyr Zelenskyy）</text:span>
</text:h>
      <text:p text:style-name="P4">
作者: ['АРМІЯINFORM']</text:p>
      <text:p text:style-name="P4">
时间: 2023-05-07T75:00:00-04:00</text:p>
      <text:p text:style-name="P4">
描述: 关于乌克兰沃罗迪米尔·泽伦斯基（Ukraine Volodymyr Zelensky）的总统，他在电报渠道中写道。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1-31-150x150.jpg" text:style-name="Internet_20_link" text:visited-style-name="Visited_20_Internet_20_Link">
1-31-150x150.jpg</text:a>
', '<text:a xlink:type="simple" xlink:href="https://armyinform.com.ua/wp-content/uploads/2023/05/2-30-150x150.jpg" text:style-name="Internet_20_link" text:visited-style-name="Visited_20_Internet_20_Link">
2-30-150x150.jpg</text:a>
', '<text:a xlink:type="simple" xlink:href="https://armyinform.com.ua/wp-content/uploads/2023/05/3-31-150x150.jpg" text:style-name="Internet_20_link" text:visited-style-name="Visited_20_Internet_20_Link">
3-31-150x150.jpg</text:a>
', '<text:a xlink:type="simple" xlink:href="https://armyinform.com.ua/wp-content/uploads/2023/05/4-29-150x150.jpg" text:style-name="Internet_20_link" text:visited-style-name="Visited_20_Internet_20_Link">
4-29-150x150.jpg</text:a>
', '<text:a xlink:type="simple" xlink:href="https://armyinform.com.ua/wp-content/uploads/2023/05/5-19-150x150.jpg" text:style-name="Internet_20_link" text:visited-style-name="Visited_20_Internet_20_Link">
5-19-150x150.jpg</text:a>
', '<text:a xlink:type="simple" xlink:href="https://armyinform.com.ua/wp-content/uploads/2023/05/6-16-150x150.jpg" text:style-name="Internet_20_link" text:visited-style-name="Visited_20_Internet_20_Link">
6-16-150x150.jpg</text:a>
', '<text:a xlink:type="simple" xlink:href="https://armyinform.com.ua/wp-content/uploads/2023/05/7-12-150x150.jpg" text:style-name="Internet_20_link" text:visited-style-name="Visited_20_Internet_20_Link">
7-12-150x150.jpg</text:a>
', '<text:a xlink:type="simple" xlink:href="https://armyinform.com.ua/wp-content/uploads/2023/05/8-9-150x150.jpg" text:style-name="Internet_20_link" text:visited-style-name="Visited_20_Internet_20_Link">
8-9-150x150.jpg</text:a>
', '<text:a xlink:type="simple" xlink:href="https://armyinform.com.ua/wp-content/uploads/2023/05/9-10-150x150.jpg" text:style-name="Internet_20_link" text:visited-style-name="Visited_20_Internet_20_Link">
9-10-150x150.jpg</text:a>
', '<text:a xlink:type="simple" xlink:href="https://armyinform.com.ua/wp-content/uploads/2023/05/10-12-150x150.jpg" text:style-name="Internet_20_link" text:visited-style-name="Visited_20_Internet_20_Link">
10-12-150x150.jpg</text:a>
']</text:p>
      <text:p text:style-name="P4">
标签: ['STOPRUSSIA', 'АГРЕСІЯ РФ', 'ВОЛОДИМИР ЗЕЛЕНСЬКИЙ', 'ВТОРГНЕННЯ РФ', 'ПРЕЗИДЕНТ УКРАЇНИ', 'ФОТОГРАФІЇ']</text:p>
      <text:p text:style-name="P4">
类别: News</text:p>
      <!--METADATA-->
      <text:p text:style-name="P4">
<text:a xlink:type="simple" xlink:href="https://armyinform.com.ua/wp-content/uploads/2023/05/1-31.jpg" text:style-name="Internet_20_link" text:visited-style-name="Visited_20_Internet_20_Link">
<draw:frame draw:style-name="fr1" draw:name="Image314" text:anchor-type="as-char" svg:width="6.9236in" svg:height="6.9236in" draw:z-index="0">
<draw:image xlink:href="../Images/AРМІЯINFORM/2023-05-07T75-00-00-04-00/1-31-150x150.jpg" xlink:type="simple" xlink:show="embed" xlink:actuate="onLoad" draw:mime-type="image/jpeg"/>
</draw:frame>
</text:a>
</text:p>
      <text:p text:style-name="P4">
<text:a xlink:type="simple" xlink:href="https://armyinform.com.ua/wp-content/uploads/2023/05/2-30.jpg" text:style-name="Internet_20_link" text:visited-style-name="Visited_20_Internet_20_Link">
<draw:frame draw:style-name="fr1" draw:name="Image315" text:anchor-type="as-char" svg:width="6.9236in" svg:height="6.9236in" draw:z-index="0">
<draw:image xlink:href="../Images/AРМІЯINFORM/2023-05-07T75-00-00-04-00/2-30-150x150.jpg" xlink:type="simple" xlink:show="embed" xlink:actuate="onLoad" draw:mime-type="image/jpeg"/>
</draw:frame>
</text:a>
</text:p>
      <text:p text:style-name="P4">
<text:a xlink:type="simple" xlink:href="https://armyinform.com.ua/wp-content/uploads/2023/05/3-31.jpg" text:style-name="Internet_20_link" text:visited-style-name="Visited_20_Internet_20_Link">
<draw:frame draw:style-name="fr1" draw:name="Image316" text:anchor-type="as-char" svg:width="6.9236in" svg:height="6.9236in" draw:z-index="0">
<draw:image xlink:href="../Images/AРМІЯINFORM/2023-05-07T75-00-00-04-00/3-31-150x150.jpg" xlink:type="simple" xlink:show="embed" xlink:actuate="onLoad" draw:mime-type="image/jpeg"/>
</draw:frame>
</text:a>
</text:p>
      <text:p text:style-name="P4">
<text:a xlink:type="simple" xlink:href="https://armyinform.com.ua/wp-content/uploads/2023/05/4-29.jpg" text:style-name="Internet_20_link" text:visited-style-name="Visited_20_Internet_20_Link">
<draw:frame draw:style-name="fr1" draw:name="Image317" text:anchor-type="as-char" svg:width="6.9236in" svg:height="6.9236in" draw:z-index="0">
<draw:image xlink:href="../Images/AРМІЯINFORM/2023-05-07T75-00-00-04-00/4-29-150x150.jpg" xlink:type="simple" xlink:show="embed" xlink:actuate="onLoad" draw:mime-type="image/jpeg"/>
</draw:frame>
</text:a>
</text:p>
      <text:p text:style-name="P4">
<text:a xlink:type="simple" xlink:href="https://armyinform.com.ua/wp-content/uploads/2023/05/5-19.jpg" text:style-name="Internet_20_link" text:visited-style-name="Visited_20_Internet_20_Link">
<draw:frame draw:style-name="fr1" draw:name="Image318" text:anchor-type="as-char" svg:width="6.9236in" svg:height="6.9236in" draw:z-index="0">
<draw:image xlink:href="../Images/AРМІЯINFORM/2023-05-07T75-00-00-04-00/5-19-150x150.jpg" xlink:type="simple" xlink:show="embed" xlink:actuate="onLoad" draw:mime-type="image/jpeg"/>
</draw:frame>
</text:a>
</text:p>
      <text:p text:style-name="P4">
<text:a xlink:type="simple" xlink:href="https://armyinform.com.ua/wp-content/uploads/2023/05/6-16.jpg" text:style-name="Internet_20_link" text:visited-style-name="Visited_20_Internet_20_Link">
<draw:frame draw:style-name="fr1" draw:name="Image319" text:anchor-type="as-char" svg:width="6.9236in" svg:height="6.9236in" draw:z-index="0">
<draw:image xlink:href="../Images/AРМІЯINFORM/2023-05-07T75-00-00-04-00/6-16-150x150.jpg" xlink:type="simple" xlink:show="embed" xlink:actuate="onLoad" draw:mime-type="image/jpeg"/>
</draw:frame>
</text:a>
</text:p>
      <text:p text:style-name="P4">
<text:a xlink:type="simple" xlink:href="https://armyinform.com.ua/wp-content/uploads/2023/05/7-12.jpg" text:style-name="Internet_20_link" text:visited-style-name="Visited_20_Internet_20_Link">
<draw:frame draw:style-name="fr1" draw:name="Image320" text:anchor-type="as-char" svg:width="6.9236in" svg:height="6.9236in" draw:z-index="0">
<draw:image xlink:href="../Images/AРМІЯINFORM/2023-05-07T75-00-00-04-00/7-12-150x150.jpg" xlink:type="simple" xlink:show="embed" xlink:actuate="onLoad" draw:mime-type="image/jpeg"/>
</draw:frame>
</text:a>
</text:p>
      <text:p text:style-name="P4">
<text:a xlink:type="simple" xlink:href="https://armyinform.com.ua/wp-content/uploads/2023/05/8-9.jpg" text:style-name="Internet_20_link" text:visited-style-name="Visited_20_Internet_20_Link">
<draw:frame draw:style-name="fr1" draw:name="Image321" text:anchor-type="as-char" svg:width="6.9236in" svg:height="6.9236in" draw:z-index="0">
<draw:image xlink:href="../Images/AРМІЯINFORM/2023-05-07T75-00-00-04-00/8-9-150x150.jpg" xlink:type="simple" xlink:show="embed" xlink:actuate="onLoad" draw:mime-type="image/jpeg"/>
</draw:frame>
</text:a>
</text:p>
      <text:p text:style-name="P4">
<text:a xlink:type="simple" xlink:href="https://armyinform.com.ua/wp-content/uploads/2023/05/9-10.jpg" text:style-name="Internet_20_link" text:visited-style-name="Visited_20_Internet_20_Link">
<draw:frame draw:style-name="fr1" draw:name="Image322" text:anchor-type="as-char" svg:width="6.9236in" svg:height="6.9236in" draw:z-index="0">
<draw:image xlink:href="../Images/AРМІЯINFORM/2023-05-07T75-00-00-04-00/9-10-150x150.jpg" xlink:type="simple" xlink:show="embed" xlink:actuate="onLoad" draw:mime-type="image/jpeg"/>
</draw:frame>
</text:a>
</text:p>
      <text:p text:style-name="P4">
<text:a xlink:type="simple" xlink:href="https://armyinform.com.ua/wp-content/uploads/2023/05/10-12.jpg" text:style-name="Internet_20_link" text:visited-style-name="Visited_20_Internet_20_Link">
<draw:frame draw:style-name="fr1" draw:name="Image323" text:anchor-type="as-char" svg:width="6.9236in" svg:height="6.9236in" draw:z-index="0">
<draw:image xlink:href="../Images/AРМІЯINFORM/2023-05-07T75-00-00-04-00/10-12-150x150.jpg" xlink:type="simple" xlink:show="embed" xlink:actuate="onLoad" draw:mime-type="image/jpeg"/>
</draw:frame>
</text:a>
乌克兰Volodymyr Zelenskyy的总裁<text:a xlink:type="simple" xlink:href="https://t.me/V_Zelenskiy_official/6158" text:style-name="Internet_20_link" text:visited-style-name="Visited_20_Internet_20_Link">
写</text:a>
在他的电报频道中。</text:p>
      <text:p text:style-name="P4">
“敌人绝对无法夺走和平，这是乌克兰人物的自然部分。 对我们的国家，对我们所有地区，城市和社区的和平与渴望。 我们一定会得到。”乌克兰总统写道。</text:p>
      <text:p text:style-name="P4">
News Source: <text:a xlink:type="simple" xlink:href="https://armyinform.com.ua/2023/05/07/vorogu-tochno-ne-vdastsya-vidibraty-v-nas-myr-volodymyr-zelenskyj/" text:style-name="Internet_20_link" text:visited-style-name="Visited_20_Internet_20_Link">
https://armyinform.com.ua/2023/05/07/vorogu-tochno-ne-vdastsya-vidibraty-v-nas-myr-volodymyr-zelenskyj/</text:a>
</text:p>
      <!--NEWS-->
      <text:h text:style-name="P10" text:outline-level="1">
<text:span text:style-name="T4">
亚历山大·赛尔斯基（Alexander Syrsky）参观了东方并讨论了巴赫穆特的防御</text:span>
</text:h>
      <text:p text:style-name="P4">
作者: ['АРМІЯINFORM']</text:p>
      <text:p text:style-name="P4">
时间: 2023-05-07T76:00:00-04:00</text:p>
      <text:p text:style-name="P4">
描述: Scidary Ugro-Wicheck将军Oleksandr Sirskoy Vchora的指挥官...与乌克兰2022年的战争，与乌克兰的最新消息，今天与乌克兰的最新新闻，今天与乌克兰的新闻战争，今天与乌克兰的新闻战争，乌克兰与俄罗斯与俄罗斯之间以及俄罗斯和俄罗斯之间的战争，他们说，乌克兰在2022年是否会有一年的时间，在不久的将来是否会与乌克兰进行战争</text:p>
      <text:p text:style-name="P4">
图片: ['<text:a xlink:type="simple" xlink:href="https://armyinform.com.ua/wp-content/uploads/2023/05/1-32.jpg" text:style-name="Internet_20_link" text:visited-style-name="Visited_20_Internet_20_Link">
1-32.jpg</text:a>
', '<text:a xlink:type="simple" xlink:href="https://armyinform.com.ua/wp-content/uploads/2023/05/2-32.jpg" text:style-name="Internet_20_link" text:visited-style-name="Visited_20_Internet_20_Link">
2-32.jpg</text:a>
', '<text:a xlink:type="simple" xlink:href="https://armyinform.com.ua/wp-content/uploads/2023/05/3-32.jpg" text:style-name="Internet_20_link" text:visited-style-name="Visited_20_Internet_20_Link">
3-32.jpg</text:a>
', '<text:a xlink:type="simple" xlink:href="https://armyinform.com.ua/wp-content/uploads/2023/05/4-30.jpg" text:style-name="Internet_20_link" text:visited-style-name="Visited_20_Internet_20_Link">
4-30.jpg</text:a>
']</text:p>
      <text:p text:style-name="P4">
标签: ['STOPRUSSIA', 'АГРЕСІЯ РФ', 'БАХМУТСЬКИЙ НАПРЯМОК', 'ВІЙНА', 'ВТОРГНЕННЯ РФ', 'ОЛЕКСАНДР СИРСЬКИЙ']</text:p>
      <text:p text:style-name="P4">
类别: News</text:p>
      <!--METADATA-->
      <text:p text:style-name="P4">
<draw:frame draw:style-name="fr1" draw:name="Image324" text:anchor-type="as-char" svg:width="6.9236in" svg:height="4.608521in" draw:z-index="0">
<draw:image xlink:href="../Images/AРМІЯINFORM/2023-05-07T76-00-00-04-00/1-32.jpg" xlink:type="simple" xlink:show="embed" xlink:actuate="onLoad" draw:mime-type="image/jpeg"/>
</draw:frame>
东部部队的指挥官亚历山大·西尔斯基上校访问了战斗地区，在那里他遇到了战斗部队。</text:p>
      <text:p text:style-name="P4">
作为<text:a xlink:type="simple" xlink:href="https://t.me/militarymediacenter/" text:style-name="Internet_20_link" text:visited-style-name="Visited_20_Internet_20_Link">
传输</text:a>
军事媒体中心，他们已经为巴赫穆特(Bakhmut)的更好防御和最大化瓦格纳(Wagner)病变的任务采取了措施。 当场做出了必要的操作决定。经理Sirsky强调，由于我们的战士的积极行动，敌人设法实现了要塞的预期目标。</text:p>
      <text:p text:style-name="P4">
<draw:frame draw:style-name="fr1" draw:name="Image325" text:anchor-type="as-char" svg:width="6.9236in" svg:height="4.608521in" draw:z-index="0">
<draw:image xlink:href="../Images/AРМІЯINFORM/2023-05-07T76-00-00-04-00/2-32.jpg" xlink:type="simple" xlink:show="embed" xlink:actuate="onLoad" draw:mime-type="image/jpeg"/>
</draw:frame>
亚历山大·西尔斯基上校解释说，并非所有问题都可以远程解决。 因此，与指挥官进行沟通在情况下详细介绍并计划未来的行动。</text:p>
      <text:p text:style-name="P4">
东部部队的指挥官将东方阵线的局势表征为紧张但受到控制。 据他说，俄罗斯人最近增加了重型武器的强度，开始使用更先进的设备并进行部队进行重组。</text:p>
      <text:p text:style-name="P4">
<draw:frame draw:style-name="fr1" draw:name="Image326" text:anchor-type="as-char" svg:width="6.9236in" svg:height="4.608521in" draw:z-index="0">
<draw:image xlink:href="../Images/AРМІЯINFORM/2023-05-07T76-00-00-04-00/3-32.jpg" xlink:type="simple" xlink:show="embed" xlink:actuate="onLoad" draw:mime-type="image/jpeg"/>
</draw:frame>
他说：“这表明敌人不会改变他的计划，并使一切都可以控制巴赫穆特并继续进攻行动。”</text:p>
      <text:p text:style-name="P4">
但是，Oleksandr Sirsky强调，由于战斗机的积极行动，战士无法实现预期的目标。</text:p>
      <text:p text:style-name="P4">
<draw:frame draw:style-name="fr1" draw:name="Image327" text:anchor-type="as-char" svg:width="6.9236in" svg:height="5.218664in" draw:z-index="0">
<draw:image xlink:href="../Images/AРМІЯINFORM/2023-05-07T76-00-00-04-00/4-30.jpg" xlink:type="simple" xlink:show="embed" xlink:actuate="onLoad" draw:mime-type="image/jpeg"/>
</draw:frame>
同样昨天，在步兵日之际，亚历山大·西尔斯基上校庆祝了州和部门奖，并向东部阵线的约170名欺凌者赠送了宝贵的礼物，他们在战斗中英雄地表现出来。</text:p>
      <text:p text:style-name="P4">
News Source: <text:a xlink:type="simple" xlink:href="https://armyinform.com.ua/2023/05/07/oleksandr-syrskyj-pobuvav-na-shodi-j-obgovoryv-oboronu-bahmuta/" text:style-name="Internet_20_link" text:visited-style-name="Visited_20_Internet_20_Link">
https://armyinform.com.ua/2023/05/07/oleksandr-syrskyj-pobuvav-na-shodi-j-obgovoryv-oboronu-bahmuta/</text:a>
</text:p>
      <!--NEWS-->
      <text:h text:style-name="P10" text:outline-level="1">
<text:span text:style-name="T4">
关于俄罗斯联邦武装部队的军事犯罪事实已发起了超过7.5万个刑事诉讼</text:span>
</text:h>
      <text:p text:style-name="P4">
作者: ['АРМІЯINFORM']</text:p>
      <text:p text:style-name="P4">
时间: 2023-05-07T77:00:00-04:00</text:p>
      <text:p text:style-name="P4">
描述: 75,351个罪犯的村庄是国家国家国家国家国家政治家的旅行者。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1/ob6bvwju51.jpg" text:style-name="Internet_20_link" text:visited-style-name="Visited_20_Internet_20_Link">
ob6bvwju51.jpg</text:a>
', '<text:a xlink:type="simple" xlink:href="https://armyinform.com.ua/wp-content/uploads/2023/05/thumb_80092_800_600_0_0_auto.png" text:style-name="Internet_20_link" text:visited-style-name="Visited_20_Internet_20_Link">
thumb_80092_800_600_0_0_auto.png</text:a>
']</text:p>
      <text:p text:style-name="P4">
标签: ['STOPRUSSIA', 'АГРЕСІЯ РФ', 'ВІЙНА', 'ВОЄННІ ЗЛОЧИНИ', 'ВТОРГНЕННЯ РФ', 'НАЦІОНАЛЬНА ПОЛІЦІЯ УКРАЇНИ']</text:p>
      <text:p text:style-name="P4">
类别: News</text:p>
      <!--METADATA-->
      <text:p text:style-name="P4">
<draw:frame draw:style-name="fr1" draw:name="Image328" text:anchor-type="as-char" svg:width="6.9236in" svg:height="4.273159in" draw:z-index="0">
<draw:image xlink:href="../Images/AРМІЯINFORM/2023-05-07T77-00-00-04-00/ob6bvwju51.jpg" xlink:type="simple" xlink:show="embed" xlink:actuate="onLoad" draw:mime-type="image/jpeg"/>
</draw:frame>
说明性照片</text:p>
      <text:p text:style-name="P4">
<text:span text:style-name="T4">
截至5月7日</text:span>
乌克兰国家警察的调查人员发起了75 351-犯罪诉讼，内容涉及在乌克兰领土上犯下的事实，俄罗斯联合会及其同伙的武装部队犯罪服务。</text:p>
      <text:p text:style-name="P4">
关于它<text:a xlink:type="simple" xlink:href="https://www.npu.gov.ua/news/zlochyny-vchyneni-viiskovymy-rf-pid-chas-povnomasshtabnoho-vtorhnennia-v-ukrainu-stanom-na-07052023" text:style-name="Internet_20_link" text:visited-style-name="Visited_20_Internet_20_Link">
报告</text:a>
乌克兰国家警察。</text:p>
      <text:p text:style-name="P4">
其中：</text:p>
      <ul>
        <li>
63 068-违反了战争法律和习俗(艺术。 乌克兰《刑法》的438); * 9190-侵占乌克兰的领土完整性和不可侵犯性(艺术。 《乌克兰刑法》 110); * 2837-进行协作活动(艺术。 乌克兰刑法的111-1); * 153-国家叛国罪(艺术。 《乌克兰刑法》 111); * 38-用于转移，等等。(艺术。 《乌克兰刑法》 113).</li>
      </ul>
      <text:p text:style-name="P4">
На території деокупованих районів <text:span text:style-name="T4">
виявлено 52 місця,</text:span>
 де росіяни незаконноутримували та катували громадян. З них:</text:p>
      <ul>
        <li>
27 — Харківська область;  * 16 — Херсонська область;  * 3 — Київська область;  * 2 — Сумська область;  * 2 — Миколаївська область;  * 1 — Донецька область;  * 1 — Чернігівська область.</li>
      </ul>
      <text:p text:style-name="P4">
<draw:frame draw:style-name="fr1" draw:name="Image329" text:anchor-type="as-char" svg:width="6.9236in" svg:height="4.058961in" draw:z-index="0">
<draw:image xlink:href="../Images/AРМІЯINFORM/2023-05-07T77-00-00-04-00/thumb_80092_800_600_0_0_auto.png" xlink:type="simple" xlink:show="embed" xlink:actuate="onLoad" draw:mime-type="image/png"/>
</draw:frame>
</text:p>
      <text:p text:style-name="P4">
News Source: <text:a xlink:type="simple" xlink:href="https://armyinform.com.ua/2023/05/07/za-faktamy-voyennyh-zlochyniv-zs-rf-rozpochato/" text:style-name="Internet_20_link" text:visited-style-name="Visited_20_Internet_20_Link">
https://armyinform.com.ua/2023/05/07/za-faktamy-voyennyh-zlochyniv-zs-rf-rozpochato/</text:a>
</text:p>
      <!--NEWS-->
      <text:h text:style-name="P10" text:outline-level="1">
<text:span text:style-name="T4">
乌克兰感谢以色列将在俄罗斯空气威胁面前点燃“红色”</text:span>
</text:h>
      <text:p text:style-name="P4">
作者: ['Олег Мащенко']</text:p>
      <text:p text:style-name="P4">
时间: 2023-05-07T78:00:00-04:00</text:p>
      <text:p text:style-name="P4">
描述: PUHDO，YAK，MATI SUSIDIV，与Yaki Mitha的Teritors一起，您可以被...与乌克兰2022的战争，与乌克兰的最新新闻，今天与乌克兰2022年的新闻战争，今天的战争，会有一场战争在乌克兰和俄罗斯之间以及2022年与乌克兰的战争之间，是否会在不久的将来与乌克兰进行战争，今天与乌克兰的战争，今天的乌克兰新闻，乌克兰的新闻，乌克兰媒体在俄罗斯的乌克兰新闻</text:p>
      <text:p text:style-name="P4">
图片: ['<text:a xlink:type="simple" xlink:href="https://armyinform.com.ua/wp-content/uploads/2023/05/foto1-.jpg" text:style-name="Internet_20_link" text:visited-style-name="Visited_20_Internet_20_Link">
foto1-.jpg</text:a>
', '<text:a xlink:type="simple" xlink:href="https://armyinform.com.ua/wp-content/uploads/2023/05/foto2-cza.jpg" text:style-name="Internet_20_link" text:visited-style-name="Visited_20_Internet_20_Link">
foto2-cza.jpg</text:a>
', '<text:a xlink:type="simple" xlink:href="https://armyinform.com.ua/wp-content/uploads/2023/05/foto-3-cza.jpg" text:style-name="Internet_20_link" text:visited-style-name="Visited_20_Internet_20_Link">
foto-3-cza.jpg</text:a>
']</text:p>
      <text:p text:style-name="P4">
标签: ['ІЗРАЇЛЬ', 'ППО', 'ППО ЗСУ', 'РАКЕТНА ЗАГРОЗА', 'СИСТЕМА ПОПЕРЕДЖЕННЯ']</text:p>
      <text:p text:style-name="P4">
类别: News</text:p>
      <!--METADATA-->
      <text:p text:style-name="P4">
<draw:frame draw:style-name="fr1" draw:name="Image330" text:anchor-type="as-char" svg:width="6.9236in" svg:height="3.929143in" draw:z-index="0">
<draw:image xlink:href="../Images/AРМІЯINFORM/2023-05-07T78-00-00-04-00/foto1-.jpg" xlink:type="simple" xlink:show="embed" xlink:actuate="onLoad" draw:mime-type="image/jpeg"/>
</draw:frame>
人口是一个危险。 图：TSN</text:p>
      <text:p text:style-name="P4">
**它是如何有邻居与火箭的和平定居点一起安排的任何时刻，也许Planetus上最了解的是以色列。 在这个地区西亚地区闪烁的永久战斗不断伴随着火箭袭击。 命名此状态对预防非常关注</text:p>
      <text:p text:style-name="P4">
鉴于以色列在国防技术发展的方向上有丰富的经验，在基辅，以色列的早期通知系统在通过模式的过程中开始在基辅工作。 乌克兰驻以色列Yevhen Korniychuk的大使告诉<text:a xlink:type="simple" xlink:href="https://www.jpost.com/international/article-741955" text:style-name="Internet_20_link" text:visited-style-name="Visited_20_Internet_20_Link">
耶路撒冷邮报</text:a>
.</text:p>
      <text:p text:style-name="P4">
«Україна попросила в Ізраїлю систему оповіщення про ракетні атаки післявторгнення росії минулого року. Попередній уряд обіцяв систему Україні, алепосол відзначив особисту участь прем’єр-міністра Ізраїлю Біньяміна Нетаньяху узабезпеченні швидкого завершення проєкту», — зазначається у матеріалієрусалимської газети.</text:p>
      <text:p text:style-name="P4">
Український дипломат виказав сподівання, що систему оповіщення швидкодоопрацюють і зможуть встановити у всіх великих містах України.</text:p>
      <text:p text:style-name="P4">
«Це дуже важливо для нашої цивільної та військової інфраструктури. Цеобладнання, яке дозволить нам рятувати життя», — додав Корнійчук.</text:p>
      <text:p text:style-name="P4">
Як зазначили ізраїльські медійники, ця система визначає ракети та снаряди всіхвидів та місця, куди вони впадуть, щоб зменшити радіус, де люди можутьопинитися в небезпеці. Вона також визначає, скільки часу піде на пошук укриттяу мешканців району, що перебувають під безпосередньою небезпекою.</text:p>
      <text:p text:style-name="P4">
Ізраїльський комплекс використовує поєднання радарів та оптичних пристроїв длявиявлення запусків ракет та безпілотників.</text:p>
      <text:p text:style-name="P4">
Технології ідентифікують розміри об’єктів та визначають небезпеку, після чогодані відображаються на електронній карті. Громадяни, зі свого боку, отримуютьпопередження на телефон або дізнаються про небезпеку через радіо, телебаченняабо сирену.</text:p>
      <text:p text:style-name="P4">
<draw:frame draw:style-name="fr1" draw:name="Image331" text:anchor-type="as-char" svg:width="6.9236in" svg:height="3.910752in" draw:z-index="0">
<draw:image xlink:href="../Images/AРМІЯINFORM/2023-05-07T78-00-00-04-00/foto2-cza.jpg" xlink:type="simple" xlink:show="embed" xlink:actuate="onLoad" draw:mime-type="image/jpeg"/>
</draw:frame>
警告警报以色列的火箭袭击。 照片：Dana Kopel</text:p>
      <text:p text:style-name="P4">
“现在需要早期的通知系统。 至关重要的是要知道何时开始创业以迅速做出反应并启动防空系统。(https://www.youtube.com/watch?v=WY8sDvZdWEA&amp;ab_channel=%D0%A2%D0%A1%D0%9D).</text:p>
      <text:p text:style-name="P4">
Безумовно, що прообразом розробленої для України системи попередження сталаізраїльська технологія раннього попередження про ракетний обстріл «Цева адом»(ir。 צבעצבעם-“红色”)那在那个国家很普遍。 它照顾了团队，以色列军事部门的以色列国防军部队。 自2000年代初以来，该信息系统就集中在该国。 自2014年以来，以色列智能手机的智能手机中以色列和 - 和流星平台的报告。</text:p>
      <text:p text:style-name="P4">
<draw:frame draw:style-name="fr1" draw:name="Image332" text:anchor-type="as-char" svg:width="6.9236in" svg:height="3.715665in" draw:z-index="0">
<draw:image xlink:href="../Images/AРМІЯINFORM/2023-05-07T78-00-00-04-00/foto-3-cza.jpg" xlink:type="simple" xlink:show="embed" xlink:actuate="onLoad" draw:mime-type="image/jpeg"/>
</draw:frame>
有关导弹清洁“此adom”的警告系统</text:p>
      <text:p text:style-name="P4">
如果在乌克兰，所有地​​区都会一次定期激活空气警报的信号，则以色列系统会发出闪闪发光，城市或地区的警报。 除了声音通知外，以色列还反映了一个特殊的信号，这表明有多少秒或几分钟的公民可以去庇护所。</text:p>
      <text:p text:style-name="P4">
ADOM系统不仅在以色列北部运行，该系统与加沙行业危险，而且还在导弹划界的其他城镇。 与加沙行业的定居点越近，它抚养居民隐藏的越越少。 是的，最小时间为8秒。 在距离加沙地区边界3公里的Zderot中，该系统在火箭发射前15秒警告居民，在Ashkelone中警告居民(距该行业8公里)多达30秒。警告系统与铁穹顶系统结合使用。 当数字火箭是雷达并将其定义为威胁时(该系统分析了飞行轨迹，表明跌落的潜在位置)，有关后方司令部特殊单元中陈述的信息，负责公众。 如果火箭射击量很大，则系统系统会被后命令的下一个变化激活，因此自动信号工人不会完全瘫痪人口。 同时，对当前情况进行了稳定的分析，如果数字导弹应落在无人居住或已经撤离的地区，则不会宣布警报。” 军事专家兼信息和咨询公司[国防快报]谈到了通讯员的通讯员。(https://defence-ua.com/)Sergey Zgurets。</text:p>
      <text:p text:style-name="P4">
显然，乌克兰该系统的工作条件和能力与以色列州使用的条件不同。 毕竟，俄罗斯的意思是反对我们国家的这种武器，没有人没有被以色列使用。</text:p>
      <text:p text:style-name="P4">
News Source: <text:a xlink:type="simple" xlink:href="https://armyinform.com.ua/2023/05/07/ukrayina-zavdyaky-izrayilyu-zapalyt-chervonyj-kolir/" text:style-name="Internet_20_link" text:visited-style-name="Visited_20_Internet_20_Link">
https://armyinform.com.ua/2023/05/07/ukrayina-zavdyaky-izrayilyu-zapalyt-chervonyj-kolir/</text:a>
</text:p>
      <!--NEWS-->
      <text:h text:style-name="P10" text:outline-level="1">
<text:span text:style-name="T4">
5月9日，俄罗斯挑衅是可能的-GUR MOU</text:span>
</text:h>
      <text:p text:style-name="P4">
作者: ['АРМІЯINFORM']</text:p>
      <text:p text:style-name="P4">
时间: 2023-05-07T79:00:00-04:00</text:p>
      <text:p text:style-name="P4">
描述: Agresor的力量通常是Dati的象征，以证明挑衅的证明。 关于...与乌克兰2022年的战争，与乌克兰的最新新闻，与乌克兰的新闻战争，2022年的新闻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5/a3f90a5c-c87c-415b-b029-9f9e67586f3c.jpg" text:style-name="Internet_20_link" text:visited-style-name="Visited_20_Internet_20_Link">
a3f90a5c-c87c-415b-b029-9f9e67586f3c.jpg</text:a>
']</text:p>
      <text:p text:style-name="P4">
标签: ['STOPRUSSIA', 'АГРЕСІЯ РФ', 'АНДРІЙ ЮСОВ', 'ВТОРГНЕННЯ РФ', 'ГУР МОУ', 'ПРОВОКАЦІЇ РФ']</text:p>
      <text:p text:style-name="P4">
类别: News</text:p>
      <!--METADATA-->
      <text:p text:style-name="P4">
<draw:frame draw:style-name="fr1" draw:name="Image333" text:anchor-type="as-char" svg:width="6.9236in" svg:height="3.894525in" draw:z-index="0">
<draw:image xlink:href="../Images/AРМІЯINFORM/2023-05-07T79-00-00-04-00/a3f90a5c-c87c-415b-b029-9f9e67586f3c.jpg" xlink:type="simple" xlink:show="embed" xlink:actuate="onLoad" draw:mime-type="image/jpeg"/>
</draw:frame>
俄罗斯侵略者通常选择象征性的日期来挑衅。(https://gur.gov.ua/content/na-9-travnia-rosiia-mozhe-hotuvaty-provokatsii-predstavnyk-hur-mo-ukrainy-andrii-iusov.html)乌克兰安德里·尤索夫国防部情报部主管的代表警告说，穆斯科特人可能会在5月9日挑衅。</text:p>
      <text:p text:style-name="P4">
“自2014年以来，占领者一直在使用这种挑衅和不间断的，我们现在仍然会面对它。 在这种情况下，挑衅可以由俄罗斯特殊服务针对俄罗斯文明法规指导，并在5月9日与某些日期定时进行，”  -   - 乌克兰国防部的代表说。</text:p>
      <text:p text:style-name="P4">
同时，安德烈·尤索夫(Andrei Yusov)建议，俄罗斯人可以指导挑衅，与白俄罗斯相反：这种俄罗斯的“在虚假旗帜下的行动”可以有一个帐篷，可以将白俄罗斯军队吸引到针对乌克兰战争的战争中。</text:p>
      <text:p text:style-name="P4">
古兰德里·尤索夫(Guurandriy Yusov)说：“乌克兰或世界其他地区没有人不再相信这种表演。这并不意味着不会有挑衅。”</text:p>
      <text:p text:style-name="P4">
News Source: <text:a xlink:type="simple" xlink:href="https://armyinform.com.ua/2023/05/07/na-9-travnya-mozhlyvi-rosijski-provokacziyi-gur/" text:style-name="Internet_20_link" text:visited-style-name="Visited_20_Internet_20_Link">
https://armyinform.com.ua/2023/05/07/na-9-travnya-mozhlyvi-rosijski-provokacziyi-gur/</text:a>
</text:p>
      <!--NEWS-->
      <text:h text:style-name="P10" text:outline-level="1">
<text:span text:style-name="T4">
俄罗斯的宣传试图强加一种叙事，即俄罗斯武器是世界上最好的武器 - 这是一个大错误</text:span>
</text:h>
      <text:p text:style-name="P4">
作者: ['АРМІЯINFORM']</text:p>
      <text:p text:style-name="P4">
时间: 2023-05-07T80:00:00-04:00</text:p>
      <text:p text:style-name="P4">
描述: 关于乌克兰Oleksiy Reznikov的最低限额的辩护，在Twitter上说。 Minoboroni ptsinnik ...与乌克兰2022年的战争，与乌克兰的最新新闻战争，今天与乌克兰2022年的新闻战争，乌克兰和俄罗斯之间的战争，乌克兰和俄罗斯之间以及2022年与乌克兰的战争将在在不久的将来与乌克兰发动了战争，这是与乌克兰的战争，今天的乌克兰新闻，乌克兰的新闻，乌克兰媒体的俄罗斯媒体</text:p>
      <text:p text:style-name="P4">
图片: ['<text:a xlink:type="simple" xlink:href="https://armyinform.com.ua/wp-content/uploads/2023/03/reznikov.jpg" text:style-name="Internet_20_link" text:visited-style-name="Visited_20_Internet_20_Link">
reznikov.jpg</text:a>
']</text:p>
      <text:p text:style-name="P4">
标签: ['STOPRUSSIA', 'АГРЕСІЯ РФ', 'ВІЙНА', 'ВТОРГНЕННЯ РФ', 'МІНІСТР ОБОРОНИ УКРАЇНИ', 'ОЛЕКСІЙ РЕЗНІКОВ', 'ОФІЦІЙНО']</text:p>
      <text:p text:style-name="P4">
类别: News</text:p>
      <!--METADATA-->
      <text:p text:style-name="P4">
<draw:frame draw:style-name="fr1" draw:name="Image334" text:anchor-type="as-char" svg:width="6.9236in" svg:height="4.615733in" draw:z-index="0">
<draw:image xlink:href="../Images/AРМІЯINFORM/2023-05-07T80-00-00-04-00/reznikov.jpg" xlink:type="simple" xlink:show="embed" xlink:actuate="onLoad" draw:mime-type="image/jpeg"/>
</draw:frame>
Oleksireznikov。 照片：Vladimir Zagrebelny /陆军</text:p>
      <text:p text:style-name="P4">
乌克兰国防部长Alexei Reznikov在Twitter上说。</text:p>
      <text:p text:style-name="P4">
国防部负责人指出，这是一个大错误。</text:p>
      <ul>
        <li>
乌克兰防空的新型工具 - 爱国者系统击落了由俄罗斯罪犯在我国发起的高超音速有氧运动导弹X-47。 以前，我们无法摧毁这样的人，但是在我们的朋友的支持下，这是不可能的! -  Oleksiresnikov写道。</li>
      </ul>
      <text:p text:style-name="Quotations">

<text:p text:style-name="P4">
Kinzhal vs Patriot&gt;
 <text:a xlink:type="simple" xlink:href="https://twitter.com/KpsZSU" text:style-name="Internet_20_link" text:visited-style-name="Visited_20_Internet_20_Link">
@kpszsu</text:a>
✊&gt;
&gt;
俄罗斯宣传试图强加俄罗斯武器是&gt;
世界上最好的武器的叙述(“没有类似物”).  &gt;
  That‘s a big mistake.  &gt;
  The Patriot system, a new powerful tool of Ukrainian air defense, shot down&gt;
 a Kh-47… <text:a xlink:type="simple" xlink:href="https://t.co/jLoAO518HA" text:style-name="Internet_20_link" text:visited-style-name="Visited_20_Internet_20_Link">
pic.twitter.com/jLoAO518HA</text:a>
&gt;
&gt;
  -  Oleksiy Reznikov(@oleksireznikov)<text:a xlink:type="simple" xlink:href="https://twitter.com/oleksiireznikov/status/1655179587641389058" text:style-name="Internet_20_link" text:visited-style-name="Visited_20_Internet_20_Link">
5月7日，&gt;
 2023</text:a>
</text:p>

</text:p>
      <text:p text:style-name="P4">
News Source: <text:a xlink:type="simple" xlink:href="https://armyinform.com.ua/2023/05/07/propaganda-rf-namagayetsya-navyazaty-naratyv-pro-te-shho-rosijska-zbroya-ye-najkrashhoyu-u-sviti-cze-velyka-pomylka/" text:style-name="Internet_20_link" text:visited-style-name="Visited_20_Internet_20_Link">
https://armyinform.com.ua/2023/05/07/propaganda-rf-namagayetsya-navyazaty-naratyv-pro-te-shho-rosijska-zbroya-ye-najkrashhoyu-u-sviti-cze-velyka-pomylka/</text:a>
</text:p>
      <!--NEWS-->
      <text:h text:style-name="P10" text:outline-level="1">
<text:span text:style-name="T4">
协调总部合作帮助囚犯和失踪人员的家人</text:span>
</text:h>
      <text:p text:style-name="P4">
作者: ['АРМІЯINFORM']</text:p>
      <text:p text:style-name="P4">
时间: 2023-05-07T81:00:00-04:00</text:p>
      <text:p text:style-name="P4">
描述: 对于全bishop i yaknipovnishi dopomes的nadannya，向波伦斯基I Blikhless的祖国...与乌克兰2022年的战争，与乌克兰的战争是今天的最新新闻，这是与乌克兰的新闻战争，乌克兰2022年的最后一场乌克兰和乌克兰的战争是乌克兰和乌克兰的最后一场。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3e655bba-2947-4cc3-a9c3-dd0bfd991c9a.jpg" text:style-name="Internet_20_link" text:visited-style-name="Visited_20_Internet_20_Link">
3e655bba-2947-4cc3-a9c3-dd0bfd991c9a.jpg</text:a>
']</text:p>
      <text:p text:style-name="P4">
标签: ['КООРДИНАЦІЙНИЙ ШТАБ З ПИТАНЬ ПОВОДЖЕННЯ З ВІЙСЬКОВОПОЛОНЕНИМИ']</text:p>
      <text:p text:style-name="P4">
类别: News</text:p>
      <!--METADATA-->
      <text:p text:style-name="P4">
<draw:frame draw:style-name="fr1" draw:name="Image335" text:anchor-type="as-char" svg:width="6.9236in" svg:height="4.615733in" draw:z-index="0">
<draw:image xlink:href="../Images/AРМІЯINFORM/2023-05-07T81-00-00-04-00/3e655bba-2947-4cc3-a9c3-dd0bfd991c9a.jpg" xlink:type="simple" xlink:show="embed" xlink:actuate="onLoad" draw:mime-type="image/jpeg"/>
</draw:frame>
为了为囚犯的家庭提供全面而充实的援助，并消失了，协调总部与许多公共组织，律师协会和慈善基金合作。 应当指出的是，协调总部提供了有关守卫者被囚禁以及国家社会义务相关的法律和专业人士的建议，这些义务在被囚禁的情况下由国家保证。 家庭和捍卫者协调总部提供的所有服务都是免费的。</text:p>
      <text:p text:style-name="P4">
克里米亚非政府组织提供旨在采用国家保护的保证，宪法权利，平民的自由，由于俄罗斯对乌克兰的武装侵略以及乌克兰的捍卫者而被侵略的平民自由，这些自由受到侵略者国家的虐待。</text:p>
      <text:p text:style-name="P4">
与慈善组织“慈善协会”的合作是共同执行措施，实施新的TAE，有效地实施当前计划和项目，以提供慈善援助。</text:p>
      <text:p text:style-name="P4">
非政府组织的“民主晋升”采取了一些旨在发展合作与合作的措施。</text:p>
      <text:p text:style-name="P4">
与Adonis-Lab LLC的联合举措尤其是针对为军人提供最有效援助的条件。</text:p>
      <text:p text:style-name="P4">
乌克兰志愿者中心非政府组织朝着为受武装侵略乌克兰侵略影响的军人提供康复措施的方向。</text:p>
      <text:p text:style-name="P4">
非政府组织的“ Azovstal的心脏”有助于为从2月至2022年5月捍卫Mariupol市的军事人员提供援助。</text:p>
      <text:p text:style-name="P4">
另外，应注意与律师和自由法律援助中心的合作。特别是慈善组织，尤其是戴安娜·波多利旺(Diana Podolyanchuk)和慈善基金会“我们将重建未来”也正在与协调总部合作。 与他们采取的措施有助于该国的精确和动员准备，并旨在接受囚犯和失踪人员的家属。</text:p>
      <text:p text:style-name="P4">
Neopalima慈善项目为所有因战争而受苦的人提供了全面，免费的疤痕烧伤治疗方法。</text:p>
      <text:p text:style-name="P4">
协调总部感谢所有公共，慈善，律师和法律组织的富有成效的合作和非常重要的援助，这些援助是为我们的捍卫者和捍卫者的家人提供的。</text:p>
      <text:p text:style-name="P4">
协调总部还呼吁捐助者要小心，并继续向未经验证的组织和人员继续资金。</text:p>
      <text:p text:style-name="P4">
<text:span text:style-name="T4">
资料来源：</text:span>
 [<text:span text:style-name="T5">
 _ </text:span>
 _ _ _维护上的协调总部(https://koordshtab.gov.ua/archive/1477)</text:p>
      <text:p text:style-name="P4">
News Source: <text:a xlink:type="simple" xlink:href="https://armyinform.com.ua/2023/05/07/z-kym-spivpraczyuye-koordynaczijnyj-shtab-dlya-dopomogy-rodynam-polonenyh-i-znyklyh-bezvisty-vijskovosluzhbovcziv/" text:style-name="Internet_20_link" text:visited-style-name="Visited_20_Internet_20_Link">
https://armyinform.com.ua/2023/05/07/z-kym-spivpraczyuye-koordynaczijnyj-shtab-dlya-dopomogy-rodynam-polonenyh-i-znyklyh-bezvisty-vijskovosluzhbovcziv/</text:a>
</text:p>
      <!--NEWS-->
      <text:h text:style-name="P10" text:outline-level="1">
<text:span text:style-name="T4">
海军陆战队：破坏俄罗斯入侵者取决于完全拥有自己的武器</text:span>
</text:h>
      <text:p text:style-name="P4">
作者: ['АРМІЯINFORM']</text:p>
      <text:p text:style-name="P4">
时间: 2023-05-07T82:00:00-04:00</text:p>
      <text:p text:style-name="P4">
描述: 乌克兰莫斯基·匹克霍特斯（Morsky Pikhottsia）除了知识之外...与乌克兰2022年的战争，与乌克兰的最新新闻战争，《与乌克兰的新闻战》，乌克兰2022年的《新闻战》，《乌克兰和俄罗斯的最后一场》，当与乌克兰的战争将在2022年，将在2022年进行战争他们说，在不久的将来，乌克兰与乌克兰发动了战争</text:p>
      <text:p text:style-name="P4">
图片: ['<text:a xlink:type="simple" xlink:href="https://armyinform.com.ua/wp-content/uploads/2023/05/morpihy-1.jpg" text:style-name="Internet_20_link" text:visited-style-name="Visited_20_Internet_20_Link">
morpihy-1.jpg</text:a>
', '<text:a xlink:type="simple" xlink:href="https://armyinform.com.ua/wp-content/uploads/2023/05/morpihy-2-150x150.jpg" text:style-name="Internet_20_link" text:visited-style-name="Visited_20_Internet_20_Link">
morpihy-2-150x150.jpg</text:a>
', '<text:a xlink:type="simple" xlink:href="https://armyinform.com.ua/wp-content/uploads/2023/05/morpihy-8-150x150.jpg" text:style-name="Internet_20_link" text:visited-style-name="Visited_20_Internet_20_Link">
morpihy-8-150x150.jpg</text:a>
', '<text:a xlink:type="simple" xlink:href="https://armyinform.com.ua/wp-content/uploads/2023/05/morpihy-7-150x150.jpg" text:style-name="Internet_20_link" text:visited-style-name="Visited_20_Internet_20_Link">
morpihy-7-150x150.jpg</text:a>
', '<text:a xlink:type="simple" xlink:href="https://armyinform.com.ua/wp-content/uploads/2023/05/morpihy-6-150x150.jpg" text:style-name="Internet_20_link" text:visited-style-name="Visited_20_Internet_20_Link">
morpihy-6-150x150.jpg</text:a>
', '<text:a xlink:type="simple" xlink:href="https://armyinform.com.ua/wp-content/uploads/2023/05/morpihy-5-150x150.jpg" text:style-name="Internet_20_link" text:visited-style-name="Visited_20_Internet_20_Link">
morpihy-5-150x150.jpg</text:a>
', '<text:a xlink:type="simple" xlink:href="https://armyinform.com.ua/wp-content/uploads/2023/05/morpihy-4-150x150.jpg" text:style-name="Internet_20_link" text:visited-style-name="Visited_20_Internet_20_Link">
morpihy-4-150x150.jpg</text:a>
', '<text:a xlink:type="simple" xlink:href="https://armyinform.com.ua/wp-content/uploads/2023/05/morpihy-3-150x150.jpg" text:style-name="Internet_20_link" text:visited-style-name="Visited_20_Internet_20_Link">
morpihy-3-150x150.jpg</text:a>
', '<text:a xlink:type="simple" xlink:href="https://armyinform.com.ua/wp-content/uploads/2023/05/morpihy-9-150x150.jpg" text:style-name="Internet_20_link" text:visited-style-name="Visited_20_Internet_20_Link">
morpihy-9-150x150.jpg</text:a>
', '<text:a xlink:type="simple" xlink:href="https://armyinform.com.ua/wp-content/uploads/2023/05/morpihy-15-150x150.jpg" text:style-name="Internet_20_link" text:visited-style-name="Visited_20_Internet_20_Link">
morpihy-15-150x150.jpg</text:a>
', '<text:a xlink:type="simple" xlink:href="https://armyinform.com.ua/wp-content/uploads/2023/05/morpihy-14-150x150.jpg" text:style-name="Internet_20_link" text:visited-style-name="Visited_20_Internet_20_Link">
morpihy-14-150x150.jpg</text:a>
', '<text:a xlink:type="simple" xlink:href="https://armyinform.com.ua/wp-content/uploads/2023/05/morpihy-13-150x150.jpg" text:style-name="Internet_20_link" text:visited-style-name="Visited_20_Internet_20_Link">
morpihy-13-150x150.jpg</text:a>
', '<text:a xlink:type="simple" xlink:href="https://armyinform.com.ua/wp-content/uploads/2023/05/morpihy-12-150x150.jpg" text:style-name="Internet_20_link" text:visited-style-name="Visited_20_Internet_20_Link">
morpihy-12-150x150.jpg</text:a>
', '<text:a xlink:type="simple" xlink:href="https://armyinform.com.ua/wp-content/uploads/2023/05/morpihy-11-150x150.jpg" text:style-name="Internet_20_link" text:visited-style-name="Visited_20_Internet_20_Link">
morpihy-11-150x150.jpg</text:a>
', '<text:a xlink:type="simple" xlink:href="https://armyinform.com.ua/wp-content/uploads/2023/05/morpihy-10-150x150.jpg" text:style-name="Internet_20_link" text:visited-style-name="Visited_20_Internet_20_Link">
morpihy-10-150x150.jpg</text:a>
']</text:p>
      <text:p text:style-name="P4">
标签: ['ВІЙСЬКОВА ПІДГОТОВКА', 'ВМС ЗСУ', 'ВОГНЕВА ПІДГОТОВКА', 'КОМАНДУВАННЯ МОРСЬКОЇ ПІХОТИ', 'МОРСЬКА ПІХОТА']</text:p>
      <text:p text:style-name="P4">
类别: News</text:p>
      <!--METADATA-->
      <text:p text:style-name="P4">
<draw:frame draw:style-name="fr1" draw:name="Image336" text:anchor-type="as-char" svg:width="6.9236in" svg:height="4.61393in" draw:z-index="0">
<draw:image xlink:href="../Images/AРМІЯINFORM/2023-05-07T82-00-00-04-00/morpihy-1.jpg" xlink:type="simple" xlink:show="embed" xlink:actuate="onLoad" draw:mime-type="image/jpeg"/>
</draw:frame>
照片：武装部队海军海军陆战队的指挥</text:p>
      <text:p text:style-name="P4">
乌克兰海军陆战队继续在适当的水平上提高他们的知识并维持技能，以便将来，俄罗斯法西斯军队的有效抵抗。”</text:p>
      <text:p text:style-name="P4">
关于这个<text:a xlink:type="simple" xlink:href="https://www.facebook.com/navy.mil.gov.ua/posts/pfbid0zNfo32f3qPSsxHv2isJdRE6JQCekTz3DBdaK1YCLTGWJJqz2r1uuUDqmmcTyvwJWl" text:style-name="Internet_20_link" text:visited-style-name="Visited_20_Internet_20_Link">
声明</text:a>
乌克兰武装部队海军的指挥。</text:p>
      <text:p text:style-name="P4">
<text:a xlink:type="simple" xlink:href="https://armyinform.com.ua/wp-content/uploads/2023/05/morpihy-2.jpg" text:style-name="Internet_20_link" text:visited-style-name="Visited_20_Internet_20_Link">
!(Images/AРМІЯINFORM/2023-05-07T82-00-00-04-00/morpihy-2-150x150.jpg)</text:a>
</text:p>
      <text:p text:style-name="P4">
<text:a xlink:type="simple" xlink:href="https://armyinform.com.ua/wp-content/uploads/2023/05/morpihy-8.jpg" text:style-name="Internet_20_link" text:visited-style-name="Visited_20_Internet_20_Link">
<draw:frame draw:style-name="fr1" draw:name="Image337" text:anchor-type="as-char" svg:width="6.9236in" svg:height="6.9236in" draw:z-index="0">
<draw:image xlink:href="../Images/AРМІЯINFORM/2023-05-07T82-00-00-04-00/morpihy-8-150x150.jpg" xlink:type="simple" xlink:show="embed" xlink:actuate="onLoad" draw:mime-type="image/jpeg"/>
</draw:frame>
</text:a>
</text:p>
      <text:p text:style-name="P4">
<text:a xlink:type="simple" xlink:href="https://armyinform.com.ua/wp-content/uploads/2023/05/morpihy-7.jpg" text:style-name="Internet_20_link" text:visited-style-name="Visited_20_Internet_20_Link">
<draw:frame draw:style-name="fr1" draw:name="Image338" text:anchor-type="as-char" svg:width="6.9236in" svg:height="6.9236in" draw:z-index="0">
<draw:image xlink:href="../Images/AРМІЯINFORM/2023-05-07T82-00-00-04-00/morpihy-7-150x150.jpg" xlink:type="simple" xlink:show="embed" xlink:actuate="onLoad" draw:mime-type="image/jpeg"/>
</draw:frame>
</text:a>
</text:p>
      <text:p text:style-name="P4">
<text:a xlink:type="simple" xlink:href="https://armyinform.com.ua/wp-content/uploads/2023/05/morpihy-6.jpg" text:style-name="Internet_20_link" text:visited-style-name="Visited_20_Internet_20_Link">
<draw:frame draw:style-name="fr1" draw:name="Image339" text:anchor-type="as-char" svg:width="6.9236in" svg:height="6.9236in" draw:z-index="0">
<draw:image xlink:href="../Images/AРМІЯINFORM/2023-05-07T82-00-00-04-00/morpihy-6-150x150.jpg" xlink:type="simple" xlink:show="embed" xlink:actuate="onLoad" draw:mime-type="image/jpeg"/>
</draw:frame>
</text:a>
</text:p>
      <text:p text:style-name="P4">
<text:a xlink:type="simple" xlink:href="https://armyinform.com.ua/wp-content/uploads/2023/05/morpihy-5.jpg" text:style-name="Internet_20_link" text:visited-style-name="Visited_20_Internet_20_Link">
<draw:frame draw:style-name="fr1" draw:name="Image340" text:anchor-type="as-char" svg:width="6.9236in" svg:height="6.9236in" draw:z-index="0">
<draw:image xlink:href="../Images/AРМІЯINFORM/2023-05-07T82-00-00-04-00/morpihy-5-150x150.jpg" xlink:type="simple" xlink:show="embed" xlink:actuate="onLoad" draw:mime-type="image/jpeg"/>
</draw:frame>
</text:a>
</text:p>
      <text:p text:style-name="P4">
<text:a xlink:type="simple" xlink:href="https://armyinform.com.ua/wp-content/uploads/2023/05/morpihy-4.jpg" text:style-name="Internet_20_link" text:visited-style-name="Visited_20_Internet_20_Link">
<draw:frame draw:style-name="fr1" draw:name="Image341" text:anchor-type="as-char" svg:width="6.9236in" svg:height="6.9236in" draw:z-index="0">
<draw:image xlink:href="../Images/AРМІЯINFORM/2023-05-07T82-00-00-04-00/morpihy-4-150x150.jpg" xlink:type="simple" xlink:show="embed" xlink:actuate="onLoad" draw:mime-type="image/jpeg"/>
</draw:frame>
</text:a>
</text:p>
      <text:p text:style-name="P4">
<text:a xlink:type="simple" xlink:href="https://armyinform.com.ua/wp-content/uploads/2023/05/morpihy-3.jpg" text:style-name="Internet_20_link" text:visited-style-name="Visited_20_Internet_20_Link">
<draw:frame draw:style-name="fr1" draw:name="Image342" text:anchor-type="as-char" svg:width="6.9236in" svg:height="6.9236in" draw:z-index="0">
<draw:image xlink:href="../Images/AРМІЯINFORM/2023-05-07T82-00-00-04-00/morpihy-3-150x150.jpg" xlink:type="simple" xlink:show="embed" xlink:actuate="onLoad" draw:mime-type="image/jpeg"/>
</draw:frame>
</text:a>
尽管日常任务的时间表紧迫，但海军陆战队会大量对各种消防训练练习的强化。 信息写道：“毕竟，每个军事军人不仅必须彻底了解自己的武器，而且还必须使用成功使用，破坏俄罗斯入侵者。”</text:p>
      <text:p text:style-name="P4">
<text:a xlink:type="simple" xlink:href="https://armyinform.com.ua/wp-content/uploads/2023/05/morpihy-9.jpg" text:style-name="Internet_20_link" text:visited-style-name="Visited_20_Internet_20_Link">
!(Images/AРМІЯINFORM/2023-05-07T82-00-00-04-00/morpihy-9-150x150.jpg)</text:a>
</text:p>
      <text:p text:style-name="P4">
<text:a xlink:type="simple" xlink:href="https://armyinform.com.ua/wp-content/uploads/2023/05/morpihy-15.jpg" text:style-name="Internet_20_link" text:visited-style-name="Visited_20_Internet_20_Link">
<draw:frame draw:style-name="fr1" draw:name="Image343" text:anchor-type="as-char" svg:width="6.9236in" svg:height="6.9236in" draw:z-index="0">
<draw:image xlink:href="../Images/AРМІЯINFORM/2023-05-07T82-00-00-04-00/morpihy-15-150x150.jpg" xlink:type="simple" xlink:show="embed" xlink:actuate="onLoad" draw:mime-type="image/jpeg"/>
</draw:frame>
</text:a>
</text:p>
      <text:p text:style-name="P4">
<text:a xlink:type="simple" xlink:href="https://armyinform.com.ua/wp-content/uploads/2023/05/morpihy-14.jpg" text:style-name="Internet_20_link" text:visited-style-name="Visited_20_Internet_20_Link">
<draw:frame draw:style-name="fr1" draw:name="Image344" text:anchor-type="as-char" svg:width="6.9236in" svg:height="6.9236in" draw:z-index="0">
<draw:image xlink:href="../Images/AРМІЯINFORM/2023-05-07T82-00-00-04-00/morpihy-14-150x150.jpg" xlink:type="simple" xlink:show="embed" xlink:actuate="onLoad" draw:mime-type="image/jpeg"/>
</draw:frame>
</text:a>
</text:p>
      <text:p text:style-name="P4">
<text:a xlink:type="simple" xlink:href="https://armyinform.com.ua/wp-content/uploads/2023/05/morpihy-13.jpg" text:style-name="Internet_20_link" text:visited-style-name="Visited_20_Internet_20_Link">
<draw:frame draw:style-name="fr1" draw:name="Image345" text:anchor-type="as-char" svg:width="6.9236in" svg:height="6.9236in" draw:z-index="0">
<draw:image xlink:href="../Images/AРМІЯINFORM/2023-05-07T82-00-00-04-00/morpihy-13-150x150.jpg" xlink:type="simple" xlink:show="embed" xlink:actuate="onLoad" draw:mime-type="image/jpeg"/>
</draw:frame>
</text:a>
</text:p>
      <text:p text:style-name="P4">
<text:a xlink:type="simple" xlink:href="https://armyinform.com.ua/wp-content/uploads/2023/05/morpihy-11.jpg" text:style-name="Internet_20_link" text:visited-style-name="Visited_20_Internet_20_Link">
<draw:frame draw:style-name="fr1" draw:name="Image346" text:anchor-type="as-char" svg:width="6.9236in" svg:height="6.9236in" draw:z-index="0">
<draw:image xlink:href="../Images/AРМІЯINFORM/2023-05-07T82-00-00-04-00/morpihy-11-150x150.jpg" xlink:type="simple" xlink:show="embed" xlink:actuate="onLoad" draw:mime-type="image/jpeg"/>
</draw:frame>
</text:a>
</text:p>
      <text:p text:style-name="P4">
<text:a xlink:type="simple" xlink:href="https://armyinform.com.ua/wp-content/uploads/2023/05/morpihy-10.jpg" text:style-name="Internet_20_link" text:visited-style-name="Visited_20_Internet_20_Link">
<draw:frame draw:style-name="fr1" draw:name="Image347" text:anchor-type="as-char" svg:width="6.9236in" svg:height="6.9236in" draw:z-index="0">
<draw:image xlink:href="../Images/AРМІЯINFORM/2023-05-07T82-00-00-04-00/morpihy-10-150x150.jpg" xlink:type="simple" xlink:show="embed" xlink:actuate="onLoad" draw:mime-type="image/jpeg"/>
</draw:frame>
</text:a>
</text:p>
      <text:p text:style-name="P4">
News Source: <text:a xlink:type="simple" xlink:href="https://armyinform.com.ua/2023/05/07/morska-pihota-znyshhennya-rosijskyh-okupantiv/" text:style-name="Internet_20_link" text:visited-style-name="Visited_20_Internet_20_Link">
https://armyinform.com.ua/2023/05/07/morska-pihota-znyshhennya-rosijskyh-okupantiv/</text:a>
</text:p>
      <!--NEWS-->
      <text:h text:style-name="P10" text:outline-level="1">
<text:span text:style-name="T4">
克里姆林宫的攻击将显示为“胜利” -Kirill Budanov</text:span>
</text:h>
      <text:p text:style-name="P4">
作者: ['АРМІЯINFORM']</text:p>
      <text:p text:style-name="P4">
时间: 2023-05-07T83: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budanov-gur.jpg" text:style-name="Internet_20_link" text:visited-style-name="Visited_20_Internet_20_Link">
budanov-gur.jpg</text:a>
', '<text:a xlink:type="simple" xlink:href="https://armyinform.com.ua/wp-content/uploads/2023/05/1.jpeg" text:style-name="Internet_20_link" text:visited-style-name="Visited_20_Internet_20_Link">
1.jpeg</text:a>
', '<text:a xlink:type="simple" xlink:href="https://armyinform.com.ua/wp-content/uploads/2023/05/2-33.jpg" text:style-name="Internet_20_link" text:visited-style-name="Visited_20_Internet_20_Link">
2-33.jpg</text:a>
']</text:p>
      <text:p text:style-name="P4">
标签: ['STOPRUSSIA', 'АГРЕСІЯ РФ', 'ВТОРГНЕННЯ РФ', 'ГУР МОУ', 'ІНТЕРВ’Ю', 'КИРИЛО БУДАНОВ', 'КОНТРНАСТУП']</text:p>
      <text:p text:style-name="P4">
类别: News</text:p>
      <!--METADATA-->
      <text:p text:style-name="P4">
<draw:frame draw:style-name="fr1" draw:name="Image348" text:anchor-type="as-char" svg:width="6.9236in" svg:height="3.894525in" draw:z-index="0">
<draw:image xlink:href="../Images/AРМІЯINFORM/2023-05-07T83-00-00-04-00/budanov-gur.jpg" xlink:type="simple" xlink:show="embed" xlink:actuate="onLoad" draw:mime-type="image/jpeg"/>
</draw:frame>
乌克兰国防部少将基里尔·布达马诺夫(Kirill Budanov)国防部智力部主要局长接受了Yahoonews记者的采访。</text:p>
      <text:p text:style-name="P4">
关于它<text:a xlink:type="simple" xlink:href="https://gur.gov.ua/content/ataku-na-kreml-rosiiany-pokazuvatymut-iak-peremohu.html" text:style-name="Internet_20_link" text:visited-style-name="Visited_20_Internet_20_Link">
报告</text:a>
gur iu新闻服务。</text:p>
      <text:p text:style-name="P4">
军事情报部负责人基里尔·布达诺夫(Kirill Budanov)说：“截至目前，俄罗斯既没有军事，也没有经济的，即将尝试在乌克兰任何地方尝试大规模进攻的潜力。”</text:p>
      <text:p text:style-name="P4">
同时，据GUR负责人称，侵略者国家仍然能够进行严肃的国防行动，这是乌克兰必须成为的问题。</text:p>
      <text:p text:style-name="P4">
<draw:frame draw:style-name="fr1" draw:name="Image349" text:anchor-type="as-char" svg:width="6.9236in" svg:height="3.890949in" draw:z-index="0">
<draw:image xlink:href="../Images/AРМІЯINFORM/2023-05-07T83-00-00-04-00/1.jpeg" xlink:type="simple" xlink:show="embed" xlink:actuate="onLoad" draw:mime-type="image/jpeg"/>
</draw:frame>
基里尔·布·布塔诺夫(Kirill Budanov)还报告说，俄罗斯联邦正试图积累某种股票股票，以破坏乌克兰反性。</text:p>
      <text:p text:style-name="P4">
乌克兰军事情报负责人说：“事实是，俄罗斯人已经建立了导弹储备。”</text:p>
      <text:p text:style-name="P4">
西里尔·布达塔诺夫(Cyril Budanov)比较了侵略者常规军队的敌人敌人的敌人战斗机，称瓦格尼夫特(Wagnerivtsi)有很多准备。 同时，瓦格纳·佩克(Wagner Pec Prigozhin)的领导人利用他们在战争中遭受少年雇佣军来领导政治运动：</text:p>
      <text:p text:style-name="P4">
“他的政治未来与他的身体生存直接相关，因为俄罗斯联邦有太多想要消除它的力量。 显然，捍卫自己会更重要，因为对他而言，这甚至不是一个流放的枪手问题是生与死的问题。</text:p>
      <text:p text:style-name="P4">
Kirill Budanov回答了新闻记者关于乌克兰特定服务的涉嫌参与，以消除乌克兰战争的许多俄罗斯公共辩护者的问题，Kirill Budanov拒绝确认或驳斥此信息：</text:p>
      <text:p text:style-name="P4">
“不要继续这个话题。 我要评论的是，我们杀死了俄罗斯人，并将杀死世界上任何地方的俄罗斯人，直到乌克兰的全部胜利为止。”</text:p>
      <text:p text:style-name="P4">
<draw:frame draw:style-name="fr1" draw:name="Image350" text:anchor-type="as-char" svg:width="6.9236in" svg:height="4.61393in" draw:z-index="0">
<draw:image xlink:href="../Images/AРМІЯINFORM/2023-05-07T83-00-00-04-00/2-33.jpg" xlink:type="simple" xlink:show="embed" xlink:actuate="onLoad" draw:mime-type="image/jpeg"/>
</draw:frame>
除其他事项外，西里尔·布达马诺夫(Cyril Budanov)承认，俄罗斯联邦能够在vinformation空间中行事，因此，即使对克里姆林宫的想象中的火箭袭击也将被告知为“胜利”，并认为这样，这种方式在人类历史上是一个更大的灾难。</text:p>
      <text:p text:style-name="P4">
“这听起来像是在开玩笑，但俄罗斯人认为这种胡说八道”被解释的布达马诺夫少将。</text:p>
      <text:p text:style-name="P4">
News Source: <text:a xlink:type="simple" xlink:href="https://armyinform.com.ua/2023/05/07/ataku-na-kreml-rosiyany-pokazuvatymut/" text:style-name="Internet_20_link" text:visited-style-name="Visited_20_Internet_20_Link">
https://armyinform.com.ua/2023/05/07/ataku-na-kreml-rosiyany-pokazuvatymut/</text:a>
</text:p>
      <!--NEWS-->
      <text:h text:style-name="P10" text:outline-level="1">
<text:span text:style-name="T4">
瓦莱里·扎卢兹（Valery Zaluzhny）会见了德甲的总检察官</text:span>
</text:h>
      <text:p text:style-name="P4">
作者: ['АРМІЯINFORM']</text:p>
      <text:p text:style-name="P4">
时间: 2023-05-07T84:00:00-04:00</text:p>
      <text:p text:style-name="P4">
描述: 关于乌克兰Zbroyni部队的核心，我不得不在他的电报渠道上有一个鸡巴。 “ Buv ...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5/zustrich-zaluzhnyj.jpg" text:style-name="Internet_20_link" text:visited-style-name="Visited_20_Internet_20_Link">
zustrich-zaluzhnyj.jpg</text:a>
']</text:p>
      <text:p text:style-name="P4">
标签: ['ВАЛЕРІЙ ЗАЛУЖНИЙ', 'ГОЛОВНОКОМАНДУВАЧ ЗБРОЙНИХ СИЛ УКРАЇНИ', 'НІМЕЧЧИНА']</text:p>
      <text:p text:style-name="P4">
类别: News</text:p>
      <!--METADATA-->
      <text:p text:style-name="P4">
<draw:frame draw:style-name="fr1" draw:name="Image351" text:anchor-type="as-char" svg:width="6.9236in" svg:height="4.872163in" draw:z-index="0">
<draw:image xlink:href="../Images/AРМІЯINFORM/2023-05-07T84-00-00-04-00/zustrich-zaluzhnyj.jpg" xlink:type="simple" xlink:show="embed" xlink:actuate="onLoad" draw:mime-type="image/jpeg"/>
</draw:frame>
乌克兰武装部队的指挥官-IN-总司令<text:a xlink:type="simple" xlink:href="https://t.me/CinCAFU/494" text:style-name="Internet_20_link" text:visited-style-name="Visited_20_Internet_20_Link">
报道</text:a>
在他的电报频道中。</text:p>
      <text:p text:style-name="P4">
“他很高兴本周欢迎乌克兰对总监察长卡斯汀·布罗勒(Karstin Broirer)进行正式访问。</text:p>
      <text:p text:style-name="P4">
他们进行了建设性的对话。 他描述了安全和国防部队前面的局势，以使我们的领土解放未来行动。</text:p>
      <text:p text:style-name="P4">
他感谢德国的军事援助：Iris-T防空导弹组件，防空自动式Gepard炮兵装置，坦克和其他武器。 他表示希望将来，所有的填充者都会做出正确的决定，乌克兰将获得F-16飞机。</text:p>
      <text:p text:style-name="P4">
随着布鲁鲁斯将军，他们强调了继续支持乌克兰的重要性，并在将来同意保持联系，并尽一切可能增强我们的防御能力。</text:p>
      <text:p text:style-name="P4">
在一起胜利!”  - 瓦莱里·扎卢兹尼(Valery Zaluzhny)写道。</text:p>
      <text:p text:style-name="P4">
News Source: <text:a xlink:type="simple" xlink:href="https://armyinform.com.ua/2023/05/07/general-valerij-zaluzhnyj-zustrivsya-z-generalnym-inspektorom-bundesveru/" text:style-name="Internet_20_link" text:visited-style-name="Visited_20_Internet_20_Link">
https://armyinform.com.ua/2023/05/07/general-valerij-zaluzhnyj-zustrivsya-z-generalnym-inspektorom-bundesveru/</text:a>
</text:p>
      <!--NEWS-->
      <text:h text:style-name="P10" text:outline-level="1">
<text:span text:style-name="T4">
入侵者将平民乌克兰人撤离到伯迪安斯克以掩盖他们的部队-Natalia Humeniuk</text:span>
</text:h>
      <text:p text:style-name="P4">
作者: ['АРМІЯINFORM']</text:p>
      <text:p text:style-name="P4">
时间: 2023-05-07T85:00:00-04:00</text:p>
      <text:p text:style-name="P4">
描述: Vorog Vyvyu到Berdyansk Meshkantsiv Timchasovo Okhorizko Terrhy ...与2022年与乌克兰的战争，与乌克兰的最新新闻战争，今天与乌克兰2022年的新闻战争，今天将在乌克兰和俄罗斯与乌克兰之间发生战争，当他们说，或者2022年，他们是否会在不久的将来与乌克兰进行战争</text:p>
      <text:p text:style-name="P4">
图片: ['<text:a xlink:type="simple" xlink:href="https://armyinform.com.ua/wp-content/uploads/2023/04/photo_2022-11-16_13-45-44.jpg" text:style-name="Internet_20_link" text:visited-style-name="Visited_20_Internet_20_Link">
photo_2022-11-16_13-45-44.jpg</text:a>
']</text:p>
      <text:p text:style-name="P4">
标签: ['STOPRUSSIA', 'АГРЕСІЯ РФ', 'ВІЙНА', 'ВТОРГНЕННЯ РФ', 'НАТАЛІЯ ГУМЕНЮК', 'ТЕЛЕМАРАФОН "ЄДИНІ НОВИНИ"']</text:p>
      <text:p text:style-name="P4">
类别: News</text:p>
      <!--METADATA-->
      <text:p text:style-name="P4">
<draw:frame draw:style-name="fr1" draw:name="Image352" text:anchor-type="as-char" svg:width="6.9236in" svg:height="4.61393in" draw:z-index="0">
<draw:image xlink:href="../Images/AРМІЯINFORM/2023-05-07T85-00-00-04-00/photo_2022-11-16_13-45-44.jpg" xlink:type="simple" xlink:show="embed" xlink:actuate="onLoad" draw:mime-type="image/jpeg"/>
</draw:frame>
敌人将Zaporozhye和Kherson地区暂时占领领土的伯山族人居民带到了对检察官的关注和牺牲他们的幻想，以保护他们部署新边界的幻想。 乌克兰南部队长纳塔利亚·汉尼克(Natalia Humeniuk)的联合协调出版社国防军中心负责人在国家马拉松“统一新闻”上报告了这一点。</text:p>
      <text:p text:style-name="P4">
“我们看到，每次普遍燃烧时，对当地居民的关注模仿。 当他们“积极”对当地人口的行动“活跃”时，我们看到了他们在右岸的行动。 我们在赫尔森地区左岸的左岸看到了这一点，当我们发现他们发现伪造的人可以撤离更深入的人，他们的界限很深，因此，相应地，试图放置和启动tampets并用自己的身份掩盖自己当地居民。</text:p>
      <text:p text:style-name="P4">
我们观察到，以这种方式出口的人填补了这些地方，Devorog试图放置其设备和单位。” Natalia Gumenyuk说。</text:p>
      <text:p text:style-name="P4">
当主持人询问时 - 敌人是否真的认为被占领的贝迪安斯克(Berdyansk)自己时，南乌克兰国防军部队的联合协调新闻中心负责人回答说，入侵者并不是这样，但他们想说服其他人。 该官员说：“将人口运输到伯丹斯克是一种试图证明它更安全的地方。”</text:p>
      <text:p text:style-name="P4">
如<text:a xlink:type="simple" xlink:href="https://armyinform.com.ua/2023/05/04/ganna-malyar-pasporty-cze-gibrydna-zbroya-rosijskoyi-federacziyi/" text:style-name="Internet_20_link" text:visited-style-name="Visited_20_Internet_20_Link">
报道</text:a>
陆军，俄罗斯联邦的护照 - 俄罗斯联邦的库里德武器。</text:p>
      <text:p text:style-name="P4">
俄罗斯联邦不仅与火箭，炮兵，宣传，信息和心理行动作斗争，而且还与护照作斗争。 关于它在他的电报渠道中写的，乌克兰安娜·马里亚尔国防部长。</text:p>
      <text:p text:style-name="P4">
这是一项方向性，设计精良的大型运动，他们在2014年作为战争的烹饪要素之一。</text:p>
      <text:p text:style-name="P4">
现在，他们使用认证来加强其对乌克兰暂时占领领土的犯罪方案。</text:p>
      <text:p text:style-name="P4">
News Source: <text:a xlink:type="simple" xlink:href="https://armyinform.com.ua/2023/05/07/evakuacziya-okupantamy-czyvilnyh-ukrayincziv-do-berdyanska-cze-namagannya-prykryty-nymy-svoyi-vijska-nataliya-gumenyuk/" text:style-name="Internet_20_link" text:visited-style-name="Visited_20_Internet_20_Link">
https://armyinform.com.ua/2023/05/07/evakuacziya-okupantamy-czyvilnyh-ukrayincziv-do-berdyanska-cze-namagannya-prykryty-nymy-svoyi-vijska-nataliya-gumenyuk/</text:a>
</text:p>
      <!--NEWS-->
      <text:h text:style-name="P10" text:outline-level="1">
<text:span text:style-name="T4">
马科沙特种部队在严重受伤后返回武装部队</text:span>
</text:h>
      <text:p text:style-name="P4">
作者: ['АРМІЯINFORM']</text:p>
      <text:p text:style-name="P4">
时间: 2023-05-07T86:00:00-04:00</text:p>
      <text:p text:style-name="P4">
描述: Zhovtni 2020年的“ Zavdannya for Rosvisdnikiv”可能会在一个Kvitka上...与乌克兰2022年的战争，与乌克兰的最新新闻，今天与乌克兰的新闻，今天与乌克兰的新闻进行战争，今天与乌克兰2022年上一次，乌克兰和俄罗斯和俄罗斯和俄罗斯之间以及乌克兰和俄罗斯之间的战争将会，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3/05/oleksandr-makovej.jpg" text:style-name="Internet_20_link" text:visited-style-name="Visited_20_Internet_20_Link">
oleksandr-makovej.jpg</text:a>
', '<text:a xlink:type="simple" xlink:href="https://armyinform.com.ua/wp-content/uploads/2023/05/1-33-150x150.jpg" text:style-name="Internet_20_link" text:visited-style-name="Visited_20_Internet_20_Link">
1-33-150x150.jpg</text:a>
', '<text:a xlink:type="simple" xlink:href="https://armyinform.com.ua/wp-content/uploads/2023/05/2-34-150x150.jpg" text:style-name="Internet_20_link" text:visited-style-name="Visited_20_Internet_20_Link">
2-34-150x150.jpg</text:a>
', '<text:a xlink:type="simple" xlink:href="https://armyinform.com.ua/wp-content/uploads/2023/05/3-33-150x150.jpg" text:style-name="Internet_20_link" text:visited-style-name="Visited_20_Internet_20_Link">
3-33-150x150.jpg</text:a>
']</text:p>
      <text:p text:style-name="P4">
标签: ['ВІЙСЬКОВІ МЕДИКИ', 'ЗАХИСНИКИ УКРАЇНИ', 'ОРДЕН "ЗА МУЖНІСТЬ"']</text:p>
      <text:p text:style-name="P4">
类别: News</text:p>
      <!--METADATA-->
      <text:p text:style-name="P4">
<draw:frame draw:style-name="fr1" draw:name="Image353" text:anchor-type="as-char" svg:width="6.9236in" svg:height="4.615733in" draw:z-index="0">
<draw:image xlink:href="../Images/AРМІЯINFORM/2023-05-07T86-00-00-04-00/oleksandr-makovej.jpg" xlink:type="simple" xlink:show="embed" xlink:actuate="onLoad" draw:mime-type="image/jpeg"/>
</draw:frame>
2020年10月<text:a xlink:type="simple" xlink:href="https://armyinform.com.ua/2020/10/21/cze-zavdannya-dlya-rozvidnykiv-moglo-staty-kvytkom-v-odyn-kinecz/" text:style-name="Internet_20_link" text:visited-style-name="Visited_20_Internet_20_Link">
材料</text:a>
“这项智力的任务可能是一场票……”我们谈到了英雄 - 乌克兰战争，即“勇气”命令的骑士，特种部队Aolexander Makovei受重伤。 因此，尽管曾受到泰达哥待遇的创伤，但乌克兰的后卫“马科什”又回到了武装部队捍卫祖国。</text:p>
      <text:p text:style-name="P4">
关于它<text:a xlink:type="simple" xlink:href="https://www.facebook.com/moz.ukr/posts/pfbid0JcNUQKoaNE8pXhPsqKHMTnYYZ928kvAX1DtTggx6CxMNJ9PcyqZ744Qof2Dpmcb3l" text:style-name="Internet_20_link" text:visited-style-name="Visited_20_Internet_20_Link">
报告</text:a>
乌克兰卫生部。</text:p>
      <text:p text:style-name="P4">
在和平生活中，来自Khmelnytsky或Makosha的37岁的Alexander Makovei并不是他的兄弟画家很多。</text:p>
      <text:p text:style-name="P4">
2009年，亚历山大(Alexander)与武装部队签订了一份合同，2014年他不能留下来，因此他前往敌对领域，首先前往斯拉维斯克(Slavyansk)，阿波托(Apothim)，前往顿涅茨克机​​场(Donetsk Airport)，并在当时有其他一些指示。 。要离开服务。</text:p>
      <text:p text:style-name="P4">
<text:span text:style-name="T4">
尽管有过去的伤害，但2月24日之后，亚历山大呼吁税法，捍卫我们在东方的土地 - 在Severodonetsk Talisichansk地区。</text:span>
 <text:span text:style-name="T4">
 </text:span>
</text:p>
      <text:p text:style-name="P4">
在一次迫击炮炮击中，战斗机受伤和下肢受伤。 向Kramatorsk提供了紧急医疗服务和首次治疗，然后有很长的路要治疗Dnipro Ichmelnitsky区域医院退伍军人和8次手术干预措施。</text:p>
      <text:p text:style-name="P4">
<text:a xlink:type="simple" xlink:href="https://armyinform.com.ua/wp-content/uploads/2023/05/1-33.jpg" text:style-name="Internet_20_link" text:visited-style-name="Visited_20_Internet_20_Link">
!(Images/AРМІЯINFORM/2023-05-07T86-00-00-04-00/1-33-150x150.jpg)</text:a>
</text:p>
      <text:p text:style-name="P4">
<text:a xlink:type="simple" xlink:href="https://armyinform.com.ua/wp-content/uploads/2023/05/2-34.jpg" text:style-name="Internet_20_link" text:visited-style-name="Visited_20_Internet_20_Link">
<draw:frame draw:style-name="fr1" draw:name="Image354" text:anchor-type="as-char" svg:width="6.9236in" svg:height="6.9236in" draw:z-index="0">
<draw:image xlink:href="../Images/AРМІЯINFORM/2023-05-07T86-00-00-04-00/2-34-150x150.jpg" xlink:type="simple" xlink:show="embed" xlink:actuate="onLoad" draw:mime-type="image/jpeg"/>
</draw:frame>
</text:a>
</text:p>
      <text:p text:style-name="P4">
<text:a xlink:type="simple" xlink:href="https://armyinform.com.ua/wp-content/uploads/2023/05/3-33.jpg" text:style-name="Internet_20_link" text:visited-style-name="Visited_20_Internet_20_Link">
<draw:frame draw:style-name="fr1" draw:name="Image355" text:anchor-type="as-char" svg:width="6.9236in" svg:height="6.9236in" draw:z-index="0">
<draw:image xlink:href="../Images/AРМІЯINFORM/2023-05-07T86-00-00-04-00/3-33-150x150.jpg" xlink:type="simple" xlink:show="embed" xlink:actuate="onLoad" draw:mime-type="image/jpeg"/>
</draw:frame>
</text:a>
尽管在今年4月初，尽管经过了很长的治疗和康复方面，但亚历山大还是回到了乌克兰东部的一部分，以进一步保护豪宅免受占领者的影响。</text:p>
      <text:p text:style-name="P4">
奖项是该国东部服务的奖项：勇气和国防部长军事奖。</text:p>
      <text:p text:style-name="P4">
得益于这种“钢铁”和勇敢的士兵，乌克兰将保留其独立性，并将赢得敌人。</text:p>
      <text:p text:style-name="P4">
<text:span text:style-name="T4">
低弓英雄，感谢医生!</text:span>
</text:p>
      <text:p text:style-name="P4">
News Source: <text:a xlink:type="simple" xlink:href="https://armyinform.com.ua/2023/05/07/speczpryznachenecz-makosha-povernuvsya/" text:style-name="Internet_20_link" text:visited-style-name="Visited_20_Internet_20_Link">
https://armyinform.com.ua/2023/05/07/speczpryznachenecz-makosha-povernuvsya/</text:a>
</text:p>
      <!--NEWS-->
      <text:h text:style-name="P10" text:outline-level="1">
<text:span text:style-name="T4">
国防军每天淘汰了三个仓库和一个敌方反射式暴力综合体</text:span>
</text:h>
      <text:p text:style-name="P4">
作者: ['АРМІЯINFORM']</text:p>
      <text:p text:style-name="P4">
时间: 2023-05-07T87:00:00-04:00</text:p>
      <text:p text:style-name="P4">
描述: DOB的AVISAATSIA国防军在特殊仓库的Zserdzhennya地区受到6次打击...与乌克兰2022年的战争，与乌克兰与乌克兰的最新新闻，《与乌克兰2022年的新闻战争》，今天上次与乌克兰的新闻战争，乌克兰和俄罗斯之间的战争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vtraty-voroga.jpg" text:style-name="Internet_20_link" text:visited-style-name="Visited_20_Internet_20_Link">
vtraty-voroga.jpg</text:a>
']</text:p>
      <text:p text:style-name="P4">
标签: ['STOPRUSSIA', 'АГРЕСІЯ РФ', 'ВТОРГНЕННЯ РФ', 'ВТРАТИ ВОРОГА', 'ГШ ЗСУ', 'ОПЕРАТИВНА ІНФОРМАЦІЯ', 'ХРОНІКА ОБОРОНИ']</text:p>
      <text:p text:style-name="P4">
类别: News</text:p>
      <!--METADATA-->
      <text:p text:style-name="P4">
<draw:frame draw:style-name="fr1" draw:name="Image356" text:anchor-type="as-char" svg:width="6.9236in" svg:height="4.608521in" draw:z-index="0">
<draw:image xlink:href="../Images/AРМІЯINFORM/2023-05-07T87-00-00-04-00/vtraty-voroga.jpg" xlink:type="simple" xlink:show="embed" xlink:actuate="onLoad" draw:mime-type="image/jpeg"/>
</draw:frame>
说明性照片 /一般武装部队<text:span text:style-name="T4">
🔥俄罗斯入侵的情况</text:span>
</text:p>
      <text:p text:style-name="P4">
国防军的航空在敌人的人员和军事装备集中的领域袭击了6杆，以及对敌对的反空运导弹综合体的打击。</text:p>
      <text:p text:style-name="P4">
关于它<text:a xlink:type="simple" xlink:href="https://www.facebook.com/GeneralStaff.ua/posts/pfbid0Epe4mKdvePrp1awKF4CYnYN6VAkq25ePTfLgcykeqUcwsXqPDp351yAiPb6unYCBl" text:style-name="Internet_20_link" text:visited-style-name="Visited_20_Internet_20_Link">
报告</text:a>
乌克兰武装部队的总参谋部。</text:p>
      <text:p text:style-name="P4">
反过来，火箭部队和炮兵的单位被2点管理，敌人的武器和军事装备的2个领域以及敌人的弹药弹药的3个仓库击中。</text:p>
      <text:p text:style-name="P4">
News Source: <text:a xlink:type="simple" xlink:href="https://armyinform.com.ua/2023/05/07/syly-oborony-za-dobu-likviduvaly-try-sklady/" text:style-name="Internet_20_link" text:visited-style-name="Visited_20_Internet_20_Link">
https://armyinform.com.ua/2023/05/07/syly-oborony-za-dobu-likviduvaly-try-sklady/</text:a>
</text:p>
      <!--NEWS-->
      <text:h text:style-name="P10" text:outline-level="1">
<text:span text:style-name="T4">
“激活俄罗斯联邦的火箭恐怖是对乌克兰人的心理压力的元素”  - 纳塔利亚·汉尼库克</text:span>
</text:h>
      <text:p text:style-name="P4">
作者: ['АРМІЯINFORM']</text:p>
      <text:p text:style-name="P4">
时间: 2023-05-07T88:00:00-04:00</text:p>
      <text:p text:style-name="P4">
描述: ZBILSHENNYA KILKO导弹攻击与俄罗斯元素相同的危机...与乌克兰2022年的战争，与乌克兰的最新新闻战争，《与乌克兰2022年的新闻战争》，乌克兰和俄罗斯的新闻战以及2022年与乌克兰的战争，或者是2022年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2/09/gumenyuk2.jpg" text:style-name="Internet_20_link" text:visited-style-name="Visited_20_Internet_20_Link">
gumenyuk2.jpg</text:a>
']</text:p>
      <text:p text:style-name="P4">
标签: ['STOPRUSSIA', 'АГРЕСІЯ РФ', 'ВІЙНА', 'ВТОРГНЕННЯ РФ', 'НАТАЛІЯ ГУМЕНЮК', 'ТЕЛЕМАРАФОН "ЄДИНІ НОВИНИ"']</text:p>
      <text:p text:style-name="P4">
类别: News</text:p>
      <!--METADATA-->
      <text:p text:style-name="P4">
<draw:frame draw:style-name="fr1" draw:name="Image357" text:anchor-type="as-char" svg:width="6.9236in" svg:height="3.4618in" draw:z-index="0">
<draw:image xlink:href="../Images/AРМІЯINFORM/2023-05-07T88-00-00-04-00/gumenyuk2.jpg" xlink:type="simple" xlink:show="embed" xlink:actuate="onLoad" draw:mime-type="image/jpeg"/>
</draw:frame>
增加了火箭袭击的数量及其模仿俄罗斯联邦是对乌克兰人的心理压力，也是混合战争的组成部分，该战争旨在及时使用军事和非军事手段。侵略者使用恐吓，因为真正的工具变得越来越少。 乌克兰南部队长纳塔利亚·汉尼克(Natalia Humeniuk)的联合协调出版社国防军中心负责人在国家马拉松“统一新闻”上报告了这一点。</text:p>
      <ul>
        <li>
它也是心理压力的元素，有必要意识到，在杂种中，虫子确实对乌克兰人口的影响确实存在了许多元素。 除了直接的火热影响外，还有道德和心理学的区别和能量。 他们已经尝试过 - 他们试图在家庭生活的困难条件下检查我们。 他们尝试使用不同的策略 - 他们耗尽了我们的防空系统，并尝试找到一种绕过它的方法。 所有这些是因为它们没有可以采取行动的可持续股票。 也就是说，它们已经被使用了，他们已经分类了 - 高确定武器已经在保存了一点，而它们仍然有用，这就是为什么对它们进行测试和检查的原因，刺突的防御系统在哪里 -</li>
      </ul>
      <text:p text:style-name="P4">
News Source: <text:a xlink:type="simple" xlink:href="https://armyinform.com.ua/2023/05/07/aktyvizacziya-raketnogo-teroru-rf-cze-element-psyhologichnogo-tysku-na-ukrayincziv-nataliya-gumenyuk/" text:style-name="Internet_20_link" text:visited-style-name="Visited_20_Internet_20_Link">
https://armyinform.com.ua/2023/05/07/aktyvizacziya-raketnogo-teroru-rf-cze-element-psyhologichnogo-tysku-na-ukrayincziv-nataliya-gumenyuk/</text:a>
</text:p>
      <!--NEWS-->
      <text:h text:style-name="P10" text:outline-level="1">
<text:span text:style-name="T4">
占领者将“疏散”变成了暂时占领地区的大规模抢劫</text:span>
</text:h>
      <text:p text:style-name="P4">
作者: ['АРМІЯINFORM']</text:p>
      <text:p text:style-name="P4">
时间: 2023-05-07T89:00:00-04:00</text:p>
      <text:p text:style-name="P4">
描述: Rosiyskeski的和平居民的PID驱动器通过Vyvosita ...与乌克兰2022年的战争，与乌克兰的最新新闻战争，今天与乌克兰2022年的新闻战争，乌克兰和俄罗斯之间的战争以及与乌克兰的战争将发生战争他们说，或者2022年，他们是否会在不久的将来与乌克兰进行战争</text:p>
      <text:p text:style-name="P4">
图片: ['<text:a xlink:type="simple" xlink:href="https://armyinform.com.ua/wp-content/uploads/2023/05/armiya-maroderov.jpg" text:style-name="Internet_20_link" text:visited-style-name="Visited_20_Internet_20_Link">
armiya-maroderov.jpg</text:a>
']</text:p>
      <text:p text:style-name="P4">
标签: ['STOPRUSSIA', 'АГРЕСІЯ РФ', 'ВОЄННІ ЗЛОЧИНИ ЗС РФ', 'ВТОРГНЕННЯ РФ', 'ГШ ЗСУ', 'ЗАПОРІЖЖЯ', 'МАРОДЕРИ', 'ОПЕРАТИВНА ІНФОРМАЦІЯ', 'ТИМЧАСОВО ОКУПОВАНІ ТЕРИТОРІЇ']</text:p>
      <text:p text:style-name="P4">
类别: News</text:p>
      <!--METADATA-->
      <text:p text:style-name="P4">
<draw:frame draw:style-name="fr1" draw:name="Image358" text:anchor-type="as-char" svg:width="6.9236in" svg:height="3.894525in" draw:z-index="0">
<draw:image xlink:href="../Images/AРМІЯINFORM/2023-05-07T89-00-00-04-00/armiya-maroderov.jpg" xlink:type="simple" xlink:show="embed" xlink:actuate="onLoad" draw:mime-type="image/jpeg"/>
</draw:frame>
掠夺者军队。 拼贴：24频道<text:span text:style-name="T4">
🔥俄罗斯入侵的情况</text:span>
</text:p>
      <text:p text:style-name="P4">
以撤离平民的借口，俄罗斯入侵者继续从Zaporizhzhya地区暂时捕获的领土的额叶定居点出口。</text:p>
      <text:p text:style-name="P4">
关于它<text:a xlink:type="simple" xlink:href="https://www.facebook.com/GeneralStaff.ua/posts/pfbid0Epe4mKdvePrp1awKF4CYnYN6VAkq25ePTfLgcykeqUcwsXqPDp351yAiPb6unYCBl" text:style-name="Internet_20_link" text:visited-style-name="Visited_20_Internet_20_Link">
报告</text:a>
乌克兰武装部队的总参谋部。</text:p>
      <text:p text:style-name="P4">
“是的，在Mikhailovka，记录了当地居民被盗的敌方金融机构的雇员，撤离了所有财产。 此外，撤离俄罗斯占领政府的代表，以及与家人一起撤离俄罗斯占领管理局的代表，并与家人一起撤离“人民的民兵”，还到达了15辆公共汽车。 武装部队总参谋部报道，俄罗斯Okupamenti Vivsk的士兵正在大规模抢劫办公设备，并偷走了灯。</text:p>
      <text:p text:style-name="P4">
News Source: <text:a xlink:type="simple" xlink:href="https://armyinform.com.ua/2023/05/07/okupanty-peretvoryly-evakuacziyu-na-masove-maroderstvo/" text:style-name="Internet_20_link" text:visited-style-name="Visited_20_Internet_20_Link">
https://armyinform.com.ua/2023/05/07/okupanty-peretvoryly-evakuacziyu-na-masove-maroderstvo/</text:a>
</text:p>
      <!--NEWS-->
      <text:h text:style-name="P10" text:outline-level="1">
<text:span text:style-name="T4">
敌人继续在巴赫穆特方向采取进攻行动 - 武装部队的GS</text:span>
</text:h>
      <text:p text:style-name="P4">
作者: ['АРМІЯINFORM']</text:p>
      <text:p text:style-name="P4">
时间: 2023-05-07T90:00:00-04:00</text:p>
      <text:p text:style-name="P4">
描述: 关于乌克兰兹布罗伊萨尼部队的总部。 “特里沃伊（Trivoye）正在陷入困境……与乌克兰2022年的战争，与乌克兰的战争是今天的最新消息，今天与乌克兰的新闻战2022年《今天的最后一场战争》，乌克兰和俄罗斯之间以及与俄罗斯之间的战争以及与与俄罗斯之间的战争以及与乌克兰将是，如果会有，是否会在不久的将来与乌克兰的战争，今天与乌克兰的战争，今天的乌克兰新闻，乌克兰新闻，乌克兰媒体的乌克兰新闻</text:p>
      <text:p text:style-name="P4">
图片: ['<text:a xlink:type="simple" xlink:href="https://armyinform.com.ua/wp-content/uploads/2023/05/bahmut-associated-press.jpeg" text:style-name="Internet_20_link" text:visited-style-name="Visited_20_Internet_20_Link">
bahmut-associated-press.jpeg</text:a>
']</text:p>
      <text:p text:style-name="P4">
标签: ['STOPRUSSIA', 'АГРЕСІЯ РФ', 'ВТОРГНЕННЯ РФ', 'ГШ ЗСУ', 'ОПЕРАТИВНА ІНФОРМАЦІЯ']</text:p>
      <text:p text:style-name="P4">
类别: News</text:p>
      <!--METADATA-->
      <text:p text:style-name="P4">
<draw:frame draw:style-name="fr1" draw:name="Image359" text:anchor-type="as-char" svg:width="6.9236in" svg:height="4.330592in" draw:z-index="0">
<draw:image xlink:href="../Images/AРМІЯINFORM/2023-05-07T90-00-00-04-00/bahmut-associated-press.jpeg" xlink:type="simple" xlink:show="embed" xlink:actuate="onLoad" draw:mime-type="image/jpeg"/>
</draw:frame>
Bakhmut战斗。 说明性照片 /美联社<text:span text:style-name="T4">
🔥俄罗斯入侵状况</text:span>
</text:p>
      <text:p text:style-name="P4">
关于它<text:a xlink:type="simple" xlink:href="https://www.facebook.com/GeneralStaff.ua/posts/pfbid0Epe4mKdvePrp1awKF4CYnYN6VAkq25ePTfLgcykeqUcwsXqPDp351yAiPb6unYCBl" text:style-name="Internet_20_link" text:visited-style-name="Visited_20_Internet_20_Link">
报告</text:a>
乌克兰武装部队的总参谋部。</text:p>
      <text:p text:style-name="P4">
“在巴赫穆特(Bakhmut)的战斗正在进行中，敌人用炎症的taphosphorus弹药向城市开火。 在白天，敌人沿Chrome，Ivanovo，Time Ravine and Knock的方向领导了不成功的进攻。”证词说。</text:p>
      <text:p text:style-name="P4">
此外，根据武装部队武装部队的说法，敌人击败了巴赫穆特，博格达尼夫卡，库尔迪乌米夫卡和纽约。 Zaliznyanske，Orikhovo-Vasylivka，Novomarkove，Markovo，Bakhmut，Ivanivske，Yar，Yar，Stupochka，Alexander-Schultine Taleonidivka，Donetsk地区受伤。</text:p>
      <text:p text:style-name="P4">
News Source: <text:a xlink:type="simple" xlink:href="https://armyinform.com.ua/2023/05/07/nastupalni-diyi-na-bahmutskomu-napryamku/" text:style-name="Internet_20_link" text:visited-style-name="Visited_20_Internet_20_Link">
https://armyinform.com.ua/2023/05/07/nastupalni-diyi-na-bahmutskomu-napryamku/</text:a>
</text:p>
      <!--NEWS-->
      <text:h text:style-name="P10" text:outline-level="1">
<text:span text:style-name="T4">
占用者在民用物体上使用了C-300和X-22导弹</text:span>
</text:h>
      <text:p text:style-name="P4">
作者: ['АРМІЯINFORM']</text:p>
      <text:p text:style-name="P4">
时间: 2023-05-07T91:00:00-04:00</text:p>
      <text:p text:style-name="P4">
描述: 对手的延伸是8个火箭中风的负责人，Zokrema，S-300的2枚导弹...与乌克兰2022年的战争，与乌克兰与乌克兰的最新新闻，今天与乌克兰的新闻战争，今天与乌克兰的新闻战争，今天将有一场乌克兰和俄罗斯之间的战争，以及何时，何时，何时，何时，何时，何时，何时，何时，何时，何时，2022年与乌克兰的战争将在不久的将来与乌克兰发生战争，与乌克兰的战争，乌克兰，乌克兰的消息今天，乌克兰新闻在乌克兰媒体的俄罗斯人</text:p>
      <text:p text:style-name="P4">
图片: ['<text:a xlink:type="simple" xlink:href="https://armyinform.com.ua/wp-content/uploads/2023/05/s300-zaporizhzhya.jpg" text:style-name="Internet_20_link" text:visited-style-name="Visited_20_Internet_20_Link">
s300-zaporizhzhya.jpg</text:a>
']</text:p>
      <text:p text:style-name="P4">
标签: ['STOPRUSSIA', 'АГРЕСІЯ РФ', 'ВТОРГНЕННЯ РФ', 'ГШ ЗСУ', 'ОПЕРАТИВНА ІНФОРМАЦІЯ', 'РАКЕТНА НЕБЕЗПЕКА', 'РАКЕТНІ ОБСТРІЛИ']</text:p>
      <text:p text:style-name="P4">
类别: News</text:p>
      <!--METADATA-->
      <text:p text:style-name="P4">
<draw:frame draw:style-name="fr1" draw:name="Image360" text:anchor-type="as-char" svg:width="6.9236in" svg:height="4.615733in" draw:z-index="0">
<draw:image xlink:href="../Images/AРМІЯINFORM/2023-05-07T91-00-00-04-00/s300-zaporizhzhya.jpg" xlink:type="simple" xlink:show="embed" xlink:actuate="onLoad" draw:mime-type="image/jpeg"/>
</draw:frame>
俄罗斯导弹S-300V Zaporozhye的遗迹，2022年10月<text:span text:style-name="T4">
🔥俄罗斯入侵的情况</text:span>
</text:p>
      <text:p text:style-name="P4">
在这一天，敌人袭击了8枚火箭中风，特别是在哈尔基夫地区巴拉克利亚的一家平民企业中丧生，有2枚导弹C-300被杀，导致5名平民公民。</text:p>
      <text:p text:style-name="P4">
关于它<text:a xlink:type="simple" xlink:href="https://www.facebook.com/GeneralStaff.ua/posts/pfbid0Epe4mKdvePrp1awKF4CYnYN6VAkq25ePTfLgcykeqUcwsXqPDp351yAiPb6unYCBl" text:style-name="Internet_20_link" text:visited-style-name="Visited_20_Internet_20_Link">
报告</text:a>
乌克兰武装部队的总参谋部。</text:p>
      <text:p text:style-name="P4">
“此外，在Naikolaev地区的民用物体上释放的5枚俄罗斯导弹X-22和1件X-22导弹kherson地区没有损失。”</text:p>
      <text:p text:style-name="P4">
此外，据武装部队总参谋部称，敌人在部队和Dnipropetrovsk地区的Nikopol上造成了22架飞机击打火箭发射器。</text:p>
      <text:p text:style-name="P4">
武装部队的武装部队报道说：“不幸的是，平民，大规模的房屋，私人住宅和其他平民基础设施之间被杀和受伤。”</text:p>
      <text:p text:style-name="P4">
军事警告说，乌克兰的火箭和航空罢工的可能性仍然很高。</text:p>
      <text:p text:style-name="P4">
News Source: <text:a xlink:type="simple" xlink:href="https://armyinform.com.ua/2023/05/07/okupanty-zastosuvaly-rakety-s-300-i-h-22-po-czyvilnyh-obyektah/" text:style-name="Internet_20_link" text:visited-style-name="Visited_20_Internet_20_Link">
https://armyinform.com.ua/2023/05/07/okupanty-zastosuvaly-rakety-s-300-i-h-22-po-czyvilnyh-obyektah/</text:a>
</text:p>
      <!--NEWS-->
      <text:h text:style-name="P10" text:outline-level="1">
<text:span text:style-name="T4">
为什么俄罗斯人从赫尔森居民那里选择船只</text:span>
</text:h>
      <text:p text:style-name="P4">
作者: ['АРМІЯINFORM']</text:p>
      <text:p text:style-name="P4">
时间: 2023-05-07T92:00:00-04:00</text:p>
      <text:p text:style-name="P4">
描述: Rosiyani要去Timchasovo Perch上的Nasilnitsky Vidchuzhennya缅因州缅因州...与乌克兰2022年的战争，与乌克兰的最新新闻，今天与乌克兰2022年的新闻战争，今天与乌克兰的新闻战争，乌克兰和俄罗斯之间的战争会以及何时与乌克兰的战争他们说，乌克兰在2022年将是与乌克兰的战争</text:p>
      <text:p text:style-name="P4">
图片: ['<text:a xlink:type="simple" xlink:href="https://armyinform.com.ua/wp-content/uploads/2023/05/rosijska-kolona.jpg" text:style-name="Internet_20_link" text:visited-style-name="Visited_20_Internet_20_Link">
rosijska-kolona.jpg</text:a>
']</text:p>
      <text:p text:style-name="P4">
标签: ['ВОЄННІ ЗЛОЧИНИ', 'ДУТА ВЕЛИЧ РОСАРМІЇ', 'МАРОДЕРИ', 'ТИМЧАСОВО ОКУПОВАНІ ТЕРИТОРІЇ', 'ХЕРСОНЩИНА']</text:p>
      <text:p text:style-name="P4">
类别: News</text:p>
      <!--METADATA-->
      <text:p text:style-name="P4">
<draw:frame draw:style-name="fr1" draw:name="Image361" text:anchor-type="as-char" svg:width="6.9236in" svg:height="4.330592in" draw:z-index="0">
<draw:image xlink:href="../Images/AРМІЯINFORM/2023-05-07T92-00-00-04-00/rosijska-kolona.jpg" xlink:type="simple" xlink:show="embed" xlink:actuate="onLoad" draw:mime-type="image/jpeg"/>
</draw:frame>
入侵者。 说明性照片</text:p>
      <text:p text:style-name="P4">
俄罗斯人继续采取措施在临时相应的领土上对财产的暴力疏远。</text:p>
      <text:p text:style-name="P4">
关于它<text:a xlink:type="simple" xlink:href="https://sprotyv.mod.gov.ua/na-hersonshhyni-rosiyany-vidbyrayut-v-mistsevyh-katery/" text:style-name="Internet_20_link" text:visited-style-name="Visited_20_Internet_20_Link">
报告</text:a>
国家抵抗特种部队的中心。</text:p>
      <text:p text:style-name="P4">
特别是，在赫尔森地区暂时占领的左岸，占领政府的代表是从纽约市当地人口中选择的。 通过这种方式，他们试图减少卫生防护中心形成中燃料设施的缺乏。</text:p>
      <text:p text:style-name="P4">
“目前，占领者在乌克兰南部有物流问题。 俄罗斯联邦国防部副部长尤努斯贝克·伊夫库洛夫(Yunusbek Evkurov)一直计划提供俄罗斯单位的船只，这是负责的，” CNS的证词写道。</text:p>
      <text:p text:style-name="P4">
News Source: <text:a xlink:type="simple" xlink:href="https://armyinform.com.ua/2023/05/07/dlya-chogo-rosiyany-vidbyrayut-katery-v-zhyteliv-hersonshhyny/" text:style-name="Internet_20_link" text:visited-style-name="Visited_20_Internet_20_Link">
https://armyinform.com.ua/2023/05/07/dlya-chogo-rosiyany-vidbyrayut-katery-v-zhyteliv-hersonshhyny/</text:a>
</text:p>
      <!--NEWS-->
      <text:h text:style-name="P10" text:outline-level="1">
<text:span text:style-name="T4">
“每个帮助乌克兰返回安全的人，他们向俄罗斯施压的人 - 所有人都是和平的捍卫者”  -  Volodymyr Zelenskyy</text:span>
</text:h>
      <text:p text:style-name="P4">
作者: ['АРМІЯINFORM']</text:p>
      <text:p text:style-name="P4">
时间: 2023-05-07T93:00:00-04:00</text:p>
      <text:p text:style-name="P4">
描述: https://youtu.be/o5utn_ted24 Healthy，Shanovni Ukrainian！ 完成TSI ...与乌克兰2022的战争，与乌克兰的战争是今天的最新消息，与乌克兰2022的新闻战是今天的最后一场新闻，乌克兰和俄罗斯之间以及俄罗斯之间的战争以及与乌克兰与乌克兰的战争之间的战争2022年将是或不在，在不久的将来，乌克兰与乌克兰的战争，今天的乌克兰新闻，乌克兰的新闻，乌克兰的新闻在俄罗斯的乌克兰新闻</text:p>
      <text:p text:style-name="P4">
图片: []</text:p>
      <text:p text:style-name="P4">
标签: ['ВІДЕОЗВЕРНЕННЯ ПРЕЗИДЕНТА УКРАЇНИ', 'ВОЛОДИМИР ЗЕЛЕНСЬКИЙ', 'ПРЕЗИДЕНТ УКРАЇНИ']</text:p>
      <text:p text:style-name="P4">
类别: News</text:p>
      <!--METADATA-->
      <text:p text:style-name="P4">
<text:span text:style-name="T4">
 <text:span text:style-name="T5">
我希望健康，亲爱的乌克兰人!</text:span>
 </text:span>
</text:p>
      <text:p text:style-name="P4">
本周结束 - 乌克兰非常富有成果。 如今，我们在5月和6月的新活动中积极活跃。 在与我们的伴侣的谈判中，我们必须在为士兵和乌克兰的决定中供应武器以及为乌克兰的决定中肥沃。</text:p>
      <text:p text:style-name="P4">
立法倡议对我们的社会很重要。 对侵略者的制裁正在进行中。 我们正在等待基辅的国际会议。 我们正在与合作伙伴谈论武器，这些武器将帮助您为恢复和平而做更多的事情。</text:p>
      <text:p text:style-name="P4">
本周，我们的各种合作伙伴在帮助乌克兰帮助乌克兰人方面很有名。 从美国到新西兰，来自荷兰和比利时克罗地亚。 北欧 - 挪威，丹麦，瑞典，芬兰，冰岛。 我感谢每个合作伙伴决定支持乌克兰的决定!</text:p>
      <text:p text:style-name="P4">
在乌克兰的帮助下，我们与其他合作伙伴进行了详细的努力，我们希望他们在不久的将来 - 我们的权力，保护我们的天空需要什么乌克兰所有土地的和平。 我一定会告知那些可以在公开场合发表的决定。</text:p>
      <text:p text:style-name="P4">
全世界都知道俄罗斯对我们人民的恐怖恐怖事实，这一点非常重要。 世界说出恐怖分子在做什么以及我们如何热爱生活。 我感谢所有帮助我们的人和所有人，传播有关俄罗斯打击和炮击的真相，这些侵略者的残酷行为不被邀请一天!</text:p>
      <text:p text:style-name="P4">
俄罗斯对尼科波尔的永久恐怖，霍森的残酷炮击，哈尔基夫和地区的爆炸，对外部和苏米地区边境地区的村庄的恐怖，对人民的捐赠者。 我对亲人的亲戚表示哀悼。</text:p>
      <text:p text:style-name="P4">
安全是俄罗斯的主要目标。 无论是在我们的国家还是在Uevrop中的任何地方，自由世界中的任何地方。 破坏安全性，带死亡和混乱是恐怖分子。 所有帮助乌克兰归还安全的人，为了安全起见，所有为了安全起见而加强欧洲国家之间的伙伴关系的人，所有向恐怖分子施压的人都是米尔的捍卫者。 我感谢世界上每个人都与支持我们军队的乌克兰!</text:p>
      <text:p text:style-name="P4">
荣耀我们所有正在战斗，战斗哨所和战斗行动的士兵荣耀!57单独的运动步兵旅，第93机械大队。 感谢所有人对位置的英勇保护，示范性的稳定!只是研究员</text:p>
      <text:p text:style-name="P4">
在塔夫里亚(Tavria)的方向上，还有一些值得注意的结果，也值得注意的是，今天要感谢。</text:p>
      <text:p text:style-name="P4">
第55座单独旅“ Zaporozhye”的第七十六位伞兵和炮兵 - 勇士，谢谢您的勇气和力量!</text:p>
      <text:p text:style-name="P4">
第128个单独的山区河流旅和海军陆战队的战斗机的第35次单独的陆战队的海军陆战队的米哈伊尔·奥斯特格拉德斯基(Mikhail Ostrogradsky-thank-Thank-Thank)</text:p>
      <text:p text:style-name="P4">
谢谢每个战士，感谢所有人和所有人在战场上的成功!</text:p>
      <text:p text:style-name="P4">
<text:span text:style-name="T4">
 <text:span text:style-name="T5">
荣耀你，乌克兰英雄!</text:span>
 </text:span>
</text:p>
      <text:p text:style-name="P4">
<text:span text:style-name="T4">
 <text:span text:style-name="T5">
荣耀与乌克兰!</text:span>
 </text:span>
</text:p>
      <text:p text:style-name="P4">
<text:span text:style-name="T4">
资料来源：</text:span>
 _ <text:a xlink:type="simple" xlink:href="https://www.president.gov.ua/news/usi-hto-dopomagaye-ukrayini-povertati-bezpeku-hto-tisne-na-r-82757" text:style-name="Internet_20_link" text:visited-style-name="Visited_20_Internet_20_Link">
乌克兰总统办公室</text:a>
_</text:p>
      <text:p text:style-name="P4">
News Source: <text:a xlink:type="simple" xlink:href="https://armyinform.com.ua/2023/05/07/usi-hto-dopomagaye-ukrayini-povertaty-bezpeku-hto-tysne-na-rosiyu-usi-ye-zahysnykamy-myru-volodymyr-zelenskyj/" text:style-name="Internet_20_link" text:visited-style-name="Visited_20_Internet_20_Link">
https://armyinform.com.ua/2023/05/07/usi-hto-dopomagaye-ukrayini-povertaty-bezpeku-hto-tysne-na-rosiyu-usi-ye-zahysnykamy-myru-volodymyr-zelenskyj/</text:a>
</text:p>
      <!--NEWS-->
      <text:h text:style-name="P10" text:outline-level="1">
<text:span text:style-name="T4">
志愿者为InterFlex教育操作课程的毕业生安排了一个假期</text:span>
</text:h>
      <text:p text:style-name="P4">
作者: ['АРМІЯINFORM']</text:p>
      <text:p text:style-name="P4">
时间: 2023-05-07T94:00:00-04:00</text:p>
      <text:p text:style-name="P4">
描述: Spilendia，Shirith，Talanovith，货物，єdnity Slov the The The The Narmended to narmended the Speed ...与乌克兰2022年的战争，与乌克兰与乌克兰的最新消息，与乌克兰2022年的新闻战争，与乌克兰的新闻战争，乌克兰和俄罗斯与俄罗斯以及与乌克兰的战争中的战争最后一次与乌克兰战争2022年，他们是否会在不久的将来与乌克兰进行战争，他们说，今天与乌克兰的战争，今天的乌克兰新闻，乌克兰的新闻，乌克兰媒体在俄罗斯的乌克兰媒体</text:p>
      <text:p text:style-name="P4">
图片: ['<text:a xlink:type="simple" xlink:href="https://armyinform.com.ua/wp-content/uploads/2023/05/345636456_155094857532720_6249381764547840462_n.jpg" text:style-name="Internet_20_link" text:visited-style-name="Visited_20_Internet_20_Link">
345636456_155094857532720_6249381764547840462_n.jpg</text:a>
', '<text:a xlink:type="simple" xlink:href="https://armyinform.com.ua/wp-content/uploads/2023/05/345448216_189139480684883_4717094535030040264_n-150x150.jpg" text:style-name="Internet_20_link" text:visited-style-name="Visited_20_Internet_20_Link">
345448216_189139480684883_4717094535030040264_n-150x150.jpg</text:a>
', '<text:a xlink:type="simple" xlink:href="https://armyinform.com.ua/wp-content/uploads/2023/05/345636456_155094857532720_6249381764547840462_n-1-150x150.jpg" text:style-name="Internet_20_link" text:visited-style-name="Visited_20_Internet_20_Link">
345636456_155094857532720_6249381764547840462_n-1-150x150.jpg</text:a>
', '<text:a xlink:type="simple" xlink:href="https://armyinform.com.ua/wp-content/uploads/2023/05/345656213_1068927070733263_3228535617138519815_n-150x150.jpg" text:style-name="Internet_20_link" text:visited-style-name="Visited_20_Internet_20_Link">
345656213_1068927070733263_3228535617138519815_n-150x150.jpg</text:a>
', '<text:a xlink:type="simple" xlink:href="https://armyinform.com.ua/wp-content/uploads/2023/05/345583080_252262240623643_7751291006141129730_n-150x150.jpg" text:style-name="Internet_20_link" text:visited-style-name="Visited_20_Internet_20_Link">
345583080_252262240623643_7751291006141129730_n-150x150.jpg</text:a>
', '<text:a xlink:type="simple" xlink:href="https://armyinform.com.ua/wp-content/uploads/2023/05/345447145_1278120699773830_3953229698959944964_n-150x150.jpg" text:style-name="Internet_20_link" text:visited-style-name="Visited_20_Internet_20_Link">
345447145_1278120699773830_3953229698959944964_n-150x150.jpg</text:a>
', '<text:a xlink:type="simple" xlink:href="https://armyinform.com.ua/wp-content/uploads/2023/05/345427576_180460174556863_6910986417877278369_n-150x150.jpg" text:style-name="Internet_20_link" text:visited-style-name="Visited_20_Internet_20_Link">
345427576_180460174556863_6910986417877278369_n-150x150.jpg</text:a>
', '<text:a xlink:type="simple" xlink:href="https://armyinform.com.ua/wp-content/uploads/2023/05/345434608_1775053792888984_5397382409341523533_n-150x150.jpg" text:style-name="Internet_20_link" text:visited-style-name="Visited_20_Internet_20_Link">
345434608_1775053792888984_5397382409341523533_n-150x150.jpg</text:a>
', '<text:a xlink:type="simple" xlink:href="https://armyinform.com.ua/wp-content/uploads/2023/05/345577986_216188781157307_4320975216834275424_n-150x150.jpg" text:style-name="Internet_20_link" text:visited-style-name="Visited_20_Internet_20_Link">
345577986_216188781157307_4320975216834275424_n-150x150.jpg</text:a>
']</text:p>
      <text:p text:style-name="P4">
标签: ['UKRAINE UK\xa0UNITY', 'ВЕЛИКА БРИТАНІЯ', 'ІНТЕРФЛЕКС']</text:p>
      <text:p text:style-name="P4">
类别: News</text:p>
      <!--METADATA-->
      <text:p text:style-name="P4">
<draw:frame draw:style-name="fr1" draw:name="Image362" text:anchor-type="as-char" svg:width="6.9236in" svg:height="4.615733in" draw:z-index="0">
<draw:image xlink:href="../Images/AРМІЯINFORM/2023-05-07T94-00-00-04-00/345636456_155094857532720_6249381764547840462_n.jpg" xlink:type="simple" xlink:show="embed" xlink:actuate="onLoad" draw:mime-type="image/jpeg"/>
</draw:frame>
英联邦，诚意，才华，款待，言语和事务的团结，英国非政府组织志愿者和志愿者精神的不可屈服于“ <text:a xlink:type="simple" xlink:href="https://www.facebook.com/UkraineUKUnity" text:style-name="Internet_20_link" text:visited-style-name="Visited_20_Internet_20_Link">
乌克兰Ukunity</text:a>
» - “乌克兰和英国的团结”提出了乌克兰的兵役，在英国英国英国英国和北爱尔兰的领导下，在跨国教育行动“ Interflex”的框架内接受过培训，这是一个难以置信的完成初始课程。</text:p>
      <text:p text:style-name="P4">
这在[消息]中说明了(https://www.facebook.com/GeneralStaff.ua/posts/pfbid02pf9MjGxurZ7D5FKoJY4VnoeezZ69sDX7jynvcmuLNESquy3yLjtMvLMLieqkssGWl)乌克兰武装部队的总参谋部。</text:p>
      <text:p text:style-name="P4">
多亏了乌克兰合唱团“卡利纳”的才华横溢的表演者，在奥利纳女士的指导下，乌克兰语既是乌克兰的乌克兰合唱团 - 当时的乌克兰语，并为听众提供了最新的作品声音所有在场。</text:p>
      <text:p text:style-name="P4">
<text:a xlink:type="simple" xlink:href="https://armyinform.com.ua/wp-content/uploads/2023/05/345448216_189139480684883_4717094535030040264_n.jpg" text:style-name="Internet_20_link" text:visited-style-name="Visited_20_Internet_20_Link">
!(Images/AРМІЯINFORM/2023-05-07T94-00-00-04-00/345448216_189139480684883_4717094535030040264_n-150x150.jpg)</text:a>
</text:p>
      <text:p text:style-name="P4">
<text:a xlink:type="simple" xlink:href="https://armyinform.com.ua/wp-content/uploads/2023/05/345636456_155094857532720_6249381764547840462_n-1.jpg" text:style-name="Internet_20_link" text:visited-style-name="Visited_20_Internet_20_Link">
<draw:frame draw:style-name="fr1" draw:name="Image363" text:anchor-type="as-char" svg:width="6.9236in" svg:height="6.9236in" draw:z-index="0">
<draw:image xlink:href="../Images/AРМІЯINFORM/2023-05-07T94-00-00-04-00/345636456_155094857532720_6249381764547840462_n-1-150x150.jpg" xlink:type="simple" xlink:show="embed" xlink:actuate="onLoad" draw:mime-type="image/jpeg"/>
</draw:frame>
</text:a>
</text:p>
      <text:p text:style-name="P4">
<text:a xlink:type="simple" xlink:href="https://armyinform.com.ua/wp-content/uploads/2023/05/345656213_1068927070733263_3228535617138519815_n.jpg" text:style-name="Internet_20_link" text:visited-style-name="Visited_20_Internet_20_Link">
<draw:frame draw:style-name="fr1" draw:name="Image364" text:anchor-type="as-char" svg:width="6.9236in" svg:height="6.9236in" draw:z-index="0">
<draw:image xlink:href="../Images/AРМІЯINFORM/2023-05-07T94-00-00-04-00/345656213_1068927070733263_3228535617138519815_n-150x150.jpg" xlink:type="simple" xlink:show="embed" xlink:actuate="onLoad" draw:mime-type="image/jpeg"/>
</draw:frame>
</text:a>
由俄罗斯 - 年 - 年纳塔利娅·苏伯尼·乌克兰(Natalia Subotny)乌克兰女士保佑圣母玛利亚(Blessed Pronsed Mary)撰写的学生和学生写的诗歌的诗意读物，以支持乌克兰的骨盆保护捍卫者的勇气和标记，嘲笑了所有人。令人难以置信的曲调和艺术氛围已向乐队“ Atmasfera”的歌手演员展示给武装部队的军事人员，其名字由两个词组成：梵语的“ Atma”被翻译成“人”。 “ sphere”一词描述了所包围的内容。 因此，该小组的创造力被围绕着人的内心世界，他对抵押贷款的深刻经历，这是在该团队的多功能表现中听到的，该团队发明了新的独特声音。 “ Atmasfera”结合了世界纯洁的键盘，原声吉他，电吉他，贝斯吉他，曼陀林，Dombra，Buzuki，Buzuki，Darbuk，各种打击乐器，电子标签，竖琴，竖琴，撒克逊人，萨克森，铃铛，铃铛，铃铛，铃铛，铃铛，声音。</text:p>
      <text:p text:style-name="P4">
<text:a xlink:type="simple" xlink:href="https://armyinform.com.ua/wp-content/uploads/2023/05/345583080_252262240623643_7751291006141129730_n.jpg" text:style-name="Internet_20_link" text:visited-style-name="Visited_20_Internet_20_Link">
!(Images/AРМІЯINFORM/2023-05-07T94-00-00-04-00/345583080_252262240623643_7751291006141129730_n-150x150.jpg)</text:a>
</text:p>
      <text:p text:style-name="P4">
<text:a xlink:type="simple" xlink:href="https://armyinform.com.ua/wp-content/uploads/2023/05/345447145_1278120699773830_3953229698959944964_n.jpg" text:style-name="Internet_20_link" text:visited-style-name="Visited_20_Internet_20_Link">
<draw:frame draw:style-name="fr1" draw:name="Image365" text:anchor-type="as-char" svg:width="6.9236in" svg:height="6.9236in" draw:z-index="0">
<draw:image xlink:href="../Images/AРМІЯINFORM/2023-05-07T94-00-00-04-00/345447145_1278120699773830_3953229698959944964_n-150x150.jpg" xlink:type="simple" xlink:show="embed" xlink:actuate="onLoad" draw:mime-type="image/jpeg"/>
</draw:frame>
</text:a>
</text:p>
      <text:p text:style-name="P4">
<text:a xlink:type="simple" xlink:href="https://armyinform.com.ua/wp-content/uploads/2023/05/345427576_180460174556863_6910986417877278369_n.jpg" text:style-name="Internet_20_link" text:visited-style-name="Visited_20_Internet_20_Link">
<draw:frame draw:style-name="fr1" draw:name="Image366" text:anchor-type="as-char" svg:width="6.9236in" svg:height="6.9236in" draw:z-index="0">
<draw:image xlink:href="../Images/AРМІЯINFORM/2023-05-07T94-00-00-04-00/345427576_180460174556863_6910986417877278369_n-150x150.jpg" xlink:type="simple" xlink:show="embed" xlink:actuate="onLoad" draw:mime-type="image/jpeg"/>
</draw:frame>
</text:a>
</text:p>
      <text:p text:style-name="P4">
<text:a xlink:type="simple" xlink:href="https://armyinform.com.ua/wp-content/uploads/2023/05/345434608_1775053792888984_5397382409341523533_n.jpg" text:style-name="Internet_20_link" text:visited-style-name="Visited_20_Internet_20_Link">
<draw:frame draw:style-name="fr1" draw:name="Image367" text:anchor-type="as-char" svg:width="6.9236in" svg:height="6.9236in" draw:z-index="0">
<draw:image xlink:href="../Images/AРМІЯINFORM/2023-05-07T94-00-00-04-00/345434608_1775053792888984_5397382409341523533_n-150x150.jpg" xlink:type="simple" xlink:show="embed" xlink:actuate="onLoad" draw:mime-type="image/jpeg"/>
</draw:frame>
</text:a>
</text:p>
      <text:p text:style-name="P4">
<text:a xlink:type="simple" xlink:href="https://armyinform.com.ua/wp-content/uploads/2023/05/345577986_216188781157307_4320975216834275424_n.jpg" text:style-name="Internet_20_link" text:visited-style-name="Visited_20_Internet_20_Link">
<draw:frame draw:style-name="fr1" draw:name="Image368" text:anchor-type="as-char" svg:width="6.9236in" svg:height="6.9236in" draw:z-index="0">
<draw:image xlink:href="../Images/AРМІЯINFORM/2023-05-07T94-00-00-04-00/345577986_216188781157307_4320975216834275424_n-150x150.jpg" xlink:type="simple" xlink:show="embed" xlink:actuate="onLoad" draw:mime-type="image/jpeg"/>
</draw:frame>
</text:a>
在一个美好的变革性夜晚结束时，所有勇士都可以用不太美味的形状和彩色家用 - 制作的产品 - 手工制作的糖果的风味，由成人tades创造的手工制作的糖果的味道，来自乌克兰英国乌克兰英国统一”。 此外，每个想要的人都可以从打击乐器的大师那里获得独家发型。在与培训课程的毕业生会面期间，牧师是以下祈祷。</text:p>
      <text:p text:style-name="P4">
News Source: <text:a xlink:type="simple" xlink:href="https://armyinform.com.ua/2023/05/07/volontery-vlashtuvaly-svyato-dlya-vypusknykiv-kursu-navchalnoyi-operacziyi-interfleks/" text:style-name="Internet_20_link" text:visited-style-name="Visited_20_Internet_20_Link">
https://armyinform.com.ua/2023/05/07/volontery-vlashtuvaly-svyato-dlya-vypusknykiv-kursu-navchalnoyi-operacziyi-interfleks/</text:a>
</text:p>
      <!--NEWS-->
      <text:h text:style-name="P10" text:outline-level="1">
<text:span text:style-name="T4">
Bakhmut和Mar’ Bakhmut的Bakhmut；</text:span>
</text:h>
      <text:p text:style-name="P4">
作者: ['АРМІЯINFORM']</text:p>
      <text:p text:style-name="P4">
时间: 2023-05-07T95:00:00-04:00</text:p>
      <text:p text:style-name="P4">
描述: 到达了敌人之后，在利利安斯基（Limansky）追踪了Zoserviuvati Basic Zuill，...与乌克兰2022年的战争，与乌克兰的最新新闻战争，今天与乌克兰2022年的新闻战争，乌克兰和俄罗斯之间以及俄罗斯之间的战争，以及何时，何时进行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bahmut-marinka.jpg" text:style-name="Internet_20_link" text:visited-style-name="Visited_20_Internet_20_Link">
bahmut-marinka.jpg</text:a>
']</text:p>
      <text:p text:style-name="P4">
标签: ['STOPRUSSIA', 'АГРЕСІЯ РФ', 'БАХМУТ', 'БАХМУТСЬКИЙ НАПРЯМОК', 'ВТОРГНЕННЯ РФ', 'ГШ ЗСУ', "МАР'ЇНСЬКИЙ НАПРЯМОК", 'МАР’ЇНКА', 'ОПЕРАТИВНА ІНФОРМАЦІЯ']</text:p>
      <text:p text:style-name="P4">
类别: News</text:p>
      <!--METADATA-->
      <text:p text:style-name="P4">
<draw:frame draw:style-name="fr1" draw:name="Image369" text:anchor-type="as-char" svg:width="6.9236in" svg:height="4.615733in" draw:z-index="0">
<draw:image xlink:href="../Images/AРМІЯINFORM/2023-05-07T95-00-00-04-00/bahmut-marinka.jpg" xlink:type="simple" xlink:show="embed" xlink:actuate="onLoad" draw:mime-type="image/jpeg"/>
</draw:frame>
说明性照片 /一般武装部队<text:span text:style-name="T4">
🔥俄罗斯入侵的情况</text:span>
</text:p>
      <text:p text:style-name="P4">
在白天，敌人继续集中于纳利曼斯克，巴赫穆特，阿夫迪夫和玛丽斯基的指示。 Bakhmut和Marinka进行了激烈的战斗。 通常，在白天，敌人发动了39次攻击。</text:p>
      <text:p text:style-name="P4">
关于它<text:a xlink:type="simple" xlink:href="https://www.facebook.com/GeneralStaff.ua/posts/pfbid0Epe4mKdvePrp1awKF4CYnYN6VAkq25ePTfLgcykeqUcwsXqPDp351yAiPb6unYCBl" text:style-name="Internet_20_link" text:visited-style-name="Visited_20_Internet_20_Link">
报告</text:a>
乌克兰武装部队的总参谋部。</text:p>
      <text:p text:style-name="P4">
根据武装部队的总参谋部，通常在热门目的地 - 库平斯基，莱曼斯基和沙赫塔尔斯基 - 在进攻行动的那天，敌人没有进行。 在Avdeevsky方向的进攻行动。</text:p>
      <text:p text:style-name="P4">
“在Zaporizhhya和Kherson的指示中，敌人继续进行防御。 在donetsk地区的Uremivka定居点和Zaporizhzhya地区的Novodanylivka的定居点中进行了空袭。 反对这一点，他以45多个彩绘点开火。 特别是，它是铁路，gulyaypil，白色，马拉托马赫卡，卡米斯克Zaporizhzhya地区； 金梁，维塞尔，安东诺夫卡，泽兰维卡，基兹米斯·赫森地区和赫尔森市。”  - 武装部队武装部队的VSU说。</text:p>
      <text:p text:style-name="P4">
News Source: <text:a xlink:type="simple" xlink:href="https://armyinform.com.ua/2023/05/07/oboronczi-bahmuta-maryinky-dobu-vytrymaly-desyatky-atak-protyvnyka/" text:style-name="Internet_20_link" text:visited-style-name="Visited_20_Internet_20_Link">
https://armyinform.com.ua/2023/05/07/oboronczi-bahmuta-maryinky-dobu-vytrymaly-desyatky-atak-protyvnyka/</text:a>
</text:p>
      <!--NEWS-->
      <text:h text:style-name="P10" text:outline-level="1">
<text:span text:style-name="T4">
公司指挥官，排长和部门指挥官涵盖 - 拦截GUR</text:span>
</text:h>
      <text:p text:style-name="P4">
作者: ['АРМІЯINFORM']</text:p>
      <text:p text:style-name="P4">
时间: 2023-05-07T96:00:00-04:00</text:p>
      <text:p text:style-name="P4">
描述: https://youtu.be/y0kqgwbzyjy?t=86戈洛夫纳（Rosvesdi of the Defence of the Defence of the Defence of the Defence the Defence of The Defence ...与乌克兰战争2022年战争，与乌克兰与乌克兰的最新新闻，新闻新闻，与乌克兰的新闻战争，与乌克兰2022年的新闻战争，今日战争将于今天发生战争乌克兰与俄罗斯，俄罗斯和俄罗斯之间在2022年与乌克兰的战争中，是否会在不久的将来与乌克兰进行战争，与乌克兰的战争，今天的乌克兰新闻，乌克兰的新闻，乌克兰的乌克兰媒体新闻</text:p>
      <text:p text:style-name="P4">
图片: []</text:p>
      <text:p text:style-name="P4">
标签: ['STOPRUSSIA', 'АГРЕСІЯ РФ', 'ВІЙНА', 'ВТОРГНЕННЯ РФ', 'ГУР ПЕРЕХОПЛЕННЯ']</text:p>
      <text:p text:style-name="P4">
类别: News</text:p>
      <!--METADATA-->
      <text:p text:style-name="P4">
乌克兰国防部情报局总局发表了对谈话的新拦截，俄罗斯占领者告诉他的妻子芽和炮击的特征。</text:p>
      <text:p text:style-name="P4">
“我们让家伙走了。 公司指挥官，排指挥官和恢复的调试。 一天内。 但是南方在哪里，”乘员在谈话中说。</text:p>
      <text:p text:style-name="P4">
News Source: <text:a xlink:type="simple" xlink:href="https://armyinform.com.ua/2023/05/07/komandyra-roty-komandyra-vzvodu-ta-komandyra-viddilennya-nakrylo-perehoplennya-gur/" text:style-name="Internet_20_link" text:visited-style-name="Visited_20_Internet_20_Link">
https://armyinform.com.ua/2023/05/07/komandyra-roty-komandyra-vzvodu-ta-komandyra-viddilennya-nakrylo-perehoplennya-gur/</text:a>
</text:p>
      <!--NEWS-->
      <text:h text:style-name="P10" text:outline-level="1">
<text:span text:style-name="T4">
在暂时占领的能量中，罗斯格瓦尔人“进入消防员的行”</text:span>
</text:h>
      <text:p text:style-name="P4">
作者: ['АРМІЯINFORM']</text:p>
      <text:p text:style-name="P4">
时间: 2023-05-07T97:00:00-04:00</text:p>
      <text:p text:style-name="P4">
描述: Jergododar Piezdodils不能忘记移植 - 通过Mixtsevich的煤炭...与乌克兰2022年的战争，与乌克兰的战争是今天的最新消息，这是与乌克兰的新闻战争2022年的新闻战争，这是今天的最后一场新闻乌克兰和俄罗斯之间的战争以及2022年与乌克兰的战争，无论是否会有一年，他们是否会在不久的将来与乌克兰进行战争，他们说，与乌克兰与乌克兰的战争，今天的乌克兰新闻，乌克兰的新闻，乌克兰的新闻俄罗斯的乌克兰媒体</text:p>
      <text:p text:style-name="P4">
图片: ['<text:a xlink:type="simple" xlink:href="https://armyinform.com.ua/wp-content/uploads/2023/05/rosgvardijczi-pozhezhnyky.jpg" text:style-name="Internet_20_link" text:visited-style-name="Visited_20_Internet_20_Link">
rosgvardijczi-pozhezhnyky.jpg</text:a>
']</text:p>
      <text:p text:style-name="P4">
标签: ['ЕНЕРГОДАР', 'ПОЖЕЖНИКИ', 'РОСГВАРДІЯ', 'ТИМЧАСОВО ОКУПОВАНІ ТЕРИТОРІЇ', 'ЦЕНТР НАЦІОНАЛЬНОГО СПРОТИВУ', 'ЦНС ССО']</text:p>
      <text:p text:style-name="P4">
类别: News</text:p>
      <!--METADATA-->
      <text:p text:style-name="P4">
<draw:frame draw:style-name="fr1" draw:name="Image370" text:anchor-type="as-char" svg:width="6.9236in" svg:height="4.618041in" draw:z-index="0">
<draw:image xlink:href="../Images/AРМІЯINFORM/2023-05-07T97-00-00-04-00/rosgvardijczi-pozhezhnyky.jpg" xlink:type="simple" xlink:show="embed" xlink:actuate="onLoad" draw:mime-type="image/jpeg"/>
</draw:frame>
入侵者无法通过当地消防员为消防部门提供Energodar，俄罗斯人吸引了俄罗斯消防员。</text:p>
      <text:p text:style-name="P4">
关于它<text:a xlink:type="simple" xlink:href="https://sprotyv.mod.gov.ua/okupanty-ne-mozhut-zabezpechyty-pozhezhnymy-pidrozdilamy-energodar/" text:style-name="Internet_20_link" text:visited-style-name="Visited_20_Internet_20_Link">
报告</text:a>
国家抵抗特殊行动的中心。</text:p>
      <text:p text:style-name="P4">
“暂时占领的能源的占领政府不能招募消防员在城市工作。 此前，乌克兰消防员拒绝与占领者合作，并按照他们的指示搬到俄罗斯。 特别是，俄罗斯军事物体占据了俄罗斯军事物体。</text:p>
      <text:p text:style-name="P4">
同时，俄罗斯人无法在俄罗斯联邦大学的旋转基础上提供工作，” CNS SSS说。</text:p>
      <text:p text:style-name="P4">
News Source: <text:a xlink:type="simple" xlink:href="https://armyinform.com.ua/2023/05/07/energodar-rosgvardijczi-vstupayut-u-ryady-pozhezhnykiv/" text:style-name="Internet_20_link" text:visited-style-name="Visited_20_Internet_20_Link">
https://armyinform.com.ua/2023/05/07/energodar-rosgvardijczi-vstupayut-u-ryady-pozhezhnykiv/</text:a>
</text:p>
      <!--NEWS-->
      <text:h text:style-name="P10" text:outline-level="1">
<text:span text:style-name="T4">
截至5月7日，对俄罗斯联邦的制裁</text:span>
</text:h>
      <text:p text:style-name="P4">
作者: ['АРМІЯINFORM']</text:p>
      <text:p text:style-name="P4">
时间: 2023-05-07T98: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3/04/antyrosijski-sankcziyi-szr.jpg" text:style-name="Internet_20_link" text:visited-style-name="Visited_20_Internet_20_Link">
antyrosijski-sankcziyi-szr.jpg</text:a>
']</text:p>
      <text:p text:style-name="P4">
标签: ['КРАХ РОСІЙСЬКОЇ ЕКОНОМІКИ']</text:p>
      <text:p text:style-name="P4">
类别: News</text:p>
      <!--METADATA-->
      <text:p text:style-name="P4">
<draw:frame draw:style-name="fr1" draw:name="Image371" text:anchor-type="as-char" svg:width="6.9236in" svg:height="4.615733in" draw:z-index="0">
<draw:image xlink:href="../Images/AРМІЯINFORM/2023-05-07T98-00-00-04-00/antyrosijski-sankcziyi-szr.jpg" xlink:type="simple" xlink:show="embed" xlink:actuate="onLoad" draw:mime-type="image/jpeg"/>
</draw:frame>
反俄罗斯制裁。 说明性图像</text:p>
      <text:p text:style-name="P4">
乌克兰的外国情报服务<text:a xlink:type="simple" xlink:href="https://szru.gov.ua/news-media/publications/070523-ukraina-i-svit--proty-rosiiskoi-ahresii-sanktsii-v-dii" text:style-name="Internet_20_link" text:visited-style-name="Visited_20_Internet_20_Link">
通知</text:a>
关于截至5月7日对俄罗斯联邦的制裁。</text:p>
      <text:p text:style-name="P4">
爱沙尼亚玛格斯·塔萨克克克郡外交部长说：“我们希望乌克兰在瑞典的国防联盟的正式成员中成为33岁。” Vintus还补充说，爱沙尼亚的目的是在维尔纽斯峰会上为北约会员提供明确的“公路卡”。</text:p>
      <text:p text:style-name="P4">
欧盟将向希腊国防公司分配多达8000万欧元，用于生产弹药，这将派遣乌克兰军队。</text:p>
      <text:p text:style-name="P4">
欧洲社会经济委员会(秒)他呼吁欧盟对俄罗斯在全面入侵乌克兰犯下的Ecocid犯罪造成刑事责任。</text:p>
      <text:p text:style-name="P4">
在今年年底，拉脱维亚被提议继续得到乌克兰难民的支持。</text:p>
      <text:p text:style-name="P4">
立陶宛为乌克兰人提供了简化的驾驶执照交换。</text:p>
      <text:p text:style-name="P4">
在德累斯顿(德国)XX-XX-XXIS的乌克兰艺术展览开幕了“故事的万花筒”。 乌克兰艺术1912–2023”。</text:p>
      <text:p text:style-name="P4">
5月9日，柏林被禁止使用苏联士兵的俄罗斯和苏联象征。 取而代之的是，市法院允许使用乌克兰国旗。</text:p>
      <text:p text:style-name="P4">
波兰将要求将欧洲联盟禁止进口俄罗斯农产品进入欧洲的下一个第十一套餐中的第十一套餐。</text:p>
      <text:p text:style-name="P4">
美国司法部正在调查Binance是否已通过全球最大的排泄交易所帮助俄罗斯制裁并将资金转移。</text:p>
      <text:p text:style-name="P4">
捷克总统彼得·帕维尔(Peter Pavel)认为，一方面，世界已经开始了民主与独裁统治者之间的战略竞争时代。</text:p>
      <text:p text:style-name="P4">
奥地利当局在奥地利解放纳粹主义之际废除了俄罗斯和白俄罗斯代表团的参与。</text:p>
      <text:p text:style-name="P4">
<text:span text:style-name="T4">
 rf </text:span>
</text:p>
      <text:p text:style-name="P4">
俄罗斯联邦的14个主体在胜利9日之前废除了军事游行。 特别是，在大多数位于莫斯科南部和西南部，位于PSKOV，萨拉托夫和Tyumen地区的大多数区域性联邦区都不会举行大规模庆祝活动。社交网络和个人交流的俄罗斯人越来越承认，普京随着克里米亚的临时占领而成为他们的“内斯利亚半岛”。</text:p>
      <text:p text:style-name="P4">
克里米亚暂时占领的旅游业继续下降：出于安全原因，从旅行到半岛的旅游业，由于克里米亚桥梁的运输崩溃(大量和多时间检查)，三十小时的路程不再吸引任何人。 在乌克兰的俄罗斯联邦军事入侵后，辛菲洛尔的航空率被废除。克里米亚的纳拉吉亚仅占俄罗斯休闲酒店的2％，俄罗斯人于2021年救出了49％的半岛席位。</text:p>
      <text:p text:style-name="P4">
克里姆林宫最近对戈斯杜玛议员阿纳托利·瓦瑟曼(Anatoly Wasserman)的“炮击”遭受了“与武装部队武装部队的无人机作斗争”。</text:p>
      <text:p text:style-name="P4">
俄罗斯人在2023年第一季度对DVD球员的需求增长了526％，比去年同期的六倍以上，而他们的小工具则增加了65％。</text:p>
      <text:p text:style-name="P4">
RB Natalia Kochanova的议会上议院的发言人聚集在一起计算其国家公民的社会有用性。 在她看来，在白俄罗斯人创造了自我实现的所有条件，用于创造性活动。 它与苏联保存在一起，如果有一些“黑暗的个性”不想从事这种创造性活动，那么仅出于道德品格低下的原因和卢卡森科的讲话而陷入困境。 取而代之的是，在“世界上最受社会保护的国家保留了最好的苏联传统”中，胜利的援助将支付3-6个月，是……占平均工资的2％。 尽管在“残酷的世界”中，同样的援助可以支付一年半，约占其先前工作的70％。</text:p>
      <text:p text:style-name="P4">
学生的营养在白俄罗斯有所增加。 现在，6  -  10年的学校两次食品将花费3.05卢布(是2.82卢布)三次 -  3,93卢布(是3.67卢布). Для учнів 11–18 років дворазове харчуваннякоштуватиме 3,52 рубля (是3.26卢布)和三次-4.41卢布(有4.12卢布).</text:p>
      <text:p text:style-name="P4">
<text:span text:style-name="T4">
Джерело:</text:span>
 <text:span text:style-name="T5">
Служба зовнішньої розвідки України</text:span>
</text:p>
      <text:p text:style-name="P4">
News Source: <text:a xlink:type="simple" xlink:href="https://armyinform.com.ua/2023/05/07/sankcziyi-proty-rosijskoyi-federacziyi-stanom-na-7-travnya/" text:style-name="Internet_20_link" text:visited-style-name="Visited_20_Internet_20_Link">
https://armyinform.com.ua/2023/05/07/sankcziyi-proty-rosijskoyi-federacziyi-stanom-na-7-travnya/</text:a>
</text:p>
      <!--NEWS-->
      <text:h text:style-name="P10" text:outline-level="1">
<text:span text:style-name="T4">
短的。 战争。 第438天。视频</text:span>
</text:h>
      <text:p text:style-name="P4">
作者: ['АРМІЯINFORM']</text:p>
      <text:p text:style-name="P4">
时间: 2023-05-07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ЙНА', 'ВТОРГНЕННЯ РФ']</text:p>
      <text:p text:style-name="P4">
类别: News</text:p>
      <!--METADATA-->
      <text:p text:style-name="P4">
News Source: <text:a xlink:type="simple" xlink:href="https://armyinform.com.ua/2023/05/07/korotko-vijna-den-438-videodajdzhest/" text:style-name="Internet_20_link" text:visited-style-name="Visited_20_Internet_20_Link">
https://armyinform.com.ua/2023/05/07/korotko-vijna-den-438-videodajdzhest/</text:a>
</text:p>
      <!--NEWS-->
      <text:h text:style-name="P10" text:outline-level="1">
<text:span text:style-name="T4">
美国坚信，乌克兰的爱国者系统首次击败了俄罗斯高音火箭-CNN</text:span>
</text:h>
      <text:p text:style-name="P4">
作者: Ukrinform (Person)</text:p>
      <text:p text:style-name="P4">
出版商: Укринформ (Organization)</text:p>
      <text:p text:style-name="P4">
出版时间: 2023-05-08T-30:08:00+03:00</text:p>
      <text:p text:style-name="P4">
修改时间: 2023-05-08T01:08:00+03:00</text:p>
      <text:p text:style-name="P4">
描述: 美国当局毫无疑问，乌克兰方面的陈述，由于几天前美国爱国者防空系统，俄罗斯高音火箭被杀。  - 乌克林。</text:p>
      <text:p text:style-name="P4">
图片: ["<text:a xlink:type="simple" xlink:href="https://static.ukrinform.com/photos/2017_03/thumb_files/630_360_1490957505-5736.jpg" text:style-name="Internet_20_link" text:visited-style-name="Visited_20_Internet_20_Link">
630_360_14909...</text:a>
"]</text:p>
      <text:p text:style-name="P4">
标签: ['Ракета', 'США', 'Patriot ', 'ППО']</text:p>
      <text:p text:style-name="P4">
类型: Article</text:p>
      <!--METADATA-->
      <text:p text:style-name="P4">
<draw:frame draw:style-name="fr1" draw:name="Image372" text:anchor-type="as-char" svg:width="6.9236in" svg:height="3.949857in" draw:z-index="0">
<draw:image xlink:href="../Images/yкринформ/2023-05-08T-30-08-00-03-00/630_360_1490957505-5736.jpg" xlink:type="simple" xlink:show="embed" xlink:actuate="onLoad" draw:mime-type="image/jpeg"/>
</draw:frame>
弗拉达莎(Vladasha)毫无疑问，乌克兰方面的陈述，由于几天前美国的爱国者防空系统，俄罗斯式的火箭被杀。</text:p>
      <text:p text:style-name="P4">
关于它报告<text:a xlink:type="simple" xlink:href="http://edition.cnn.com/europe/live-news/russia-ukraine-war-news-05-07-23/h_b460a19fabadba404011bbc0ffecb47e" text:style-name="Internet_20_link" text:visited-style-name="Visited_20_Internet_20_Link">
</text:a>
乌克林福姆报道，该消息来源被引用。</text:p>
      <text:p text:style-name="P4">
该出版物指出：“尽管爱国者系统成功抵消了弹道导弹，但它可以阻止飞机从飞机上释放的高超音速导弹的能力，但到上周，这纯粹是理论上的。”</text:p>
      <text:p text:style-name="P4">
据消息人士称，乌克兰幼犬对这种火箭的拦截在实践中翻新了这一能力，这在“五角大楼被认为是严重的事件”。 这很重要，原因有几个。</text:p>
      <text:p text:style-name="P4">
首先，普京的公开陈述被否认，nibiradian超音速武器能够绕开任何现代的反空气系统。 现在，俄罗斯联邦没有大量此类火箭，制裁刚刚做出了生产。</text:p>
      <text:p text:style-name="P4">
此外，在基辅发射高超音速火箭的俄罗斯人CNN坚信目标将不可避免地受到影响。 因此，爱国者系统的工作质疑了此类计算。</text:p>
      <text:p text:style-name="P4">
同时，拦截是由在俄克拉荷马州训练的乌克兰船员进行的，没有现场训练的乌克兰船员，这是五角大楼欢乐的另一个原因。 消息人士称，国防部被认为是重大投资回报率。</text:p>
      <text:p text:style-name="P4">
同时，在出版物中指出，乌克兰人已经击倒了火箭的事实，因为俄罗斯认为无法实现，这应该对俄罗斯联邦造成严重的不确定性。</text:p>
      <text:p text:style-name="P4">
正如乌克林福姆报道的，在[]的前夕(http://www.ukrinform.ua/rubric-ato/3705549-rosijskij-kindzal-znisili-iz-sistemi-patriot-ignat.html)，由Patrioot Center Air Commands计算，销毁空气Bellalistic导弹X-47“ Dagger”，该导弹发射</text:p>
      <text:p text:style-name="P4">
News Source: <text:a xlink:type="simple" xlink:href="https://www.ukrinform.ua/rubric-ato/3706077-ssa-vpevneni-so-sistema-patriot-v-ukraini-vperse-zbila-rosijsku-giperzvukovu-raketu-cnn.html" text:style-name="Internet_20_link" text:visited-style-name="Visited_20_Internet_20_Link">
https://www.ukrinform.ua/rubric-ato/3706077-ssa-vpevneni-so-sistema-patriot-v-ukraini-vperse-zbila-rosijsku-giperzvukovu-raketu-cnn.html</text:a>
</text:p>
      <!--NEWS-->
      <text:h text:style-name="P10" text:outline-level="1">
<text:span text:style-name="T4">
在乌克兰主要没有降水，下午至17°</text:span>
</text:h>
      <text:p text:style-name="P4">
作者: Ukrinform (Person)</text:p>
      <text:p text:style-name="P4">
出版商: Укринформ (Organization)</text:p>
      <text:p text:style-name="P4">
出版时间: 2023-05-08T-33:50:00+03:00</text:p>
      <text:p text:style-name="P4">
修改时间: 2023-05-08T00:50:00+03:00</text:p>
      <text:p text:style-name="P4">
描述: 在5月8日，在乌克兰，将有一个可变的云，它只会在喀尔巴阡地区和南部下雨，那里的空气将在下午的空气中升至17°，在该地区的其余部分中将有9个-14°。  - 乌克林。</text:p>
      <text:p text:style-name="P4">
图片: ["<text:a xlink:type="simple" xlink:href="https://static.ukrinform.com/photos/2022_05/thumb_files/630_360_1652121181-534.jpg" text:style-name="Internet_20_link" text:visited-style-name="Visited_20_Internet_20_Link">
630_360_16521...</text:a>
"]</text:p>
      <text:p text:style-name="P4">
标签: ['Дощ', 'Погода', 'Прогноз']</text:p>
      <text:p text:style-name="P4">
类型: Article</text:p>
      <!--METADATA-->
      <text:p text:style-name="P4">
<draw:frame draw:style-name="fr1" draw:name="Image373" text:anchor-type="as-char" svg:width="6.9236in" svg:height="3.956343in" draw:z-index="0">
<draw:image xlink:href="../Images/yкринформ/2023-05-08T-33-50-00-03-00/630_360_1652121181-534.jpg" xlink:type="simple" xlink:show="embed" xlink:actuate="onLoad" draw:mime-type="image/jpeg"/>
</draw:frame>
在5月8日，在乌克兰，只有在喀尔巴阡地区和南部观察到的浑浊，在白天，空气将热身至17°，在该领土的其余部分中为9-14°。</text:p>
      <text:p text:style-name="P4">
乌克兰形式在乌克兰水文气象学中心报道。</text:p>
      <text:p text:style-name="P4">
“药物云。在大多数西部地区，下午在喀尔巴阡地区和南部的下午<text:a xlink:type="simple" xlink:href="https://www.ukrinform.ua/tag-dos" text:style-name="Internet_20_link" text:visited-style-name="Visited_20_Internet_20_Link">
</text:a>
 (潮湿的雪雪)，在其余领土内没有降水。 东北风，7-12 m/s。 晚上的温度为1-6°，在无霜土的北部0-5°，该国南部的温度为4-9°； 第9天至14°，在跨道路上，南部至17°。 预报员在夜间和第0-5°夜间在喀尔巴阡地区的高地。”预报员告知。</text:p>
      <text:p text:style-name="P4">
根据他们的预测，在基辅和基辅地区，5月8日，降水是不可预测的。 夜晚的首都温度为4-6°，在下午11-13°，该区域的温度在夜间在霜的土壤表面为1-6°；下午在霜的土壤表面上。 9-14°热。</text:p>
      <text:p text:style-name="P4">
预报员指出，在5月9日东南部的接下来的两天和5月9日在喀尔巴阡山脉的售罄地区，短期降雨，单个雷暴，降雨和雨夹雪发生在喀尔巴阡山脉。 在其余领土内没有降水。 东北风，5-10 m/s。</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snopt </text:span>
</text:a>
晚上的温度为1-6°，在北部，西部地区，第10和Vinnytsia区域，在霜冻0-5°土壤表面的Vinnytsia区域，南部将有4-9°的热量； 下午10-15°，在跨载Phathia 14-19°； 晚上在喀尔巴阡高地，热量为0-5°。</text:p>
      <text:p text:style-name="P4">
在首都和基辅地区，预计不降水的云彩变化。霜0-5°; 下午10-15°。</text:p>
      <text:p text:style-name="P4">
UGMC警告说，5月8日至10日在北部，Vinnytsia，Konograd地区的Cherkasy地区，Kyiv地区和基辅将超过非凡的火灾危险。</text:p>
      <text:p text:style-name="P4">
根据他的预测，5月11日在东部，东南部和大多数地区和中部地区，在其余领土的其余部分中，短期降雨将降雨； 跨速率的温度和国家的南部温度为3-8°，在其余的1-6°热中，北部和中部地区的温度捐赠了霜冻的土壤0-3°，温度在下午10-16°的温度，在跨载速19°。下午，在夜间，在基辅和该地区的5月11日至12日，下午在低降雨的情况下。 5月11日晚上，该地区的温度在1-6°热，霜冻0-3°的捐赠，下午10-15°； 5月12日，晚上将温暖3-8°，下午13-18°。 在5月11日的首都，温度计将在夜间显示4-6°热量，下午13-15°； 5月12日，晚上将有6-8°温暖，下午16-18°。</text:p>
      <text:p text:style-name="P4">
News Source: <text:a xlink:type="simple" xlink:href="https://www.ukrinform.ua/rubric-regions/3705938-v-ukraini-zavtra-perevazno-bez-opadiv-vden-do-17.html" text:style-name="Internet_20_link" text:visited-style-name="Visited_20_Internet_20_Link">
https://www.ukrinform.ua/rubric-regions/3705938-v-ukraini-zavtra-perevazno-bez-opadiv-vden-do-17.html</text:a>
</text:p>
      <!--NEWS-->
      <text:h text:style-name="P10" text:outline-level="1">
<text:span text:style-name="T4">
在州，汽车撞到了一个公共汽车站，七人被杀</text:span>
</text:h>
      <text:p text:style-name="P4">
作者: Ukrinform (Person)</text:p>
      <text:p text:style-name="P4">
出版商: Укринформ (Organization)</text:p>
      <text:p text:style-name="P4">
出版时间: 2023-05-08T-35:37:00+03:00</text:p>
      <text:p text:style-name="P4">
修改时间: 2023-05-08T00:37:00+03:00</text:p>
      <text:p text:style-name="P4">
描述: 在德克萨斯城市布劳恩斯维尔（Braunsville）在美国与墨西哥边境的边界，一辆汽车撞向了一群人 - 七人丧生。  - 乌克林。</text:p>
      <text:p text:style-name="P4">
图片: ["<text:a xlink:type="simple" xlink:href="https://static.ukrinform.com/photos/2016_09/thumb_files/630_360_1474271242-1247.jpg" text:style-name="Internet_20_link" text:visited-style-name="Visited_20_Internet_20_Link">
630_360_14742...</text:a>
"]</text:p>
      <text:p text:style-name="P4">
标签: ['Автомобіль', 'ДТП', 'Мігранти', 'Смерть', 'США']</text:p>
      <text:p text:style-name="P4">
类型: Article</text:p>
      <!--METADATA-->
      <text:p text:style-name="P4">
<draw:frame draw:style-name="fr1" draw:name="Image374" text:anchor-type="as-char" svg:width="6.9236in" svg:height="3.956343in" draw:z-index="0">
<draw:image xlink:href="../Images/yкринформ/2023-05-08T-35-37-00-03-00/630_360_1474271242-1247.jpg" xlink:type="simple" xlink:show="embed" xlink:actuate="onLoad" draw:mime-type="image/jpeg"/>
</draw:frame>
乌特哈斯市的布劳恩斯维尔(Braunsville)在美国与墨西哥边境的边界，一辆汽车撞死了一群人 - 七人丧生。</text:p>
      <text:p text:style-name="P4">
关于它报告<text:a xlink:type="simple" xlink:href="https://ukrainian.voanews.com/a/7082591.html" text:style-name="Internet_20_link" text:visited-style-name="Visited_20_Internet_20_Link">
</text:a>
，报道乌克林福姆。</text:p>
      <text:p text:style-name="P4">
悲剧发生在国土庇护所附近的公交车站。 七人被杀，六人受伤。</text:p>
      <text:p text:style-name="P4">
在警察到达之前，汽车的驾驶员被拘留到位。 他得到了医疗援助，并因指控粗心转向而被捕。 调查。</text:p>
      <text:p text:style-name="P4">
<text:span text:style-name="T4">
另请阅读：</text:span>
 <text:a xlink:type="simple" xlink:href="https://www.ukrinform.ua/rubric-world/3705794-motorosna-dtp-u-tureccini-vantazivka-vrizalasa-v-natovp-vbivsi-12-osib.html" text:style-name="Internet_20_link" text:visited-style-name="Visited_20_Internet_20_Link">
</text:a>
根据城市运输站，位于马路对面。 上面没有板凳，所以人们在等待<text:a xlink:type="simple" xlink:href="https://www.ukrinform.ua/tag-avtobus" text:style-name="Internet_20_link" text:visited-style-name="Visited_20_Internet_20_Link">
</text:a>
他们坐在路边。 据州长称，大多数受害者是韦尼塞人。</text:p>
      <text:p text:style-name="P4">
回想一下，在美国德克萨斯州，由于购物中心发生的枪击事件，有9人在购物中心被杀。</text:p>
      <text:p text:style-name="P4">
News Source: <text:a xlink:type="simple" xlink:href="https://www.ukrinform.ua/rubric-world/3706076-u-statah-avtomobil-vrizavsa-v-avtobusnu-zupinku-semero-osib-zaginuli.html" text:style-name="Internet_20_link" text:visited-style-name="Visited_20_Internet_20_Link">
https://www.ukrinform.ua/rubric-world/3706076-u-statah-avtomobil-vrizavsa-v-avtobusnu-zupinku-semero-osib-zaginuli.html</text:a>
</text:p>
      <!--NEWS-->
      <text:h text:style-name="P10" text:outline-level="1">
<text:span text:style-name="T4">
敖德萨经历了火箭袭击-OVA</text:span>
</text:h>
      <text:p text:style-name="P4">
作者: Ukrinform (Person)</text:p>
      <text:p text:style-name="P4">
出版商: Укринформ (Organization)</text:p>
      <text:p text:style-name="P4">
出版时间: 2023-05-08T-37:16:00+03:00</text:p>
      <text:p text:style-name="P4">
修改时间: 2023-05-08T00:16:00+03:00</text:p>
      <text:p text:style-name="P4">
描述: 奥德萨地区已经发生了俄罗斯军队的火箭袭击。  - 乌克林。</text:p>
      <text:p text:style-name="P4">
图片: ["<text:a xlink:type="simple" xlink:href="https://static.ukrinform.com/photos/2022_04/thumb_files/630_360_1650977494-848.jpg" text:style-name="Internet_20_link" text:visited-style-name="Visited_20_Internet_20_Link">
630_360_16509...</text:a>
"]</text:p>
      <text:p text:style-name="P4">
标签: ['Одещина', 'Ракета', 'Війна з росією', 'Сергій Братчук']</text:p>
      <text:p text:style-name="P4">
类型: Article</text:p>
      <!--METADATA-->
      <text:p text:style-name="P4">
<draw:frame draw:style-name="fr1" draw:name="Image375" text:anchor-type="as-char" svg:width="6.9236in" svg:height="3.956343in" draw:z-index="0">
<draw:image xlink:href="../Images/yкринформ/2023-05-08T-37-16-00-03-00/630_360_1650977494-848.jpg" xlink:type="simple" xlink:show="embed" xlink:actuate="onLoad" draw:mime-type="image/jpeg"/>
</draw:frame>
敖德萨地区已经受到俄罗斯军队的火箭袭击。</text:p>
      <text:p text:style-name="P4">
关于<text:a xlink:type="simple" xlink:href="https://t.me/s/Bratchuk_Sergey" text:style-name="Internet_20_link" text:visited-style-name="Visited_20_Internet_20_Link">
</text:a>
Odessa Ovasergiy Bratchuk的发言人报道。</text:p>
      <text:p text:style-name="P4">
“敖德萨。 有敌人的火箭袭击。”他写道。</text:p>
      <text:p text:style-name="P4">
Bratchuk承诺稍后将报告所有细节。</text:p>
      <text:p text:style-name="P4">
<text:span text:style-name="T4">
另请阅读：</text:span>
 <text:a xlink:type="simple" xlink:href="https://www.ukrinform.ua/rubric-ato/3706073-pisla-vibuhu-v-odesi-spalahnula-pozeza.html" text:style-name="Internet_20_link" text:visited-style-name="Visited_20_Internet_20_Link">
<text:span text:style-name="T4">
 fire </text:span>
</text:a>
据报道，在[]期间(https://www.ukrinform.ua/tag-povitrana-trivoga)敖德萨的许多地区都听到了爆炸声。</text:p>
      <text:p text:style-name="P4">
News Source: <text:a xlink:type="simple" xlink:href="https://www.ukrinform.ua/rubric-ato/3706075-odesina-zaznala-raketnoi-ataki-ova.html" text:style-name="Internet_20_link" text:visited-style-name="Visited_20_Internet_20_Link">
https://www.ukrinform.ua/rubric-ato/3706075-odesina-zaznala-raketnoi-ataki-ova.html</text:a>
</text:p>
      <!--NEWS-->
      <text:h text:style-name="P10" text:outline-level="1">
<text:span text:style-name="T4">
在首都和基辅地区有防空</text:span>
</text:h>
      <text:p text:style-name="P4">
作者: Ukrinform (Person)</text:p>
      <text:p text:style-name="P4">
出版商: Укринформ (Organization)</text:p>
      <text:p text:style-name="P4">
出版时间: 2023-05-08T-39:05:00+03:00</text:p>
      <text:p text:style-name="P4">
修改时间: 2023-05-08T00:05:00+03:00</text:p>
      <text:p text:style-name="P4">
描述: 在与敌人袭击有关的空气警报期间的基辅地区，有防空部队。  - 乌克林。</text:p>
      <text:p text:style-name="P4">
图片: ["<text:a xlink:type="simple" xlink:href="https://static.ukrinform.com/photos/2022_03/thumb_files/630_360_1646577157-576.jpg" text:style-name="Internet_20_link" text:visited-style-name="Visited_20_Internet_20_Link">
630_360_16465...</text:a>
"]</text:p>
      <text:p text:style-name="P4">
标签: ['Київщина', 'Повітряна тривога', 'ППО']</text:p>
      <text:p text:style-name="P4">
类型: Article</text:p>
      <!--METADATA-->
      <text:p text:style-name="P4">
<draw:frame draw:style-name="fr1" draw:name="Image376" text:anchor-type="as-char" svg:width="6.9236in" svg:height="3.956343in" draw:z-index="0">
<draw:image xlink:href="../Images/yкринформ/2023-05-08T-39-05-00-03-00/630_360_1646577157-576.jpg" xlink:type="simple" xlink:show="embed" xlink:actuate="onLoad" draw:mime-type="image/jpeg"/>
</draw:frame>
空气焦虑期间的UKIIV地区与敌对普遍性的攻击有关，有防空部队。</text:p>
      <text:p text:style-name="P4">
关于<text:a xlink:type="simple" xlink:href="https://t.me/s/kyivoda" text:style-name="Internet_20_link" text:visited-style-name="Visited_20_Internet_20_Link">
</text:a>
报告说，基辅OVA报告了乌克林福姆。</text:p>
      <text:p text:style-name="P4">
“基辅地区!无人机的威胁。 空军国防军为目标努力。”证词写道。</text:p>
      <text:p text:style-name="P4">
敦促该地区的居民进入庇护所和其他安全的关注地点。</text:p>
      <text:p text:style-name="P4">
<text:span text:style-name="T4">
另请阅读：</text:span>
 <text:a xlink:type="simple" xlink:href="https://www.ukrinform.ua/rubric-ato/3706071-v-odesi-progrimiv-vibuh-zmi.html" text:style-name="Internet_20_link" text:visited-style-name="Visited_20_Internet_20_Link">
<text:span text:style-name="T4">
爆炸</text:span>
</text:a>
关于在首都郊区的防空工作也<text:a xlink:type="simple" xlink:href="https://t.me/s/VA_Kyiv" text:style-name="Internet_20_link" text:visited-style-name="Visited_20_Internet_20_Link">
</text:a>
基辅军事管理。</text:p>
      <text:p text:style-name="P4">
据报道，飞机已经在乌克兰的首都和许多地区宣布。</text:p>
      <text:p text:style-name="P4">
News Source: <text:a xlink:type="simple" xlink:href="https://www.ukrinform.ua/rubric-ato/3706074-na-kiivsini-pracue-ppo.html" text:style-name="Internet_20_link" text:visited-style-name="Visited_20_Internet_20_Link">
https://www.ukrinform.ua/rubric-ato/3706074-na-kiivsini-pracue-ppo.html</text:a>
</text:p>
      <!--NEWS-->
      <text:h text:style-name="P10" text:outline-level="1">
<text:span text:style-name="T4">
在首都和基辅地区有防空</text:span>
</text:h>
      <text:p text:style-name="P4">
作者: Ukrinform (Person)</text:p>
      <text:p text:style-name="P4">
出版商: Укринформ (Organization)</text:p>
      <text:p text:style-name="P4">
出版时间: 2023-05-08T00:05:00+03:00</text:p>
      <text:p text:style-name="P4">
修改时间: 2023-05-08T00:05:00+03:00</text:p>
      <text:p text:style-name="P4">
描述: 在与敌人袭击有关的空气警报期间的基辅地区，有防空部队。  - 乌克林。</text:p>
      <text:p text:style-name="P4">
图片: ["<text:a xlink:type="simple" xlink:href="https://static.ukrinform.com/photos/2022_03/thumb_files/630_360_1646577157-576.jpg" text:style-name="Internet_20_link" text:visited-style-name="Visited_20_Internet_20_Link">
630_360_16465...</text:a>
"]</text:p>
      <text:p text:style-name="P4">
标签: ['Київщина', 'Повітряна тривога', 'ППО']</text:p>
      <text:p text:style-name="P4">
类型: Article</text:p>
      <!--METADATA-->
      <text:p text:style-name="P4">
<draw:frame draw:style-name="fr1" draw:name="Image377" text:anchor-type="as-char" svg:width="6.9236in" svg:height="3.956343in" draw:z-index="0">
<draw:image xlink:href="../Images/yкринформ/2023-05-08T00-05-00-03-00/630_360_1646577157-576.jpg" xlink:type="simple" xlink:show="embed" xlink:actuate="onLoad" draw:mime-type="image/jpeg"/>
</draw:frame>
空气焦虑期间的UKIIV地区与敌对普遍性的攻击有关，有防空部队。</text:p>
      <text:p text:style-name="P4">
关于<text:a xlink:type="simple" xlink:href="https://t.me/s/kyivoda" text:style-name="Internet_20_link" text:visited-style-name="Visited_20_Internet_20_Link">
</text:a>
报告说，基辅OVA报告了乌克林福姆。</text:p>
      <text:p text:style-name="P4">
“基辅地区!无人机的威胁。 空军国防军为目标努力。”证词写道。</text:p>
      <text:p text:style-name="P4">
敦促该地区的居民进入庇护所和其他安全的关注地点。</text:p>
      <text:p text:style-name="P4">
<text:span text:style-name="T4">
另请阅读：</text:span>
 <text:a xlink:type="simple" xlink:href="https://www.ukrinform.ua/rubric-ato/3706071-v-odesi-progrimiv-vibuh-zmi.html" text:style-name="Internet_20_link" text:visited-style-name="Visited_20_Internet_20_Link">
<text:span text:style-name="T4">
爆炸</text:span>
</text:a>
关于在首都郊区的防空工作也<text:a xlink:type="simple" xlink:href="https://t.me/s/VA_Kyiv" text:style-name="Internet_20_link" text:visited-style-name="Visited_20_Internet_20_Link">
</text:a>
基辅军事管理。</text:p>
      <text:p text:style-name="P4">
据报道，飞机已经在乌克兰的首都和许多地区宣布。</text:p>
      <text:p text:style-name="P4">
News Source: <text:a xlink:type="simple" xlink:href="https://www.ukrinform.ua/rubric-ato/3706074-na-kiivsini-pracue-ppo.html" text:style-name="Internet_20_link" text:visited-style-name="Visited_20_Internet_20_Link">
https://www.ukrinform.ua/rubric-ato/3706074-na-kiivsini-pracue-ppo.html</text:a>
</text:p>
      <!--NEWS-->
      <text:h text:style-name="P10" text:outline-level="1">
<text:span text:style-name="T4">
敖德萨经历了火箭袭击-OVA</text:span>
</text:h>
      <text:p text:style-name="P4">
作者: Ukrinform (Person)</text:p>
      <text:p text:style-name="P4">
出版商: Укринформ (Organization)</text:p>
      <text:p text:style-name="P4">
出版时间: 2023-05-08T00:16:00+03:00</text:p>
      <text:p text:style-name="P4">
修改时间: 2023-05-08T00:16:00+03:00</text:p>
      <text:p text:style-name="P4">
描述: 奥德萨地区已经发生了俄罗斯军队的火箭袭击。  - 乌克林。</text:p>
      <text:p text:style-name="P4">
图片: ["<text:a xlink:type="simple" xlink:href="https://static.ukrinform.com/photos/2022_04/thumb_files/630_360_1650977494-848.jpg" text:style-name="Internet_20_link" text:visited-style-name="Visited_20_Internet_20_Link">
630_360_16509...</text:a>
"]</text:p>
      <text:p text:style-name="P4">
标签: ['Одещина', 'Ракета', 'Війна з росією', 'Сергій Братчук']</text:p>
      <text:p text:style-name="P4">
类型: Article</text:p>
      <!--METADATA-->
      <text:p text:style-name="P4">
<draw:frame draw:style-name="fr1" draw:name="Image378" text:anchor-type="as-char" svg:width="6.9236in" svg:height="3.956343in" draw:z-index="0">
<draw:image xlink:href="../Images/yкринформ/2023-05-08T00-16-00-03-00/630_360_1650977494-848.jpg" xlink:type="simple" xlink:show="embed" xlink:actuate="onLoad" draw:mime-type="image/jpeg"/>
</draw:frame>
敖德萨地区已经受到俄罗斯军队的火箭袭击。</text:p>
      <text:p text:style-name="P4">
关于<text:a xlink:type="simple" xlink:href="https://t.me/s/Bratchuk_Sergey" text:style-name="Internet_20_link" text:visited-style-name="Visited_20_Internet_20_Link">
</text:a>
Odessa Ovasergiy Bratchuk的发言人报道。</text:p>
      <text:p text:style-name="P4">
“敖德萨。 有敌人的火箭袭击。”他写道。</text:p>
      <text:p text:style-name="P4">
Bratchuk承诺稍后将报告所有细节。</text:p>
      <text:p text:style-name="P4">
<text:span text:style-name="T4">
另请阅读：</text:span>
 <text:a xlink:type="simple" xlink:href="https://www.ukrinform.ua/rubric-ato/3706073-pisla-vibuhu-v-odesi-spalahnula-pozeza.html" text:style-name="Internet_20_link" text:visited-style-name="Visited_20_Internet_20_Link">
<text:span text:style-name="T4">
 fire </text:span>
</text:a>
据报道，在[]期间(https://www.ukrinform.ua/tag-povitrana-trivoga)敖德萨的许多地区都听到了爆炸声。</text:p>
      <text:p text:style-name="P4">
News Source: <text:a xlink:type="simple" xlink:href="https://www.ukrinform.ua/rubric-ato/3706075-odesina-zaznala-raketnoi-ataki-ova.html" text:style-name="Internet_20_link" text:visited-style-name="Visited_20_Internet_20_Link">
https://www.ukrinform.ua/rubric-ato/3706075-odesina-zaznala-raketnoi-ataki-ova.html</text:a>
</text:p>
      <!--NEWS-->
      <text:h text:style-name="P10" text:outline-level="1">
<text:span text:style-name="T4">
在州，汽车撞到了一个公共汽车站，七人被杀</text:span>
</text:h>
      <text:p text:style-name="P4">
作者: Ukrinform (Person)</text:p>
      <text:p text:style-name="P4">
出版商: Укринформ (Organization)</text:p>
      <text:p text:style-name="P4">
出版时间: 2023-05-08T00:37:00+03:00</text:p>
      <text:p text:style-name="P4">
修改时间: 2023-05-08T00:37:00+03:00</text:p>
      <text:p text:style-name="P4">
描述: 在德克萨斯城市布劳恩斯维尔（Braunsville）在美国与墨西哥边境的边界，一辆汽车撞向了一群人 - 七人丧生。  - 乌克林。</text:p>
      <text:p text:style-name="P4">
图片: ["<text:a xlink:type="simple" xlink:href="https://static.ukrinform.com/photos/2016_09/thumb_files/630_360_1474271242-1247.jpg" text:style-name="Internet_20_link" text:visited-style-name="Visited_20_Internet_20_Link">
630_360_14742...</text:a>
"]</text:p>
      <text:p text:style-name="P4">
标签: ['Автомобіль', 'ДТП', 'Мігранти', 'Смерть', 'США']</text:p>
      <text:p text:style-name="P4">
类型: Article</text:p>
      <!--METADATA-->
      <text:p text:style-name="P4">
<draw:frame draw:style-name="fr1" draw:name="Image379" text:anchor-type="as-char" svg:width="6.9236in" svg:height="3.956343in" draw:z-index="0">
<draw:image xlink:href="../Images/yкринформ/2023-05-08T00-37-00-03-00/630_360_1474271242-1247.jpg" xlink:type="simple" xlink:show="embed" xlink:actuate="onLoad" draw:mime-type="image/jpeg"/>
</draw:frame>
乌特哈斯市的布劳恩斯维尔(Braunsville)在美国与墨西哥边境的边界，一辆汽车撞死了一群人 - 七人丧生。</text:p>
      <text:p text:style-name="P4">
关于它报告<text:a xlink:type="simple" xlink:href="https://ukrainian.voanews.com/a/7082591.html" text:style-name="Internet_20_link" text:visited-style-name="Visited_20_Internet_20_Link">
</text:a>
，报道乌克林福姆。</text:p>
      <text:p text:style-name="P4">
悲剧发生在国土庇护所附近的公交车站。 七人被杀，六人受伤。</text:p>
      <text:p text:style-name="P4">
在警察到达之前，汽车的驾驶员被拘留到位。 他得到了医疗援助，并因指控粗心转向而被捕。 调查。</text:p>
      <text:p text:style-name="P4">
<text:span text:style-name="T4">
另请阅读：</text:span>
 <text:a xlink:type="simple" xlink:href="https://www.ukrinform.ua/rubric-world/3705794-motorosna-dtp-u-tureccini-vantazivka-vrizalasa-v-natovp-vbivsi-12-osib.html" text:style-name="Internet_20_link" text:visited-style-name="Visited_20_Internet_20_Link">
</text:a>
根据城市运输站，位于马路对面。 上面没有板凳，所以人们在等待<text:a xlink:type="simple" xlink:href="https://www.ukrinform.ua/tag-avtobus" text:style-name="Internet_20_link" text:visited-style-name="Visited_20_Internet_20_Link">
</text:a>
他们坐在路边。 据州长称，大多数受害者是韦尼塞人。</text:p>
      <text:p text:style-name="P4">
回想一下，在美国德克萨斯州，由于购物中心发生的枪击事件，有9人在购物中心被杀。</text:p>
      <text:p text:style-name="P4">
News Source: <text:a xlink:type="simple" xlink:href="https://www.ukrinform.ua/rubric-world/3706076-u-statah-avtomobil-vrizavsa-v-avtobusnu-zupinku-semero-osib-zaginuli.html" text:style-name="Internet_20_link" text:visited-style-name="Visited_20_Internet_20_Link">
https://www.ukrinform.ua/rubric-world/3706076-u-statah-avtomobil-vrizavsa-v-avtobusnu-zupinku-semero-osib-zaginuli.html</text:a>
</text:p>
      <!--NEWS-->
      <text:h text:style-name="P10" text:outline-level="1">
<text:span text:style-name="T4">
在乌克兰主要没有降水，下午至17°</text:span>
</text:h>
      <text:p text:style-name="P4">
作者: Ukrinform (Person)</text:p>
      <text:p text:style-name="P4">
出版商: Укринформ (Organization)</text:p>
      <text:p text:style-name="P4">
出版时间: 2023-05-08T00:50:00+03:00</text:p>
      <text:p text:style-name="P4">
修改时间: 2023-05-08T00:50:00+03:00</text:p>
      <text:p text:style-name="P4">
描述: 在5月8日，在乌克兰，将有一个可变的云，它只会在喀尔巴阡地区和南部下雨，那里的空气将在下午的空气中升至17°，在该地区的其余部分中将有9个-14°。  - 乌克林。</text:p>
      <text:p text:style-name="P4">
图片: ["<text:a xlink:type="simple" xlink:href="https://static.ukrinform.com/photos/2022_05/thumb_files/630_360_1652121181-534.jpg" text:style-name="Internet_20_link" text:visited-style-name="Visited_20_Internet_20_Link">
630_360_16521...</text:a>
"]</text:p>
      <text:p text:style-name="P4">
标签: ['Дощ', 'Погода', 'Прогноз']</text:p>
      <text:p text:style-name="P4">
类型: Article</text:p>
      <!--METADATA-->
      <text:p text:style-name="P4">
<draw:frame draw:style-name="fr1" draw:name="Image380" text:anchor-type="as-char" svg:width="6.9236in" svg:height="3.956343in" draw:z-index="0">
<draw:image xlink:href="../Images/yкринформ/2023-05-08T00-50-00-03-00/630_360_1652121181-534.jpg" xlink:type="simple" xlink:show="embed" xlink:actuate="onLoad" draw:mime-type="image/jpeg"/>
</draw:frame>
在5月8日，在乌克兰，只有在喀尔巴阡地区和南部观察到的浑浊，在白天，空气将热身至17°，在该领土的其余部分中为9-14°。</text:p>
      <text:p text:style-name="P4">
乌克兰形式在乌克兰水文气象学中心报道。</text:p>
      <text:p text:style-name="P4">
“药物云。在大多数西部地区，下午在喀尔巴阡地区和南部的下午<text:a xlink:type="simple" xlink:href="https://www.ukrinform.ua/tag-dos" text:style-name="Internet_20_link" text:visited-style-name="Visited_20_Internet_20_Link">
</text:a>
 (潮湿的雪雪)，在其余领土内没有降水。 东北风，7-12 m/s。 晚上的温度为1-6°，在无霜土的北部0-5°，该国南部的温度为4-9°； 第9天至14°，在跨道路上，南部至17°。 预报员在夜间和第0-5°夜间在喀尔巴阡地区的高地。”预报员告知。</text:p>
      <text:p text:style-name="P4">
根据他们的预测，在基辅和基辅地区，5月8日，降水是不可预测的。 夜晚的首都温度为4-6°，在下午11-13°，该区域的温度在夜间在霜的土壤表面为1-6°；下午在霜的土壤表面上。 9-14°热。</text:p>
      <text:p text:style-name="P4">
预报员指出，在5月9日东南部的接下来的两天和5月9日在喀尔巴阡山脉的售罄地区，短期降雨，单个雷暴，降雨和雨夹雪发生在喀尔巴阡山脉。 在其余领土内没有降水。 东北风，5-10 m/s。</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snopt </text:span>
</text:a>
晚上的温度为1-6°，在北部，西部地区，第10和Vinnytsia区域，在霜冻0-5°土壤表面的Vinnytsia区域，南部将有4-9°的热量； 下午10-15°，在跨载Phathia 14-19°； 晚上在喀尔巴阡高地，热量为0-5°。</text:p>
      <text:p text:style-name="P4">
在首都和基辅地区，预计不降水的云彩变化。霜0-5°; 下午10-15°。</text:p>
      <text:p text:style-name="P4">
UGMC警告说，5月8日至10日在北部，Vinnytsia，Konograd地区的Cherkasy地区，Kyiv地区和基辅将超过非凡的火灾危险。</text:p>
      <text:p text:style-name="P4">
根据他的预测，5月11日在东部，东南部和大多数地区和中部地区，在其余领土的其余部分中，短期降雨将降雨； 跨速率的温度和国家的南部温度为3-8°，在其余的1-6°热中，北部和中部地区的温度捐赠了霜冻的土壤0-3°，温度在下午10-16°的温度，在跨载速19°。下午，在夜间，在基辅和该地区的5月11日至12日，下午在低降雨的情况下。 5月11日晚上，该地区的温度在1-6°热，霜冻0-3°的捐赠，下午10-15°； 5月12日，晚上将温暖3-8°，下午13-18°。 在5月11日的首都，温度计将在夜间显示4-6°热量，下午13-15°； 5月12日，晚上将有6-8°温暖，下午16-18°。</text:p>
      <text:p text:style-name="P4">
News Source: <text:a xlink:type="simple" xlink:href="https://www.ukrinform.ua/rubric-regions/3705938-v-ukraini-zavtra-perevazno-bez-opadiv-vden-do-17.html" text:style-name="Internet_20_link" text:visited-style-name="Visited_20_Internet_20_Link">
https://www.ukrinform.ua/rubric-regions/3705938-v-ukraini-zavtra-perevazno-bez-opadiv-vden-do-17.html</text:a>
</text:p>
      <!--NEWS-->
      <text:h text:style-name="P10" text:outline-level="1">
<text:span text:style-name="T4">
美国坚信，乌克兰的爱国者系统首次击败了俄罗斯高音火箭-CNN</text:span>
</text:h>
      <text:p text:style-name="P4">
作者: Ukrinform (Person)</text:p>
      <text:p text:style-name="P4">
出版商: Укринформ (Organization)</text:p>
      <text:p text:style-name="P4">
出版时间: 2023-05-08T01:08:00+03:00</text:p>
      <text:p text:style-name="P4">
修改时间: 2023-05-08T01:08:00+03:00</text:p>
      <text:p text:style-name="P4">
描述: 美国当局毫无疑问，乌克兰方面的陈述，由于几天前美国爱国者防空系统，俄罗斯高音火箭被杀。  - 乌克林。</text:p>
      <text:p text:style-name="P4">
图片: ["<text:a xlink:type="simple" xlink:href="https://static.ukrinform.com/photos/2017_03/thumb_files/630_360_1490957505-5736.jpg" text:style-name="Internet_20_link" text:visited-style-name="Visited_20_Internet_20_Link">
630_360_14909...</text:a>
"]</text:p>
      <text:p text:style-name="P4">
标签: ['Ракета', 'США', 'Patriot ', 'ППО']</text:p>
      <text:p text:style-name="P4">
类型: Article</text:p>
      <!--METADATA-->
      <text:p text:style-name="P4">
<draw:frame draw:style-name="fr1" draw:name="Image381" text:anchor-type="as-char" svg:width="6.9236in" svg:height="3.949857in" draw:z-index="0">
<draw:image xlink:href="../Images/yкринформ/2023-05-08T01-08-00-03-00/630_360_1490957505-5736.jpg" xlink:type="simple" xlink:show="embed" xlink:actuate="onLoad" draw:mime-type="image/jpeg"/>
</draw:frame>
安全当局对乌克兰一方的陈述有疑问，该言论多亏了​​几天前的美国爱国者，枪击了俄罗斯高音导弹。</text:p>
      <text:p text:style-name="P4">
关于它报告<text:a xlink:type="simple" xlink:href="http://edition.cnn.com/europe/live-news/russia-ukraine-war-news-05-07-23/h_b460a19fabadba404011bbc0ffecb47e" text:style-name="Internet_20_link" text:visited-style-name="Visited_20_Internet_20_Link">
</text:a>
乌克林福姆报道，该消息来源被引用。</text:p>
      <text:p text:style-name="P4">
该出版物指出：“尽管爱国者系统成功抵消了弹道导弹，但它可以阻止飞机从飞机上释放的高超音速导弹的能力，但到上周，这纯粹是理论上的。”</text:p>
      <text:p text:style-name="P4">
据消息人士称，乌克兰幼犬对这种火箭的拦截在实践中翻新了这一能力，这在“五角大楼被认为是严重的事件”。 这很重要，原因有几个。</text:p>
      <text:p text:style-name="P4">
首先，普京的公开陈述被否认，nibiradian超音速武器能够绕开任何现代的反空气系统。 现在，俄罗斯联邦没有大量此类火箭，制裁刚刚做出了生产。</text:p>
      <text:p text:style-name="P4">
此外，在基辅发射高超音速火箭的俄罗斯人CNN坚信目标将不可避免地受到影响。 因此，爱国者系统的工作质疑了此类计算。</text:p>
      <text:p text:style-name="P4">
同时，拦截是由在俄克拉荷马州训练的乌克兰船员进行的，没有现场训练的乌克兰船员，这是五角大楼欢乐的另一个原因。 消息人士称，国防部被认为是重大投资回报率。</text:p>
      <text:p text:style-name="P4">
同时，在出版物中指出，乌克兰人已经击倒了火箭的事实，因为俄罗斯认为无法实现，这应该对俄罗斯联邦造成严重的不确定性。</text:p>
      <text:p text:style-name="P4">
正如乌克林福姆报道的，在[]的前夕(http://www.ukrinform.ua/rubric-ato/3705549-rosijskij-kindzal-znisili-iz-sistemi-patriot-ignat.html)，由Patrioot Center Air Commands计算，销毁空气Bellalistic导弹X-47“ Dagger”，该导弹发射</text:p>
      <text:p text:style-name="P4">
News Source: <text:a xlink:type="simple" xlink:href="https://www.ukrinform.ua/rubric-ato/3706077-ssa-vpevneni-so-sistema-patriot-v-ukraini-vperse-zbila-rosijsku-giperzvukovu-raketu-cnn.html" text:style-name="Internet_20_link" text:visited-style-name="Visited_20_Internet_20_Link">
https://www.ukrinform.ua/rubric-ato/3706077-ssa-vpevneni-so-sistema-patriot-v-ukraini-vperse-zbila-rosijsku-giperzvukovu-raketu-cnn.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